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JetBrains Mono" svg:font-family="&quot;JetBrains Mono&quot;"/>
    <style:font-face style:name="Times New Roman" svg:font-family="&quot;Times New Roman&quot;"/>
    <style:font-face style:name="Arial" svg:font-family="Arial"/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9D9D9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/>
      <style:text-properties fo:color="#808080" style:font-name="JetBrains Mono" style:font-name-asian="JetBrains Mono" style:font-name-complex="JetBrains Mono" fo:font-size="9pt" style:font-size-asian="9pt" style:font-size-complex="9pt" style:font-family-generic="modern"/>
    </style:style>
    <style:style style:name="ce5" style:family="table-cell" style:parent-style-name="Default" style:data-style-name="N0">
      <style:table-cell-properties style:vertical-align="middle"/>
      <style:text-properties fo:color="#A9B7C6" style:font-name="JetBrains Mono" style:font-name-asian="JetBrains Mono" style:font-name-complex="JetBrains Mono" fo:font-size="9pt" style:font-size-asian="9pt" style:font-size-complex="9pt" style:font-family-generic="modern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background-color="#2B2B2B"/>
      <style:text-properties fo:color="#808080" style:font-name="JetBrains Mono" style:font-name-asian="JetBrains Mono" style:font-name-complex="JetBrains Mono" fo:font-size="9pt" style:font-size-asian="9pt" style:font-size-complex="9pt" style:font-family-generic="modern"/>
    </style:style>
    <style:style style:name="ce10" style:family="table-cell" style:parent-style-name="Default" style:data-style-name="N15"/>
    <style:style style:name="ce11" style:family="table-cell" style:parent-style-name="Default" style:data-style-name="N0">
      <style:table-cell-properties fo:background-color="#D9D9D9"/>
    </style:style>
    <style:style style:name="ce12" style:family="table-cell" style:parent-style-name="Default" style:data-style-name="N36"/>
    <style:style style:name="ce13" style:family="table-cell" style:parent-style-name="Default" style:data-style-name="N37">
      <style:table-cell-properties fo:background-color="#D9D9D9"/>
    </style:style>
    <style:style style:name="ce14" style:family="table-cell" style:parent-style-name="Default" style:data-style-name="N0">
      <style:table-cell-properties fo:border="thin solid #000000" fo:background-color="#D9D9D9"/>
    </style:style>
    <style:style style:name="ce15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16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808080" style:font-name="JetBrains Mono" style:font-name-asian="JetBrains Mono" style:font-name-complex="JetBrains Mono" fo:font-size="9pt" style:font-size-asian="9pt" style:font-size-complex="9pt" style:font-family-generic="modern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808080" style:font-name="JetBrains Mono" style:font-name-asian="JetBrains Mono" style:font-name-complex="JetBrains Mono" fo:font-size="9pt" style:font-size-asian="9pt" style:font-size-complex="9pt" style:font-family-generic="modern"/>
    </style:style>
    <style:style style:name="ce21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22" style:family="table-cell" style:parent-style-name="Default" style:data-style-name="N2"/>
    <style:style style:name="ce23" style:family="table-cell" style:parent-style-name="Default" style:data-style-name="N37">
      <style:table-cell-properties style:vertical-align="automatic" style:repeat-content="false"/>
      <style:paragraph-properties fo:text-align="end" fo:margin-right="3.53cm"/>
    </style:style>
    <style:style style:name="ce24" style:family="table-cell" style:parent-style-name="Default" style:data-style-name="N38"/>
    <style:style style:name="ce25" style:family="table-cell" style:parent-style-name="Default" style:data-style-name="N1"/>
    <style:style style:name="ce26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27" style:family="table-cell" style:parent-style-name="Default" style:data-style-name="N37"/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9D9D9"/>
    </style:style>
    <style:style style:name="ce32" style:family="table-cell" style:parent-style-name="Default" style:data-style-name="N0">
      <style:table-cell-properties fo:border="thin solid #000000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 fo:background-color="#D9D9D9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9D9D9"/>
    </style:style>
    <style:style style:name="ce36" style:family="table-cell" style:parent-style-name="Default" style:data-style-name="N0">
      <style:table-cell-properties style:vertical-align="middle"/>
    </style:style>
    <style:style style:name="ce37" style:family="table-cell" style:parent-style-name="Default" style:data-style-name="N2">
      <style:table-cell-properties style:vertical-align="automatic" style:repeat-content="false"/>
      <style:paragraph-properties fo:text-align="end" fo:margin-right="0cm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9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41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Default" style:data-style-name="N0">
      <style:text-properties style:font-name="Arial" style:font-name-asian="Arial" style:font-name-complex="Arial"/>
    </style:style>
    <style:style style:name="ce43" style:family="table-cell" style:parent-style-name="Default" style:data-style-name="N0">
      <style:table-cell-properties fo:border="thin solid #000000" fo:background-color="transparent"/>
    </style:style>
    <style:style style:name="ce44" style:family="table-cell" style:parent-style-name="Default" style:data-style-name="N0">
      <style:table-cell-properties style:vertical-align="middle" fo:background-color="transparent"/>
    </style:style>
    <style:style style:name="ce4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4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automatic" fo:wrap-option="wrap" fo:background-color="#E9EBF5" style:repeat-content="false"/>
      <style:paragraph-properties fo:text-align="center" style:writing-mode="lr"/>
      <style:text-properties style:font-name="맑은 고딕" style:font-name-asian="맑은 고딕" style:font-name-complex="맑은 고딕"/>
    </style:style>
    <style:style style:name="ce48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</style:style>
    <style:style style:name="ce49" style:family="table-cell" style:parent-style-name="Default" style:data-style-name="N2">
      <style:table-cell-properties fo:border="thin solid #000000" style:vertical-align="middle" fo:background-color="transparent" style:repeat-content="false"/>
      <style:paragraph-properties fo:text-align="center"/>
    </style:style>
    <style:style style:name="ce50" style:family="table-cell" style:parent-style-name="Default" style:data-style-name="N0">
      <style:table-cell-properties fo:background-color="transparent"/>
    </style:style>
    <style:style style:name="ce5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53" style:family="table-cell" style:parent-style-name="Default" style:data-style-name="N0">
      <style:table-cell-properties fo:border="thin solid #000000" style:vertical-align="middle" fo:wrap-option="wrap" fo:background-color="#E9EBF5" style:repeat-content="false"/>
      <style:paragraph-properties fo:text-align="center" style:writing-mode="lr"/>
      <style:text-properties style:font-name="맑은 고딕" style:font-name-asian="맑은 고딕" style:font-name-complex="맑은 고딕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9D9D9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D9D9D9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9D9D9" style:repeat-content="false"/>
      <style:paragraph-properties fo:text-align="center"/>
    </style:style>
    <style:style style:name="ce57" style:family="table-cell" style:parent-style-name="Default" style:data-style-name="N0">
      <style:table-cell-properties style:vertical-align="automatic"/>
    </style:style>
    <style:style style:name="ce58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62" style:family="table-cell" style:parent-style-name="Default" style:data-style-name="N0">
      <style:table-cell-properties fo:border="thin solid #000000" style:vertical-align="top" fo:background-color="#D9D9D9" style:repeat-content="false"/>
      <style:paragraph-properties fo:text-align="center"/>
    </style:style>
    <style:style style:name="ce63" style:family="table-cell" style:parent-style-name="Default" style:data-style-name="N0">
      <style:table-cell-properties style:vertical-align="top" fo:background-color="#FFFFFF" style:repeat-content="false"/>
      <style:paragraph-properties fo:text-align="center"/>
    </style:style>
    <style:style style:name="ce64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#D9D9D9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</style:style>
    <style:style style:name="ce6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69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70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71" style:family="table-cell" style:parent-style-name="Default" style:data-style-name="N52"/>
    <style:style style:name="ce72" style:family="table-cell" style:parent-style-name="Default" style:data-style-name="N0">
      <style:table-cell-properties fo:border="thin solid #000000"/>
    </style:style>
    <style:style style:name="ce73" style:family="table-cell" style:parent-style-name="Default" style:data-style-name="N2">
      <style:table-cell-properties fo:border-top="none" fo:border-bottom="none" fo:border-left="thin solid #000000" fo:border-right="thin solid #000000"/>
    </style:style>
    <style:style style:name="ce74" style:family="table-cell" style:parent-style-name="Default" style:data-style-name="N51">
      <style:table-cell-properties fo:border-top="none" fo:border-bottom="none" fo:border-left="thin solid #000000" fo:border-right="thin solid #000000"/>
    </style:style>
    <style:style style:name="ce75" style:family="table-cell" style:parent-style-name="Default" style:data-style-name="N2">
      <style:table-cell-properties fo:border-top="none" fo:border-bottom="thin solid #000000" fo:border-left="thin solid #000000" fo:border-right="thin solid #000000"/>
    </style:style>
    <style:style style:name="ce7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78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  <style:text-properties style:font-name="맑은 고딕" style:font-name-asian="맑은 고딕" style:font-name-complex="맑은 고딕" fo:font-size="22pt" style:font-size-asian="22pt" style:font-size-complex="22pt"/>
    </style:style>
    <style:style style:name="ce79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style:font-name="맑은 고딕" style:font-name-asian="맑은 고딕" style:font-name-complex="맑은 고딕" fo:font-size="22pt" style:font-size-asian="22pt" style:font-size-complex="22pt"/>
    </style:style>
    <style:style style:name="ce80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 style:writing-mode="lr"/>
      <style:text-properties style:font-name="맑은 고딕" style:font-name-asian="맑은 고딕" style:font-name-complex="맑은 고딕" fo:font-size="22pt" style:font-size-asian="22pt" style:font-size-complex="22pt"/>
    </style:style>
    <style:style style:name="ce81" style:family="table-cell" style:parent-style-name="Default" style:data-style-name="N0">
      <style:table-cell-properties fo:border="thin solid #000000" style:vertical-align="automatic" fo:wrap-option="wrap" fo:background-color="#FFF2CC" style:repeat-content="false"/>
      <style:paragraph-properties fo:text-align="center" style:writing-mode="lr"/>
      <style:text-properties style:font-name="맑은 고딕" style:font-name-asian="맑은 고딕" style:font-name-complex="맑은 고딕" fo:font-size="22pt" style:font-size-asian="22pt" style:font-size-complex="22pt"/>
    </style:style>
    <style:style style:name="ce82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  <style:text-properties style:font-name="맑은 고딕" style:font-name-asian="맑은 고딕" style:font-name-complex="맑은 고딕" fo:font-size="22pt" style:font-size-asian="22pt" style:font-size-complex="22pt"/>
    </style:style>
    <style:style style:name="ce83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style:font-name="맑은 고딕" style:font-name-asian="맑은 고딕" style:font-name-complex="맑은 고딕" fo:font-size="22pt" style:font-size-asian="22pt" style:font-size-complex="22pt"/>
    </style:style>
    <style:style style:name="ce84" style:family="table-cell" style:parent-style-name="Default" style:data-style-name="N0">
      <style:table-cell-properties fo:border="thin solid #000000" style:vertical-align="automatic" fo:wrap-option="wrap" fo:background-color="#E9EBF5" style:repeat-content="false"/>
      <style:paragraph-properties fo:text-align="center" style:writing-mode="lr"/>
      <style:text-properties style:font-name="맑은 고딕" style:font-name-asian="맑은 고딕" style:font-name-complex="맑은 고딕" fo:font-size="22pt" style:font-size-asian="22pt" style:font-size-complex="22pt"/>
    </style:style>
    <style:style style:name="ce85" style:family="table-cell" style:parent-style-name="Default" style:data-style-name="N0">
      <style:table-cell-properties fo:border="thin solid #000000" style:vertical-align="middle" fo:wrap-option="wrap" fo:background-color="#E9EBF5" style:repeat-content="false"/>
      <style:paragraph-properties fo:text-align="center" style:writing-mode="lr"/>
      <style:text-properties style:font-name="맑은 고딕" style:font-name-asian="맑은 고딕" style:font-name-complex="맑은 고딕" fo:font-size="22pt" style:font-size-asian="22pt" style:font-size-complex="22pt"/>
    </style:style>
    <style:style style:name="ce86" style:family="table-cell" style:parent-style-name="Default" style:data-style-name="N0">
      <style:table-cell-properties fo:border="thin solid #000000" style:vertical-align="automatic" fo:wrap-option="wrap" fo:background-color="#E9EBF5" style:repeat-content="false"/>
      <style:paragraph-properties fo:text-align="center" style:writing-mode="lr"/>
      <style:text-properties style:font-name="맑은 고딕" style:font-name-asian="맑은 고딕" style:font-name-complex="맑은 고딕" fo:font-size="22pt" style:font-size-asian="22pt" style:font-size-complex="22pt"/>
    </style:style>
    <style:style style:name="ce87" style:family="table-cell" style:parent-style-name="Default" style:data-style-name="N0">
      <style:table-cell-properties fo:border="thin solid #000000" style:vertical-align="automatic" fo:wrap-option="wrap" fo:background-color="#E9EBF5" style:repeat-content="false"/>
      <style:paragraph-properties fo:text-align="center" style:writing-mode="lr"/>
      <style:text-properties style:font-name="맑은 고딕" style:font-name-asian="맑은 고딕" style:font-name-complex="맑은 고딕" fo:font-size="22pt" style:font-size-asian="22pt" style:font-size-complex="22pt"/>
    </style:style>
    <style:style style:name="ce88" style:family="table-cell" style:parent-style-name="Default" style:data-style-name="N0">
      <style:table-cell-properties fo:border="thin solid #000000" style:vertical-align="automatic" fo:wrap-option="wrap" fo:background-color="#FFF2CC" style:repeat-content="false"/>
      <style:paragraph-properties fo:text-align="center" style:writing-mode="lr"/>
      <style:text-properties style:font-name="맑은 고딕" style:font-name-asian="맑은 고딕" style:font-name-complex="맑은 고딕" fo:font-size="22pt" style:font-size-asian="22pt" style:font-size-complex="22pt"/>
    </style:style>
    <style:style style:name="ce89" style:family="table-cell" style:parent-style-name="Default" style:data-style-name="N51">
      <style:table-cell-properties fo:border-top="none" fo:border-bottom="none" fo:border-left="thin solid #000000" fo:border-right="thin solid #000000" fo:background-color="transparent"/>
    </style:style>
    <style:style style:name="ce90" style:family="table-cell" style:parent-style-name="Default" style:data-style-name="N2">
      <style:table-cell-properties fo:border="thin solid #000000"/>
    </style:style>
    <style:style style:name="ce91" style:family="table-cell" style:parent-style-name="Default" style:data-style-name="N2">
      <style:table-cell-properties fo:border-top="thin solid #000000" fo:border-bottom="none" fo:border-left="thin solid #000000" fo:border-right="thin solid #000000"/>
    </style:style>
    <style:style style:name="ce92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93" style:family="table-cell" style:parent-style-name="Default" style:data-style-name="N2">
      <style:table-cell-properties fo:border="thin solid #000000" fo:background-color="transparent"/>
    </style:style>
    <style:style style:name="ce94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9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6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97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</style:style>
    <style:style style:name="ce98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</style:style>
    <style:style style:name="ce9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00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FFF2CC" style:repeat-content="false"/>
      <style:paragraph-properties fo:text-align="center" style:writing-mode="lr"/>
      <style:text-properties style:font-name="맑은 고딕" style:font-name-asian="맑은 고딕" style:font-name-complex="맑은 고딕" fo:font-size="22pt" style:font-size-asian="22pt" style:font-size-complex="22pt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.619375cm" style:use-optimal-column-width="true"/>
    </style:style>
    <style:style style:name="co3" style:family="table-column">
      <style:table-column-properties fo:break-before="auto" style:column-width="2.2225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03729166666667cm" style:use-optimal-column-width="true"/>
    </style:style>
    <style:style style:name="co6" style:family="table-column">
      <style:table-column-properties fo:break-before="auto" style:column-width="5.90020833333333cm" style:use-optimal-column-width="true"/>
    </style:style>
    <style:style style:name="co7" style:family="table-column">
      <style:table-column-properties fo:break-before="auto" style:column-width="4.07458333333333cm"/>
    </style:style>
    <style:style style:name="co8" style:family="table-column">
      <style:table-column-properties fo:break-before="auto" style:column-width="3.46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1" table:number-columns-repeated="16373" table:default-cell-style-name="ce1"/>
        <table:table-row table:style-name="ro1">
          <table:table-cell office:value-type="string" table:number-columns-spanned="3" table:number-rows-spanned="1" table:style-name="ce15">
            <text:p>00_ungekopplung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5">
            <text:p>25_ungekopplung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5">
            <text:p>50_ungekopplung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5">
            <text:p>100_ungekopplung</text:p>
          </table:table-cell>
          <table:covered-table-cell table:number-columns-repeated="2"/>
          <table:table-cell table:number-columns-repeated="16369" table:style-name="ce1"/>
        </table:table-row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Freq[Hz]</text:p>
          </table:table-cell>
          <table:table-cell table:style-name="ce1"/>
          <table:table-cell office:value-type="string" table:style-name="ce2">
            <text:p>ID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Freq[Hz]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Mode</text:p>
          </table:table-cell>
          <table:table-cell office:value-type="string" table:style-name="ce2">
            <text:p>Freq[Hz]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Mode</text:p>
          </table:table-cell>
          <table:table-cell office:value-type="string" table:style-name="ce2">
            <text:p>Freq[Hz]</text:p>
          </table:table-cell>
          <table:table-cell table:number-columns-repeated="3" table:style-name="ce1"/>
          <table:table-cell office:value-type="string" table:style-name="ce4">
            <text:p>#k_red_min = pi()*f_min*chord/v_max</text:p>
          </table:table-cell>
          <table:table-cell table:number-columns-repeated="4" table:style-name="ce1"/>
          <table:table-cell office:value-type="float" office:value="-63668" table:style-name="ce5">
            <text:p>-63668</text:p>
          </table:table-cell>
          <table:table-cell table:number-columns-repeated="16360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6">
            <text:p>1_B</text:p>
          </table:table-cell>
          <table:table-cell office:value-type="float" office:value="5.6722000000000001" table:style-name="ce7">
            <text:p>5.672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string" table:style-name="ce6">
            <text:p>1_B</text:p>
          </table:table-cell>
          <table:table-cell office:value-type="float" office:value="4.6280000000000001" table:style-name="ce7">
            <text:p>4.628</text:p>
          </table:table-cell>
          <table:table-cell table:style-name="ce8"/>
          <table:table-cell office:value-type="float" office:value="1" table:style-name="ce6">
            <text:p>1</text:p>
          </table:table-cell>
          <table:table-cell office:value-type="string" table:style-name="ce6">
            <text:p>1_B</text:p>
          </table:table-cell>
          <table:table-cell office:value-type="float" office:value="4.0010000000000003" table:style-name="ce7">
            <text:p>4.001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string" table:style-name="ce6">
            <text:p>1_B</text:p>
          </table:table-cell>
          <table:table-cell office:value-type="float" office:value="3.25895" table:style-name="ce7">
            <text:p>3.259</text:p>
          </table:table-cell>
          <table:table-cell table:number-columns-repeated="3" table:style-name="ce1"/>
          <table:table-cell office:value-type="string" table:style-name="ce9">
            <text:p>#k_red_max = pi()*f_max*chord/v_min</text:p>
          </table:table-cell>
          <table:table-cell table:number-columns-repeated="4" table:style-name="ce1"/>
          <table:table-cell office:value-type="float" office:value="-79585" table:style-name="ce5">
            <text:p>-79585</text:p>
          </table:table-cell>
          <table:table-cell table:number-columns-repeated="16360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6">
            <text:p>T+B</text:p>
          </table:table-cell>
          <table:table-cell office:value-type="float" office:value="14.7013" table:style-name="ce7">
            <text:p>14.701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string" table:style-name="ce6">
            <text:p>2_B</text:p>
          </table:table-cell>
          <table:table-cell office:value-type="float" office:value="13.285" table:style-name="ce7">
            <text:p>13.285</text:p>
          </table:table-cell>
          <table:table-cell table:style-name="ce8"/>
          <table:table-cell office:value-type="float" office:value="3" table:style-name="ce6">
            <text:p>3</text:p>
          </table:table-cell>
          <table:table-cell office:value-type="string" table:style-name="ce6">
            <text:p>2_B</text:p>
          </table:table-cell>
          <table:table-cell office:value-type="float" office:value="11.785" table:style-name="ce7">
            <text:p>11.785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string" table:style-name="ce6">
            <text:p>2_B</text:p>
          </table:table-cell>
          <table:table-cell office:value-type="float" office:value="11.785" table:style-name="ce7">
            <text:p>11.785</text:p>
          </table:table-cell>
          <table:table-cell table:number-columns-repeated="8" table:style-name="ce1"/>
          <table:table-cell office:value-type="float" office:value="-97951" table:style-name="ce5">
            <text:p>-97951</text:p>
          </table:table-cell>
          <table:table-cell table:number-columns-repeated="16360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6">
            <text:p>2_B</text:p>
          </table:table-cell>
          <table:table-cell office:value-type="float" office:value="15.6768" table:style-name="ce7">
            <text:p>15.677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string" table:style-name="ce6">
            <text:p>1_T</text:p>
          </table:table-cell>
          <table:table-cell office:value-type="float" office:value="14.7" table:style-name="ce7">
            <text:p>14.700</text:p>
          </table:table-cell>
          <table:table-cell table:style-name="ce8"/>
          <table:table-cell office:value-type="float" office:value="4" table:style-name="ce6">
            <text:p>4</text:p>
          </table:table-cell>
          <table:table-cell office:value-type="string" table:style-name="ce6">
            <text:p>1_T</text:p>
          </table:table-cell>
          <table:table-cell office:value-type="float" office:value="14.690099999999999" table:style-name="ce7">
            <text:p>14.690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string" table:style-name="ce6">
            <text:p>1_T</text:p>
          </table:table-cell>
          <table:table-cell office:value-type="float" office:value="14.676500000000001" table:style-name="ce7">
            <text:p>14.677</text:p>
          </table:table-cell>
          <table:table-cell table:number-columns-repeated="8" table:style-name="ce1"/>
          <table:table-cell office:value-type="float" office:value="-116317" table:style-name="ce5">
            <text:p>-116317</text:p>
          </table:table-cell>
          <table:table-cell table:number-columns-repeated="16360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6">
            <text:p>3_B</text:p>
          </table:table-cell>
          <table:table-cell office:value-type="float" office:value="30.061" table:style-name="ce7">
            <text:p>30.061</text:p>
          </table:table-cell>
          <table:table-cell table:style-name="ce1"/>
          <table:table-cell office:value-type="float" office:value="5" table:style-name="ce6">
            <text:p>5</text:p>
          </table:table-cell>
          <table:table-cell office:value-type="string" table:style-name="ce6">
            <text:p>3_B</text:p>
          </table:table-cell>
          <table:table-cell office:value-type="float" office:value="26.16" table:style-name="ce7">
            <text:p>26.160</text:p>
          </table:table-cell>
          <table:table-cell table:style-name="ce8"/>
          <table:table-cell office:value-type="float" office:value="6" table:style-name="ce6">
            <text:p>6</text:p>
          </table:table-cell>
          <table:table-cell office:value-type="string" table:style-name="ce6">
            <text:p>3_B</text:p>
          </table:table-cell>
          <table:table-cell office:value-type="float" office:value="23.831499999999998" table:style-name="ce7">
            <text:p>23.832</text:p>
          </table:table-cell>
          <table:table-cell table:style-name="ce1"/>
          <table:table-cell office:value-type="float" office:value="6" table:style-name="ce6">
            <text:p>6</text:p>
          </table:table-cell>
          <table:table-cell office:value-type="string" table:style-name="ce6">
            <text:p>3_B</text:p>
          </table:table-cell>
          <table:table-cell office:value-type="float" office:value="20.757899999999999" table:style-name="ce7">
            <text:p>20.758</text:p>
          </table:table-cell>
          <table:table-cell table:number-columns-repeated="3" table:style-name="ce1"/>
          <table:table-cell office:value-type="string" table:style-name="ce1">
            <text:p>v_s</text:p>
          </table:table-cell>
          <table:table-cell office:value-type="float" office:value="63700" table:style-name="ce1">
            <text:p>63700</text:p>
          </table:table-cell>
          <table:table-cell table:number-columns-repeated="3" table:style-name="ce1"/>
          <table:table-cell office:value-type="float" office:value="-134683" table:style-name="ce5">
            <text:p>-134683</text:p>
          </table:table-cell>
          <table:table-cell table:number-columns-repeated="16360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style-name="ce6">
            <text:p>2_T</text:p>
          </table:table-cell>
          <table:table-cell office:value-type="float" office:value="36.636600000000001" table:style-name="ce7">
            <text:p>36.637</text:p>
          </table:table-cell>
          <table:table-cell table:style-name="ce1"/>
          <table:table-cell office:value-type="float" office:value="7" table:style-name="ce6">
            <text:p>7</text:p>
          </table:table-cell>
          <table:table-cell office:value-type="string" table:style-name="ce6">
            <text:p>2_T</text:p>
          </table:table-cell>
          <table:table-cell office:value-type="float" office:value="36.438000000000002" table:style-name="ce7">
            <text:p>36.438</text:p>
          </table:table-cell>
          <table:table-cell table:style-name="ce8"/>
          <table:table-cell office:value-type="float" office:value="7" table:style-name="ce6">
            <text:p>7</text:p>
          </table:table-cell>
          <table:table-cell office:value-type="string" table:style-name="ce6">
            <text:p>2_T</text:p>
          </table:table-cell>
          <table:table-cell office:value-type="float" office:value="36.237900000000003" table:style-name="ce7">
            <text:p>36.238</text:p>
          </table:table-cell>
          <table:table-cell table:style-name="ce1"/>
          <table:table-cell office:value-type="float" office:value="7" table:style-name="ce6">
            <text:p>7</text:p>
          </table:table-cell>
          <table:table-cell office:value-type="string" table:style-name="ce6">
            <text:p>T+B</text:p>
          </table:table-cell>
          <table:table-cell office:value-type="float" office:value="35.741199999999999" table:style-name="ce7">
            <text:p>35.741</text:p>
          </table:table-cell>
          <table:table-cell table:number-columns-repeated="3" table:style-name="ce1"/>
          <table:table-cell office:value-type="string" table:style-name="ce1">
            <text:p>v_D</text:p>
          </table:table-cell>
          <table:table-cell office:value-type="float" office:value="292000" table:style-name="ce1">
            <text:p>292000</text:p>
          </table:table-cell>
          <table:table-cell table:number-columns-repeated="3" table:style-name="ce1"/>
          <table:table-cell office:value-type="float" office:value="-153048" table:style-name="ce5">
            <text:p>-153048</text:p>
          </table:table-cell>
          <table:table-cell table:number-columns-repeated="16360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6">
            <text:p>T+B</text:p>
          </table:table-cell>
          <table:table-cell office:value-type="float" office:value="60.137300000000003" table:style-name="ce7">
            <text:p>60.137</text:p>
          </table:table-cell>
          <table:table-cell table:style-name="ce1"/>
          <table:table-cell office:value-type="float" office:value="8" table:style-name="ce6">
            <text:p>8</text:p>
          </table:table-cell>
          <table:table-cell office:value-type="string" table:style-name="ce6">
            <text:p>4_B</text:p>
          </table:table-cell>
          <table:table-cell office:value-type="float" office:value="48.433" table:style-name="ce7">
            <text:p>48.433</text:p>
          </table:table-cell>
          <table:table-cell table:style-name="ce8"/>
          <table:table-cell office:value-type="float" office:value="8" table:style-name="ce6">
            <text:p>8</text:p>
          </table:table-cell>
          <table:table-cell office:value-type="string" table:style-name="ce6">
            <text:p>4_B</text:p>
          </table:table-cell>
          <table:table-cell office:value-type="float" office:value="42.759399999999999" table:style-name="ce7">
            <text:p>42.759</text:p>
          </table:table-cell>
          <table:table-cell table:style-name="ce1"/>
          <table:table-cell office:value-type="float" office:value="8" table:style-name="ce6">
            <text:p>8</text:p>
          </table:table-cell>
          <table:table-cell office:value-type="string" table:style-name="ce6">
            <text:p>T+B</text:p>
          </table:table-cell>
          <table:table-cell office:value-type="float" office:value="36.598799999999997" table:style-name="ce7">
            <text:p>36.599</text:p>
          </table:table-cell>
          <table:table-cell table:number-columns-repeated="8" table:style-name="ce1"/>
          <table:table-cell office:value-type="float" office:value="-171414" table:style-name="ce5">
            <text:p>-171414</text:p>
          </table:table-cell>
          <table:table-cell table:number-columns-repeated="16360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string" table:style-name="ce6">
            <text:p>3_T</text:p>
          </table:table-cell>
          <table:table-cell office:value-type="float" office:value="73.234800000000007" table:style-name="ce7">
            <text:p>73.235</text:p>
          </table:table-cell>
          <table:table-cell table:style-name="ce1"/>
          <table:table-cell office:value-type="float" office:value="10" table:style-name="ce6">
            <text:p>10</text:p>
          </table:table-cell>
          <table:table-cell office:value-type="string" table:style-name="ce6">
            <text:p>3_T</text:p>
          </table:table-cell>
          <table:table-cell office:value-type="float" office:value="72.91" table:style-name="ce7">
            <text:p>72.910</text:p>
          </table:table-cell>
          <table:table-cell table:style-name="ce8"/>
          <table:table-cell office:value-type="float" office:value="11" table:style-name="ce6">
            <text:p>11</text:p>
          </table:table-cell>
          <table:table-cell office:value-type="string" table:style-name="ce6">
            <text:p>T+B</text:p>
          </table:table-cell>
          <table:table-cell office:value-type="float" office:value="71.306600000000003" table:style-name="ce7">
            <text:p>71.307</text:p>
          </table:table-cell>
          <table:table-cell table:style-name="ce1"/>
          <table:table-cell office:value-type="float" office:value="11" table:style-name="ce6">
            <text:p>11</text:p>
          </table:table-cell>
          <table:table-cell office:value-type="string" table:style-name="ce6">
            <text:p>T+B</text:p>
          </table:table-cell>
          <table:table-cell office:value-type="float" office:value="59.403300000000002" table:style-name="ce7">
            <text:p>59.403</text:p>
          </table:table-cell>
          <table:table-cell table:number-columns-repeated="8" table:style-name="ce1"/>
          <table:table-cell office:value-type="float" office:value="-183658" table:style-name="ce5">
            <text:p>-183658</text:p>
          </table:table-cell>
          <table:table-cell table:number-columns-repeated="16360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string" table:style-name="ce6">
            <text:p>T+B</text:p>
          </table:table-cell>
          <table:table-cell office:value-type="float" office:value="105.97199999999999" table:style-name="ce7">
            <text:p>105.972</text:p>
          </table:table-cell>
          <table:table-cell table:style-name="ce1"/>
          <table:table-cell office:value-type="float" office:value="12" table:style-name="ce6">
            <text:p>12</text:p>
          </table:table-cell>
          <table:table-cell office:value-type="string" table:style-name="ce6">
            <text:p>5_B</text:p>
          </table:table-cell>
          <table:table-cell office:value-type="float" office:value="82.963999999999999" table:style-name="ce7">
            <text:p>82.964</text:p>
          </table:table-cell>
          <table:table-cell table:style-name="ce8"/>
          <table:table-cell office:value-type="float" office:value="12" table:style-name="ce6">
            <text:p>12</text:p>
          </table:table-cell>
          <table:table-cell office:value-type="string" table:style-name="ce6">
            <text:p>T+B</text:p>
          </table:table-cell>
          <table:table-cell office:value-type="float" office:value="72.917299999999997" table:style-name="ce7">
            <text:p>72.917</text:p>
          </table:table-cell>
          <table:table-cell table:style-name="ce1"/>
          <table:table-cell office:value-type="float" office:value="12" table:style-name="ce6">
            <text:p>12</text:p>
          </table:table-cell>
          <table:table-cell office:value-type="string" table:style-name="ce6">
            <text:p>2_T</text:p>
          </table:table-cell>
          <table:table-cell office:value-type="float" office:value="72.171300000000002" table:style-name="ce7">
            <text:p>72.171</text:p>
          </table:table-cell>
          <table:table-cell table:number-columns-repeated="8" table:style-name="ce1"/>
          <table:table-cell office:value-type="float" office:value="-195902" table:style-name="ce5">
            <text:p>-195902</text:p>
          </table:table-cell>
          <table:table-cell table:number-columns-repeated="16360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5" table:style-name="ce1"/>
          <table:table-cell office:value-type="float" office:value="-208146" table:style-name="ce5">
            <text:p>-208146</text:p>
          </table:table-cell>
          <table:table-cell table:number-columns-repeated="16360"/>
        </table:table-row>
        <table:table-row table:style-name="ro1">
          <table:table-cell office:value-type="string" table:number-columns-spanned="2" table:number-rows-spanned="1" table:style-name="ce15">
            <text:p>00_kopplung</text:p>
          </table:table-cell>
          <table:covered-table-cell/>
          <table:table-cell table:number-columns-repeated="2" table:style-name="ce1"/>
          <table:table-cell office:value-type="string" table:number-columns-spanned="2" table:number-rows-spanned="1" table:style-name="ce15">
            <text:p>25_kopplung</text:p>
          </table:table-cell>
          <table:covered-table-cell/>
          <table:table-cell table:style-name="ce1"/>
          <table:table-cell table:style-name="ce8"/>
          <table:table-cell office:value-type="string" table:number-columns-spanned="2" table:number-rows-spanned="1" table:style-name="ce15">
            <text:p>50_kopplung</text:p>
          </table:table-cell>
          <table:covered-table-cell/>
          <table:table-cell table:number-columns-repeated="2" table:style-name="ce1"/>
          <table:table-cell office:value-type="string" table:number-columns-spanned="2" table:number-rows-spanned="1" table:style-name="ce15">
            <text:p>100_kopplung</text:p>
          </table:table-cell>
          <table:covered-table-cell/>
          <table:table-cell table:style-name="ce1"/>
          <table:table-cell table:number-columns-repeated="5" table:style-name="ce10"/>
          <table:table-cell table:number-columns-repeated="3" table:style-name="ce1"/>
          <table:table-cell office:value-type="float" office:value="-220390" table:style-name="ce5">
            <text:p>-220390</text:p>
          </table:table-cell>
          <table:table-cell table:number-columns-repeated="16360"/>
        </table:table-row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number-columns-repeated="2" table:style-name="ce1"/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style-name="ce1"/>
          <table:table-cell table:style-name="ce8"/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number-columns-repeated="2" table:style-name="ce1"/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style-name="ce1"/>
          <table:table-cell table:number-columns-repeated="5" table:style-name="ce10"/>
          <table:table-cell table:number-columns-repeated="3" table:style-name="ce1"/>
          <table:table-cell office:value-type="float" office:value="-232634" table:style-name="ce5">
            <text:p>-232634</text:p>
          </table:table-cell>
          <table:table-cell table:number-columns-repeated="16360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float" office:value="5.6722000000000001" table:style-name="ce7">
            <text:p>5.672</text:p>
          </table:table-cell>
          <table:table-cell table:number-columns-repeated="2" table:style-name="ce1"/>
          <table:table-cell office:value-type="float" office:value="1" table:style-name="ce6">
            <text:p>1</text:p>
          </table:table-cell>
          <table:table-cell office:value-type="float" office:value="4.6233579999999996" table:style-name="ce7">
            <text:p>4.623</text:p>
          </table:table-cell>
          <table:table-cell table:style-name="ce1"/>
          <table:table-cell table:style-name="ce8"/>
          <table:table-cell office:value-type="float" office:value="1" table:style-name="ce6">
            <text:p>1</text:p>
          </table:table-cell>
          <table:table-cell office:value-type="float" office:value="3.9994719999999999" table:style-name="ce7">
            <text:p>3.999</text:p>
          </table:table-cell>
          <table:table-cell table:number-columns-repeated="2" table:style-name="ce1"/>
          <table:table-cell office:value-type="float" office:value="1" table:style-name="ce6">
            <text:p>1</text:p>
          </table:table-cell>
          <table:table-cell office:value-type="float" office:value="3.259039" table:style-name="ce7">
            <text:p>3.259</text:p>
          </table:table-cell>
          <table:table-cell table:style-name="ce1"/>
          <table:table-cell table:number-columns-repeated="5" table:style-name="ce10"/>
          <table:table-cell table:number-columns-repeated="3" table:style-name="ce1"/>
          <table:table-cell office:value-type="float" office:value="-244878" table:style-name="ce5">
            <text:p>-244878</text:p>
          </table:table-cell>
          <table:table-cell table:number-columns-repeated="16360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14.7013" table:style-name="ce7">
            <text:p>14.701</text:p>
          </table:table-cell>
          <table:table-cell table:number-columns-repeated="2" table:style-name="ce1"/>
          <table:table-cell office:value-type="float" office:value="3" table:style-name="ce6">
            <text:p>3</text:p>
          </table:table-cell>
          <table:table-cell office:value-type="float" office:value="11.57845" table:style-name="ce7">
            <text:p>11.578</text:p>
          </table:table-cell>
          <table:table-cell table:number-columns-repeated="2" table:style-name="ce1"/>
          <table:table-cell office:value-type="float" office:value="3" table:style-name="ce6">
            <text:p>3</text:p>
          </table:table-cell>
          <table:table-cell office:value-type="float" office:value="10.927390000000001" table:style-name="ce7">
            <text:p>10.927</text:p>
          </table:table-cell>
          <table:table-cell table:number-columns-repeated="2" table:style-name="ce1"/>
          <table:table-cell office:value-type="float" office:value="3" table:style-name="ce6">
            <text:p>3</text:p>
          </table:table-cell>
          <table:table-cell office:value-type="float" office:value="9.6250549999999997" table:style-name="ce7">
            <text:p>9.625</text:p>
          </table:table-cell>
          <table:table-cell table:style-name="ce1"/>
          <table:table-cell table:number-columns-repeated="5" table:style-name="ce10"/>
          <table:table-cell table:number-columns-repeated="3" table:style-name="ce1"/>
          <table:table-cell office:value-type="float" office:value="-257121" table:style-name="ce5">
            <text:p>-257121</text:p>
          </table:table-cell>
          <table:table-cell table:number-columns-repeated="16360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15.6768" table:style-name="ce7">
            <text:p>15.677</text:p>
          </table:table-cell>
          <table:table-cell table:number-columns-repeated="2" table:style-name="ce1"/>
          <table:table-cell office:value-type="float" office:value="4" table:style-name="ce6">
            <text:p>4</text:p>
          </table:table-cell>
          <table:table-cell office:value-type="float" office:value="16.887820000000001" table:style-name="ce7">
            <text:p>16.888</text:p>
          </table:table-cell>
          <table:table-cell table:number-columns-repeated="2" table:style-name="ce1"/>
          <table:table-cell office:value-type="float" office:value="4" table:style-name="ce6">
            <text:p>4</text:p>
          </table:table-cell>
          <table:table-cell office:value-type="float" office:value="15.42048" table:style-name="ce7">
            <text:p>15.420</text:p>
          </table:table-cell>
          <table:table-cell table:number-columns-repeated="2" table:style-name="ce1"/>
          <table:table-cell office:value-type="float" office:value="4" table:style-name="ce6">
            <text:p>4</text:p>
          </table:table-cell>
          <table:table-cell office:value-type="float" office:value="14.264860000000001" table:style-name="ce7">
            <text:p>14.265</text:p>
          </table:table-cell>
          <table:table-cell table:style-name="ce1"/>
          <table:table-cell table:number-columns-repeated="2" table:style-name="ce10"/>
          <table:table-cell office:value-type="float" office:value="665.84171337243504" table:formula="of:=2*PI()*[.C10]" table:style-name="ce10">
            <text:p>6.66E+02</text:p>
          </table:table-cell>
          <table:table-cell table:number-columns-repeated="2" table:style-name="ce10"/>
          <table:table-cell table:number-columns-repeated="3" table:style-name="ce1"/>
          <table:table-cell office:value-type="float" office:value="-269365" table:style-name="ce5">
            <text:p>-269365</text:p>
          </table:table-cell>
          <table:table-cell table:number-columns-repeated="16360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30.061" table:style-name="ce7">
            <text:p>30.061</text:p>
          </table:table-cell>
          <table:table-cell table:number-columns-repeated="2" table:style-name="ce1"/>
          <table:table-cell office:value-type="float" office:value="5" table:style-name="ce6">
            <text:p>5</text:p>
          </table:table-cell>
          <table:table-cell office:value-type="float" office:value="26.514040000000001" table:style-name="ce7">
            <text:p>26.514</text:p>
          </table:table-cell>
          <table:table-cell table:number-columns-repeated="2" table:style-name="ce1"/>
          <table:table-cell office:value-type="float" office:value="6" table:style-name="ce6">
            <text:p>6</text:p>
          </table:table-cell>
          <table:table-cell office:value-type="float" office:value="23.747630000000001" table:style-name="ce7">
            <text:p>23.748</text:p>
          </table:table-cell>
          <table:table-cell table:number-columns-repeated="2" table:style-name="ce1"/>
          <table:table-cell office:value-type="float" office:value="6" table:style-name="ce6">
            <text:p>6</text:p>
          </table:table-cell>
          <table:table-cell office:value-type="float" office:value="20.082059999999998" table:style-name="ce7">
            <text:p>20.082</text:p>
          </table:table-cell>
          <table:table-cell table:style-name="ce1"/>
          <table:table-cell table:number-columns-repeated="5" table:style-name="ce10"/>
          <table:table-cell table:number-columns-repeated="3" table:style-name="ce1"/>
          <table:table-cell office:value-type="float" office:value="-281609" table:style-name="ce5">
            <text:p>-281609</text:p>
          </table:table-cell>
          <table:table-cell table:number-columns-repeated="16360" table:style-name="ce1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36.636600000000001" table:style-name="ce7">
            <text:p>36.637</text:p>
          </table:table-cell>
          <table:table-cell table:number-columns-repeated="2" table:style-name="ce1"/>
          <table:table-cell office:value-type="float" office:value="7" table:style-name="ce6">
            <text:p>7</text:p>
          </table:table-cell>
          <table:table-cell office:value-type="float" office:value="38.360970000000002" table:style-name="ce7">
            <text:p>38.361</text:p>
          </table:table-cell>
          <table:table-cell table:number-columns-repeated="2" table:style-name="ce1"/>
          <table:table-cell office:value-type="float" office:value="7" table:style-name="ce6">
            <text:p>7</text:p>
          </table:table-cell>
          <table:table-cell office:value-type="float" office:value="37.423540000000003" table:style-name="ce7">
            <text:p>37.424</text:p>
          </table:table-cell>
          <table:table-cell table:number-columns-repeated="2" table:style-name="ce1"/>
          <table:table-cell office:value-type="float" office:value="7" table:style-name="ce6">
            <text:p>7</text:p>
          </table:table-cell>
          <table:table-cell office:value-type="float" office:value="36.788269999999997" table:style-name="ce7">
            <text:p>36.788</text:p>
          </table:table-cell>
          <table:table-cell table:style-name="ce1"/>
          <table:table-cell table:number-columns-repeated="5" table:style-name="ce10"/>
          <table:table-cell table:number-columns-repeated="3" table:style-name="ce1"/>
          <table:table-cell office:value-type="float" office:value="-293853" table:style-name="ce5">
            <text:p>-293853</text:p>
          </table:table-cell>
          <table:table-cell table:number-columns-repeated="16360" table:style-name="ce1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float" office:value="60.137300000000003" table:style-name="ce7">
            <text:p>60.137</text:p>
          </table:table-cell>
          <table:table-cell table:number-columns-repeated="2" table:style-name="ce1"/>
          <table:table-cell office:value-type="float" office:value="8" table:style-name="ce6">
            <text:p>8</text:p>
          </table:table-cell>
          <table:table-cell office:value-type="float" office:value="51.188609999999997" table:style-name="ce7">
            <text:p>51.189</text:p>
          </table:table-cell>
          <table:table-cell table:number-columns-repeated="2" table:style-name="ce1"/>
          <table:table-cell office:value-type="float" office:value="8" table:style-name="ce6">
            <text:p>8</text:p>
          </table:table-cell>
          <table:table-cell office:value-type="float" office:value="46.496519999999997" table:style-name="ce7">
            <text:p>46.497</text:p>
          </table:table-cell>
          <table:table-cell table:number-columns-repeated="2" table:style-name="ce1"/>
          <table:table-cell office:value-type="float" office:value="8" table:style-name="ce6">
            <text:p>8</text:p>
          </table:table-cell>
          <table:table-cell office:value-type="float" office:value="40.553089999999997" table:style-name="ce7">
            <text:p>40.553</text:p>
          </table:table-cell>
          <table:table-cell table:style-name="ce1"/>
          <table:table-cell table:number-columns-repeated="5" table:style-name="ce10"/>
          <table:table-cell table:number-columns-repeated="16364" table:style-name="ce1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float" office:value="73.234800000000007" table:style-name="ce7">
            <text:p>73.235</text:p>
          </table:table-cell>
          <table:table-cell table:number-columns-repeated="2" table:style-name="ce1"/>
          <table:table-cell office:value-type="float" office:value="10" table:style-name="ce6">
            <text:p>10</text:p>
          </table:table-cell>
          <table:table-cell office:value-type="float" office:value="74.845389999999995" table:style-name="ce7">
            <text:p>74.845</text:p>
          </table:table-cell>
          <table:table-cell table:number-columns-repeated="2" table:style-name="ce1"/>
          <table:table-cell office:value-type="float" office:value="11" table:style-name="ce6">
            <text:p>11</text:p>
          </table:table-cell>
          <table:table-cell office:value-type="float" office:value="65.238249999999994" table:style-name="ce7">
            <text:p>65.238</text:p>
          </table:table-cell>
          <table:table-cell table:number-columns-repeated="2" table:style-name="ce1"/>
          <table:table-cell office:value-type="float" office:value="11" table:style-name="ce6">
            <text:p>11</text:p>
          </table:table-cell>
          <table:table-cell office:value-type="float" office:value="53.331670000000003" table:style-name="ce7">
            <text:p>53.332</text:p>
          </table:table-cell>
          <table:table-cell table:style-name="ce1"/>
          <table:table-cell table:number-columns-repeated="5" table:style-name="ce10"/>
          <table:table-cell table:number-columns-repeated="16364" table:style-name="ce1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float" office:value="105.97199999999999" table:style-name="ce7">
            <text:p>105.972</text:p>
          </table:table-cell>
          <table:table-cell table:number-columns-repeated="2" table:style-name="ce1"/>
          <table:table-cell office:value-type="float" office:value="12" table:style-name="ce6">
            <text:p>12</text:p>
          </table:table-cell>
          <table:table-cell office:value-type="float" office:value="93.943989999999999" table:style-name="ce7">
            <text:p>93.944</text:p>
          </table:table-cell>
          <table:table-cell table:number-columns-repeated="2" table:style-name="ce1"/>
          <table:table-cell office:value-type="float" office:value="12" table:style-name="ce6">
            <text:p>12</text:p>
          </table:table-cell>
          <table:table-cell office:value-type="float" office:value="81.470249999999993" table:style-name="ce7">
            <text:p>81.470</text:p>
          </table:table-cell>
          <table:table-cell table:number-columns-repeated="2" table:style-name="ce1"/>
          <table:table-cell office:value-type="float" office:value="12" table:style-name="ce6">
            <text:p>12</text:p>
          </table:table-cell>
          <table:table-cell office:value-type="float" office:value="72.202979999999997" table:style-name="ce7">
            <text:p>72.203</text:p>
          </table:table-cell>
          <table:table-cell table:number-columns-repeated="16370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1">
            <text:p>f00</text:p>
          </table:table-cell>
          <table:table-cell table:number-columns-repeated="3" table:style-name="ce1"/>
          <table:table-cell office:value-type="string" table:style-name="ce1">
            <text:p>tas 00</text:p>
          </table:table-cell>
          <table:table-cell office:value-type="string" table:style-name="ce1">
            <text:p>eas</text:p>
          </table:table-cell>
          <table:table-cell table:number-columns-repeated="2" table:style-name="ce1"/>
          <table:table-cell table:style-name="ce11"/>
          <table:table-cell office:value-type="string" table:style-name="ce11">
            <text:p>V25 tas</text:p>
          </table:table-cell>
          <table:table-cell table:style-name="ce11"/>
          <table:table-cell table:style-name="ce1"/>
          <table:table-cell office:value-type="string" table:style-name="ce1">
            <text:p>f25</text:p>
          </table:table-cell>
          <table:table-cell table:number-columns-repeated="3" table:style-name="ce1"/>
          <table:table-cell office:value-type="string" table:style-name="ce11">
            <text:p>v25</text:p>
          </table:table-cell>
          <table:table-cell table:number-columns-repeated="7" table:style-name="ce1"/>
          <table:table-cell office:value-type="string" table:style-name="ce1">
            <text:p>25 tas</text:p>
          </table:table-cell>
          <table:table-cell office:value-type="string" table:style-name="ce1">
            <text:p>eas</text:p>
          </table:table-cell>
          <table:table-cell table:number-columns-repeated="16358"/>
        </table:table-row>
        <table:table-row table:style-name="ro1">
          <table:table-cell office:value-type="float" office:value="5.6719999999999997" table:style-name="ce7">
            <text:p>5.672</text:p>
          </table:table-cell>
          <table:table-cell office:value-type="float" office:value="5.6719999999999997" table:style-name="ce7">
            <text:p>5.672</text:p>
          </table:table-cell>
          <table:table-cell office:value-type="float" office:value="5.2789473684210524" table:formula="of:=([.A49]-[.A30])/19" table:style-name="ce1">
            <text:p>5.278947368</text:p>
          </table:table-cell>
          <table:table-cell table:style-name="ce1"/>
          <table:table-cell office:value-type="float" office:value="0.12815115895698198" table:formula="of:=PI()*[.B30]*2100/[.Q30]" table:style-name="ce1">
            <text:p>0.128151159</text:p>
          </table:table-cell>
          <table:table-cell office:value-type="float" office:value="0.11767339124351806" table:formula="of:=PI()*[.B30]*2100/[.Q53]" table:style-name="ce1">
            <text:p>0.117673391</text:p>
          </table:table-cell>
          <table:table-cell table:number-columns-repeated="2" table:style-name="ce1"/>
          <table:table-cell office:value-type="string" table:style-name="ce11">
            <text:p>v_s</text:p>
          </table:table-cell>
          <table:table-cell office:value-type="float" office:value="63700" table:style-name="ce11">
            <text:p>63700</text:p>
          </table:table-cell>
          <table:table-cell office:value-type="float" office:value="63700" table:style-name="ce11">
            <text:p>63700</text:p>
          </table:table-cell>
          <table:table-cell office:value-type="float" office:value="12015.78947368421" table:formula="of:=([.J49]-[.J30])/19" table:style-name="ce1">
            <text:p>12015.78947</text:p>
          </table:table-cell>
          <table:table-cell office:value-type="float" office:value="4.6233579999999996" table:style-name="ce7">
            <text:p>4.623</text:p>
          </table:table-cell>
          <table:table-cell office:value-type="float" office:value="4.6233579999999996" table:style-name="ce7">
            <text:p>4.623</text:p>
          </table:table-cell>
          <table:table-cell office:value-type="float" office:value="4.7010858947368419" table:formula="of:=([.M49]-[.M30])/19" table:style-name="ce1">
            <text:p>4.701085895</text:p>
          </table:table-cell>
          <table:table-cell table:style-name="ce1"/>
          <table:table-cell office:value-type="float" office:value="292000" table:style-name="ce11">
            <text:p>292000</text:p>
          </table:table-cell>
          <table:table-cell table:number-columns-repeated="7" table:style-name="ce1"/>
          <table:table-cell office:value-type="float" office:value="0.10445851304179025" table:formula="of:=PI()*[.N30]*2100/[.Q30]" table:style-name="ce1">
            <text:p>0.104458513</text:p>
          </table:table-cell>
          <table:table-cell office:value-type="float" office:value="9.5917879900008662E-2" table:formula="of:=PI()*[.N30]*2100/[.Q53]" table:style-name="ce1">
            <text:p>0.09591788</text:p>
          </table:table-cell>
          <table:table-cell table:number-columns-repeated="16358"/>
        </table:table-row>
        <table:table-row table:style-name="ro1">
          <table:table-cell table:style-name="ce1"/>
          <table:table-cell office:value-type="float" office:value="10.950947368421051" table:formula="of:=[.B30]+[.C$30]" table:style-name="ce12">
            <text:p>10.951</text:p>
          </table:table-cell>
          <table:table-cell table:number-columns-repeated="2" table:style-name="ce1"/>
          <table:table-cell office:value-type="float" office:value="0.25804016965598703" table:formula="of:=PI()*[.B31]*2100/[.Q31]" table:style-name="ce1">
            <text:p>0.25804017</text:p>
          </table:table-cell>
          <table:table-cell office:value-type="float" office:value="0.23765517495134247" table:formula="of:=PI()*[.B31]*2100/[.Q54]" table:style-name="ce1">
            <text:p>0.237655175</text:p>
          </table:table-cell>
          <table:table-cell table:number-columns-repeated="2" table:style-name="ce1"/>
          <table:table-cell table:number-columns-repeated="2" table:style-name="ce11"/>
          <table:table-cell office:value-type="float" office:value="75715.789473684214" table:formula="of:=[.K30]+[.L$30]" table:style-name="ce11">
            <text:p>75715.78947</text:p>
          </table:table-cell>
          <table:table-cell table:number-columns-repeated="2" table:style-name="ce1"/>
          <table:table-cell office:value-type="float" office:value="9.3244438947368415" table:formula="of:=[.N30]+[.O$30]" table:style-name="ce12">
            <text:p>9.324</text:p>
          </table:table-cell>
          <table:table-cell table:number-columns-repeated="2" table:style-name="ce1"/>
          <table:table-cell office:value-type="float" office:value="279984.21052631579" table:formula="of:=[.Q30]-[.L$30]" table:style-name="ce11">
            <text:p>279984.2105</text:p>
          </table:table-cell>
          <table:table-cell table:number-columns-repeated="7" table:style-name="ce1"/>
          <table:table-cell office:value-type="float" office:value="0.21971442319994866" table:formula="of:=PI()*[.N31]*2100/[.Q31]" table:style-name="ce1">
            <text:p>0.219714423</text:p>
          </table:table-cell>
          <table:table-cell office:value-type="float" office:value="0.20235713592395549" table:formula="of:=PI()*[.N31]*2100/[.Q54]" table:style-name="ce1">
            <text:p>0.202357136</text:p>
          </table:table-cell>
          <table:table-cell table:number-columns-repeated="16358"/>
        </table:table-row>
        <table:table-row table:style-name="ro1">
          <table:table-cell table:style-name="ce1"/>
          <table:table-cell office:value-type="float" office:value="16.229894736842105" table:formula="of:=[.B31]+[.C$30]" table:style-name="ce12">
            <text:p>16.230</text:p>
          </table:table-cell>
          <table:table-cell table:number-columns-repeated="2" table:style-name="ce1"/>
          <table:table-cell office:value-type="float" office:value="0.39957770969567752" table:formula="of:=PI()*[.B32]*2100/[.Q32]" table:style-name="ce1">
            <text:p>0.39957771</text:p>
          </table:table-cell>
          <table:table-cell office:value-type="float" office:value="0.36922140674130172" table:formula="of:=PI()*[.B32]*2100/[.Q55]" table:style-name="ce1">
            <text:p>0.369221407</text:p>
          </table:table-cell>
          <table:table-cell table:number-columns-repeated="2" table:style-name="ce1"/>
          <table:table-cell table:number-columns-repeated="2" table:style-name="ce11"/>
          <table:table-cell office:value-type="float" office:value="87731.578947368427" table:formula="of:=[.K31]+[.L$30]" table:style-name="ce11">
            <text:p>87731.57895</text:p>
          </table:table-cell>
          <table:table-cell table:number-columns-repeated="2" table:style-name="ce1"/>
          <table:table-cell office:value-type="float" office:value="14.025529789473683" table:formula="of:=[.N31]+[.O$30]" table:style-name="ce12">
            <text:p>14.026</text:p>
          </table:table-cell>
          <table:table-cell table:number-columns-repeated="2" table:style-name="ce1"/>
          <table:table-cell office:value-type="float" office:value="267968.42105263157" table:formula="of:=[.Q31]-[.L$30]" table:style-name="ce11">
            <text:p>267968.4211</text:p>
          </table:table-cell>
          <table:table-cell table:number-columns-repeated="7" table:style-name="ce1"/>
          <table:table-cell office:value-type="float" office:value="0.34530655690727136" table:formula="of:=PI()*[.N32]*2100/[.Q32]" table:style-name="ce1">
            <text:p>0.345306557</text:p>
          </table:table-cell>
          <table:table-cell office:value-type="float" office:value="0.31907328563297299" table:formula="of:=PI()*[.N32]*2100/[.Q55]" table:style-name="ce1">
            <text:p>0.319073286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21.508842105263156" table:formula="of:=[.B32]+[.C$30]" table:style-name="ce12">
            <text:p>21.509</text:p>
          </table:table-cell>
          <table:table-cell table:number-columns-repeated="2" table:style-name="ce1"/>
          <table:table-cell office:value-type="float" office:value="0.55440431242832555" table:formula="of:=PI()*[.B33]*2100/[.Q33]" table:style-name="ce1">
            <text:p>0.554404312</text:p>
          </table:table-cell>
          <table:table-cell office:value-type="float" office:value="0.51413493740850302" table:formula="of:=PI()*[.B33]*2100/[.Q56]" table:style-name="ce1">
            <text:p>0.514134937</text:p>
          </table:table-cell>
          <table:table-cell table:number-columns-repeated="2" table:style-name="ce1"/>
          <table:table-cell table:number-columns-repeated="2" table:style-name="ce11"/>
          <table:table-cell office:value-type="float" office:value="99747.368421052641" table:formula="of:=[.K32]+[.L$30]" table:style-name="ce11">
            <text:p>99747.36842</text:p>
          </table:table-cell>
          <table:table-cell table:number-columns-repeated="2" table:style-name="ce1"/>
          <table:table-cell office:value-type="float" office:value="18.726615684210525" table:formula="of:=[.N32]+[.O$30]" table:style-name="ce12">
            <text:p>18.727</text:p>
          </table:table-cell>
          <table:table-cell table:number-columns-repeated="2" table:style-name="ce1"/>
          <table:table-cell office:value-type="float" office:value="255952.63157894736" table:formula="of:=[.Q32]-[.L$30]" table:style-name="ce11">
            <text:p>255952.6316</text:p>
          </table:table-cell>
          <table:table-cell table:number-columns-repeated="7" table:style-name="ce1"/>
          <table:table-cell office:value-type="float" office:value="0.48269062749657543" table:formula="of:=PI()*[.N33]*2100/[.Q33]" table:style-name="ce1">
            <text:p>0.482690627</text:p>
          </table:table-cell>
          <table:table-cell office:value-type="float" office:value="0.44763020415305033" table:formula="of:=PI()*[.N33]*2100/[.Q56]" table:style-name="ce1">
            <text:p>0.447630204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26.787789473684207" table:formula="of:=[.B33]+[.C$30]" table:style-name="ce12">
            <text:p>26.788</text:p>
          </table:table-cell>
          <table:table-cell table:number-columns-repeated="2" table:style-name="ce1"/>
          <table:table-cell office:value-type="float" office:value="0.72448374738841126" table:formula="of:=PI()*[.B34]*2100/[.Q34]" table:style-name="ce1">
            <text:p>0.724483747</text:p>
          </table:table-cell>
          <table:table-cell office:value-type="float" office:value="0.67453541028441311" table:formula="of:=PI()*[.B34]*2100/[.Q57]" table:style-name="ce1">
            <text:p>0.67453541</text:p>
          </table:table-cell>
          <table:table-cell table:number-columns-repeated="2" table:style-name="ce1"/>
          <table:table-cell table:number-columns-repeated="2" table:style-name="ce11"/>
          <table:table-cell office:value-type="float" office:value="111763.15789473685" table:formula="of:=[.K33]+[.L$30]" table:style-name="ce11">
            <text:p>111763.1579</text:p>
          </table:table-cell>
          <table:table-cell table:number-columns-repeated="2" table:style-name="ce1"/>
          <table:table-cell office:value-type="float" office:value="23.427701578947367" table:formula="of:=[.N33]+[.O$30]" table:style-name="ce12">
            <text:p>23.428</text:p>
          </table:table-cell>
          <table:table-cell table:number-columns-repeated="2" table:style-name="ce1"/>
          <table:table-cell office:value-type="float" office:value="243936.84210526315" table:formula="of:=[.Q33]-[.L$30]" table:style-name="ce11">
            <text:p>243936.8421</text:p>
          </table:table-cell>
          <table:table-cell table:number-columns-repeated="7" table:style-name="ce1"/>
          <table:table-cell office:value-type="float" office:value="0.63360916918087307" table:formula="of:=PI()*[.N34]*2100/[.Q34]" table:style-name="ce1">
            <text:p>0.633609169</text:p>
          </table:table-cell>
          <table:table-cell office:value-type="float" office:value="0.58992602999588395" table:formula="of:=PI()*[.N34]*2100/[.Q57]" table:style-name="ce1">
            <text:p>0.58992603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32.066736842105257" table:formula="of:=[.B34]+[.C$30]" table:style-name="ce12">
            <text:p>32.067</text:p>
          </table:table-cell>
          <table:table-cell table:number-columns-repeated="2" table:style-name="ce1"/>
          <table:table-cell office:value-type="float" office:value="0.91218675434504171" table:formula="of:=PI()*[.B35]*2100/[.Q35]" table:style-name="ce1">
            <text:p>0.912186754</text:p>
          </table:table-cell>
          <table:table-cell office:value-type="float" office:value="0.85304561396889345" table:formula="of:=PI()*[.B35]*2100/[.Q58]" table:style-name="ce1">
            <text:p>0.853045614</text:p>
          </table:table-cell>
          <table:table-cell table:number-columns-repeated="2" table:style-name="ce1"/>
          <table:table-cell table:number-columns-repeated="2" table:style-name="ce11"/>
          <table:table-cell office:value-type="float" office:value="123778.94736842107" table:formula="of:=[.K34]+[.L$30]" table:style-name="ce11">
            <text:p>123778.9474</text:p>
          </table:table-cell>
          <table:table-cell table:number-columns-repeated="2" table:style-name="ce1"/>
          <table:table-cell office:value-type="float" office:value="28.128787473684209" table:formula="of:=[.N34]+[.O$30]" table:style-name="ce12">
            <text:p>28.129</text:p>
          </table:table-cell>
          <table:table-cell table:number-columns-repeated="2" table:style-name="ce1"/>
          <table:table-cell office:value-type="float" office:value="231921.05263157893" table:formula="of:=[.Q34]-[.L$30]" table:style-name="ce11">
            <text:p>231921.0526</text:p>
          </table:table-cell>
          <table:table-cell table:number-columns-repeated="7" table:style-name="ce1"/>
          <table:table-cell office:value-type="float" office:value="0.80016583775341554" table:formula="of:=PI()*[.N35]*2100/[.Q35]" table:style-name="ce1">
            <text:p>0.800165838</text:p>
          </table:table-cell>
          <table:table-cell office:value-type="float" office:value="0.74828751359516665" table:formula="of:=PI()*[.N35]*2100/[.Q58]" table:style-name="ce1">
            <text:p>0.748287514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37.345684210526308" table:formula="of:=[.B35]+[.C$30]" table:style-name="ce12">
            <text:p>37.346</text:p>
          </table:table-cell>
          <table:table-cell table:number-columns-repeated="2" table:style-name="ce1"/>
          <table:table-cell office:value-type="float" office:value="1.1204022291051277" table:formula="of:=PI()*[.B36]*2100/[.Q36]" table:style-name="ce1">
            <text:p>1.120402229</text:p>
          </table:table-cell>
          <table:table-cell office:value-type="float" office:value="1.0529160129660466" table:formula="of:=PI()*[.B36]*2100/[.Q59]" table:style-name="ce1">
            <text:p>1.052916013</text:p>
          </table:table-cell>
          <table:table-cell table:number-columns-repeated="2" table:style-name="ce1"/>
          <table:table-cell table:number-columns-repeated="2" table:style-name="ce11"/>
          <table:table-cell office:value-type="float" office:value="135794.73684210528" table:formula="of:=[.K35]+[.L$30]" table:style-name="ce11">
            <text:p>135794.7368</text:p>
          </table:table-cell>
          <table:table-cell table:number-columns-repeated="2" table:style-name="ce1"/>
          <table:table-cell office:value-type="float" office:value="32.829873368421048" table:formula="of:=[.N35]+[.O$30]" table:style-name="ce12">
            <text:p>32.830</text:p>
          </table:table-cell>
          <table:table-cell table:number-columns-repeated="2" table:style-name="ce1"/>
          <table:table-cell office:value-type="float" office:value="219905.26315789472" table:formula="of:=[.Q35]-[.L$30]" table:style-name="ce11">
            <text:p>219905.2632</text:p>
          </table:table-cell>
          <table:table-cell table:number-columns-repeated="7" table:style-name="ce1"/>
          <table:table-cell office:value-type="float" office:value="0.98492407036554952" table:formula="of:=PI()*[.N36]*2100/[.Q36]" table:style-name="ce1">
            <text:p>0.98492407</text:p>
          </table:table-cell>
          <table:table-cell office:value-type="float" office:value="0.92559823454820933" table:formula="of:=PI()*[.N36]*2100/[.Q59]" table:style-name="ce1">
            <text:p>0.925598235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42.624631578947358" table:formula="of:=[.B36]+[.C$30]" table:style-name="ce12">
            <text:p>42.625</text:p>
          </table:table-cell>
          <table:table-cell table:number-columns-repeated="2" table:style-name="ce1"/>
          <table:table-cell office:value-type="float" office:value="1.3526869678403661" table:formula="of:=PI()*[.B37]*2100/[.Q37]" table:style-name="ce1">
            <text:p>1.352686968</text:p>
          </table:table-cell>
          <table:table-cell office:value-type="float" office:value="1.2782244627446557" table:formula="of:=PI()*[.B37]*2100/[.Q60]" table:style-name="ce1">
            <text:p>1.278224463</text:p>
          </table:table-cell>
          <table:table-cell table:number-columns-repeated="2" table:style-name="ce1"/>
          <table:table-cell table:number-columns-repeated="2" table:style-name="ce11"/>
          <table:table-cell office:value-type="float" office:value="147810.5263157895" table:formula="of:=[.K36]+[.L$30]" table:style-name="ce11">
            <text:p>147810.5263</text:p>
          </table:table-cell>
          <table:table-cell table:number-columns-repeated="2" table:style-name="ce1"/>
          <table:table-cell office:value-type="float" office:value="37.530959263157889" table:formula="of:=[.N36]+[.O$30]" table:style-name="ce12">
            <text:p>37.531</text:p>
          </table:table-cell>
          <table:table-cell table:number-columns-repeated="2" table:style-name="ce1"/>
          <table:table-cell office:value-type="float" office:value="207889.4736842105" table:formula="of:=[.Q36]-[.L$30]" table:style-name="ce11">
            <text:p>207889.4737</text:p>
          </table:table-cell>
          <table:table-cell table:number-columns-repeated="7" table:style-name="ce1"/>
          <table:table-cell office:value-type="float" office:value="1.1910399598830992" table:formula="of:=PI()*[.N37]*2100/[.Q37]" table:style-name="ce1">
            <text:p>1.19103996</text:p>
          </table:table-cell>
          <table:table-cell office:value-type="float" office:value="1.1254757745316395" table:formula="of:=PI()*[.N37]*2100/[.Q60]" table:style-name="ce1">
            <text:p>1.125475775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47.903578947368409" table:formula="of:=[.B37]+[.C$30]" table:style-name="ce12">
            <text:p>47.904</text:p>
          </table:table-cell>
          <table:table-cell table:number-columns-repeated="2" table:style-name="ce1"/>
          <table:table-cell office:value-type="float" office:value="1.6134705274339749" table:formula="of:=PI()*[.B38]*2100/[.Q38]" table:style-name="ce1">
            <text:p>1.613470527</text:p>
          </table:table-cell>
          <table:table-cell office:value-type="float" office:value="1.5341573620077362" table:formula="of:=PI()*[.B38]*2100/[.Q61]" table:style-name="ce1">
            <text:p>1.534157362</text:p>
          </table:table-cell>
          <table:table-cell table:number-columns-repeated="2" table:style-name="ce1"/>
          <table:table-cell table:number-columns-repeated="2" table:style-name="ce11"/>
          <table:table-cell office:value-type="float" office:value="159826.31578947371" table:formula="of:=[.K37]+[.L$30]" table:style-name="ce11">
            <text:p>159826.3158</text:p>
          </table:table-cell>
          <table:table-cell table:number-columns-repeated="2" table:style-name="ce1"/>
          <table:table-cell office:value-type="float" office:value="42.232045157894731" table:formula="of:=[.N37]+[.O$30]" table:style-name="ce12">
            <text:p>42.232</text:p>
          </table:table-cell>
          <table:table-cell table:number-columns-repeated="2" table:style-name="ce1"/>
          <table:table-cell office:value-type="float" office:value="195873.68421052629" table:formula="of:=[.Q37]-[.L$30]" table:style-name="ce11">
            <text:p>195873.6842</text:p>
          </table:table-cell>
          <table:table-cell table:number-columns-repeated="7" table:style-name="ce1"/>
          <table:table-cell office:value-type="float" office:value="1.422444035974626" table:formula="of:=PI()*[.N38]*2100/[.Q38]" table:style-name="ce1">
            <text:p>1.422444036</text:p>
          </table:table-cell>
          <table:table-cell office:value-type="float" office:value="1.3525211354836912" table:formula="of:=PI()*[.N38]*2100/[.Q61]" table:style-name="ce1">
            <text:p>1.352521135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53.18252631578946" table:formula="of:=[.B38]+[.C$30]" table:style-name="ce12">
            <text:p>53.183</text:p>
          </table:table-cell>
          <table:table-cell table:number-columns-repeated="2" table:style-name="ce1"/>
          <table:table-cell office:value-type="float" office:value="1.9083404160890558" table:formula="of:=PI()*[.B39]*2100/[.Q39]" table:style-name="ce1">
            <text:p>1.908340416</text:p>
          </table:table-cell>
          <table:table-cell office:value-type="float" office:value="1.8274138090800158" table:formula="of:=PI()*[.B39]*2100/[.Q62]" table:style-name="ce1">
            <text:p>1.827413809</text:p>
          </table:table-cell>
          <table:table-cell table:number-columns-repeated="2" table:style-name="ce1"/>
          <table:table-cell table:number-columns-repeated="2" table:style-name="ce11"/>
          <table:table-cell office:value-type="float" office:value="171842.10526315792" table:formula="of:=[.K38]+[.L$30]" table:style-name="ce11">
            <text:p>171842.1053</text:p>
          </table:table-cell>
          <table:table-cell table:number-columns-repeated="2" table:style-name="ce1"/>
          <table:table-cell office:value-type="float" office:value="46.933131052631573" table:formula="of:=[.N38]+[.O$30]" table:style-name="ce12">
            <text:p>46.933</text:p>
          </table:table-cell>
          <table:table-cell table:number-columns-repeated="2" table:style-name="ce1"/>
          <table:table-cell office:value-type="float" office:value="183857.89473684208" table:formula="of:=[.Q38]-[.L$30]" table:style-name="ce11">
            <text:p>183857.8947</text:p>
          </table:table-cell>
          <table:table-cell table:number-columns-repeated="7" table:style-name="ce1"/>
          <table:table-cell office:value-type="float" office:value="1.684094326574896" table:formula="of:=PI()*[.N39]*2100/[.Q39]" table:style-name="ce1">
            <text:p>1.684094327</text:p>
          </table:table-cell>
          <table:table-cell office:value-type="float" office:value="1.6126772782412508" table:formula="of:=PI()*[.N39]*2100/[.Q62]" table:style-name="ce1">
            <text:p>1.612677278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58.46147368421051" table:formula="of:=[.B39]+[.C$30]" table:style-name="ce12">
            <text:p>58.461</text:p>
          </table:table-cell>
          <table:table-cell table:number-columns-repeated="2" table:style-name="ce1"/>
          <table:table-cell office:value-type="float" office:value="2.2444469329707553" table:formula="of:=PI()*[.B40]*2100/[.Q40]" table:style-name="ce1">
            <text:p>2.244446933</text:p>
          </table:table-cell>
          <table:table-cell office:value-type="float" office:value="2.1668004837816426" table:formula="of:=PI()*[.B40]*2100/[.Q63]" table:style-name="ce1">
            <text:p>2.166800484</text:p>
          </table:table-cell>
          <table:table-cell table:number-columns-repeated="2" table:style-name="ce1"/>
          <table:table-cell table:number-columns-repeated="2" table:style-name="ce11"/>
          <table:table-cell office:value-type="float" office:value="183857.89473684214" table:formula="of:=[.K39]+[.L$30]" table:style-name="ce11">
            <text:p>183857.8947</text:p>
          </table:table-cell>
          <table:table-cell table:number-columns-repeated="2" table:style-name="ce1"/>
          <table:table-cell office:value-type="float" office:value="51.634216947368415" table:formula="of:=[.N39]+[.O$30]" table:style-name="ce12">
            <text:p>51.634</text:p>
          </table:table-cell>
          <table:table-cell table:number-columns-repeated="2" table:style-name="ce1"/>
          <table:table-cell office:value-type="float" office:value="171842.10526315786" table:formula="of:=[.Q39]-[.L$30]" table:style-name="ce11">
            <text:p>171842.1053</text:p>
          </table:table-cell>
          <table:table-cell table:number-columns-repeated="7" table:style-name="ce1"/>
          <table:table-cell office:value-type="float" office:value="1.98233558890199" table:formula="of:=PI()*[.N40]*2100/[.Q40]" table:style-name="ce1">
            <text:p>1.982335589</text:p>
          </table:table-cell>
          <table:table-cell office:value-type="float" office:value="1.9137568591853922" table:formula="of:=PI()*[.N40]*2100/[.Q63]" table:style-name="ce1">
            <text:p>1.913756859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63.740421052631561" table:formula="of:=[.B40]+[.C$30]" table:style-name="ce12">
            <text:p>63.740</text:p>
          </table:table-cell>
          <table:table-cell table:number-columns-repeated="2" table:style-name="ce1"/>
          <table:table-cell office:value-type="float" office:value="2.631090623629313" table:formula="of:=PI()*[.B41]*2100/[.Q41]" table:style-name="ce1">
            <text:p>2.631090624</text:p>
          </table:table-cell>
          <table:table-cell office:value-type="float" office:value="2.5641312248957422" table:formula="of:=PI()*[.B41]*2100/[.Q64]" table:style-name="ce1">
            <text:p>2.564131225</text:p>
          </table:table-cell>
          <table:table-cell table:number-columns-repeated="2" table:style-name="ce1"/>
          <table:table-cell table:number-columns-repeated="2" table:style-name="ce11"/>
          <table:table-cell office:value-type="float" office:value="195873.68421052635" table:formula="of:=[.K40]+[.L$30]" table:style-name="ce11">
            <text:p>195873.6842</text:p>
          </table:table-cell>
          <table:table-cell table:number-columns-repeated="2" table:style-name="ce1"/>
          <table:table-cell office:value-type="float" office:value="56.335302842105257" table:formula="of:=[.N40]+[.O$30]" table:style-name="ce12">
            <text:p>56.335</text:p>
          </table:table-cell>
          <table:table-cell table:number-columns-repeated="2" table:style-name="ce1"/>
          <table:table-cell office:value-type="float" office:value="159826.31578947365" table:formula="of:=[.Q40]-[.L$30]" table:style-name="ce11">
            <text:p>159826.3158</text:p>
          </table:table-cell>
          <table:table-cell table:number-columns-repeated="7" table:style-name="ce1"/>
          <table:table-cell office:value-type="float" office:value="2.3254205830361618" table:formula="of:=PI()*[.N41]*2100/[.Q41]" table:style-name="ce1">
            <text:p>2.325420583</text:p>
          </table:table-cell>
          <table:table-cell office:value-type="float" office:value="2.2662402710224363" table:formula="of:=PI()*[.N41]*2100/[.Q64]" table:style-name="ce1">
            <text:p>2.266240271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69.019368421052619" table:formula="of:=[.B41]+[.C$30]" table:style-name="ce12">
            <text:p>69.019</text:p>
          </table:table-cell>
          <table:table-cell table:number-columns-repeated="2" table:style-name="ce1"/>
          <table:table-cell office:value-type="float" office:value="3.080596267412318" table:formula="of:=PI()*[.B42]*2100/[.Q42]" table:style-name="ce1">
            <text:p>3.080596267</text:p>
          </table:table-cell>
          <table:table-cell office:value-type="float" office:value="3.0356303710178074" table:formula="of:=PI()*[.B42]*2100/[.Q65]" table:style-name="ce1">
            <text:p>3.035630371</text:p>
          </table:table-cell>
          <table:table-cell table:number-columns-repeated="2" table:style-name="ce1"/>
          <table:table-cell table:number-columns-repeated="2" table:style-name="ce11"/>
          <table:table-cell office:value-type="float" office:value="207889.47368421056" table:formula="of:=[.K41]+[.L$30]" table:style-name="ce11">
            <text:p>207889.4737</text:p>
          </table:table-cell>
          <table:table-cell table:number-columns-repeated="2" table:style-name="ce1"/>
          <table:table-cell office:value-type="float" office:value="61.036388736842099" table:formula="of:=[.N41]+[.O$30]" table:style-name="ce12">
            <text:p>61.036</text:p>
          </table:table-cell>
          <table:table-cell table:number-columns-repeated="2" table:style-name="ce1"/>
          <table:table-cell office:value-type="float" office:value="147810.52631578944" table:formula="of:=[.Q41]-[.L$30]" table:style-name="ce11">
            <text:p>147810.5263</text:p>
          </table:table-cell>
          <table:table-cell table:number-columns-repeated="7" table:style-name="ce1"/>
          <table:table-cell office:value-type="float" office:value="2.724285597225049" table:formula="of:=PI()*[.N42]*2100/[.Q42]" table:style-name="ce1">
            <text:p>2.724285597</text:p>
          </table:table-cell>
          <table:table-cell office:value-type="float" office:value="2.6845205864023951" table:formula="of:=PI()*[.N42]*2100/[.Q65]" table:style-name="ce1">
            <text:p>2.684520586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74.298315789473676" table:formula="of:=[.B42]+[.C$30]" table:style-name="ce12">
            <text:p>74.298</text:p>
          </table:table-cell>
          <table:table-cell table:number-columns-repeated="2" table:style-name="ce1"/>
          <table:table-cell office:value-type="float" office:value="3.6096508732321899" table:formula="of:=PI()*[.B43]*2100/[.Q43]" table:style-name="ce1">
            <text:p>3.609650873</text:p>
          </table:table-cell>
          <table:table-cell office:value-type="float" office:value="3.6042028707532392" table:formula="of:=PI()*[.B43]*2100/[.Q66]" table:style-name="ce1">
            <text:p>3.604202871</text:p>
          </table:table-cell>
          <table:table-cell table:number-columns-repeated="2" table:style-name="ce1"/>
          <table:table-cell table:number-columns-repeated="2" table:style-name="ce11"/>
          <table:table-cell office:value-type="float" office:value="219905.26315789478" table:formula="of:=[.K42]+[.L$30]" table:style-name="ce11">
            <text:p>219905.2632</text:p>
          </table:table-cell>
          <table:table-cell table:number-columns-repeated="2" table:style-name="ce1"/>
          <table:table-cell office:value-type="float" office:value="65.737474631578948" table:formula="of:=[.N42]+[.O$30]" table:style-name="ce12">
            <text:p>65.737</text:p>
          </table:table-cell>
          <table:table-cell table:number-columns-repeated="2" table:style-name="ce1"/>
          <table:table-cell office:value-type="float" office:value="135794.73684210522" table:formula="of:=[.Q42]-[.L$30]" table:style-name="ce11">
            <text:p>135794.7368</text:p>
          </table:table-cell>
          <table:table-cell table:number-columns-repeated="7" table:style-name="ce1"/>
          <table:table-cell office:value-type="float" office:value="3.1937377070608677" table:formula="of:=PI()*[.N43]*2100/[.Q43]" table:style-name="ce1">
            <text:p>3.193737707</text:p>
          </table:table-cell>
          <table:table-cell office:value-type="float" office:value="3.1889174373017579" table:formula="of:=PI()*[.N43]*2100/[.Q66]" table:style-name="ce1">
            <text:p>3.188917437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79.577263157894734" table:formula="of:=[.B43]+[.C$30]" table:style-name="ce12">
            <text:p>79.577</text:p>
          </table:table-cell>
          <table:table-cell table:number-columns-repeated="2" table:style-name="ce1"/>
          <table:table-cell office:value-type="float" office:value="4.2414209876060855" table:formula="of:=PI()*[.B44]*2100/[.Q44]" table:style-name="ce1">
            <text:p>4.241420988</text:p>
          </table:table-cell>
          <table:table-cell office:value-type="float" office:value="4.3032674196082787" table:formula="of:=PI()*[.B44]*2100/[.Q67]" table:style-name="ce1">
            <text:p>4.30326742</text:p>
          </table:table-cell>
          <table:table-cell table:number-columns-repeated="2" table:style-name="ce1"/>
          <table:table-cell table:number-columns-repeated="2" table:style-name="ce11"/>
          <table:table-cell office:value-type="float" office:value="231921.05263157899" table:formula="of:=[.K43]+[.L$30]" table:style-name="ce11">
            <text:p>231921.0526</text:p>
          </table:table-cell>
          <table:table-cell table:number-columns-repeated="2" table:style-name="ce1"/>
          <table:table-cell office:value-type="float" office:value="70.438560526315797" table:formula="of:=[.N43]+[.O$30]" table:style-name="ce12">
            <text:p>70.439</text:p>
          </table:table-cell>
          <table:table-cell table:number-columns-repeated="2" table:style-name="ce1"/>
          <table:table-cell office:value-type="float" office:value="123778.94736842101" table:formula="of:=[.Q43]-[.L$30]" table:style-name="ce11">
            <text:p>123778.9474</text:p>
          </table:table-cell>
          <table:table-cell table:number-columns-repeated="7" table:style-name="ce1"/>
          <table:table-cell office:value-type="float" office:value="3.7543335507818094" table:formula="of:=PI()*[.N44]*2100/[.Q44]" table:style-name="ce1">
            <text:p>3.754333551</text:p>
          </table:table-cell>
          <table:table-cell office:value-type="float" office:value="3.8090774998829406" table:formula="of:=PI()*[.N44]*2100/[.Q67]" table:style-name="ce1">
            <text:p>3.8090775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84.856210526315792" table:formula="of:=[.B44]+[.C$30]" table:style-name="ce12">
            <text:p>84.856</text:p>
          </table:table-cell>
          <table:table-cell table:number-columns-repeated="2" table:style-name="ce1"/>
          <table:table-cell office:value-type="float" office:value="5.0090358084660291" table:formula="of:=PI()*[.B45]*2100/[.Q45]" table:style-name="ce1">
            <text:p>5.009035808</text:p>
          </table:table-cell>
          <table:table-cell office:value-type="float" office:value="5.1835709255738829" table:formula="of:=PI()*[.B45]*2100/[.Q68]" table:style-name="ce1">
            <text:p>5.183570926</text:p>
          </table:table-cell>
          <table:table-cell table:number-columns-repeated="2" table:style-name="ce1"/>
          <table:table-cell table:number-columns-repeated="2" table:style-name="ce11"/>
          <table:table-cell office:value-type="float" office:value="243936.8421052632" table:formula="of:=[.K44]+[.L$30]" table:style-name="ce11">
            <text:p>243936.8421</text:p>
          </table:table-cell>
          <table:table-cell table:number-columns-repeated="2" table:style-name="ce1"/>
          <table:table-cell office:value-type="float" office:value="75.139646421052646" table:formula="of:=[.N44]+[.O$30]" table:style-name="ce12">
            <text:p>75.140</text:p>
          </table:table-cell>
          <table:table-cell table:number-columns-repeated="2" table:style-name="ce1"/>
          <table:table-cell office:value-type="float" office:value="111763.1578947368" table:formula="of:=[.Q44]-[.L$30]" table:style-name="ce11">
            <text:p>111763.1579</text:p>
          </table:table-cell>
          <table:table-cell table:number-columns-repeated="7" table:style-name="ce1"/>
          <table:table-cell office:value-type="float" office:value="4.4354700407203094" table:formula="of:=PI()*[.N45]*2100/[.Q45]" table:style-name="ce1">
            <text:p>4.435470041</text:p>
          </table:table-cell>
          <table:table-cell office:value-type="float" office:value="4.5900198009110973" table:formula="of:=PI()*[.N45]*2100/[.Q68]" table:style-name="ce1">
            <text:p>4.590019801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90.135157894736849" table:formula="of:=[.B45]+[.C$30]" table:style-name="ce12">
            <text:p>90.135</text:p>
          </table:table-cell>
          <table:table-cell table:number-columns-repeated="2" table:style-name="ce1"/>
          <table:table-cell office:value-type="float" office:value="5.961587800708755" table:formula="of:=PI()*[.B46]*2100/[.Q46]" table:style-name="ce1">
            <text:p>5.961587801</text:p>
          </table:table-cell>
          <table:table-cell office:value-type="float" office:value="6.3260924971462638" table:formula="of:=PI()*[.B46]*2100/[.Q69]" table:style-name="ce1">
            <text:p>6.326092497</text:p>
          </table:table-cell>
          <table:table-cell table:number-columns-repeated="2" table:style-name="ce1"/>
          <table:table-cell table:number-columns-repeated="2" table:style-name="ce11"/>
          <table:table-cell office:value-type="float" office:value="255952.63157894742" table:formula="of:=[.K45]+[.L$30]" table:style-name="ce11">
            <text:p>255952.6316</text:p>
          </table:table-cell>
          <table:table-cell table:number-columns-repeated="2" table:style-name="ce1"/>
          <table:table-cell office:value-type="float" office:value="79.840732315789495" table:formula="of:=[.N45]+[.O$30]" table:style-name="ce12">
            <text:p>79.841</text:p>
          </table:table-cell>
          <table:table-cell table:number-columns-repeated="2" table:style-name="ce1"/>
          <table:table-cell office:value-type="float" office:value="99747.368421052583" table:formula="of:=[.Q45]-[.L$30]" table:style-name="ce11">
            <text:p>99747.36842</text:p>
          </table:table-cell>
          <table:table-cell table:number-columns-repeated="7" table:style-name="ce1"/>
          <table:table-cell office:value-type="float" office:value="5.2807089585323403" table:formula="of:=PI()*[.N46]*2100/[.Q46]" table:style-name="ce1">
            <text:p>5.280708959</text:p>
          </table:table-cell>
          <table:table-cell office:value-type="float" office:value="5.6035832128838114" table:formula="of:=PI()*[.N46]*2100/[.Q69]" table:style-name="ce1">
            <text:p>5.603583213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95.414105263157907" table:formula="of:=[.B46]+[.C$30]" table:style-name="ce12">
            <text:p>95.414</text:p>
          </table:table-cell>
          <table:table-cell table:number-columns-repeated="2" table:style-name="ce1"/>
          <table:table-cell office:value-type="float" office:value="7.1750644073002894" table:formula="of:=PI()*[.B47]*2100/[.Q47]" table:style-name="ce1">
            <text:p>7.175064407</text:p>
          </table:table-cell>
          <table:table-cell office:value-type="float" office:value="7.8684966187689778" table:formula="of:=PI()*[.B47]*2100/[.Q70]" table:style-name="ce1">
            <text:p>7.868496619</text:p>
          </table:table-cell>
          <table:table-cell table:number-columns-repeated="2" table:style-name="ce1"/>
          <table:table-cell table:number-columns-repeated="2" table:style-name="ce11"/>
          <table:table-cell office:value-type="float" office:value="267968.42105263163" table:formula="of:=[.K46]+[.L$30]" table:style-name="ce11">
            <text:p>267968.4211</text:p>
          </table:table-cell>
          <table:table-cell table:number-columns-repeated="2" table:style-name="ce1"/>
          <table:table-cell office:value-type="float" office:value="84.541818210526344" table:formula="of:=[.N46]+[.O$30]" table:style-name="ce12">
            <text:p>84.542</text:p>
          </table:table-cell>
          <table:table-cell table:number-columns-repeated="2" table:style-name="ce1"/>
          <table:table-cell office:value-type="float" office:value="87731.578947368369" table:formula="of:=[.Q46]-[.L$30]" table:style-name="ce11">
            <text:p>87731.57895</text:p>
          </table:table-cell>
          <table:table-cell table:number-columns-repeated="7" table:style-name="ce1"/>
          <table:table-cell office:value-type="float" office:value="6.3574771161745822" table:formula="of:=PI()*[.N47]*2100/[.Q47]" table:style-name="ce1">
            <text:p>6.357477116</text:p>
          </table:table-cell>
          <table:table-cell office:value-type="float" office:value="6.9718938190469766" table:formula="of:=PI()*[.N47]*2100/[.Q70]" table:style-name="ce1">
            <text:p>6.971893819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100.69305263157896" table:formula="of:=[.B47]+[.C$30]" table:style-name="ce12">
            <text:p>100.693</text:p>
          </table:table-cell>
          <table:table-cell table:number-columns-repeated="2" table:style-name="ce1"/>
          <table:table-cell office:value-type="float" office:value="8.7736886703423291" table:formula="of:=PI()*[.B48]*2100/[.Q48]" table:style-name="ce1">
            <text:p>8.77368867</text:p>
          </table:table-cell>
          <table:table-cell office:value-type="float" office:value="10.065254004110418" table:formula="of:=PI()*[.B48]*2100/[.Q71]" table:style-name="ce1">
            <text:p>10.065254</text:p>
          </table:table-cell>
          <table:table-cell table:number-columns-repeated="2" table:style-name="ce1"/>
          <table:table-cell table:number-columns-repeated="2" table:style-name="ce11"/>
          <table:table-cell office:value-type="float" office:value="279984.21052631584" table:formula="of:=[.K47]+[.L$30]" table:style-name="ce11">
            <text:p>279984.2105</text:p>
          </table:table-cell>
          <table:table-cell table:number-columns-repeated="2" table:style-name="ce1"/>
          <table:table-cell office:value-type="float" office:value="89.242904105263193" table:formula="of:=[.N47]+[.O$30]" table:style-name="ce12">
            <text:p>89.243</text:p>
          </table:table-cell>
          <table:table-cell table:number-columns-repeated="2" table:style-name="ce1"/>
          <table:table-cell office:value-type="float" office:value="75715.789473684155" table:formula="of:=[.Q47]-[.L$30]" table:style-name="ce11">
            <text:p>75715.78947</text:p>
          </table:table-cell>
          <table:table-cell table:number-columns-repeated="7" table:style-name="ce1"/>
          <table:table-cell office:value-type="float" office:value="7.7760027747061908" table:formula="of:=PI()*[.N48]*2100/[.Q48]" table:style-name="ce1">
            <text:p>7.776002775</text:p>
          </table:table-cell>
          <table:table-cell office:value-type="float" office:value="8.9206998338854202" table:formula="of:=PI()*[.N48]*2100/[.Q71]" table:style-name="ce1">
            <text:p>8.920699834</text:p>
          </table:table-cell>
          <table:table-cell table:number-columns-repeated="16358"/>
        </table:table-row>
        <table:table-row table:style-name="ro1">
          <table:table-cell office:value-type="float" office:value="105.97199999999999" table:style-name="ce7">
            <text:p>105.972</text:p>
          </table:table-cell>
          <table:table-cell office:value-type="float" office:value="105.97200000000002" table:formula="of:=[.B48]+[.C$30]" table:style-name="ce12">
            <text:p>105.972</text:p>
          </table:table-cell>
          <table:table-cell table:number-columns-repeated="2" table:style-name="ce1"/>
          <table:table-cell office:value-type="float" office:value="10.975412857787404" table:formula="of:=PI()*[.B49]*2100/[.Q49]" table:style-name="ce1">
            <text:p>10.97541286</text:p>
          </table:table-cell>
          <table:table-cell office:value-type="float" office:value="13.444880750789558" table:formula="of:=PI()*[.B49]*2100/[.Q72]" table:style-name="ce1">
            <text:p>13.44488075</text:p>
          </table:table-cell>
          <table:table-cell table:number-columns-repeated="2" table:style-name="ce1"/>
          <table:table-cell office:value-type="string" table:style-name="ce11">
            <text:p>v_D</text:p>
          </table:table-cell>
          <table:table-cell office:value-type="float" office:value="292000" table:style-name="ce11">
            <text:p>292000</text:p>
          </table:table-cell>
          <table:table-cell office:value-type="float" office:value="292000.00000000006" table:formula="of:=[.K48]+[.L$30]" table:style-name="ce11">
            <text:p>292000</text:p>
          </table:table-cell>
          <table:table-cell table:style-name="ce1"/>
          <table:table-cell office:value-type="float" office:value="93.943989999999999" table:style-name="ce7">
            <text:p>93.944</text:p>
          </table:table-cell>
          <table:table-cell office:value-type="float" office:value="93.943990000000042" table:formula="of:=[.N48]+[.O$30]" table:style-name="ce12">
            <text:p>93.944</text:p>
          </table:table-cell>
          <table:table-cell table:number-columns-repeated="2" table:style-name="ce1"/>
          <table:table-cell office:value-type="float" office:value="63699.999999999942" table:formula="of:=[.Q48]-[.L$30]" table:style-name="ce11">
            <text:p>63700</text:p>
          </table:table-cell>
          <table:table-cell table:number-columns-repeated="7" table:style-name="ce1"/>
          <table:table-cell office:value-type="float" office:value="9.7296840274586831" table:formula="of:=PI()*[.N49]*2100/[.Q49]" table:style-name="ce1">
            <text:p>9.729684027</text:p>
          </table:table-cell>
          <table:table-cell office:value-type="float" office:value="11.918862933636875" table:formula="of:=PI()*[.N49]*2100/[.Q72]" table:style-name="ce1">
            <text:p>11.91886293</text:p>
          </table:table-cell>
          <table:table-cell table:number-columns-repeated="16358"/>
        </table:table-row>
        <table:table-row table:style-name="ro1">
          <table:table-cell table:number-columns-repeated="8" table:style-name="ce1"/>
          <table:table-cell table:number-columns-repeated="3" table:style-name="ce11"/>
          <table:table-cell table:style-name="ce1"/>
          <table:table-cell office:value-type="string" table:style-name="ce1">
            <text:p>f50</text:p>
          </table:table-cell>
          <table:table-cell table:number-columns-repeated="5" table:style-name="ce1"/>
          <table:table-cell office:value-type="string" table:style-name="ce1">
            <text:p>50tas</text:p>
          </table:table-cell>
          <table:table-cell office:value-type="string" table:style-name="ce1">
            <text:p>eas</text:p>
          </table:table-cell>
          <table:table-cell table:number-columns-repeated="16364" table:style-name="ce1"/>
        </table:table-row>
        <table:table-row table:style-name="ro1">
          <table:table-cell table:number-columns-repeated="12" table:style-name="ce1"/>
          <table:table-cell office:value-type="float" office:value="3.9994719999999999" table:style-name="ce7">
            <text:p>3.999</text:p>
          </table:table-cell>
          <table:table-cell office:value-type="float" office:value="3.9994719999999999" table:style-name="ce7">
            <text:p>3.999</text:p>
          </table:table-cell>
          <table:table-cell office:value-type="float" office:value="4.0774093684210522" table:formula="of:=([.M70]-[.M51])/19" table:style-name="ce1">
            <text:p>4.077409368</text:p>
          </table:table-cell>
          <table:table-cell table:number-columns-repeated="3" table:style-name="ce1"/>
          <table:table-cell office:value-type="float" office:value="9.0362653740479318E-2" table:formula="of:=PI()*[.N51]*2100/[.Q30]" table:style-name="ce1">
            <text:p>0.090362654</text:p>
          </table:table-cell>
          <table:table-cell office:value-type="float" office:value="8.2974512239685411E-2" table:formula="of:=PI()*[.N51]*2100/[.Q53]" table:style-name="ce1">
            <text:p>0.082974512</text:p>
          </table:table-cell>
          <table:table-cell table:number-columns-repeated="16364" table:style-name="ce1"/>
        </table:table-row>
        <table:table-row table:style-name="ro1">
          <table:table-cell table:style-name="ce11"/>
          <table:table-cell office:value-type="string" table:style-name="ce11">
            <text:p>eas</text:p>
          </table:table-cell>
          <table:table-cell table:style-name="ce11"/>
          <table:table-cell table:number-columns-repeated="5" table:style-name="ce1"/>
          <table:table-cell table:style-name="ce11"/>
          <table:table-cell office:value-type="string" table:style-name="ce11">
            <text:p>V25 eas</text:p>
          </table:table-cell>
          <table:table-cell table:style-name="ce11"/>
          <table:table-cell table:number-columns-repeated="2" table:style-name="ce1"/>
          <table:table-cell office:value-type="float" office:value="8.0768813684210521" table:formula="of:=[.N51]+[.O$51]" table:style-name="ce12">
            <text:p>8.077</text:p>
          </table:table-cell>
          <table:table-cell table:number-columns-repeated="4" table:style-name="ce1"/>
          <table:table-cell office:value-type="float" office:value="0.19031776598695779" table:formula="of:=PI()*[.N52]*2100/[.Q31]" table:style-name="ce1">
            <text:p>0.190317766</text:p>
          </table:table-cell>
          <table:table-cell office:value-type="float" office:value="0.17528279427299504" table:formula="of:=PI()*[.N52]*2100/[.Q54]" table:style-name="ce1">
            <text:p>0.175282794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1">
            <text:p>v_s</text:p>
          </table:table-cell>
          <table:table-cell office:value-type="float" office:value="52000" table:style-name="ce11">
            <text:p>52000</text:p>
          </table:table-cell>
          <table:table-cell office:value-type="float" office:value="52000" table:style-name="ce13">
            <text:p>52000.0</text:p>
          </table:table-cell>
          <table:table-cell office:value-type="float" office:value="30736.842105263157" table:formula="of:=([.B72]-[.B53])/19" table:style-name="ce1">
            <text:p>30736.84211</text:p>
          </table:table-cell>
          <table:table-cell office:value-type="float" office:value="636000" table:style-name="ce1">
            <text:p>636000</text:p>
          </table:table-cell>
          <table:table-cell table:number-columns-repeated="3" table:style-name="ce1"/>
          <table:table-cell office:value-type="string" table:style-name="ce11">
            <text:p>v_s</text:p>
          </table:table-cell>
          <table:table-cell office:value-type="float" office:value="52000" table:style-name="ce11">
            <text:p>52000</text:p>
          </table:table-cell>
          <table:table-cell office:value-type="float" office:value="52000" table:style-name="ce13">
            <text:p>52000.0</text:p>
          </table:table-cell>
          <table:table-cell office:value-type="float" office:value="14000" table:formula="of:=([.J72]-[.J53])/19" table:style-name="ce1">
            <text:p>14000</text:p>
          </table:table-cell>
          <table:table-cell table:style-name="ce1"/>
          <table:table-cell office:value-type="float" office:value="12.154290736842103" table:formula="of:=[.N52]+[.O$51]" table:style-name="ce12">
            <text:p>12.154</text:p>
          </table:table-cell>
          <table:table-cell table:number-columns-repeated="2" table:style-name="ce1"/>
          <table:table-cell office:value-type="float" office:value="318000" table:style-name="ce1">
            <text:p>318000</text:p>
          </table:table-cell>
          <table:table-cell table:style-name="ce1"/>
          <table:table-cell office:value-type="float" office:value="0.29923691646491318" table:formula="of:=PI()*[.N53]*2100/[.Q32]" table:style-name="ce1">
            <text:p>0.299236916</text:p>
          </table:table-cell>
          <table:table-cell office:value-type="float" office:value="0.27650360008883107" table:formula="of:=PI()*[.N53]*2100/[.Q55]" table:style-name="ce1">
            <text:p>0.2765036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1"/>
          <table:table-cell office:value-type="float" office:value="82736.84210526316" table:formula="of:=[.C53]+[.D$53]" table:style-name="ce13">
            <text:p>82736.8</text:p>
          </table:table-cell>
          <table:table-cell table:style-name="ce1"/>
          <table:table-cell office:value-type="float" office:value="605263.15789473685" table:formula="of:=[.E53]-[.D53]" table:style-name="ce1">
            <text:p>605263.1579</text:p>
          </table:table-cell>
          <table:table-cell table:number-columns-repeated="3" table:style-name="ce1"/>
          <table:table-cell table:number-columns-repeated="2" table:style-name="ce11"/>
          <table:table-cell office:value-type="float" office:value="66000" table:formula="of:=[.K53]+[.L$53]" table:style-name="ce13">
            <text:p>66000.0</text:p>
          </table:table-cell>
          <table:table-cell table:number-columns-repeated="2" table:style-name="ce1"/>
          <table:table-cell office:value-type="float" office:value="16.231700105263155" table:formula="of:=[.N53]+[.O$51]" table:style-name="ce12">
            <text:p>16.232</text:p>
          </table:table-cell>
          <table:table-cell table:number-columns-repeated="2" table:style-name="ce1"/>
          <table:table-cell office:value-type="float" office:value="304000" table:formula="of:=[.Q53]-[.L$53]" table:style-name="ce1">
            <text:p>304000</text:p>
          </table:table-cell>
          <table:table-cell table:style-name="ce1"/>
          <table:table-cell office:value-type="float" office:value="0.41838256528923923" table:formula="of:=PI()*[.N54]*2100/[.Q33]" table:style-name="ce1">
            <text:p>0.418382565</text:p>
          </table:table-cell>
          <table:table-cell office:value-type="float" office:value="0.38799318330627369" table:formula="of:=PI()*[.N54]*2100/[.Q56]" table:style-name="ce1">
            <text:p>0.387993183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1"/>
          <table:table-cell office:value-type="float" office:value="113473.68421052632" table:formula="of:=[.C54]+[.D$53]" table:style-name="ce13">
            <text:p>113473.7</text:p>
          </table:table-cell>
          <table:table-cell table:style-name="ce1"/>
          <table:table-cell office:value-type="float" office:value="605263.15789473685" table:formula="of:=[.E54]-[.D54]" table:style-name="ce1">
            <text:p>605263.1579</text:p>
          </table:table-cell>
          <table:table-cell table:number-columns-repeated="3" table:style-name="ce1"/>
          <table:table-cell table:number-columns-repeated="2" table:style-name="ce11"/>
          <table:table-cell office:value-type="float" office:value="80000" table:formula="of:=[.K54]+[.L$53]" table:style-name="ce13">
            <text:p>80000.0</text:p>
          </table:table-cell>
          <table:table-cell table:number-columns-repeated="2" table:style-name="ce1"/>
          <table:table-cell office:value-type="float" office:value="20.309109473684206" table:formula="of:=[.N54]+[.O$51]" table:style-name="ce12">
            <text:p>20.309</text:p>
          </table:table-cell>
          <table:table-cell table:number-columns-repeated="2" table:style-name="ce1"/>
          <table:table-cell office:value-type="float" office:value="290000" table:formula="of:=[.Q54]-[.L$53]" table:style-name="ce1">
            <text:p>290000</text:p>
          </table:table-cell>
          <table:table-cell table:style-name="ce1"/>
          <table:table-cell office:value-type="float" office:value="0.54926591655017243" table:formula="of:=PI()*[.N55]*2100/[.Q34]" table:style-name="ce1">
            <text:p>0.549265917</text:p>
          </table:table-cell>
          <table:table-cell office:value-type="float" office:value="0.51139768381412998" table:formula="of:=PI()*[.N55]*2100/[.Q57]" table:style-name="ce1">
            <text:p>0.511397684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1"/>
          <table:table-cell office:value-type="float" office:value="144210.52631578947" table:formula="of:=[.C55]+[.D$53]" table:style-name="ce13">
            <text:p>144210.5</text:p>
          </table:table-cell>
          <table:table-cell table:style-name="ce1"/>
          <table:table-cell office:value-type="float" office:value="605263.15789473685" table:formula="of:=[.E55]-[.D55]" table:style-name="ce1">
            <text:p>605263.1579</text:p>
          </table:table-cell>
          <table:table-cell table:number-columns-repeated="3" table:style-name="ce1"/>
          <table:table-cell table:number-columns-repeated="2" table:style-name="ce11"/>
          <table:table-cell office:value-type="float" office:value="94000" table:formula="of:=[.K55]+[.L$53]" table:style-name="ce13">
            <text:p>94000.0</text:p>
          </table:table-cell>
          <table:table-cell table:number-columns-repeated="2" table:style-name="ce1"/>
          <table:table-cell office:value-type="float" office:value="24.386518842105257" table:formula="of:=[.N55]+[.O$51]" table:style-name="ce12">
            <text:p>24.387</text:p>
          </table:table-cell>
          <table:table-cell table:number-columns-repeated="2" table:style-name="ce1"/>
          <table:table-cell office:value-type="float" office:value="276000" table:formula="of:=[.Q55]-[.L$53]" table:style-name="ce1">
            <text:p>276000</text:p>
          </table:table-cell>
          <table:table-cell table:style-name="ce1"/>
          <table:table-cell office:value-type="float" office:value="0.69371135522418681" table:formula="of:=PI()*[.N56]*2100/[.Q35]" table:style-name="ce1">
            <text:p>0.693711355</text:p>
          </table:table-cell>
          <table:table-cell office:value-type="float" office:value="0.64873495050835717" table:formula="of:=PI()*[.N56]*2100/[.Q58]" table:style-name="ce1">
            <text:p>0.648734951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1"/>
          <table:table-cell office:value-type="float" office:value="174947.36842105261" table:formula="of:=[.C56]+[.D$53]" table:style-name="ce13">
            <text:p>174947.4</text:p>
          </table:table-cell>
          <table:table-cell table:style-name="ce1"/>
          <table:table-cell office:value-type="float" office:value="605263.15789473685" table:formula="of:=[.E56]-[.D56]" table:style-name="ce1">
            <text:p>605263.1579</text:p>
          </table:table-cell>
          <table:table-cell table:number-columns-repeated="3" table:style-name="ce1"/>
          <table:table-cell table:number-columns-repeated="2" table:style-name="ce11"/>
          <table:table-cell office:value-type="float" office:value="108000" table:formula="of:=[.K56]+[.L$53]" table:style-name="ce13">
            <text:p>108000.0</text:p>
          </table:table-cell>
          <table:table-cell table:number-columns-repeated="2" table:style-name="ce1"/>
          <table:table-cell office:value-type="float" office:value="28.463928210526309" table:formula="of:=[.N56]+[.O$51]" table:style-name="ce12">
            <text:p>28.464</text:p>
          </table:table-cell>
          <table:table-cell table:number-columns-repeated="2" table:style-name="ce1"/>
          <table:table-cell office:value-type="float" office:value="262000" table:formula="of:=[.Q56]-[.L$53]" table:style-name="ce1">
            <text:p>262000</text:p>
          </table:table-cell>
          <table:table-cell table:style-name="ce1"/>
          <table:table-cell office:value-type="float" office:value="0.85394200937341913" table:formula="of:=PI()*[.N57]*2100/[.Q36]" table:style-name="ce1">
            <text:p>0.853942009</text:p>
          </table:table-cell>
          <table:table-cell office:value-type="float" office:value="0.80250573629420141" table:formula="of:=PI()*[.N57]*2100/[.Q59]" table:style-name="ce1">
            <text:p>0.802505736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1"/>
          <table:table-cell office:value-type="float" office:value="205684.21052631576" table:formula="of:=[.C57]+[.D$53]" table:style-name="ce13">
            <text:p>205684.2</text:p>
          </table:table-cell>
          <table:table-cell table:style-name="ce1"/>
          <table:table-cell office:value-type="float" office:value="605263.15789473685" table:formula="of:=[.E57]-[.D57]" table:style-name="ce1">
            <text:p>605263.1579</text:p>
          </table:table-cell>
          <table:table-cell table:number-columns-repeated="3" table:style-name="ce1"/>
          <table:table-cell table:number-columns-repeated="2" table:style-name="ce11"/>
          <table:table-cell office:value-type="float" office:value="122000" table:formula="of:=[.K57]+[.L$53]" table:style-name="ce13">
            <text:p>122000.0</text:p>
          </table:table-cell>
          <table:table-cell table:number-columns-repeated="2" table:style-name="ce1"/>
          <table:table-cell office:value-type="float" office:value="32.541337578947363" table:formula="of:=[.N57]+[.O$51]" table:style-name="ce12">
            <text:p>32.541</text:p>
          </table:table-cell>
          <table:table-cell table:number-columns-repeated="2" table:style-name="ce1"/>
          <table:table-cell office:value-type="float" office:value="248000" table:formula="of:=[.Q57]-[.L$53]" table:style-name="ce1">
            <text:p>248000</text:p>
          </table:table-cell>
          <table:table-cell table:style-name="ce1"/>
          <table:table-cell office:value-type="float" office:value="1.0326949847673763" table:formula="of:=PI()*[.N58]*2100/[.Q37]" table:style-name="ce1">
            <text:p>1.032694985</text:p>
          </table:table-cell>
          <table:table-cell office:value-type="float" office:value="0.97584734936188022" table:formula="of:=PI()*[.N58]*2100/[.Q60]" table:style-name="ce1">
            <text:p>0.975847349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1"/>
          <table:table-cell office:value-type="float" office:value="236421.0526315789" table:formula="of:=[.C58]+[.D$53]" table:style-name="ce13">
            <text:p>236421.1</text:p>
          </table:table-cell>
          <table:table-cell table:style-name="ce1"/>
          <table:table-cell office:value-type="float" office:value="605263.15789473685" table:formula="of:=[.E58]-[.D58]" table:style-name="ce1">
            <text:p>605263.1579</text:p>
          </table:table-cell>
          <table:table-cell table:number-columns-repeated="3" table:style-name="ce1"/>
          <table:table-cell table:number-columns-repeated="2" table:style-name="ce11"/>
          <table:table-cell office:value-type="float" office:value="136000" table:formula="of:=[.K58]+[.L$53]" table:style-name="ce13">
            <text:p>136000.0</text:p>
          </table:table-cell>
          <table:table-cell table:number-columns-repeated="2" table:style-name="ce1"/>
          <table:table-cell office:value-type="float" office:value="36.618746947368415" table:formula="of:=[.N58]+[.O$51]" table:style-name="ce12">
            <text:p>36.619</text:p>
          </table:table-cell>
          <table:table-cell table:number-columns-repeated="2" table:style-name="ce1"/>
          <table:table-cell office:value-type="float" office:value="234000" table:formula="of:=[.Q58]-[.L$53]" table:style-name="ce1">
            <text:p>234000</text:p>
          </table:table-cell>
          <table:table-cell table:style-name="ce1"/>
          <table:table-cell office:value-type="float" office:value="1.2333790136235221" table:formula="of:=PI()*[.N59]*2100/[.Q38]" table:style-name="ce1">
            <text:p>1.233379014</text:p>
          </table:table-cell>
          <table:table-cell office:value-type="float" office:value="1.1727499583805057" table:formula="of:=PI()*[.N59]*2100/[.Q61]" table:style-name="ce1">
            <text:p>1.172749958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1"/>
          <table:table-cell office:value-type="float" office:value="267157.89473684208" table:formula="of:=[.C59]+[.D$53]" table:style-name="ce13">
            <text:p>267157.9</text:p>
          </table:table-cell>
          <table:table-cell table:style-name="ce1"/>
          <table:table-cell office:value-type="float" office:value="605263.15789473685" table:formula="of:=[.E59]-[.D59]" table:style-name="ce1">
            <text:p>605263.1579</text:p>
          </table:table-cell>
          <table:table-cell table:number-columns-repeated="3" table:style-name="ce1"/>
          <table:table-cell table:number-columns-repeated="2" table:style-name="ce11"/>
          <table:table-cell office:value-type="float" office:value="150000" table:formula="of:=[.K59]+[.L$53]" table:style-name="ce13">
            <text:p>150000.0</text:p>
          </table:table-cell>
          <table:table-cell table:number-columns-repeated="2" table:style-name="ce1"/>
          <table:table-cell office:value-type="float" office:value="40.696156315789466" table:formula="of:=[.N59]+[.O$51]" table:style-name="ce12">
            <text:p>40.696</text:p>
          </table:table-cell>
          <table:table-cell table:number-columns-repeated="2" table:style-name="ce1"/>
          <table:table-cell office:value-type="float" office:value="220000" table:formula="of:=[.Q59]-[.L$53]" table:style-name="ce1">
            <text:p>220000</text:p>
          </table:table-cell>
          <table:table-cell table:style-name="ce1"/>
          <table:table-cell office:value-type="float" office:value="1.4602939208971288" table:formula="of:=PI()*[.N60]*2100/[.Q39]" table:style-name="ce1">
            <text:p>1.460293921</text:p>
          </table:table-cell>
          <table:table-cell office:value-type="float" office:value="1.3983675312143475" table:formula="of:=PI()*[.N60]*2100/[.Q62]" table:style-name="ce1">
            <text:p>1.398367531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1"/>
          <table:table-cell office:value-type="float" office:value="297894.73684210522" table:formula="of:=[.C60]+[.D$53]" table:style-name="ce13">
            <text:p>297894.7</text:p>
          </table:table-cell>
          <table:table-cell table:style-name="ce1"/>
          <table:table-cell office:value-type="float" office:value="605263.15789473685" table:formula="of:=[.E60]-[.D60]" table:style-name="ce1">
            <text:p>605263.1579</text:p>
          </table:table-cell>
          <table:table-cell table:number-columns-repeated="3" table:style-name="ce1"/>
          <table:table-cell table:number-columns-repeated="2" table:style-name="ce11"/>
          <table:table-cell office:value-type="float" office:value="164000" table:formula="of:=[.K60]+[.L$53]" table:style-name="ce13">
            <text:p>164000.0</text:p>
          </table:table-cell>
          <table:table-cell table:number-columns-repeated="2" table:style-name="ce1"/>
          <table:table-cell office:value-type="float" office:value="44.773565684210517" table:formula="of:=[.N60]+[.O$51]" table:style-name="ce12">
            <text:p>44.774</text:p>
          </table:table-cell>
          <table:table-cell table:number-columns-repeated="2" table:style-name="ce1"/>
          <table:table-cell office:value-type="float" office:value="206000" table:formula="of:=[.Q60]-[.L$53]" table:style-name="ce1">
            <text:p>206000</text:p>
          </table:table-cell>
          <table:table-cell table:style-name="ce1"/>
          <table:table-cell office:value-type="float" office:value="1.718942165586089" table:formula="of:=PI()*[.N61]*2100/[.Q40]" table:style-name="ce1">
            <text:p>1.718942166</text:p>
          </table:table-cell>
          <table:table-cell office:value-type="float" office:value="1.6594755087636248" table:formula="of:=PI()*[.N61]*2100/[.Q63]" table:style-name="ce1">
            <text:p>1.659475509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1"/>
          <table:table-cell office:value-type="float" office:value="328631.57894736837" table:formula="of:=[.C61]+[.D$53]" table:style-name="ce13">
            <text:p>328631.6</text:p>
          </table:table-cell>
          <table:table-cell table:style-name="ce1"/>
          <table:table-cell office:value-type="float" office:value="605263.15789473685" table:formula="of:=[.E61]-[.D61]" table:style-name="ce1">
            <text:p>605263.1579</text:p>
          </table:table-cell>
          <table:table-cell table:number-columns-repeated="3" table:style-name="ce1"/>
          <table:table-cell table:number-columns-repeated="2" table:style-name="ce11"/>
          <table:table-cell office:value-type="float" office:value="178000" table:formula="of:=[.K61]+[.L$53]" table:style-name="ce13">
            <text:p>178000.0</text:p>
          </table:table-cell>
          <table:table-cell table:number-columns-repeated="2" table:style-name="ce1"/>
          <table:table-cell office:value-type="float" office:value="48.850975052631568" table:formula="of:=[.N61]+[.O$51]" table:style-name="ce12">
            <text:p>48.851</text:p>
          </table:table-cell>
          <table:table-cell table:number-columns-repeated="2" table:style-name="ce1"/>
          <table:table-cell office:value-type="float" office:value="192000" table:formula="of:=[.Q61]-[.L$53]" table:style-name="ce1">
            <text:p>192000</text:p>
          </table:table-cell>
          <table:table-cell table:style-name="ce1"/>
          <table:table-cell office:value-type="float" office:value="2.0164809126378045" table:formula="of:=PI()*[.N62]*2100/[.Q41]" table:style-name="ce1">
            <text:p>2.016480913</text:p>
          </table:table-cell>
          <table:table-cell office:value-type="float" office:value="1.9651628971139985" table:formula="of:=PI()*[.N62]*2100/[.Q64]" table:style-name="ce1">
            <text:p>1.965162897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1"/>
          <table:table-cell office:value-type="float" office:value="359368.42105263151" table:formula="of:=[.C62]+[.D$53]" table:style-name="ce13">
            <text:p>359368.4</text:p>
          </table:table-cell>
          <table:table-cell table:style-name="ce1"/>
          <table:table-cell office:value-type="float" office:value="605263.15789473685" table:formula="of:=[.E62]-[.D62]" table:style-name="ce1">
            <text:p>605263.1579</text:p>
          </table:table-cell>
          <table:table-cell table:number-columns-repeated="3" table:style-name="ce1"/>
          <table:table-cell table:number-columns-repeated="2" table:style-name="ce11"/>
          <table:table-cell office:value-type="float" office:value="192000" table:formula="of:=[.K62]+[.L$53]" table:style-name="ce13">
            <text:p>192000.0</text:p>
          </table:table-cell>
          <table:table-cell table:number-columns-repeated="2" table:style-name="ce1"/>
          <table:table-cell office:value-type="float" office:value="52.92838442105262" table:formula="of:=[.N62]+[.O$51]" table:style-name="ce12">
            <text:p>52.928</text:p>
          </table:table-cell>
          <table:table-cell table:number-columns-repeated="2" table:style-name="ce1"/>
          <table:table-cell office:value-type="float" office:value="178000" table:formula="of:=[.Q62]-[.L$53]" table:style-name="ce1">
            <text:p>178000</text:p>
          </table:table-cell>
          <table:table-cell table:style-name="ce1"/>
          <table:table-cell office:value-type="float" office:value="2.3623946033954781" table:formula="of:=PI()*[.N63]*2100/[.Q42]" table:style-name="ce1">
            <text:p>2.362394603</text:p>
          </table:table-cell>
          <table:table-cell office:value-type="float" office:value="2.3279119312897754" table:formula="of:=PI()*[.N63]*2100/[.Q65]" table:style-name="ce1">
            <text:p>2.327911931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1"/>
          <table:table-cell office:value-type="float" office:value="390105.26315789466" table:formula="of:=[.C63]+[.D$53]" table:style-name="ce13">
            <text:p>390105.3</text:p>
          </table:table-cell>
          <table:table-cell table:style-name="ce1"/>
          <table:table-cell office:value-type="float" office:value="605263.15789473685" table:formula="of:=[.E63]-[.D63]" table:style-name="ce1">
            <text:p>605263.1579</text:p>
          </table:table-cell>
          <table:table-cell table:number-columns-repeated="3" table:style-name="ce1"/>
          <table:table-cell table:number-columns-repeated="2" table:style-name="ce11"/>
          <table:table-cell office:value-type="float" office:value="206000" table:formula="of:=[.K63]+[.L$53]" table:style-name="ce13">
            <text:p>206000.0</text:p>
          </table:table-cell>
          <table:table-cell table:number-columns-repeated="2" table:style-name="ce1"/>
          <table:table-cell office:value-type="float" office:value="57.005793789473671" table:formula="of:=[.N63]+[.O$51]" table:style-name="ce12">
            <text:p>57.006</text:p>
          </table:table-cell>
          <table:table-cell table:number-columns-repeated="2" table:style-name="ce1"/>
          <table:table-cell office:value-type="float" office:value="164000" table:formula="of:=[.Q63]-[.L$53]" table:style-name="ce1">
            <text:p>164000</text:p>
          </table:table-cell>
          <table:table-cell table:style-name="ce1"/>
          <table:table-cell office:value-type="float" office:value="2.769524600187784" table:formula="of:=PI()*[.N64]*2100/[.Q43]" table:style-name="ce1">
            <text:p>2.7695246</text:p>
          </table:table-cell>
          <table:table-cell office:value-type="float" office:value="2.7653445901487999" table:formula="of:=PI()*[.N64]*2100/[.Q66]" table:style-name="ce1">
            <text:p>2.76534459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1"/>
          <table:table-cell office:value-type="float" office:value="420842.10526315781" table:formula="of:=[.C64]+[.D$53]" table:style-name="ce13">
            <text:p>420842.1</text:p>
          </table:table-cell>
          <table:table-cell table:style-name="ce1"/>
          <table:table-cell office:value-type="float" office:value="605263.15789473685" table:formula="of:=[.E64]-[.D64]" table:style-name="ce1">
            <text:p>605263.1579</text:p>
          </table:table-cell>
          <table:table-cell table:number-columns-repeated="3" table:style-name="ce1"/>
          <table:table-cell table:number-columns-repeated="2" table:style-name="ce11"/>
          <table:table-cell office:value-type="float" office:value="220000" table:formula="of:=[.K64]+[.L$53]" table:style-name="ce13">
            <text:p>220000.0</text:p>
          </table:table-cell>
          <table:table-cell table:number-columns-repeated="2" table:style-name="ce1"/>
          <table:table-cell office:value-type="float" office:value="61.083203157894722" table:formula="of:=[.N64]+[.O$51]" table:style-name="ce12">
            <text:p>61.083</text:p>
          </table:table-cell>
          <table:table-cell table:number-columns-repeated="2" table:style-name="ce1"/>
          <table:table-cell office:value-type="float" office:value="150000" table:formula="of:=[.Q64]-[.L$53]" table:style-name="ce1">
            <text:p>150000</text:p>
          </table:table-cell>
          <table:table-cell table:style-name="ce1"/>
          <table:table-cell office:value-type="float" office:value="3.2556985448223239" table:formula="of:=PI()*[.N65]*2100/[.Q44]" table:style-name="ce1">
            <text:p>3.255698545</text:p>
          </table:table-cell>
          <table:table-cell office:value-type="float" office:value="3.3031716297295679" table:formula="of:=PI()*[.N65]*2100/[.Q67]" table:style-name="ce1">
            <text:p>3.30317163</text:p>
          </table:table-cell>
          <table:table-cell table:number-columns-repeated="16364"/>
        </table:table-row>
        <table:table-row table:style-name="ro1">
          <table:table-cell table:number-columns-repeated="2" table:style-name="ce11"/>
          <table:table-cell office:value-type="float" office:value="451578.94736842095" table:formula="of:=[.C65]+[.D$53]" table:style-name="ce13">
            <text:p>451578.9</text:p>
          </table:table-cell>
          <table:table-cell table:style-name="ce1"/>
          <table:table-cell office:value-type="float" office:value="605263.15789473685" table:formula="of:=[.E65]-[.D65]" table:style-name="ce1">
            <text:p>605263.1579</text:p>
          </table:table-cell>
          <table:table-cell table:number-columns-repeated="3" table:style-name="ce1"/>
          <table:table-cell table:number-columns-repeated="2" table:style-name="ce11"/>
          <table:table-cell office:value-type="float" office:value="234000" table:formula="of:=[.K65]+[.L$53]" table:style-name="ce13">
            <text:p>234000.0</text:p>
          </table:table-cell>
          <table:table-cell table:number-columns-repeated="2" table:style-name="ce1"/>
          <table:table-cell office:value-type="float" office:value="65.160612526315774" table:formula="of:=[.N65]+[.O$51]" table:style-name="ce12">
            <text:p>65.161</text:p>
          </table:table-cell>
          <table:table-cell table:number-columns-repeated="2" table:style-name="ce1"/>
          <table:table-cell office:value-type="float" office:value="136000" table:formula="of:=[.Q65]-[.L$53]" table:style-name="ce1">
            <text:p>136000</text:p>
          </table:table-cell>
          <table:table-cell table:style-name="ce1"/>
          <table:table-cell office:value-type="float" office:value="3.8464107626474133" table:formula="of:=PI()*[.N66]*2100/[.Q45]" table:style-name="ce1">
            <text:p>3.846410763</text:p>
          </table:table-cell>
          <table:table-cell office:value-type="float" office:value="3.9804353092016465" table:formula="of:=PI()*[.N66]*2100/[.Q68]" table:style-name="ce1">
            <text:p>3.980435309</text:p>
          </table:table-cell>
          <table:table-cell table:number-columns-repeated="16364"/>
        </table:table-row>
        <table:table-row table:style-name="ro1">
          <table:table-cell table:number-columns-repeated="2" table:style-name="ce11"/>
          <table:table-cell office:value-type="float" office:value="482315.7894736841" table:formula="of:=[.C66]+[.D$53]" table:style-name="ce13">
            <text:p>482315.8</text:p>
          </table:table-cell>
          <table:table-cell table:style-name="ce1"/>
          <table:table-cell office:value-type="float" office:value="605263.15789473685" table:formula="of:=[.E66]-[.D66]" table:style-name="ce1">
            <text:p>605263.1579</text:p>
          </table:table-cell>
          <table:table-cell table:number-columns-repeated="3" table:style-name="ce1"/>
          <table:table-cell table:number-columns-repeated="2" table:style-name="ce11"/>
          <table:table-cell office:value-type="float" office:value="248000" table:formula="of:=[.K66]+[.L$53]" table:style-name="ce13">
            <text:p>248000.0</text:p>
          </table:table-cell>
          <table:table-cell table:number-columns-repeated="2" table:style-name="ce1"/>
          <table:table-cell office:value-type="float" office:value="69.238021894736832" table:formula="of:=[.N66]+[.O$51]" table:style-name="ce12">
            <text:p>69.238</text:p>
          </table:table-cell>
          <table:table-cell table:number-columns-repeated="2" table:style-name="ce1"/>
          <table:table-cell office:value-type="float" office:value="122000" table:formula="of:=[.Q66]-[.L$53]" table:style-name="ce1">
            <text:p>122000</text:p>
          </table:table-cell>
          <table:table-cell table:style-name="ce1"/>
          <table:table-cell office:value-type="float" office:value="4.579439991162106" table:formula="of:=PI()*[.N67]*2100/[.Q46]" table:style-name="ce1">
            <text:p>4.579439991</text:p>
          </table:table-cell>
          <table:table-cell office:value-type="float" office:value="4.8594371059632806" table:formula="of:=PI()*[.N67]*2100/[.Q69]" table:style-name="ce1">
            <text:p>4.859437106</text:p>
          </table:table-cell>
          <table:table-cell table:number-columns-repeated="16364"/>
        </table:table-row>
        <table:table-row table:style-name="ro1">
          <table:table-cell table:number-columns-repeated="2" table:style-name="ce11"/>
          <table:table-cell office:value-type="float" office:value="513052.63157894724" table:formula="of:=[.C67]+[.D$53]" table:style-name="ce13">
            <text:p>513052.6</text:p>
          </table:table-cell>
          <table:table-cell table:style-name="ce1"/>
          <table:table-cell office:value-type="float" office:value="605263.15789473685" table:formula="of:=[.E67]-[.D67]" table:style-name="ce1">
            <text:p>605263.1579</text:p>
          </table:table-cell>
          <table:table-cell table:number-columns-repeated="3" table:style-name="ce1"/>
          <table:table-cell table:number-columns-repeated="2" table:style-name="ce11"/>
          <table:table-cell office:value-type="float" office:value="262000" table:formula="of:=[.K67]+[.L$53]" table:style-name="ce13">
            <text:p>262000.0</text:p>
          </table:table-cell>
          <table:table-cell table:number-columns-repeated="2" table:style-name="ce1"/>
          <table:table-cell office:value-type="float" office:value="73.31543126315789" table:formula="of:=[.N67]+[.O$51]" table:style-name="ce12">
            <text:p>73.315</text:p>
          </table:table-cell>
          <table:table-cell table:number-columns-repeated="2" table:style-name="ce1"/>
          <table:table-cell office:value-type="float" office:value="108000" table:formula="of:=[.Q67]-[.L$53]" table:style-name="ce1">
            <text:p>108000</text:p>
          </table:table-cell>
          <table:table-cell table:style-name="ce1"/>
          <table:table-cell office:value-type="float" office:value="5.513261796159977" table:formula="of:=PI()*[.N68]*2100/[.Q47]" table:style-name="ce1">
            <text:p>5.513261796</text:p>
          </table:table-cell>
          <table:table-cell office:value-type="float" office:value="6.0460895315914875" table:formula="of:=PI()*[.N68]*2100/[.Q70]" table:style-name="ce1">
            <text:p>6.046089532</text:p>
          </table:table-cell>
          <table:table-cell table:number-columns-repeated="16364"/>
        </table:table-row>
        <table:table-row table:style-name="ro1">
          <table:table-cell table:number-columns-repeated="2" table:style-name="ce11"/>
          <table:table-cell office:value-type="float" office:value="543789.47368421045" table:formula="of:=[.C68]+[.D$53]" table:style-name="ce13">
            <text:p>543789.5</text:p>
          </table:table-cell>
          <table:table-cell table:style-name="ce1"/>
          <table:table-cell office:value-type="float" office:value="605263.15789473685" table:formula="of:=[.E68]-[.D68]" table:style-name="ce1">
            <text:p>605263.1579</text:p>
          </table:table-cell>
          <table:table-cell table:number-columns-repeated="3" table:style-name="ce1"/>
          <table:table-cell table:number-columns-repeated="2" table:style-name="ce11"/>
          <table:table-cell office:value-type="float" office:value="276000" table:formula="of:=[.K68]+[.L$53]" table:style-name="ce13">
            <text:p>276000.0</text:p>
          </table:table-cell>
          <table:table-cell table:number-columns-repeated="2" table:style-name="ce1"/>
          <table:table-cell office:value-type="float" office:value="77.392840631578949" table:formula="of:=[.N68]+[.O$51]" table:style-name="ce12">
            <text:p>77.393</text:p>
          </table:table-cell>
          <table:table-cell table:number-columns-repeated="2" table:style-name="ce1"/>
          <table:table-cell office:value-type="float" office:value="94000" table:formula="of:=[.Q68]-[.L$53]" table:style-name="ce1">
            <text:p>94000</text:p>
          </table:table-cell>
          <table:table-cell table:style-name="ce1"/>
          <table:table-cell office:value-type="float" office:value="6.7434710863253908" table:formula="of:=PI()*[.N69]*2100/[.Q48]" table:style-name="ce1">
            <text:p>6.743471086</text:p>
          </table:table-cell>
          <table:table-cell office:value-type="float" office:value="7.7361702590013559" table:formula="of:=PI()*[.N69]*2100/[.Q71]" table:style-name="ce1">
            <text:p>7.736170259</text:p>
          </table:table-cell>
          <table:table-cell table:number-columns-repeated="16364"/>
        </table:table-row>
        <table:table-row table:style-name="ro1">
          <table:table-cell table:number-columns-repeated="2" table:style-name="ce11"/>
          <table:table-cell office:value-type="float" office:value="574526.31578947359" table:formula="of:=[.C69]+[.D$53]" table:style-name="ce13">
            <text:p>574526.3</text:p>
          </table:table-cell>
          <table:table-cell table:style-name="ce1"/>
          <table:table-cell office:value-type="float" office:value="605263.15789473685" table:formula="of:=[.E69]-[.D69]" table:style-name="ce1">
            <text:p>605263.1579</text:p>
          </table:table-cell>
          <table:table-cell table:number-columns-repeated="3" table:style-name="ce1"/>
          <table:table-cell table:number-columns-repeated="2" table:style-name="ce11"/>
          <table:table-cell office:value-type="float" office:value="290000" table:formula="of:=[.K69]+[.L$53]" table:style-name="ce13">
            <text:p>290000.0</text:p>
          </table:table-cell>
          <table:table-cell table:style-name="ce1"/>
          <table:table-cell office:value-type="float" office:value="81.470249999999993" table:style-name="ce7">
            <text:p>81.470</text:p>
          </table:table-cell>
          <table:table-cell office:value-type="float" office:value="81.470250000000007" table:formula="of:=[.N69]+[.O$51]" table:style-name="ce12">
            <text:p>81.470</text:p>
          </table:table-cell>
          <table:table-cell table:number-columns-repeated="2" table:style-name="ce1"/>
          <table:table-cell office:value-type="float" office:value="80000" table:formula="of:=[.Q69]-[.L$53]" table:style-name="ce1">
            <text:p>80000</text:p>
          </table:table-cell>
          <table:table-cell table:style-name="ce1"/>
          <table:table-cell office:value-type="float" office:value="8.4377913918502436" table:formula="of:=PI()*[.N70]*2100/[.Q49]" table:style-name="ce1">
            <text:p>8.437791392</text:p>
          </table:table-cell>
          <table:table-cell office:value-type="float" office:value="10.336294455016541" table:formula="of:=PI()*[.N70]*2100/[.Q72]" table:style-name="ce1">
            <text:p>10.33629446</text:p>
          </table:table-cell>
          <table:table-cell table:number-columns-repeated="16364"/>
        </table:table-row>
        <table:table-row table:style-name="ro1">
          <table:table-cell table:number-columns-repeated="2" table:style-name="ce11"/>
          <table:table-cell office:value-type="float" office:value="605263.15789473674" table:formula="of:=[.C70]+[.D$53]" table:style-name="ce13">
            <text:p>605263.2</text:p>
          </table:table-cell>
          <table:table-cell table:style-name="ce1"/>
          <table:table-cell office:value-type="float" office:value="605263.15789473685" table:formula="of:=[.E70]-[.D70]" table:style-name="ce1">
            <text:p>605263.1579</text:p>
          </table:table-cell>
          <table:table-cell table:number-columns-repeated="3" table:style-name="ce1"/>
          <table:table-cell table:number-columns-repeated="2" table:style-name="ce11"/>
          <table:table-cell office:value-type="float" office:value="304000" table:formula="of:=[.K70]+[.L$53]" table:style-name="ce13">
            <text:p>304000.0</text:p>
          </table:table-cell>
          <table:table-cell table:number-columns-repeated="5" table:style-name="ce1"/>
          <table:table-cell office:value-type="float" office:value="66000" table:formula="of:=[.Q70]-[.L$53]" table:style-name="ce1">
            <text:p>660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v_D</text:p>
          </table:table-cell>
          <table:table-cell office:value-type="float" office:value="636000" table:style-name="ce11">
            <text:p>636000</text:p>
          </table:table-cell>
          <table:table-cell office:value-type="float" office:value="635999.99999999988" table:formula="of:=[.C71]+[.D$53]" table:style-name="ce13">
            <text:p>636000.0</text:p>
          </table:table-cell>
          <table:table-cell table:style-name="ce1"/>
          <table:table-cell office:value-type="float" office:value="605263.15789473685" table:formula="of:=[.E71]-[.D71]" table:style-name="ce1">
            <text:p>605263.1579</text:p>
          </table:table-cell>
          <table:table-cell table:number-columns-repeated="3" table:style-name="ce1"/>
          <table:table-cell office:value-type="string" table:style-name="ce11">
            <text:p>v_D</text:p>
          </table:table-cell>
          <table:table-cell office:value-type="float" office:value="318000" table:style-name="ce11">
            <text:p>318000</text:p>
          </table:table-cell>
          <table:table-cell office:value-type="float" office:value="318000" table:formula="of:=[.K71]+[.L$53]" table:style-name="ce13">
            <text:p>318000.0</text:p>
          </table:table-cell>
          <table:table-cell table:style-name="ce1"/>
          <table:table-cell office:value-type="string" table:style-name="ce1">
            <text:p>f100</text:p>
          </table:table-cell>
          <table:table-cell table:number-columns-repeated="3" table:style-name="ce1"/>
          <table:table-cell office:value-type="float" office:value="52000" table:formula="of:=[.Q71]-[.L$53]" table:style-name="ce1">
            <text:p>52000</text:p>
          </table:table-cell>
          <table:table-cell table:style-name="ce1"/>
          <table:table-cell office:value-type="string" table:style-name="ce1">
            <text:p>100 tas</text:p>
          </table:table-cell>
          <table:table-cell office:value-type="string" table:style-name="ce1">
            <text:p>eas</text:p>
          </table:table-cell>
          <table:table-cell table:number-columns-repeated="16364"/>
        </table:table-row>
        <table:table-row table:style-name="ro1">
          <table:table-cell table:number-columns-repeated="12" table:style-name="ce1"/>
          <table:table-cell office:value-type="float" office:value="3.259039" table:style-name="ce7">
            <text:p>3.259</text:p>
          </table:table-cell>
          <table:table-cell office:value-type="float" office:value="3.259039" table:style-name="ce7">
            <text:p>3.259</text:p>
          </table:table-cell>
          <table:table-cell office:value-type="float" office:value="3.6286284736842105" table:formula="of:=([.M92]-[.M73])/19" table:style-name="ce1">
            <text:p>3.628628474</text:p>
          </table:table-cell>
          <table:table-cell table:number-columns-repeated="3" table:style-name="ce1"/>
          <table:table-cell office:value-type="float" office:value="7.3633572802539432E-2" table:formula="of:=PI()*[.N73]*2100/[.Q30]" table:style-name="ce1">
            <text:p>0.073633573</text:p>
          </table:table-cell>
          <table:table-cell office:value-type="float" office:value="6.7613217793526775E-2" table:formula="of:=PI()*[.N73]*2100/[.Q53]" table:style-name="ce1">
            <text:p>0.067613218</text:p>
          </table:table-cell>
          <table:table-cell table:number-columns-repeated="16364"/>
        </table:table-row>
        <table:table-row table:style-name="ro1">
          <table:table-cell table:number-columns-repeated="13" table:style-name="ce1"/>
          <table:table-cell office:value-type="float" office:value="6.8876674736842105" table:formula="of:=[.N73]+[.O$73]" table:style-name="ce12">
            <text:p>6.888</text:p>
          </table:table-cell>
          <table:table-cell table:number-columns-repeated="4" table:style-name="ce1"/>
          <table:table-cell office:value-type="float" office:value="0.16229599354742896" table:formula="of:=PI()*[.N74]*2100/[.Q31]" table:style-name="ce1">
            <text:p>0.162295994</text:p>
          </table:table-cell>
          <table:table-cell office:value-type="float" office:value="0.1494747224505294" table:formula="of:=PI()*[.N74]*2100/[.Q54]" table:style-name="ce1">
            <text:p>0.149474722</text:p>
          </table:table-cell>
          <table:table-cell table:number-columns-repeated="16364"/>
        </table:table-row>
        <table:table-row table:style-name="ro1">
          <table:table-cell table:number-columns-repeated="13" table:style-name="ce1"/>
          <table:table-cell office:value-type="float" office:value="10.516295947368421" table:formula="of:=[.N74]+[.O$73]" table:style-name="ce12">
            <text:p>10.516</text:p>
          </table:table-cell>
          <table:table-cell table:number-columns-repeated="4" table:style-name="ce1"/>
          <table:table-cell office:value-type="float" office:value="0.25890971674589053" table:formula="of:=PI()*[.N75]*2100/[.Q32]" table:style-name="ce1">
            <text:p>0.258909717</text:p>
          </table:table-cell>
          <table:table-cell office:value-type="float" office:value="0.23924009652269096" table:formula="of:=PI()*[.N75]*2100/[.Q55]" table:style-name="ce1">
            <text:p>0.239240097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string" table:style-name="ce1">
            <text:p>00eas</text:p>
          </table:table-cell>
          <table:table-cell office:value-type="string" table:style-name="ce1">
            <text:p>25eas</text:p>
          </table:table-cell>
          <table:table-cell office:value-type="string" table:style-name="ce1">
            <text:p>50eas</text:p>
          </table:table-cell>
          <table:table-cell office:value-type="string" table:style-name="ce1">
            <text:p>100eas</text:p>
          </table:table-cell>
          <table:table-cell table:number-columns-repeated="8" table:style-name="ce1"/>
          <table:table-cell office:value-type="float" office:value="14.144924421052632" table:formula="of:=[.N75]+[.O$73]" table:style-name="ce12">
            <text:p>14.145</text:p>
          </table:table-cell>
          <table:table-cell table:number-columns-repeated="4" table:style-name="ce1"/>
          <table:table-cell office:value-type="float" office:value="0.36459457276342172" table:formula="of:=PI()*[.N76]*2100/[.Q33]" table:style-name="ce1">
            <text:p>0.364594573</text:p>
          </table:table-cell>
          <table:table-cell office:value-type="float" office:value="0.33811210274710068" table:formula="of:=PI()*[.N76]*2100/[.Q56]" table:style-name="ce1">
            <text:p>0.338112103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5.8836695621759028E-2" table:formula="of:=PI()*2100*[.B30]/[.E53]" table:style-name="ce1">
            <text:p>0.058836696</text:p>
          </table:table-cell>
          <table:table-cell office:value-type="float" office:value="4.7958939950004331E-2" table:formula="of:=PI()*2100*[.N30]/[.E53]" table:style-name="ce1">
            <text:p>0.04795894</text:p>
          </table:table-cell>
          <table:table-cell office:value-type="float" office:value="4.1487256119842705E-2" table:formula="of:=PI()*[.N51]*2100/[.E53]" table:style-name="ce1">
            <text:p>0.041487256</text:p>
          </table:table-cell>
          <table:table-cell office:value-type="float" office:value="3.3806608896763388E-2" table:formula="of:=PI()*[.N73]*2100/[.E53]" table:style-name="ce1">
            <text:p>0.033806609</text:p>
          </table:table-cell>
          <table:table-cell table:number-columns-repeated="8" table:style-name="ce1"/>
          <table:table-cell office:value-type="float" office:value="17.773552894736842" table:formula="of:=[.N76]+[.O$73]" table:style-name="ce12">
            <text:p>17.774</text:p>
          </table:table-cell>
          <table:table-cell table:number-columns-repeated="4" table:style-name="ce1"/>
          <table:table-cell office:value-type="float" office:value="0.4806910334365162" table:formula="of:=PI()*[.N77]*2100/[.Q34]" table:style-name="ce1">
            <text:p>0.480691033</text:p>
          </table:table-cell>
          <table:table-cell office:value-type="float" office:value="0.44755058291915734" table:formula="of:=PI()*[.N77]*2100/[.Q57]" table:style-name="ce1">
            <text:p>0.447550583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0.11936489482773514" table:formula="of:=PI()*2100*[.B31]/[.E54]" table:style-name="ce1">
            <text:p>0.119364895</text:p>
          </table:table-cell>
          <table:table-cell office:value-type="float" office:value="0.10163607105189276" table:formula="of:=PI()*2100*[.N31]/[.E54]" table:style-name="ce1">
            <text:p>0.101636071</text:p>
          </table:table-cell>
          <table:table-cell office:value-type="float" office:value="8.8037688671375597E-2" table:formula="of:=PI()*[.N52]*2100/[.E54]" table:style-name="ce1">
            <text:p>0.088037689</text:p>
          </table:table-cell>
          <table:table-cell office:value-type="float" office:value="7.507530407602242E-2" table:formula="of:=PI()*[.N74]*2100/[.E54]" table:style-name="ce1">
            <text:p>0.075075304</text:p>
          </table:table-cell>
          <table:table-cell table:number-columns-repeated="8" table:style-name="ce1"/>
          <table:table-cell office:value-type="float" office:value="21.402181368421051" table:formula="of:=[.N77]+[.O$73]" table:style-name="ce12">
            <text:p>21.402</text:p>
          </table:table-cell>
          <table:table-cell table:number-columns-repeated="4" table:style-name="ce1"/>
          <table:table-cell office:value-type="float" office:value="0.60881736905420047" table:formula="of:=PI()*[.N78]*2100/[.Q35]" table:style-name="ce1">
            <text:p>0.608817369</text:p>
          </table:table-cell>
          <table:table-cell office:value-type="float" office:value="0.56934502052999458" table:formula="of:=PI()*[.N78]*2100/[.Q58]" table:style-name="ce1">
            <text:p>0.569345021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0.17690521314300628" table:formula="of:=PI()*2100*[.B32]/[.E55]" table:style-name="ce1">
            <text:p>0.176905213</text:p>
          </table:table-cell>
          <table:table-cell office:value-type="float" office:value="0.15287772207284187" table:formula="of:=PI()*2100*[.N32]/[.E55]" table:style-name="ce1">
            <text:p>0.152877722</text:p>
          </table:table-cell>
          <table:table-cell office:value-type="float" office:value="0.13248129012951818" table:formula="of:=PI()*[.N53]*2100/[.E55]" table:style-name="ce1">
            <text:p>0.13248129</text:p>
          </table:table-cell>
          <table:table-cell office:value-type="float" office:value="0.11462721146435018" table:formula="of:=PI()*[.N75]*2100/[.E55]" table:style-name="ce1">
            <text:p>0.114627211</text:p>
          </table:table-cell>
          <table:table-cell table:number-columns-repeated="8" table:style-name="ce1"/>
          <table:table-cell office:value-type="float" office:value="25.03080984210526" table:formula="of:=[.N78]+[.O$73]" table:style-name="ce12">
            <text:p>25.031</text:p>
          </table:table-cell>
          <table:table-cell table:number-columns-repeated="4" table:style-name="ce1"/>
          <table:table-cell office:value-type="float" office:value="0.75094554394311031" table:formula="of:=PI()*[.N79]*2100/[.Q36]" table:style-name="ce1">
            <text:p>0.750945544</text:p>
          </table:table-cell>
          <table:table-cell office:value-type="float" office:value="0.70571315153016267" table:formula="of:=PI()*[.N79]*2100/[.Q59]" table:style-name="ce1">
            <text:p>0.705713152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0.2344455314582774" table:formula="of:=PI()*2100*[.B33]/[.E56]" table:style-name="ce1">
            <text:p>0.234445531</text:p>
          </table:table-cell>
          <table:table-cell office:value-type="float" office:value="0.20411937309379094" table:formula="of:=PI()*2100*[.N33]/[.E56]" table:style-name="ce1">
            <text:p>0.204119373</text:p>
          </table:table-cell>
          <table:table-cell office:value-type="float" office:value="0.17692489158766081" table:formula="of:=PI()*[.N54]*2100/[.E56]" table:style-name="ce1">
            <text:p>0.176924892</text:p>
          </table:table-cell>
          <table:table-cell office:value-type="float" office:value="0.1541791188526779" table:formula="of:=PI()*[.N76]*2100/[.E56]" table:style-name="ce1">
            <text:p>0.154179119</text:p>
          </table:table-cell>
          <table:table-cell table:number-columns-repeated="8" table:style-name="ce1"/>
          <table:table-cell office:value-type="float" office:value="28.659438315789469" table:formula="of:=[.N79]+[.O$73]" table:style-name="ce12">
            <text:p>28.659</text:p>
          </table:table-cell>
          <table:table-cell table:number-columns-repeated="4" table:style-name="ce1"/>
          <table:table-cell office:value-type="float" office:value="0.90950343215495888" table:formula="of:=PI()*[.N80]*2100/[.Q37]" table:style-name="ce1">
            <text:p>0.909503432</text:p>
          </table:table-cell>
          <table:table-cell office:value-type="float" office:value="0.85943722647580656" table:formula="of:=PI()*[.N80]*2100/[.Q60]" table:style-name="ce1">
            <text:p>0.859437226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29198584977354852" table:formula="of:=PI()*2100*[.B34]/[.E57]" table:style-name="ce1">
            <text:p>0.29198585</text:p>
          </table:table-cell>
          <table:table-cell office:value-type="float" office:value="0.25536102411474004" table:formula="of:=PI()*2100*[.N34]/[.E57]" table:style-name="ce1">
            <text:p>0.255361024</text:p>
          </table:table-cell>
          <table:table-cell office:value-type="float" office:value="0.22136849304580339" table:formula="of:=PI()*[.N55]*2100/[.E57]" table:style-name="ce1">
            <text:p>0.221368493</text:p>
          </table:table-cell>
          <table:table-cell office:value-type="float" office:value="0.19373102624100566" table:formula="of:=PI()*[.N77]*2100/[.E57]" table:style-name="ce1">
            <text:p>0.193731026</text:p>
          </table:table-cell>
          <table:table-cell table:number-columns-repeated="8" table:style-name="ce1"/>
          <table:table-cell office:value-type="float" office:value="32.288066789473682" table:formula="of:=[.N80]+[.O$73]" table:style-name="ce12">
            <text:p>32.288</text:p>
          </table:table-cell>
          <table:table-cell table:number-columns-repeated="4" table:style-name="ce1"/>
          <table:table-cell office:value-type="float" office:value="1.0875146554263331" table:formula="of:=PI()*[.N81]*2100/[.Q38]" table:style-name="ce1">
            <text:p>1.087514655</text:p>
          </table:table-cell>
          <table:table-cell office:value-type="float" office:value="1.034055835880082" table:formula="of:=PI()*[.N81]*2100/[.Q61]" table:style-name="ce1">
            <text:p>1.034055836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34952616808881964" table:formula="of:=PI()*2100*[.B35]/[.E58]" table:style-name="ce1">
            <text:p>0.349526168</text:p>
          </table:table-cell>
          <table:table-cell office:value-type="float" office:value="0.30660267513568912" table:formula="of:=PI()*2100*[.N35]/[.E58]" table:style-name="ce1">
            <text:p>0.306602675</text:p>
          </table:table-cell>
          <table:table-cell office:value-type="float" office:value="0.26581209450394599" table:formula="of:=PI()*[.N56]*2100/[.E58]" table:style-name="ce1">
            <text:p>0.265812095</text:p>
          </table:table-cell>
          <table:table-cell office:value-type="float" office:value="0.23328293362933342" table:formula="of:=PI()*[.N78]*2100/[.E58]" table:style-name="ce1">
            <text:p>0.233282934</text:p>
          </table:table-cell>
          <table:table-cell table:number-columns-repeated="8" table:style-name="ce1"/>
          <table:table-cell office:value-type="float" office:value="35.916695263157891" table:formula="of:=[.N81]+[.O$73]" table:style-name="ce12">
            <text:p>35.917</text:p>
          </table:table-cell>
          <table:table-cell table:number-columns-repeated="4" table:style-name="ce1"/>
          <table:table-cell office:value-type="float" office:value="1.2887932546876624" table:formula="of:=PI()*[.N82]*2100/[.Q39]" table:style-name="ce1">
            <text:p>1.288793255</text:p>
          </table:table-cell>
          <table:table-cell office:value-type="float" office:value="1.2341396591558143" table:formula="of:=PI()*[.N82]*2100/[.Q62]" table:style-name="ce1">
            <text:p>1.234139659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40706648640409071" table:formula="of:=PI()*2100*[.B36]/[.E59]" table:style-name="ce1">
            <text:p>0.407066486</text:p>
          </table:table-cell>
          <table:table-cell office:value-type="float" office:value="0.35784432615663814" table:formula="of:=PI()*2100*[.N36]/[.E59]" table:style-name="ce1">
            <text:p>0.357844326</text:p>
          </table:table-cell>
          <table:table-cell office:value-type="float" office:value="0.31025569596208863" table:formula="of:=PI()*[.N57]*2100/[.E59]" table:style-name="ce1">
            <text:p>0.310255696</text:p>
          </table:table-cell>
          <table:table-cell office:value-type="float" office:value="0.27283484101766114" table:formula="of:=PI()*[.N79]*2100/[.E59]" table:style-name="ce1">
            <text:p>0.272834841</text:p>
          </table:table-cell>
          <table:table-cell table:number-columns-repeated="8" table:style-name="ce1"/>
          <table:table-cell office:value-type="float" office:value="39.5453237368421" table:formula="of:=[.N82]+[.O$73]" table:style-name="ce12">
            <text:p>39.545</text:p>
          </table:table-cell>
          <table:table-cell table:number-columns-repeated="4" table:style-name="ce1"/>
          <table:table-cell office:value-type="float" office:value="1.518220034170346" table:formula="of:=PI()*[.N83]*2100/[.Q40]" table:style-name="ce1">
            <text:p>1.518220034</text:p>
          </table:table-cell>
          <table:table-cell office:value-type="float" office:value="1.4656973422726727" table:formula="of:=PI()*[.N83]*2100/[.Q63]" table:style-name="ce1">
            <text:p>1.465697342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46460680471936183" table:formula="of:=PI()*2100*[.B37]/[.E60]" table:style-name="ce1">
            <text:p>0.464606805</text:p>
          </table:table-cell>
          <table:table-cell office:value-type="float" office:value="0.40908597717758721" table:formula="of:=PI()*2100*[.N37]/[.E60]" table:style-name="ce1">
            <text:p>0.409085977</text:p>
          </table:table-cell>
          <table:table-cell office:value-type="float" office:value="0.35469929742023121" table:formula="of:=PI()*[.N58]*2100/[.E60]" table:style-name="ce1">
            <text:p>0.354699297</text:p>
          </table:table-cell>
          <table:table-cell office:value-type="float" office:value="0.31238674840598885" table:formula="of:=PI()*[.N80]*2100/[.E60]" table:style-name="ce1">
            <text:p>0.312386748</text:p>
          </table:table-cell>
          <table:table-cell table:number-columns-repeated="8" table:style-name="ce1"/>
          <table:table-cell office:value-type="float" office:value="43.173952210526309" table:formula="of:=[.N83]+[.O$73]" table:style-name="ce12">
            <text:p>43.174</text:p>
          </table:table-cell>
          <table:table-cell table:number-columns-repeated="4" table:style-name="ce1"/>
          <table:table-cell office:value-type="float" office:value="1.7821435593018573" table:formula="of:=PI()*[.N84]*2100/[.Q41]" table:style-name="ce1">
            <text:p>1.782143559</text:p>
          </table:table-cell>
          <table:table-cell office:value-type="float" office:value="1.7367892639704585" table:formula="of:=PI()*[.N84]*2100/[.Q64]" table:style-name="ce1">
            <text:p>1.736789264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52214712303463306" table:formula="of:=PI()*2100*[.B38]/[.E61]" table:style-name="ce1">
            <text:p>0.522147123</text:p>
          </table:table-cell>
          <table:table-cell office:value-type="float" office:value="0.46032762819853629" table:formula="of:=PI()*2100*[.N38]/[.E61]" table:style-name="ce1">
            <text:p>0.460327628</text:p>
          </table:table-cell>
          <table:table-cell office:value-type="float" office:value="0.39914289887837384" table:formula="of:=PI()*[.N59]*2100/[.E61]" table:style-name="ce1">
            <text:p>0.399142899</text:p>
          </table:table-cell>
          <table:table-cell office:value-type="float" office:value="0.3519386557943166" table:formula="of:=PI()*[.N81]*2100/[.E61]" table:style-name="ce1">
            <text:p>0.351938656</text:p>
          </table:table-cell>
          <table:table-cell table:number-columns-repeated="8" table:style-name="ce1"/>
          <table:table-cell office:value-type="float" office:value="46.802580684210518" table:formula="of:=[.N84]+[.O$73]" table:style-name="ce12">
            <text:p>46.803</text:p>
          </table:table-cell>
          <table:table-cell table:number-columns-repeated="4" table:style-name="ce1"/>
          <table:table-cell office:value-type="float" office:value="2.0889767417382559" table:formula="of:=PI()*[.N85]*2100/[.Q42]" table:style-name="ce1">
            <text:p>2.088976742</text:p>
          </table:table-cell>
          <table:table-cell office:value-type="float" office:value="2.0584850110518302" table:formula="of:=PI()*[.N85]*2100/[.Q65]" table:style-name="ce1">
            <text:p>2.058485011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57968744134990413" table:formula="of:=PI()*2100*[.B39]/[.E62]" table:style-name="ce1">
            <text:p>0.579687441</text:p>
          </table:table-cell>
          <table:table-cell office:value-type="float" office:value="0.51156927921948536" table:formula="of:=PI()*2100*[.N39]/[.E62]" table:style-name="ce1">
            <text:p>0.511569279</text:p>
          </table:table-cell>
          <table:table-cell office:value-type="float" office:value="0.44358650033651648" table:formula="of:=PI()*[.N60]*2100/[.E62]" table:style-name="ce1">
            <text:p>0.4435865</text:p>
          </table:table-cell>
          <table:table-cell office:value-type="float" office:value="0.39149056318264436" table:formula="of:=PI()*[.N82]*2100/[.E62]" table:style-name="ce1">
            <text:p>0.391490563</text:p>
          </table:table-cell>
          <table:table-cell table:number-columns-repeated="8" table:style-name="ce1"/>
          <table:table-cell office:value-type="float" office:value="50.431209157894727" table:formula="of:=[.N85]+[.O$73]" table:style-name="ce12">
            <text:p>50.431</text:p>
          </table:table-cell>
          <table:table-cell table:number-columns-repeated="4" table:style-name="ce1"/>
          <table:table-cell office:value-type="float" office:value="2.4501101571502995" table:formula="of:=PI()*[.N86]*2100/[.Q43]" table:style-name="ce1">
            <text:p>2.450110157</text:p>
          </table:table-cell>
          <table:table-cell office:value-type="float" office:value="2.4464122354734852" table:formula="of:=PI()*[.N86]*2100/[.Q66]" table:style-name="ce1">
            <text:p>2.446412235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6372277596651752" table:formula="of:=PI()*2100*[.B40]/[.E63]" table:style-name="ce1">
            <text:p>0.63722776</text:p>
          </table:table-cell>
          <table:table-cell office:value-type="float" office:value="0.56281093024043449" table:formula="of:=PI()*2100*[.N40]/[.E63]" table:style-name="ce1">
            <text:p>0.56281093</text:p>
          </table:table-cell>
          <table:table-cell office:value-type="float" office:value="0.48803010179465905" table:formula="of:=PI()*[.N61]*2100/[.E63]" table:style-name="ce1">
            <text:p>0.488030102</text:p>
          </table:table-cell>
          <table:table-cell office:value-type="float" office:value="0.43104247057097206" table:formula="of:=PI()*[.N83]*2100/[.E63]" table:style-name="ce1">
            <text:p>0.431042471</text:p>
          </table:table-cell>
          <table:table-cell table:number-columns-repeated="8" table:style-name="ce1"/>
          <table:table-cell office:value-type="float" office:value="54.059837631578937" table:formula="of:=[.N86]+[.O$73]" table:style-name="ce12">
            <text:p>54.060</text:p>
          </table:table-cell>
          <table:table-cell table:number-columns-repeated="4" table:style-name="ce1"/>
          <table:table-cell office:value-type="float" office:value="2.8813573226589235" table:formula="of:=PI()*[.N87]*2100/[.Q44]" table:style-name="ce1">
            <text:p>2.881357323</text:p>
          </table:table-cell>
          <table:table-cell office:value-type="float" office:value="2.9233719376312575" table:formula="of:=PI()*[.N87]*2100/[.Q67]" table:style-name="ce1">
            <text:p>2.923371938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69476807798044637" table:formula="of:=PI()*2100*[.B41]/[.E64]" table:style-name="ce1">
            <text:p>0.694768078</text:p>
          </table:table-cell>
          <table:table-cell office:value-type="float" office:value="0.61405258126138351" table:formula="of:=PI()*2100*[.N41]/[.E64]" table:style-name="ce1">
            <text:p>0.614052581</text:p>
          </table:table-cell>
          <table:table-cell office:value-type="float" office:value="0.53247370325280163" table:formula="of:=PI()*[.N62]*2100/[.E64]" table:style-name="ce1">
            <text:p>0.532473703</text:p>
          </table:table-cell>
          <table:table-cell office:value-type="float" office:value="0.47059437795929987" table:formula="of:=PI()*[.N84]*2100/[.E64]" table:style-name="ce1">
            <text:p>0.470594378</text:p>
          </table:table-cell>
          <table:table-cell table:number-columns-repeated="8" table:style-name="ce1"/>
          <table:table-cell office:value-type="float" office:value="57.688466105263146" table:formula="of:=[.N87]+[.O$73]" table:style-name="ce12">
            <text:p>57.688</text:p>
          </table:table-cell>
          <table:table-cell table:number-columns-repeated="4" table:style-name="ce1"/>
          <table:table-cell office:value-type="float" office:value="3.4053322752036856" table:formula="of:=PI()*[.N88]*2100/[.Q45]" table:style-name="ce1">
            <text:p>3.405332275</text:p>
          </table:table-cell>
          <table:table-cell office:value-type="float" office:value="3.5239878588669704" table:formula="of:=PI()*[.N88]*2100/[.Q68]" table:style-name="ce1">
            <text:p>3.523987859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75230839629571755" table:formula="of:=PI()*2100*[.B42]/[.E65]" table:style-name="ce1">
            <text:p>0.752308396</text:p>
          </table:table-cell>
          <table:table-cell office:value-type="float" office:value="0.66529423228233264" table:formula="of:=PI()*2100*[.N42]/[.E65]" table:style-name="ce1">
            <text:p>0.665294232</text:p>
          </table:table-cell>
          <table:table-cell office:value-type="float" office:value="0.57691730471094427" table:formula="of:=PI()*[.N63]*2100/[.E65]" table:style-name="ce1">
            <text:p>0.576917305</text:p>
          </table:table-cell>
          <table:table-cell office:value-type="float" office:value="0.51014628534762751" table:formula="of:=PI()*[.N85]*2100/[.E65]" table:style-name="ce1">
            <text:p>0.510146285</text:p>
          </table:table-cell>
          <table:table-cell table:number-columns-repeated="8" table:style-name="ce1"/>
          <table:table-cell office:value-type="float" office:value="61.317094578947355" table:formula="of:=[.N88]+[.O$73]" table:style-name="ce12">
            <text:p>61.317</text:p>
          </table:table-cell>
          <table:table-cell table:number-columns-repeated="4" table:style-name="ce1"/>
          <table:table-cell office:value-type="float" office:value="4.055545600127056" table:formula="of:=PI()*[.N89]*2100/[.Q46]" table:style-name="ce1">
            <text:p>4.0555456</text:p>
          </table:table-cell>
          <table:table-cell office:value-type="float" office:value="4.3035106502580032" table:formula="of:=PI()*[.N89]*2100/[.Q69]" table:style-name="ce1">
            <text:p>4.30351065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80984871461098873" table:formula="of:=PI()*2100*[.B43]/[.E66]" table:style-name="ce1">
            <text:p>0.809848715</text:p>
          </table:table-cell>
          <table:table-cell office:value-type="float" office:value="0.71653588330328177" table:formula="of:=PI()*2100*[.N43]/[.E66]" table:style-name="ce1">
            <text:p>0.716535883</text:p>
          </table:table-cell>
          <table:table-cell office:value-type="float" office:value="0.6213609061690869" table:formula="of:=PI()*[.N64]*2100/[.E66]" table:style-name="ce1">
            <text:p>0.621360906</text:p>
          </table:table-cell>
          <table:table-cell office:value-type="float" office:value="0.54969819273595522" table:formula="of:=PI()*[.N86]*2100/[.E66]" table:style-name="ce1">
            <text:p>0.549698193</text:p>
          </table:table-cell>
          <table:table-cell table:number-columns-repeated="8" table:style-name="ce1"/>
          <table:table-cell office:value-type="float" office:value="64.945723052631564" table:formula="of:=[.N89]+[.O$73]" table:style-name="ce12">
            <text:p>64.946</text:p>
          </table:table-cell>
          <table:table-cell table:number-columns-repeated="4" table:style-name="ce1"/>
          <table:table-cell office:value-type="float" office:value="4.88386643249539" table:formula="of:=PI()*[.N90]*2100/[.Q47]" table:style-name="ce1">
            <text:p>4.883866432</text:p>
          </table:table-cell>
          <table:table-cell office:value-type="float" office:value="5.3558664186358955" table:formula="of:=PI()*[.N90]*2100/[.Q70]" table:style-name="ce1">
            <text:p>5.355866419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86738903292625991" table:formula="of:=PI()*2100*[.B44]/[.E67]" table:style-name="ce1">
            <text:p>0.867389033</text:p>
          </table:table-cell>
          <table:table-cell office:value-type="float" office:value="0.76777753432423101" table:formula="of:=PI()*2100*[.N44]/[.E67]" table:style-name="ce1">
            <text:p>0.767777534</text:p>
          </table:table-cell>
          <table:table-cell office:value-type="float" office:value="0.66580450762722942" table:formula="of:=PI()*[.N65]*2100/[.E67]" table:style-name="ce1">
            <text:p>0.665804508</text:p>
          </table:table-cell>
          <table:table-cell office:value-type="float" office:value="0.58925010012428303" table:formula="of:=PI()*[.N87]*2100/[.E67]" table:style-name="ce1">
            <text:p>0.5892501</text:p>
          </table:table-cell>
          <table:table-cell table:number-columns-repeated="8" table:style-name="ce1"/>
          <table:table-cell office:value-type="float" office:value="68.57435152631578" table:formula="of:=[.N90]+[.O$73]" table:style-name="ce12">
            <text:p>68.574</text:p>
          </table:table-cell>
          <table:table-cell table:number-columns-repeated="4" table:style-name="ce1"/>
          <table:table-cell office:value-type="float" office:value="5.9750895949481002" table:formula="of:=PI()*[.N91]*2100/[.Q48]" table:style-name="ce1">
            <text:p>5.975089595</text:p>
          </table:table-cell>
          <table:table-cell office:value-type="float" office:value="6.8546761493559254" table:formula="of:=PI()*[.N91]*2100/[.Q71]" table:style-name="ce1">
            <text:p>6.854676149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92492935124153108" table:formula="of:=PI()*2100*[.B45]/[.E68]" table:style-name="ce1">
            <text:p>0.924929351</text:p>
          </table:table-cell>
          <table:table-cell office:value-type="float" office:value="0.81901918534518015" table:formula="of:=PI()*2100*[.N45]/[.E68]" table:style-name="ce1">
            <text:p>0.819019185</text:p>
          </table:table-cell>
          <table:table-cell office:value-type="float" office:value="0.71024810908537206" table:formula="of:=PI()*[.N66]*2100/[.E68]" table:style-name="ce1">
            <text:p>0.710248109</text:p>
          </table:table-cell>
          <table:table-cell office:value-type="float" office:value="0.62880200751261073" table:formula="of:=PI()*[.N88]*2100/[.E68]" table:style-name="ce1">
            <text:p>0.628802008</text:p>
          </table:table-cell>
          <table:table-cell table:number-columns-repeated="7" table:style-name="ce1"/>
          <table:table-cell office:value-type="float" office:value="72.202979999999997" table:style-name="ce7">
            <text:p>72.203</text:p>
          </table:table-cell>
          <table:table-cell office:value-type="float" office:value="72.202979999999997" table:formula="of:=[.N91]+[.O$73]" table:style-name="ce12">
            <text:p>72.203</text:p>
          </table:table-cell>
          <table:table-cell table:number-columns-repeated="4" table:style-name="ce1"/>
          <table:table-cell office:value-type="float" office:value="7.4779896110535482" table:formula="of:=PI()*[.N92]*2100/[.Q49]" table:style-name="ce1">
            <text:p>7.477989611</text:p>
          </table:table-cell>
          <table:table-cell office:value-type="float" office:value="9.1605372735405872" table:formula="of:=PI()*[.N92]*2100/[.Q72]" table:style-name="ce1">
            <text:p>9.160537274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98246966955680226" table:formula="of:=PI()*2100*[.B46]/[.E69]" table:style-name="ce1">
            <text:p>0.98246967</text:p>
          </table:table-cell>
          <table:table-cell office:value-type="float" office:value="0.87026083636612928" table:formula="of:=PI()*2100*[.N46]/[.E69]" table:style-name="ce1">
            <text:p>0.870260836</text:p>
          </table:table-cell>
          <table:table-cell office:value-type="float" office:value="0.75469171054351469" table:formula="of:=PI()*[.N67]*2100/[.E69]" table:style-name="ce1">
            <text:p>0.754691711</text:p>
          </table:table-cell>
          <table:table-cell office:value-type="float" office:value="0.66835391490093854" table:formula="of:=PI()*[.N89]*2100/[.E69]" table:style-name="ce1">
            <text:p>0.66835391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.0400099878720734" table:formula="of:=PI()*2100*[.B47]/[.E70]" table:style-name="ce1">
            <text:p>1.040009988</text:p>
          </table:table-cell>
          <table:table-cell office:value-type="float" office:value="0.92150248738707841" table:formula="of:=PI()*2100*[.N47]/[.E70]" table:style-name="ce1">
            <text:p>0.921502487</text:p>
          </table:table-cell>
          <table:table-cell office:value-type="float" office:value="0.79913531200165744" table:formula="of:=PI()*[.N68]*2100/[.E70]" table:style-name="ce1">
            <text:p>0.799135312</text:p>
          </table:table-cell>
          <table:table-cell office:value-type="float" office:value="0.70790582228926613" table:formula="of:=PI()*[.N90]*2100/[.E70]" table:style-name="ce1">
            <text:p>0.70790582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.0975503061873446" table:formula="of:=PI()*2100*[.B48]/[.E71]" table:style-name="ce1">
            <text:p>1.097550306</text:p>
          </table:table-cell>
          <table:table-cell office:value-type="float" office:value="0.97274413840802765" table:formula="of:=PI()*2100*[.N48]/[.E71]" table:style-name="ce1">
            <text:p>0.972744138</text:p>
          </table:table-cell>
          <table:table-cell office:value-type="float" office:value="0.84357891345980007" table:formula="of:=PI()*[.N69]*2100/[.E71]" table:style-name="ce1">
            <text:p>0.843578913</text:p>
          </table:table-cell>
          <table:table-cell office:value-type="float" office:value="0.74745772967759394" table:formula="of:=PI()*[.N91]*2100/[.E71]" table:style-name="ce1">
            <text:p>0.7474577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.1550906245026158" table:formula="of:=PI()*2100*[.B49]/[.E72]" table:style-name="ce1">
            <text:p>1.155090625</text:p>
          </table:table-cell>
          <table:table-cell office:value-type="float" office:value="1.0239857894289768" table:formula="of:=PI()*2100*[.N49]/[.E72]" table:style-name="ce1">
            <text:p>1.023985789</text:p>
          </table:table-cell>
          <table:table-cell office:value-type="float" office:value="0.88802251491794271" table:formula="of:=PI()*[.N70]*2100/[.E72]" table:style-name="ce1">
            <text:p>0.888022515</text:p>
          </table:table-cell>
          <table:table-cell office:value-type="float" office:value="0.78700963706592186" table:formula="of:=PI()*[.N92]*2100/[.E72]" table:style-name="ce1">
            <text:p>0.787009637</text:p>
          </table:table-cell>
          <table:table-cell table:number-columns-repeated="16379" table:style-name="ce1"/>
        </table:table-row>
        <table:table-row table:number-rows-repeated="1048480" table:style-name="ro1">
          <table:table-cell table:number-columns-repeated="16384"/>
        </table:table-row>
      </table:table>
      <table:table table:name="ref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3" table:number-columns-repeated="2" table:default-cell-style-name="ce1"/>
        <table:table-column table:style-name="co4" table:number-columns-repeated="16363" table:default-cell-style-name="ce1"/>
        <table:table-row table:style-name="ro1">
          <table:table-cell office:value-type="string" table:number-columns-spanned="3" table:number-rows-spanned="1" table:style-name="ce15">
            <text:p>00_ungekopplung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5">
            <text:p>25_ungekopplung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5">
            <text:p>50_ungekopplung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5">
            <text:p>100_ungekopplung</text:p>
          </table:table-cell>
          <table:covered-table-cell table:number-columns-repeated="2"/>
          <table:table-cell table:style-name="ce1"/>
          <table:table-cell table:style-name="ce11"/>
          <table:table-cell office:value-type="string" table:style-name="ce11">
            <text:p>EAS</text:p>
          </table:table-cell>
          <table:table-cell table:style-name="ce11"/>
          <table:table-cell table:number-columns-repeated="16365" table:style-name="ce1"/>
        </table:table-row>
        <table:table-row table:style-name="ro1">
          <table:table-cell office:value-type="string" table:style-name="ce2">
            <text:p>ID</text:p>
          </table:table-cell>
          <table:table-cell table:number-columns-repeated="2" table:style-name="ce2"/>
          <table:table-cell table:style-name="ce1"/>
          <table:table-cell office:value-type="string" table:style-name="ce2">
            <text:p>ID</text:p>
          </table:table-cell>
          <table:table-cell table:number-columns-repeated="2" table:style-name="ce2"/>
          <table:table-cell table:style-name="ce1"/>
          <table:table-cell office:value-type="string" table:style-name="ce3">
            <text:p>ID</text:p>
          </table:table-cell>
          <table:table-cell table:style-name="ce3"/>
          <table:table-cell table:style-name="ce2"/>
          <table:table-cell table:style-name="ce1"/>
          <table:table-cell office:value-type="string" table:style-name="ce3">
            <text:p>ID</text:p>
          </table:table-cell>
          <table:table-cell table:style-name="ce3"/>
          <table:table-cell table:style-name="ce2"/>
          <table:table-cell table:style-name="ce1"/>
          <table:table-cell office:value-type="string" table:style-name="ce11">
            <text:p>v_s</text:p>
          </table:table-cell>
          <table:table-cell office:value-type="float" office:value="52000" table:style-name="ce11">
            <text:p>52000</text:p>
          </table:table-cell>
          <table:table-cell office:value-type="float" office:value="52000" table:style-name="ce13">
            <text:p>52000.0</text:p>
          </table:table-cell>
          <table:table-cell office:value-type="float" office:value="30736.842105263157" table:formula="of:=([.R21]-[.R2])/19" table:style-name="ce1">
            <text:p>30736.84211</text:p>
          </table:table-cell>
          <table:table-cell office:value-type="float" office:value="636000" table:style-name="ce1">
            <text:p>636000</text:p>
          </table:table-cell>
          <table:table-cell table:number-columns-repeated="16363"/>
        </table:table-row>
        <table:table-row table:style-name="ro1">
          <table:table-cell office:value-type="float" office:value="1" table:style-name="ce6">
            <text:p>1</text:p>
          </table:table-cell>
          <table:table-cell table:style-name="ce6"/>
          <table:table-cell table:style-name="ce16"/>
          <table:table-cell table:style-name="ce1"/>
          <table:table-cell office:value-type="float" office:value="1" table:style-name="ce6">
            <text:p>1</text:p>
          </table:table-cell>
          <table:table-cell table:style-name="ce6"/>
          <table:table-cell table:style-name="ce16"/>
          <table:table-cell table:style-name="ce8"/>
          <table:table-cell office:value-type="float" office:value="1" table:style-name="ce6">
            <text:p>1</text:p>
          </table:table-cell>
          <table:table-cell table:style-name="ce6"/>
          <table:table-cell table:style-name="ce16"/>
          <table:table-cell table:style-name="ce1"/>
          <table:table-cell office:value-type="float" office:value="1" table:style-name="ce6">
            <text:p>1</text:p>
          </table:table-cell>
          <table:table-cell table:style-name="ce6"/>
          <table:table-cell table:style-name="ce16"/>
          <table:table-cell table:style-name="ce1"/>
          <table:table-cell table:number-columns-repeated="2" table:style-name="ce11"/>
          <table:table-cell office:value-type="float" office:value="82736.84210526316" table:formula="of:=[.S2]+[.T$2]" table:style-name="ce13">
            <text:p>82736.8</text:p>
          </table:table-cell>
          <table:table-cell table:style-name="ce1"/>
          <table:table-cell office:value-type="float" office:value="605263.15789473685" table:formula="of:=[.U2]-[.T$2]" table:style-name="ce1">
            <text:p>605263.1579</text:p>
          </table:table-cell>
          <table:table-cell table:number-columns-repeated="16363"/>
        </table:table-row>
        <table:table-row table:style-name="ro1">
          <table:table-cell office:value-type="float" office:value="3" table:style-name="ce6">
            <text:p>3</text:p>
          </table:table-cell>
          <table:table-cell table:style-name="ce6"/>
          <table:table-cell table:style-name="ce16"/>
          <table:table-cell table:style-name="ce1"/>
          <table:table-cell office:value-type="float" office:value="3" table:style-name="ce6">
            <text:p>3</text:p>
          </table:table-cell>
          <table:table-cell table:style-name="ce6"/>
          <table:table-cell table:style-name="ce16"/>
          <table:table-cell table:style-name="ce8"/>
          <table:table-cell office:value-type="float" office:value="3" table:style-name="ce6">
            <text:p>3</text:p>
          </table:table-cell>
          <table:table-cell table:style-name="ce6"/>
          <table:table-cell table:style-name="ce16"/>
          <table:table-cell table:style-name="ce1"/>
          <table:table-cell office:value-type="float" office:value="3" table:style-name="ce6">
            <text:p>3</text:p>
          </table:table-cell>
          <table:table-cell table:style-name="ce6"/>
          <table:table-cell table:style-name="ce16"/>
          <table:table-cell table:style-name="ce1"/>
          <table:table-cell table:number-columns-repeated="2" table:style-name="ce11"/>
          <table:table-cell office:value-type="float" office:value="113473.68421052632" table:formula="of:=[.S3]+[.T$2]" table:style-name="ce13">
            <text:p>113473.7</text:p>
          </table:table-cell>
          <table:table-cell table:style-name="ce1"/>
          <table:table-cell office:value-type="float" office:value="574526.31578947371" table:formula="of:=[.U3]-[.T$2]" table:style-name="ce1">
            <text:p>574526.3158</text:p>
          </table:table-cell>
          <table:table-cell table:number-columns-repeated="16363"/>
        </table:table-row>
        <table:table-row table:style-name="ro1">
          <table:table-cell office:value-type="float" office:value="4" table:style-name="ce6">
            <text:p>4</text:p>
          </table:table-cell>
          <table:table-cell table:style-name="ce6"/>
          <table:table-cell table:style-name="ce16"/>
          <table:table-cell table:style-name="ce1"/>
          <table:table-cell office:value-type="float" office:value="4" table:style-name="ce6">
            <text:p>4</text:p>
          </table:table-cell>
          <table:table-cell table:style-name="ce6"/>
          <table:table-cell table:style-name="ce16"/>
          <table:table-cell table:style-name="ce8"/>
          <table:table-cell office:value-type="float" office:value="4" table:style-name="ce6">
            <text:p>4</text:p>
          </table:table-cell>
          <table:table-cell table:style-name="ce6"/>
          <table:table-cell table:style-name="ce16"/>
          <table:table-cell table:style-name="ce1"/>
          <table:table-cell office:value-type="float" office:value="4" table:style-name="ce6">
            <text:p>4</text:p>
          </table:table-cell>
          <table:table-cell table:style-name="ce6"/>
          <table:table-cell table:style-name="ce16"/>
          <table:table-cell table:style-name="ce1"/>
          <table:table-cell table:number-columns-repeated="2" table:style-name="ce11"/>
          <table:table-cell office:value-type="float" office:value="144210.52631578947" table:formula="of:=[.S4]+[.T$2]" table:style-name="ce13">
            <text:p>144210.5</text:p>
          </table:table-cell>
          <table:table-cell table:style-name="ce1"/>
          <table:table-cell office:value-type="float" office:value="543789.47368421056" table:formula="of:=[.U4]-[.T$2]" table:style-name="ce1">
            <text:p>543789.4737</text:p>
          </table:table-cell>
          <table:table-cell table:number-columns-repeated="16363"/>
        </table:table-row>
        <table:table-row table:style-name="ro1">
          <table:table-cell office:value-type="float" office:value="5" table:style-name="ce6">
            <text:p>5</text:p>
          </table:table-cell>
          <table:table-cell table:style-name="ce6"/>
          <table:table-cell table:style-name="ce16"/>
          <table:table-cell table:style-name="ce1"/>
          <table:table-cell office:value-type="float" office:value="5" table:style-name="ce6">
            <text:p>5</text:p>
          </table:table-cell>
          <table:table-cell table:style-name="ce6"/>
          <table:table-cell table:style-name="ce16"/>
          <table:table-cell table:style-name="ce8"/>
          <table:table-cell office:value-type="float" office:value="6" table:style-name="ce6">
            <text:p>6</text:p>
          </table:table-cell>
          <table:table-cell table:style-name="ce6"/>
          <table:table-cell table:style-name="ce16"/>
          <table:table-cell table:style-name="ce1"/>
          <table:table-cell office:value-type="float" office:value="6" table:style-name="ce6">
            <text:p>6</text:p>
          </table:table-cell>
          <table:table-cell table:style-name="ce6"/>
          <table:table-cell table:style-name="ce16"/>
          <table:table-cell table:style-name="ce1"/>
          <table:table-cell table:number-columns-repeated="2" table:style-name="ce11"/>
          <table:table-cell office:value-type="float" office:value="174947.36842105261" table:formula="of:=[.S5]+[.T$2]" table:style-name="ce13">
            <text:p>174947.4</text:p>
          </table:table-cell>
          <table:table-cell table:style-name="ce1"/>
          <table:table-cell office:value-type="float" office:value="513052.63157894742" table:formula="of:=[.U5]-[.T$2]" table:style-name="ce1">
            <text:p>513052.6316</text:p>
          </table:table-cell>
          <table:table-cell table:number-columns-repeated="16363"/>
        </table:table-row>
        <table:table-row table:style-name="ro1">
          <table:table-cell office:value-type="float" office:value="7" table:style-name="ce6">
            <text:p>7</text:p>
          </table:table-cell>
          <table:table-cell table:style-name="ce6"/>
          <table:table-cell table:style-name="ce16"/>
          <table:table-cell table:style-name="ce1"/>
          <table:table-cell office:value-type="float" office:value="7" table:style-name="ce6">
            <text:p>7</text:p>
          </table:table-cell>
          <table:table-cell table:style-name="ce6"/>
          <table:table-cell table:style-name="ce16"/>
          <table:table-cell table:style-name="ce8"/>
          <table:table-cell office:value-type="float" office:value="7" table:style-name="ce6">
            <text:p>7</text:p>
          </table:table-cell>
          <table:table-cell table:style-name="ce6"/>
          <table:table-cell table:style-name="ce16"/>
          <table:table-cell table:style-name="ce1"/>
          <table:table-cell office:value-type="float" office:value="7" table:style-name="ce6">
            <text:p>7</text:p>
          </table:table-cell>
          <table:table-cell table:style-name="ce6"/>
          <table:table-cell table:style-name="ce16"/>
          <table:table-cell table:style-name="ce1"/>
          <table:table-cell table:number-columns-repeated="2" table:style-name="ce11"/>
          <table:table-cell office:value-type="float" office:value="205684.21052631576" table:formula="of:=[.S6]+[.T$2]" table:style-name="ce13">
            <text:p>205684.2</text:p>
          </table:table-cell>
          <table:table-cell table:style-name="ce1"/>
          <table:table-cell office:value-type="float" office:value="482315.78947368427" table:formula="of:=[.U6]-[.T$2]" table:style-name="ce1">
            <text:p>482315.7895</text:p>
          </table:table-cell>
          <table:table-cell table:number-columns-repeated="16363"/>
        </table:table-row>
        <table:table-row table:style-name="ro1">
          <table:table-cell office:value-type="float" office:value="9" table:style-name="ce6">
            <text:p>9</text:p>
          </table:table-cell>
          <table:table-cell table:style-name="ce6"/>
          <table:table-cell table:style-name="ce16"/>
          <table:table-cell table:style-name="ce1"/>
          <table:table-cell office:value-type="float" office:value="8" table:style-name="ce6">
            <text:p>8</text:p>
          </table:table-cell>
          <table:table-cell table:style-name="ce6"/>
          <table:table-cell table:style-name="ce16"/>
          <table:table-cell table:style-name="ce8"/>
          <table:table-cell office:value-type="float" office:value="8" table:style-name="ce6">
            <text:p>8</text:p>
          </table:table-cell>
          <table:table-cell table:style-name="ce6"/>
          <table:table-cell table:style-name="ce16"/>
          <table:table-cell table:style-name="ce1"/>
          <table:table-cell office:value-type="float" office:value="8" table:style-name="ce6">
            <text:p>8</text:p>
          </table:table-cell>
          <table:table-cell table:style-name="ce6"/>
          <table:table-cell table:style-name="ce16"/>
          <table:table-cell table:style-name="ce1"/>
          <table:table-cell table:number-columns-repeated="2" table:style-name="ce11"/>
          <table:table-cell office:value-type="float" office:value="236421.0526315789" table:formula="of:=[.S7]+[.T$2]" table:style-name="ce13">
            <text:p>236421.1</text:p>
          </table:table-cell>
          <table:table-cell table:style-name="ce1"/>
          <table:table-cell office:value-type="float" office:value="451578.94736842113" table:formula="of:=[.U7]-[.T$2]" table:style-name="ce1">
            <text:p>451578.9474</text:p>
          </table:table-cell>
          <table:table-cell table:number-columns-repeated="16363"/>
        </table:table-row>
        <table:table-row table:style-name="ro1">
          <table:table-cell office:value-type="float" office:value="10" table:style-name="ce6">
            <text:p>10</text:p>
          </table:table-cell>
          <table:table-cell table:style-name="ce6"/>
          <table:table-cell table:style-name="ce16"/>
          <table:table-cell table:style-name="ce1"/>
          <table:table-cell office:value-type="float" office:value="10" table:style-name="ce6">
            <text:p>10</text:p>
          </table:table-cell>
          <table:table-cell table:style-name="ce6"/>
          <table:table-cell table:style-name="ce16"/>
          <table:table-cell table:style-name="ce8"/>
          <table:table-cell office:value-type="float" office:value="11" table:style-name="ce6">
            <text:p>11</text:p>
          </table:table-cell>
          <table:table-cell table:style-name="ce6"/>
          <table:table-cell table:style-name="ce16"/>
          <table:table-cell table:style-name="ce1"/>
          <table:table-cell office:value-type="float" office:value="11" table:style-name="ce6">
            <text:p>11</text:p>
          </table:table-cell>
          <table:table-cell table:style-name="ce6"/>
          <table:table-cell table:style-name="ce16"/>
          <table:table-cell table:style-name="ce1"/>
          <table:table-cell table:number-columns-repeated="2" table:style-name="ce11"/>
          <table:table-cell office:value-type="float" office:value="267157.89473684208" table:formula="of:=[.S8]+[.T$2]" table:style-name="ce13">
            <text:p>267157.9</text:p>
          </table:table-cell>
          <table:table-cell table:style-name="ce1"/>
          <table:table-cell office:value-type="float" office:value="420842.10526315798" table:formula="of:=[.U8]-[.T$2]" table:style-name="ce1">
            <text:p>420842.1053</text:p>
          </table:table-cell>
          <table:table-cell table:number-columns-repeated="16363"/>
        </table:table-row>
        <table:table-row table:style-name="ro1">
          <table:table-cell office:value-type="float" office:value="12" table:style-name="ce6">
            <text:p>12</text:p>
          </table:table-cell>
          <table:table-cell table:style-name="ce6"/>
          <table:table-cell table:style-name="ce16"/>
          <table:table-cell table:style-name="ce1"/>
          <table:table-cell office:value-type="float" office:value="12" table:style-name="ce6">
            <text:p>12</text:p>
          </table:table-cell>
          <table:table-cell table:style-name="ce6"/>
          <table:table-cell table:style-name="ce16"/>
          <table:table-cell table:style-name="ce8"/>
          <table:table-cell office:value-type="float" office:value="12" table:style-name="ce6">
            <text:p>12</text:p>
          </table:table-cell>
          <table:table-cell table:style-name="ce6"/>
          <table:table-cell table:style-name="ce16"/>
          <table:table-cell table:style-name="ce1"/>
          <table:table-cell office:value-type="float" office:value="12" table:style-name="ce6">
            <text:p>12</text:p>
          </table:table-cell>
          <table:table-cell table:style-name="ce6"/>
          <table:table-cell table:style-name="ce16"/>
          <table:table-cell table:style-name="ce1"/>
          <table:table-cell table:number-columns-repeated="2" table:style-name="ce11"/>
          <table:table-cell office:value-type="float" office:value="297894.73684210522" table:formula="of:=[.S9]+[.T$2]" table:style-name="ce13">
            <text:p>297894.7</text:p>
          </table:table-cell>
          <table:table-cell table:style-name="ce1"/>
          <table:table-cell office:value-type="float" office:value="390105.26315789483" table:formula="of:=[.U9]-[.T$2]" table:style-name="ce1">
            <text:p>390105.2632</text:p>
          </table:table-cell>
          <table:table-cell table:number-columns-repeated="16363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8" table:style-name="ce1"/>
          <table:table-cell table:number-columns-repeated="2" table:style-name="ce11"/>
          <table:table-cell office:value-type="float" office:value="328631.57894736837" table:formula="of:=[.S10]+[.T$2]" table:style-name="ce13">
            <text:p>328631.6</text:p>
          </table:table-cell>
          <table:table-cell table:style-name="ce1"/>
          <table:table-cell office:value-type="float" office:value="359368.42105263169" table:formula="of:=[.U10]-[.T$2]" table:style-name="ce1">
            <text:p>359368.4211</text:p>
          </table:table-cell>
          <table:table-cell table:number-columns-repeated="16363"/>
        </table:table-row>
        <table:table-row table:style-name="ro1">
          <table:table-cell office:value-type="string" table:number-columns-spanned="2" table:number-rows-spanned="1" table:style-name="ce15">
            <text:p>00_kopplung</text:p>
          </table:table-cell>
          <table:covered-table-cell/>
          <table:table-cell table:number-columns-repeated="2" table:style-name="ce1"/>
          <table:table-cell office:value-type="string" table:number-columns-spanned="2" table:number-rows-spanned="1" table:style-name="ce15">
            <text:p>25_kopplung</text:p>
          </table:table-cell>
          <table:covered-table-cell/>
          <table:table-cell table:style-name="ce1"/>
          <table:table-cell table:style-name="ce8"/>
          <table:table-cell office:value-type="string" table:number-columns-spanned="2" table:number-rows-spanned="1" table:style-name="ce15">
            <text:p>50_kopplung</text:p>
          </table:table-cell>
          <table:covered-table-cell/>
          <table:table-cell table:number-columns-repeated="2" table:style-name="ce1"/>
          <table:table-cell office:value-type="string" table:number-columns-spanned="2" table:number-rows-spanned="1" table:style-name="ce15">
            <text:p>100_kopplung</text:p>
          </table:table-cell>
          <table:covered-table-cell/>
          <table:table-cell table:style-name="ce1"/>
          <table:table-cell table:style-name="ce10"/>
          <table:table-cell table:number-columns-repeated="2" table:style-name="ce11"/>
          <table:table-cell office:value-type="float" office:value="359368.42105263151" table:formula="of:=[.S11]+[.T$2]" table:style-name="ce13">
            <text:p>359368.4</text:p>
          </table:table-cell>
          <table:table-cell table:style-name="ce1"/>
          <table:table-cell office:value-type="float" office:value="328631.57894736854" table:formula="of:=[.U11]-[.T$2]" table:style-name="ce1">
            <text:p>328631.578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number-columns-repeated="2" table:style-name="ce1"/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style-name="ce1"/>
          <table:table-cell table:style-name="ce8"/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number-columns-repeated="2" table:style-name="ce1"/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style-name="ce1"/>
          <table:table-cell table:style-name="ce10"/>
          <table:table-cell table:number-columns-repeated="2" table:style-name="ce11"/>
          <table:table-cell office:value-type="float" office:value="390105.26315789466" table:formula="of:=[.S12]+[.T$2]" table:style-name="ce13">
            <text:p>390105.3</text:p>
          </table:table-cell>
          <table:table-cell table:style-name="ce1"/>
          <table:table-cell office:value-type="float" office:value="297894.7368421054" table:formula="of:=[.U12]-[.T$2]" table:style-name="ce1">
            <text:p>297894.7368</text:p>
          </table:table-cell>
          <table:table-cell table:number-columns-repeated="16363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float" office:value="5.66" table:style-name="ce16">
            <text:p>5.66</text:p>
          </table:table-cell>
          <table:table-cell table:number-columns-repeated="2" table:style-name="ce1"/>
          <table:table-cell office:value-type="float" office:value="1" table:style-name="ce6">
            <text:p>1</text:p>
          </table:table-cell>
          <table:table-cell office:value-type="float" office:value="4.6233579999999996" table:style-name="ce16">
            <text:p>4.62</text:p>
          </table:table-cell>
          <table:table-cell office:value-type="float" office:value="4.6233579999999996" table:style-name="ce16">
            <text:p>4.62</text:p>
          </table:table-cell>
          <table:table-cell table:style-name="ce8"/>
          <table:table-cell office:value-type="float" office:value="1" table:style-name="ce6">
            <text:p>1</text:p>
          </table:table-cell>
          <table:table-cell office:value-type="float" office:value="3.9994719999999999" table:style-name="ce16">
            <text:p>4.00</text:p>
          </table:table-cell>
          <table:table-cell office:value-type="float" office:value="3.9996" table:style-name="ce7">
            <text:p>4.000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float" office:value="3.259039" table:style-name="ce16">
            <text:p>3.26</text:p>
          </table:table-cell>
          <table:table-cell table:style-name="ce1"/>
          <table:table-cell table:style-name="ce10"/>
          <table:table-cell table:number-columns-repeated="2" table:style-name="ce11"/>
          <table:table-cell office:value-type="float" office:value="420842.10526315781" table:formula="of:=[.S13]+[.T$2]" table:style-name="ce13">
            <text:p>420842.1</text:p>
          </table:table-cell>
          <table:table-cell table:style-name="ce1"/>
          <table:table-cell office:value-type="float" office:value="267157.89473684225" table:formula="of:=[.U13]-[.T$2]" table:style-name="ce1">
            <text:p>267157.8947</text:p>
          </table:table-cell>
          <table:table-cell table:number-columns-repeated="16363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12.11" table:style-name="ce16">
            <text:p>12.11</text:p>
          </table:table-cell>
          <table:table-cell table:number-columns-repeated="2" table:style-name="ce1"/>
          <table:table-cell office:value-type="float" office:value="3" table:style-name="ce6">
            <text:p>3</text:p>
          </table:table-cell>
          <table:table-cell office:value-type="float" office:value="11.57845" table:style-name="ce16">
            <text:p>11.58</text:p>
          </table:table-cell>
          <table:table-cell office:value-type="float" office:value="11.57845" table:style-name="ce16">
            <text:p>11.58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10.927390000000001" table:style-name="ce16">
            <text:p>10.93</text:p>
          </table:table-cell>
          <table:table-cell office:value-type="float" office:value="10.928000000000001" table:style-name="ce7">
            <text:p>10.928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9.6250549999999997" table:style-name="ce16">
            <text:p>9.63</text:p>
          </table:table-cell>
          <table:table-cell table:style-name="ce1"/>
          <table:table-cell table:style-name="ce10"/>
          <table:table-cell table:number-columns-repeated="2" table:style-name="ce11"/>
          <table:table-cell office:value-type="float" office:value="451578.94736842095" table:formula="of:=[.S14]+[.T$2]" table:style-name="ce13">
            <text:p>451578.9</text:p>
          </table:table-cell>
          <table:table-cell table:style-name="ce1"/>
          <table:table-cell office:value-type="float" office:value="236421.05263157911" table:formula="of:=[.U14]-[.T$2]" table:style-name="ce1">
            <text:p>236421.0526</text:p>
          </table:table-cell>
          <table:table-cell table:number-columns-repeated="16363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20.37" table:style-name="ce16">
            <text:p>20.37</text:p>
          </table:table-cell>
          <table:table-cell table:number-columns-repeated="2" table:style-name="ce1"/>
          <table:table-cell office:value-type="float" office:value="4" table:style-name="ce6">
            <text:p>4</text:p>
          </table:table-cell>
          <table:table-cell office:value-type="float" office:value="16.887820000000001" table:style-name="ce16">
            <text:p>16.89</text:p>
          </table:table-cell>
          <table:table-cell office:value-type="float" office:value="16.887820000000001" table:style-name="ce16">
            <text:p>16.89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15.42048" table:style-name="ce16">
            <text:p>15.42</text:p>
          </table:table-cell>
          <table:table-cell office:value-type="float" office:value="15.4213" table:style-name="ce7">
            <text:p>15.421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14.27" table:style-name="ce16">
            <text:p>14.27</text:p>
          </table:table-cell>
          <table:table-cell table:style-name="ce1"/>
          <table:table-cell table:style-name="ce10"/>
          <table:table-cell table:number-columns-repeated="2" table:style-name="ce11"/>
          <table:table-cell office:value-type="float" office:value="482315.7894736841" table:formula="of:=[.S15]+[.T$2]" table:style-name="ce13">
            <text:p>482315.8</text:p>
          </table:table-cell>
          <table:table-cell table:style-name="ce1"/>
          <table:table-cell office:value-type="float" office:value="205684.21052631596" table:formula="of:=[.U15]-[.T$2]" table:style-name="ce1">
            <text:p>205684.2105</text:p>
          </table:table-cell>
          <table:table-cell table:number-columns-repeated="16363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30.49" table:style-name="ce16">
            <text:p>30.49</text:p>
          </table:table-cell>
          <table:table-cell table:number-columns-repeated="2" table:style-name="ce1"/>
          <table:table-cell office:value-type="float" office:value="5" table:style-name="ce6">
            <text:p>5</text:p>
          </table:table-cell>
          <table:table-cell office:value-type="float" office:value="26.514040000000001" table:style-name="ce16">
            <text:p>26.51</text:p>
          </table:table-cell>
          <table:table-cell office:value-type="float" office:value="33.191800000000001" table:style-name="ce17">
            <text:p>33.19</text:p>
          </table:table-cell>
          <table:table-cell table:style-name="ce1"/>
          <table:table-cell office:value-type="float" office:value="6" table:style-name="ce6">
            <text:p>6</text:p>
          </table:table-cell>
          <table:table-cell office:value-type="float" office:value="29.33" table:style-name="ce16">
            <text:p>29.33</text:p>
          </table:table-cell>
          <table:table-cell office:value-type="float" office:value="29.3338" table:style-name="ce7">
            <text:p>29.334</text:p>
          </table:table-cell>
          <table:table-cell table:style-name="ce1"/>
          <table:table-cell office:value-type="float" office:value="6" table:style-name="ce6">
            <text:p>6</text:p>
          </table:table-cell>
          <table:table-cell office:value-type="float" office:value="24.45" table:style-name="ce16">
            <text:p>24.45</text:p>
          </table:table-cell>
          <table:table-cell table:style-name="ce1"/>
          <table:table-cell table:style-name="ce10"/>
          <table:table-cell table:number-columns-repeated="2" table:style-name="ce11"/>
          <table:table-cell office:value-type="float" office:value="513052.63157894724" table:formula="of:=[.S16]+[.T$2]" table:style-name="ce13">
            <text:p>513052.6</text:p>
          </table:table-cell>
          <table:table-cell table:style-name="ce1"/>
          <table:table-cell office:value-type="float" office:value="174947.36842105282" table:formula="of:=[.U16]-[.T$2]" table:style-name="ce1">
            <text:p>174947.3684</text:p>
          </table:table-cell>
          <table:table-cell table:number-columns-repeated="16363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44.81" table:style-name="ce16">
            <text:p>44.81</text:p>
          </table:table-cell>
          <table:table-cell table:number-columns-repeated="2" table:style-name="ce1"/>
          <table:table-cell office:value-type="float" office:value="7" table:style-name="ce6">
            <text:p>7</text:p>
          </table:table-cell>
          <table:table-cell office:value-type="float" office:value="38.360970000000002" table:style-name="ce16">
            <text:p>38.36</text:p>
          </table:table-cell>
          <table:table-cell office:value-type="float" office:value="38.360970000000002" table:style-name="ce16">
            <text:p>38.36</text:p>
          </table:table-cell>
          <table:table-cell table:style-name="ce1"/>
          <table:table-cell office:value-type="float" office:value="7" table:style-name="ce6">
            <text:p>7</text:p>
          </table:table-cell>
          <table:table-cell office:value-type="float" office:value="37.423540000000003" table:style-name="ce16">
            <text:p>37.42</text:p>
          </table:table-cell>
          <table:table-cell office:value-type="float" office:value="37.424700000000001" table:style-name="ce7">
            <text:p>37.425</text:p>
          </table:table-cell>
          <table:table-cell table:style-name="ce1"/>
          <table:table-cell office:value-type="float" office:value="7" table:style-name="ce6">
            <text:p>7</text:p>
          </table:table-cell>
          <table:table-cell office:value-type="float" office:value="36.788269999999997" table:style-name="ce16">
            <text:p>36.79</text:p>
          </table:table-cell>
          <table:table-cell table:style-name="ce1"/>
          <table:table-cell table:style-name="ce10"/>
          <table:table-cell table:number-columns-repeated="2" table:style-name="ce11"/>
          <table:table-cell office:value-type="float" office:value="543789.47368421045" table:formula="of:=[.S17]+[.T$2]" table:style-name="ce13">
            <text:p>543789.5</text:p>
          </table:table-cell>
          <table:table-cell table:style-name="ce1"/>
          <table:table-cell office:value-type="float" office:value="144210.52631578967" table:formula="of:=[.U17]-[.T$2]" table:style-name="ce1">
            <text:p>144210.5263</text:p>
          </table:table-cell>
          <table:table-cell table:number-columns-repeated="16363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float" office:value="71.709999999999994" table:style-name="ce16">
            <text:p>71.71</text:p>
          </table:table-cell>
          <table:table-cell table:number-columns-repeated="2" table:style-name="ce1"/>
          <table:table-cell office:value-type="float" office:value="8" table:style-name="ce6">
            <text:p>8</text:p>
          </table:table-cell>
          <table:table-cell office:value-type="float" office:value="51.188609999999997" table:style-name="ce16">
            <text:p>51.19</text:p>
          </table:table-cell>
          <table:table-cell office:value-type="float" office:value="59.774099999999997" table:style-name="ce17">
            <text:p>59.77</text:p>
          </table:table-cell>
          <table:table-cell table:style-name="ce1"/>
          <table:table-cell office:value-type="float" office:value="8" table:style-name="ce6">
            <text:p>8</text:p>
          </table:table-cell>
          <table:table-cell office:value-type="float" office:value="46.49" table:style-name="ce16">
            <text:p>46.49</text:p>
          </table:table-cell>
          <table:table-cell office:value-type="float" office:value="51.838200000000001" table:style-name="ce18">
            <text:p>51.838</text:p>
          </table:table-cell>
          <table:table-cell table:style-name="ce1"/>
          <table:table-cell office:value-type="float" office:value="8" table:style-name="ce6">
            <text:p>8</text:p>
          </table:table-cell>
          <table:table-cell office:value-type="float" office:value="40.553089999999997" table:style-name="ce16">
            <text:p>40.55</text:p>
          </table:table-cell>
          <table:table-cell table:style-name="ce1"/>
          <table:table-cell table:style-name="ce10"/>
          <table:table-cell table:number-columns-repeated="2" table:style-name="ce11"/>
          <table:table-cell office:value-type="float" office:value="574526.31578947359" table:formula="of:=[.S18]+[.T$2]" table:style-name="ce13">
            <text:p>574526.3</text:p>
          </table:table-cell>
          <table:table-cell table:style-name="ce1"/>
          <table:table-cell office:value-type="float" office:value="113473.68421052651" table:formula="of:=[.U18]-[.T$2]" table:style-name="ce1">
            <text:p>113473.6842</text:p>
          </table:table-cell>
          <table:table-cell table:number-columns-repeated="16363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float" office:value="79.849999999999994" table:style-name="ce16">
            <text:p>79.85</text:p>
          </table:table-cell>
          <table:table-cell table:number-columns-repeated="2" table:style-name="ce1"/>
          <table:table-cell office:value-type="float" office:value="10" table:style-name="ce6">
            <text:p>10</text:p>
          </table:table-cell>
          <table:table-cell office:value-type="float" office:value="74.845389999999995" table:style-name="ce16">
            <text:p>74.85</text:p>
          </table:table-cell>
          <table:table-cell office:value-type="float" office:value="74.845389999999995" table:style-name="ce16">
            <text:p>74.85</text:p>
          </table:table-cell>
          <table:table-cell table:style-name="ce1"/>
          <table:table-cell office:value-type="float" office:value="11" table:style-name="ce6">
            <text:p>11</text:p>
          </table:table-cell>
          <table:table-cell office:value-type="float" office:value="73.42" table:style-name="ce16">
            <text:p>73.42</text:p>
          </table:table-cell>
          <table:table-cell office:value-type="float" office:value="73.423199999999994" table:style-name="ce7">
            <text:p>73.423</text:p>
          </table:table-cell>
          <table:table-cell table:style-name="ce1"/>
          <table:table-cell office:value-type="float" office:value="11" table:style-name="ce6">
            <text:p>11</text:p>
          </table:table-cell>
          <table:table-cell office:value-type="float" office:value="64.650000000000006" table:style-name="ce16">
            <text:p>64.65</text:p>
          </table:table-cell>
          <table:table-cell table:style-name="ce1"/>
          <table:table-cell table:style-name="ce10"/>
          <table:table-cell table:number-columns-repeated="2" table:style-name="ce11"/>
          <table:table-cell office:value-type="float" office:value="605263.15789473674" table:formula="of:=[.S19]+[.T$2]" table:style-name="ce13">
            <text:p>605263.2</text:p>
          </table:table-cell>
          <table:table-cell table:style-name="ce1"/>
          <table:table-cell office:value-type="float" office:value="82736.842105263349" table:formula="of:=[.U19]-[.T$2]" table:style-name="ce1">
            <text:p>82736.84211</text:p>
          </table:table-cell>
          <table:table-cell table:number-columns-repeated="16363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float" office:value="114.07" table:style-name="ce16">
            <text:p>114.07</text:p>
          </table:table-cell>
          <table:table-cell table:number-columns-repeated="2" table:style-name="ce1"/>
          <table:table-cell office:value-type="float" office:value="12" table:style-name="ce6">
            <text:p>12</text:p>
          </table:table-cell>
          <table:table-cell office:value-type="float" office:value="93.943989999999999" table:style-name="ce16">
            <text:p>93.94</text:p>
          </table:table-cell>
          <table:table-cell table:number-columns-repeated="2" table:style-name="ce1"/>
          <table:table-cell office:value-type="float" office:value="12" table:style-name="ce6">
            <text:p>12</text:p>
          </table:table-cell>
          <table:table-cell office:value-type="float" office:value="81.489999999999995" table:style-name="ce16">
            <text:p>81.49</text:p>
          </table:table-cell>
          <table:table-cell table:number-columns-repeated="2" table:style-name="ce1"/>
          <table:table-cell office:value-type="float" office:value="12" table:style-name="ce6">
            <text:p>12</text:p>
          </table:table-cell>
          <table:table-cell office:value-type="float" office:value="72.22" table:style-name="ce16">
            <text:p>72.22</text:p>
          </table:table-cell>
          <table:table-cell table:number-columns-repeated="2" table:style-name="ce1"/>
          <table:table-cell office:value-type="string" table:style-name="ce11">
            <text:p>v_D</text:p>
          </table:table-cell>
          <table:table-cell office:value-type="float" office:value="636000" table:style-name="ce11">
            <text:p>636000</text:p>
          </table:table-cell>
          <table:table-cell office:value-type="float" office:value="635999.99999999988" table:formula="of:=[.S20]+[.T$2]" table:style-name="ce13">
            <text:p>636000.0</text:p>
          </table:table-cell>
          <table:table-cell table:style-name="ce1"/>
          <table:table-cell office:value-type="float" office:value="52000.000000000189" table:formula="of:=[.U20]-[.T$2]" table:style-name="ce1">
            <text:p>52000</text:p>
          </table:table-cell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19">
            <text:p>#k_red_min = pi()*f_min*chord/v_max</text:p>
          </table:table-cell>
          <table:covered-table-cell table:number-columns-repeated="3"/>
          <table:table-cell table:number-columns-repeated="8" table:style-name="ce1"/>
          <table:table-cell office:value-type="string" table:number-columns-spanned="2" table:number-rows-spanned="1" table:style-name="ce15">
            <text:p>50_kopplung</text:p>
          </table:table-cell>
          <table:covered-table-cell/>
          <table:table-cell table:number-columns-repeated="2" table:style-name="ce1"/>
          <table:table-cell office:value-type="string" table:number-columns-spanned="2" table:number-rows-spanned="1" table:style-name="ce15">
            <text:p>00_kopplung</text:p>
          </table:table-cell>
          <table:covered-table-cell/>
          <table:table-cell table:number-columns-repeated="16366" table:style-name="ce1"/>
        </table:table-row>
        <table:table-row table:style-name="ro1">
          <table:table-cell office:value-type="string" table:number-columns-spanned="4" table:number-rows-spanned="1" table:style-name="ce20">
            <text:p>#k_red_max = pi()*f_max*chord/v_min</text:p>
          </table:table-cell>
          <table:covered-table-cell table:number-columns-repeated="3"/>
          <table:table-cell table:number-columns-repeated="8" table:style-name="ce1"/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style-name="ce1"/>
          <table:table-cell office:value-type="float" office:value="5.66" table:style-name="ce1">
            <text:p>5.66</text:p>
          </table:table-cell>
          <table:table-cell office:value-type="float" office:value="5.66" table:style-name="ce1">
            <text:p>5.66</text:p>
          </table:table-cell>
          <table:table-cell table:number-columns-repeated="16367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number-columns-repeated="4" table:style-name="ce1"/>
          <table:table-cell office:value-type="float" office:value="4.0784210526315787" table:formula="of:=(81.49-4)/19" table:style-name="ce1">
            <text:p>4.078421053</text:p>
          </table:table-cell>
          <table:table-cell office:value-type="float" office:value="1" table:style-name="ce6">
            <text:p>1</text:p>
          </table:table-cell>
          <table:table-cell office:value-type="float" office:value="3.9994719999999999" table:style-name="ce16">
            <text:p>4.00</text:p>
          </table:table-cell>
          <table:table-cell table:style-name="ce1"/>
          <table:table-cell office:value-type="float" office:value="114.07" table:style-name="ce1">
            <text:p>114.07</text:p>
          </table:table-cell>
          <table:table-cell office:value-type="float" office:value="11.36578947368421" table:formula="of:=[.Q24]+[.P$26]" table:style-name="ce1">
            <text:p>11.36578947</text:p>
          </table:table-cell>
          <table:table-cell table:number-columns-repeated="16367" table:style-name="ce1"/>
        </table:table-row>
        <table:table-row table:style-name="ro1">
          <table:table-cell office:value-type="float" office:value="5.8712217422277162E-2" table:formula="of:=PI()*[.Q24]*2100/[.U2]" table:style-name="ce1">
            <text:p>0.058712217</text:p>
          </table:table-cell>
          <table:table-cell table:style-name="ce1"/>
          <table:table-cell office:value-type="float" office:value="4.7958939950004331E-2" table:formula="of:=PI()*[.R48]*2100/[.U2]" table:style-name="ce1">
            <text:p>0.04795894</text:p>
          </table:table-cell>
          <table:table-cell table:style-name="ce1"/>
          <table:table-cell office:value-type="float" office:value="4.1487256119842705E-2" table:formula="of:=PI()*[.N25]*2100/[.U2]" table:style-name="ce1">
            <text:p>0.041487256</text:p>
          </table:table-cell>
          <table:table-cell table:style-name="ce1"/>
          <table:table-cell office:value-type="float" office:value="3.3806608896763388E-2" table:formula="of:=PI()*[.N48]*2100/[.U2]" table:style-name="ce1">
            <text:p>0.033806609</text:p>
          </table:table-cell>
          <table:table-cell table:number-columns-repeated="5" table:style-name="ce1"/>
          <table:table-cell office:value-type="float" office:value="3" table:style-name="ce6">
            <text:p>3</text:p>
          </table:table-cell>
          <table:table-cell office:value-type="float" office:value="8.0778930526315786" table:formula="of:=[.N25]+[.L$25]" table:style-name="ce16">
            <text:p>8.08</text:p>
          </table:table-cell>
          <table:table-cell table:style-name="ce1"/>
          <table:table-cell office:value-type="float" office:value="5.7057894736842103" table:formula="of:=([.P25]-[.P24])/19" table:style-name="ce1">
            <text:p>5.705789474</text:p>
          </table:table-cell>
          <table:table-cell office:value-type="float" office:value="17.071578947368419" table:formula="of:=[.Q25]+[.P$26]" table:style-name="ce1">
            <text:p>17.07157895</text:p>
          </table:table-cell>
          <table:table-cell table:number-columns-repeated="16367" table:style-name="ce1"/>
        </table:table-row>
        <table:table-row table:style-name="ro1">
          <table:table-cell office:value-type="float" office:value="0.1238866574295394" table:formula="of:=PI()*[.Q25]*2100/[.U3]" table:style-name="ce1">
            <text:p>0.123886657</text:p>
          </table:table-cell>
          <table:table-cell table:style-name="ce1"/>
          <table:table-cell office:value-type="float" office:value="0.10163607105189276" table:formula="of:=PI()*[.R49]*2100/[.U3]" table:style-name="ce1">
            <text:p>0.101636071</text:p>
          </table:table-cell>
          <table:table-cell table:style-name="ce1"/>
          <table:table-cell office:value-type="float" office:value="8.8048715989408055E-2" table:formula="of:=PI()*[.N26]*2100/[.U3]" table:style-name="ce1">
            <text:p>0.088048716</text:p>
          </table:table-cell>
          <table:table-cell table:style-name="ce1"/>
          <table:table-cell office:value-type="float" office:value="7.5084516837456358E-2" table:formula="of:=PI()*[.N49]*2100/[.U3]" table:style-name="ce1">
            <text:p>0.075084517</text:p>
          </table:table-cell>
          <table:table-cell table:number-columns-repeated="5" table:style-name="ce1"/>
          <table:table-cell office:value-type="float" office:value="4" table:style-name="ce6">
            <text:p>4</text:p>
          </table:table-cell>
          <table:table-cell office:value-type="float" office:value="12.156314105263156" table:formula="of:=[.N26]+[.L$25]" table:style-name="ce16">
            <text:p>12.16</text:p>
          </table:table-cell>
          <table:table-cell table:number-columns-repeated="2" table:style-name="ce1"/>
          <table:table-cell office:value-type="float" office:value="22.777368421052628" table:formula="of:=[.Q26]+[.P$26]" table:style-name="ce1">
            <text:p>22.77736842</text:p>
          </table:table-cell>
          <table:table-cell table:number-columns-repeated="16367" table:style-name="ce1"/>
        </table:table-row>
        <table:table-row table:style-name="ro1">
          <table:table-cell office:value-type="float" office:value="0.19603469087107078" table:formula="of:=PI()*[.Q26]*2100/[.U4]" table:style-name="ce1">
            <text:p>0.196034691</text:p>
          </table:table-cell>
          <table:table-cell table:style-name="ce1"/>
          <table:table-cell office:value-type="float" office:value="0.16105659617421045" table:formula="of:=PI()*[.R50]*2100/[.U4]" table:style-name="ce1">
            <text:p>0.161056596</text:p>
          </table:table-cell>
          <table:table-cell table:style-name="ce1"/>
          <table:table-cell office:value-type="float" office:value="0.13959220087982829" table:formula="of:=PI()*[.N27]*2100/[.U4]" table:style-name="ce1">
            <text:p>0.139592201</text:p>
          </table:table-cell>
          <table:table-cell table:style-name="ce1"/>
          <table:table-cell office:value-type="float" office:value="0.12077911555084349" table:formula="of:=PI()*[.N50]*2100/[.U4]" table:style-name="ce1">
            <text:p>0.120779116</text:p>
          </table:table-cell>
          <table:table-cell table:number-columns-repeated="5" table:style-name="ce1"/>
          <table:table-cell office:value-type="float" office:value="6" table:style-name="ce6">
            <text:p>6</text:p>
          </table:table-cell>
          <table:table-cell office:value-type="float" office:value="16.234735157894736" table:formula="of:=[.N27]+[.L$25]" table:style-name="ce16">
            <text:p>16.23</text:p>
          </table:table-cell>
          <table:table-cell table:number-columns-repeated="2" table:style-name="ce1"/>
          <table:table-cell office:value-type="float" office:value="28.483157894736838" table:formula="of:=[.Q27]+[.P$26]" table:style-name="ce1">
            <text:p>28.48315789</text:p>
          </table:table-cell>
          <table:table-cell table:number-columns-repeated="16367" table:style-name="ce1"/>
        </table:table-row>
        <table:table-row table:style-name="ro1">
          <table:table-cell office:value-type="float" office:value="0.27633883184838504" table:formula="of:=PI()*[.Q27]*2100/[.U5]" table:style-name="ce1">
            <text:p>0.276338832</text:p>
          </table:table-cell>
          <table:table-cell table:style-name="ce1"/>
          <table:table-cell office:value-type="float" office:value="0.22719442417524155" table:formula="of:=PI()*[.R51]*2100/[.U5]" table:style-name="ce1">
            <text:p>0.227194424</text:p>
          </table:table-cell>
          <table:table-cell table:style-name="ce1"/>
          <table:table-cell office:value-type="float" office:value="0.19696251410474441" table:formula="of:=PI()*[.N28]*2100/[.U5]" table:style-name="ce1">
            <text:p>0.196962514</text:p>
          </table:table-cell>
          <table:table-cell table:style-name="ce1"/>
          <table:table-cell office:value-type="float" office:value="0.17163934447108664" table:formula="of:=PI()*[.N51]*2100/[.U5]" table:style-name="ce1">
            <text:p>0.171639344</text:p>
          </table:table-cell>
          <table:table-cell table:number-columns-repeated="5" table:style-name="ce1"/>
          <table:table-cell office:value-type="float" office:value="7" table:style-name="ce6">
            <text:p>7</text:p>
          </table:table-cell>
          <table:table-cell office:value-type="float" office:value="20.313156210526316" table:formula="of:=[.N28]+[.L$25]" table:style-name="ce16">
            <text:p>20.31</text:p>
          </table:table-cell>
          <table:table-cell table:number-columns-repeated="2" table:style-name="ce1"/>
          <table:table-cell office:value-type="float" office:value="34.188947368421047" table:formula="of:=[.Q28]+[.P$26]" table:style-name="ce1">
            <text:p>34.18894737</text:p>
          </table:table-cell>
          <table:table-cell table:number-columns-repeated="16367" table:style-name="ce1"/>
        </table:table-row>
        <table:table-row table:style-name="ro1">
          <table:table-cell office:value-type="float" office:value="0.36626497084185677" table:formula="of:=PI()*[.Q28]*2100/[.U6]" table:style-name="ce1">
            <text:p>0.366264971</text:p>
          </table:table-cell>
          <table:table-cell table:style-name="ce1"/>
          <table:table-cell office:value-type="float" office:value="0.30125685036104943" table:formula="of:=PI()*[.R52]*2100/[.U6]" table:style-name="ce1">
            <text:p>0.30125685</text:p>
          </table:table-cell>
          <table:table-cell table:style-name="ce1"/>
          <table:table-cell office:value-type="float" office:value="0.26120690671483721" table:formula="of:=PI()*[.N29]*2100/[.U6]" table:style-name="ce1">
            <text:p>0.261206907</text:p>
          </table:table-cell>
          <table:table-cell table:style-name="ce1"/>
          <table:table-cell office:value-type="float" office:value="0.22859361805473186" table:formula="of:=PI()*[.N52]*2100/[.U6]" table:style-name="ce1">
            <text:p>0.228593618</text:p>
          </table:table-cell>
          <table:table-cell table:number-columns-repeated="5" table:style-name="ce1"/>
          <table:table-cell office:value-type="float" office:value="8" table:style-name="ce6">
            <text:p>8</text:p>
          </table:table-cell>
          <table:table-cell office:value-type="float" office:value="24.391577263157895" table:formula="of:=[.N29]+[.L$25]" table:style-name="ce16">
            <text:p>24.39</text:p>
          </table:table-cell>
          <table:table-cell table:number-columns-repeated="2" table:style-name="ce1"/>
          <table:table-cell office:value-type="float" office:value="39.89473684210526" table:formula="of:=[.Q29]+[.P$26]" table:style-name="ce1">
            <text:p>39.89473684</text:p>
          </table:table-cell>
          <table:table-cell table:number-columns-repeated="16367" table:style-name="ce1"/>
        </table:table-row>
        <table:table-row table:style-name="ro1">
          <table:table-cell office:value-type="float" office:value="0.46765266923563137" table:formula="of:=PI()*[.Q29]*2100/[.U7]" table:style-name="ce1">
            <text:p>0.467652669</text:p>
          </table:table-cell>
          <table:table-cell table:style-name="ce1"/>
          <table:table-cell office:value-type="float" office:value="0.38475892231126418" table:formula="of:=PI()*[.R53]*2100/[.U7]" table:style-name="ce1">
            <text:p>0.384758922</text:p>
          </table:table-cell>
          <table:table-cell table:style-name="ce1"/>
          <table:table-cell office:value-type="float" office:value="0.33363958507008357" table:formula="of:=PI()*[.N30]*2100/[.U7]" table:style-name="ce1">
            <text:p>0.333639585</text:p>
          </table:table-cell>
          <table:table-cell table:style-name="ce1"/>
          <table:table-cell office:value-type="float" office:value="0.29280701336968418" table:formula="of:=PI()*[.N53]*2100/[.U7]" table:style-name="ce1">
            <text:p>0.292807013</text:p>
          </table:table-cell>
          <table:table-cell table:number-columns-repeated="5" table:style-name="ce1"/>
          <table:table-cell office:value-type="float" office:value="11" table:style-name="ce6">
            <text:p>11</text:p>
          </table:table-cell>
          <table:table-cell office:value-type="float" office:value="28.469998315789475" table:formula="of:=[.N30]+[.L$25]" table:style-name="ce16">
            <text:p>28.47</text:p>
          </table:table-cell>
          <table:table-cell table:number-columns-repeated="2" table:style-name="ce1"/>
          <table:table-cell office:value-type="float" office:value="45.600526315789473" table:formula="of:=[.Q30]+[.P$26]" table:style-name="ce1">
            <text:p>45.60052632</text:p>
          </table:table-cell>
          <table:table-cell table:number-columns-repeated="16367" table:style-name="ce1"/>
        </table:table-row>
        <table:table-row table:style-name="ro1">
          <table:table-cell office:value-type="float" office:value="0.58284232936879155" table:formula="of:=PI()*[.Q30]*2100/[.U8]" table:style-name="ce1">
            <text:p>0.582842329</text:p>
          </table:table-cell>
          <table:table-cell table:style-name="ce1"/>
          <table:table-cell office:value-type="float" office:value="0.47962817608407204" table:formula="of:=PI()*[.R54]*2100/[.U8]" table:style-name="ce1">
            <text:p>0.479628176</text:p>
          </table:table-cell>
          <table:table-cell table:style-name="ce1"/>
          <table:table-cell office:value-type="float" office:value="0.4159325627632004" table:formula="of:=PI()*[.N31]*2100/[.U8]" table:style-name="ce1">
            <text:p>0.415932563</text:p>
          </table:table-cell>
          <table:table-cell table:style-name="ce1"/>
          <table:table-cell office:value-type="float" office:value="0.36576181261562291" table:formula="of:=PI()*[.N54]*2100/[.U8]" table:style-name="ce1">
            <text:p>0.365761813</text:p>
          </table:table-cell>
          <table:table-cell table:number-columns-repeated="5" table:style-name="ce1"/>
          <table:table-cell office:value-type="float" office:value="12" table:style-name="ce6">
            <text:p>12</text:p>
          </table:table-cell>
          <table:table-cell office:value-type="float" office:value="32.548419368421051" table:formula="of:=[.N31]+[.L$25]" table:style-name="ce16">
            <text:p>32.55</text:p>
          </table:table-cell>
          <table:table-cell table:number-columns-repeated="2" table:style-name="ce1"/>
          <table:table-cell office:value-type="float" office:value="51.306315789473686" table:formula="of:=[.Q31]+[.P$26]" table:style-name="ce1">
            <text:p>51.30631579</text:p>
          </table:table-cell>
          <table:table-cell table:number-columns-repeated="16367" table:style-name="ce1"/>
        </table:table-row>
        <table:table-row table:style-name="ro1">
          <table:table-cell office:value-type="float" office:value="0.71485809293310865" table:formula="of:=PI()*[.Q31]*2100/[.U9]" table:style-name="ce1">
            <text:p>0.714858093</text:p>
          </table:table-cell>
          <table:table-cell table:style-name="ce1"/>
          <table:table-cell office:value-type="float" office:value="0.58835526982769537" table:formula="of:=PI()*[.R55]*2100/[.U9]" table:style-name="ce1">
            <text:p>0.58835527</text:p>
          </table:table-cell>
          <table:table-cell table:style-name="ce1"/>
          <table:table-cell office:value-type="float" office:value="0.51024632559208005" table:formula="of:=PI()*[.N32]*2100/[.U9]" table:style-name="ce1">
            <text:p>0.510246326</text:p>
          </table:table-cell>
          <table:table-cell table:style-name="ce1"/>
          <table:table-cell office:value-type="float" office:value="0.44937334091599607" table:formula="of:=PI()*[.N55]*2100/[.U9]" table:style-name="ce1">
            <text:p>0.449373341</text:p>
          </table:table-cell>
          <table:table-cell table:number-columns-repeated="6" table:style-name="ce1"/>
          <table:table-cell office:value-type="float" office:value="36.626840421052627" table:formula="of:=[.N32]+[.L$25]" table:style-name="ce16">
            <text:p>36.63</text:p>
          </table:table-cell>
          <table:table-cell table:number-columns-repeated="2" table:style-name="ce1"/>
          <table:table-cell office:value-type="float" office:value="57.012105263157899" table:formula="of:=[.Q32]+[.P$26]" table:style-name="ce1">
            <text:p>57.01210526</text:p>
          </table:table-cell>
          <table:table-cell table:number-columns-repeated="16367" table:style-name="ce1"/>
        </table:table-row>
        <table:table-row table:style-name="ro1">
          <table:table-cell office:value-type="float" office:value="0.86767720402078286" table:formula="of:=PI()*[.Q32]*2100/[.U10]" table:style-name="ce1">
            <text:p>0.867677204</text:p>
          </table:table-cell>
          <table:table-cell table:style-name="ce1"/>
          <table:table-cell office:value-type="float" office:value="0.71421582896426961" table:formula="of:=PI()*[.R56]*2100/[.U10]" table:style-name="ce1">
            <text:p>0.714215829</text:p>
          </table:table-cell>
          <table:table-cell table:style-name="ce1"/>
          <table:table-cell office:value-type="float" office:value="0.61942226799248312" table:formula="of:=PI()*[.N33]*2100/[.U10]" table:style-name="ce1">
            <text:p>0.619422268</text:p>
          </table:table-cell>
          <table:table-cell table:style-name="ce1"/>
          <table:table-cell office:value-type="float" office:value="0.54616056606672481" table:formula="of:=PI()*[.N56]*2100/[.U10]" table:style-name="ce1">
            <text:p>0.546160566</text:p>
          </table:table-cell>
          <table:table-cell table:number-columns-repeated="6" table:style-name="ce1"/>
          <table:table-cell office:value-type="float" office:value="40.705261473684203" table:formula="of:=[.N33]+[.L$25]" table:style-name="ce16">
            <text:p>40.71</text:p>
          </table:table-cell>
          <table:table-cell table:number-columns-repeated="2" table:style-name="ce1"/>
          <table:table-cell office:value-type="float" office:value="62.717894736842112" table:formula="of:=[.Q33]+[.P$26]" table:style-name="ce1">
            <text:p>62.71789474</text:p>
          </table:table-cell>
          <table:table-cell table:number-columns-repeated="16367" table:style-name="ce1"/>
        </table:table-row>
        <table:table-row table:style-name="ro1">
          <table:table-cell office:value-type="float" office:value="1.0466376041755929" table:formula="of:=PI()*[.Q33]*2100/[.U11]" table:style-name="ce1">
            <text:p>1.046637604</text:p>
          </table:table-cell>
          <table:table-cell table:style-name="ce1"/>
          <table:table-cell office:value-type="float" office:value="0.86160613811131825" table:formula="of:=PI()*[.R57]*2100/[.U11]" table:style-name="ce1">
            <text:p>0.861606138</text:p>
          </table:table-cell>
          <table:table-cell table:style-name="ce1"/>
          <table:table-cell office:value-type="float" office:value="0.74727388419541563" table:formula="of:=PI()*[.N34]*2100/[.U11]" table:style-name="ce1">
            <text:p>0.747273884</text:p>
          </table:table-cell>
          <table:table-cell table:style-name="ce1"/>
          <table:table-cell office:value-type="float" office:value="0.65950424683784747" table:formula="of:=PI()*[.N57]*2100/[.U11]" table:style-name="ce1">
            <text:p>0.659504247</text:p>
          </table:table-cell>
          <table:table-cell table:number-columns-repeated="6" table:style-name="ce1"/>
          <table:table-cell office:value-type="float" office:value="44.783682526315779" table:formula="of:=[.N34]+[.L$25]" table:style-name="ce16">
            <text:p>44.78</text:p>
          </table:table-cell>
          <table:table-cell table:number-columns-repeated="2" table:style-name="ce1"/>
          <table:table-cell office:value-type="float" office:value="68.423684210526318" table:formula="of:=[.Q34]+[.P$26]" table:style-name="ce1">
            <text:p>68.42368421</text:p>
          </table:table-cell>
          <table:table-cell table:number-columns-repeated="16367" table:style-name="ce1"/>
        </table:table-row>
        <table:table-row table:style-name="ro1">
          <table:table-cell office:value-type="float" office:value="1.2590742611178496" table:formula="of:=PI()*[.Q34]*2100/[.U12]" table:style-name="ce1">
            <text:p>1.259074261</text:p>
          </table:table-cell>
          <table:table-cell table:style-name="ce1"/>
          <table:table-cell office:value-type="float" office:value="1.0365672161699222" table:formula="of:=PI()*[.R58]*2100/[.U12]" table:style-name="ce1">
            <text:p>1.036567216</text:p>
          </table:table-cell>
          <table:table-cell table:style-name="ce1"/>
          <table:table-cell office:value-type="float" office:value="0.89904136966885184" table:formula="of:=PI()*[.N35]*2100/[.U12]" table:style-name="ce1">
            <text:p>0.89904137</text:p>
          </table:table-cell>
          <table:table-cell table:style-name="ce1"/>
          <table:table-cell office:value-type="float" office:value="0.79404994861164013" table:formula="of:=PI()*[.N58]*2100/[.U12]" table:style-name="ce1">
            <text:p>0.794049949</text:p>
          </table:table-cell>
          <table:table-cell table:number-columns-repeated="6" table:style-name="ce1"/>
          <table:table-cell office:value-type="float" office:value="48.862103578947355" table:formula="of:=[.N35]+[.L$25]" table:style-name="ce16">
            <text:p>48.86</text:p>
          </table:table-cell>
          <table:table-cell table:number-columns-repeated="2" table:style-name="ce1"/>
          <table:table-cell office:value-type="float" office:value="74.129473684210524" table:formula="of:=[.Q35]+[.P$26]" table:style-name="ce1">
            <text:p>74.12947368</text:p>
          </table:table-cell>
          <table:table-cell table:number-columns-repeated="16367" table:style-name="ce1"/>
        </table:table-row>
        <table:table-row table:style-name="ro1">
          <table:table-cell office:value-type="float" office:value="1.5153494366658582" table:formula="of:=PI()*[.Q35]*2100/[.U13]" table:style-name="ce1">
            <text:p>1.515349437</text:p>
          </table:table-cell>
          <table:table-cell table:style-name="ce1"/>
          <table:table-cell office:value-type="float" office:value="1.2476333364851426" table:formula="of:=PI()*[.R59]*2100/[.U13]" table:style-name="ce1">
            <text:p>1.247633336</text:p>
          </table:table-cell>
          <table:table-cell table:style-name="ce1"/>
          <table:table-cell office:value-type="float" office:value="1.0821276577982901" table:formula="of:=PI()*[.N36]*2100/[.U13]" table:style-name="ce1">
            <text:p>1.082127658</text:p>
          </table:table-cell>
          <table:table-cell table:style-name="ce1"/>
          <table:table-cell office:value-type="float" office:value="0.95636055845465362" table:formula="of:=PI()*[.N59]*2100/[.U13]" table:style-name="ce1">
            <text:p>0.956360558</text:p>
          </table:table-cell>
          <table:table-cell table:number-columns-repeated="6" table:style-name="ce1"/>
          <table:table-cell office:value-type="float" office:value="52.940524631578931" table:formula="of:=[.N36]+[.L$25]" table:style-name="ce16">
            <text:p>52.94</text:p>
          </table:table-cell>
          <table:table-cell table:number-columns-repeated="2" table:style-name="ce1"/>
          <table:table-cell office:value-type="float" office:value="79.83526315789473" table:formula="of:=[.Q36]+[.P$26]" table:style-name="ce1">
            <text:p>79.83526316</text:p>
          </table:table-cell>
          <table:table-cell table:number-columns-repeated="16367" table:style-name="ce1"/>
        </table:table-row>
        <table:table-row table:style-name="ro1">
          <table:table-cell office:value-type="float" office:value="1.8305941561539916" table:formula="of:=PI()*[.Q36]*2100/[.U14]" table:style-name="ce1">
            <text:p>1.830594156</text:p>
          </table:table-cell>
          <table:table-cell table:style-name="ce1"/>
          <table:table-cell office:value-type="float" office:value="1.5072662866916511" table:formula="of:=PI()*[.R60]*2100/[.U14]" table:style-name="ce1">
            <text:p>1.507266287</text:p>
          </table:table-cell>
          <table:table-cell table:style-name="ce1"/>
          <table:table-cell office:value-type="float" office:value="1.3073425480820204" table:formula="of:=PI()*[.N37]*2100/[.U14]" table:style-name="ce1">
            <text:p>1.307342548</text:p>
          </table:table-cell>
          <table:table-cell table:style-name="ce1"/>
          <table:table-cell office:value-type="float" office:value="1.1560192361260044" table:formula="of:=PI()*[.N60]*2100/[.U14]" table:style-name="ce1">
            <text:p>1.156019236</text:p>
          </table:table-cell>
          <table:table-cell table:number-columns-repeated="6" table:style-name="ce1"/>
          <table:table-cell office:value-type="float" office:value="57.018945684210507" table:formula="of:=[.N37]+[.L$25]" table:style-name="ce16">
            <text:p>57.02</text:p>
          </table:table-cell>
          <table:table-cell table:number-columns-repeated="2" table:style-name="ce1"/>
          <table:table-cell office:value-type="float" office:value="85.541052631578935" table:formula="of:=[.Q37]+[.P$26]" table:style-name="ce1">
            <text:p>85.54105263</text:p>
          </table:table-cell>
          <table:table-cell table:number-columns-repeated="16367" table:style-name="ce1"/>
        </table:table-row>
        <table:table-row table:style-name="ro1">
          <table:table-cell office:value-type="float" office:value="2.2278081170406425" table:formula="of:=PI()*[.Q37]*2100/[.U15]" table:style-name="ce1">
            <text:p>2.227808117</text:p>
          </table:table-cell>
          <table:table-cell table:style-name="ce1"/>
          <table:table-cell office:value-type="float" office:value="1.834408427869042" table:formula="of:=PI()*[.R61]*2100/[.U15]" table:style-name="ce1">
            <text:p>1.834408428</text:p>
          </table:table-cell>
          <table:table-cell table:style-name="ce1"/>
          <table:table-cell office:value-type="float" office:value="1.591117320790371" table:formula="of:=PI()*[.N38]*2100/[.U15]" table:style-name="ce1">
            <text:p>1.591117321</text:p>
          </table:table-cell>
          <table:table-cell table:style-name="ce1"/>
          <table:table-cell office:value-type="float" office:value="1.4075927258009475" table:formula="of:=PI()*[.N61]*2100/[.U15]" table:style-name="ce1">
            <text:p>1.407592726</text:p>
          </table:table-cell>
          <table:table-cell table:number-columns-repeated="6" table:style-name="ce1"/>
          <table:table-cell office:value-type="float" office:value="61.097366736842083" table:formula="of:=[.N38]+[.L$25]" table:style-name="ce16">
            <text:p>61.10</text:p>
          </table:table-cell>
          <table:table-cell table:number-columns-repeated="2" table:style-name="ce1"/>
          <table:table-cell office:value-type="float" office:value="91.246842105263141" table:formula="of:=[.Q38]+[.P$26]" table:style-name="ce1">
            <text:p>91.24684211</text:p>
          </table:table-cell>
          <table:table-cell table:number-columns-repeated="16367" table:style-name="ce1"/>
        </table:table-row>
        <table:table-row table:style-name="ro1">
          <table:table-cell office:value-type="float" office:value="2.7437390447429553" table:formula="of:=PI()*[.Q38]*2100/[.U16]" table:style-name="ce1">
            <text:p>2.743739045</text:p>
          </table:table-cell>
          <table:table-cell table:style-name="ce1"/>
          <table:table-cell office:value-type="float" office:value="2.2593248835027251" table:formula="of:=PI()*[.R62]*2100/[.U16]" table:style-name="ce1">
            <text:p>2.259324884</text:p>
          </table:table-cell>
          <table:table-cell table:style-name="ce1"/>
          <table:table-cell office:value-type="float" office:value="1.9597050245435923" table:formula="of:=PI()*[.N39]*2100/[.U16]" table:style-name="ce1">
            <text:p>1.959705025</text:p>
          </table:table-cell>
          <table:table-cell table:style-name="ce1"/>
          <table:table-cell office:value-type="float" office:value="1.7343550168935808" table:formula="of:=PI()*[.N62]*2100/[.U16]" table:style-name="ce1">
            <text:p>1.734355017</text:p>
          </table:table-cell>
          <table:table-cell table:number-columns-repeated="6" table:style-name="ce1"/>
          <table:table-cell office:value-type="float" office:value="65.175787789473659" table:formula="of:=[.N39]+[.L$25]" table:style-name="ce16">
            <text:p>65.18</text:p>
          </table:table-cell>
          <table:table-cell table:number-columns-repeated="2" table:style-name="ce1"/>
          <table:table-cell office:value-type="float" office:value="96.952631578947347" table:formula="of:=[.Q39]+[.P$26]" table:style-name="ce1">
            <text:p>96.95263158</text:p>
          </table:table-cell>
          <table:table-cell table:number-columns-repeated="16367" table:style-name="ce1"/>
        </table:table-row>
        <table:table-row table:style-name="ro1">
          <table:table-cell office:value-type="float" office:value="3.4409597809760446" table:formula="of:=PI()*[.Q39]*2100/[.U17]" table:style-name="ce1">
            <text:p>3.440959781</text:p>
          </table:table-cell>
          <table:table-cell table:style-name="ce1"/>
          <table:table-cell office:value-type="float" office:value="2.8335501298043209" table:formula="of:=PI()*[.R63]*2100/[.U17]" table:style-name="ce1">
            <text:p>2.83355013</text:p>
          </table:table-cell>
          <table:table-cell table:style-name="ce1"/>
          <table:table-cell office:value-type="float" office:value="2.4578085038635287" table:formula="of:=PI()*[.N40]*2100/[.U17]" table:style-name="ce1">
            <text:p>2.457808504</text:p>
          </table:table-cell>
          <table:table-cell table:style-name="ce1"/>
          <table:table-cell office:value-type="float" office:value="2.17593630798507" table:formula="of:=PI()*[.N63]*2100/[.U17]" table:style-name="ce1">
            <text:p>2.175936308</text:p>
          </table:table-cell>
          <table:table-cell table:number-columns-repeated="6" table:style-name="ce1"/>
          <table:table-cell office:value-type="float" office:value="69.254208842105243" table:formula="of:=[.N40]+[.L$25]" table:style-name="ce16">
            <text:p>69.25</text:p>
          </table:table-cell>
          <table:table-cell table:number-columns-repeated="2" table:style-name="ce1"/>
          <table:table-cell office:value-type="float" office:value="102.65842105263155" table:formula="of:=[.Q40]+[.P$26]" table:style-name="ce1">
            <text:p>102.6584211</text:p>
          </table:table-cell>
          <table:table-cell table:number-columns-repeated="16367" table:style-name="ce1"/>
        </table:table-row>
        <table:table-row table:style-name="ro1">
          <table:table-cell office:value-type="float" office:value="4.4353899405376902" table:formula="of:=PI()*[.Q40]*2100/[.U18]" table:style-name="ce1">
            <text:p>4.435389941</text:p>
          </table:table-cell>
          <table:table-cell table:style-name="ce1"/>
          <table:table-cell office:value-type="float" office:value="3.652554605186304" table:formula="of:=PI()*[.R64]*2100/[.U18]" table:style-name="ce1">
            <text:p>3.652554605</text:p>
          </table:table-cell>
          <table:table-cell table:style-name="ce1"/>
          <table:table-cell office:value-type="float" office:value="3.1682422254629126" table:formula="of:=PI()*[.N41]*2100/[.U18]" table:style-name="ce1">
            <text:p>3.168242225</text:p>
          </table:table-cell>
          <table:table-cell table:style-name="ce1"/>
          <table:table-cell office:value-type="float" office:value="2.8057537114834408" table:formula="of:=PI()*[.N64]*2100/[.U18]" table:style-name="ce1">
            <text:p>2.805753711</text:p>
          </table:table-cell>
          <table:table-cell table:number-columns-repeated="6" table:style-name="ce1"/>
          <table:table-cell office:value-type="float" office:value="73.332629894736826" table:formula="of:=[.N41]+[.L$25]" table:style-name="ce16">
            <text:p>73.33</text:p>
          </table:table-cell>
          <table:table-cell table:number-columns-repeated="2" table:style-name="ce1"/>
          <table:table-cell office:value-type="float" office:value="108.36421052631576" table:formula="of:=[.Q41]+[.P$26]" table:style-name="ce1">
            <text:p>108.3642105</text:p>
          </table:table-cell>
          <table:table-cell table:number-columns-repeated="16367" table:style-name="ce1"/>
        </table:table-row>
        <table:table-row table:style-name="ro1">
          <table:table-cell office:value-type="float" office:value="5.9685466429416385" table:formula="of:=PI()*[.Q41]*2100/[.U19]" table:style-name="ce1">
            <text:p>5.968546643</text:p>
          </table:table-cell>
          <table:table-cell table:style-name="ce1"/>
          <table:table-cell office:value-type="float" office:value="4.9152498167678047" table:formula="of:=PI()*[.R65]*2100/[.U19]" table:style-name="ce1">
            <text:p>4.915249817</text:p>
          </table:table-cell>
          <table:table-cell table:style-name="ce1"/>
          <table:table-cell office:value-type="float" office:value="4.2635491320474905" table:formula="of:=PI()*[.N42]*2100/[.U19]" table:style-name="ce1">
            <text:p>4.263549132</text:p>
          </table:table-cell>
          <table:table-cell table:style-name="ce1"/>
          <table:table-cell office:value-type="float" office:value="3.776770895726755" table:formula="of:=PI()*[.N65]*2100/[.U19]" table:style-name="ce1">
            <text:p>3.776770896</text:p>
          </table:table-cell>
          <table:table-cell table:number-columns-repeated="6" table:style-name="ce1"/>
          <table:table-cell office:value-type="float" office:value="77.411050947368409" table:formula="of:=[.N42]+[.L$25]" table:style-name="ce16">
            <text:p>77.41</text:p>
          </table:table-cell>
          <table:table-cell table:number-columns-repeated="2" table:style-name="ce1"/>
          <table:table-cell office:value-type="float" office:value="114.06999999999996" table:formula="of:=[.Q42]+[.P$26]" table:style-name="ce1">
            <text:p>114.07</text:p>
          </table:table-cell>
          <table:table-cell table:number-columns-repeated="16367" table:style-name="ce1"/>
        </table:table-row>
        <table:table-row table:style-name="ro1">
          <table:table-cell office:value-type="float" office:value="8.6408426763938095" table:formula="of:=PI()*[.Q42]*2100/[.U20]" table:style-name="ce1">
            <text:p>8.640842676</text:p>
          </table:table-cell>
          <table:table-cell table:style-name="ce1"/>
          <table:table-cell office:value-type="float" office:value="7.11613078351927" table:formula="of:=PI()*[.R66]*2100/[.U20]" table:style-name="ce1">
            <text:p>7.116130784</text:p>
          </table:table-cell>
          <table:table-cell table:style-name="ce1"/>
          <table:table-cell office:value-type="float" office:value="6.1726718572648842" table:formula="of:=PI()*[.N43]*2100/[.U20]" table:style-name="ce1">
            <text:p>6.172671857</text:p>
          </table:table-cell>
          <table:table-cell table:style-name="ce1"/>
          <table:table-cell office:value-type="float" office:value="5.4692563186444891" table:formula="of:=PI()*[.N66]*2100/[.U20]" table:style-name="ce1">
            <text:p>5.469256319</text:p>
          </table:table-cell>
          <table:table-cell table:number-columns-repeated="6" table:style-name="ce1"/>
          <table:table-cell office:value-type="float" office:value="81.489471999999992" table:formula="of:=[.N43]+[.L$25]" table:style-name="ce16">
            <text:p>81.49</text:p>
          </table:table-cell>
          <table:table-cell table:number-columns-repeated="16370" table:style-name="ce1"/>
        </table:table-row>
        <table:table-row table:style-name="ro1">
          <table:table-cell office:value-type="float" office:value="14.472290295951369" table:formula="of:=PI()*[.Q43]*2100/[.U21]" table:style-name="ce1">
            <text:p>14.4722903</text:p>
          </table:table-cell>
          <table:table-cell table:style-name="ce1"/>
          <table:table-cell office:value-type="float" office:value="11.918862933636833" table:formula="of:=PI()*[.R67]*2100/[.U21]" table:style-name="ce1">
            <text:p>11.91886293</text:p>
          </table:table-cell>
          <table:table-cell table:style-name="ce1"/>
          <table:table-cell office:value-type="float" office:value="10.338733188812142" table:formula="of:=PI()*[.N44]*2100/[.U21]" table:style-name="ce1">
            <text:p>10.33873319</text:p>
          </table:table-cell>
          <table:table-cell table:style-name="ce1"/>
          <table:table-cell office:value-type="float" office:value="9.1625747111653677" table:formula="of:=PI()*[.N67]*2100/[.U21]" table:style-name="ce1">
            <text:p>9.162574711</text:p>
          </table:table-cell>
          <table:table-cell table:number-columns-repeated="16377" table:style-name="ce1"/>
        </table:table-row>
        <table:table-row table:style-name="ro1">
          <table:table-cell table:number-columns-repeated="12" table:style-name="ce1"/>
          <table:table-cell office:value-type="string" table:number-columns-spanned="2" table:number-rows-spanned="1" table:style-name="ce15">
            <text:p>100_kopplung</text:p>
          </table:table-cell>
          <table:covered-table-cell/>
          <table:table-cell table:number-columns-repeated="2" table:style-name="ce1"/>
          <table:table-cell office:value-type="string" table:number-columns-spanned="2" table:number-rows-spanned="1" table:style-name="ce15">
            <text:p>25_kopplung</text:p>
          </table:table-cell>
          <table:covered-table-cell/>
          <table:table-cell table:number-columns-repeated="16366"/>
        </table:table-row>
        <table:table-row table:style-name="ro1">
          <table:table-cell table:number-columns-repeated="12" table:style-name="ce1"/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style-name="ce1"/>
          <table:table-cell office:value-type="float" office:value="4.6233579999999996" table:style-name="ce16">
            <text:p>4.62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number-columns-repeated="16366"/>
        </table:table-row>
        <table:table-row table:style-name="ro1">
          <table:table-cell table:number-columns-repeated="11" table:style-name="ce1"/>
          <table:table-cell office:value-type="float" office:value="3.629473684210526" table:formula="of:=(72.22-3.26)/19" table:style-name="ce1">
            <text:p>3.629473684</text:p>
          </table:table-cell>
          <table:table-cell office:value-type="float" office:value="1" table:style-name="ce6">
            <text:p>1</text:p>
          </table:table-cell>
          <table:table-cell office:value-type="float" office:value="3.259039" table:style-name="ce16">
            <text:p>3.26</text:p>
          </table:table-cell>
          <table:table-cell table:style-name="ce1"/>
          <table:table-cell office:value-type="float" office:value="93.943989999999999" table:style-name="ce16">
            <text:p>93.94</text:p>
          </table:table-cell>
          <table:table-cell table:style-name="ce6"/>
          <table:table-cell office:value-type="float" office:value="4.6233579999999996" table:style-name="ce16">
            <text:p>4.62</text:p>
          </table:table-cell>
          <table:table-cell table:number-columns-repeated="16366"/>
        </table:table-row>
        <table:table-row table:style-name="ro1">
          <table:table-cell table:number-columns-repeated="12"/>
          <table:table-cell office:value-type="float" office:value="3" table:style-name="ce6">
            <text:p>3</text:p>
          </table:table-cell>
          <table:table-cell office:value-type="float" office:value="6.888512684210526" table:formula="of:=[.N48]+[.L$48]" table:style-name="ce16">
            <text:p>6.89</text:p>
          </table:table-cell>
          <table:table-cell table:style-name="ce1"/>
          <table:table-cell office:value-type="float" office:value="4.7010858947368419" table:formula="of:=([.P48]-[.P47])/19" table:style-name="ce1">
            <text:p>4.701085895</text:p>
          </table:table-cell>
          <table:table-cell table:style-name="ce6"/>
          <table:table-cell office:value-type="float" office:value="9.3244438947368415" table:formula="of:=[.R48]+[.P$49]" table:style-name="ce16">
            <text:p>9.32</text:p>
          </table:table-cell>
          <table:table-cell table:number-columns-repeated="16366"/>
        </table:table-row>
        <table:table-row table:style-name="ro1">
          <table:table-cell table:number-columns-repeated="12"/>
          <table:table-cell office:value-type="float" office:value="4" table:style-name="ce6">
            <text:p>4</text:p>
          </table:table-cell>
          <table:table-cell office:value-type="float" office:value="10.517986368421052" table:formula="of:=[.N49]+[.L$48]" table:style-name="ce16">
            <text:p>10.52</text:p>
          </table:table-cell>
          <table:table-cell table:number-columns-repeated="2" table:style-name="ce1"/>
          <table:table-cell table:style-name="ce6"/>
          <table:table-cell office:value-type="float" office:value="14.025529789473683" table:formula="of:=[.R49]+[.P$49]" table:style-name="ce16">
            <text:p>14.03</text:p>
          </table:table-cell>
          <table:table-cell table:number-columns-repeated="16366"/>
        </table:table-row>
        <table:table-row table:style-name="ro1">
          <table:table-cell table:number-columns-repeated="12"/>
          <table:table-cell office:value-type="float" office:value="6" table:style-name="ce6">
            <text:p>6</text:p>
          </table:table-cell>
          <table:table-cell office:value-type="float" office:value="14.147460052631578" table:formula="of:=[.N50]+[.L$48]" table:style-name="ce16">
            <text:p>14.15</text:p>
          </table:table-cell>
          <table:table-cell table:number-columns-repeated="2" table:style-name="ce1"/>
          <table:table-cell table:style-name="ce6"/>
          <table:table-cell office:value-type="float" office:value="18.726615684210525" table:formula="of:=[.R50]+[.P$49]" table:style-name="ce16">
            <text:p>18.73</text:p>
          </table:table-cell>
          <table:table-cell table:number-columns-repeated="16366"/>
        </table:table-row>
        <table:table-row table:style-name="ro1">
          <table:table-cell table:number-columns-repeated="12"/>
          <table:table-cell office:value-type="float" office:value="7" table:style-name="ce6">
            <text:p>7</text:p>
          </table:table-cell>
          <table:table-cell office:value-type="float" office:value="17.776933736842103" table:formula="of:=[.N51]+[.L$48]" table:style-name="ce16">
            <text:p>17.78</text:p>
          </table:table-cell>
          <table:table-cell table:number-columns-repeated="2" table:style-name="ce1"/>
          <table:table-cell table:style-name="ce6"/>
          <table:table-cell office:value-type="float" office:value="23.427701578947367" table:formula="of:=[.R51]+[.P$49]" table:style-name="ce16">
            <text:p>23.43</text:p>
          </table:table-cell>
          <table:table-cell table:number-columns-repeated="16366"/>
        </table:table-row>
        <table:table-row table:style-name="ro1">
          <table:table-cell table:number-columns-repeated="12"/>
          <table:table-cell office:value-type="float" office:value="8" table:style-name="ce6">
            <text:p>8</text:p>
          </table:table-cell>
          <table:table-cell office:value-type="float" office:value="21.406407421052631" table:formula="of:=[.N52]+[.L$48]" table:style-name="ce16">
            <text:p>21.41</text:p>
          </table:table-cell>
          <table:table-cell table:number-columns-repeated="2" table:style-name="ce1"/>
          <table:table-cell table:style-name="ce6"/>
          <table:table-cell office:value-type="float" office:value="28.128787473684209" table:formula="of:=[.R52]+[.P$49]" table:style-name="ce16">
            <text:p>28.13</text:p>
          </table:table-cell>
          <table:table-cell table:number-columns-repeated="16366"/>
        </table:table-row>
        <table:table-row table:style-name="ro1">
          <table:table-cell table:number-columns-repeated="12"/>
          <table:table-cell office:value-type="float" office:value="11" table:style-name="ce6">
            <text:p>11</text:p>
          </table:table-cell>
          <table:table-cell office:value-type="float" office:value="25.035881105263158" table:formula="of:=[.N53]+[.L$48]" table:style-name="ce16">
            <text:p>25.04</text:p>
          </table:table-cell>
          <table:table-cell table:number-columns-repeated="2" table:style-name="ce1"/>
          <table:table-cell table:style-name="ce6"/>
          <table:table-cell office:value-type="float" office:value="32.829873368421048" table:formula="of:=[.R53]+[.P$49]" table:style-name="ce16">
            <text:p>32.83</text:p>
          </table:table-cell>
          <table:table-cell table:number-columns-repeated="16366"/>
        </table:table-row>
        <table:table-row table:style-name="ro1">
          <table:table-cell table:number-columns-repeated="12"/>
          <table:table-cell office:value-type="float" office:value="12" table:style-name="ce6">
            <text:p>12</text:p>
          </table:table-cell>
          <table:table-cell office:value-type="float" office:value="28.665354789473685" table:formula="of:=[.N54]+[.L$48]" table:style-name="ce16">
            <text:p>28.67</text:p>
          </table:table-cell>
          <table:table-cell table:number-columns-repeated="2" table:style-name="ce1"/>
          <table:table-cell table:style-name="ce6"/>
          <table:table-cell office:value-type="float" office:value="37.530959263157889" table:formula="of:=[.R54]+[.P$49]" table:style-name="ce16">
            <text:p>37.53</text:p>
          </table:table-cell>
          <table:table-cell table:number-columns-repeated="16366"/>
        </table:table-row>
        <table:table-row table:style-name="ro1">
          <table:table-cell table:number-columns-repeated="12"/>
          <table:table-cell table:style-name="ce1"/>
          <table:table-cell office:value-type="float" office:value="32.294828473684213" table:formula="of:=[.N55]+[.L$48]" table:style-name="ce16">
            <text:p>32.29</text:p>
          </table:table-cell>
          <table:table-cell table:number-columns-repeated="3" table:style-name="ce1"/>
          <table:table-cell office:value-type="float" office:value="42.232045157894731" table:formula="of:=[.R55]+[.P$49]" table:style-name="ce16">
            <text:p>42.23</text:p>
          </table:table-cell>
          <table:table-cell table:number-columns-repeated="16366"/>
        </table:table-row>
        <table:table-row table:style-name="ro1">
          <table:table-cell table:number-columns-repeated="12"/>
          <table:table-cell table:style-name="ce1"/>
          <table:table-cell office:value-type="float" office:value="35.924302157894736" table:formula="of:=[.N56]+[.L$48]" table:style-name="ce16">
            <text:p>35.92</text:p>
          </table:table-cell>
          <table:table-cell table:number-columns-repeated="3" table:style-name="ce1"/>
          <table:table-cell office:value-type="float" office:value="46.933131052631573" table:formula="of:=[.R56]+[.P$49]" table:style-name="ce16">
            <text:p>46.93</text:p>
          </table:table-cell>
          <table:table-cell table:number-columns-repeated="16366"/>
        </table:table-row>
        <table:table-row table:style-name="ro1">
          <table:table-cell table:number-columns-repeated="12"/>
          <table:table-cell table:style-name="ce1"/>
          <table:table-cell office:value-type="float" office:value="39.55377584210526" table:formula="of:=[.N57]+[.L$48]" table:style-name="ce16">
            <text:p>39.55</text:p>
          </table:table-cell>
          <table:table-cell table:number-columns-repeated="3" table:style-name="ce1"/>
          <table:table-cell office:value-type="float" office:value="51.634216947368415" table:formula="of:=[.R57]+[.P$49]" table:style-name="ce16">
            <text:p>51.63</text:p>
          </table:table-cell>
          <table:table-cell table:number-columns-repeated="16366"/>
        </table:table-row>
        <table:table-row table:style-name="ro1">
          <table:table-cell table:number-columns-repeated="12"/>
          <table:table-cell table:style-name="ce1"/>
          <table:table-cell office:value-type="float" office:value="43.183249526315784" table:formula="of:=[.N58]+[.L$48]" table:style-name="ce16">
            <text:p>43.18</text:p>
          </table:table-cell>
          <table:table-cell table:number-columns-repeated="3" table:style-name="ce1"/>
          <table:table-cell office:value-type="float" office:value="56.335302842105257" table:formula="of:=[.R58]+[.P$49]" table:style-name="ce16">
            <text:p>56.34</text:p>
          </table:table-cell>
          <table:table-cell table:number-columns-repeated="16366"/>
        </table:table-row>
        <table:table-row table:style-name="ro1">
          <table:table-cell table:number-columns-repeated="12"/>
          <table:table-cell table:style-name="ce1"/>
          <table:table-cell office:value-type="float" office:value="46.812723210526308" table:formula="of:=[.N59]+[.L$48]" table:style-name="ce16">
            <text:p>46.81</text:p>
          </table:table-cell>
          <table:table-cell table:number-columns-repeated="3" table:style-name="ce1"/>
          <table:table-cell office:value-type="float" office:value="61.036388736842099" table:formula="of:=[.R59]+[.P$49]" table:style-name="ce16">
            <text:p>61.04</text:p>
          </table:table-cell>
          <table:table-cell table:number-columns-repeated="16366"/>
        </table:table-row>
        <table:table-row table:style-name="ro1">
          <table:table-cell table:number-columns-repeated="12"/>
          <table:table-cell table:style-name="ce1"/>
          <table:table-cell office:value-type="float" office:value="50.442196894736831" table:formula="of:=[.N60]+[.L$48]" table:style-name="ce16">
            <text:p>50.44</text:p>
          </table:table-cell>
          <table:table-cell table:number-columns-repeated="3" table:style-name="ce1"/>
          <table:table-cell office:value-type="float" office:value="65.737474631578948" table:formula="of:=[.R60]+[.P$49]" table:style-name="ce16">
            <text:p>65.74</text:p>
          </table:table-cell>
          <table:table-cell table:number-columns-repeated="16366"/>
        </table:table-row>
        <table:table-row table:style-name="ro1">
          <table:table-cell table:number-columns-repeated="12"/>
          <table:table-cell table:style-name="ce1"/>
          <table:table-cell office:value-type="float" office:value="54.071670578947355" table:formula="of:=[.N61]+[.L$48]" table:style-name="ce16">
            <text:p>54.07</text:p>
          </table:table-cell>
          <table:table-cell table:number-columns-repeated="3" table:style-name="ce1"/>
          <table:table-cell office:value-type="float" office:value="70.438560526315797" table:formula="of:=[.R61]+[.P$49]" table:style-name="ce16">
            <text:p>70.44</text:p>
          </table:table-cell>
          <table:table-cell table:number-columns-repeated="16366"/>
        </table:table-row>
        <table:table-row table:style-name="ro1">
          <table:table-cell table:number-columns-repeated="12"/>
          <table:table-cell table:style-name="ce1"/>
          <table:table-cell office:value-type="float" office:value="57.701144263157879" table:formula="of:=[.N62]+[.L$48]" table:style-name="ce16">
            <text:p>57.70</text:p>
          </table:table-cell>
          <table:table-cell table:number-columns-repeated="3" table:style-name="ce1"/>
          <table:table-cell office:value-type="float" office:value="75.139646421052646" table:formula="of:=[.R62]+[.P$49]" table:style-name="ce16">
            <text:p>75.14</text:p>
          </table:table-cell>
          <table:table-cell table:number-columns-repeated="16366"/>
        </table:table-row>
        <table:table-row table:style-name="ro1">
          <table:table-cell table:number-columns-repeated="12"/>
          <table:table-cell table:style-name="ce1"/>
          <table:table-cell office:value-type="float" office:value="61.330617947368403" table:formula="of:=[.N63]+[.L$48]" table:style-name="ce16">
            <text:p>61.33</text:p>
          </table:table-cell>
          <table:table-cell table:number-columns-repeated="3" table:style-name="ce1"/>
          <table:table-cell office:value-type="float" office:value="79.840732315789495" table:formula="of:=[.R63]+[.P$49]" table:style-name="ce16">
            <text:p>79.84</text:p>
          </table:table-cell>
          <table:table-cell table:number-columns-repeated="16366"/>
        </table:table-row>
        <table:table-row table:style-name="ro1">
          <table:table-cell table:number-columns-repeated="13"/>
          <table:table-cell office:value-type="float" office:value="64.960091631578933" table:formula="of:=[.N64]+[.L$48]" table:style-name="ce16">
            <text:p>64.96</text:p>
          </table:table-cell>
          <table:table-cell table:number-columns-repeated="3" table:style-name="ce1"/>
          <table:table-cell office:value-type="float" office:value="84.541818210526344" table:formula="of:=[.R64]+[.P$49]" table:style-name="ce16">
            <text:p>84.54</text:p>
          </table:table-cell>
          <table:table-cell table:number-columns-repeated="16366"/>
        </table:table-row>
        <table:table-row table:style-name="ro1">
          <table:table-cell table:number-columns-repeated="13"/>
          <table:table-cell office:value-type="float" office:value="68.589565315789457" table:formula="of:=[.N65]+[.L$48]" table:style-name="ce16">
            <text:p>68.59</text:p>
          </table:table-cell>
          <table:table-cell table:number-columns-repeated="3" table:style-name="ce1"/>
          <table:table-cell office:value-type="float" office:value="89.242904105263193" table:formula="of:=[.R65]+[.P$49]" table:style-name="ce16">
            <text:p>89.24</text:p>
          </table:table-cell>
          <table:table-cell table:number-columns-repeated="16366"/>
        </table:table-row>
        <table:table-row table:style-name="ro1">
          <table:table-cell table:number-columns-repeated="13"/>
          <table:table-cell office:value-type="float" office:value="72.219038999999981" table:formula="of:=[.N66]+[.L$48]" table:style-name="ce16">
            <text:p>72.22</text:p>
          </table:table-cell>
          <table:table-cell table:number-columns-repeated="3" table:style-name="ce1"/>
          <table:table-cell office:value-type="float" office:value="93.943990000000042" table:formula="of:=[.R66]+[.P$49]" table:style-name="ce16">
            <text:p>93.94</text:p>
          </table:table-cell>
          <table:table-cell table:number-columns-repeated="16366"/>
        </table:table-row>
        <table:table-row table:style-name="ro1">
          <table:table-cell table:number-columns-repeated="13"/>
          <table:table-cell table:style-name="ce16"/>
          <table:table-cell table:number-columns-repeated="3" table:style-name="ce1"/>
          <table:table-cell table:style-name="ce16"/>
          <table:table-cell table:number-columns-repeated="16366"/>
        </table:table-row>
        <table:table-row table:number-rows-repeated="2" table:style-name="ro1">
          <table:table-cell table:number-columns-repeated="13"/>
          <table:table-cell table:number-columns-repeated="4" table:style-name="ce1"/>
          <table:table-cell table:style-name="ce16"/>
          <table:table-cell table:number-columns-repeated="16366"/>
        </table:table-row>
        <table:table-row table:number-rows-repeated="1048506" table:style-name="ro1">
          <table:table-cell table:number-columns-repeated="16384"/>
        </table:table-row>
      </table:table>
      <table:table table:name="dp4" table:style-name="ta1"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3" table:default-cell-style-name="ce1"/>
        <table:table-column table:style-name="co6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4" table:number-columns-repeated="16363" table:default-cell-style-name="ce1"/>
        <table:table-row table:style-name="ro1">
          <table:table-cell office:value-type="string" table:number-columns-spanned="3" table:number-rows-spanned="1" table:style-name="ce15">
            <text:p>m1_ungekopplung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5">
            <text:p>m2_ungekopplung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5">
            <text:p>m3_ungekopplung</text:p>
          </table:table-cell>
          <table:covered-table-cell table:number-columns-repeated="2"/>
          <table:table-cell table:style-name="ce1"/>
          <table:table-cell table:style-name="ce11"/>
          <table:table-cell office:value-type="string" table:style-name="ce11">
            <text:p>eas</text:p>
          </table:table-cell>
          <table:table-cell table:style-name="ce11"/>
          <table:table-cell table:number-columns-repeated="16369" table:style-name="ce1"/>
        </table:table-row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Freq[Hz]</text:p>
          </table:table-cell>
          <table:table-cell table:style-name="ce1"/>
          <table:table-cell office:value-type="string" table:style-name="ce2">
            <text:p>ID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Freq[Hz]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Mode</text:p>
          </table:table-cell>
          <table:table-cell office:value-type="string" table:style-name="ce2">
            <text:p>Freq[Hz]</text:p>
          </table:table-cell>
          <table:table-cell table:style-name="ce1"/>
          <table:table-cell office:value-type="string" table:style-name="ce11">
            <text:p>v_s</text:p>
          </table:table-cell>
          <table:table-cell office:value-type="float" office:value="52000" table:style-name="ce11">
            <text:p>52000</text:p>
          </table:table-cell>
          <table:table-cell office:value-type="float" office:value="52000" table:style-name="ce13">
            <text:p>52000.0</text:p>
          </table:table-cell>
          <table:table-cell office:value-type="float" office:value="30736.842105263157" table:formula="of:=([.N21]-[.N2])/19" table:style-name="ce1">
            <text:p>30736.84211</text:p>
          </table:table-cell>
          <table:table-cell office:value-type="float" office:value="636000" table:style-name="ce1">
            <text:p>636000</text:p>
          </table:table-cell>
          <table:table-cell table:number-columns-repeated="16367"/>
        </table:table-row>
        <table:table-row table:style-name="ro1">
          <table:table-cell office:value-type="float" office:value="1" table:style-name="ce6">
            <text:p>1</text:p>
          </table:table-cell>
          <table:table-cell table:style-name="ce6"/>
          <table:table-cell table:style-name="ce16"/>
          <table:table-cell table:style-name="ce1"/>
          <table:table-cell office:value-type="float" office:value="1" table:style-name="ce6">
            <text:p>1</text:p>
          </table:table-cell>
          <table:table-cell table:style-name="ce6"/>
          <table:table-cell table:style-name="ce16"/>
          <table:table-cell table:style-name="ce8"/>
          <table:table-cell office:value-type="float" office:value="1" table:style-name="ce6">
            <text:p>1</text:p>
          </table:table-cell>
          <table:table-cell table:style-name="ce6"/>
          <table:table-cell table:style-name="ce16"/>
          <table:table-cell table:style-name="ce1"/>
          <table:table-cell table:number-columns-repeated="2" table:style-name="ce11"/>
          <table:table-cell office:value-type="float" office:value="82736.84210526316" table:formula="of:=[.O2]+[.P$2]" table:style-name="ce13">
            <text:p>82736.8</text:p>
          </table:table-cell>
          <table:table-cell table:style-name="ce1"/>
          <table:table-cell office:value-type="float" office:value="605263.15789473685" table:formula="of:=[.Q2]-[.P$2]" table:style-name="ce1">
            <text:p>605263.1579</text:p>
          </table:table-cell>
          <table:table-cell table:number-columns-repeated="16367"/>
        </table:table-row>
        <table:table-row table:style-name="ro1">
          <table:table-cell office:value-type="float" office:value="3" table:style-name="ce6">
            <text:p>3</text:p>
          </table:table-cell>
          <table:table-cell table:style-name="ce6"/>
          <table:table-cell table:style-name="ce16"/>
          <table:table-cell table:style-name="ce1"/>
          <table:table-cell office:value-type="float" office:value="3" table:style-name="ce6">
            <text:p>3</text:p>
          </table:table-cell>
          <table:table-cell table:style-name="ce6"/>
          <table:table-cell table:style-name="ce16"/>
          <table:table-cell table:style-name="ce8"/>
          <table:table-cell office:value-type="float" office:value="3" table:style-name="ce6">
            <text:p>3</text:p>
          </table:table-cell>
          <table:table-cell table:style-name="ce6"/>
          <table:table-cell table:style-name="ce16"/>
          <table:table-cell table:style-name="ce1"/>
          <table:table-cell table:number-columns-repeated="2" table:style-name="ce11"/>
          <table:table-cell office:value-type="float" office:value="113473.68421052632" table:formula="of:=[.O3]+[.P$2]" table:style-name="ce13">
            <text:p>113473.7</text:p>
          </table:table-cell>
          <table:table-cell table:style-name="ce1"/>
          <table:table-cell office:value-type="float" office:value="574526.31578947371" table:formula="of:=[.Q3]-[.P$2]" table:style-name="ce1">
            <text:p>574526.3158</text:p>
          </table:table-cell>
          <table:table-cell table:number-columns-repeated="16367"/>
        </table:table-row>
        <table:table-row table:style-name="ro1">
          <table:table-cell office:value-type="float" office:value="4" table:style-name="ce6">
            <text:p>4</text:p>
          </table:table-cell>
          <table:table-cell table:style-name="ce6"/>
          <table:table-cell table:style-name="ce16"/>
          <table:table-cell table:style-name="ce1"/>
          <table:table-cell office:value-type="float" office:value="4" table:style-name="ce6">
            <text:p>4</text:p>
          </table:table-cell>
          <table:table-cell table:style-name="ce6"/>
          <table:table-cell table:style-name="ce16"/>
          <table:table-cell table:style-name="ce8"/>
          <table:table-cell office:value-type="float" office:value="4" table:style-name="ce6">
            <text:p>4</text:p>
          </table:table-cell>
          <table:table-cell table:style-name="ce6"/>
          <table:table-cell table:style-name="ce16"/>
          <table:table-cell table:style-name="ce1"/>
          <table:table-cell table:number-columns-repeated="2" table:style-name="ce11"/>
          <table:table-cell office:value-type="float" office:value="144210.52631578947" table:formula="of:=[.O4]+[.P$2]" table:style-name="ce13">
            <text:p>144210.5</text:p>
          </table:table-cell>
          <table:table-cell table:style-name="ce1"/>
          <table:table-cell office:value-type="float" office:value="543789.47368421056" table:formula="of:=[.Q4]-[.P$2]" table:style-name="ce1">
            <text:p>543789.4737</text:p>
          </table:table-cell>
          <table:table-cell table:number-columns-repeated="16367"/>
        </table:table-row>
        <table:table-row table:style-name="ro1">
          <table:table-cell office:value-type="float" office:value="6" table:style-name="ce6">
            <text:p>6</text:p>
          </table:table-cell>
          <table:table-cell table:style-name="ce6"/>
          <table:table-cell table:style-name="ce16"/>
          <table:table-cell table:style-name="ce1"/>
          <table:table-cell office:value-type="float" office:value="6" table:style-name="ce6">
            <text:p>6</text:p>
          </table:table-cell>
          <table:table-cell table:style-name="ce6"/>
          <table:table-cell table:style-name="ce16"/>
          <table:table-cell table:style-name="ce8"/>
          <table:table-cell office:value-type="float" office:value="6" table:style-name="ce6">
            <text:p>6</text:p>
          </table:table-cell>
          <table:table-cell table:style-name="ce6"/>
          <table:table-cell table:style-name="ce16"/>
          <table:table-cell table:style-name="ce1"/>
          <table:table-cell table:number-columns-repeated="2" table:style-name="ce11"/>
          <table:table-cell office:value-type="float" office:value="174947.36842105261" table:formula="of:=[.O5]+[.P$2]" table:style-name="ce13">
            <text:p>174947.4</text:p>
          </table:table-cell>
          <table:table-cell table:style-name="ce1"/>
          <table:table-cell office:value-type="float" office:value="513052.63157894742" table:formula="of:=[.Q5]-[.P$2]" table:style-name="ce1">
            <text:p>513052.6316</text:p>
          </table:table-cell>
          <table:table-cell table:number-columns-repeated="16367"/>
        </table:table-row>
        <table:table-row table:style-name="ro1">
          <table:table-cell office:value-type="float" office:value="7" table:style-name="ce6">
            <text:p>7</text:p>
          </table:table-cell>
          <table:table-cell table:style-name="ce6"/>
          <table:table-cell table:style-name="ce16"/>
          <table:table-cell table:style-name="ce1"/>
          <table:table-cell office:value-type="float" office:value="7" table:style-name="ce6">
            <text:p>7</text:p>
          </table:table-cell>
          <table:table-cell table:style-name="ce6"/>
          <table:table-cell table:style-name="ce16"/>
          <table:table-cell table:style-name="ce8"/>
          <table:table-cell office:value-type="float" office:value="7" table:style-name="ce6">
            <text:p>7</text:p>
          </table:table-cell>
          <table:table-cell table:style-name="ce6"/>
          <table:table-cell table:style-name="ce16"/>
          <table:table-cell table:style-name="ce1"/>
          <table:table-cell table:number-columns-repeated="2" table:style-name="ce11"/>
          <table:table-cell office:value-type="float" office:value="205684.21052631576" table:formula="of:=[.O6]+[.P$2]" table:style-name="ce13">
            <text:p>205684.2</text:p>
          </table:table-cell>
          <table:table-cell table:style-name="ce1"/>
          <table:table-cell office:value-type="float" office:value="482315.78947368427" table:formula="of:=[.Q6]-[.P$2]" table:style-name="ce1">
            <text:p>482315.7895</text:p>
          </table:table-cell>
          <table:table-cell table:number-columns-repeated="16367"/>
        </table:table-row>
        <table:table-row table:style-name="ro1">
          <table:table-cell office:value-type="float" office:value="8" table:style-name="ce6">
            <text:p>8</text:p>
          </table:table-cell>
          <table:table-cell table:style-name="ce6"/>
          <table:table-cell table:style-name="ce16"/>
          <table:table-cell table:style-name="ce1"/>
          <table:table-cell office:value-type="float" office:value="8" table:style-name="ce6">
            <text:p>8</text:p>
          </table:table-cell>
          <table:table-cell table:style-name="ce6"/>
          <table:table-cell table:style-name="ce16"/>
          <table:table-cell table:style-name="ce8"/>
          <table:table-cell office:value-type="float" office:value="8" table:style-name="ce6">
            <text:p>8</text:p>
          </table:table-cell>
          <table:table-cell table:style-name="ce6"/>
          <table:table-cell table:style-name="ce16"/>
          <table:table-cell table:style-name="ce1"/>
          <table:table-cell table:number-columns-repeated="2" table:style-name="ce11"/>
          <table:table-cell office:value-type="float" office:value="236421.0526315789" table:formula="of:=[.O7]+[.P$2]" table:style-name="ce13">
            <text:p>236421.1</text:p>
          </table:table-cell>
          <table:table-cell table:style-name="ce1"/>
          <table:table-cell office:value-type="float" office:value="451578.94736842113" table:formula="of:=[.Q7]-[.P$2]" table:style-name="ce1">
            <text:p>451578.9474</text:p>
          </table:table-cell>
          <table:table-cell table:number-columns-repeated="16367"/>
        </table:table-row>
        <table:table-row table:style-name="ro1">
          <table:table-cell office:value-type="float" office:value="9" table:style-name="ce6">
            <text:p>9</text:p>
          </table:table-cell>
          <table:table-cell table:style-name="ce6"/>
          <table:table-cell table:style-name="ce16"/>
          <table:table-cell table:style-name="ce1"/>
          <table:table-cell office:value-type="float" office:value="10" table:style-name="ce6">
            <text:p>10</text:p>
          </table:table-cell>
          <table:table-cell table:style-name="ce6"/>
          <table:table-cell table:style-name="ce16"/>
          <table:table-cell table:style-name="ce8"/>
          <table:table-cell office:value-type="float" office:value="10" table:style-name="ce6">
            <text:p>10</text:p>
          </table:table-cell>
          <table:table-cell table:style-name="ce6"/>
          <table:table-cell table:style-name="ce16"/>
          <table:table-cell table:style-name="ce1"/>
          <table:table-cell table:number-columns-repeated="2" table:style-name="ce11"/>
          <table:table-cell office:value-type="float" office:value="267157.89473684208" table:formula="of:=[.O8]+[.P$2]" table:style-name="ce13">
            <text:p>267157.9</text:p>
          </table:table-cell>
          <table:table-cell table:style-name="ce1"/>
          <table:table-cell office:value-type="float" office:value="420842.10526315798" table:formula="of:=[.Q8]-[.P$2]" table:style-name="ce1">
            <text:p>420842.1053</text:p>
          </table:table-cell>
          <table:table-cell table:number-columns-repeated="16367"/>
        </table:table-row>
        <table:table-row table:style-name="ro1">
          <table:table-cell office:value-type="float" office:value="12" table:style-name="ce6">
            <text:p>12</text:p>
          </table:table-cell>
          <table:table-cell table:style-name="ce6"/>
          <table:table-cell table:style-name="ce16"/>
          <table:table-cell table:style-name="ce1"/>
          <table:table-cell office:value-type="float" office:value="12" table:style-name="ce6">
            <text:p>12</text:p>
          </table:table-cell>
          <table:table-cell table:style-name="ce6"/>
          <table:table-cell table:style-name="ce16"/>
          <table:table-cell table:style-name="ce8"/>
          <table:table-cell office:value-type="float" office:value="12" table:style-name="ce6">
            <text:p>12</text:p>
          </table:table-cell>
          <table:table-cell table:style-name="ce6"/>
          <table:table-cell table:style-name="ce16"/>
          <table:table-cell table:style-name="ce1"/>
          <table:table-cell table:number-columns-repeated="2" table:style-name="ce11"/>
          <table:table-cell office:value-type="float" office:value="297894.73684210522" table:formula="of:=[.O9]+[.P$2]" table:style-name="ce13">
            <text:p>297894.7</text:p>
          </table:table-cell>
          <table:table-cell table:style-name="ce1"/>
          <table:table-cell office:value-type="float" office:value="390105.26315789483" table:formula="of:=[.Q9]-[.P$2]" table:style-name="ce1">
            <text:p>390105.2632</text:p>
          </table:table-cell>
          <table:table-cell table:number-columns-repeated="16367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4" table:style-name="ce1"/>
          <table:table-cell table:number-columns-repeated="2" table:style-name="ce11"/>
          <table:table-cell office:value-type="float" office:value="328631.57894736837" table:formula="of:=[.O10]+[.P$2]" table:style-name="ce13">
            <text:p>328631.6</text:p>
          </table:table-cell>
          <table:table-cell table:style-name="ce1"/>
          <table:table-cell office:value-type="float" office:value="359368.42105263169" table:formula="of:=[.Q10]-[.P$2]" table:style-name="ce1">
            <text:p>359368.4211</text:p>
          </table:table-cell>
          <table:table-cell table:number-columns-repeated="16367"/>
        </table:table-row>
        <table:table-row table:style-name="ro1">
          <table:table-cell office:value-type="string" table:number-columns-spanned="2" table:number-rows-spanned="1" table:style-name="ce15">
            <text:p>m1_kopplung</text:p>
          </table:table-cell>
          <table:covered-table-cell/>
          <table:table-cell table:number-columns-repeated="2" table:style-name="ce1"/>
          <table:table-cell office:value-type="string" table:number-columns-spanned="2" table:number-rows-spanned="1" table:style-name="ce15">
            <text:p>m2_kopplung</text:p>
          </table:table-cell>
          <table:covered-table-cell/>
          <table:table-cell table:style-name="ce1"/>
          <table:table-cell table:style-name="ce8"/>
          <table:table-cell office:value-type="string" table:number-columns-spanned="2" table:number-rows-spanned="1" table:style-name="ce15">
            <text:p>m3_kopplung</text:p>
          </table:table-cell>
          <table:covered-table-cell/>
          <table:table-cell table:number-columns-repeated="2" table:style-name="ce1"/>
          <table:table-cell table:number-columns-repeated="2" table:style-name="ce11"/>
          <table:table-cell office:value-type="float" office:value="359368.42105263151" table:formula="of:=[.O11]+[.P$2]" table:style-name="ce13">
            <text:p>359368.4</text:p>
          </table:table-cell>
          <table:table-cell table:style-name="ce1"/>
          <table:table-cell office:value-type="float" office:value="328631.57894736854" table:formula="of:=[.Q11]-[.P$2]" table:style-name="ce1">
            <text:p>328631.5789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number-columns-repeated="2" table:style-name="ce1"/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style-name="ce1"/>
          <table:table-cell table:style-name="ce8"/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number-columns-repeated="2" table:style-name="ce1"/>
          <table:table-cell table:number-columns-repeated="2" table:style-name="ce11"/>
          <table:table-cell office:value-type="float" office:value="390105.26315789466" table:formula="of:=[.O12]+[.P$2]" table:style-name="ce13">
            <text:p>390105.3</text:p>
          </table:table-cell>
          <table:table-cell table:style-name="ce1"/>
          <table:table-cell office:value-type="float" office:value="297894.7368421054" table:formula="of:=[.Q12]-[.P$2]" table:style-name="ce1">
            <text:p>297894.7368</text:p>
          </table:table-cell>
          <table:table-cell table:number-columns-repeated="16367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float" office:value="2.57" table:style-name="ce16">
            <text:p>2.57</text:p>
          </table:table-cell>
          <table:table-cell table:number-columns-repeated="2" table:style-name="ce1"/>
          <table:table-cell office:value-type="float" office:value="1" table:style-name="ce6">
            <text:p>1</text:p>
          </table:table-cell>
          <table:table-cell office:value-type="float" office:value="2.13" table:style-name="ce16">
            <text:p>2.13</text:p>
          </table:table-cell>
          <table:table-cell table:style-name="ce1"/>
          <table:table-cell table:style-name="ce8"/>
          <table:table-cell office:value-type="float" office:value="1" table:style-name="ce6">
            <text:p>1</text:p>
          </table:table-cell>
          <table:table-cell office:value-type="float" office:value="2.12" table:style-name="ce16">
            <text:p>2.12</text:p>
          </table:table-cell>
          <table:table-cell table:number-columns-repeated="2" table:style-name="ce1"/>
          <table:table-cell table:number-columns-repeated="2" table:style-name="ce11"/>
          <table:table-cell office:value-type="float" office:value="420842.10526315781" table:formula="of:=[.O13]+[.P$2]" table:style-name="ce13">
            <text:p>420842.1</text:p>
          </table:table-cell>
          <table:table-cell table:style-name="ce1"/>
          <table:table-cell office:value-type="float" office:value="267157.89473684225" table:formula="of:=[.Q13]-[.P$2]" table:style-name="ce1">
            <text:p>267157.8947</text:p>
          </table:table-cell>
          <table:table-cell table:number-columns-repeated="16367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12.1" table:style-name="ce16">
            <text:p>12.10</text:p>
          </table:table-cell>
          <table:table-cell table:number-columns-repeated="2" table:style-name="ce1"/>
          <table:table-cell office:value-type="float" office:value="3" table:style-name="ce6">
            <text:p>3</text:p>
          </table:table-cell>
          <table:table-cell office:value-type="float" office:value="7.02" table:style-name="ce16">
            <text:p>7.02</text:p>
          </table:table-cell>
          <table:table-cell table:number-columns-repeated="2" table:style-name="ce1"/>
          <table:table-cell office:value-type="float" office:value="3" table:style-name="ce6">
            <text:p>3</text:p>
          </table:table-cell>
          <table:table-cell office:value-type="float" office:value="7.06" table:style-name="ce16">
            <text:p>7.06</text:p>
          </table:table-cell>
          <table:table-cell table:number-columns-repeated="2" table:style-name="ce1"/>
          <table:table-cell table:number-columns-repeated="2" table:style-name="ce11"/>
          <table:table-cell office:value-type="float" office:value="451578.94736842095" table:formula="of:=[.O14]+[.P$2]" table:style-name="ce13">
            <text:p>451578.9</text:p>
          </table:table-cell>
          <table:table-cell table:style-name="ce1"/>
          <table:table-cell office:value-type="float" office:value="236421.05263157911" table:formula="of:=[.Q14]-[.P$2]" table:style-name="ce1">
            <text:p>236421.0526</text:p>
          </table:table-cell>
          <table:table-cell table:number-columns-repeated="16367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23.1" table:style-name="ce16">
            <text:p>23.10</text:p>
          </table:table-cell>
          <table:table-cell table:number-columns-repeated="2" table:style-name="ce1"/>
          <table:table-cell office:value-type="float" office:value="4" table:style-name="ce6">
            <text:p>4</text:p>
          </table:table-cell>
          <table:table-cell office:value-type="float" office:value="15.47" table:style-name="ce16">
            <text:p>15.47</text:p>
          </table:table-cell>
          <table:table-cell table:number-columns-repeated="2" table:style-name="ce1"/>
          <table:table-cell office:value-type="float" office:value="4" table:style-name="ce6">
            <text:p>4</text:p>
          </table:table-cell>
          <table:table-cell office:value-type="float" office:value="15.47" table:style-name="ce16">
            <text:p>15.47</text:p>
          </table:table-cell>
          <table:table-cell table:number-columns-repeated="2" table:style-name="ce1"/>
          <table:table-cell table:number-columns-repeated="2" table:style-name="ce11"/>
          <table:table-cell office:value-type="float" office:value="482315.7894736841" table:formula="of:=[.O15]+[.P$2]" table:style-name="ce13">
            <text:p>482315.8</text:p>
          </table:table-cell>
          <table:table-cell table:style-name="ce1"/>
          <table:table-cell office:value-type="float" office:value="205684.21052631596" table:formula="of:=[.Q15]-[.P$2]" table:style-name="ce1">
            <text:p>205684.2105</text:p>
          </table:table-cell>
          <table:table-cell table:number-columns-repeated="16367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31.87" table:style-name="ce16">
            <text:p>31.87</text:p>
          </table:table-cell>
          <table:table-cell table:number-columns-repeated="2" table:style-name="ce1"/>
          <table:table-cell office:value-type="float" office:value="6" table:style-name="ce6">
            <text:p>6</text:p>
          </table:table-cell>
          <table:table-cell office:value-type="float" office:value="24.05" table:style-name="ce16">
            <text:p>24.05</text:p>
          </table:table-cell>
          <table:table-cell table:number-columns-repeated="2" table:style-name="ce1"/>
          <table:table-cell office:value-type="float" office:value="6" table:style-name="ce6">
            <text:p>6</text:p>
          </table:table-cell>
          <table:table-cell office:value-type="float" office:value="23.42" table:style-name="ce16">
            <text:p>23.42</text:p>
          </table:table-cell>
          <table:table-cell table:number-columns-repeated="2" table:style-name="ce1"/>
          <table:table-cell table:number-columns-repeated="2" table:style-name="ce11"/>
          <table:table-cell office:value-type="float" office:value="513052.63157894724" table:formula="of:=[.O16]+[.P$2]" table:style-name="ce13">
            <text:p>513052.6</text:p>
          </table:table-cell>
          <table:table-cell table:style-name="ce1"/>
          <table:table-cell office:value-type="float" office:value="174947.36842105282" table:formula="of:=[.Q16]-[.P$2]" table:style-name="ce1">
            <text:p>174947.3684</text:p>
          </table:table-cell>
          <table:table-cell table:number-columns-repeated="16367" table:style-name="ce1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38.68" table:style-name="ce16">
            <text:p>38.68</text:p>
          </table:table-cell>
          <table:table-cell table:number-columns-repeated="2" table:style-name="ce1"/>
          <table:table-cell office:value-type="float" office:value="7" table:style-name="ce6">
            <text:p>7</text:p>
          </table:table-cell>
          <table:table-cell office:value-type="float" office:value="27.05" table:style-name="ce16">
            <text:p>27.05</text:p>
          </table:table-cell>
          <table:table-cell table:number-columns-repeated="2" table:style-name="ce1"/>
          <table:table-cell office:value-type="float" office:value="7" table:style-name="ce6">
            <text:p>7</text:p>
          </table:table-cell>
          <table:table-cell office:value-type="float" office:value="26.33" table:style-name="ce16">
            <text:p>26.33</text:p>
          </table:table-cell>
          <table:table-cell table:number-columns-repeated="2" table:style-name="ce1"/>
          <table:table-cell table:number-columns-repeated="2" table:style-name="ce11"/>
          <table:table-cell office:value-type="float" office:value="543789.47368421045" table:formula="of:=[.O17]+[.P$2]" table:style-name="ce13">
            <text:p>543789.5</text:p>
          </table:table-cell>
          <table:table-cell table:style-name="ce1"/>
          <table:table-cell office:value-type="float" office:value="144210.52631578967" table:formula="of:=[.Q17]-[.P$2]" table:style-name="ce1">
            <text:p>144210.5263</text:p>
          </table:table-cell>
          <table:table-cell table:number-columns-repeated="16367" table:style-name="ce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float" office:value="60.89" table:style-name="ce16">
            <text:p>60.89</text:p>
          </table:table-cell>
          <table:table-cell table:number-columns-repeated="2" table:style-name="ce1"/>
          <table:table-cell office:value-type="float" office:value="8" table:style-name="ce6">
            <text:p>8</text:p>
          </table:table-cell>
          <table:table-cell office:value-type="float" office:value="37.409999999999997" table:style-name="ce16">
            <text:p>37.41</text:p>
          </table:table-cell>
          <table:table-cell table:number-columns-repeated="2" table:style-name="ce1"/>
          <table:table-cell office:value-type="float" office:value="8" table:style-name="ce6">
            <text:p>8</text:p>
          </table:table-cell>
          <table:table-cell office:value-type="float" office:value="37.409999999999997" table:style-name="ce16">
            <text:p>37.41</text:p>
          </table:table-cell>
          <table:table-cell table:number-columns-repeated="2" table:style-name="ce1"/>
          <table:table-cell table:number-columns-repeated="2" table:style-name="ce11"/>
          <table:table-cell office:value-type="float" office:value="574526.31578947359" table:formula="of:=[.O18]+[.P$2]" table:style-name="ce13">
            <text:p>574526.3</text:p>
          </table:table-cell>
          <table:table-cell table:style-name="ce1"/>
          <table:table-cell office:value-type="float" office:value="113473.68421052651" table:formula="of:=[.Q18]-[.P$2]" table:style-name="ce1">
            <text:p>113473.6842</text:p>
          </table:table-cell>
          <table:table-cell table:number-columns-repeated="16367" table:style-name="ce1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float" office:value="63.87" table:style-name="ce16">
            <text:p>63.87</text:p>
          </table:table-cell>
          <table:table-cell table:number-columns-repeated="2" table:style-name="ce1"/>
          <table:table-cell office:value-type="float" office:value="10" table:style-name="ce6">
            <text:p>10</text:p>
          </table:table-cell>
          <table:table-cell office:value-type="float" office:value="46.05" table:style-name="ce16">
            <text:p>46.05</text:p>
          </table:table-cell>
          <table:table-cell table:number-columns-repeated="2" table:style-name="ce1"/>
          <table:table-cell office:value-type="float" office:value="10" table:style-name="ce6">
            <text:p>10</text:p>
          </table:table-cell>
          <table:table-cell office:value-type="float" office:value="45.19" table:style-name="ce16">
            <text:p>45.19</text:p>
          </table:table-cell>
          <table:table-cell table:number-columns-repeated="2" table:style-name="ce1"/>
          <table:table-cell table:number-columns-repeated="2" table:style-name="ce11"/>
          <table:table-cell office:value-type="float" office:value="605263.15789473674" table:formula="of:=[.O19]+[.P$2]" table:style-name="ce13">
            <text:p>605263.2</text:p>
          </table:table-cell>
          <table:table-cell table:style-name="ce1"/>
          <table:table-cell office:value-type="float" office:value="82736.842105263349" table:formula="of:=[.Q19]-[.P$2]" table:style-name="ce1">
            <text:p>82736.84211</text:p>
          </table:table-cell>
          <table:table-cell table:number-columns-repeated="16367" table:style-name="ce1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float" office:value="105.15" table:style-name="ce16">
            <text:p>105.15</text:p>
          </table:table-cell>
          <table:table-cell table:number-columns-repeated="2" table:style-name="ce1"/>
          <table:table-cell office:value-type="float" office:value="12" table:style-name="ce6">
            <text:p>12</text:p>
          </table:table-cell>
          <table:table-cell office:value-type="float" office:value="63.22" table:style-name="ce16">
            <text:p>63.22</text:p>
          </table:table-cell>
          <table:table-cell table:number-columns-repeated="2" table:style-name="ce1"/>
          <table:table-cell office:value-type="float" office:value="12" table:style-name="ce6">
            <text:p>12</text:p>
          </table:table-cell>
          <table:table-cell office:value-type="float" office:value="62.37" table:style-name="ce16">
            <text:p>62.37</text:p>
          </table:table-cell>
          <table:table-cell table:number-columns-repeated="2" table:style-name="ce1"/>
          <table:table-cell office:value-type="string" table:style-name="ce11">
            <text:p>v_D</text:p>
          </table:table-cell>
          <table:table-cell office:value-type="float" office:value="636000" table:style-name="ce11">
            <text:p>636000</text:p>
          </table:table-cell>
          <table:table-cell office:value-type="float" office:value="635999.99999999988" table:formula="of:=[.O20]+[.P$2]" table:style-name="ce13">
            <text:p>636000.0</text:p>
          </table:table-cell>
          <table:table-cell table:style-name="ce1"/>
          <table:table-cell office:value-type="float" office:value="52000.000000000189" table:formula="of:=[.Q20]-[.P$2]" table:style-name="ce1">
            <text:p>52000</text:p>
          </table:table-cell>
          <table:table-cell table:number-columns-repeated="1636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.3989473684210534" table:formula="of:=(105.15-2.57)/19" table:style-name="ce1">
            <text:p>5.398947368</text:p>
          </table:table-cell>
          <table:table-cell office:value-type="float" office:value="2.57" table:style-name="ce16">
            <text:p>2.57</text:p>
          </table:table-cell>
          <table:table-cell office:value-type="float" office:value="2.6659081055698291E-2" table:formula="of:=PI()*[.B23]*2100/[.Q2]" table:style-name="ce1">
            <text:p>0.026659081</text:p>
          </table:table-cell>
          <table:table-cell table:style-name="ce1"/>
          <table:table-cell office:value-type="float" office:value="3.2152631578947366" table:formula="of:=(63.22-2.13)/19" table:style-name="ce1">
            <text:p>3.215263158</text:p>
          </table:table-cell>
          <table:table-cell office:value-type="float" office:value="2.13" table:style-name="ce21">
            <text:p>2.13</text:p>
          </table:table-cell>
          <table:table-cell office:value-type="float" office:value="2.20948804080301E-2" table:formula="of:=PI()*[.F23]*2100/[.Q2]" table:style-name="ce1">
            <text:p>0.02209488</text:p>
          </table:table-cell>
          <table:table-cell table:style-name="ce1"/>
          <table:table-cell office:value-type="float" office:value="3.1710526315789473" table:formula="of:=([.J21]-[.J14])/19" table:style-name="ce1">
            <text:p>3.171052632</text:p>
          </table:table-cell>
          <table:table-cell office:value-type="float" office:value="2.12" table:style-name="ce21">
            <text:p>2.12</text:p>
          </table:table-cell>
          <table:table-cell office:value-type="float" office:value="2.1991148575128554E-2" table:formula="of:=PI()*2100*[.J23]/[.Q2]" table:style-name="ce1">
            <text:p>0.021991149</text:p>
          </table:table-cell>
          <table:table-cell table:style-name="ce1"/>
          <table:table-cell office:value-type="string" table:number-columns-spanned="3" table:number-rows-spanned="1" table:style-name="ce28">
            <text:p>EAS (20 SPEED)</text:p>
          </table:table-cell>
          <table:covered-table-cell table:number-columns-repeated="2"/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7.9689473684210537" table:formula="of:=[.B23]+[.A$23]" table:style-name="ce22">
            <text:p>7.97</text:p>
          </table:table-cell>
          <table:table-cell office:value-type="float" office:value="8.6861212324179496E-2" table:formula="of:=PI()*[.B24]*2100/[.Q3]" table:style-name="ce1">
            <text:p>0.086861212</text:p>
          </table:table-cell>
          <table:table-cell table:number-columns-repeated="2" table:style-name="ce1"/>
          <table:table-cell office:value-type="float" office:value="5.3452631578947365" table:formula="of:=[.F23]+[.E$23]" table:style-name="ce22">
            <text:p>5.35</text:p>
          </table:table-cell>
          <table:table-cell office:value-type="float" office:value="5.8263157807566669E-2" table:formula="of:=PI()*[.F24]*2100/[.Q3]" table:style-name="ce1">
            <text:p>0.058263158</text:p>
          </table:table-cell>
          <table:table-cell table:number-columns-repeated="2" table:style-name="ce1"/>
          <table:table-cell office:value-type="float" office:value="5.2910526315789479" table:formula="of:=[.J23]+[.I$23]" table:style-name="ce22">
            <text:p>5.29</text:p>
          </table:table-cell>
          <table:table-cell office:value-type="float" office:value="5.7672265206721918E-2" table:formula="of:=PI()*2100*[.J24]/[.Q3]" table:style-name="ce1">
            <text:p>0.057672265</text:p>
          </table:table-cell>
          <table:table-cell table:style-name="ce1"/>
          <table:table-cell office:value-type="string" table:style-name="ce1">
            <text:p>TIFER</text:p>
          </table:table-cell>
          <table:table-cell office:value-type="float" office:value="0.75" table:formula="of:=(420-390)/40" table:style-name="ce1">
            <text:p>0.75</text:p>
          </table:table-cell>
          <table:table-cell office:value-type="float" office:value="390" table:style-name="ce1">
            <text:p>390</text:p>
          </table:table-cell>
          <table:table-cell office:value-type="float" office:value="450" table:style-name="ce1">
            <text:p>450</text:p>
          </table:table-cell>
          <table:table-cell office:value-type="float" office:value="31.080823319515023" table:formula="of:=PI()*2100*[.J23]/[.P24]" table:style-name="ce1">
            <text:p>31.08082332</text:p>
          </table:table-cell>
          <table:table-cell office:value-type="float" office:value="-390000" table:formula="of:=[.O24]*-1000" table:style-name="ce23">
            <text:p>-390000.0</text:p>
          </table:table-cell>
          <table:table-cell table:style-name="ce1"/>
          <table:table-cell office:value-type="float" office:value="350" table:style-name="ce24">
            <text:p>350.00000</text:p>
          </table:table-cell>
          <table:table-cell office:value-type="float" office:value="0.66666666666666663" table:formula="of:=(390-350)/60" table:style-name="ce1">
            <text:p>0.666666667</text:p>
          </table:table-cell>
          <table:table-cell office:value-type="float" office:value="-350000" table:formula="of:=-1000*[.T24]" table:style-name="ce25">
            <text:p>-350000</text:p>
          </table:table-cell>
          <table:table-cell table:number-columns-repeated="16362"/>
        </table:table-row>
        <table:table-row table:style-name="ro1">
          <table:table-cell table:style-name="ce1"/>
          <table:table-cell office:value-type="float" office:value="13.367894736842107" table:formula="of:=[.B24]+[.A$23]" table:style-name="ce22">
            <text:p>13.37</text:p>
          </table:table-cell>
          <table:table-cell office:value-type="float" office:value="0.15350490545795809" table:formula="of:=PI()*[.B25]*2100/[.Q4]" table:style-name="ce1">
            <text:p>0.153504905</text:p>
          </table:table-cell>
          <table:table-cell table:number-columns-repeated="2" table:style-name="ce1"/>
          <table:table-cell office:value-type="float" office:value="8.560526315789474" table:formula="of:=[.F24]+[.E$23]" table:style-name="ce22">
            <text:p>8.56</text:p>
          </table:table-cell>
          <table:table-cell office:value-type="float" office:value="9.8301401128929808E-2" table:formula="of:=PI()*[.F25]*2100/[.Q4]" table:style-name="ce1">
            <text:p>0.098301401</text:p>
          </table:table-cell>
          <table:table-cell table:number-columns-repeated="2" table:style-name="ce1"/>
          <table:table-cell office:value-type="float" office:value="8.4621052631578948" table:formula="of:=[.J24]+[.I$23]" table:style-name="ce22">
            <text:p>8.46</text:p>
          </table:table-cell>
          <table:table-cell office:value-type="float" office:value="9.7171222093509577E-2" table:formula="of:=PI()*2100*[.J25]/[.Q4]" table:style-name="ce1">
            <text:p>0.097171222</text:p>
          </table:table-cell>
          <table:table-cell table:number-columns-repeated="3" table:style-name="ce1"/>
          <table:table-cell office:value-type="float" office:value="390.75" table:formula="of:=[.O24]+[.N$24]" table:style-name="ce1">
            <text:p>390.75</text:p>
          </table:table-cell>
          <table:table-cell office:value-type="float" office:value="449.25" table:formula="of:=[.P24]-[.N$24]" table:style-name="ce1">
            <text:p>449.25</text:p>
          </table:table-cell>
          <table:table-cell office:value-type="float" office:value="77.700383666028415" table:formula="of:=PI()*2100*[.J24]/[.P25]" table:style-name="ce1">
            <text:p>77.70038367</text:p>
          </table:table-cell>
          <table:table-cell office:value-type="float" office:value="-390750" table:formula="of:=[.O25]*-1000" table:style-name="ce23">
            <text:p>-390750.0</text:p>
          </table:table-cell>
          <table:table-cell table:style-name="ce1"/>
          <table:table-cell office:value-type="float" office:value="350.66666666666669" table:formula="of:=[.T24]+[.U$24]" table:style-name="ce24">
            <text:p>350.66667</text:p>
          </table:table-cell>
          <table:table-cell table:style-name="ce1"/>
          <table:table-cell office:value-type="float" office:value="-350666.66666666669" table:formula="of:=-1000*[.T25]" table:style-name="ce25">
            <text:p>-350667</text:p>
          </table:table-cell>
          <table:table-cell table:number-columns-repeated="16362"/>
        </table:table-row>
        <table:table-row table:style-name="ro1">
          <table:table-cell table:style-name="ce1"/>
          <table:table-cell office:value-type="float" office:value="18.766842105263159" table:formula="of:=[.B25]+[.A$23]" table:style-name="ce22">
            <text:p>18.77</text:p>
          </table:table-cell>
          <table:table-cell office:value-type="float" office:value="0.2276824578232749" table:formula="of:=PI()*[.B26]*2100/[.Q5]" table:style-name="ce1">
            <text:p>0.227682458</text:p>
          </table:table-cell>
          <table:table-cell table:number-columns-repeated="2" table:style-name="ce1"/>
          <table:table-cell office:value-type="float" office:value="11.77578947368421" table:formula="of:=[.F25]+[.E$23]" table:style-name="ce22">
            <text:p>11.78</text:p>
          </table:table-cell>
          <table:table-cell office:value-type="float" office:value="0.14286584152727241" table:formula="of:=PI()*[.F26]*2100/[.Q5]" table:style-name="ce1">
            <text:p>0.142865842</text:p>
          </table:table-cell>
          <table:table-cell table:number-columns-repeated="2" table:style-name="ce1"/>
          <table:table-cell office:value-type="float" office:value="11.633157894736842" table:formula="of:=[.J25]+[.I$23]" table:style-name="ce22">
            <text:p>11.63</text:p>
          </table:table-cell>
          <table:table-cell office:value-type="float" office:value="0.14113541142742925" table:formula="of:=PI()*2100*[.J26]/[.Q5]" table:style-name="ce1">
            <text:p>0.141135411</text:p>
          </table:table-cell>
          <table:table-cell table:number-columns-repeated="3" table:style-name="ce1"/>
          <table:table-cell office:value-type="float" office:value="391.5" table:formula="of:=[.O25]+[.N$24]" table:style-name="ce1">
            <text:p>391.5</text:p>
          </table:table-cell>
          <table:table-cell office:value-type="float" office:value="448.5" table:formula="of:=[.P25]-[.N$24]" table:style-name="ce1">
            <text:p>448.5</text:p>
          </table:table-cell>
          <table:table-cell office:value-type="float" office:value="124.47586227457028" table:formula="of:=PI()*2100*[.J25]/[.P26]" table:style-name="ce1">
            <text:p>124.4758623</text:p>
          </table:table-cell>
          <table:table-cell office:value-type="float" office:value="-391500" table:formula="of:=[.O26]*-1000" table:style-name="ce23">
            <text:p>-391500.0</text:p>
          </table:table-cell>
          <table:table-cell table:style-name="ce1"/>
          <table:table-cell office:value-type="float" office:value="351.33333333333337" table:formula="of:=[.T25]+[.U$24]" table:style-name="ce24">
            <text:p>351.33333</text:p>
          </table:table-cell>
          <table:table-cell table:style-name="ce1"/>
          <table:table-cell office:value-type="float" office:value="-351333.33333333337" table:formula="of:=-1000*[.T26]" table:style-name="ce25">
            <text:p>-351333</text:p>
          </table:table-cell>
          <table:table-cell table:number-columns-repeated="16362"/>
        </table:table-row>
        <table:table-row table:style-name="ro1">
          <table:table-cell table:style-name="ce1"/>
          <table:table-cell office:value-type="float" office:value="24.165789473684214" table:formula="of:=[.B26]+[.A$23]" table:style-name="ce22">
            <text:p>24.17</text:p>
          </table:table-cell>
          <table:table-cell office:value-type="float" office:value="0.31074792372600352" table:formula="of:=PI()*[.B27]*2100/[.Q6]" table:style-name="ce1">
            <text:p>0.310747924</text:p>
          </table:table-cell>
          <table:table-cell table:number-columns-repeated="2" table:style-name="ce1"/>
          <table:table-cell office:value-type="float" office:value="14.991052631578945" table:formula="of:=[.F26]+[.E$23]" table:style-name="ce22">
            <text:p>14.99</text:p>
          </table:table-cell>
          <table:table-cell office:value-type="float" office:value="0.19276996867010252" table:formula="of:=PI()*[.F27]*2100/[.Q6]" table:style-name="ce1">
            <text:p>0.192769969</text:p>
          </table:table-cell>
          <table:table-cell table:number-columns-repeated="2" table:style-name="ce1"/>
          <table:table-cell office:value-type="float" office:value="14.804210526315789" table:formula="of:=[.J26]+[.I$23]" table:style-name="ce22">
            <text:p>14.80</text:p>
          </table:table-cell>
          <table:table-cell office:value-type="float" office:value="0.19036736575334914" table:formula="of:=PI()*2100*[.J27]/[.Q6]" table:style-name="ce1">
            <text:p>0.190367366</text:p>
          </table:table-cell>
          <table:table-cell table:number-columns-repeated="3" table:style-name="ce1"/>
          <table:table-cell office:value-type="float" office:value="392.25" table:formula="of:=[.O26]+[.N$24]" table:style-name="ce1">
            <text:p>392.25</text:p>
          </table:table-cell>
          <table:table-cell office:value-type="float" office:value="447.75" table:formula="of:=[.P26]-[.N$24]" table:style-name="ce1">
            <text:p>447.75</text:p>
          </table:table-cell>
          <table:table-cell office:value-type="float" office:value="171.40804265399504" table:formula="of:=PI()*2100*[.J26]/[.P27]" table:style-name="ce1">
            <text:p>171.4080427</text:p>
          </table:table-cell>
          <table:table-cell office:value-type="float" office:value="-392250" table:formula="of:=[.O27]*-1000" table:style-name="ce23">
            <text:p>-392250.0</text:p>
          </table:table-cell>
          <table:table-cell table:style-name="ce1"/>
          <table:table-cell office:value-type="float" office:value="352.00000000000006" table:formula="of:=[.T26]+[.U$24]" table:style-name="ce24">
            <text:p>352.00000</text:p>
          </table:table-cell>
          <table:table-cell table:style-name="ce1"/>
          <table:table-cell office:value-type="float" office:value="-352000.00000000006" table:formula="of:=-1000*[.T27]" table:style-name="ce25">
            <text:p>-352000</text:p>
          </table:table-cell>
          <table:table-cell table:number-columns-repeated="16362"/>
        </table:table-row>
        <table:table-row table:style-name="ro1">
          <table:table-cell table:style-name="ce1"/>
          <table:table-cell office:value-type="float" office:value="29.564736842105269" table:formula="of:=[.B27]+[.A$23]" table:style-name="ce22">
            <text:p>29.56</text:p>
          </table:table-cell>
          <table:table-cell office:value-type="float" office:value="0.40440052015845579" table:formula="of:=PI()*[.B28]*2100/[.Q7]" table:style-name="ce1">
            <text:p>0.40440052</text:p>
          </table:table-cell>
          <table:table-cell table:number-columns-repeated="2" table:style-name="ce1"/>
          <table:table-cell office:value-type="float" office:value="18.206315789473681" table:formula="of:=[.F27]+[.E$23]" table:style-name="ce22">
            <text:p>18.21</text:p>
          </table:table-cell>
          <table:table-cell office:value-type="float" office:value="0.24903463929861849" table:formula="of:=PI()*[.F28]*2100/[.Q7]" table:style-name="ce1">
            <text:p>0.249034639</text:p>
          </table:table-cell>
          <table:table-cell table:number-columns-repeated="2" table:style-name="ce1"/>
          <table:table-cell office:value-type="float" office:value="17.975263157894737" table:formula="of:=[.J27]+[.I$23]" table:style-name="ce22">
            <text:p>17.98</text:p>
          </table:table-cell>
          <table:table-cell office:value-type="float" office:value="0.24587419160400437" table:formula="of:=PI()*2100*[.J28]/[.Q7]" table:style-name="ce1">
            <text:p>0.245874192</text:p>
          </table:table-cell>
          <table:table-cell table:number-columns-repeated="3" table:style-name="ce1"/>
          <table:table-cell office:value-type="float" office:value="393" table:formula="of:=[.O27]+[.N$24]" table:style-name="ce1">
            <text:p>393</text:p>
          </table:table-cell>
          <table:table-cell office:value-type="float" office:value="447" table:formula="of:=[.P27]-[.N$24]" table:style-name="ce1">
            <text:p>447</text:p>
          </table:table-cell>
          <table:table-cell office:value-type="float" office:value="218.49771357160574" table:formula="of:=PI()*2100*[.J27]/[.P28]" table:style-name="ce1">
            <text:p>218.4977136</text:p>
          </table:table-cell>
          <table:table-cell office:value-type="float" office:value="-393000" table:formula="of:=[.O28]*-1000" table:style-name="ce23">
            <text:p>-393000.0</text:p>
          </table:table-cell>
          <table:table-cell table:style-name="ce1"/>
          <table:table-cell office:value-type="float" office:value="352.66666666666674" table:formula="of:=[.T27]+[.U$24]" table:style-name="ce24">
            <text:p>352.66667</text:p>
          </table:table-cell>
          <table:table-cell table:style-name="ce1"/>
          <table:table-cell office:value-type="float" office:value="-352666.66666666674" table:formula="of:=-1000*[.T28]" table:style-name="ce25">
            <text:p>-352667</text:p>
          </table:table-cell>
          <table:table-cell table:number-columns-repeated="16362"/>
        </table:table-row>
        <table:table-row table:style-name="ro1">
          <table:table-cell table:style-name="ce1"/>
          <table:table-cell office:value-type="float" office:value="34.963684210526324" table:formula="of:=[.B28]+[.A$23]" table:style-name="ce22">
            <text:p>34.96</text:p>
          </table:table-cell>
          <table:table-cell office:value-type="float" office:value="0.51080209475327443" table:formula="of:=PI()*[.B29]*2100/[.Q8]" table:style-name="ce1">
            <text:p>0.510802095</text:p>
          </table:table-cell>
          <table:table-cell table:number-columns-repeated="2" table:style-name="ce1"/>
          <table:table-cell office:value-type="float" office:value="21.421578947368417" table:formula="of:=[.F28]+[.E$23]" table:style-name="ce22">
            <text:p>21.42</text:p>
          </table:table-cell>
          <table:table-cell office:value-type="float" office:value="0.31295864970500242" table:formula="of:=PI()*[.F29]*2100/[.Q8]" table:style-name="ce1">
            <text:p>0.31295865</text:p>
          </table:table-cell>
          <table:table-cell table:number-columns-repeated="2" table:style-name="ce1"/>
          <table:table-cell office:value-type="float" office:value="21.146315789473686" table:formula="of:=[.J28]+[.I$23]" table:style-name="ce22">
            <text:p>21.15</text:p>
          </table:table-cell>
          <table:table-cell office:value-type="float" office:value="0.30893719141661358" table:formula="of:=PI()*2100*[.J29]/[.Q8]" table:style-name="ce1">
            <text:p>0.308937191</text:p>
          </table:table-cell>
          <table:table-cell table:number-columns-repeated="3" table:style-name="ce1"/>
          <table:table-cell office:value-type="float" office:value="393.75" table:formula="of:=[.O28]+[.N$24]" table:style-name="ce1">
            <text:p>393.75</text:p>
          </table:table-cell>
          <table:table-cell office:value-type="float" office:value="446.25" table:formula="of:=[.P28]-[.N$24]" table:style-name="ce1">
            <text:p>446.25</text:p>
          </table:table-cell>
          <table:table-cell office:value-type="float" office:value="265.7456690973429" table:formula="of:=PI()*2100*[.J28]/[.P29]" table:style-name="ce1">
            <text:p>265.7456691</text:p>
          </table:table-cell>
          <table:table-cell office:value-type="float" office:value="-393750" table:formula="of:=[.O29]*-1000" table:style-name="ce23">
            <text:p>-393750.0</text:p>
          </table:table-cell>
          <table:table-cell table:style-name="ce1"/>
          <table:table-cell office:value-type="float" office:value="353.33333333333343" table:formula="of:=[.T28]+[.U$24]" table:style-name="ce24">
            <text:p>353.33333</text:p>
          </table:table-cell>
          <table:table-cell table:style-name="ce1"/>
          <table:table-cell office:value-type="float" office:value="-353333.33333333343" table:formula="of:=-1000*[.T29]" table:style-name="ce25">
            <text:p>-353333</text:p>
          </table:table-cell>
          <table:table-cell table:number-columns-repeated="16362"/>
        </table:table-row>
        <table:table-row table:style-name="ro1">
          <table:table-cell table:style-name="ce1"/>
          <table:table-cell office:value-type="float" office:value="40.362631578947379" table:formula="of:=[.B29]+[.A$23]" table:style-name="ce22">
            <text:p>40.36</text:p>
          </table:table-cell>
          <table:table-cell office:value-type="float" office:value="0.63274607043948239" table:formula="of:=PI()*[.B30]*2100/[.Q9]" table:style-name="ce1">
            <text:p>0.63274607</text:p>
          </table:table-cell>
          <table:table-cell table:number-columns-repeated="2" table:style-name="ce1"/>
          <table:table-cell office:value-type="float" office:value="24.636842105263153" table:formula="of:=[.F29]+[.E$23]" table:style-name="ce22">
            <text:p>24.64</text:p>
          </table:table-cell>
          <table:table-cell office:value-type="float" office:value="0.38622023441787157" table:formula="of:=PI()*[.F30]*2100/[.Q9]" table:style-name="ce1">
            <text:p>0.386220234</text:p>
          </table:table-cell>
          <table:table-cell table:number-columns-repeated="2" table:style-name="ce1"/>
          <table:table-cell office:value-type="float" office:value="24.317368421052635" table:formula="of:=[.J29]+[.I$23]" table:style-name="ce22">
            <text:p>24.32</text:p>
          </table:table-cell>
          <table:table-cell office:value-type="float" office:value="0.38121199510380105" table:formula="of:=PI()*2100*[.J30]/[.Q9]" table:style-name="ce1">
            <text:p>0.381211995</text:p>
          </table:table-cell>
          <table:table-cell table:number-columns-repeated="3" table:style-name="ce1"/>
          <table:table-cell office:value-type="float" office:value="394.5" table:formula="of:=[.O29]+[.N$24]" table:style-name="ce1">
            <text:p>394.5</text:p>
          </table:table-cell>
          <table:table-cell office:value-type="float" office:value="445.5" table:formula="of:=[.P29]-[.N$24]" table:style-name="ce1">
            <text:p>445.5</text:p>
          </table:table-cell>
          <table:table-cell office:value-type="float" office:value="313.15270864841926" table:formula="of:=PI()*2100*[.J29]/[.P30]" table:style-name="ce1">
            <text:p>313.1527086</text:p>
          </table:table-cell>
          <table:table-cell office:value-type="float" office:value="-394500" table:formula="of:=[.O30]*-1000" table:style-name="ce23">
            <text:p>-394500.0</text:p>
          </table:table-cell>
          <table:table-cell table:style-name="ce1"/>
          <table:table-cell office:value-type="float" office:value="354.00000000000011" table:formula="of:=[.T29]+[.U$24]" table:style-name="ce24">
            <text:p>354.00000</text:p>
          </table:table-cell>
          <table:table-cell table:style-name="ce1"/>
          <table:table-cell office:value-type="float" office:value="-354000.00000000012" table:formula="of:=-1000*[.T30]" table:style-name="ce25">
            <text:p>-354000</text:p>
          </table:table-cell>
          <table:table-cell table:number-columns-repeated="16362"/>
        </table:table-row>
        <table:table-row table:style-name="ro1">
          <table:table-cell table:style-name="ce1"/>
          <table:table-cell office:value-type="float" office:value="45.761578947368434" table:formula="of:=[.B30]+[.A$23]" table:style-name="ce22">
            <text:p>45.76</text:p>
          </table:table-cell>
          <table:table-cell office:value-type="float" office:value="0.77390625816043002" table:formula="of:=PI()*[.B31]*2100/[.Q10]" table:style-name="ce1">
            <text:p>0.773906258</text:p>
          </table:table-cell>
          <table:table-cell table:number-columns-repeated="2" table:style-name="ce1"/>
          <table:table-cell office:value-type="float" office:value="27.852105263157888" table:formula="of:=[.F30]+[.E$23]" table:style-name="ce22">
            <text:p>27.85</text:p>
          </table:table-cell>
          <table:table-cell office:value-type="float" office:value="0.47102654807631972" table:formula="of:=PI()*[.F31]*2100/[.Q10]" table:style-name="ce1">
            <text:p>0.471026548</text:p>
          </table:table-cell>
          <table:table-cell table:number-columns-repeated="2" table:style-name="ce1"/>
          <table:table-cell office:value-type="float" office:value="27.488421052631583" table:formula="of:=[.J30]+[.I$23]" table:style-name="ce22">
            <text:p>27.49</text:p>
          </table:table-cell>
          <table:table-cell office:value-type="float" office:value="0.46487602851395593" table:formula="of:=PI()*2100*[.J31]/[.Q10]" table:style-name="ce1">
            <text:p>0.464876029</text:p>
          </table:table-cell>
          <table:table-cell table:number-columns-repeated="3" table:style-name="ce1"/>
          <table:table-cell office:value-type="float" office:value="395.25" table:formula="of:=[.O30]+[.N$24]" table:style-name="ce1">
            <text:p>395.25</text:p>
          </table:table-cell>
          <table:table-cell office:value-type="float" office:value="444.75" table:formula="of:=[.P30]-[.N$24]" table:style-name="ce1">
            <text:p>444.75</text:p>
          </table:table-cell>
          <table:table-cell office:value-type="float" office:value="360.7196370344065" table:formula="of:=PI()*2100*[.J30]/[.P31]" table:style-name="ce1">
            <text:p>360.719637</text:p>
          </table:table-cell>
          <table:table-cell office:value-type="float" office:value="-395250" table:formula="of:=[.O31]*-1000" table:style-name="ce23">
            <text:p>-395250.0</text:p>
          </table:table-cell>
          <table:table-cell table:style-name="ce1"/>
          <table:table-cell office:value-type="float" office:value="354.6666666666668" table:formula="of:=[.T30]+[.U$24]" table:style-name="ce24">
            <text:p>354.66667</text:p>
          </table:table-cell>
          <table:table-cell table:style-name="ce1"/>
          <table:table-cell office:value-type="float" office:value="-354666.6666666668" table:formula="of:=-1000*[.T31]" table:style-name="ce25">
            <text:p>-354667</text:p>
          </table:table-cell>
          <table:table-cell table:number-columns-repeated="16362"/>
        </table:table-row>
        <table:table-row table:style-name="ro1">
          <table:table-cell table:style-name="ce1"/>
          <table:table-cell office:value-type="float" office:value="51.16052631578949" table:formula="of:=[.B31]+[.A$23]" table:style-name="ce22">
            <text:p>51.16</text:p>
          </table:table-cell>
          <table:table-cell office:value-type="float" office:value="0.93921335555596264" table:formula="of:=PI()*[.B32]*2100/[.Q11]" table:style-name="ce1">
            <text:p>0.939213356</text:p>
          </table:table-cell>
          <table:table-cell table:number-columns-repeated="2" table:style-name="ce1"/>
          <table:table-cell office:value-type="float" office:value="31.067368421052624" table:formula="of:=[.F31]+[.E$23]" table:style-name="ce22">
            <text:p>31.07</text:p>
          </table:table-cell>
          <table:table-cell office:value-type="float" office:value="0.57033985856444969" table:formula="of:=PI()*[.F32]*2100/[.Q11]" table:style-name="ce1">
            <text:p>0.570339859</text:p>
          </table:table-cell>
          <table:table-cell table:number-columns-repeated="2" table:style-name="ce1"/>
          <table:table-cell office:value-type="float" office:value="30.659473684210532" table:formula="of:=[.J31]+[.I$23]" table:style-name="ce22">
            <text:p>30.66</text:p>
          </table:table-cell>
          <table:table-cell office:value-type="float" office:value="0.56285165990639863" table:formula="of:=PI()*2100*[.J32]/[.Q11]" table:style-name="ce1">
            <text:p>0.56285166</text:p>
          </table:table-cell>
          <table:table-cell table:number-columns-repeated="3" table:style-name="ce1"/>
          <table:table-cell office:value-type="float" office:value="396" table:formula="of:=[.O31]+[.N$24]" table:style-name="ce1">
            <text:p>396</text:p>
          </table:table-cell>
          <table:table-cell office:value-type="float" office:value="444" table:formula="of:=[.P31]-[.N$24]" table:style-name="ce1">
            <text:p>444</text:p>
          </table:table-cell>
          <table:table-cell office:value-type="float" office:value="408.44726450277886" table:formula="of:=PI()*2100*[.J31]/[.P32]" table:style-name="ce1">
            <text:p>408.4472645</text:p>
          </table:table-cell>
          <table:table-cell office:value-type="float" office:value="-396000" table:formula="of:=[.O32]*-1000" table:style-name="ce23">
            <text:p>-396000.0</text:p>
          </table:table-cell>
          <table:table-cell table:style-name="ce1"/>
          <table:table-cell office:value-type="float" office:value="355.33333333333348" table:formula="of:=[.T31]+[.U$24]" table:style-name="ce24">
            <text:p>355.33333</text:p>
          </table:table-cell>
          <table:table-cell table:style-name="ce1"/>
          <table:table-cell office:value-type="float" office:value="-355333.33333333349" table:formula="of:=-1000*[.T32]" table:style-name="ce25">
            <text:p>-355333</text:p>
          </table:table-cell>
          <table:table-cell table:number-columns-repeated="16362"/>
        </table:table-row>
        <table:table-row table:style-name="ro1">
          <table:table-cell/>
          <table:table-cell office:value-type="float" office:value="56.559473684210545" table:formula="of:=[.B32]+[.A$23]" table:style-name="ce22">
            <text:p>56.56</text:p>
          </table:table-cell>
          <table:table-cell office:value-type="float" office:value="1.1354427286974886" table:formula="of:=PI()*[.B33]*2100/[.Q12]" table:style-name="ce1">
            <text:p>1.135442729</text:p>
          </table:table-cell>
          <table:table-cell table:number-columns-repeated="2" table:style-name="ce1"/>
          <table:table-cell office:value-type="float" office:value="34.28263157894736" table:formula="of:=[.F32]+[.E$23]" table:style-name="ce22">
            <text:p>34.28</text:p>
          </table:table-cell>
          <table:table-cell office:value-type="float" office:value="0.68823067492223622" table:formula="of:=PI()*[.F33]*2100/[.Q12]" table:style-name="ce1">
            <text:p>0.688230675</text:p>
          </table:table-cell>
          <table:table-cell table:number-columns-repeated="2" table:style-name="ce1"/>
          <table:table-cell office:value-type="float" office:value="33.830526315789477" table:formula="of:=[.J32]+[.I$23]" table:style-name="ce22">
            <text:p>33.83</text:p>
          </table:table-cell>
          <table:table-cell office:value-type="float" office:value="0.67915457148243719" table:formula="of:=PI()*2100*[.J33]/[.Q12]" table:style-name="ce1">
            <text:p>0.679154571</text:p>
          </table:table-cell>
          <table:table-cell table:number-columns-repeated="3" table:style-name="ce1"/>
          <table:table-cell office:value-type="float" office:value="396.75" table:formula="of:=[.O32]+[.N$24]" table:style-name="ce1">
            <text:p>396.75</text:p>
          </table:table-cell>
          <table:table-cell office:value-type="float" office:value="443.25" table:formula="of:=[.P32]-[.N$24]" table:style-name="ce1">
            <text:p>443.25</text:p>
          </table:table-cell>
          <table:table-cell office:value-type="float" office:value="456.33640678491895" table:formula="of:=PI()*2100*[.J32]/[.P33]" table:style-name="ce1">
            <text:p>456.3364068</text:p>
          </table:table-cell>
          <table:table-cell office:value-type="float" office:value="-396750" table:formula="of:=[.O33]*-1000" table:style-name="ce23">
            <text:p>-396750.0</text:p>
          </table:table-cell>
          <table:table-cell table:style-name="ce1"/>
          <table:table-cell office:value-type="float" office:value="356.00000000000017" table:formula="of:=[.T32]+[.U$24]" table:style-name="ce24">
            <text:p>356.00000</text:p>
          </table:table-cell>
          <table:table-cell table:style-name="ce1"/>
          <table:table-cell office:value-type="float" office:value="-356000.00000000017" table:formula="of:=-1000*[.T33]" table:style-name="ce25">
            <text:p>-356000</text:p>
          </table:table-cell>
          <table:table-cell table:number-columns-repeated="16362"/>
        </table:table-row>
        <table:table-row table:style-name="ro1">
          <table:table-cell/>
          <table:table-cell office:value-type="float" office:value="61.9584210526316" table:formula="of:=[.B33]+[.A$23]" table:style-name="ce22">
            <text:p>61.96</text:p>
          </table:table-cell>
          <table:table-cell office:value-type="float" office:value="1.3721660784873009" table:formula="of:=PI()*[.B34]*2100/[.Q13]" table:style-name="ce1">
            <text:p>1.372166078</text:p>
          </table:table-cell>
          <table:table-cell table:number-columns-repeated="2" table:style-name="ce1"/>
          <table:table-cell office:value-type="float" office:value="37.497894736842099" table:formula="of:=[.F33]+[.E$23]" table:style-name="ce22">
            <text:p>37.50</text:p>
          </table:table-cell>
          <table:table-cell office:value-type="float" office:value="0.83044949013265434" table:formula="of:=PI()*[.F34]*2100/[.Q13]" table:style-name="ce1">
            <text:p>0.83044949</text:p>
          </table:table-cell>
          <table:table-cell table:number-columns-repeated="2" table:style-name="ce1"/>
          <table:table-cell office:value-type="float" office:value="37.001578947368422" table:formula="of:=[.J33]+[.I$23]" table:style-name="ce22">
            <text:p>37.00</text:p>
          </table:table-cell>
          <table:table-cell office:value-type="float" office:value="0.81945780120702927" table:formula="of:=PI()*2100*[.J34]/[.Q13]" table:style-name="ce1">
            <text:p>0.819457801</text:p>
          </table:table-cell>
          <table:table-cell table:number-columns-repeated="3" table:style-name="ce1"/>
          <table:table-cell office:value-type="float" office:value="397.5" table:formula="of:=[.O33]+[.N$24]" table:style-name="ce1">
            <text:p>397.5</text:p>
          </table:table-cell>
          <table:table-cell office:value-type="float" office:value="442.5" table:formula="of:=[.P33]-[.N$24]" table:style-name="ce1">
            <text:p>442.5</text:p>
          </table:table-cell>
          <table:table-cell office:value-type="float" office:value="504.3878851425917" table:formula="of:=PI()*2100*[.J33]/[.P34]" table:style-name="ce1">
            <text:p>504.3878851</text:p>
          </table:table-cell>
          <table:table-cell office:value-type="float" office:value="-397500" table:formula="of:=[.O34]*-1000" table:style-name="ce23">
            <text:p>-397500.0</text:p>
          </table:table-cell>
          <table:table-cell table:style-name="ce1"/>
          <table:table-cell office:value-type="float" office:value="356.66666666666686" table:formula="of:=[.T33]+[.U$24]" table:style-name="ce24">
            <text:p>356.66667</text:p>
          </table:table-cell>
          <table:table-cell table:style-name="ce1"/>
          <table:table-cell office:value-type="float" office:value="-356666.66666666686" table:formula="of:=-1000*[.T34]" table:style-name="ce25">
            <text:p>-356667</text:p>
          </table:table-cell>
          <table:table-cell table:number-columns-repeated="16362"/>
        </table:table-row>
        <table:table-row table:style-name="ro1">
          <table:table-cell/>
          <table:table-cell office:value-type="float" office:value="67.357368421052655" table:formula="of:=[.B34]+[.A$23]" table:style-name="ce22">
            <text:p>67.36</text:p>
          </table:table-cell>
          <table:table-cell office:value-type="float" office:value="1.6633600493477401" table:formula="of:=PI()*[.B35]*2100/[.Q14]" table:style-name="ce1">
            <text:p>1.663360049</text:p>
          </table:table-cell>
          <table:table-cell table:number-columns-repeated="2" table:style-name="ce1"/>
          <table:table-cell office:value-type="float" office:value="40.713157894736838" table:formula="of:=[.F34]+[.E$23]" table:style-name="ce22">
            <text:p>40.71</text:p>
          </table:table-cell>
          <table:table-cell office:value-type="float" office:value="1.0053932021448393" table:formula="of:=PI()*[.F35]*2100/[.Q14]" table:style-name="ce1">
            <text:p>1.005393202</text:p>
          </table:table-cell>
          <table:table-cell table:number-columns-repeated="2" table:style-name="ce1"/>
          <table:table-cell office:value-type="float" office:value="40.172631578947367" table:formula="of:=[.J34]+[.I$23]" table:style-name="ce22">
            <text:p>40.17</text:p>
          </table:table-cell>
          <table:table-cell office:value-type="float" office:value="0.99204514683357625" table:formula="of:=PI()*2100*[.J35]/[.Q14]" table:style-name="ce1">
            <text:p>0.992045147</text:p>
          </table:table-cell>
          <table:table-cell table:number-columns-repeated="3" table:style-name="ce1"/>
          <table:table-cell office:value-type="float" office:value="398.25" table:formula="of:=[.O34]+[.N$24]" table:style-name="ce1">
            <text:p>398.25</text:p>
          </table:table-cell>
          <table:table-cell office:value-type="float" office:value="441.75" table:formula="of:=[.P34]-[.N$24]" table:style-name="ce1">
            <text:p>441.75</text:p>
          </table:table-cell>
          <table:table-cell office:value-type="float" office:value="552.60252641489149" table:formula="of:=PI()*2100*[.J34]/[.P35]" table:style-name="ce1">
            <text:p>552.6025264</text:p>
          </table:table-cell>
          <table:table-cell office:value-type="float" office:value="-398250" table:formula="of:=[.O35]*-1000" table:style-name="ce23">
            <text:p>-398250.0</text:p>
          </table:table-cell>
          <table:table-cell table:style-name="ce1"/>
          <table:table-cell office:value-type="float" office:value="357.33333333333354" table:formula="of:=[.T34]+[.U$24]" table:style-name="ce24">
            <text:p>357.33333</text:p>
          </table:table-cell>
          <table:table-cell table:style-name="ce1"/>
          <table:table-cell office:value-type="float" office:value="-357333.33333333355" table:formula="of:=-1000*[.T35]" table:style-name="ce25">
            <text:p>-357333</text:p>
          </table:table-cell>
          <table:table-cell table:number-columns-repeated="16362"/>
        </table:table-row>
        <table:table-row table:style-name="ro1">
          <table:table-cell/>
          <table:table-cell office:value-type="float" office:value="72.756315789473703" table:formula="of:=[.B35]+[.A$23]" table:style-name="ce22">
            <text:p>72.76</text:p>
          </table:table-cell>
          <table:table-cell office:value-type="float" office:value="2.0302696386331553" table:formula="of:=PI()*[.B36]*2100/[.Q15]" table:style-name="ce1">
            <text:p>2.030269639</text:p>
          </table:table-cell>
          <table:table-cell table:number-columns-repeated="2" table:style-name="ce1"/>
          <table:table-cell office:value-type="float" office:value="43.928421052631577" table:formula="of:=[.F35]+[.E$23]" table:style-name="ce22">
            <text:p>43.93</text:p>
          </table:table-cell>
          <table:table-cell office:value-type="float" office:value="1.2258253949295603" table:formula="of:=PI()*[.F36]*2100/[.Q15]" table:style-name="ce1">
            <text:p>1.225825395</text:p>
          </table:table-cell>
          <table:table-cell table:number-columns-repeated="2" table:style-name="ce1"/>
          <table:table-cell office:value-type="float" office:value="43.343684210526312" table:formula="of:=[.J35]+[.I$23]" table:style-name="ce22">
            <text:p>43.34</text:p>
          </table:table-cell>
          <table:table-cell office:value-type="float" office:value="1.2095082760068299" table:formula="of:=PI()*2100*[.J36]/[.Q15]" table:style-name="ce1">
            <text:p>1.209508276</text:p>
          </table:table-cell>
          <table:table-cell table:number-columns-repeated="3" table:style-name="ce1"/>
          <table:table-cell office:value-type="float" office:value="399" table:formula="of:=[.O35]+[.N$24]" table:style-name="ce1">
            <text:p>399</text:p>
          </table:table-cell>
          <table:table-cell office:value-type="float" office:value="441" table:formula="of:=[.P35]-[.N$24]" table:style-name="ce1">
            <text:p>441</text:p>
          </table:table-cell>
          <table:table-cell office:value-type="float" office:value="600.9811630656684" table:formula="of:=PI()*2100*[.J35]/[.P36]" table:style-name="ce1">
            <text:p>600.9811631</text:p>
          </table:table-cell>
          <table:table-cell office:value-type="float" office:value="-399000" table:formula="of:=[.O36]*-1000" table:style-name="ce23">
            <text:p>-399000.0</text:p>
          </table:table-cell>
          <table:table-cell table:style-name="ce1"/>
          <table:table-cell office:value-type="float" office:value="358.00000000000023" table:formula="of:=[.T35]+[.U$24]" table:style-name="ce24">
            <text:p>358.00000</text:p>
          </table:table-cell>
          <table:table-cell table:style-name="ce1"/>
          <table:table-cell office:value-type="float" office:value="-358000.00000000023" table:formula="of:=-1000*[.T36]" table:style-name="ce25">
            <text:p>-358000</text:p>
          </table:table-cell>
          <table:table-cell table:number-columns-repeated="16362"/>
        </table:table-row>
        <table:table-row table:style-name="ro1">
          <table:table-cell/>
          <table:table-cell office:value-type="float" office:value="78.155263157894751" table:formula="of:=[.B36]+[.A$23]" table:style-name="ce22">
            <text:p>78.16</text:p>
          </table:table-cell>
          <table:table-cell office:value-type="float" office:value="2.506839002812471" table:formula="of:=PI()*[.B37]*2100/[.Q16]" table:style-name="ce1">
            <text:p>2.506839003</text:p>
          </table:table-cell>
          <table:table-cell table:number-columns-repeated="2" table:style-name="ce1"/>
          <table:table-cell office:value-type="float" office:value="47.143684210526317" table:formula="of:=[.F36]+[.E$23]" table:style-name="ce22">
            <text:p>47.14</text:p>
          </table:table-cell>
          <table:table-cell office:value-type="float" office:value="1.5121390619140134" table:formula="of:=PI()*[.F37]*2100/[.Q16]" table:style-name="ce1">
            <text:p>1.512139062</text:p>
          </table:table-cell>
          <table:table-cell table:number-columns-repeated="2" table:style-name="ce1"/>
          <table:table-cell office:value-type="float" office:value="46.514736842105258" table:formula="of:=[.J36]+[.I$23]" table:style-name="ce22">
            <text:p>46.51</text:p>
          </table:table-cell>
          <table:table-cell office:value-type="float" office:value="1.4919655031520287" table:formula="of:=PI()*2100*[.J37]/[.Q16]" table:style-name="ce1">
            <text:p>1.491965503</text:p>
          </table:table-cell>
          <table:table-cell table:number-columns-repeated="3" table:style-name="ce1"/>
          <table:table-cell office:value-type="float" office:value="399.75" table:formula="of:=[.O36]+[.N$24]" table:style-name="ce1">
            <text:p>399.75</text:p>
          </table:table-cell>
          <table:table-cell office:value-type="float" office:value="440.25" table:formula="of:=[.P36]-[.N$24]" table:style-name="ce1">
            <text:p>440.25</text:p>
          </table:table-cell>
          <table:table-cell office:value-type="float" office:value="649.52463323143957" table:formula="of:=PI()*2100*[.J36]/[.P37]" table:style-name="ce1">
            <text:p>649.5246332</text:p>
          </table:table-cell>
          <table:table-cell office:value-type="float" office:value="-399750" table:formula="of:=[.O37]*-1000" table:style-name="ce23">
            <text:p>-399750.0</text:p>
          </table:table-cell>
          <table:table-cell table:style-name="ce1"/>
          <table:table-cell office:value-type="float" office:value="358.66666666666691" table:formula="of:=[.T36]+[.U$24]" table:style-name="ce24">
            <text:p>358.66667</text:p>
          </table:table-cell>
          <table:table-cell table:style-name="ce1"/>
          <table:table-cell office:value-type="float" office:value="-358666.66666666692" table:formula="of:=-1000*[.T37]" table:style-name="ce25">
            <text:p>-358667</text:p>
          </table:table-cell>
          <table:table-cell table:number-columns-repeated="16362"/>
        </table:table-row>
        <table:table-row table:style-name="ro1">
          <table:table-cell/>
          <table:table-cell office:value-type="float" office:value="83.554210526315799" table:formula="of:=[.B37]+[.A$23]" table:style-name="ce22">
            <text:p>83.55</text:p>
          </table:table-cell>
          <table:table-cell office:value-type="float" office:value="3.150867156811715" table:formula="of:=PI()*[.B38]*2100/[.Q17]" table:style-name="ce1">
            <text:p>3.150867157</text:p>
          </table:table-cell>
          <table:table-cell table:number-columns-repeated="2" table:style-name="ce1"/>
          <table:table-cell office:value-type="float" office:value="50.358947368421056" table:formula="of:=[.F37]+[.E$23]" table:style-name="ce22">
            <text:p>50.36</text:p>
          </table:table-cell>
          <table:table-cell office:value-type="float" office:value="1.8990587346258554" table:formula="of:=PI()*[.F38]*2100/[.Q17]" table:style-name="ce1">
            <text:p>1.899058735</text:p>
          </table:table-cell>
          <table:table-cell table:number-columns-repeated="2" table:style-name="ce1"/>
          <table:table-cell office:value-type="float" office:value="49.685789473684203" table:formula="of:=[.J37]+[.I$23]" table:style-name="ce22">
            <text:p>49.69</text:p>
          </table:table-cell>
          <table:table-cell office:value-type="float" office:value="1.8736736452507745" table:formula="of:=PI()*2100*[.J38]/[.Q17]" table:style-name="ce1">
            <text:p>1.873673645</text:p>
          </table:table-cell>
          <table:table-cell table:number-columns-repeated="3" table:style-name="ce1"/>
          <table:table-cell office:value-type="float" office:value="400.5" table:formula="of:=[.O37]+[.N$24]" table:style-name="ce1">
            <text:p>400.5</text:p>
          </table:table-cell>
          <table:table-cell office:value-type="float" office:value="439.5" table:formula="of:=[.P37]-[.N$24]" table:style-name="ce1">
            <text:p>439.5</text:p>
          </table:table-cell>
          <table:table-cell office:value-type="float" office:value="698.2337807697902" table:formula="of:=PI()*2100*[.J37]/[.P38]" table:style-name="ce1">
            <text:p>698.2337808</text:p>
          </table:table-cell>
          <table:table-cell office:value-type="float" office:value="-400500" table:formula="of:=[.O38]*-1000" table:style-name="ce23">
            <text:p>-400500.0</text:p>
          </table:table-cell>
          <table:table-cell table:style-name="ce1"/>
          <table:table-cell office:value-type="float" office:value="359.3333333333336" table:formula="of:=[.T37]+[.U$24]" table:style-name="ce24">
            <text:p>359.33333</text:p>
          </table:table-cell>
          <table:table-cell table:style-name="ce1"/>
          <table:table-cell office:value-type="float" office:value="-359333.3333333336" table:formula="of:=-1000*[.T38]" table:style-name="ce25">
            <text:p>-359333</text:p>
          </table:table-cell>
          <table:table-cell table:number-columns-repeated="16362"/>
        </table:table-row>
        <table:table-row table:style-name="ro1">
          <table:table-cell/>
          <table:table-cell office:value-type="float" office:value="88.953157894736847" table:formula="of:=[.B38]+[.A$23]" table:style-name="ce22">
            <text:p>88.95</text:p>
          </table:table-cell>
          <table:table-cell office:value-type="float" office:value="4.0694299399609992" table:formula="of:=PI()*[.B39]*2100/[.Q18]" table:style-name="ce1">
            <text:p>4.06942994</text:p>
          </table:table-cell>
          <table:table-cell table:number-columns-repeated="2" table:style-name="ce1"/>
          <table:table-cell office:value-type="float" office:value="53.574210526315795" table:formula="of:=[.F38]+[.E$23]" table:style-name="ce22">
            <text:p>53.57</text:p>
          </table:table-cell>
          <table:table-cell office:value-type="float" office:value="2.4509135086980742" table:formula="of:=PI()*[.F39]*2100/[.Q18]" table:style-name="ce1">
            <text:p>2.450913509</text:p>
          </table:table-cell>
          <table:table-cell table:number-columns-repeated="2" table:style-name="ce1"/>
          <table:table-cell office:value-type="float" office:value="52.856842105263148" table:formula="of:=[.J38]+[.I$23]" table:style-name="ce22">
            <text:p>52.86</text:p>
          </table:table-cell>
          <table:table-cell office:value-type="float" office:value="2.4180953311346789" table:formula="of:=PI()*2100*[.J39]/[.Q18]" table:style-name="ce1">
            <text:p>2.418095331</text:p>
          </table:table-cell>
          <table:table-cell table:number-columns-repeated="3" table:style-name="ce1"/>
          <table:table-cell office:value-type="float" office:value="401.25" table:formula="of:=[.O38]+[.N$24]" table:style-name="ce1">
            <text:p>401.25</text:p>
          </table:table-cell>
          <table:table-cell office:value-type="float" office:value="438.75" table:formula="of:=[.P38]-[.N$24]" table:style-name="ce1">
            <text:p>438.75</text:p>
          </table:table-cell>
          <table:table-cell office:value-type="float" office:value="747.10945530827189" table:formula="of:=PI()*2100*[.J38]/[.P39]" table:style-name="ce1">
            <text:p>747.1094553</text:p>
          </table:table-cell>
          <table:table-cell office:value-type="float" office:value="-401250" table:formula="of:=[.O39]*-1000" table:style-name="ce23">
            <text:p>-401250.0</text:p>
          </table:table-cell>
          <table:table-cell table:style-name="ce1"/>
          <table:table-cell office:value-type="float" office:value="360.00000000000028" table:formula="of:=[.T38]+[.U$24]" table:style-name="ce24">
            <text:p>360.00000</text:p>
          </table:table-cell>
          <table:table-cell table:style-name="ce1"/>
          <table:table-cell office:value-type="float" office:value="-360000.00000000029" table:formula="of:=-1000*[.T39]" table:style-name="ce25">
            <text:p>-360000</text:p>
          </table:table-cell>
          <table:table-cell table:number-columns-repeated="16362"/>
        </table:table-row>
        <table:table-row table:style-name="ro1">
          <table:table-cell/>
          <table:table-cell office:value-type="float" office:value="94.352105263157895" table:formula="of:=[.B39]+[.A$23]" table:style-name="ce22">
            <text:p>94.35</text:p>
          </table:table-cell>
          <table:table-cell office:value-type="float" office:value="5.4856185722375415" table:formula="of:=PI()*[.B40]*2100/[.Q19]" table:style-name="ce1">
            <text:p>5.485618572</text:p>
          </table:table-cell>
          <table:table-cell table:number-columns-repeated="2" table:style-name="ce1"/>
          <table:table-cell office:value-type="float" office:value="56.789473684210535" table:formula="of:=[.F39]+[.E$23]" table:style-name="ce22">
            <text:p>56.79</text:p>
          </table:table-cell>
          <table:table-cell office:value-type="float" office:value="3.3017322791136832" table:formula="of:=PI()*[.F40]*2100/[.Q19]" table:style-name="ce1">
            <text:p>3.301732279</text:p>
          </table:table-cell>
          <table:table-cell table:number-columns-repeated="2" table:style-name="ce1"/>
          <table:table-cell office:value-type="float" office:value="56.027894736842093" table:formula="of:=[.J39]+[.I$23]" table:style-name="ce22">
            <text:p>56.03</text:p>
          </table:table-cell>
          <table:table-cell office:value-type="float" office:value="3.2574541826551324" table:formula="of:=PI()*2100*[.J40]/[.Q19]" table:style-name="ce1">
            <text:p>3.257454183</text:p>
          </table:table-cell>
          <table:table-cell table:number-columns-repeated="3" table:style-name="ce1"/>
          <table:table-cell office:value-type="float" office:value="402" table:formula="of:=[.O39]+[.N$24]" table:style-name="ce1">
            <text:p>402</text:p>
          </table:table-cell>
          <table:table-cell office:value-type="float" office:value="438" table:formula="of:=[.P39]-[.N$24]" table:style-name="ce1">
            <text:p>438</text:p>
          </table:table-cell>
          <table:table-cell office:value-type="float" office:value="796.15251229380306" table:formula="of:=PI()*2100*[.J39]/[.P40]" table:style-name="ce1">
            <text:p>796.1525123</text:p>
          </table:table-cell>
          <table:table-cell office:value-type="float" office:value="-402000" table:formula="of:=[.O40]*-1000" table:style-name="ce23">
            <text:p>-402000.0</text:p>
          </table:table-cell>
          <table:table-cell table:style-name="ce1"/>
          <table:table-cell office:value-type="float" office:value="360.66666666666697" table:formula="of:=[.T39]+[.U$24]" table:style-name="ce24">
            <text:p>360.66667</text:p>
          </table:table-cell>
          <table:table-cell table:style-name="ce1"/>
          <table:table-cell office:value-type="float" office:value="-360666.66666666698" table:formula="of:=-1000*[.T40]" table:style-name="ce25">
            <text:p>-360667</text:p>
          </table:table-cell>
          <table:table-cell table:number-columns-repeated="16362"/>
        </table:table-row>
        <table:table-row table:style-name="ro1">
          <table:table-cell/>
          <table:table-cell office:value-type="float" office:value="99.751052631578943" table:formula="of:=[.B40]+[.A$23]" table:style-name="ce22">
            <text:p>99.75</text:p>
          </table:table-cell>
          <table:table-cell office:value-type="float" office:value="7.9540389618289682" table:formula="of:=PI()*[.B41]*2100/[.Q20]" table:style-name="ce1">
            <text:p>7.954038962</text:p>
          </table:table-cell>
          <table:table-cell table:number-columns-repeated="2" table:style-name="ce1"/>
          <table:table-cell office:value-type="float" office:value="60.004736842105274" table:formula="of:=[.F40]+[.E$23]" table:style-name="ce22">
            <text:p>60.00</text:p>
          </table:table-cell>
          <table:table-cell office:value-type="float" office:value="4.7847115608813464" table:formula="of:=PI()*[.F41]*2100/[.Q20]" table:style-name="ce1">
            <text:p>4.784711561</text:p>
          </table:table-cell>
          <table:table-cell table:number-columns-repeated="2" table:style-name="ce1"/>
          <table:table-cell office:value-type="float" office:value="59.198947368421038" table:formula="of:=[.J40]+[.I$23]" table:style-name="ce22">
            <text:p>59.20</text:p>
          </table:table-cell>
          <table:table-cell office:value-type="float" office:value="4.7204587966284404" table:formula="of:=PI()*2100*[.J41]/[.Q20]" table:style-name="ce1">
            <text:p>4.720458797</text:p>
          </table:table-cell>
          <table:table-cell table:number-columns-repeated="3" table:style-name="ce1"/>
          <table:table-cell office:value-type="float" office:value="402.75" table:formula="of:=[.O40]+[.N$24]" table:style-name="ce1">
            <text:p>402.75</text:p>
          </table:table-cell>
          <table:table-cell office:value-type="float" office:value="437.25" table:formula="of:=[.P40]-[.N$24]" table:style-name="ce1">
            <text:p>437.25</text:p>
          </table:table-cell>
          <table:table-cell office:value-type="float" office:value="845.36381304257793" table:formula="of:=PI()*2100*[.J40]/[.P41]" table:style-name="ce1">
            <text:p>845.363813</text:p>
          </table:table-cell>
          <table:table-cell office:value-type="float" office:value="-402750" table:formula="of:=[.O41]*-1000" table:style-name="ce23">
            <text:p>-402750.0</text:p>
          </table:table-cell>
          <table:table-cell table:style-name="ce1"/>
          <table:table-cell office:value-type="float" office:value="361.33333333333366" table:formula="of:=[.T40]+[.U$24]" table:style-name="ce24">
            <text:p>361.33333</text:p>
          </table:table-cell>
          <table:table-cell table:style-name="ce1"/>
          <table:table-cell office:value-type="float" office:value="-361333.33333333366" table:formula="of:=-1000*[.T41]" table:style-name="ce25">
            <text:p>-361333</text:p>
          </table:table-cell>
          <table:table-cell table:number-columns-repeated="16362"/>
        </table:table-row>
        <table:table-row table:style-name="ro1">
          <table:table-cell/>
          <table:table-cell office:value-type="float" office:value="105.14999999999999" table:formula="of:=[.B41]+[.A$23]" table:style-name="ce22">
            <text:p>105.15</text:p>
          </table:table-cell>
          <table:table-cell office:value-type="float" office:value="13.340591957738994" table:formula="of:=PI()*[.B42]*2100/[.Q21]" table:style-name="ce1">
            <text:p>13.34059196</text:p>
          </table:table-cell>
          <table:table-cell table:number-columns-repeated="2" table:style-name="ce1"/>
          <table:table-cell office:value-type="float" office:value="63.220000000000013" table:formula="of:=[.F41]+[.E$23]" table:style-name="ce22">
            <text:p>63.22</text:p>
          </table:table-cell>
          <table:table-cell office:value-type="float" office:value="8.0208485360747428" table:formula="of:=PI()*[.F42]*2100/[.Q21]" table:style-name="ce1">
            <text:p>8.020848536</text:p>
          </table:table-cell>
          <table:table-cell table:number-columns-repeated="2" table:style-name="ce1"/>
          <table:table-cell office:value-type="float" office:value="62.369999999999983" table:formula="of:=[.J41]+[.I$23]" table:style-name="ce22">
            <text:p>62.37</text:p>
          </table:table-cell>
          <table:table-cell office:value-type="float" office:value="7.9130073267159373" table:formula="of:=PI()*2100*[.J42]/[.Q21]" table:style-name="ce1">
            <text:p>7.913007327</text:p>
          </table:table-cell>
          <table:table-cell table:number-columns-repeated="3" table:style-name="ce1"/>
          <table:table-cell office:value-type="float" office:value="403.5" table:formula="of:=[.O41]+[.N$24]" table:style-name="ce1">
            <text:p>403.5</text:p>
          </table:table-cell>
          <table:table-cell office:value-type="float" office:value="436.5" table:formula="of:=[.P41]-[.N$24]" table:style-name="ce1">
            <text:p>436.5</text:p>
          </table:table-cell>
          <table:table-cell office:value-type="float" office:value="894.74422479048962" table:formula="of:=PI()*2100*[.J41]/[.P42]" table:style-name="ce1">
            <text:p>894.7442248</text:p>
          </table:table-cell>
          <table:table-cell office:value-type="float" office:value="-403500" table:formula="of:=[.O42]*-1000" table:style-name="ce23">
            <text:p>-403500.0</text:p>
          </table:table-cell>
          <table:table-cell table:style-name="ce1"/>
          <table:table-cell office:value-type="float" office:value="362.00000000000034" table:formula="of:=[.T41]+[.U$24]" table:style-name="ce24">
            <text:p>362.00000</text:p>
          </table:table-cell>
          <table:table-cell table:style-name="ce1"/>
          <table:table-cell office:value-type="float" office:value="-362000.00000000035" table:formula="of:=-1000*[.T42]" table:style-name="ce25">
            <text:p>-362000</text:p>
          </table:table-cell>
          <table:table-cell table:number-columns-repeated="16362"/>
        </table:table-row>
        <table:table-row table:style-name="ro1">
          <table:table-cell/>
          <table:table-cell table:style-name="ce22"/>
          <table:table-cell table:number-columns-repeated="12" table:style-name="ce1"/>
          <table:table-cell office:value-type="float" office:value="404.25" table:formula="of:=[.O42]+[.N$24]" table:style-name="ce1">
            <text:p>404.25</text:p>
          </table:table-cell>
          <table:table-cell office:value-type="float" office:value="435.75" table:formula="of:=[.P42]-[.N$24]" table:style-name="ce1">
            <text:p>435.75</text:p>
          </table:table-cell>
          <table:table-cell office:value-type="float" office:value="944.294620744074" table:formula="of:=PI()*2100*[.J42]/[.P43]" table:style-name="ce1">
            <text:p>944.2946207</text:p>
          </table:table-cell>
          <table:table-cell office:value-type="float" office:value="-404250" table:formula="of:=[.O43]*-1000" table:style-name="ce23">
            <text:p>-404250.0</text:p>
          </table:table-cell>
          <table:table-cell table:style-name="ce1"/>
          <table:table-cell office:value-type="float" office:value="362.66666666666703" table:formula="of:=[.T42]+[.U$24]" table:style-name="ce24">
            <text:p>362.66667</text:p>
          </table:table-cell>
          <table:table-cell table:style-name="ce1"/>
          <table:table-cell office:value-type="float" office:value="-362666.66666666704" table:formula="of:=-1000*[.T43]" table:style-name="ce25">
            <text:p>-362667</text:p>
          </table:table-cell>
          <table:table-cell table:number-columns-repeated="16362"/>
        </table:table-row>
        <table:table-row table:style-name="ro1">
          <table:table-cell/>
          <table:table-cell table:style-name="ce22"/>
          <table:table-cell table:number-columns-repeated="12" table:style-name="ce1"/>
          <table:table-cell office:value-type="float" office:value="405" table:formula="of:=[.O43]+[.N$24]" table:style-name="ce1">
            <text:p>405</text:p>
          </table:table-cell>
          <table:table-cell office:value-type="float" office:value="435" table:formula="of:=[.P43]-[.N$24]" table:style-name="ce1">
            <text:p>435</text:p>
          </table:table-cell>
          <table:table-cell office:value-type="float" office:value="0" table:formula="of:=PI()*2100*[.J43]/[.P44]" table:style-name="ce1">
            <text:p>0</text:p>
          </table:table-cell>
          <table:table-cell office:value-type="float" office:value="-405000" table:formula="of:=[.O44]*-1000" table:style-name="ce23">
            <text:p>-405000.0</text:p>
          </table:table-cell>
          <table:table-cell table:style-name="ce1"/>
          <table:table-cell office:value-type="float" office:value="363.33333333333371" table:formula="of:=[.T43]+[.U$24]" table:style-name="ce24">
            <text:p>363.33333</text:p>
          </table:table-cell>
          <table:table-cell table:style-name="ce1"/>
          <table:table-cell office:value-type="float" office:value="-363333.33333333372" table:formula="of:=-1000*[.T44]" table:style-name="ce25">
            <text:p>-363333</text:p>
          </table:table-cell>
          <table:table-cell table:number-columns-repeated="16362"/>
        </table:table-row>
        <table:table-row table:style-name="ro1">
          <table:table-cell/>
          <table:table-cell table:number-columns-repeated="13" table:style-name="ce1"/>
          <table:table-cell office:value-type="float" office:value="405.75" table:formula="of:=[.O44]+[.N$24]" table:style-name="ce1">
            <text:p>405.75</text:p>
          </table:table-cell>
          <table:table-cell table:number-columns-repeated="2" table:style-name="ce1"/>
          <table:table-cell office:value-type="float" office:value="-405750" table:formula="of:=[.O45]*-1000" table:style-name="ce26">
            <text:p>-405750.0</text:p>
          </table:table-cell>
          <table:table-cell table:style-name="ce1"/>
          <table:table-cell office:value-type="float" office:value="364.0000000000004" table:formula="of:=[.T44]+[.U$24]" table:style-name="ce24">
            <text:p>364.00000</text:p>
          </table:table-cell>
          <table:table-cell table:style-name="ce1"/>
          <table:table-cell office:value-type="float" office:value="-364000.00000000041" table:formula="of:=-1000*[.T45]" table:style-name="ce25">
            <text:p>-364000</text:p>
          </table:table-cell>
          <table:table-cell table:number-columns-repeated="16362"/>
        </table:table-row>
        <table:table-row table:style-name="ro1">
          <table:table-cell/>
          <table:table-cell table:number-columns-repeated="13" table:style-name="ce1"/>
          <table:table-cell office:value-type="float" office:value="406.5" table:formula="of:=[.O45]+[.N$24]" table:style-name="ce1">
            <text:p>406.5</text:p>
          </table:table-cell>
          <table:table-cell table:number-columns-repeated="2" table:style-name="ce1"/>
          <table:table-cell office:value-type="float" office:value="-406500" table:formula="of:=[.O46]*-1000" table:style-name="ce26">
            <text:p>-406500.0</text:p>
          </table:table-cell>
          <table:table-cell table:style-name="ce1"/>
          <table:table-cell office:value-type="float" office:value="364.66666666666708" table:formula="of:=[.T45]+[.U$24]" table:style-name="ce24">
            <text:p>364.66667</text:p>
          </table:table-cell>
          <table:table-cell table:style-name="ce1"/>
          <table:table-cell office:value-type="float" office:value="-364666.66666666709" table:formula="of:=-1000*[.T46]" table:style-name="ce25">
            <text:p>-364667</text:p>
          </table:table-cell>
          <table:table-cell table:number-columns-repeated="16362"/>
        </table:table-row>
        <table:table-row table:style-name="ro1">
          <table:table-cell/>
          <table:table-cell table:number-columns-repeated="13" table:style-name="ce1"/>
          <table:table-cell office:value-type="float" office:value="407.25" table:formula="of:=[.O46]+[.N$24]" table:style-name="ce1">
            <text:p>407.25</text:p>
          </table:table-cell>
          <table:table-cell table:number-columns-repeated="2" table:style-name="ce1"/>
          <table:table-cell office:value-type="float" office:value="-407250" table:formula="of:=[.O47]*-1000" table:style-name="ce26">
            <text:p>-407250.0</text:p>
          </table:table-cell>
          <table:table-cell table:style-name="ce1"/>
          <table:table-cell office:value-type="float" office:value="365.33333333333377" table:formula="of:=[.T46]+[.U$24]" table:style-name="ce24">
            <text:p>365.33333</text:p>
          </table:table-cell>
          <table:table-cell table:style-name="ce1"/>
          <table:table-cell office:value-type="float" office:value="-365333.33333333378" table:formula="of:=-1000*[.T47]" table:style-name="ce25">
            <text:p>-365333</text:p>
          </table:table-cell>
          <table:table-cell table:number-columns-repeated="16362"/>
        </table:table-row>
        <table:table-row table:style-name="ro1">
          <table:table-cell/>
          <table:table-cell table:number-columns-repeated="13" table:style-name="ce1"/>
          <table:table-cell office:value-type="float" office:value="408" table:formula="of:=[.O47]+[.N$24]" table:style-name="ce1">
            <text:p>408</text:p>
          </table:table-cell>
          <table:table-cell table:number-columns-repeated="2" table:style-name="ce1"/>
          <table:table-cell office:value-type="float" office:value="-408000" table:formula="of:=[.O48]*-1000" table:style-name="ce27">
            <text:p>-408000.0</text:p>
          </table:table-cell>
          <table:table-cell table:style-name="ce1"/>
          <table:table-cell office:value-type="float" office:value="366.00000000000045" table:formula="of:=[.T47]+[.U$24]" table:style-name="ce24">
            <text:p>366.00000</text:p>
          </table:table-cell>
          <table:table-cell table:style-name="ce1"/>
          <table:table-cell office:value-type="float" office:value="-366000.00000000047" table:formula="of:=-1000*[.T48]" table:style-name="ce25">
            <text:p>-366000</text:p>
          </table:table-cell>
          <table:table-cell table:number-columns-repeated="16362"/>
        </table:table-row>
        <table:table-row table:style-name="ro1">
          <table:table-cell table:number-columns-repeated="14"/>
          <table:table-cell office:value-type="float" office:value="408.75" table:formula="of:=[.O48]+[.N$24]" table:style-name="ce1">
            <text:p>408.75</text:p>
          </table:table-cell>
          <table:table-cell table:number-columns-repeated="2" table:style-name="ce1"/>
          <table:table-cell office:value-type="float" office:value="-408750" table:formula="of:=[.O49]*-1000" table:style-name="ce27">
            <text:p>-408750.0</text:p>
          </table:table-cell>
          <table:table-cell table:style-name="ce1"/>
          <table:table-cell office:value-type="float" office:value="366.66666666666714" table:formula="of:=[.T48]+[.U$24]" table:style-name="ce24">
            <text:p>366.66667</text:p>
          </table:table-cell>
          <table:table-cell table:style-name="ce1"/>
          <table:table-cell office:value-type="float" office:value="-366666.66666666715" table:formula="of:=-1000*[.T49]" table:style-name="ce25">
            <text:p>-366667</text:p>
          </table:table-cell>
          <table:table-cell table:number-columns-repeated="16362"/>
        </table:table-row>
        <table:table-row table:style-name="ro1">
          <table:table-cell table:number-columns-repeated="14"/>
          <table:table-cell office:value-type="float" office:value="409.5" table:formula="of:=[.O49]+[.N$24]" table:style-name="ce1">
            <text:p>409.5</text:p>
          </table:table-cell>
          <table:table-cell table:number-columns-repeated="2" table:style-name="ce1"/>
          <table:table-cell office:value-type="float" office:value="-409500" table:formula="of:=[.O50]*-1000" table:style-name="ce27">
            <text:p>-409500.0</text:p>
          </table:table-cell>
          <table:table-cell table:style-name="ce1"/>
          <table:table-cell office:value-type="float" office:value="367.33333333333383" table:formula="of:=[.T49]+[.U$24]" table:style-name="ce24">
            <text:p>367.33333</text:p>
          </table:table-cell>
          <table:table-cell table:style-name="ce1"/>
          <table:table-cell office:value-type="float" office:value="-367333.33333333384" table:formula="of:=-1000*[.T50]" table:style-name="ce25">
            <text:p>-367333</text:p>
          </table:table-cell>
          <table:table-cell table:number-columns-repeated="16362"/>
        </table:table-row>
        <table:table-row table:style-name="ro1">
          <table:table-cell table:number-columns-repeated="14"/>
          <table:table-cell office:value-type="float" office:value="410.25" table:formula="of:=[.O50]+[.N$24]" table:style-name="ce1">
            <text:p>410.25</text:p>
          </table:table-cell>
          <table:table-cell table:number-columns-repeated="2" table:style-name="ce1"/>
          <table:table-cell office:value-type="float" office:value="-410250" table:formula="of:=[.O51]*-1000" table:style-name="ce27">
            <text:p>-410250.0</text:p>
          </table:table-cell>
          <table:table-cell table:style-name="ce1"/>
          <table:table-cell office:value-type="float" office:value="368.00000000000051" table:formula="of:=[.T50]+[.U$24]" table:style-name="ce24">
            <text:p>368.00000</text:p>
          </table:table-cell>
          <table:table-cell table:style-name="ce1"/>
          <table:table-cell office:value-type="float" office:value="-368000.00000000052" table:formula="of:=-1000*[.T51]" table:style-name="ce25">
            <text:p>-368000</text:p>
          </table:table-cell>
          <table:table-cell table:number-columns-repeated="16362"/>
        </table:table-row>
        <table:table-row table:style-name="ro1">
          <table:table-cell table:number-columns-repeated="14"/>
          <table:table-cell office:value-type="float" office:value="411" table:formula="of:=[.O51]+[.N$24]" table:style-name="ce1">
            <text:p>411</text:p>
          </table:table-cell>
          <table:table-cell table:number-columns-repeated="2" table:style-name="ce1"/>
          <table:table-cell office:value-type="float" office:value="-411000" table:formula="of:=[.O52]*-1000" table:style-name="ce27">
            <text:p>-411000.0</text:p>
          </table:table-cell>
          <table:table-cell table:style-name="ce1"/>
          <table:table-cell office:value-type="float" office:value="368.6666666666672" table:formula="of:=[.T51]+[.U$24]" table:style-name="ce24">
            <text:p>368.66667</text:p>
          </table:table-cell>
          <table:table-cell table:style-name="ce1"/>
          <table:table-cell office:value-type="float" office:value="-368666.66666666721" table:formula="of:=-1000*[.T52]" table:style-name="ce25">
            <text:p>-368667</text:p>
          </table:table-cell>
          <table:table-cell table:number-columns-repeated="16362"/>
        </table:table-row>
        <table:table-row table:style-name="ro1">
          <table:table-cell table:number-columns-repeated="14"/>
          <table:table-cell office:value-type="float" office:value="411.75" table:formula="of:=[.O52]+[.N$24]" table:style-name="ce1">
            <text:p>411.75</text:p>
          </table:table-cell>
          <table:table-cell table:number-columns-repeated="2" table:style-name="ce1"/>
          <table:table-cell office:value-type="float" office:value="-411750" table:formula="of:=[.O53]*-1000" table:style-name="ce27">
            <text:p>-411750.0</text:p>
          </table:table-cell>
          <table:table-cell table:style-name="ce1"/>
          <table:table-cell office:value-type="float" office:value="369.33333333333388" table:formula="of:=[.T52]+[.U$24]" table:style-name="ce24">
            <text:p>369.33333</text:p>
          </table:table-cell>
          <table:table-cell table:style-name="ce1"/>
          <table:table-cell office:value-type="float" office:value="-369333.3333333339" table:formula="of:=-1000*[.T53]" table:style-name="ce25">
            <text:p>-369333</text:p>
          </table:table-cell>
          <table:table-cell table:number-columns-repeated="16362"/>
        </table:table-row>
        <table:table-row table:style-name="ro1">
          <table:table-cell table:number-columns-repeated="14"/>
          <table:table-cell office:value-type="float" office:value="412.5" table:formula="of:=[.O53]+[.N$24]" table:style-name="ce1">
            <text:p>412.5</text:p>
          </table:table-cell>
          <table:table-cell table:number-columns-repeated="2" table:style-name="ce1"/>
          <table:table-cell office:value-type="float" office:value="-412500" table:formula="of:=[.O54]*-1000" table:style-name="ce27">
            <text:p>-412500.0</text:p>
          </table:table-cell>
          <table:table-cell table:style-name="ce1"/>
          <table:table-cell office:value-type="float" office:value="370.00000000000057" table:formula="of:=[.T53]+[.U$24]" table:style-name="ce24">
            <text:p>370.00000</text:p>
          </table:table-cell>
          <table:table-cell table:style-name="ce1"/>
          <table:table-cell office:value-type="float" office:value="-370000.00000000058" table:formula="of:=-1000*[.T54]" table:style-name="ce25">
            <text:p>-370000</text:p>
          </table:table-cell>
          <table:table-cell table:number-columns-repeated="16362"/>
        </table:table-row>
        <table:table-row table:style-name="ro1">
          <table:table-cell table:number-columns-repeated="14"/>
          <table:table-cell office:value-type="float" office:value="413.25" table:formula="of:=[.O54]+[.N$24]" table:style-name="ce1">
            <text:p>413.25</text:p>
          </table:table-cell>
          <table:table-cell table:number-columns-repeated="2" table:style-name="ce1"/>
          <table:table-cell office:value-type="float" office:value="-413250" table:formula="of:=[.O55]*-1000" table:style-name="ce27">
            <text:p>-413250.0</text:p>
          </table:table-cell>
          <table:table-cell table:style-name="ce1"/>
          <table:table-cell office:value-type="float" office:value="370.66666666666725" table:formula="of:=[.T54]+[.U$24]" table:style-name="ce24">
            <text:p>370.66667</text:p>
          </table:table-cell>
          <table:table-cell table:style-name="ce1"/>
          <table:table-cell office:value-type="float" office:value="-370666.66666666727" table:formula="of:=-1000*[.T55]" table:style-name="ce25">
            <text:p>-370667</text:p>
          </table:table-cell>
          <table:table-cell table:number-columns-repeated="16362"/>
        </table:table-row>
        <table:table-row table:style-name="ro1">
          <table:table-cell table:number-columns-repeated="14"/>
          <table:table-cell office:value-type="float" office:value="414" table:formula="of:=[.O55]+[.N$24]" table:style-name="ce1">
            <text:p>414</text:p>
          </table:table-cell>
          <table:table-cell table:number-columns-repeated="2" table:style-name="ce1"/>
          <table:table-cell office:value-type="float" office:value="-414000" table:formula="of:=[.O56]*-1000" table:style-name="ce27">
            <text:p>-414000.0</text:p>
          </table:table-cell>
          <table:table-cell table:style-name="ce1"/>
          <table:table-cell office:value-type="float" office:value="371.33333333333394" table:formula="of:=[.T55]+[.U$24]" table:style-name="ce24">
            <text:p>371.33333</text:p>
          </table:table-cell>
          <table:table-cell table:style-name="ce1"/>
          <table:table-cell office:value-type="float" office:value="-371333.33333333395" table:formula="of:=-1000*[.T56]" table:style-name="ce25">
            <text:p>-371333</text:p>
          </table:table-cell>
          <table:table-cell table:number-columns-repeated="16362"/>
        </table:table-row>
        <table:table-row table:style-name="ro1">
          <table:table-cell table:number-columns-repeated="14"/>
          <table:table-cell office:value-type="float" office:value="414.75" table:formula="of:=[.O56]+[.N$24]" table:style-name="ce1">
            <text:p>414.75</text:p>
          </table:table-cell>
          <table:table-cell table:number-columns-repeated="2" table:style-name="ce1"/>
          <table:table-cell office:value-type="float" office:value="-414750" table:formula="of:=[.O57]*-1000" table:style-name="ce27">
            <text:p>-414750.0</text:p>
          </table:table-cell>
          <table:table-cell table:style-name="ce1"/>
          <table:table-cell office:value-type="float" office:value="372.00000000000063" table:formula="of:=[.T56]+[.U$24]" table:style-name="ce24">
            <text:p>372.00000</text:p>
          </table:table-cell>
          <table:table-cell table:style-name="ce1"/>
          <table:table-cell office:value-type="float" office:value="-372000.00000000064" table:formula="of:=-1000*[.T57]" table:style-name="ce25">
            <text:p>-372000</text:p>
          </table:table-cell>
          <table:table-cell table:number-columns-repeated="16362"/>
        </table:table-row>
        <table:table-row table:style-name="ro1">
          <table:table-cell table:number-columns-repeated="14"/>
          <table:table-cell office:value-type="float" office:value="415.5" table:formula="of:=[.O57]+[.N$24]" table:style-name="ce1">
            <text:p>415.5</text:p>
          </table:table-cell>
          <table:table-cell table:number-columns-repeated="2" table:style-name="ce1"/>
          <table:table-cell office:value-type="float" office:value="-415500" table:formula="of:=[.O58]*-1000" table:style-name="ce27">
            <text:p>-415500.0</text:p>
          </table:table-cell>
          <table:table-cell table:style-name="ce1"/>
          <table:table-cell office:value-type="float" office:value="372.66666666666731" table:formula="of:=[.T57]+[.U$24]" table:style-name="ce24">
            <text:p>372.66667</text:p>
          </table:table-cell>
          <table:table-cell table:style-name="ce1"/>
          <table:table-cell office:value-type="float" office:value="-372666.66666666733" table:formula="of:=-1000*[.T58]" table:style-name="ce25">
            <text:p>-372667</text:p>
          </table:table-cell>
          <table:table-cell table:number-columns-repeated="16362"/>
        </table:table-row>
        <table:table-row table:style-name="ro1">
          <table:table-cell table:number-columns-repeated="14"/>
          <table:table-cell office:value-type="float" office:value="416.25" table:formula="of:=[.O58]+[.N$24]" table:style-name="ce1">
            <text:p>416.25</text:p>
          </table:table-cell>
          <table:table-cell table:number-columns-repeated="2" table:style-name="ce1"/>
          <table:table-cell office:value-type="float" office:value="-416250" table:formula="of:=[.O59]*-1000" table:style-name="ce27">
            <text:p>-416250.0</text:p>
          </table:table-cell>
          <table:table-cell table:style-name="ce1"/>
          <table:table-cell office:value-type="float" office:value="373.333333333334" table:formula="of:=[.T58]+[.U$24]" table:style-name="ce24">
            <text:p>373.33333</text:p>
          </table:table-cell>
          <table:table-cell table:style-name="ce1"/>
          <table:table-cell office:value-type="float" office:value="-373333.33333333401" table:formula="of:=-1000*[.T59]" table:style-name="ce25">
            <text:p>-373333</text:p>
          </table:table-cell>
          <table:table-cell table:number-columns-repeated="16362"/>
        </table:table-row>
        <table:table-row table:style-name="ro1">
          <table:table-cell table:number-columns-repeated="14"/>
          <table:table-cell office:value-type="float" office:value="417" table:formula="of:=[.O59]+[.N$24]" table:style-name="ce1">
            <text:p>417</text:p>
          </table:table-cell>
          <table:table-cell table:number-columns-repeated="2" table:style-name="ce1"/>
          <table:table-cell office:value-type="float" office:value="-417000" table:formula="of:=[.O60]*-1000" table:style-name="ce27">
            <text:p>-417000.0</text:p>
          </table:table-cell>
          <table:table-cell table:style-name="ce1"/>
          <table:table-cell office:value-type="float" office:value="374.00000000000068" table:formula="of:=[.T59]+[.U$24]" table:style-name="ce24">
            <text:p>374.00000</text:p>
          </table:table-cell>
          <table:table-cell table:style-name="ce1"/>
          <table:table-cell office:value-type="float" office:value="-374000.0000000007" table:formula="of:=-1000*[.T60]" table:style-name="ce25">
            <text:p>-374000</text:p>
          </table:table-cell>
          <table:table-cell table:number-columns-repeated="16362"/>
        </table:table-row>
        <table:table-row table:style-name="ro1">
          <table:table-cell table:number-columns-repeated="14"/>
          <table:table-cell office:value-type="float" office:value="417.75" table:formula="of:=[.O60]+[.N$24]" table:style-name="ce1">
            <text:p>417.75</text:p>
          </table:table-cell>
          <table:table-cell table:number-columns-repeated="2" table:style-name="ce1"/>
          <table:table-cell office:value-type="float" office:value="-417750" table:formula="of:=[.O61]*-1000" table:style-name="ce27">
            <text:p>-417750.0</text:p>
          </table:table-cell>
          <table:table-cell table:style-name="ce1"/>
          <table:table-cell office:value-type="float" office:value="374.66666666666737" table:formula="of:=[.T60]+[.U$24]" table:style-name="ce24">
            <text:p>374.66667</text:p>
          </table:table-cell>
          <table:table-cell table:style-name="ce1"/>
          <table:table-cell office:value-type="float" office:value="-374666.66666666738" table:formula="of:=-1000*[.T61]" table:style-name="ce25">
            <text:p>-374667</text:p>
          </table:table-cell>
          <table:table-cell table:number-columns-repeated="16362"/>
        </table:table-row>
        <table:table-row table:style-name="ro1">
          <table:table-cell table:number-columns-repeated="14"/>
          <table:table-cell office:value-type="float" office:value="418.5" table:formula="of:=[.O61]+[.N$24]" table:style-name="ce1">
            <text:p>418.5</text:p>
          </table:table-cell>
          <table:table-cell table:number-columns-repeated="2" table:style-name="ce1"/>
          <table:table-cell office:value-type="float" office:value="-418500" table:formula="of:=[.O62]*-1000" table:style-name="ce27">
            <text:p>-418500.0</text:p>
          </table:table-cell>
          <table:table-cell table:style-name="ce1"/>
          <table:table-cell office:value-type="float" office:value="375.33333333333405" table:formula="of:=[.T61]+[.U$24]" table:style-name="ce24">
            <text:p>375.33333</text:p>
          </table:table-cell>
          <table:table-cell table:style-name="ce1"/>
          <table:table-cell office:value-type="float" office:value="-375333.33333333407" table:formula="of:=-1000*[.T62]" table:style-name="ce25">
            <text:p>-375333</text:p>
          </table:table-cell>
          <table:table-cell table:number-columns-repeated="16362"/>
        </table:table-row>
        <table:table-row table:style-name="ro1">
          <table:table-cell table:number-columns-repeated="14"/>
          <table:table-cell office:value-type="float" office:value="419.25" table:formula="of:=[.O62]+[.N$24]" table:style-name="ce1">
            <text:p>419.25</text:p>
          </table:table-cell>
          <table:table-cell table:number-columns-repeated="2" table:style-name="ce1"/>
          <table:table-cell office:value-type="float" office:value="-419250" table:formula="of:=[.O63]*-1000" table:style-name="ce27">
            <text:p>-419250.0</text:p>
          </table:table-cell>
          <table:table-cell table:style-name="ce1"/>
          <table:table-cell office:value-type="float" office:value="376.00000000000074" table:formula="of:=[.T62]+[.U$24]" table:style-name="ce24">
            <text:p>376.00000</text:p>
          </table:table-cell>
          <table:table-cell table:style-name="ce1"/>
          <table:table-cell office:value-type="float" office:value="-376000.00000000076" table:formula="of:=-1000*[.T63]" table:style-name="ce25">
            <text:p>-376000</text:p>
          </table:table-cell>
          <table:table-cell table:number-columns-repeated="16362"/>
        </table:table-row>
        <table:table-row table:style-name="ro1">
          <table:table-cell table:number-columns-repeated="14"/>
          <table:table-cell office:value-type="float" office:value="420" table:formula="of:=[.O63]+[.N$24]" table:style-name="ce1">
            <text:p>420</text:p>
          </table:table-cell>
          <table:table-cell table:number-columns-repeated="2" table:style-name="ce1"/>
          <table:table-cell office:value-type="float" office:value="-420000" table:formula="of:=[.O64]*-1000" table:style-name="ce27">
            <text:p>-420000.0</text:p>
          </table:table-cell>
          <table:table-cell table:style-name="ce1"/>
          <table:table-cell office:value-type="float" office:value="376.66666666666742" table:formula="of:=[.T63]+[.U$24]" table:style-name="ce24">
            <text:p>376.66667</text:p>
          </table:table-cell>
          <table:table-cell table:style-name="ce1"/>
          <table:table-cell office:value-type="float" office:value="-376666.66666666744" table:formula="of:=-1000*[.T64]" table:style-name="ce25">
            <text:p>-376667</text:p>
          </table:table-cell>
          <table:table-cell table:number-columns-repeated="16362"/>
        </table:table-row>
        <table:table-row table:style-name="ro1">
          <table:table-cell table:number-columns-repeated="19"/>
          <table:table-cell office:value-type="float" office:value="377.33333333333411" table:formula="of:=[.T64]+[.U$24]" table:style-name="ce24">
            <text:p>377.33333</text:p>
          </table:table-cell>
          <table:table-cell table:style-name="ce1"/>
          <table:table-cell office:value-type="float" office:value="-377333.33333333413" table:formula="of:=-1000*[.T65]" table:style-name="ce25">
            <text:p>-377333</text:p>
          </table:table-cell>
          <table:table-cell table:number-columns-repeated="16362"/>
        </table:table-row>
        <table:table-row table:style-name="ro1">
          <table:table-cell table:number-columns-repeated="19"/>
          <table:table-cell office:value-type="float" office:value="378.0000000000008" table:formula="of:=[.T65]+[.U$24]" table:style-name="ce24">
            <text:p>378.00000</text:p>
          </table:table-cell>
          <table:table-cell table:style-name="ce1"/>
          <table:table-cell office:value-type="float" office:value="-378000.00000000081" table:formula="of:=-1000*[.T66]" table:style-name="ce25">
            <text:p>-378000</text:p>
          </table:table-cell>
          <table:table-cell table:number-columns-repeated="16362"/>
        </table:table-row>
        <table:table-row table:style-name="ro1">
          <table:table-cell table:number-columns-repeated="19"/>
          <table:table-cell office:value-type="float" office:value="378.66666666666748" table:formula="of:=[.T66]+[.U$24]" table:style-name="ce24">
            <text:p>378.66667</text:p>
          </table:table-cell>
          <table:table-cell table:style-name="ce1"/>
          <table:table-cell office:value-type="float" office:value="-378666.6666666675" table:formula="of:=-1000*[.T67]" table:style-name="ce25">
            <text:p>-378667</text:p>
          </table:table-cell>
          <table:table-cell table:number-columns-repeated="16362"/>
        </table:table-row>
        <table:table-row table:style-name="ro1">
          <table:table-cell table:number-columns-repeated="19"/>
          <table:table-cell office:value-type="float" office:value="379.33333333333417" table:formula="of:=[.T67]+[.U$24]" table:style-name="ce24">
            <text:p>379.33333</text:p>
          </table:table-cell>
          <table:table-cell table:style-name="ce1"/>
          <table:table-cell office:value-type="float" office:value="-379333.33333333419" table:formula="of:=-1000*[.T68]" table:style-name="ce25">
            <text:p>-379333</text:p>
          </table:table-cell>
          <table:table-cell table:number-columns-repeated="16362"/>
        </table:table-row>
        <table:table-row table:style-name="ro1">
          <table:table-cell table:number-columns-repeated="19"/>
          <table:table-cell office:value-type="float" office:value="380.00000000000085" table:formula="of:=[.T68]+[.U$24]" table:style-name="ce24">
            <text:p>380.00000</text:p>
          </table:table-cell>
          <table:table-cell table:style-name="ce1"/>
          <table:table-cell office:value-type="float" office:value="-380000.00000000087" table:formula="of:=-1000*[.T69]" table:style-name="ce25">
            <text:p>-380000</text:p>
          </table:table-cell>
          <table:table-cell table:number-columns-repeated="16362"/>
        </table:table-row>
        <table:table-row table:style-name="ro1">
          <table:table-cell table:number-columns-repeated="19"/>
          <table:table-cell office:value-type="float" office:value="380.66666666666754" table:formula="of:=[.T69]+[.U$24]" table:style-name="ce24">
            <text:p>380.66667</text:p>
          </table:table-cell>
          <table:table-cell table:style-name="ce1"/>
          <table:table-cell office:value-type="float" office:value="-380666.66666666756" table:formula="of:=-1000*[.T70]" table:style-name="ce25">
            <text:p>-380667</text:p>
          </table:table-cell>
          <table:table-cell table:number-columns-repeated="16362"/>
        </table:table-row>
        <table:table-row table:style-name="ro1">
          <table:table-cell table:number-columns-repeated="19"/>
          <table:table-cell office:value-type="float" office:value="381.33333333333422" table:formula="of:=[.T70]+[.U$24]" table:style-name="ce24">
            <text:p>381.33333</text:p>
          </table:table-cell>
          <table:table-cell table:style-name="ce1"/>
          <table:table-cell office:value-type="float" office:value="-381333.33333333425" table:formula="of:=-1000*[.T71]" table:style-name="ce25">
            <text:p>-381333</text:p>
          </table:table-cell>
          <table:table-cell table:number-columns-repeated="16362"/>
        </table:table-row>
        <table:table-row table:style-name="ro1">
          <table:table-cell table:number-columns-repeated="19"/>
          <table:table-cell office:value-type="float" office:value="382.00000000000091" table:formula="of:=[.T71]+[.U$24]" table:style-name="ce24">
            <text:p>382.00000</text:p>
          </table:table-cell>
          <table:table-cell table:style-name="ce1"/>
          <table:table-cell office:value-type="float" office:value="-382000.00000000093" table:formula="of:=-1000*[.T72]" table:style-name="ce25">
            <text:p>-382000</text:p>
          </table:table-cell>
          <table:table-cell table:number-columns-repeated="16362"/>
        </table:table-row>
        <table:table-row table:style-name="ro1">
          <table:table-cell table:number-columns-repeated="19"/>
          <table:table-cell office:value-type="float" office:value="382.6666666666676" table:formula="of:=[.T72]+[.U$24]" table:style-name="ce24">
            <text:p>382.66667</text:p>
          </table:table-cell>
          <table:table-cell table:style-name="ce1"/>
          <table:table-cell office:value-type="float" office:value="-382666.66666666762" table:formula="of:=-1000*[.T73]" table:style-name="ce25">
            <text:p>-382667</text:p>
          </table:table-cell>
          <table:table-cell table:number-columns-repeated="16362"/>
        </table:table-row>
        <table:table-row table:style-name="ro1">
          <table:table-cell table:number-columns-repeated="19"/>
          <table:table-cell office:value-type="float" office:value="383.33333333333428" table:formula="of:=[.T73]+[.U$24]" table:style-name="ce24">
            <text:p>383.33333</text:p>
          </table:table-cell>
          <table:table-cell table:style-name="ce1"/>
          <table:table-cell office:value-type="float" office:value="-383333.3333333343" table:formula="of:=-1000*[.T74]" table:style-name="ce25">
            <text:p>-383333</text:p>
          </table:table-cell>
          <table:table-cell table:number-columns-repeated="16362"/>
        </table:table-row>
        <table:table-row table:style-name="ro1">
          <table:table-cell table:number-columns-repeated="19"/>
          <table:table-cell office:value-type="float" office:value="384.00000000000097" table:formula="of:=[.T74]+[.U$24]" table:style-name="ce24">
            <text:p>384.00000</text:p>
          </table:table-cell>
          <table:table-cell table:style-name="ce1"/>
          <table:table-cell office:value-type="float" office:value="-384000.00000000099" table:formula="of:=-1000*[.T75]" table:style-name="ce25">
            <text:p>-384000</text:p>
          </table:table-cell>
          <table:table-cell table:number-columns-repeated="16362"/>
        </table:table-row>
        <table:table-row table:style-name="ro1">
          <table:table-cell table:number-columns-repeated="19"/>
          <table:table-cell office:value-type="float" office:value="384.66666666666765" table:formula="of:=[.T75]+[.U$24]" table:style-name="ce24">
            <text:p>384.66667</text:p>
          </table:table-cell>
          <table:table-cell table:style-name="ce1"/>
          <table:table-cell office:value-type="float" office:value="-384666.66666666768" table:formula="of:=-1000*[.T76]" table:style-name="ce25">
            <text:p>-384667</text:p>
          </table:table-cell>
          <table:table-cell table:number-columns-repeated="16362"/>
        </table:table-row>
        <table:table-row table:style-name="ro1">
          <table:table-cell table:number-columns-repeated="19"/>
          <table:table-cell office:value-type="float" office:value="385.33333333333434" table:formula="of:=[.T76]+[.U$24]" table:style-name="ce24">
            <text:p>385.33333</text:p>
          </table:table-cell>
          <table:table-cell table:style-name="ce1"/>
          <table:table-cell office:value-type="float" office:value="-385333.33333333436" table:formula="of:=-1000*[.T77]" table:style-name="ce25">
            <text:p>-385333</text:p>
          </table:table-cell>
          <table:table-cell table:number-columns-repeated="16362"/>
        </table:table-row>
        <table:table-row table:style-name="ro1">
          <table:table-cell table:number-columns-repeated="19"/>
          <table:table-cell office:value-type="float" office:value="386.00000000000102" table:formula="of:=[.T77]+[.U$24]" table:style-name="ce24">
            <text:p>386.00000</text:p>
          </table:table-cell>
          <table:table-cell table:style-name="ce1"/>
          <table:table-cell office:value-type="float" office:value="-386000.00000000105" table:formula="of:=-1000*[.T78]" table:style-name="ce25">
            <text:p>-386000</text:p>
          </table:table-cell>
          <table:table-cell table:number-columns-repeated="16362"/>
        </table:table-row>
        <table:table-row table:style-name="ro1">
          <table:table-cell table:number-columns-repeated="19"/>
          <table:table-cell office:value-type="float" office:value="386.66666666666771" table:formula="of:=[.T78]+[.U$24]" table:style-name="ce24">
            <text:p>386.66667</text:p>
          </table:table-cell>
          <table:table-cell table:style-name="ce1"/>
          <table:table-cell office:value-type="float" office:value="-386666.66666666773" table:formula="of:=-1000*[.T79]" table:style-name="ce25">
            <text:p>-386667</text:p>
          </table:table-cell>
          <table:table-cell table:number-columns-repeated="16362"/>
        </table:table-row>
        <table:table-row table:style-name="ro1">
          <table:table-cell table:number-columns-repeated="19"/>
          <table:table-cell office:value-type="float" office:value="387.33333333333439" table:formula="of:=[.T79]+[.U$24]" table:style-name="ce24">
            <text:p>387.33333</text:p>
          </table:table-cell>
          <table:table-cell table:style-name="ce1"/>
          <table:table-cell office:value-type="float" office:value="-387333.33333333442" table:formula="of:=-1000*[.T80]" table:style-name="ce25">
            <text:p>-387333</text:p>
          </table:table-cell>
          <table:table-cell table:number-columns-repeated="16362"/>
        </table:table-row>
        <table:table-row table:style-name="ro1">
          <table:table-cell table:number-columns-repeated="19"/>
          <table:table-cell office:value-type="float" office:value="388.00000000000108" table:formula="of:=[.T80]+[.U$24]" table:style-name="ce24">
            <text:p>388.00000</text:p>
          </table:table-cell>
          <table:table-cell table:style-name="ce1"/>
          <table:table-cell office:value-type="float" office:value="-388000.00000000111" table:formula="of:=-1000*[.T81]" table:style-name="ce25">
            <text:p>-388000</text:p>
          </table:table-cell>
          <table:table-cell table:number-columns-repeated="16362"/>
        </table:table-row>
        <table:table-row table:style-name="ro1">
          <table:table-cell table:number-columns-repeated="19"/>
          <table:table-cell office:value-type="float" office:value="388.66666666666777" table:formula="of:=[.T81]+[.U$24]" table:style-name="ce24">
            <text:p>388.66667</text:p>
          </table:table-cell>
          <table:table-cell table:style-name="ce1"/>
          <table:table-cell office:value-type="float" office:value="-388666.66666666779" table:formula="of:=-1000*[.T82]" table:style-name="ce25">
            <text:p>-388667</text:p>
          </table:table-cell>
          <table:table-cell table:number-columns-repeated="16362"/>
        </table:table-row>
        <table:table-row table:style-name="ro1">
          <table:table-cell table:number-columns-repeated="19"/>
          <table:table-cell office:value-type="float" office:value="389.33333333333445" table:formula="of:=[.T82]+[.U$24]" table:style-name="ce24">
            <text:p>389.33333</text:p>
          </table:table-cell>
          <table:table-cell table:style-name="ce1"/>
          <table:table-cell office:value-type="float" office:value="-389333.33333333448" table:formula="of:=-1000*[.T83]" table:style-name="ce25">
            <text:p>-389333</text:p>
          </table:table-cell>
          <table:table-cell table:number-columns-repeated="16362"/>
        </table:table-row>
        <table:table-row table:style-name="ro1">
          <table:table-cell table:number-columns-repeated="19"/>
          <table:table-cell office:value-type="float" office:value="390.00000000000114" table:formula="of:=[.T83]+[.U$24]" table:style-name="ce24">
            <text:p>390.00000</text:p>
          </table:table-cell>
          <table:table-cell table:style-name="ce1"/>
          <table:table-cell office:value-type="float" office:value="-390000.00000000116" table:formula="of:=-1000*[.T84]" table:style-name="ce25">
            <text:p>-390000</text:p>
          </table:table-cell>
          <table:table-cell table:number-columns-repeated="16362"/>
        </table:table-row>
        <table:table-row table:number-rows-repeated="1048492" table:style-name="ro1">
          <table:table-cell table:number-columns-repeated="16384"/>
        </table:table-row>
      </table:table>
      <table:table table:name="dp6" table:style-name="ta2"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5" table:default-cell-style-name="ce1"/>
        <table:table-column table:style-name="co4" table:number-columns-repeated="6" table:default-cell-style-name="ce1"/>
        <table:table-column table:style-name="co3" table:number-columns-repeated="2" table:default-cell-style-name="ce1"/>
        <table:table-column table:style-name="co4" table:number-columns-repeated="16366" table:default-cell-style-name="ce1"/>
        <table:table-row table:style-name="ro1">
          <table:table-cell office:value-type="string" table:number-columns-spanned="3" table:number-rows-spanned="1" table:style-name="ce15">
            <text:p>m1_ungekopplung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5">
            <text:p>m2_ungekopplung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5">
            <text:p>m3_ungekopplung</text:p>
          </table:table-cell>
          <table:covered-table-cell table:number-columns-repeated="2"/>
          <table:table-cell table:style-name="ce1"/>
          <table:table-cell table:style-name="ce11"/>
          <table:table-cell office:value-type="string" table:style-name="ce11">
            <text:p>eas</text:p>
          </table:table-cell>
          <table:table-cell table:style-name="ce11"/>
          <table:table-cell office:value-type="string" table:number-columns-spanned="2" table:number-rows-spanned="1" table:style-name="ce39">
            <text:p>EAS</text:p>
          </table:table-cell>
          <table:covered-table-cell/>
          <table:table-cell table:style-name="ce30"/>
          <table:table-cell table:number-columns-repeated="16366"/>
        </table:table-row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Freq[Hz]</text:p>
          </table:table-cell>
          <table:table-cell table:style-name="ce1"/>
          <table:table-cell office:value-type="string" table:style-name="ce2">
            <text:p>ID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Freq[Hz]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Mode</text:p>
          </table:table-cell>
          <table:table-cell office:value-type="string" table:style-name="ce2">
            <text:p>Freq[Hz]</text:p>
          </table:table-cell>
          <table:table-cell table:style-name="ce1"/>
          <table:table-cell office:value-type="string" table:style-name="ce11">
            <text:p>v_s</text:p>
          </table:table-cell>
          <table:table-cell office:value-type="float" office:value="52000" table:style-name="ce11">
            <text:p>52000</text:p>
          </table:table-cell>
          <table:table-cell office:value-type="float" office:value="52000" table:style-name="ce13">
            <text:p>52000.0</text:p>
          </table:table-cell>
          <table:table-cell office:value-type="string" table:style-name="ce31">
            <text:p>V_max</text:p>
          </table:table-cell>
          <table:table-cell office:value-type="float" office:value="636000" table:style-name="ce32">
            <text:p>636000</text:p>
          </table:table-cell>
          <table:table-cell office:value-type="float" office:value="30736.842105263157" table:formula="of:=([.N21]-[.N2])/19" table:style-name="ce1">
            <text:p>30736.84211</text:p>
          </table:table-cell>
          <table:table-cell table:number-columns-repeated="16366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6">
            <text:p>1_B</text:p>
          </table:table-cell>
          <table:table-cell office:value-type="float" office:value="2.9654699999999998" table:style-name="ce16">
            <text:p>2.97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string" table:style-name="ce6">
            <text:p>1_B</text:p>
          </table:table-cell>
          <table:table-cell office:value-type="float" office:value="2.3124799999999999" table:style-name="ce16">
            <text:p>2.31</text:p>
          </table:table-cell>
          <table:table-cell table:style-name="ce8"/>
          <table:table-cell office:value-type="float" office:value="1" table:style-name="ce6">
            <text:p>1</text:p>
          </table:table-cell>
          <table:table-cell office:value-type="string" table:style-name="ce6">
            <text:p>1_B</text:p>
          </table:table-cell>
          <table:table-cell office:value-type="float" office:value="2.3124699999999998" table:style-name="ce16">
            <text:p>2.31</text:p>
          </table:table-cell>
          <table:table-cell table:style-name="ce1"/>
          <table:table-cell table:number-columns-repeated="2" table:style-name="ce11"/>
          <table:table-cell office:value-type="float" office:value="82736.84210526316" table:formula="of:=[.O2]+[.R$2]" table:style-name="ce13">
            <text:p>82736.8</text:p>
          </table:table-cell>
          <table:table-cell table:style-name="ce31"/>
          <table:table-cell office:value-type="float" office:value="605263.15789473685" table:formula="of:=[.Q2]-[.R$2]" table:style-name="ce33">
            <text:p>605263.1579</text:p>
          </table:table-cell>
          <table:table-cell table:number-columns-repeated="16367" table:style-name="ce1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6">
            <text:p>2_B</text:p>
          </table:table-cell>
          <table:table-cell office:value-type="float" office:value="10.6462" table:style-name="ce16">
            <text:p>10.65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string" table:style-name="ce6">
            <text:p>2_B</text:p>
          </table:table-cell>
          <table:table-cell office:value-type="float" office:value="7.1113200000000001" table:style-name="ce16">
            <text:p>7.11</text:p>
          </table:table-cell>
          <table:table-cell table:style-name="ce8"/>
          <table:table-cell office:value-type="float" office:value="3" table:style-name="ce6">
            <text:p>3</text:p>
          </table:table-cell>
          <table:table-cell office:value-type="string" table:style-name="ce6">
            <text:p>2_B</text:p>
          </table:table-cell>
          <table:table-cell office:value-type="float" office:value="7.1112700000000002" table:style-name="ce16">
            <text:p>7.11</text:p>
          </table:table-cell>
          <table:table-cell table:style-name="ce1"/>
          <table:table-cell table:number-columns-repeated="2" table:style-name="ce11"/>
          <table:table-cell office:value-type="float" office:value="113473.68421052632" table:formula="of:=[.O3]+[.R$2]" table:style-name="ce13">
            <text:p>113473.7</text:p>
          </table:table-cell>
          <table:table-cell table:style-name="ce34"/>
          <table:table-cell office:value-type="float" office:value="574526.31578947371" table:formula="of:=[.Q3]-[.R$2]" table:style-name="ce33">
            <text:p>574526.3158</text:p>
          </table:table-cell>
          <table:table-cell table:number-columns-repeated="16367" table:style-name="ce1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6">
            <text:p>1_T</text:p>
          </table:table-cell>
          <table:table-cell office:value-type="float" office:value="16.341200000000001" table:style-name="ce16">
            <text:p>16.34</text:p>
          </table:table-cell>
          <table:table-cell table:style-name="ce1"/>
          <table:table-cell office:value-type="float" office:value="5" table:style-name="ce6">
            <text:p>5</text:p>
          </table:table-cell>
          <table:table-cell office:value-type="string" table:style-name="ce6">
            <text:p>1_T</text:p>
          </table:table-cell>
          <table:table-cell office:value-type="float" office:value="15.673400000000001" table:style-name="ce16">
            <text:p>15.67</text:p>
          </table:table-cell>
          <table:table-cell table:style-name="ce8"/>
          <table:table-cell office:value-type="float" office:value="4" table:style-name="ce6">
            <text:p>4</text:p>
          </table:table-cell>
          <table:table-cell office:value-type="string" table:style-name="ce6">
            <text:p>1_T</text:p>
          </table:table-cell>
          <table:table-cell office:value-type="float" office:value="14.192600000000001" table:style-name="ce16">
            <text:p>14.19</text:p>
          </table:table-cell>
          <table:table-cell table:style-name="ce1"/>
          <table:table-cell table:number-columns-repeated="2" table:style-name="ce11"/>
          <table:table-cell office:value-type="float" office:value="144210.52631578947" table:formula="of:=[.O4]+[.R$2]" table:style-name="ce13">
            <text:p>144210.5</text:p>
          </table:table-cell>
          <table:table-cell table:style-name="ce34"/>
          <table:table-cell office:value-type="float" office:value="543789.47368421056" table:formula="of:=[.Q4]-[.R$2]" table:style-name="ce33">
            <text:p>543789.4737</text:p>
          </table:table-cell>
          <table:table-cell table:number-columns-repeated="16367" table:style-name="ce1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string" table:style-name="ce6">
            <text:p>2_T</text:p>
          </table:table-cell>
          <table:table-cell office:value-type="float" office:value="25.485600000000002" table:style-name="ce16">
            <text:p>25.49</text:p>
          </table:table-cell>
          <table:table-cell table:style-name="ce1"/>
          <table:table-cell office:value-type="float" office:value="6" table:style-name="ce6">
            <text:p>6</text:p>
          </table:table-cell>
          <table:table-cell office:value-type="string" table:style-name="ce6">
            <text:p>T+B</text:p>
          </table:table-cell>
          <table:table-cell office:value-type="float" office:value="18.4725" table:style-name="ce16">
            <text:p>18.47</text:p>
          </table:table-cell>
          <table:table-cell table:style-name="ce8"/>
          <table:table-cell office:value-type="float" office:value="6" table:style-name="ce6">
            <text:p>6</text:p>
          </table:table-cell>
          <table:table-cell office:value-type="string" table:style-name="ce6">
            <text:p>T+B</text:p>
          </table:table-cell>
          <table:table-cell office:value-type="float" office:value="18.464600000000001" table:style-name="ce16">
            <text:p>18.46</text:p>
          </table:table-cell>
          <table:table-cell table:style-name="ce1"/>
          <table:table-cell table:number-columns-repeated="2" table:style-name="ce11"/>
          <table:table-cell office:value-type="float" office:value="174947.36842105261" table:formula="of:=[.O5]+[.R$2]" table:style-name="ce13">
            <text:p>174947.4</text:p>
          </table:table-cell>
          <table:table-cell table:style-name="ce34"/>
          <table:table-cell office:value-type="float" office:value="513052.63157894742" table:formula="of:=[.Q5]-[.R$2]" table:style-name="ce33">
            <text:p>513052.6316</text:p>
          </table:table-cell>
          <table:table-cell table:number-columns-repeated="16367" table:style-name="ce1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style-name="ce6">
            <text:p>3_B</text:p>
          </table:table-cell>
          <table:table-cell office:value-type="float" office:value="33.401299999999999" table:style-name="ce16">
            <text:p>33.40</text:p>
          </table:table-cell>
          <table:table-cell table:style-name="ce1"/>
          <table:table-cell office:value-type="float" office:value="7" table:style-name="ce6">
            <text:p>7</text:p>
          </table:table-cell>
          <table:table-cell office:value-type="string" table:style-name="ce6">
            <text:p>2_T</text:p>
          </table:table-cell>
          <table:table-cell office:value-type="float" office:value="24.4864" table:style-name="ce16">
            <text:p>24.49</text:p>
          </table:table-cell>
          <table:table-cell table:style-name="ce8"/>
          <table:table-cell office:value-type="float" office:value="7" table:style-name="ce6">
            <text:p>7</text:p>
          </table:table-cell>
          <table:table-cell office:value-type="string" table:style-name="ce6">
            <text:p>2_T</text:p>
          </table:table-cell>
          <table:table-cell office:value-type="float" office:value="22.234000000000002" table:style-name="ce16">
            <text:p>22.23</text:p>
          </table:table-cell>
          <table:table-cell table:style-name="ce1"/>
          <table:table-cell table:number-columns-repeated="2" table:style-name="ce11"/>
          <table:table-cell office:value-type="float" office:value="205684.21052631576" table:formula="of:=[.O6]+[.R$2]" table:style-name="ce13">
            <text:p>205684.2</text:p>
          </table:table-cell>
          <table:table-cell table:style-name="ce34"/>
          <table:table-cell office:value-type="float" office:value="482315.78947368427" table:formula="of:=[.Q6]-[.R$2]" table:style-name="ce33">
            <text:p>482315.7895</text:p>
          </table:table-cell>
          <table:table-cell table:number-columns-repeated="16367" table:style-name="ce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3_T</text:p>
          </table:table-cell>
          <table:table-cell office:value-type="float" office:value="41.767000000000003" table:style-name="ce16">
            <text:p>41.77</text:p>
          </table:table-cell>
          <table:table-cell table:style-name="ce1"/>
          <table:table-cell office:value-type="float" office:value="8" table:style-name="ce6">
            <text:p>8</text:p>
          </table:table-cell>
          <table:table-cell office:value-type="string" table:style-name="ce6">
            <text:p>3_B</text:p>
          </table:table-cell>
          <table:table-cell office:value-type="float" office:value="32.7089" table:style-name="ce16">
            <text:p>32.71</text:p>
          </table:table-cell>
          <table:table-cell table:style-name="ce8"/>
          <table:table-cell office:value-type="float" office:value="8" table:style-name="ce6">
            <text:p>8</text:p>
          </table:table-cell>
          <table:table-cell office:value-type="string" table:style-name="ce6">
            <text:p>T+B</text:p>
          </table:table-cell>
          <table:table-cell office:value-type="float" office:value="32.687600000000003" table:style-name="ce16">
            <text:p>32.69</text:p>
          </table:table-cell>
          <table:table-cell table:style-name="ce1"/>
          <table:table-cell table:number-columns-repeated="2" table:style-name="ce11"/>
          <table:table-cell office:value-type="float" office:value="236421.0526315789" table:formula="of:=[.O7]+[.R$2]" table:style-name="ce13">
            <text:p>236421.1</text:p>
          </table:table-cell>
          <table:table-cell table:style-name="ce34"/>
          <table:table-cell office:value-type="float" office:value="451578.94736842113" table:formula="of:=[.Q7]-[.R$2]" table:style-name="ce33">
            <text:p>451578.9474</text:p>
          </table:table-cell>
          <table:table-cell table:number-columns-repeated="16367" table:style-name="ce1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6">
            <text:p>4_B</text:p>
          </table:table-cell>
          <table:table-cell office:value-type="float" office:value="53.720399999999998" table:style-name="ce16">
            <text:p>53.72</text:p>
          </table:table-cell>
          <table:table-cell table:style-name="ce1"/>
          <table:table-cell office:value-type="float" office:value="10" table:style-name="ce6">
            <text:p>10</text:p>
          </table:table-cell>
          <table:table-cell office:value-type="string" table:style-name="ce6">
            <text:p>3_T</text:p>
          </table:table-cell>
          <table:table-cell office:value-type="float" office:value="39.297699999999999" table:style-name="ce16">
            <text:p>39.30</text:p>
          </table:table-cell>
          <table:table-cell table:style-name="ce8"/>
          <table:table-cell office:value-type="float" office:value="9" table:style-name="ce6">
            <text:p>9</text:p>
          </table:table-cell>
          <table:table-cell office:value-type="string" table:style-name="ce6">
            <text:p>T+B</text:p>
          </table:table-cell>
          <table:table-cell office:value-type="float" office:value="34.3063" table:style-name="ce16">
            <text:p>34.31</text:p>
          </table:table-cell>
          <table:table-cell table:style-name="ce1"/>
          <table:table-cell table:number-columns-repeated="2" table:style-name="ce11"/>
          <table:table-cell office:value-type="float" office:value="267157.89473684208" table:formula="of:=[.O8]+[.R$2]" table:style-name="ce13">
            <text:p>267157.9</text:p>
          </table:table-cell>
          <table:table-cell table:style-name="ce34"/>
          <table:table-cell office:value-type="float" office:value="420842.10526315798" table:formula="of:=[.Q8]-[.R$2]" table:style-name="ce33">
            <text:p>420842.1053</text:p>
          </table:table-cell>
          <table:table-cell table:number-columns-repeated="16367" table:style-name="ce1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string" table:style-name="ce6">
            <text:p>4_T</text:p>
          </table:table-cell>
          <table:table-cell office:value-type="float" office:value="83.325900000000004" table:style-name="ce16">
            <text:p>83.33</text:p>
          </table:table-cell>
          <table:table-cell table:style-name="ce1"/>
          <table:table-cell office:value-type="float" office:value="12" table:style-name="ce6">
            <text:p>12</text:p>
          </table:table-cell>
          <table:table-cell office:value-type="string" table:style-name="ce6">
            <text:p>T+B</text:p>
          </table:table-cell>
          <table:table-cell office:value-type="float" office:value="55.811500000000002" table:style-name="ce16">
            <text:p>55.81</text:p>
          </table:table-cell>
          <table:table-cell table:style-name="ce8"/>
          <table:table-cell office:value-type="float" office:value="12" table:style-name="ce6">
            <text:p>12</text:p>
          </table:table-cell>
          <table:table-cell office:value-type="string" table:style-name="ce6">
            <text:p>T+B</text:p>
          </table:table-cell>
          <table:table-cell office:value-type="float" office:value="55.535499999999999" table:style-name="ce16">
            <text:p>55.54</text:p>
          </table:table-cell>
          <table:table-cell table:style-name="ce1"/>
          <table:table-cell table:number-columns-repeated="2" table:style-name="ce11"/>
          <table:table-cell office:value-type="float" office:value="297894.73684210522" table:formula="of:=[.O9]+[.R$2]" table:style-name="ce13">
            <text:p>297894.7</text:p>
          </table:table-cell>
          <table:table-cell table:style-name="ce34"/>
          <table:table-cell office:value-type="float" office:value="390105.26315789483" table:formula="of:=[.Q9]-[.R$2]" table:style-name="ce33">
            <text:p>390105.2632</text:p>
          </table:table-cell>
          <table:table-cell table:number-columns-repeated="16367" table:style-name="ce1"/>
        </table:table-row>
        <table:table-row table:style-name="ro1">
          <table:table-cell table:number-columns-repeated="12" table:style-name="ce1"/>
          <table:table-cell table:number-columns-repeated="2" table:style-name="ce11"/>
          <table:table-cell office:value-type="float" office:value="328631.57894736837" table:formula="of:=[.O10]+[.R$2]" table:style-name="ce13">
            <text:p>328631.6</text:p>
          </table:table-cell>
          <table:table-cell table:style-name="ce34"/>
          <table:table-cell office:value-type="float" office:value="359368.42105263169" table:formula="of:=[.Q10]-[.R$2]" table:style-name="ce33">
            <text:p>359368.4211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5">
            <text:p>m1_kopplung</text:p>
          </table:table-cell>
          <table:covered-table-cell/>
          <table:table-cell table:number-columns-repeated="2" table:style-name="ce1"/>
          <table:table-cell office:value-type="string" table:number-columns-spanned="2" table:number-rows-spanned="1" table:style-name="ce15">
            <text:p>m2_kopplung</text:p>
          </table:table-cell>
          <table:covered-table-cell/>
          <table:table-cell table:style-name="ce1"/>
          <table:table-cell table:style-name="ce8"/>
          <table:table-cell office:value-type="string" table:number-columns-spanned="2" table:number-rows-spanned="1" table:style-name="ce15">
            <text:p>m3_kopplung</text:p>
          </table:table-cell>
          <table:covered-table-cell/>
          <table:table-cell table:number-columns-repeated="2" table:style-name="ce1"/>
          <table:table-cell table:number-columns-repeated="2" table:style-name="ce11"/>
          <table:table-cell office:value-type="float" office:value="359368.42105263151" table:formula="of:=[.O11]+[.R$2]" table:style-name="ce13">
            <text:p>359368.4</text:p>
          </table:table-cell>
          <table:table-cell table:style-name="ce34"/>
          <table:table-cell office:value-type="float" office:value="328631.57894736854" table:formula="of:=[.Q11]-[.R$2]" table:style-name="ce33">
            <text:p>328631.5789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number-columns-repeated="2" table:style-name="ce1"/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style-name="ce1"/>
          <table:table-cell table:style-name="ce8"/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number-columns-repeated="2" table:style-name="ce1"/>
          <table:table-cell table:number-columns-repeated="2" table:style-name="ce11"/>
          <table:table-cell office:value-type="float" office:value="390105.26315789466" table:formula="of:=[.O12]+[.R$2]" table:style-name="ce13">
            <text:p>390105.3</text:p>
          </table:table-cell>
          <table:table-cell table:style-name="ce34"/>
          <table:table-cell office:value-type="float" office:value="297894.7368421054" table:formula="of:=[.Q12]-[.R$2]" table:style-name="ce33">
            <text:p>297894.7368</text:p>
          </table:table-cell>
          <table:table-cell table:number-columns-repeated="16367" table:style-name="ce1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float" office:value="2.93" table:style-name="ce16">
            <text:p>2.93</text:p>
          </table:table-cell>
          <table:table-cell table:number-columns-repeated="2" table:style-name="ce1"/>
          <table:table-cell office:value-type="float" office:value="1" table:style-name="ce6">
            <text:p>1</text:p>
          </table:table-cell>
          <table:table-cell office:value-type="float" office:value="2.2999999999999998" table:style-name="ce16">
            <text:p>2.30</text:p>
          </table:table-cell>
          <table:table-cell table:style-name="ce1"/>
          <table:table-cell table:style-name="ce8"/>
          <table:table-cell office:value-type="float" office:value="1" table:style-name="ce6">
            <text:p>1</text:p>
          </table:table-cell>
          <table:table-cell office:value-type="float" office:value="2.29" table:style-name="ce16">
            <text:p>2.29</text:p>
          </table:table-cell>
          <table:table-cell table:number-columns-repeated="2" table:style-name="ce1"/>
          <table:table-cell table:number-columns-repeated="2" table:style-name="ce11"/>
          <table:table-cell office:value-type="float" office:value="420842.10526315781" table:formula="of:=[.O13]+[.R$2]" table:style-name="ce13">
            <text:p>420842.1</text:p>
          </table:table-cell>
          <table:table-cell table:style-name="ce34"/>
          <table:table-cell office:value-type="float" office:value="267157.89473684225" table:formula="of:=[.Q13]-[.R$2]" table:style-name="ce33">
            <text:p>267157.8947</text:p>
          </table:table-cell>
          <table:table-cell table:number-columns-repeated="16367" table:style-name="ce1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10.28" table:style-name="ce16">
            <text:p>10.28</text:p>
          </table:table-cell>
          <table:table-cell table:number-columns-repeated="2" table:style-name="ce1"/>
          <table:table-cell office:value-type="float" office:value="3" table:style-name="ce6">
            <text:p>3</text:p>
          </table:table-cell>
          <table:table-cell office:value-type="float" office:value="7" table:style-name="ce16">
            <text:p>7.00</text:p>
          </table:table-cell>
          <table:table-cell table:number-columns-repeated="2" table:style-name="ce1"/>
          <table:table-cell office:value-type="float" office:value="3" table:style-name="ce6">
            <text:p>3</text:p>
          </table:table-cell>
          <table:table-cell office:value-type="float" office:value="6.91" table:style-name="ce16">
            <text:p>6.91</text:p>
          </table:table-cell>
          <table:table-cell table:number-columns-repeated="2" table:style-name="ce1"/>
          <table:table-cell table:number-columns-repeated="2" table:style-name="ce11"/>
          <table:table-cell office:value-type="float" office:value="451578.94736842095" table:formula="of:=[.O14]+[.R$2]" table:style-name="ce13">
            <text:p>451578.9</text:p>
          </table:table-cell>
          <table:table-cell table:style-name="ce34"/>
          <table:table-cell office:value-type="float" office:value="236421.05263157911" table:formula="of:=[.Q14]-[.R$2]" table:style-name="ce33">
            <text:p>236421.0526</text:p>
          </table:table-cell>
          <table:table-cell table:number-columns-repeated="16367" table:style-name="ce1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19.95" table:style-name="ce16">
            <text:p>19.95</text:p>
          </table:table-cell>
          <table:table-cell table:number-columns-repeated="2" table:style-name="ce1"/>
          <table:table-cell office:value-type="float" office:value="5" table:style-name="ce6">
            <text:p>5</text:p>
          </table:table-cell>
          <table:table-cell office:value-type="float" office:value="15.85" table:style-name="ce16">
            <text:p>15.85</text:p>
          </table:table-cell>
          <table:table-cell table:number-columns-repeated="2" table:style-name="ce1"/>
          <table:table-cell office:value-type="float" office:value="4" table:style-name="ce6">
            <text:p>4</text:p>
          </table:table-cell>
          <table:table-cell office:value-type="float" office:value="15.36" table:style-name="ce16">
            <text:p>15.36</text:p>
          </table:table-cell>
          <table:table-cell table:number-columns-repeated="2" table:style-name="ce1"/>
          <table:table-cell table:number-columns-repeated="2" table:style-name="ce11"/>
          <table:table-cell office:value-type="float" office:value="482315.7894736841" table:formula="of:=[.O15]+[.R$2]" table:style-name="ce13">
            <text:p>482315.8</text:p>
          </table:table-cell>
          <table:table-cell table:style-name="ce34"/>
          <table:table-cell office:value-type="float" office:value="205684.21052631596" table:formula="of:=[.Q15]-[.R$2]" table:style-name="ce33">
            <text:p>205684.2105</text:p>
          </table:table-cell>
          <table:table-cell table:number-columns-repeated="16367" table:style-name="ce1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32.22" table:style-name="ce16">
            <text:p>32.22</text:p>
          </table:table-cell>
          <table:table-cell table:number-columns-repeated="2" table:style-name="ce1"/>
          <table:table-cell office:value-type="float" office:value="6" table:style-name="ce6">
            <text:p>6</text:p>
          </table:table-cell>
          <table:table-cell office:value-type="float" office:value="19.260000000000002" table:style-name="ce16">
            <text:p>19.26</text:p>
          </table:table-cell>
          <table:table-cell table:number-columns-repeated="2" table:style-name="ce1"/>
          <table:table-cell office:value-type="float" office:value="6" table:style-name="ce6">
            <text:p>6</text:p>
          </table:table-cell>
          <table:table-cell office:value-type="float" office:value="20.61" table:style-name="ce16">
            <text:p>20.61</text:p>
          </table:table-cell>
          <table:table-cell table:number-columns-repeated="2" table:style-name="ce1"/>
          <table:table-cell table:number-columns-repeated="2" table:style-name="ce11"/>
          <table:table-cell office:value-type="float" office:value="513052.63157894724" table:formula="of:=[.O16]+[.R$2]" table:style-name="ce13">
            <text:p>513052.6</text:p>
          </table:table-cell>
          <table:table-cell table:style-name="ce34"/>
          <table:table-cell office:value-type="float" office:value="174947.36842105282" table:formula="of:=[.Q16]-[.R$2]" table:style-name="ce33">
            <text:p>174947.3684</text:p>
          </table:table-cell>
          <table:table-cell table:number-columns-repeated="16367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36.04" table:style-name="ce16">
            <text:p>36.04</text:p>
          </table:table-cell>
          <table:table-cell table:number-columns-repeated="2" table:style-name="ce1"/>
          <table:table-cell office:value-type="float" office:value="7" table:style-name="ce6">
            <text:p>7</text:p>
          </table:table-cell>
          <table:table-cell office:value-type="float" office:value="29.35" table:style-name="ce16">
            <text:p>29.35</text:p>
          </table:table-cell>
          <table:table-cell table:number-columns-repeated="2" table:style-name="ce1"/>
          <table:table-cell office:value-type="float" office:value="7" table:style-name="ce6">
            <text:p>7</text:p>
          </table:table-cell>
          <table:table-cell office:value-type="float" office:value="27.96" table:style-name="ce16">
            <text:p>27.96</text:p>
          </table:table-cell>
          <table:table-cell table:number-columns-repeated="2" table:style-name="ce1"/>
          <table:table-cell table:number-columns-repeated="2" table:style-name="ce11"/>
          <table:table-cell office:value-type="float" office:value="543789.47368421045" table:formula="of:=[.O17]+[.R$2]" table:style-name="ce13">
            <text:p>543789.5</text:p>
          </table:table-cell>
          <table:table-cell table:style-name="ce34"/>
          <table:table-cell office:value-type="float" office:value="144210.52631578967" table:formula="of:=[.Q17]-[.R$2]" table:style-name="ce33">
            <text:p>144210.5263</text:p>
          </table:table-cell>
          <table:table-cell table:number-columns-repeated="16367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float" office:value="49.61" table:style-name="ce16">
            <text:p>49.61</text:p>
          </table:table-cell>
          <table:table-cell table:number-columns-repeated="2" table:style-name="ce1"/>
          <table:table-cell office:value-type="float" office:value="8" table:style-name="ce6">
            <text:p>8</text:p>
          </table:table-cell>
          <table:table-cell office:value-type="float" office:value="38.090000000000003" table:style-name="ce16">
            <text:p>38.09</text:p>
          </table:table-cell>
          <table:table-cell table:number-columns-repeated="2" table:style-name="ce1"/>
          <table:table-cell office:value-type="float" office:value="8" table:style-name="ce6">
            <text:p>8</text:p>
          </table:table-cell>
          <table:table-cell office:value-type="float" office:value="36.47" table:style-name="ce16">
            <text:p>36.47</text:p>
          </table:table-cell>
          <table:table-cell table:number-columns-repeated="2" table:style-name="ce1"/>
          <table:table-cell table:number-columns-repeated="2" table:style-name="ce11"/>
          <table:table-cell office:value-type="float" office:value="574526.31578947359" table:formula="of:=[.O18]+[.R$2]" table:style-name="ce13">
            <text:p>574526.3</text:p>
          </table:table-cell>
          <table:table-cell table:style-name="ce34"/>
          <table:table-cell office:value-type="float" office:value="113473.68421052651" table:formula="of:=[.Q18]-[.R$2]" table:style-name="ce33">
            <text:p>113473.6842</text:p>
          </table:table-cell>
          <table:table-cell table:number-columns-repeated="16367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float" office:value="65.38" table:style-name="ce16">
            <text:p>65.38</text:p>
          </table:table-cell>
          <table:table-cell table:number-columns-repeated="2" table:style-name="ce1"/>
          <table:table-cell office:value-type="float" office:value="10" table:style-name="ce6">
            <text:p>10</text:p>
          </table:table-cell>
          <table:table-cell office:value-type="float" office:value="41.08" table:style-name="ce16">
            <text:p>41.08</text:p>
          </table:table-cell>
          <table:table-cell table:number-columns-repeated="2" table:style-name="ce1"/>
          <table:table-cell office:value-type="float" office:value="9" table:style-name="ce6">
            <text:p>9</text:p>
          </table:table-cell>
          <table:table-cell office:value-type="float" office:value="38.28" table:style-name="ce16">
            <text:p>38.28</text:p>
          </table:table-cell>
          <table:table-cell table:number-columns-repeated="2" table:style-name="ce1"/>
          <table:table-cell table:number-columns-repeated="2" table:style-name="ce11"/>
          <table:table-cell office:value-type="float" office:value="605263.15789473674" table:formula="of:=[.O19]+[.R$2]" table:style-name="ce13">
            <text:p>605263.2</text:p>
          </table:table-cell>
          <table:table-cell table:style-name="ce35"/>
          <table:table-cell office:value-type="float" office:value="82736.842105263349" table:formula="of:=[.Q19]-[.R$2]" table:style-name="ce33">
            <text:p>82736.84211</text:p>
          </table:table-cell>
          <table:table-cell table:number-columns-repeated="16367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float" office:value="96.49" table:style-name="ce16">
            <text:p>96.49</text:p>
          </table:table-cell>
          <table:table-cell table:number-columns-repeated="2" table:style-name="ce1"/>
          <table:table-cell office:value-type="float" office:value="12" table:style-name="ce6">
            <text:p>12</text:p>
          </table:table-cell>
          <table:table-cell office:value-type="float" office:value="59.32" table:style-name="ce16">
            <text:p>59.32</text:p>
          </table:table-cell>
          <table:table-cell table:number-columns-repeated="2" table:style-name="ce1"/>
          <table:table-cell office:value-type="float" office:value="12" table:style-name="ce6">
            <text:p>12</text:p>
          </table:table-cell>
          <table:table-cell office:value-type="float" office:value="58.52" table:style-name="ce16">
            <text:p>58.52</text:p>
          </table:table-cell>
          <table:table-cell table:number-columns-repeated="2" table:style-name="ce1"/>
          <table:table-cell office:value-type="string" table:style-name="ce11">
            <text:p>v_D</text:p>
          </table:table-cell>
          <table:table-cell office:value-type="float" office:value="636000" table:style-name="ce11">
            <text:p>636000</text:p>
          </table:table-cell>
          <table:table-cell office:value-type="float" office:value="635999.99999999988" table:formula="of:=[.O20]+[.R$2]" table:style-name="ce13">
            <text:p>636000.0</text:p>
          </table:table-cell>
          <table:table-cell office:value-type="string" table:style-name="ce35">
            <text:p>V_min</text:p>
          </table:table-cell>
          <table:table-cell office:value-type="float" office:value="52000.000000000189" table:formula="of:=[.Q20]-[.R$2]" table:style-name="ce32">
            <text:p>52000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.9242105263157887" table:formula="of:=([.B21]-[.B14])/19" table:style-name="ce21">
            <text:p>4.92</text:p>
          </table:table-cell>
          <table:table-cell table:number-columns-repeated="3" table:style-name="ce1"/>
          <table:table-cell office:value-type="float" office:value="3.0010526315789474" table:formula="of:=([.F21]-[.F14])/19" table:style-name="ce21">
            <text:p>3.00</text:p>
          </table:table-cell>
          <table:table-cell table:number-columns-repeated="3" table:style-name="ce1"/>
          <table:table-cell office:value-type="float" office:value="2.9594736842105265" table:formula="of:=([.J21]-[.J14])/19" table:style-name="ce36">
            <text:p>2.959473684</text:p>
          </table:table-cell>
          <table:table-cell table:number-columns-repeated="16375" table:style-name="ce1"/>
        </table:table-row>
        <table:table-row table:style-name="ro1">
          <table:table-cell office:value-type="float" office:value="2.93" table:style-name="ce37">
            <text:p>2.93</text:p>
          </table:table-cell>
          <table:table-cell office:value-type="float" office:value="3.0393427040154086E-2" table:formula="of:=PI()*2100*[.A24]/[.Q2]" table:style-name="ce1">
            <text:p>0.030393427</text:p>
          </table:table-cell>
          <table:table-cell table:number-columns-repeated="2" table:style-name="ce1"/>
          <table:table-cell office:value-type="float" office:value="2.2999999999999998" table:style-name="ce37">
            <text:p>2.30</text:p>
          </table:table-cell>
          <table:table-cell office:value-type="float" office:value="2.3858321567356445E-2" table:formula="of:=PI()*2100*[.E24]/[.Q2]" table:style-name="ce1">
            <text:p>0.023858322</text:p>
          </table:table-cell>
          <table:table-cell table:number-columns-repeated="2" table:style-name="ce1"/>
          <table:table-cell office:value-type="float" office:value="2.29" table:style-name="ce38">
            <text:p>2.29</text:p>
          </table:table-cell>
          <table:table-cell office:value-type="float" office:value="2.3754589734454896E-2" table:formula="of:=PI()*2100*[.I24]/[.Q2]" table:style-name="ce1">
            <text:p>0.02375459</text:p>
          </table:table-cell>
          <table:table-cell table:number-columns-repeated="16374" table:style-name="ce1"/>
        </table:table-row>
        <table:table-row table:style-name="ro1">
          <table:table-cell office:value-type="float" office:value="7.8542105263157893" table:formula="of:=[.A24]+[.A$23]" table:style-name="ce22">
            <text:p>7.85</text:p>
          </table:table-cell>
          <table:table-cell office:value-type="float" office:value="8.5610585266080869E-2" table:formula="of:=PI()*2100*[.A25]/[.Q3]" table:style-name="ce1">
            <text:p>0.085610585</text:p>
          </table:table-cell>
          <table:table-cell table:number-columns-repeated="2" table:style-name="ce1"/>
          <table:table-cell office:value-type="float" office:value="5.3010526315789477" table:formula="of:=[.E24]+[.E$23]" table:style-name="ce22">
            <text:p>5.30</text:p>
          </table:table-cell>
          <table:table-cell office:value-type="float" office:value="5.778126481270298E-2" table:formula="of:=PI()*2100*[.E25]/[.Q3]" table:style-name="ce1">
            <text:p>0.057781265</text:p>
          </table:table-cell>
          <table:table-cell table:number-columns-repeated="2" table:style-name="ce1"/>
          <table:table-cell office:value-type="float" office:value="5.2494736842105265" table:formula="of:=[.I24]+[.I$23]" table:style-name="ce22">
            <text:p>5.25</text:p>
          </table:table-cell>
          <table:table-cell office:value-type="float" office:value="5.7219056318695352E-2" table:formula="of:=PI()*2100*[.I25]/[.Q3]" table:style-name="ce1">
            <text:p>0.057219056</text:p>
          </table:table-cell>
          <table:table-cell table:number-columns-repeated="16374" table:style-name="ce1"/>
        </table:table-row>
        <table:table-row table:style-name="ro1">
          <table:table-cell office:value-type="float" office:value="12.778421052631579" table:formula="of:=[.A25]+[.A$23]" table:style-name="ce22">
            <text:p>12.78</text:p>
          </table:table-cell>
          <table:table-cell office:value-type="float" office:value="0.1467359187217514" table:formula="of:=PI()*2100*[.A26]/[.Q4]" table:style-name="ce1">
            <text:p>0.146735919</text:p>
          </table:table-cell>
          <table:table-cell table:number-columns-repeated="2" table:style-name="ce1"/>
          <table:table-cell office:value-type="float" office:value="8.3021052631578947" table:formula="of:=[.E25]+[.E$23]" table:style-name="ce22">
            <text:p>8.30</text:p>
          </table:table-cell>
          <table:table-cell office:value-type="float" office:value="9.5333925693682042E-2" table:formula="of:=PI()*2100*[.E26]/[.Q4]" table:style-name="ce1">
            <text:p>0.095333926</text:p>
          </table:table-cell>
          <table:table-cell table:number-columns-repeated="2" table:style-name="ce1"/>
          <table:table-cell office:value-type="float" office:value="8.2089473684210539" table:formula="of:=[.I25]+[.I$23]" table:style-name="ce22">
            <text:p>8.21</text:p>
          </table:table-cell>
          <table:table-cell office:value-type="float" office:value="9.4264184039835122E-2" table:formula="of:=PI()*2100*[.I26]/[.Q4]" table:style-name="ce1">
            <text:p>0.094264184</text:p>
          </table:table-cell>
          <table:table-cell table:number-columns-repeated="16374" table:style-name="ce1"/>
        </table:table-row>
        <table:table-row table:style-name="ro1">
          <table:table-cell office:value-type="float" office:value="17.702631578947368" table:formula="of:=[.A26]+[.A$23]" table:style-name="ce22">
            <text:p>17.70</text:p>
          </table:table-cell>
          <table:table-cell office:value-type="float" office:value="0.21477127825913148" table:formula="of:=PI()*2100*[.A27]/[.Q5]" table:style-name="ce1">
            <text:p>0.214771278</text:p>
          </table:table-cell>
          <table:table-cell table:number-columns-repeated="2" table:style-name="ce1"/>
          <table:table-cell office:value-type="float" office:value="11.303157894736842" table:formula="of:=[.E26]+[.E$23]" table:style-name="ce22">
            <text:p>11.30</text:p>
          </table:table-cell>
          <table:table-cell office:value-type="float" office:value="0.13713179639937884" table:formula="of:=PI()*2100*[.E27]/[.Q5]" table:style-name="ce1">
            <text:p>0.137131796</text:p>
          </table:table-cell>
          <table:table-cell table:number-columns-repeated="2" table:style-name="ce1"/>
          <table:table-cell office:value-type="float" office:value="11.168421052631579" table:formula="of:=[.I26]+[.I$23]" table:style-name="ce22">
            <text:p>11.17</text:p>
          </table:table-cell>
          <table:table-cell office:value-type="float" office:value="0.13549714656336465" table:formula="of:=PI()*2100*[.I27]/[.Q5]" table:style-name="ce1">
            <text:p>0.135497147</text:p>
          </table:table-cell>
          <table:table-cell table:number-columns-repeated="16374" table:style-name="ce1"/>
        </table:table-row>
        <table:table-row table:style-name="ro1">
          <table:table-cell office:value-type="float" office:value="22.626842105263158" table:formula="of:=[.A27]+[.A$23]" table:style-name="ce22">
            <text:p>22.63</text:p>
          </table:table-cell>
          <table:table-cell office:value-type="float" office:value="0.29095859716660383" table:formula="of:=PI()*2100*[.A28]/[.Q6]" table:style-name="ce1">
            <text:p>0.290958597</text:p>
          </table:table-cell>
          <table:table-cell table:number-columns-repeated="2" table:style-name="ce1"/>
          <table:table-cell office:value-type="float" office:value="14.304210526315789" table:formula="of:=[.E27]+[.E$23]" table:style-name="ce22">
            <text:p>14.30</text:p>
          </table:table-cell>
          <table:table-cell office:value-type="float" office:value="0.18393786499020628" table:formula="of:=PI()*2100*[.E28]/[.Q6]" table:style-name="ce1">
            <text:p>0.183937865</text:p>
          </table:table-cell>
          <table:table-cell table:number-columns-repeated="2" table:style-name="ce1"/>
          <table:table-cell office:value-type="float" office:value="14.127894736842105" table:formula="of:=[.I27]+[.I$23]" table:style-name="ce22">
            <text:p>14.13</text:p>
          </table:table-cell>
          <table:table-cell office:value-type="float" office:value="0.18167061998425593" table:formula="of:=PI()*2100*[.I28]/[.Q6]" table:style-name="ce1">
            <text:p>0.18167062</text:p>
          </table:table-cell>
          <table:table-cell table:number-columns-repeated="16374" table:style-name="ce1"/>
        </table:table-row>
        <table:table-row table:style-name="ro1">
          <table:table-cell office:value-type="float" office:value="27.551052631578948" table:formula="of:=[.A28]+[.A$23]" table:style-name="ce22">
            <text:p>27.55</text:p>
          </table:table-cell>
          <table:table-cell office:value-type="float" office:value="0.37685639059218268" table:formula="of:=PI()*2100*[.A29]/[.Q7]" table:style-name="ce1">
            <text:p>0.376856391</text:p>
          </table:table-cell>
          <table:table-cell table:number-columns-repeated="2" table:style-name="ce1"/>
          <table:table-cell office:value-type="float" office:value="17.305263157894736" table:formula="of:=[.E28]+[.E$23]" table:style-name="ce22">
            <text:p>17.31</text:p>
          </table:table-cell>
          <table:table-cell office:value-type="float" office:value="0.23670961320937145" table:formula="of:=PI()*2100*[.E29]/[.Q7]" table:style-name="ce1">
            <text:p>0.236709613</text:p>
          </table:table-cell>
          <table:table-cell table:number-columns-repeated="2" table:style-name="ce1"/>
          <table:table-cell office:value-type="float" office:value="17.087368421052631" table:formula="of:=[.I28]+[.I$23]" table:style-name="ce22">
            <text:p>17.09</text:p>
          </table:table-cell>
          <table:table-cell office:value-type="float" office:value="0.2337291454518082" table:formula="of:=PI()*2100*[.I29]/[.Q7]" table:style-name="ce1">
            <text:p>0.233729145</text:p>
          </table:table-cell>
          <table:table-cell table:number-columns-repeated="16374" table:style-name="ce1"/>
        </table:table-row>
        <table:table-row table:style-name="ro1">
          <table:table-cell office:value-type="float" office:value="32.475263157894737" table:formula="of:=[.A29]+[.A$23]" table:style-name="ce22">
            <text:p>32.48</text:p>
          </table:table-cell>
          <table:table-cell office:value-type="float" office:value="0.47444749668921565" table:formula="of:=PI()*2100*[.A30]/[.Q8]" table:style-name="ce1">
            <text:p>0.474447497</text:p>
          </table:table-cell>
          <table:table-cell table:number-columns-repeated="2" table:style-name="ce1"/>
          <table:table-cell office:value-type="float" office:value="20.306315789473683" table:formula="of:=[.E29]+[.E$23]" table:style-name="ce22">
            <text:p>20.31</text:p>
          </table:table-cell>
          <table:table-cell office:value-type="float" office:value="0.29666520780615718" table:formula="of:=PI()*2100*[.E30]/[.Q8]" table:style-name="ce1">
            <text:p>0.296665208</text:p>
          </table:table-cell>
          <table:table-cell table:number-columns-repeated="2" table:style-name="ce1"/>
          <table:table-cell office:value-type="float" office:value="20.046842105263156" table:formula="of:=[.I29]+[.I$23]" table:style-name="ce22">
            <text:p>20.05</text:p>
          </table:table-cell>
          <table:table-cell office:value-type="float" office:value="0.29287442590142349" table:formula="of:=PI()*2100*[.I30]/[.Q8]" table:style-name="ce1">
            <text:p>0.292874426</text:p>
          </table:table-cell>
          <table:table-cell table:number-columns-repeated="16374" table:style-name="ce1"/>
        </table:table-row>
        <table:table-row table:style-name="ro1">
          <table:table-cell office:value-type="float" office:value="37.399473684210527" table:formula="of:=[.A30]+[.A$23]" table:style-name="ce22">
            <text:p>37.40</text:p>
          </table:table-cell>
          <table:table-cell office:value-type="float" office:value="0.58629403199101782" table:formula="of:=PI()*2100*[.A31]/[.Q9]" table:style-name="ce1">
            <text:p>0.586294032</text:p>
          </table:table-cell>
          <table:table-cell table:number-columns-repeated="2" table:style-name="ce1"/>
          <table:table-cell office:value-type="float" office:value="23.30736842105263" table:formula="of:=[.E30]+[.E$23]" table:style-name="ce22">
            <text:p>23.31</text:p>
          </table:table-cell>
          <table:table-cell office:value-type="float" office:value="0.36537869816195312" table:formula="of:=PI()*2100*[.E31]/[.Q9]" table:style-name="ce1">
            <text:p>0.365378698</text:p>
          </table:table-cell>
          <table:table-cell table:number-columns-repeated="2" table:style-name="ce1"/>
          <table:table-cell office:value-type="float" office:value="23.006315789473682" table:formula="of:=[.I30]+[.I$23]" table:style-name="ce22">
            <text:p>23.01</text:p>
          </table:table-cell>
          <table:table-cell office:value-type="float" office:value="0.36065923706203812" table:formula="of:=PI()*2100*[.I31]/[.Q9]" table:style-name="ce1">
            <text:p>0.360659237</text:p>
          </table:table-cell>
          <table:table-cell table:number-columns-repeated="16374" table:style-name="ce1"/>
        </table:table-row>
        <table:table-row table:style-name="ro1">
          <table:table-cell office:value-type="float" office:value="42.323684210526316" table:formula="of:=[.A31]+[.A$23]" table:style-name="ce22">
            <text:p>42.32</text:p>
          </table:table-cell>
          <table:table-cell office:value-type="float" office:value="0.71576560145802559" table:formula="of:=PI()*2100*[.A32]/[.Q10]" table:style-name="ce1">
            <text:p>0.715765601</text:p>
          </table:table-cell>
          <table:table-cell table:number-columns-repeated="2" table:style-name="ce1"/>
          <table:table-cell office:value-type="float" office:value="26.308421052631576" table:formula="of:=[.E31]+[.E$23]" table:style-name="ce22">
            <text:p>26.31</text:p>
          </table:table-cell>
          <table:table-cell office:value-type="float" office:value="0.44492021829858691" table:formula="of:=PI()*2100*[.E32]/[.Q10]" table:style-name="ce1">
            <text:p>0.444920218</text:p>
          </table:table-cell>
          <table:table-cell table:number-columns-repeated="2" table:style-name="ce1"/>
          <table:table-cell office:value-type="float" office:value="25.965789473684207" table:formula="of:=[.I31]+[.I$23]" table:style-name="ce22">
            <text:p>25.97</text:p>
          </table:table-cell>
          <table:table-cell office:value-type="float" office:value="0.43912573460090398" table:formula="of:=PI()*2100*[.I32]/[.Q10]" table:style-name="ce1">
            <text:p>0.439125735</text:p>
          </table:table-cell>
          <table:table-cell table:number-columns-repeated="16374" table:style-name="ce1"/>
        </table:table-row>
        <table:table-row table:style-name="ro1">
          <table:table-cell office:value-type="float" office:value="47.247894736842106" table:formula="of:=[.A32]+[.A$23]" table:style-name="ce22">
            <text:p>47.25</text:p>
          </table:table-cell>
          <table:table-cell office:value-type="float" office:value="0.86738462158957153" table:formula="of:=PI()*2100*[.A33]/[.Q11]" table:style-name="ce1">
            <text:p>0.867384622</text:p>
          </table:table-cell>
          <table:table-cell table:number-columns-repeated="2" table:style-name="ce1"/>
          <table:table-cell office:value-type="float" office:value="29.309473684210523" table:formula="of:=[.E32]+[.E$23]" table:style-name="ce22">
            <text:p>29.31</text:p>
          </table:table-cell>
          <table:table-cell office:value-type="float" office:value="0.53806813789620311" table:formula="of:=PI()*2100*[.E33]/[.Q11]" table:style-name="ce1">
            <text:p>0.538068138</text:p>
          </table:table-cell>
          <table:table-cell table:number-columns-repeated="2" table:style-name="ce1"/>
          <table:table-cell office:value-type="float" office:value="28.925263157894733" table:formula="of:=[.I32]+[.I$23]" table:style-name="ce22">
            <text:p>28.93</text:p>
          </table:table-cell>
          <table:table-cell office:value-type="float" office:value="0.5310147378699096" table:formula="of:=PI()*2100*[.I33]/[.Q11]" table:style-name="ce1">
            <text:p>0.531014738</text:p>
          </table:table-cell>
          <table:table-cell table:number-columns-repeated="16374"/>
        </table:table-row>
        <table:table-row table:style-name="ro1">
          <table:table-cell office:value-type="float" office:value="52.172105263157896" table:formula="of:=[.A33]+[.A$23]" table:style-name="ce22">
            <text:p>52.17</text:p>
          </table:table-cell>
          <table:table-cell office:value-type="float" office:value="1.0473654315215088" table:formula="of:=PI()*2100*[.A34]/[.Q12]" table:style-name="ce1">
            <text:p>1.047365432</text:p>
          </table:table-cell>
          <table:table-cell table:number-columns-repeated="2" table:style-name="ce1"/>
          <table:table-cell office:value-type="float" office:value="32.310526315789474" table:formula="of:=[.E33]+[.E$23]" table:style-name="ce22">
            <text:p>32.31</text:p>
          </table:table-cell>
          <table:table-cell office:value-type="float" office:value="0.64864026795026009" table:formula="of:=PI()*2100*[.E34]/[.Q12]" table:style-name="ce1">
            <text:p>0.648640268</text:p>
          </table:table-cell>
          <table:table-cell table:number-columns-repeated="2" table:style-name="ce1"/>
          <table:table-cell office:value-type="float" office:value="31.884736842105259" table:formula="of:=[.I33]+[.I$23]" table:style-name="ce22">
            <text:p>31.88</text:p>
          </table:table-cell>
          <table:table-cell office:value-type="float" office:value="0.64009245923920344" table:formula="of:=PI()*2100*[.I34]/[.Q12]" table:style-name="ce1">
            <text:p>0.640092459</text:p>
          </table:table-cell>
          <table:table-cell table:number-columns-repeated="16374"/>
        </table:table-row>
        <table:table-row table:style-name="ro1">
          <table:table-cell office:value-type="float" office:value="57.096315789473685" table:formula="of:=[.A34]+[.A$23]" table:style-name="ce22">
            <text:p>57.10</text:p>
          </table:table-cell>
          <table:table-cell office:value-type="float" office:value="1.2644871577079522" table:formula="of:=PI()*2100*[.A35]/[.Q13]" table:style-name="ce1">
            <text:p>1.264487158</text:p>
          </table:table-cell>
          <table:table-cell table:number-columns-repeated="2" table:style-name="ce1"/>
          <table:table-cell office:value-type="float" office:value="35.311578947368425" table:formula="of:=[.E34]+[.E$23]" table:style-name="ce22">
            <text:p>35.31</text:p>
          </table:table-cell>
          <table:table-cell office:value-type="float" office:value="0.78203010964798114" table:formula="of:=PI()*2100*[.E35]/[.Q13]" table:style-name="ce1">
            <text:p>0.78203011</text:p>
          </table:table-cell>
          <table:table-cell table:number-columns-repeated="2" table:style-name="ce1"/>
          <table:table-cell office:value-type="float" office:value="34.844210526315784" table:formula="of:=[.I34]+[.I$23]" table:style-name="ce22">
            <text:p>34.84</text:p>
          </table:table-cell>
          <table:table-cell office:value-type="float" office:value="0.77167950544230191" table:formula="of:=PI()*2100*[.I35]/[.Q13]" table:style-name="ce1">
            <text:p>0.771679505</text:p>
          </table:table-cell>
          <table:table-cell table:number-columns-repeated="16374"/>
        </table:table-row>
        <table:table-row table:style-name="ro1">
          <table:table-cell office:value-type="float" office:value="62.020526315789475" table:formula="of:=[.A35]+[.A$23]" table:style-name="ce22">
            <text:p>62.02</text:p>
          </table:table-cell>
          <table:table-cell office:value-type="float" office:value="1.5315691234896998" table:formula="of:=PI()*2100*[.A36]/[.Q14]" table:style-name="ce1">
            <text:p>1.531569123</text:p>
          </table:table-cell>
          <table:table-cell table:number-columns-repeated="2" table:style-name="ce1"/>
          <table:table-cell office:value-type="float" office:value="38.312631578947375" table:formula="of:=[.E35]+[.E$23]" table:style-name="ce22">
            <text:p>38.31</text:p>
          </table:table-cell>
          <table:table-cell office:value-type="float" office:value="0.94611327977417681" table:formula="of:=PI()*2100*[.E36]/[.Q14]" table:style-name="ce1">
            <text:p>0.94611328</text:p>
          </table:table-cell>
          <table:table-cell table:number-columns-repeated="2" table:style-name="ce1"/>
          <table:table-cell office:value-type="float" office:value="37.803684210526313" table:formula="of:=[.I35]+[.I$23]" table:style-name="ce22">
            <text:p>37.80</text:p>
          </table:table-cell>
          <table:table-cell office:value-type="float" office:value="0.9335450524265706" table:formula="of:=PI()*2100*[.I36]/[.Q14]" table:style-name="ce1">
            <text:p>0.933545052</text:p>
          </table:table-cell>
          <table:table-cell table:number-columns-repeated="16374"/>
        </table:table-row>
        <table:table-row table:style-name="ro1">
          <table:table-cell office:value-type="float" office:value="66.944736842105257" table:formula="of:=[.A36]+[.A$23]" table:style-name="ce22">
            <text:p>66.94</text:p>
          </table:table-cell>
          <table:table-cell office:value-type="float" office:value="1.8680971569546798" table:formula="of:=PI()*2100*[.A37]/[.Q15]" table:style-name="ce1">
            <text:p>1.868097157</text:p>
          </table:table-cell>
          <table:table-cell table:number-columns-repeated="2" table:style-name="ce1"/>
          <table:table-cell office:value-type="float" office:value="41.313684210526326" table:formula="of:=[.E36]+[.E$23]" table:style-name="ce22">
            <text:p>41.31</text:p>
          </table:table-cell>
          <table:table-cell office:value-type="float" office:value="1.1528609963623933" table:formula="of:=PI()*2100*[.E37]/[.Q15]" table:style-name="ce1">
            <text:p>1.152860996</text:p>
          </table:table-cell>
          <table:table-cell table:number-columns-repeated="2" table:style-name="ce1"/>
          <table:table-cell office:value-type="float" office:value="40.763157894736842" table:formula="of:=[.I36]+[.I$23]" table:style-name="ce22">
            <text:p>40.76</text:p>
          </table:table-cell>
          <table:table-cell office:value-type="float" office:value="1.1374985243613347" table:formula="of:=PI()*2100*[.I37]/[.Q15]" table:style-name="ce1">
            <text:p>1.137498524</text:p>
          </table:table-cell>
          <table:table-cell table:number-columns-repeated="16374"/>
        </table:table-row>
        <table:table-row table:style-name="ro1">
          <table:table-cell office:value-type="float" office:value="71.868947368421047" table:formula="of:=[.A37]+[.A$23]" table:style-name="ce22">
            <text:p>71.87</text:p>
          </table:table-cell>
          <table:table-cell office:value-type="float" office:value="2.3052047050274127" table:formula="of:=PI()*2100*[.A38]/[.Q16]" table:style-name="ce1">
            <text:p>2.305204705</text:p>
          </table:table-cell>
          <table:table-cell table:number-columns-repeated="2" table:style-name="ce1"/>
          <table:table-cell office:value-type="float" office:value="44.314736842105276" table:formula="of:=[.E37]+[.E$23]" table:style-name="ce22">
            <text:p>44.31</text:p>
          </table:table-cell>
          <table:table-cell office:value-type="float" office:value="1.4214002515829116" table:formula="of:=PI()*2100*[.E38]/[.Q16]" table:style-name="ce1">
            <text:p>1.421400252</text:p>
          </table:table-cell>
          <table:table-cell table:number-columns-repeated="2" table:style-name="ce1"/>
          <table:table-cell office:value-type="float" office:value="43.722631578947372" table:formula="of:=[.I37]+[.I$23]" table:style-name="ce22">
            <text:p>43.72</text:p>
          </table:table-cell>
          <table:table-cell office:value-type="float" office:value="1.4024084075601222" table:formula="of:=PI()*2100*[.I38]/[.Q16]" table:style-name="ce1">
            <text:p>1.402408408</text:p>
          </table:table-cell>
          <table:table-cell table:number-columns-repeated="16374"/>
        </table:table-row>
        <table:table-row table:style-name="ro1">
          <table:table-cell office:value-type="float" office:value="76.793157894736837" table:formula="of:=[.A38]+[.A$23]" table:style-name="ce22">
            <text:p>76.79</text:p>
          </table:table-cell>
          <table:table-cell office:value-type="float" office:value="2.8959047970679404" table:formula="of:=PI()*2100*[.A39]/[.Q17]" table:style-name="ce1">
            <text:p>2.895904797</text:p>
          </table:table-cell>
          <table:table-cell table:number-columns-repeated="2" table:style-name="ce1"/>
          <table:table-cell office:value-type="float" office:value="47.315789473684227" table:formula="of:=[.E38]+[.E$23]" table:style-name="ce22">
            <text:p>47.32</text:p>
          </table:table-cell>
          <table:table-cell office:value-type="float" office:value="1.7842998708520355" table:formula="of:=PI()*2100*[.E39]/[.Q17]" table:style-name="ce1">
            <text:p>1.784299871</text:p>
          </table:table-cell>
          <table:table-cell table:number-columns-repeated="2" table:style-name="ce1"/>
          <table:table-cell office:value-type="float" office:value="46.682105263157901" table:formula="of:=[.I38]+[.I$23]" table:style-name="ce22">
            <text:p>46.68</text:p>
          </table:table-cell>
          <table:table-cell office:value-type="float" office:value="1.7604033520032494" table:formula="of:=PI()*2100*[.I39]/[.Q17]" table:style-name="ce1">
            <text:p>1.760403352</text:p>
          </table:table-cell>
          <table:table-cell table:number-columns-repeated="16374"/>
        </table:table-row>
        <table:table-row table:style-name="ro1">
          <table:table-cell office:value-type="float" office:value="81.717368421052626" table:formula="of:=[.A39]+[.A$23]" table:style-name="ce22">
            <text:p>81.72</text:p>
          </table:table-cell>
          <table:table-cell office:value-type="float" office:value="3.7384069721388826" table:formula="of:=PI()*2100*[.A40]/[.Q18]" table:style-name="ce1">
            <text:p>3.738406972</text:p>
          </table:table-cell>
          <table:table-cell table:number-columns-repeated="2" table:style-name="ce1"/>
          <table:table-cell office:value-type="float" office:value="50.316842105263177" table:formula="of:=[.E39]+[.E$23]" table:style-name="ce22">
            <text:p>50.32</text:p>
          </table:table-cell>
          <table:table-cell office:value-type="float" office:value="2.3018953862183626" table:formula="of:=PI()*2100*[.E40]/[.Q18]" table:style-name="ce1">
            <text:p>2.301895386</text:p>
          </table:table-cell>
          <table:table-cell table:number-columns-repeated="2" table:style-name="ce1"/>
          <table:table-cell office:value-type="float" office:value="49.64157894736843" table:formula="of:=[.I39]+[.I$23]" table:style-name="ce22">
            <text:p>49.64</text:p>
          </table:table-cell>
          <table:table-cell office:value-type="float" office:value="2.2710034406469499" table:formula="of:=PI()*2100*[.I40]/[.Q18]" table:style-name="ce1">
            <text:p>2.271003441</text:p>
          </table:table-cell>
          <table:table-cell table:number-columns-repeated="16374"/>
        </table:table-row>
        <table:table-row table:style-name="ro1">
          <table:table-cell office:value-type="float" office:value="86.641578947368416" table:formula="of:=[.A40]+[.A$23]" table:style-name="ce22">
            <text:p>86.64</text:p>
          </table:table-cell>
          <table:table-cell office:value-type="float" office:value="5.0373296205321161" table:formula="of:=PI()*2100*[.A41]/[.Q19]" table:style-name="ce1">
            <text:p>5.037329621</text:p>
          </table:table-cell>
          <table:table-cell table:number-columns-repeated="2" table:style-name="ce1"/>
          <table:table-cell office:value-type="float" office:value="53.317894736842128" table:formula="of:=[.E40]+[.E$23]" table:style-name="ce22">
            <text:p>53.32</text:p>
          </table:table-cell>
          <table:table-cell office:value-type="float" office:value="3.0998951510966881" table:formula="of:=PI()*2100*[.E41]/[.Q19]" table:style-name="ce1">
            <text:p>3.099895151</text:p>
          </table:table-cell>
          <table:table-cell table:number-columns-repeated="2" table:style-name="ce1"/>
          <table:table-cell office:value-type="float" office:value="52.601052631578959" table:formula="of:=[.I40]+[.I$23]" table:style-name="ce22">
            <text:p>52.60</text:p>
          </table:table-cell>
          <table:table-cell office:value-type="float" office:value="3.058218048555883" table:formula="of:=PI()*2100*[.I41]/[.Q19]" table:style-name="ce1">
            <text:p>3.058218049</text:p>
          </table:table-cell>
          <table:table-cell table:number-columns-repeated="16374"/>
        </table:table-row>
        <table:table-row table:style-name="ro1">
          <table:table-cell office:value-type="float" office:value="91.565789473684205" table:formula="of:=[.A41]+[.A$23]" table:style-name="ce22">
            <text:p>91.57</text:p>
          </table:table-cell>
          <table:table-cell office:value-type="float" office:value="7.3013551018282064" table:formula="of:=PI()*2100*[.A42]/[.Q20]" table:style-name="ce1">
            <text:p>7.301355102</text:p>
          </table:table-cell>
          <table:table-cell table:number-columns-repeated="2" table:style-name="ce1"/>
          <table:table-cell office:value-type="float" office:value="56.318947368421078" table:formula="of:=[.E41]+[.E$23]" table:style-name="ce22">
            <text:p>56.32</text:p>
          </table:table-cell>
          <table:table-cell office:value-type="float" office:value="4.4908107718133614" table:formula="of:=PI()*2100*[.E42]/[.Q20]" table:style-name="ce1">
            <text:p>4.490810772</text:p>
          </table:table-cell>
          <table:table-cell table:number-columns-repeated="2" table:style-name="ce1"/>
          <table:table-cell office:value-type="float" office:value="55.560526315789488" table:formula="of:=[.I41]+[.I$23]" table:style-name="ce22">
            <text:p>55.56</text:p>
          </table:table-cell>
          <table:table-cell office:value-type="float" office:value="4.4303351132317568" table:formula="of:=PI()*2100*[.I42]/[.Q20]" table:style-name="ce1">
            <text:p>4.430335113</text:p>
          </table:table-cell>
          <table:table-cell table:number-columns-repeated="16374"/>
        </table:table-row>
        <table:table-row table:style-name="ro1">
          <table:table-cell office:value-type="float" office:value="96.49" table:formula="of:=[.A42]+[.A$23]" table:style-name="ce22">
            <text:p>96.49</text:p>
          </table:table-cell>
          <table:table-cell office:value-type="float" office:value="12.241880342389305" table:formula="of:=PI()*2100*[.A43]/[.Q21]" table:style-name="ce1">
            <text:p>12.24188034</text:p>
          </table:table-cell>
          <table:table-cell table:number-columns-repeated="2" table:style-name="ce1"/>
          <table:table-cell office:value-type="float" office:value="59.320000000000029" table:formula="of:=[.E42]+[.E$23]" table:style-name="ce22">
            <text:p>59.32</text:p>
          </table:table-cell>
          <table:table-cell office:value-type="float" office:value="7.5260476931343554" table:formula="of:=PI()*2100*[.E43]/[.Q21]" table:style-name="ce1">
            <text:p>7.526047693</text:p>
          </table:table-cell>
          <table:table-cell table:number-columns-repeated="2" table:style-name="ce1"/>
          <table:table-cell office:value-type="float" office:value="58.520000000000017" table:formula="of:=[.I42]+[.I$23]" table:style-name="ce22">
            <text:p>58.52</text:p>
          </table:table-cell>
          <table:table-cell office:value-type="float" office:value="7.4245500843260679" table:formula="of:=PI()*2100*[.I43]/[.Q21]" table:style-name="ce1">
            <text:p>7.424550084</text:p>
          </table:table-cell>
          <table:table-cell table:number-columns-repeated="16374"/>
        </table:table-row>
        <table:table-row table:number-rows-repeated="1048533" table:style-name="ro1">
          <table:table-cell table:number-columns-repeated="16384"/>
        </table:table-row>
      </table:table>
      <table:table table:name="ref_1" table:style-name="ta1">
        <table:table-column table:style-name="co4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4" table:number-columns-repeated="16377" table:default-cell-style-name="ce1"/>
        <table:table-row table:style-name="ro1">
          <table:table-cell office:value-type="string" table:number-columns-spanned="9" table:number-rows-spanned="1" table:style-name="ce15">
            <text:p>SOL 103 : Mode Frequency</text:p>
          </table:table-cell>
          <table:covered-table-cell table:number-columns-repeated="8"/>
          <table:table-cell table:style-name="ce1"/>
          <table:table-cell office:value-type="string" table:number-columns-spanned="2" table:number-rows-spanned="1" table:style-name="ce15">
            <text:p>00_kopplung</text:p>
          </table:table-cell>
          <table:covered-table-cell/>
          <table:table-cell office:value-type="string" table:number-columns-spanned="2" table:number-rows-spanned="1" table:style-name="ce15">
            <text:p>25_kopplung</text:p>
          </table:table-cell>
          <table:covered-table-cell/>
          <table:table-cell office:value-type="string" table:number-columns-spanned="2" table:number-rows-spanned="1" table:style-name="ce15">
            <text:p>50_kopplung</text:p>
          </table:table-cell>
          <table:covered-table-cell/>
          <table:table-cell office:value-type="string" table:number-columns-spanned="2" table:number-rows-spanned="1" table:style-name="ce15">
            <text:p>100_kopplung</text:p>
          </table:table-cell>
          <table:covered-table-cell/>
          <table:table-cell table:style-name="ce1"/>
          <table:table-cell office:value-type="float" office:value="10310.052631578947" table:formula="of:=(259591-63700)/19" table:style-name="ce1">
            <text:p>10310.05263</text:p>
          </table:table-cell>
          <table:table-cell office:value-type="float" office:value="259591" table:style-name="ce1">
            <text:p>259591</text:p>
          </table:table-cell>
          <table:table-cell office:value-type="float" office:value="3.6958964210526317" table:formula="of:=([.E10]-[.E4])/19" table:style-name="ce1">
            <text:p>3.695896421</text:p>
          </table:table-cell>
          <table:table-cell office:value-type="float" office:value="4.6233579999999996" table:style-name="ce1">
            <text:p>4.623358</text:p>
          </table:table-cell>
          <table:table-cell office:value-type="float" office:value="1.7592157894736842" table:formula="of:=([.G8]-[.G4])/19" table:style-name="ce1">
            <text:p>1.759215789</text:p>
          </table:table-cell>
          <table:table-cell office:value-type="float" office:value="3.9994719999999999" table:style-name="ce16">
            <text:p>4.00</text:p>
          </table:table-cell>
          <table:table-cell office:value-type="float" office:value="1.7646963684210524" table:formula="of:=([.I8]-[.I4])/19" table:style-name="ce1">
            <text:p>1.764696368</text:p>
          </table:table-cell>
          <table:table-cell office:value-type="float" office:value="3.259039" table:style-name="ce16">
            <text:p>3.26</text:p>
          </table:table-cell>
          <table:table-cell table:style-name="ce1"/>
          <table:table-cell office:value-type="float" office:value="-63700" table:style-name="ce1">
            <text:p>-63700</text:p>
          </table:table-cell>
          <table:table-cell office:value-type="float" office:value="-2062.0105263157866" table:formula="of:=([.AC20]-[.AC14])/30" table:style-name="ce1">
            <text:p>-2062.010526</text:p>
          </table:table-cell>
          <table:table-cell office:value-type="float" office:value="-259591" table:style-name="ce1">
            <text:p>-259591</text:p>
          </table:table-cell>
          <table:table-cell office:value-type="float" office:value="1.1176410333333329" table:formula="of:=([.AA20]-[.AA1])/30" table:style-name="ce1">
            <text:p>1.117641033</text:p>
          </table:table-cell>
          <table:table-cell office:value-type="float" office:value="3.26" table:style-name="ce1">
            <text:p>3.26</text:p>
          </table:table-cell>
          <table:table-cell table:number-columns-repeated="16351"/>
        </table:table-row>
        <table:table-row table:style-name="ro1">
          <table:table-cell office:value-type="string" table:number-columns-spanned="1" table:number-rows-spanned="2" table:style-name="ce39">
            <text:p>ID</text:p>
          </table:table-cell>
          <table:table-cell office:value-type="string" table:number-columns-spanned="2" table:number-rows-spanned="1" table:style-name="ce15">
            <text:p>00_kopplung</text:p>
          </table:table-cell>
          <table:covered-table-cell/>
          <table:table-cell office:value-type="string" table:number-columns-spanned="2" table:number-rows-spanned="1" table:style-name="ce15">
            <text:p>25_kopplung</text:p>
          </table:table-cell>
          <table:covered-table-cell/>
          <table:table-cell office:value-type="string" table:number-columns-spanned="2" table:number-rows-spanned="1" table:style-name="ce15">
            <text:p>50_kopplung</text:p>
          </table:table-cell>
          <table:covered-table-cell/>
          <table:table-cell office:value-type="string" table:number-columns-spanned="2" table:number-rows-spanned="1" table:style-name="ce15">
            <text:p>100_kopplung</text:p>
          </table:table-cell>
          <table:covered-table-cell/>
          <table:table-cell table:style-name="ce1"/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number-columns-repeated="2" table:style-name="ce1"/>
          <table:table-cell office:value-type="float" office:value="249280.94736842107" table:formula="of:=[.U1]-[.T$1]" table:style-name="ce1">
            <text:p>249280.9474</text:p>
          </table:table-cell>
          <table:table-cell table:style-name="ce1"/>
          <table:table-cell office:value-type="float" office:value="8.3192544210526318" table:formula="of:=[.W1]+[.V$1]" table:style-name="ce1">
            <text:p>8.319254421</text:p>
          </table:table-cell>
          <table:table-cell table:style-name="ce1"/>
          <table:table-cell office:value-type="float" office:value="5.7586877894736839" table:formula="of:=[.Y1]+[.X$1]" table:style-name="ce22">
            <text:p>5.76</text:p>
          </table:table-cell>
          <table:table-cell table:style-name="ce1"/>
          <table:table-cell office:value-type="float" office:value="5.0237353684210522" table:formula="of:=[.AA1]+[.Z$1]" table:style-name="ce22">
            <text:p>5.02</text:p>
          </table:table-cell>
          <table:table-cell table:style-name="ce1"/>
          <table:table-cell office:value-type="float" office:value="-74010.052631578947" table:formula="of:=[.AC1]-[.T$1]" table:style-name="ce1">
            <text:p>-74010.05263</text:p>
          </table:table-cell>
          <table:table-cell table:style-name="ce1"/>
          <table:table-cell office:value-type="float" office:value="-257528.98947368423" table:formula="of:=[.AE1]-[.AD$1]" table:style-name="ce1">
            <text:p>-257528.9895</text:p>
          </table:table-cell>
          <table:table-cell table:style-name="ce1"/>
          <table:table-cell office:value-type="float" office:value="4.3776410333333331" table:formula="of:=[.AG1]+[.AF$1]" table:style-name="ce1">
            <text:p>4.377641033</text:p>
          </table:table-cell>
          <table:table-cell table:number-columns-repeated="16351"/>
        </table:table-row>
        <table:table-row table:style-name="ro1">
          <table:covered-table-cell/>
          <table:table-cell office:value-type="string" table:style-name="ce2">
            <text:p>MODE</text:p>
          </table:table-cell>
          <table:table-cell office:value-type="string" table:style-name="ce2">
            <text:p>Freq[Hz]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Freq[Hz]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Freq[Hz]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Freq[Hz]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float" office:value="5.66" table:style-name="ce16">
            <text:p>5.66</text:p>
          </table:table-cell>
          <table:table-cell office:value-type="float" office:value="1" table:style-name="ce6">
            <text:p>1</text:p>
          </table:table-cell>
          <table:table-cell office:value-type="float" office:value="4.6233579999999996" table:style-name="ce7">
            <text:p>4.623</text:p>
          </table:table-cell>
          <table:table-cell office:value-type="float" office:value="1" table:style-name="ce6">
            <text:p>1</text:p>
          </table:table-cell>
          <table:table-cell office:value-type="float" office:value="3.9996" table:style-name="ce7">
            <text:p>4.000</text:p>
          </table:table-cell>
          <table:table-cell office:value-type="float" office:value="1" table:style-name="ce6">
            <text:p>1</text:p>
          </table:table-cell>
          <table:table-cell office:value-type="float" office:value="3.259039" table:style-name="ce16">
            <text:p>3.26</text:p>
          </table:table-cell>
          <table:table-cell table:number-columns-repeated="2" table:style-name="ce1"/>
          <table:table-cell office:value-type="float" office:value="238970.89473684214" table:formula="of:=[.U2]-[.T$1]" table:style-name="ce1">
            <text:p>238970.8947</text:p>
          </table:table-cell>
          <table:table-cell table:style-name="ce1"/>
          <table:table-cell office:value-type="float" office:value="12.015150842105264" table:formula="of:=[.W2]+[.V$1]" table:style-name="ce1">
            <text:p>12.01515084</text:p>
          </table:table-cell>
          <table:table-cell table:style-name="ce1"/>
          <table:table-cell office:value-type="float" office:value="7.5179035789473678" table:formula="of:=[.Y2]+[.X$1]" table:style-name="ce22">
            <text:p>7.52</text:p>
          </table:table-cell>
          <table:table-cell table:style-name="ce1"/>
          <table:table-cell office:value-type="float" office:value="6.7884317368421048" table:formula="of:=[.AA2]+[.Z$1]" table:style-name="ce22">
            <text:p>6.79</text:p>
          </table:table-cell>
          <table:table-cell table:style-name="ce1"/>
          <table:table-cell office:value-type="float" office:value="-84320.105263157893" table:formula="of:=[.AC2]-[.T$1]" table:style-name="ce1">
            <text:p>-84320.10526</text:p>
          </table:table-cell>
          <table:table-cell table:style-name="ce1"/>
          <table:table-cell office:value-type="float" office:value="-255466.97894736845" table:formula="of:=[.AE2]-[.AD$1]" table:style-name="ce1">
            <text:p>-255466.9789</text:p>
          </table:table-cell>
          <table:table-cell table:style-name="ce1"/>
          <table:table-cell office:value-type="float" office:value="5.4952820666666664" table:formula="of:=[.AG2]+[.AF$1]" table:style-name="ce1">
            <text:p>5.495282067</text:p>
          </table:table-cell>
          <table:table-cell table:number-columns-repeated="16351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6">
            <text:p>B</text:p>
          </table:table-cell>
          <table:table-cell office:value-type="float" office:value="5.66" table:style-name="ce16">
            <text:p>5.66</text:p>
          </table:table-cell>
          <table:table-cell office:value-type="string" table:style-name="ce6">
            <text:p>B</text:p>
          </table:table-cell>
          <table:table-cell office:value-type="float" office:value="4.6233579999999996" table:style-name="ce16">
            <text:p>4.62</text:p>
          </table:table-cell>
          <table:table-cell office:value-type="string" table:style-name="ce6">
            <text:p>B</text:p>
          </table:table-cell>
          <table:table-cell office:value-type="float" office:value="3.9996" table:style-name="ce16">
            <text:p>4.00</text:p>
          </table:table-cell>
          <table:table-cell office:value-type="string" table:style-name="ce6">
            <text:p>B</text:p>
          </table:table-cell>
          <table:table-cell office:value-type="float" office:value="3.259039" table:style-name="ce16">
            <text:p>3.26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12.11" table:style-name="ce16">
            <text:p>12.11</text:p>
          </table:table-cell>
          <table:table-cell office:value-type="float" office:value="3" table:style-name="ce6">
            <text:p>3</text:p>
          </table:table-cell>
          <table:table-cell office:value-type="float" office:value="11.57845" table:style-name="ce7">
            <text:p>11.578</text:p>
          </table:table-cell>
          <table:table-cell office:value-type="float" office:value="3" table:style-name="ce6">
            <text:p>3</text:p>
          </table:table-cell>
          <table:table-cell office:value-type="float" office:value="10.928000000000001" table:style-name="ce7">
            <text:p>10.928</text:p>
          </table:table-cell>
          <table:table-cell office:value-type="float" office:value="3" table:style-name="ce6">
            <text:p>3</text:p>
          </table:table-cell>
          <table:table-cell office:value-type="float" office:value="9.6250549999999997" table:style-name="ce16">
            <text:p>9.63</text:p>
          </table:table-cell>
          <table:table-cell table:number-columns-repeated="2" table:style-name="ce1"/>
          <table:table-cell office:value-type="float" office:value="228660.8421052632" table:formula="of:=[.U3]-[.T$1]" table:style-name="ce1">
            <text:p>228660.8421</text:p>
          </table:table-cell>
          <table:table-cell table:style-name="ce1"/>
          <table:table-cell office:value-type="float" office:value="15.711047263157896" table:formula="of:=[.W3]+[.V$1]" table:style-name="ce1">
            <text:p>15.71104726</text:p>
          </table:table-cell>
          <table:table-cell table:style-name="ce1"/>
          <table:table-cell office:value-type="float" office:value="9.2771193684210527" table:formula="of:=[.Y3]+[.X$1]" table:style-name="ce22">
            <text:p>9.28</text:p>
          </table:table-cell>
          <table:table-cell table:style-name="ce1"/>
          <table:table-cell office:value-type="float" office:value="8.5531281052631574" table:formula="of:=[.AA3]+[.Z$1]" table:style-name="ce22">
            <text:p>8.55</text:p>
          </table:table-cell>
          <table:table-cell table:style-name="ce1"/>
          <table:table-cell office:value-type="float" office:value="-94630.15789473684" table:formula="of:=[.AC3]-[.T$1]" table:style-name="ce1">
            <text:p>-94630.15789</text:p>
          </table:table-cell>
          <table:table-cell table:style-name="ce1"/>
          <table:table-cell office:value-type="float" office:value="-253404.96842105268" table:formula="of:=[.AE3]-[.AD$1]" table:style-name="ce1">
            <text:p>-253404.9684</text:p>
          </table:table-cell>
          <table:table-cell table:style-name="ce1"/>
          <table:table-cell office:value-type="float" office:value="6.6129230999999997" table:formula="of:=[.AG3]+[.AF$1]" table:style-name="ce1">
            <text:p>6.6129231</text:p>
          </table:table-cell>
          <table:table-cell table:number-columns-repeated="16351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6">
            <text:p>B</text:p>
          </table:table-cell>
          <table:table-cell office:value-type="float" office:value="12.11" table:style-name="ce16">
            <text:p>12.11</text:p>
          </table:table-cell>
          <table:table-cell office:value-type="string" table:style-name="ce6">
            <text:p>B</text:p>
          </table:table-cell>
          <table:table-cell office:value-type="float" office:value="11.57845" table:style-name="ce16">
            <text:p>11.58</text:p>
          </table:table-cell>
          <table:table-cell office:value-type="string" table:style-name="ce6">
            <text:p>B</text:p>
          </table:table-cell>
          <table:table-cell office:value-type="float" office:value="10.928000000000001" table:style-name="ce16">
            <text:p>10.93</text:p>
          </table:table-cell>
          <table:table-cell office:value-type="string" table:style-name="ce6">
            <text:p>B</text:p>
          </table:table-cell>
          <table:table-cell office:value-type="float" office:value="9.6250549999999997" table:style-name="ce16">
            <text:p>9.63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20.37" table:style-name="ce16">
            <text:p>20.37</text:p>
          </table:table-cell>
          <table:table-cell office:value-type="float" office:value="4" table:style-name="ce6">
            <text:p>4</text:p>
          </table:table-cell>
          <table:table-cell office:value-type="float" office:value="16.887820000000001" table:style-name="ce7">
            <text:p>16.888</text:p>
          </table:table-cell>
          <table:table-cell office:value-type="float" office:value="4" table:style-name="ce6">
            <text:p>4</text:p>
          </table:table-cell>
          <table:table-cell office:value-type="float" office:value="15.4213" table:style-name="ce7">
            <text:p>15.421</text:p>
          </table:table-cell>
          <table:table-cell office:value-type="float" office:value="4" table:style-name="ce6">
            <text:p>4</text:p>
          </table:table-cell>
          <table:table-cell office:value-type="float" office:value="14.27" table:style-name="ce16">
            <text:p>14.27</text:p>
          </table:table-cell>
          <table:table-cell table:number-columns-repeated="2" table:style-name="ce1"/>
          <table:table-cell office:value-type="float" office:value="218350.78947368427" table:formula="of:=[.U4]-[.T$1]" table:style-name="ce1">
            <text:p>218350.7895</text:p>
          </table:table-cell>
          <table:table-cell table:style-name="ce1"/>
          <table:table-cell office:value-type="float" office:value="19.406943684210528" table:formula="of:=[.W4]+[.V$1]" table:style-name="ce1">
            <text:p>19.40694368</text:p>
          </table:table-cell>
          <table:table-cell table:style-name="ce1"/>
          <table:table-cell office:value-type="float" office:value="11.036335157894737" table:formula="of:=[.Y4]+[.X$1]" table:style-name="ce22">
            <text:p>11.04</text:p>
          </table:table-cell>
          <table:table-cell table:style-name="ce1"/>
          <table:table-cell office:value-type="float" office:value="10.31782447368421" table:formula="of:=[.AA4]+[.Z$1]" table:style-name="ce22">
            <text:p>10.32</text:p>
          </table:table-cell>
          <table:table-cell table:style-name="ce1"/>
          <table:table-cell office:value-type="float" office:value="-104940.21052631579" table:formula="of:=[.AC4]-[.T$1]" table:style-name="ce1">
            <text:p>-104940.2105</text:p>
          </table:table-cell>
          <table:table-cell table:style-name="ce1"/>
          <table:table-cell office:value-type="float" office:value="-251342.9578947369" table:formula="of:=[.AE4]-[.AD$1]" table:style-name="ce1">
            <text:p>-251342.9579</text:p>
          </table:table-cell>
          <table:table-cell table:style-name="ce1"/>
          <table:table-cell office:value-type="float" office:value="7.730564133333333" table:formula="of:=[.AG4]+[.AF$1]" table:style-name="ce1">
            <text:p>7.730564133</text:p>
          </table:table-cell>
          <table:table-cell table:number-columns-repeated="16351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6">
            <text:p>B</text:p>
          </table:table-cell>
          <table:table-cell office:value-type="float" office:value="20.37" table:style-name="ce16">
            <text:p>20.37</text:p>
          </table:table-cell>
          <table:table-cell office:value-type="string" table:style-name="ce6">
            <text:p>B</text:p>
          </table:table-cell>
          <table:table-cell office:value-type="float" office:value="16.887820000000001" table:style-name="ce16">
            <text:p>16.89</text:p>
          </table:table-cell>
          <table:table-cell office:value-type="string" table:style-name="ce6">
            <text:p>B</text:p>
          </table:table-cell>
          <table:table-cell office:value-type="float" office:value="15.4213" table:style-name="ce16">
            <text:p>15.42</text:p>
          </table:table-cell>
          <table:table-cell office:value-type="string" table:style-name="ce6">
            <text:p>B+T</text:p>
          </table:table-cell>
          <table:table-cell office:value-type="float" office:value="14.27" table:style-name="ce16">
            <text:p>14.27</text:p>
          </table:table-cell>
          <table:table-cell table:style-name="ce1"/>
          <table:table-cell office:value-type="float" office:value="5" table:style-name="ce6">
            <text:p>5</text:p>
          </table:table-cell>
          <table:table-cell office:value-type="float" office:value="30.49" table:style-name="ce16">
            <text:p>30.49</text:p>
          </table:table-cell>
          <table:table-cell office:value-type="float" office:value="5" table:style-name="ce6">
            <text:p>5</text:p>
          </table:table-cell>
          <table:table-cell office:value-type="float" office:value="26.514040000000001" table:style-name="ce7">
            <text:p>26.514</text:p>
          </table:table-cell>
          <table:table-cell office:value-type="float" office:value="6" table:style-name="ce6">
            <text:p>6</text:p>
          </table:table-cell>
          <table:table-cell office:value-type="float" office:value="29.3338" table:style-name="ce7">
            <text:p>29.334</text:p>
          </table:table-cell>
          <table:table-cell office:value-type="float" office:value="6" table:style-name="ce6">
            <text:p>6</text:p>
          </table:table-cell>
          <table:table-cell office:value-type="float" office:value="24.45" table:style-name="ce16">
            <text:p>24.45</text:p>
          </table:table-cell>
          <table:table-cell table:number-columns-repeated="2" table:style-name="ce1"/>
          <table:table-cell office:value-type="float" office:value="208040.73684210534" table:formula="of:=[.U5]-[.T$1]" table:style-name="ce1">
            <text:p>208040.7368</text:p>
          </table:table-cell>
          <table:table-cell table:style-name="ce1"/>
          <table:table-cell office:value-type="float" office:value="23.102840105263159" table:formula="of:=[.W5]+[.V$1]" table:style-name="ce1">
            <text:p>23.10284011</text:p>
          </table:table-cell>
          <table:table-cell table:style-name="ce1"/>
          <table:table-cell office:value-type="float" office:value="12.795550947368421" table:formula="of:=[.Y5]+[.X$1]" table:style-name="ce22">
            <text:p>12.80</text:p>
          </table:table-cell>
          <table:table-cell table:style-name="ce1"/>
          <table:table-cell office:value-type="float" office:value="12.082520842105263" table:formula="of:=[.AA5]+[.Z$1]" table:style-name="ce22">
            <text:p>12.08</text:p>
          </table:table-cell>
          <table:table-cell table:style-name="ce1"/>
          <table:table-cell office:value-type="float" office:value="-115250.26315789473" table:formula="of:=[.AC5]-[.T$1]" table:style-name="ce1">
            <text:p>-115250.2632</text:p>
          </table:table-cell>
          <table:table-cell table:style-name="ce1"/>
          <table:table-cell office:value-type="float" office:value="-249280.94736842113" table:formula="of:=[.AE5]-[.AD$1]" table:style-name="ce1">
            <text:p>-249280.9474</text:p>
          </table:table-cell>
          <table:table-cell table:style-name="ce1"/>
          <table:table-cell office:value-type="float" office:value="8.8482051666666663" table:formula="of:=[.AG5]+[.AF$1]" table:style-name="ce1">
            <text:p>8.848205167</text:p>
          </table:table-cell>
          <table:table-cell table:number-columns-repeated="16351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6">
            <text:p>T</text:p>
          </table:table-cell>
          <table:table-cell office:value-type="float" office:value="36.151699999999998" table:style-name="ce17">
            <text:p>36.15</text:p>
          </table:table-cell>
          <table:table-cell office:value-type="string" table:style-name="ce6">
            <text:p>B+T</text:p>
          </table:table-cell>
          <table:table-cell office:value-type="float" office:value="33.191800000000001" table:style-name="ce17">
            <text:p>33.19</text:p>
          </table:table-cell>
          <table:table-cell office:value-type="string" table:style-name="ce6">
            <text:p>B</text:p>
          </table:table-cell>
          <table:table-cell office:value-type="float" office:value="29.3338" table:style-name="ce16">
            <text:p>29.33</text:p>
          </table:table-cell>
          <table:table-cell office:value-type="string" table:style-name="ce6">
            <text:p>B</text:p>
          </table:table-cell>
          <table:table-cell office:value-type="float" office:value="24.45" table:style-name="ce16">
            <text:p>24.45</text:p>
          </table:table-cell>
          <table:table-cell table:style-name="ce1"/>
          <table:table-cell office:value-type="float" office:value="7" table:style-name="ce6">
            <text:p>7</text:p>
          </table:table-cell>
          <table:table-cell office:value-type="float" office:value="44.81" table:style-name="ce16">
            <text:p>44.81</text:p>
          </table:table-cell>
          <table:table-cell office:value-type="float" office:value="7" table:style-name="ce6">
            <text:p>7</text:p>
          </table:table-cell>
          <table:table-cell office:value-type="float" office:value="38.360970000000002" table:style-name="ce7">
            <text:p>38.361</text:p>
          </table:table-cell>
          <table:table-cell office:value-type="float" office:value="7" table:style-name="ce6">
            <text:p>7</text:p>
          </table:table-cell>
          <table:table-cell office:value-type="float" office:value="37.424700000000001" table:style-name="ce7">
            <text:p>37.425</text:p>
          </table:table-cell>
          <table:table-cell office:value-type="float" office:value="7" table:style-name="ce6">
            <text:p>7</text:p>
          </table:table-cell>
          <table:table-cell office:value-type="float" office:value="36.788269999999997" table:style-name="ce16">
            <text:p>36.79</text:p>
          </table:table-cell>
          <table:table-cell table:number-columns-repeated="2" table:style-name="ce1"/>
          <table:table-cell office:value-type="float" office:value="197730.68421052641" table:formula="of:=[.U6]-[.T$1]" table:style-name="ce1">
            <text:p>197730.6842</text:p>
          </table:table-cell>
          <table:table-cell table:style-name="ce1"/>
          <table:table-cell office:value-type="float" office:value="26.798736526315789" table:formula="of:=[.W6]+[.V$1]" table:style-name="ce1">
            <text:p>26.79873653</text:p>
          </table:table-cell>
          <table:table-cell table:style-name="ce1"/>
          <table:table-cell office:value-type="float" office:value="14.554766736842105" table:formula="of:=[.Y6]+[.X$1]" table:style-name="ce22">
            <text:p>14.55</text:p>
          </table:table-cell>
          <table:table-cell table:style-name="ce1"/>
          <table:table-cell office:value-type="float" office:value="13.847217210526315" table:formula="of:=[.AA6]+[.Z$1]" table:style-name="ce22">
            <text:p>13.85</text:p>
          </table:table-cell>
          <table:table-cell table:style-name="ce1"/>
          <table:table-cell office:value-type="float" office:value="-125560.31578947368" table:formula="of:=[.AC6]-[.T$1]" table:style-name="ce1">
            <text:p>-125560.3158</text:p>
          </table:table-cell>
          <table:table-cell table:style-name="ce1"/>
          <table:table-cell office:value-type="float" office:value="-247218.93684210535" table:formula="of:=[.AE6]-[.AD$1]" table:style-name="ce1">
            <text:p>-247218.9368</text:p>
          </table:table-cell>
          <table:table-cell table:style-name="ce1"/>
          <table:table-cell office:value-type="float" office:value="9.9658461999999997" table:formula="of:=[.AG6]+[.AF$1]" table:style-name="ce1">
            <text:p>9.9658462</text:p>
          </table:table-cell>
          <table:table-cell table:number-columns-repeated="16351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6">
            <text:p>B+T</text:p>
          </table:table-cell>
          <table:table-cell office:value-type="float" office:value="44.81" table:style-name="ce16">
            <text:p>44.81</text:p>
          </table:table-cell>
          <table:table-cell office:value-type="string" table:style-name="ce6">
            <text:p>T</text:p>
          </table:table-cell>
          <table:table-cell office:value-type="float" office:value="38.360970000000002" table:style-name="ce16">
            <text:p>38.36</text:p>
          </table:table-cell>
          <table:table-cell office:value-type="string" table:style-name="ce6">
            <text:p>T</text:p>
          </table:table-cell>
          <table:table-cell office:value-type="float" office:value="37.424700000000001" table:style-name="ce16">
            <text:p>37.42</text:p>
          </table:table-cell>
          <table:table-cell office:value-type="string" table:style-name="ce6">
            <text:p>T</text:p>
          </table:table-cell>
          <table:table-cell office:value-type="float" office:value="36.788269999999997" table:style-name="ce16">
            <text:p>36.79</text:p>
          </table:table-cell>
          <table:table-cell table:style-name="ce1"/>
          <table:table-cell office:value-type="float" office:value="9" table:style-name="ce6">
            <text:p>9</text:p>
          </table:table-cell>
          <table:table-cell office:value-type="float" office:value="71.709999999999994" table:style-name="ce16">
            <text:p>71.71</text:p>
          </table:table-cell>
          <table:table-cell office:value-type="float" office:value="8" table:style-name="ce6">
            <text:p>8</text:p>
          </table:table-cell>
          <table:table-cell office:value-type="float" office:value="51.188609999999997" table:style-name="ce7">
            <text:p>51.189</text:p>
          </table:table-cell>
          <table:table-cell table:style-name="ce6"/>
          <table:table-cell table:style-name="ce7"/>
          <table:table-cell office:value-type="float" office:value="8" table:style-name="ce6">
            <text:p>8</text:p>
          </table:table-cell>
          <table:table-cell office:value-type="float" office:value="40.553089999999997" table:style-name="ce16">
            <text:p>40.55</text:p>
          </table:table-cell>
          <table:table-cell table:number-columns-repeated="2" table:style-name="ce1"/>
          <table:table-cell office:value-type="float" office:value="187420.63157894748" table:formula="of:=[.U7]-[.T$1]" table:style-name="ce1">
            <text:p>187420.6316</text:p>
          </table:table-cell>
          <table:table-cell table:style-name="ce1"/>
          <table:table-cell office:value-type="float" office:value="30.494632947368419" table:formula="of:=[.W7]+[.V$1]" table:style-name="ce1">
            <text:p>30.49463295</text:p>
          </table:table-cell>
          <table:table-cell table:style-name="ce1"/>
          <table:table-cell office:value-type="float" office:value="16.31398252631579" table:formula="of:=[.Y7]+[.X$1]" table:style-name="ce22">
            <text:p>16.31</text:p>
          </table:table-cell>
          <table:table-cell table:style-name="ce1"/>
          <table:table-cell office:value-type="float" office:value="15.611913578947368" table:formula="of:=[.AA7]+[.Z$1]" table:style-name="ce22">
            <text:p>15.61</text:p>
          </table:table-cell>
          <table:table-cell table:style-name="ce1"/>
          <table:table-cell office:value-type="float" office:value="-135870.36842105264" table:formula="of:=[.AC7]-[.T$1]" table:style-name="ce1">
            <text:p>-135870.3684</text:p>
          </table:table-cell>
          <table:table-cell table:style-name="ce1"/>
          <table:table-cell office:value-type="float" office:value="-245156.92631578958" table:formula="of:=[.AE7]-[.AD$1]" table:style-name="ce1">
            <text:p>-245156.9263</text:p>
          </table:table-cell>
          <table:table-cell table:style-name="ce1"/>
          <table:table-cell office:value-type="float" office:value="11.083487233333333" table:formula="of:=[.AG7]+[.AF$1]" table:style-name="ce1">
            <text:p>11.08348723</text:p>
          </table:table-cell>
          <table:table-cell table:number-columns-repeated="16351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string" table:style-name="ce6">
            <text:p>T</text:p>
          </table:table-cell>
          <table:table-cell office:value-type="float" office:value="71.711500000000001" table:style-name="ce17">
            <text:p>71.71</text:p>
          </table:table-cell>
          <table:table-cell office:value-type="string" table:style-name="ce6">
            <text:p>B</text:p>
          </table:table-cell>
          <table:table-cell office:value-type="float" office:value="59.774099999999997" table:style-name="ce17">
            <text:p>59.77</text:p>
          </table:table-cell>
          <table:table-cell office:value-type="string" table:style-name="ce40">
            <text:p>B</text:p>
          </table:table-cell>
          <table:table-cell office:value-type="float" office:value="51.838200000000001" table:style-name="ce17">
            <text:p>51.84</text:p>
          </table:table-cell>
          <table:table-cell office:value-type="string" table:style-name="ce6">
            <text:p>B</text:p>
          </table:table-cell>
          <table:table-cell office:value-type="float" office:value="43.119" table:style-name="ce17">
            <text:p>43.12</text:p>
          </table:table-cell>
          <table:table-cell table:style-name="ce1"/>
          <table:table-cell office:value-type="float" office:value="10" table:style-name="ce6">
            <text:p>10</text:p>
          </table:table-cell>
          <table:table-cell office:value-type="float" office:value="79.849999999999994" table:style-name="ce16">
            <text:p>79.85</text:p>
          </table:table-cell>
          <table:table-cell office:value-type="float" office:value="10" table:style-name="ce6">
            <text:p>10</text:p>
          </table:table-cell>
          <table:table-cell office:value-type="float" office:value="74.845389999999995" table:style-name="ce7">
            <text:p>74.845</text:p>
          </table:table-cell>
          <table:table-cell office:value-type="float" office:value="11" table:style-name="ce6">
            <text:p>11</text:p>
          </table:table-cell>
          <table:table-cell office:value-type="float" office:value="73.423199999999994" table:style-name="ce7">
            <text:p>73.423</text:p>
          </table:table-cell>
          <table:table-cell office:value-type="float" office:value="11" table:style-name="ce6">
            <text:p>11</text:p>
          </table:table-cell>
          <table:table-cell office:value-type="float" office:value="64.650000000000006" table:style-name="ce16">
            <text:p>64.65</text:p>
          </table:table-cell>
          <table:table-cell table:number-columns-repeated="2" table:style-name="ce1"/>
          <table:table-cell office:value-type="float" office:value="177110.57894736854" table:formula="of:=[.U8]-[.T$1]" table:style-name="ce1">
            <text:p>177110.5789</text:p>
          </table:table-cell>
          <table:table-cell table:style-name="ce1"/>
          <table:table-cell office:value-type="float" office:value="34.190529368421053" table:formula="of:=[.W8]+[.V$1]" table:style-name="ce1">
            <text:p>34.19052937</text:p>
          </table:table-cell>
          <table:table-cell table:style-name="ce1"/>
          <table:table-cell office:value-type="float" office:value="18.073198315789476" table:formula="of:=[.Y8]+[.X$1]" table:style-name="ce22">
            <text:p>18.07</text:p>
          </table:table-cell>
          <table:table-cell table:style-name="ce1"/>
          <table:table-cell office:value-type="float" office:value="17.376609947368419" table:formula="of:=[.AA8]+[.Z$1]" table:style-name="ce22">
            <text:p>17.38</text:p>
          </table:table-cell>
          <table:table-cell table:style-name="ce1"/>
          <table:table-cell office:value-type="float" office:value="-146180.42105263157" table:formula="of:=[.AC8]-[.T$1]" table:style-name="ce1">
            <text:p>-146180.4211</text:p>
          </table:table-cell>
          <table:table-cell table:style-name="ce1"/>
          <table:table-cell office:value-type="float" office:value="-243094.9157894738" table:formula="of:=[.AE8]-[.AD$1]" table:style-name="ce1">
            <text:p>-243094.9158</text:p>
          </table:table-cell>
          <table:table-cell table:style-name="ce1"/>
          <table:table-cell office:value-type="float" office:value="12.201128266666666" table:formula="of:=[.AG8]+[.AF$1]" table:style-name="ce1">
            <text:p>12.20112827</text:p>
          </table:table-cell>
          <table:table-cell table:number-columns-repeated="16351"/>
        </table:table-row>
        <table:table-row table:style-name="ro1">
          <table:table-cell table:style-name="ce6"/>
          <table:table-cell table:style-name="ce32"/>
          <table:table-cell table:style-name="ce16"/>
          <table:table-cell office:value-type="string" table:style-name="ce40">
            <text:p>T</text:p>
          </table:table-cell>
          <table:table-cell office:value-type="float" office:value="74.845389999999995" table:style-name="ce16">
            <text:p>74.85</text:p>
          </table:table-cell>
          <table:table-cell office:value-type="string" table:style-name="ce6">
            <text:p>T</text:p>
          </table:table-cell>
          <table:table-cell office:value-type="float" office:value="73.423199999999994" table:style-name="ce16">
            <text:p>73.42</text:p>
          </table:table-cell>
          <table:table-cell office:value-type="string" table:style-name="ce6">
            <text:p>B</text:p>
          </table:table-cell>
          <table:table-cell office:value-type="float" office:value="64.650000000000006" table:style-name="ce16">
            <text:p>64.65</text:p>
          </table:table-cell>
          <table:table-cell table:style-name="ce1"/>
          <table:table-cell office:value-type="float" office:value="12" table:style-name="ce6">
            <text:p>12</text:p>
          </table:table-cell>
          <table:table-cell office:value-type="float" office:value="114.07" table:style-name="ce16">
            <text:p>114.07</text:p>
          </table:table-cell>
          <table:table-cell office:value-type="float" office:value="12" table:style-name="ce6">
            <text:p>12</text:p>
          </table:table-cell>
          <table:table-cell office:value-type="float" office:value="93.943989999999999" table:style-name="ce7">
            <text:p>93.944</text:p>
          </table:table-cell>
          <table:table-cell office:value-type="float" office:value="12" table:style-name="ce6">
            <text:p>12</text:p>
          </table:table-cell>
          <table:table-cell office:value-type="float" office:value="81.486999999999995" table:style-name="ce7">
            <text:p>81.487</text:p>
          </table:table-cell>
          <table:table-cell office:value-type="float" office:value="12" table:style-name="ce6">
            <text:p>12</text:p>
          </table:table-cell>
          <table:table-cell office:value-type="float" office:value="72.22" table:style-name="ce16">
            <text:p>72.22</text:p>
          </table:table-cell>
          <table:table-cell table:number-columns-repeated="2" table:style-name="ce1"/>
          <table:table-cell office:value-type="float" office:value="166800.52631578961" table:formula="of:=[.U9]-[.T$1]" table:style-name="ce1">
            <text:p>166800.5263</text:p>
          </table:table-cell>
          <table:table-cell table:style-name="ce1"/>
          <table:table-cell office:value-type="float" office:value="37.886425789473684" table:formula="of:=[.W9]+[.V$1]" table:style-name="ce1">
            <text:p>37.88642579</text:p>
          </table:table-cell>
          <table:table-cell table:style-name="ce1"/>
          <table:table-cell office:value-type="float" office:value="19.832414105263162" table:formula="of:=[.Y9]+[.X$1]" table:style-name="ce22">
            <text:p>19.83</text:p>
          </table:table-cell>
          <table:table-cell table:style-name="ce1"/>
          <table:table-cell office:value-type="float" office:value="19.141306315789471" table:formula="of:=[.AA9]+[.Z$1]" table:style-name="ce22">
            <text:p>19.14</text:p>
          </table:table-cell>
          <table:table-cell table:style-name="ce1"/>
          <table:table-cell office:value-type="float" office:value="-156490.4736842105" table:formula="of:=[.AC9]-[.T$1]" table:style-name="ce1">
            <text:p>-156490.4737</text:p>
          </table:table-cell>
          <table:table-cell table:style-name="ce1"/>
          <table:table-cell office:value-type="float" office:value="-241032.90526315803" table:formula="of:=[.AE9]-[.AD$1]" table:style-name="ce1">
            <text:p>-241032.9053</text:p>
          </table:table-cell>
          <table:table-cell table:style-name="ce1"/>
          <table:table-cell office:value-type="float" office:value="13.3187693" table:formula="of:=[.AG9]+[.AF$1]" table:style-name="ce1">
            <text:p>13.3187693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#k_red_min = pi()*f_min*chord/v_max</text:p>
          </table:table-cell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repeated="11" table:style-name="ce1"/>
          <table:table-cell office:value-type="float" office:value="156490.47368421068" table:formula="of:=[.U10]-[.T$1]" table:style-name="ce1">
            <text:p>156490.4737</text:p>
          </table:table-cell>
          <table:table-cell table:style-name="ce1"/>
          <table:table-cell office:value-type="float" office:value="41.582322210526314" table:formula="of:=[.W10]+[.V$1]" table:style-name="ce1">
            <text:p>41.58232221</text:p>
          </table:table-cell>
          <table:table-cell table:style-name="ce1"/>
          <table:table-cell office:value-type="float" office:value="21.591629894736847" table:formula="of:=[.Y10]+[.X$1]" table:style-name="ce22">
            <text:p>21.59</text:p>
          </table:table-cell>
          <table:table-cell table:style-name="ce1"/>
          <table:table-cell office:value-type="float" office:value="20.906002684210524" table:formula="of:=[.AA10]+[.Z$1]" table:style-name="ce22">
            <text:p>20.91</text:p>
          </table:table-cell>
          <table:table-cell table:style-name="ce1"/>
          <table:table-cell office:value-type="float" office:value="-166800.52631578944" table:formula="of:=[.AC10]-[.T$1]" table:style-name="ce1">
            <text:p>-166800.5263</text:p>
          </table:table-cell>
          <table:table-cell table:style-name="ce1"/>
          <table:table-cell office:value-type="float" office:value="-238970.89473684225" table:formula="of:=[.AE10]-[.AD$1]" table:style-name="ce1">
            <text:p>-238970.8947</text:p>
          </table:table-cell>
          <table:table-cell table:style-name="ce1"/>
          <table:table-cell office:value-type="float" office:value="14.436410333333333" table:formula="of:=[.AG10]+[.AF$1]" table:style-name="ce1">
            <text:p>14.43641033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#k_red_max = pi()*f_max*chord/v_min</text:p>
          </table:table-cell>
          <table:table-cell table:number-columns-repeated="2" table:style-name="ce1"/>
          <table:table-cell office:value-type="float" office:value="3.6963157894736836" table:formula="of:=(74.85-4.62)/19" table:style-name="ce1">
            <text:p>3.696315789</text:p>
          </table:table-cell>
          <table:table-cell table:style-name="ce1"/>
          <table:table-cell office:value-type="float" office:value="3.6538736842105259" table:formula="of:=([.G10]-[.G4])/19" table:style-name="ce1">
            <text:p>3.653873684</text:p>
          </table:table-cell>
          <table:table-cell table:number-columns-repeated="2" table:style-name="ce1"/>
          <table:table-cell office:value-type="string" table:style-name="ce35">
            <text:p>red. Freq</text:p>
          </table:table-cell>
          <table:table-cell office:value-type="string" table:style-name="ce1">
            <text:p>63.7-259.5</text:p>
          </table:table-cell>
          <table:table-cell table:number-columns-repeated="4" table:style-name="ce1"/>
          <table:table-cell office:value-type="string" table:number-columns-spanned="2" table:number-rows-spanned="1" table:style-name="ce28">
            <text:p>TAS [mm/s]</text:p>
          </table:table-cell>
          <table:covered-table-cell/>
          <table:table-cell table:number-columns-repeated="4" table:style-name="ce1"/>
          <table:table-cell office:value-type="float" office:value="146180.42105263175" table:formula="of:=[.U11]-[.T$1]" table:style-name="ce1">
            <text:p>146180.4211</text:p>
          </table:table-cell>
          <table:table-cell table:style-name="ce1"/>
          <table:table-cell office:value-type="float" office:value="45.278218631578945" table:formula="of:=[.W11]+[.V$1]" table:style-name="ce1">
            <text:p>45.27821863</text:p>
          </table:table-cell>
          <table:table-cell table:style-name="ce1"/>
          <table:table-cell office:value-type="float" office:value="23.350845684210533" table:formula="of:=[.Y11]+[.X$1]" table:style-name="ce22">
            <text:p>23.35</text:p>
          </table:table-cell>
          <table:table-cell table:style-name="ce1"/>
          <table:table-cell office:value-type="float" office:value="22.670699052631576" table:formula="of:=[.AA11]+[.Z$1]" table:style-name="ce22">
            <text:p>22.67</text:p>
          </table:table-cell>
          <table:table-cell table:style-name="ce1"/>
          <table:table-cell office:value-type="float" office:value="-177110.57894736837" table:formula="of:=[.AC11]-[.T$1]" table:style-name="ce1">
            <text:p>-177110.5789</text:p>
          </table:table-cell>
          <table:table-cell table:style-name="ce1"/>
          <table:table-cell office:value-type="float" office:value="-236908.88421052648" table:formula="of:=[.AE11]-[.AD$1]" table:style-name="ce1">
            <text:p>-236908.8842</text:p>
          </table:table-cell>
          <table:table-cell table:style-name="ce1"/>
          <table:table-cell office:value-type="float" office:value="15.554051366666666" table:formula="of:=[.AG11]+[.AF$1]" table:style-name="ce1">
            <text:p>15.55405137</text:p>
          </table:table-cell>
          <table:table-cell table:number-columns-repeated="16351"/>
        </table:table-row>
        <table:table-row table:style-name="ro1">
          <table:table-cell office:value-type="float" office:value="3.4763157894736842" table:formula="of:=(71.71-5.66)/19" table:style-name="ce1">
            <text:p>3.476315789</text:p>
          </table:table-cell>
          <table:table-cell office:value-type="float" office:value="5.66" table:style-name="ce1">
            <text:p>5.66</text:p>
          </table:table-cell>
          <table:table-cell office:value-type="float" office:value="0.14384539633719307" table:formula="of:=PI()*2100*[.B13]/[.U1]" table:style-name="ce1">
            <text:p>0.143845396</text:p>
          </table:table-cell>
          <table:table-cell office:value-type="float" office:value="4.62" table:style-name="ce1">
            <text:p>4.62</text:p>
          </table:table-cell>
          <table:table-cell office:value-type="float" office:value="0.11741444011975828" table:formula="of:=2100*PI()*[.D13]/[.U1]" table:style-name="ce1">
            <text:p>0.11741444</text:p>
          </table:table-cell>
          <table:table-cell office:value-type="float" office:value="3.9996" table:style-name="ce7">
            <text:p>4.000</text:p>
          </table:table-cell>
          <table:table-cell office:value-type="float" office:value="0.10164735816081931" table:formula="of:=PI()*2100*[.F13]/[.U1]" table:style-name="ce1">
            <text:p>0.101647358</text:p>
          </table:table-cell>
          <table:table-cell table:style-name="ce1"/>
          <table:table-cell office:value-type="float" office:value="8.2826458769146516E-2" table:formula="of:=PI()*2100*[.AA1]/[.U1]" table:style-name="ce1">
            <text:p>0.082826459</text:p>
          </table:table-cell>
          <table:table-cell table:number-columns-repeated="5" table:style-name="ce1"/>
          <table:table-cell office:value-type="string" table:style-name="ce8">
            <text:p>V_s</text:p>
          </table:table-cell>
          <table:table-cell office:value-type="float" office:value="63700" table:formula="of:=-1*[.AC1]" table:style-name="ce8">
            <text:p>63700</text:p>
          </table:table-cell>
          <table:table-cell table:number-columns-repeated="4" table:style-name="ce1"/>
          <table:table-cell office:value-type="float" office:value="135870.36842105282" table:formula="of:=[.U12]-[.T$1]" table:style-name="ce1">
            <text:p>135870.3684</text:p>
          </table:table-cell>
          <table:table-cell table:style-name="ce1"/>
          <table:table-cell office:value-type="float" office:value="48.974115052631575" table:formula="of:=[.W12]+[.V$1]" table:style-name="ce1">
            <text:p>48.97411505</text:p>
          </table:table-cell>
          <table:table-cell table:style-name="ce1"/>
          <table:table-cell office:value-type="float" office:value="25.110061473684219" table:formula="of:=[.Y12]+[.X$1]" table:style-name="ce22">
            <text:p>25.11</text:p>
          </table:table-cell>
          <table:table-cell table:style-name="ce1"/>
          <table:table-cell office:value-type="float" office:value="24.435395421052629" table:formula="of:=[.AA12]+[.Z$1]" table:style-name="ce22">
            <text:p>24.44</text:p>
          </table:table-cell>
          <table:table-cell table:style-name="ce1"/>
          <table:table-cell office:value-type="float" office:value="-187420.6315789473" table:formula="of:=[.AC12]-[.T$1]" table:style-name="ce1">
            <text:p>-187420.6316</text:p>
          </table:table-cell>
          <table:table-cell table:style-name="ce1"/>
          <table:table-cell office:value-type="float" office:value="-234846.8736842107" table:formula="of:=[.AE12]-[.AD$1]" table:style-name="ce1">
            <text:p>-234846.8737</text:p>
          </table:table-cell>
          <table:table-cell table:style-name="ce1"/>
          <table:table-cell office:value-type="float" office:value="16.671692399999998" table:formula="of:=[.AG12]+[.AF$1]" table:style-name="ce1">
            <text:p>16.6716924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float" office:value="9.1363157894736844" table:formula="of:=[.B13]+[.A$13]" table:style-name="ce1">
            <text:p>9.136315789</text:p>
          </table:table-cell>
          <table:table-cell office:value-type="float" office:value="0.24179715306360516" table:formula="of:=PI()*2100*[.B14]/[.U2]" table:style-name="ce1">
            <text:p>0.241797153</text:p>
          </table:table-cell>
          <table:table-cell office:value-type="float" office:value="8.3163157894736841" table:formula="of:=[.D13]+[.D$12]" table:style-name="ce1">
            <text:p>8.316315789</text:p>
          </table:table-cell>
          <table:table-cell office:value-type="float" office:value="0.22009544418215476" table:formula="of:=2100*PI()*[.D14]/[.U2]" table:style-name="ce1">
            <text:p>0.220095444</text:p>
          </table:table-cell>
          <table:table-cell office:value-type="float" office:value="7.6534736842105264" table:formula="of:=[.F13]+[.F$12]" table:style-name="ce12">
            <text:p>7.653</text:p>
          </table:table-cell>
          <table:table-cell office:value-type="float" office:value="0.20255299734948562" table:formula="of:=PI()*2100*[.F14]/[.U2]" table:style-name="ce1">
            <text:p>0.202552997</text:p>
          </table:table-cell>
          <table:table-cell table:style-name="ce1"/>
          <table:table-cell office:value-type="float" office:value="0.13295566154014568" table:formula="of:=PI()*2100*[.AA2]/[.U2]" table:style-name="ce1">
            <text:p>0.132955662</text:p>
          </table:table-cell>
          <table:table-cell table:number-columns-repeated="5" table:style-name="ce1"/>
          <table:table-cell table:style-name="ce8"/>
          <table:table-cell office:value-type="float" office:value="74010.052631578947" table:formula="of:=-1*[.AC2]" table:style-name="ce8">
            <text:p>74010.05263</text:p>
          </table:table-cell>
          <table:table-cell table:number-columns-repeated="4" table:style-name="ce1"/>
          <table:table-cell office:value-type="float" office:value="125560.31578947387" table:formula="of:=[.U13]-[.T$1]" table:style-name="ce1">
            <text:p>125560.3158</text:p>
          </table:table-cell>
          <table:table-cell table:style-name="ce1"/>
          <table:table-cell office:value-type="float" office:value="52.670011473684205" table:formula="of:=[.W13]+[.V$1]" table:style-name="ce1">
            <text:p>52.67001147</text:p>
          </table:table-cell>
          <table:table-cell table:style-name="ce1"/>
          <table:table-cell office:value-type="float" office:value="26.869277263157905" table:formula="of:=[.Y13]+[.X$1]" table:style-name="ce22">
            <text:p>26.87</text:p>
          </table:table-cell>
          <table:table-cell table:style-name="ce1"/>
          <table:table-cell office:value-type="float" office:value="26.200091789473682" table:formula="of:=[.AA13]+[.Z$1]" table:style-name="ce22">
            <text:p>26.20</text:p>
          </table:table-cell>
          <table:table-cell table:style-name="ce1"/>
          <table:table-cell office:value-type="float" office:value="-197730.68421052623" table:formula="of:=[.AC13]-[.T$1]" table:style-name="ce1">
            <text:p>-197730.6842</text:p>
          </table:table-cell>
          <table:table-cell table:style-name="ce1"/>
          <table:table-cell office:value-type="float" office:value="-232784.86315789493" table:formula="of:=[.AE13]-[.AD$1]" table:style-name="ce1">
            <text:p>-232784.8632</text:p>
          </table:table-cell>
          <table:table-cell table:style-name="ce1"/>
          <table:table-cell office:value-type="float" office:value="17.789333433333329" table:formula="of:=[.AG13]+[.AF$1]" table:style-name="ce1">
            <text:p>17.78933343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float" office:value="12.612631578947369" table:formula="of:=[.B14]+[.A$13]" table:style-name="ce1">
            <text:p>12.61263158</text:p>
          </table:table-cell>
          <table:table-cell office:value-type="float" office:value="0.34820088272435329" table:formula="of:=PI()*2100*[.B15]/[.U3]" table:style-name="ce1">
            <text:p>0.348200883</text:p>
          </table:table-cell>
          <table:table-cell office:value-type="float" office:value="12.012631578947367" table:formula="of:=[.D14]+[.D$12]" table:style-name="ce1">
            <text:p>12.01263158</text:p>
          </table:table-cell>
          <table:table-cell office:value-type="float" office:value="0.33163649421217817" table:formula="of:=2100*PI()*[.D15]/[.U3]" table:style-name="ce1">
            <text:p>0.331636494</text:p>
          </table:table-cell>
          <table:table-cell office:value-type="float" office:value="11.307347368421052" table:formula="of:=[.F14]+[.F$12]" table:style-name="ce12">
            <text:p>11.307</text:p>
          </table:table-cell>
          <table:table-cell office:value-type="float" office:value="0.31216549142107725" table:formula="of:=PI()*2100*[.F15]/[.U3]" table:style-name="ce1">
            <text:p>0.312165491</text:p>
          </table:table-cell>
          <table:table-cell table:style-name="ce1"/>
          <table:table-cell office:value-type="float" office:value="0.18741036779571971" table:formula="of:=PI()*2100*[.AA3]/[.U3]" table:style-name="ce1">
            <text:p>0.187410368</text:p>
          </table:table-cell>
          <table:table-cell table:number-columns-repeated="5" table:style-name="ce1"/>
          <table:table-cell table:style-name="ce8"/>
          <table:table-cell office:value-type="float" office:value="84320.105263157893" table:formula="of:=-1*[.AC3]" table:style-name="ce8">
            <text:p>84320.10526</text:p>
          </table:table-cell>
          <table:table-cell table:number-columns-repeated="4" table:style-name="ce1"/>
          <table:table-cell office:value-type="float" office:value="115250.26315789492" table:formula="of:=[.U14]-[.T$1]" table:style-name="ce1">
            <text:p>115250.2632</text:p>
          </table:table-cell>
          <table:table-cell table:style-name="ce1"/>
          <table:table-cell office:value-type="float" office:value="56.365907894736836" table:formula="of:=[.W14]+[.V$1]" table:style-name="ce1">
            <text:p>56.36590789</text:p>
          </table:table-cell>
          <table:table-cell table:style-name="ce1"/>
          <table:table-cell office:value-type="float" office:value="28.62849305263159" table:formula="of:=[.Y14]+[.X$1]" table:style-name="ce22">
            <text:p>28.63</text:p>
          </table:table-cell>
          <table:table-cell table:style-name="ce1"/>
          <table:table-cell office:value-type="float" office:value="27.964788157894734" table:formula="of:=[.AA14]+[.Z$1]" table:style-name="ce22">
            <text:p>27.96</text:p>
          </table:table-cell>
          <table:table-cell table:style-name="ce1"/>
          <table:table-cell office:value-type="float" office:value="-208040.73684210517" table:formula="of:=[.AC14]-[.T$1]" table:style-name="ce1">
            <text:p>-208040.7368</text:p>
          </table:table-cell>
          <table:table-cell table:style-name="ce1"/>
          <table:table-cell office:value-type="float" office:value="-230722.85263157915" table:formula="of:=[.AE14]-[.AD$1]" table:style-name="ce1">
            <text:p>-230722.8526</text:p>
          </table:table-cell>
          <table:table-cell table:style-name="ce1"/>
          <table:table-cell office:value-type="float" office:value="18.906974466666661" table:formula="of:=[.AG14]+[.AF$1]" table:style-name="ce1">
            <text:p>18.90697447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float" office:value="16.088947368421053" table:formula="of:=[.B15]+[.A$13]" table:style-name="ce1">
            <text:p>16.08894737</text:p>
          </table:table-cell>
          <table:table-cell office:value-type="float" office:value="0.46419985434168959" table:formula="of:=PI()*2100*[.B16]/[.U4]" table:style-name="ce1">
            <text:p>0.464199854</text:p>
          </table:table-cell>
          <table:table-cell office:value-type="float" office:value="15.70894736842105" table:formula="of:=[.D15]+[.D$12]" table:style-name="ce1">
            <text:p>15.70894737</text:p>
          </table:table-cell>
          <table:table-cell office:value-type="float" office:value="0.45323605785391763" table:formula="of:=2100*PI()*[.D16]/[.U4]" table:style-name="ce1">
            <text:p>0.453236058</text:p>
          </table:table-cell>
          <table:table-cell office:value-type="float" office:value="14.961221052631577" table:formula="of:=[.F15]+[.F$12]" table:style-name="ce12">
            <text:p>14.961</text:p>
          </table:table-cell>
          <table:table-cell office:value-type="float" office:value="0.43166258639374061" table:formula="of:=PI()*2100*[.F16]/[.U4]" table:style-name="ce1">
            <text:p>0.431662586</text:p>
          </table:table-cell>
          <table:table-cell table:style-name="ce1"/>
          <table:table-cell office:value-type="float" office:value="0.24677567336828296" table:formula="of:=PI()*2100*[.AA4]/[.U4]" table:style-name="ce1">
            <text:p>0.246775673</text:p>
          </table:table-cell>
          <table:table-cell table:number-columns-repeated="5" table:style-name="ce1"/>
          <table:table-cell table:style-name="ce8"/>
          <table:table-cell office:value-type="float" office:value="94630.15789473684" table:formula="of:=-1*[.AC4]" table:style-name="ce8">
            <text:p>94630.15789</text:p>
          </table:table-cell>
          <table:table-cell table:number-columns-repeated="4" table:style-name="ce1"/>
          <table:table-cell office:value-type="float" office:value="104940.21052631598" table:formula="of:=[.U15]-[.T$1]" table:style-name="ce1">
            <text:p>104940.2105</text:p>
          </table:table-cell>
          <table:table-cell table:style-name="ce1"/>
          <table:table-cell office:value-type="float" office:value="60.061804315789466" table:formula="of:=[.W15]+[.V$1]" table:style-name="ce1">
            <text:p>60.06180432</text:p>
          </table:table-cell>
          <table:table-cell table:style-name="ce1"/>
          <table:table-cell office:value-type="float" office:value="30.387708842105276" table:formula="of:=[.Y15]+[.X$1]" table:style-name="ce22">
            <text:p>30.39</text:p>
          </table:table-cell>
          <table:table-cell table:style-name="ce1"/>
          <table:table-cell office:value-type="float" office:value="29.729484526315787" table:formula="of:=[.AA15]+[.Z$1]" table:style-name="ce22">
            <text:p>29.73</text:p>
          </table:table-cell>
          <table:table-cell table:style-name="ce1"/>
          <table:table-cell office:value-type="float" office:value="-218350.7894736841" table:formula="of:=[.AC15]-[.T$1]" table:style-name="ce1">
            <text:p>-218350.7895</text:p>
          </table:table-cell>
          <table:table-cell table:style-name="ce1"/>
          <table:table-cell office:value-type="float" office:value="-228660.84210526338" table:formula="of:=[.AE15]-[.AD$1]" table:style-name="ce1">
            <text:p>-228660.8421</text:p>
          </table:table-cell>
          <table:table-cell table:style-name="ce1"/>
          <table:table-cell office:value-type="float" office:value="20.024615499999992" table:formula="of:=[.AG15]+[.AF$1]" table:style-name="ce1">
            <text:p>20.0246155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19.565263157894737" table:formula="of:=[.B16]+[.A$13]" table:style-name="ce1">
            <text:p>19.56526316</text:p>
          </table:table-cell>
          <table:table-cell office:value-type="float" office:value="0.59115326771274268" table:formula="of:=PI()*2100*[.B17]/[.U5]" table:style-name="ce1">
            <text:p>0.591153268</text:p>
          </table:table-cell>
          <table:table-cell office:value-type="float" office:value="19.405263157894733" table:formula="of:=[.D16]+[.D$12]" table:style-name="ce1">
            <text:p>19.40526316</text:p>
          </table:table-cell>
          <table:table-cell office:value-type="float" office:value="0.58631895896510522" table:formula="of:=2100*PI()*[.D17]/[.U5]" table:style-name="ce1">
            <text:p>0.586318959</text:p>
          </table:table-cell>
          <table:table-cell office:value-type="float" office:value="18.615094736842103" table:formula="of:=[.F16]+[.F$12]" table:style-name="ce12">
            <text:p>18.615</text:p>
          </table:table-cell>
          <table:table-cell office:value-type="float" office:value="0.5624444707775953" table:formula="of:=PI()*2100*[.F17]/[.U5]" table:style-name="ce1">
            <text:p>0.562444471</text:p>
          </table:table-cell>
          <table:table-cell table:style-name="ce1"/>
          <table:table-cell office:value-type="float" office:value="0.31174718193574458" table:formula="of:=PI()*2100*[.AA5]/[.U5]" table:style-name="ce1">
            <text:p>0.311747182</text:p>
          </table:table-cell>
          <table:table-cell table:number-columns-repeated="5" table:style-name="ce1"/>
          <table:table-cell table:style-name="ce8"/>
          <table:table-cell office:value-type="float" office:value="104940.21052631579" table:formula="of:=-1*[.AC5]" table:style-name="ce8">
            <text:p>104940.2105</text:p>
          </table:table-cell>
          <table:table-cell table:number-columns-repeated="4" table:style-name="ce1"/>
          <table:table-cell office:value-type="float" office:value="94630.157894737029" table:formula="of:=[.U16]-[.T$1]" table:style-name="ce1">
            <text:p>94630.15789</text:p>
          </table:table-cell>
          <table:table-cell table:style-name="ce1"/>
          <table:table-cell office:value-type="float" office:value="63.757700736842096" table:formula="of:=[.W16]+[.V$1]" table:style-name="ce1">
            <text:p>63.75770074</text:p>
          </table:table-cell>
          <table:table-cell table:style-name="ce1"/>
          <table:table-cell office:value-type="float" office:value="32.146924631578962" table:formula="of:=[.Y16]+[.X$1]" table:style-name="ce22">
            <text:p>32.15</text:p>
          </table:table-cell>
          <table:table-cell table:style-name="ce1"/>
          <table:table-cell office:value-type="float" office:value="31.494180894736839" table:formula="of:=[.AA16]+[.Z$1]" table:style-name="ce22">
            <text:p>31.49</text:p>
          </table:table-cell>
          <table:table-cell table:style-name="ce1"/>
          <table:table-cell office:value-type="float" office:value="-228660.84210526303" table:formula="of:=[.AC16]-[.T$1]" table:style-name="ce1">
            <text:p>-228660.8421</text:p>
          </table:table-cell>
          <table:table-cell table:style-name="ce1"/>
          <table:table-cell office:value-type="float" office:value="-226598.8315789476" table:formula="of:=[.AE16]-[.AD$1]" table:style-name="ce1">
            <text:p>-226598.8316</text:p>
          </table:table-cell>
          <table:table-cell table:style-name="ce1"/>
          <table:table-cell office:value-type="float" office:value="21.142256533333324" table:formula="of:=[.AG16]+[.AF$1]" table:style-name="ce1">
            <text:p>21.14225653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23.041578947368421" table:formula="of:=[.B17]+[.A$13]" table:style-name="ce1">
            <text:p>23.04157895</text:p>
          </table:table-cell>
          <table:table-cell office:value-type="float" office:value="0.73068975873947195" table:formula="of:=PI()*2100*[.B18]/[.U6]" table:style-name="ce1">
            <text:p>0.730689759</text:p>
          </table:table-cell>
          <table:table-cell office:value-type="float" office:value="23.101578947368417" table:formula="of:=[.D17]+[.D$12]" table:style-name="ce1">
            <text:p>23.10157895</text:p>
          </table:table-cell>
          <table:table-cell office:value-type="float" office:value="0.73259246625897423" table:formula="of:=2100*PI()*[.D18]/[.U6]" table:style-name="ce1">
            <text:p>0.732592466</text:p>
          </table:table-cell>
          <table:table-cell office:value-type="float" office:value="22.26896842105263" table:formula="of:=[.F17]+[.F$12]" table:style-name="ce12">
            <text:p>22.269</text:p>
          </table:table-cell>
          <table:table-cell office:value-type="float" office:value="0.70618889443834132" table:formula="of:=PI()*2100*[.F18]/[.U6]" table:style-name="ce1">
            <text:p>0.706188894</text:p>
          </table:table-cell>
          <table:table-cell table:style-name="ce1"/>
          <table:table-cell office:value-type="float" office:value="0.38315838768032201" table:formula="of:=PI()*2100*[.AA6]/[.U6]" table:style-name="ce1">
            <text:p>0.383158388</text:p>
          </table:table-cell>
          <table:table-cell table:number-columns-repeated="5" table:style-name="ce1"/>
          <table:table-cell table:style-name="ce8"/>
          <table:table-cell office:value-type="float" office:value="115250.26315789473" table:formula="of:=-1*[.AC6]" table:style-name="ce8">
            <text:p>115250.2632</text:p>
          </table:table-cell>
          <table:table-cell table:number-columns-repeated="4" table:style-name="ce1"/>
          <table:table-cell office:value-type="float" office:value="84320.105263158082" table:formula="of:=[.U17]-[.T$1]" table:style-name="ce1">
            <text:p>84320.10526</text:p>
          </table:table-cell>
          <table:table-cell table:style-name="ce1"/>
          <table:table-cell office:value-type="float" office:value="67.453597157894734" table:formula="of:=[.W17]+[.V$1]" table:style-name="ce1">
            <text:p>67.45359716</text:p>
          </table:table-cell>
          <table:table-cell table:style-name="ce1"/>
          <table:table-cell office:value-type="float" office:value="33.906140421052648" table:formula="of:=[.Y17]+[.X$1]" table:style-name="ce22">
            <text:p>33.91</text:p>
          </table:table-cell>
          <table:table-cell table:style-name="ce1"/>
          <table:table-cell office:value-type="float" office:value="33.258877263157892" table:formula="of:=[.AA17]+[.Z$1]" table:style-name="ce22">
            <text:p>33.26</text:p>
          </table:table-cell>
          <table:table-cell table:style-name="ce1"/>
          <table:table-cell office:value-type="float" office:value="-238970.89473684196" table:formula="of:=[.AC17]-[.T$1]" table:style-name="ce1">
            <text:p>-238970.8947</text:p>
          </table:table-cell>
          <table:table-cell table:style-name="ce1"/>
          <table:table-cell office:value-type="float" office:value="-224536.82105263183" table:formula="of:=[.AE17]-[.AD$1]" table:style-name="ce1">
            <text:p>-224536.8211</text:p>
          </table:table-cell>
          <table:table-cell table:style-name="ce1"/>
          <table:table-cell office:value-type="float" office:value="22.259897566666655" table:formula="of:=[.AG17]+[.AF$1]" table:style-name="ce1">
            <text:p>22.25989757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26.517894736842106" table:formula="of:=[.B18]+[.A$13]" table:style-name="ce1">
            <text:p>26.51789474</text:p>
          </table:table-cell>
          <table:table-cell office:value-type="float" office:value="0.88477764397449399" table:formula="of:=PI()*2100*[.B19]/[.U7]" table:style-name="ce1">
            <text:p>0.884777644</text:p>
          </table:table-cell>
          <table:table-cell office:value-type="float" office:value="26.7978947368421" table:formula="of:=[.D18]+[.D$12]" table:style-name="ce1">
            <text:p>26.79789474</text:p>
          </table:table-cell>
          <table:table-cell office:value-type="float" office:value="0.89411992935466289" table:formula="of:=2100*PI()*[.D19]/[.U7]" table:style-name="ce1">
            <text:p>0.894119929</text:p>
          </table:table-cell>
          <table:table-cell office:value-type="float" office:value="25.922842105263157" table:formula="of:=[.F18]+[.F$12]" table:style-name="ce12">
            <text:p>25.923</text:p>
          </table:table-cell>
          <table:table-cell office:value-type="float" office:value="0.86492353147295464" table:formula="of:=PI()*2100*[.F19]/[.U7]" table:style-name="ce1">
            <text:p>0.864923531</text:p>
          </table:table-cell>
          <table:table-cell table:style-name="ce1"/>
          <table:table-cell office:value-type="float" office:value="0.46201662464972659" table:formula="of:=PI()*2100*[.AA7]/[.U7]" table:style-name="ce1">
            <text:p>0.462016625</text:p>
          </table:table-cell>
          <table:table-cell table:number-columns-repeated="5" table:style-name="ce1"/>
          <table:table-cell table:style-name="ce8"/>
          <table:table-cell office:value-type="float" office:value="125560.31578947368" table:formula="of:=-1*[.AC7]" table:style-name="ce8">
            <text:p>125560.3158</text:p>
          </table:table-cell>
          <table:table-cell table:number-columns-repeated="4" table:style-name="ce1"/>
          <table:table-cell office:value-type="float" office:value="74010.052631579136" table:formula="of:=[.U18]-[.T$1]" table:style-name="ce1">
            <text:p>74010.05263</text:p>
          </table:table-cell>
          <table:table-cell table:style-name="ce1"/>
          <table:table-cell office:value-type="float" office:value="71.149493578947371" table:formula="of:=[.W18]+[.V$1]" table:style-name="ce1">
            <text:p>71.14949358</text:p>
          </table:table-cell>
          <table:table-cell table:style-name="ce1"/>
          <table:table-cell office:value-type="float" office:value="35.665356210526333" table:formula="of:=[.Y18]+[.X$1]" table:style-name="ce22">
            <text:p>35.67</text:p>
          </table:table-cell>
          <table:table-cell table:style-name="ce1"/>
          <table:table-cell office:value-type="float" office:value="35.023573631578941" table:formula="of:=[.AA18]+[.Z$1]" table:style-name="ce22">
            <text:p>35.02</text:p>
          </table:table-cell>
          <table:table-cell table:style-name="ce1"/>
          <table:table-cell office:value-type="float" office:value="-249280.94736842089" table:formula="of:=[.AC18]-[.T$1]" table:style-name="ce1">
            <text:p>-249280.9474</text:p>
          </table:table-cell>
          <table:table-cell table:style-name="ce1"/>
          <table:table-cell office:value-type="float" office:value="-222474.81052631605" table:formula="of:=[.AE18]-[.AD$1]" table:style-name="ce1">
            <text:p>-222474.8105</text:p>
          </table:table-cell>
          <table:table-cell table:style-name="ce1"/>
          <table:table-cell office:value-type="float" office:value="23.377538599999987" table:formula="of:=[.AG18]+[.AF$1]" table:style-name="ce1">
            <text:p>23.3775386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29.99421052631579" table:formula="of:=[.B19]+[.A$13]" table:style-name="ce1">
            <text:p>29.99421053</text:p>
          </table:table-cell>
          <table:table-cell office:value-type="float" office:value="1.0558183501799501" table:formula="of:=PI()*2100*[.B20]/[.U8]" table:style-name="ce1">
            <text:p>1.05581835</text:p>
          </table:table-cell>
          <table:table-cell office:value-type="float" office:value="30.494210526315783" table:formula="of:=[.D19]+[.D$12]" table:style-name="ce1">
            <text:p>30.49421053</text:p>
          </table:table-cell>
          <table:table-cell office:value-type="float" office:value="1.0734187192454003" table:formula="of:=2100*PI()*[.D20]/[.U8]" table:style-name="ce1">
            <text:p>1.073418719</text:p>
          </table:table-cell>
          <table:table-cell office:value-type="float" office:value="29.576715789473685" table:formula="of:=[.F19]+[.F$12]" table:style-name="ce12">
            <text:p>29.577</text:p>
          </table:table-cell>
          <table:table-cell office:value-type="float" office:value="1.0411222272773417" table:formula="of:=PI()*2100*[.F20]/[.U8]" table:style-name="ce1">
            <text:p>1.041122227</text:p>
          </table:table-cell>
          <table:table-cell table:style-name="ce1"/>
          <table:table-cell office:value-type="float" office:value="0.5495508816147805" table:formula="of:=PI()*2100*[.AA8]/[.U8]" table:style-name="ce1">
            <text:p>0.549550882</text:p>
          </table:table-cell>
          <table:table-cell table:number-columns-repeated="5" table:style-name="ce1"/>
          <table:table-cell table:style-name="ce8"/>
          <table:table-cell office:value-type="float" office:value="135870.36842105264" table:formula="of:=-1*[.AC8]" table:style-name="ce8">
            <text:p>135870.3684</text:p>
          </table:table-cell>
          <table:table-cell table:number-columns-repeated="4" table:style-name="ce1"/>
          <table:table-cell office:value-type="float" office:value="63700.000000000189" table:formula="of:=[.U19]-[.T$1]" table:style-name="ce1">
            <text:p>63700</text:p>
          </table:table-cell>
          <table:table-cell table:style-name="ce1"/>
          <table:table-cell office:value-type="float" office:value="74.845390000000009" table:formula="of:=[.W19]+[.V$1]" table:style-name="ce1">
            <text:p>74.84539</text:p>
          </table:table-cell>
          <table:table-cell table:style-name="ce1"/>
          <table:table-cell office:value-type="float" office:value="37.424572000000019" table:formula="of:=[.Y19]+[.X$1]" table:style-name="ce22">
            <text:p>37.42</text:p>
          </table:table-cell>
          <table:table-cell table:style-name="ce1"/>
          <table:table-cell office:value-type="float" office:value="36.78826999999999" table:formula="of:=[.AA19]+[.Z$1]" table:style-name="ce22">
            <text:p>36.79</text:p>
          </table:table-cell>
          <table:table-cell table:style-name="ce1"/>
          <table:table-cell office:value-type="float" office:value="-259590.99999999983" table:formula="of:=[.AC19]-[.T$1]" table:style-name="ce1">
            <text:p>-259591</text:p>
          </table:table-cell>
          <table:table-cell table:style-name="ce1"/>
          <table:table-cell office:value-type="float" office:value="-220412.80000000028" table:formula="of:=[.AE19]-[.AD$1]" table:style-name="ce1">
            <text:p>-220412.8</text:p>
          </table:table-cell>
          <table:table-cell table:style-name="ce1"/>
          <table:table-cell office:value-type="float" office:value="24.495179633333318" table:formula="of:=[.AG19]+[.AF$1]" table:style-name="ce1">
            <text:p>24.49517963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33.470526315789471" table:formula="of:=[.B20]+[.A$13]" table:style-name="ce1">
            <text:p>33.47052632</text:p>
          </table:table-cell>
          <table:table-cell office:value-type="float" office:value="1.2467724765052139" table:formula="of:=PI()*2100*[.B21]/[.U9]" table:style-name="ce1">
            <text:p>1.246772477</text:p>
          </table:table-cell>
          <table:table-cell office:value-type="float" office:value="34.190526315789469" table:formula="of:=[.D20]+[.D$12]" table:style-name="ce1">
            <text:p>34.19052632</text:p>
          </table:table-cell>
          <table:table-cell office:value-type="float" office:value="1.2735923769338571" table:formula="of:=2100*PI()*[.D21]/[.U9]" table:style-name="ce1">
            <text:p>1.273592377</text:p>
          </table:table-cell>
          <table:table-cell office:value-type="float" office:value="33.230589473684212" table:formula="of:=[.F20]+[.F$12]" table:style-name="ce12">
            <text:p>33.231</text:p>
          </table:table-cell>
          <table:table-cell office:value-type="float" office:value="1.2378348623185111" table:formula="of:=PI()*2100*[.F21]/[.U9]" table:style-name="ce1">
            <text:p>1.237834862</text:p>
          </table:table-cell>
          <table:table-cell table:style-name="ce1"/>
          <table:table-cell office:value-type="float" office:value="0.64727631746637659" table:formula="of:=PI()*2100*[.AA9]/[.U9]" table:style-name="ce1">
            <text:p>0.647276317</text:p>
          </table:table-cell>
          <table:table-cell table:number-columns-repeated="5" table:style-name="ce1"/>
          <table:table-cell table:style-name="ce8"/>
          <table:table-cell office:value-type="float" office:value="146180.42105263157" table:formula="of:=-1*[.AC9]" table:style-name="ce8">
            <text:p>146180.4211</text:p>
          </table:table-cell>
          <table:table-cell table:number-columns-repeated="14" table:style-name="ce1"/>
          <table:table-cell office:value-type="float" office:value="-218350.7894736845" table:formula="of:=[.AE20]-[.AD$1]" table:style-name="ce1">
            <text:p>-218350.7895</text:p>
          </table:table-cell>
          <table:table-cell table:style-name="ce1"/>
          <table:table-cell office:value-type="float" office:value="25.61282066666665" table:formula="of:=[.AG20]+[.AF$1]" table:style-name="ce1">
            <text:p>25.61282067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36.946842105263158" table:formula="of:=[.B21]+[.A$13]" table:style-name="ce1">
            <text:p>36.94684211</text:p>
          </table:table-cell>
          <table:table-cell office:value-type="float" office:value="1.461332608592155" table:formula="of:=PI()*2100*[.B22]/[.U10]" table:style-name="ce1">
            <text:p>1.461332609</text:p>
          </table:table-cell>
          <table:table-cell office:value-type="float" office:value="37.886842105263156" table:formula="of:=[.D21]+[.D$12]" table:style-name="ce1">
            <text:p>37.88684211</text:p>
          </table:table-cell>
          <table:table-cell office:value-type="float" office:value="1.4985117712432694" table:formula="of:=2100*PI()*[.D22]/[.U10]" table:style-name="ce1">
            <text:p>1.498511771</text:p>
          </table:table-cell>
          <table:table-cell office:value-type="float" office:value="36.884463157894736" table:formula="of:=[.F21]+[.F$12]" table:style-name="ce12">
            <text:p>36.884</text:p>
          </table:table-cell>
          <table:table-cell office:value-type="float" office:value="1.4588653777089469" table:formula="of:=PI()*2100*[.F22]/[.U10]" table:style-name="ce1">
            <text:p>1.458865378</text:p>
          </table:table-cell>
          <table:table-cell table:style-name="ce1"/>
          <table:table-cell office:value-type="float" office:value="0.75708270305270486" table:formula="of:=PI()*2100*[.AA10]/[.U10]" table:style-name="ce1">
            <text:p>0.757082703</text:p>
          </table:table-cell>
          <table:table-cell table:number-columns-repeated="5" table:style-name="ce1"/>
          <table:table-cell table:style-name="ce8"/>
          <table:table-cell office:value-type="float" office:value="156490.4736842105" table:formula="of:=-1*[.AC10]" table:style-name="ce8">
            <text:p>156490.4737</text:p>
          </table:table-cell>
          <table:table-cell table:number-columns-repeated="14" table:style-name="ce1"/>
          <table:table-cell office:value-type="float" office:value="-216288.77894736873" table:formula="of:=[.AE21]-[.AD$1]" table:style-name="ce1">
            <text:p>-216288.7789</text:p>
          </table:table-cell>
          <table:table-cell table:style-name="ce1"/>
          <table:table-cell office:value-type="float" office:value="26.730461699999982" table:formula="of:=[.AG21]+[.AF$1]" table:style-name="ce1">
            <text:p>26.7304617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40.423157894736846" table:formula="of:=[.B22]+[.A$13]" table:style-name="ce1">
            <text:p>40.42315789</text:p>
          </table:table-cell>
          <table:table-cell office:value-type="float" office:value="1.7041644456893175" table:formula="of:=PI()*2100*[.B23]/[.U11]" table:style-name="ce1">
            <text:p>1.704164446</text:p>
          </table:table-cell>
          <table:table-cell office:value-type="float" office:value="41.583157894736843" table:formula="of:=[.D22]+[.D$12]" table:style-name="ce1">
            <text:p>41.58315789</text:p>
          </table:table-cell>
          <table:table-cell office:value-type="float" office:value="1.7530678678847662" table:formula="of:=2100*PI()*[.D23]/[.U11]" table:style-name="ce1">
            <text:p>1.753067868</text:p>
          </table:table-cell>
          <table:table-cell office:value-type="float" office:value="40.538336842105259" table:formula="of:=[.F22]+[.F$12]" table:style-name="ce12">
            <text:p>40.538</text:p>
          </table:table-cell>
          <table:table-cell office:value-type="float" office:value="1.7090201738713735" table:formula="of:=PI()*2100*[.F23]/[.U11]" table:style-name="ce1">
            <text:p>1.709020174</text:p>
          </table:table-cell>
          <table:table-cell table:style-name="ce1"/>
          <table:table-cell office:value-type="float" office:value="0.88135782386649542" table:formula="of:=PI()*2100*[.AA11]/[.U11]" table:style-name="ce1">
            <text:p>0.881357824</text:p>
          </table:table-cell>
          <table:table-cell table:number-columns-repeated="5" table:style-name="ce1"/>
          <table:table-cell table:style-name="ce8"/>
          <table:table-cell office:value-type="float" office:value="166800.52631578944" table:formula="of:=-1*[.AC11]" table:style-name="ce8">
            <text:p>166800.5263</text:p>
          </table:table-cell>
          <table:table-cell table:number-columns-repeated="4" table:style-name="ce1"/>
          <table:table-cell office:value-type="string" table:style-name="ce1">
            <text:p>Flughöhe:</text:p>
          </table:table-cell>
          <table:table-cell table:number-columns-repeated="9" table:style-name="ce1"/>
          <table:table-cell office:value-type="float" office:value="-214226.76842105296" table:formula="of:=[.AE22]-[.AD$1]" table:style-name="ce1">
            <text:p>-214226.7684</text:p>
          </table:table-cell>
          <table:table-cell table:style-name="ce1"/>
          <table:table-cell office:value-type="float" office:value="27.848102733333313" table:formula="of:=[.AG22]+[.AF$1]" table:style-name="ce1">
            <text:p>27.84810273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43.899473684210534" table:formula="of:=[.B23]+[.A$13]" table:style-name="ce1">
            <text:p>43.89947368</text:p>
          </table:table-cell>
          <table:table-cell office:value-type="float" office:value="1.9812499674190247" table:formula="of:=PI()*2100*[.B24]/[.U12]" table:style-name="ce1">
            <text:p>1.981249967</text:p>
          </table:table-cell>
          <table:table-cell office:value-type="float" office:value="45.279473684210529" table:formula="of:=[.D23]+[.D$12]" table:style-name="ce1">
            <text:p>45.27947368</text:p>
          </table:table-cell>
          <table:table-cell office:value-type="float" office:value="2.0435314647942797" table:formula="of:=2100*PI()*[.D24]/[.U12]" table:style-name="ce1">
            <text:p>2.043531465</text:p>
          </table:table-cell>
          <table:table-cell office:value-type="float" office:value="44.192210526315783" table:formula="of:=[.F23]+[.F$12]" table:style-name="ce12">
            <text:p>44.192</text:p>
          </table:table-cell>
          <table:table-cell office:value-type="float" office:value="1.9944616260155599" table:formula="of:=PI()*2100*[.F24]/[.U12]" table:style-name="ce1">
            <text:p>1.994461626</text:p>
          </table:table-cell>
          <table:table-cell table:style-name="ce1"/>
          <table:table-cell office:value-type="float" office:value="1.0231631040157099" table:formula="of:=PI()*2100*[.AA12]/[.U12]" table:style-name="ce1">
            <text:p>1.023163104</text:p>
          </table:table-cell>
          <table:table-cell table:number-columns-repeated="5" table:style-name="ce1"/>
          <table:table-cell table:style-name="ce8"/>
          <table:table-cell office:value-type="float" office:value="177110.57894736837" table:formula="of:=-1*[.AC12]" table:style-name="ce8">
            <text:p>177110.5789</text:p>
          </table:table-cell>
          <table:table-cell table:number-columns-repeated="14" table:style-name="ce1"/>
          <table:table-cell office:value-type="float" office:value="-212164.75789473718" table:formula="of:=[.AE23]-[.AD$1]" table:style-name="ce1">
            <text:p>-212164.7579</text:p>
          </table:table-cell>
          <table:table-cell table:style-name="ce1"/>
          <table:table-cell office:value-type="float" office:value="28.965743766666645" table:formula="of:=[.AG23]+[.AF$1]" table:style-name="ce1">
            <text:p>28.96574377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47.375789473684222" table:formula="of:=[.B24]+[.A$13]" table:style-name="ce1">
            <text:p>47.37578947</text:p>
          </table:table-cell>
          <table:table-cell office:value-type="float" office:value="2.3003868406785792" table:formula="of:=PI()*2100*[.B25]/[.U13]" table:style-name="ce1">
            <text:p>2.300386841</text:p>
          </table:table-cell>
          <table:table-cell office:value-type="float" office:value="48.975789473684216" table:formula="of:=[.D24]+[.D$12]" table:style-name="ce1">
            <text:p>48.97578947</text:p>
          </table:table-cell>
          <table:table-cell office:value-type="float" office:value="2.3780767110949905" table:formula="of:=2100*PI()*[.D25]/[.U13]" table:style-name="ce1">
            <text:p>2.378076711</text:p>
          </table:table-cell>
          <table:table-cell office:value-type="float" office:value="47.846084210526307" table:formula="of:=[.F24]+[.F$12]" table:style-name="ce12">
            <text:p>47.846</text:p>
          </table:table-cell>
          <table:table-cell office:value-type="float" office:value="2.3232225514053177" table:formula="of:=PI()*2100*[.F25]/[.U13]" table:style-name="ce1">
            <text:p>2.323222551</text:p>
          </table:table-cell>
          <table:table-cell table:style-name="ce1"/>
          <table:table-cell office:value-type="float" office:value="1.1864891898970986" table:formula="of:=PI()*2100*[.AA13]/[.U13]" table:style-name="ce1">
            <text:p>1.18648919</text:p>
          </table:table-cell>
          <table:table-cell table:number-columns-repeated="5" table:style-name="ce1"/>
          <table:table-cell table:style-name="ce8"/>
          <table:table-cell office:value-type="float" office:value="187420.6315789473" table:formula="of:=-1*[.AC13]" table:style-name="ce8">
            <text:p>187420.6316</text:p>
          </table:table-cell>
          <table:table-cell table:number-columns-repeated="4" table:style-name="ce1"/>
          <table:table-cell office:value-type="string" table:style-name="ce1">
            <text:p>h = 4023 m = 13200 ft</text:p>
          </table:table-cell>
          <table:table-cell table:number-columns-repeated="9" table:style-name="ce1"/>
          <table:table-cell office:value-type="float" office:value="-210102.74736842141" table:formula="of:=[.AE24]-[.AD$1]" table:style-name="ce1">
            <text:p>-210102.7474</text:p>
          </table:table-cell>
          <table:table-cell table:style-name="ce1"/>
          <table:table-cell office:value-type="float" office:value="30.083384799999976" table:formula="of:=[.AG24]+[.AF$1]" table:style-name="ce1">
            <text:p>30.0833848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50.85210526315791" table:formula="of:=[.B25]+[.A$13]" table:style-name="ce1">
            <text:p>50.85210526</text:p>
          </table:table-cell>
          <table:table-cell office:value-type="float" office:value="2.6719338713878877" table:formula="of:=PI()*2100*[.B26]/[.U14]" table:style-name="ce1">
            <text:p>2.671933871</text:p>
          </table:table-cell>
          <table:table-cell office:value-type="float" office:value="52.672105263157903" table:formula="of:=[.D25]+[.D$12]" table:style-name="ce1">
            <text:p>52.67210526</text:p>
          </table:table-cell>
          <table:table-cell office:value-type="float" office:value="2.7675625502943069" table:formula="of:=2100*PI()*[.D26]/[.U14]" table:style-name="ce1">
            <text:p>2.76756255</text:p>
          </table:table-cell>
          <table:table-cell office:value-type="float" office:value="51.499957894736831" table:formula="of:=[.F25]+[.F$12]" table:style-name="ce12">
            <text:p>51.500</text:p>
          </table:table-cell>
          <table:table-cell office:value-type="float" office:value="2.7059741413241185" table:formula="of:=PI()*2100*[.F26]/[.U14]" table:style-name="ce1">
            <text:p>2.705974141</text:p>
          </table:table-cell>
          <table:table-cell table:style-name="ce1"/>
          <table:table-cell office:value-type="float" office:value="1.3766374533265318" table:formula="of:=PI()*2100*[.AA14]/[.U14]" table:style-name="ce1">
            <text:p>1.376637453</text:p>
          </table:table-cell>
          <table:table-cell table:number-columns-repeated="5" table:style-name="ce1"/>
          <table:table-cell table:style-name="ce8"/>
          <table:table-cell office:value-type="float" office:value="197730.68421052623" table:formula="of:=-1*[.AC14]" table:style-name="ce8">
            <text:p>197730.6842</text:p>
          </table:table-cell>
          <table:table-cell table:number-columns-repeated="14" table:style-name="ce1"/>
          <table:table-cell office:value-type="float" office:value="-208040.73684210563" table:formula="of:=[.AE25]-[.AD$1]" table:style-name="ce1">
            <text:p>-208040.7368</text:p>
          </table:table-cell>
          <table:table-cell table:style-name="ce1"/>
          <table:table-cell office:value-type="float" office:value="31.201025833333308" table:formula="of:=[.AG25]+[.AF$1]" table:style-name="ce1">
            <text:p>31.20102583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54.328421052631597" table:formula="of:=[.B26]+[.A$13]" table:style-name="ce1">
            <text:p>54.32842105</text:p>
          </table:table-cell>
          <table:table-cell office:value-type="float" office:value="3.1099565757617635" table:formula="of:=PI()*2100*[.B27]/[.U15]" table:style-name="ce1">
            <text:p>3.109956576</text:p>
          </table:table-cell>
          <table:table-cell office:value-type="float" office:value="56.368421052631589" table:formula="of:=[.D26]+[.D$12]" table:style-name="ce1">
            <text:p>56.36842105</text:p>
          </table:table-cell>
          <table:table-cell office:value-type="float" office:value="3.2267336013338448" table:formula="of:=2100*PI()*[.D27]/[.U15]" table:style-name="ce1">
            <text:p>3.226733601</text:p>
          </table:table-cell>
          <table:table-cell office:value-type="float" office:value="55.153831578947354" table:formula="of:=[.F26]+[.F$12]" table:style-name="ce12">
            <text:p>55.154</text:p>
          </table:table-cell>
          <table:table-cell office:value-type="float" office:value="3.1572060787710972" table:formula="of:=PI()*2100*[.F27]/[.U15]" table:style-name="ce1">
            <text:p>3.157206079</text:p>
          </table:table-cell>
          <table:table-cell table:style-name="ce1"/>
          <table:table-cell office:value-type="float" office:value="1.6008062656040827" table:formula="of:=PI()*2100*[.AA15]/[.U15]" table:style-name="ce1">
            <text:p>1.600806266</text:p>
          </table:table-cell>
          <table:table-cell table:number-columns-repeated="5" table:style-name="ce1"/>
          <table:table-cell table:style-name="ce8"/>
          <table:table-cell office:value-type="float" office:value="208040.73684210517" table:formula="of:=-1*[.AC15]" table:style-name="ce8">
            <text:p>208040.7368</text:p>
          </table:table-cell>
          <table:table-cell table:number-columns-repeated="4" table:style-name="ce1"/>
          <table:table-cell office:value-type="string" table:style-name="ce41">
            <text:p>Stallspeed:</text:p>
          </table:table-cell>
          <table:table-cell table:number-columns-repeated="9" table:style-name="ce1"/>
          <table:table-cell office:value-type="float" office:value="-205978.72631578986" table:formula="of:=[.AE26]-[.AD$1]" table:style-name="ce1">
            <text:p>-205978.7263</text:p>
          </table:table-cell>
          <table:table-cell table:style-name="ce1"/>
          <table:table-cell office:value-type="float" office:value="32.318666866666639" table:formula="of:=[.AG26]+[.AF$1]" table:style-name="ce1">
            <text:p>32.31866687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57.804736842105285" table:formula="of:=[.B27]+[.A$13]" table:style-name="ce1">
            <text:p>57.80473684</text:p>
          </table:table-cell>
          <table:table-cell office:value-type="float" office:value="3.6340480446877876" table:formula="of:=PI()*2100*[.B28]/[.U16]" table:style-name="ce1">
            <text:p>3.634048045</text:p>
          </table:table-cell>
          <table:table-cell office:value-type="float" office:value="60.064736842105276" table:formula="of:=[.D27]+[.D$12]" table:style-name="ce1">
            <text:p>60.06473684</text:p>
          </table:table-cell>
          <table:table-cell office:value-type="float" office:value="3.7761289368373046" table:formula="of:=2100*PI()*[.D28]/[.U16]" table:style-name="ce1">
            <text:p>3.776128937</text:p>
          </table:table-cell>
          <table:table-cell office:value-type="float" office:value="58.807705263157878" table:formula="of:=[.F27]+[.F$12]" table:style-name="ce12">
            <text:p>58.808</text:p>
          </table:table-cell>
          <table:table-cell office:value-type="float" office:value="3.6971023137413028" table:formula="of:=PI()*2100*[.F28]/[.U16]" table:style-name="ce1">
            <text:p>3.697102314</text:p>
          </table:table-cell>
          <table:table-cell table:style-name="ce1"/>
          <table:table-cell office:value-type="float" office:value="1.8690228693116024" table:formula="of:=PI()*2100*[.AA16]/[.U16]" table:style-name="ce1">
            <text:p>1.869022869</text:p>
          </table:table-cell>
          <table:table-cell table:number-columns-repeated="5" table:style-name="ce1"/>
          <table:table-cell table:style-name="ce8"/>
          <table:table-cell office:value-type="float" office:value="218350.7894736841" table:formula="of:=-1*[.AC16]" table:style-name="ce8">
            <text:p>218350.7895</text:p>
          </table:table-cell>
          <table:table-cell table:number-columns-repeated="14" table:style-name="ce1"/>
          <table:table-cell office:value-type="float" office:value="-203916.71578947408" table:formula="of:=[.AE27]-[.AD$1]" table:style-name="ce1">
            <text:p>-203916.7158</text:p>
          </table:table-cell>
          <table:table-cell table:style-name="ce1"/>
          <table:table-cell office:value-type="float" office:value="33.436307899999974" table:formula="of:=[.AG27]+[.AF$1]" table:style-name="ce1">
            <text:p>33.4363079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61.281052631578973" table:formula="of:=[.B28]+[.A$13]" table:style-name="ce1">
            <text:p>61.28105263</text:p>
          </table:table-cell>
          <table:table-cell office:value-type="float" office:value="4.2723401183385628" table:formula="of:=PI()*2100*[.B29]/[.U17]" table:style-name="ce1">
            <text:p>4.272340118</text:p>
          </table:table-cell>
          <table:table-cell office:value-type="float" office:value="63.761052631578963" table:formula="of:=[.D28]+[.D$12]" table:style-name="ce1">
            <text:p>63.76105263</text:p>
          </table:table-cell>
          <table:table-cell office:value-type="float" office:value="4.4452386414298521" table:formula="of:=2100*PI()*[.D29]/[.U17]" table:style-name="ce1">
            <text:p>4.445238641</text:p>
          </table:table-cell>
          <table:table-cell office:value-type="float" office:value="62.461578947368402" table:formula="of:=[.F28]+[.F$12]" table:style-name="ce12">
            <text:p>62.462</text:p>
          </table:table-cell>
          <table:table-cell office:value-type="float" office:value="4.35464304433469" table:formula="of:=PI()*2100*[.F29]/[.U17]" table:style-name="ce1">
            <text:p>4.354643044</text:p>
          </table:table-cell>
          <table:table-cell table:style-name="ce1"/>
          <table:table-cell office:value-type="float" office:value="2.1956844204314248" table:formula="of:=PI()*2100*[.AA17]/[.U17]" table:style-name="ce1">
            <text:p>2.19568442</text:p>
          </table:table-cell>
          <table:table-cell table:number-columns-repeated="5" table:style-name="ce1"/>
          <table:table-cell table:style-name="ce8"/>
          <table:table-cell office:value-type="float" office:value="228660.84210526303" table:formula="of:=-1*[.AC17]" table:style-name="ce8">
            <text:p>228660.8421</text:p>
          </table:table-cell>
          <table:table-cell table:number-columns-repeated="4" table:style-name="ce1"/>
          <table:table-cell office:value-type="string" table:style-name="ce41">
            <text:p>v_MO = 52.0 m/s (EAS) ≈ 63.7 m/s (TAS)           (EAS: equivalent air speed; TAS: true air speed)</text:p>
          </table:table-cell>
          <table:table-cell table:number-columns-repeated="9" table:style-name="ce1"/>
          <table:table-cell office:value-type="float" office:value="-201854.70526315831" table:formula="of:=[.AE28]-[.AD$1]" table:style-name="ce1">
            <text:p>-201854.7053</text:p>
          </table:table-cell>
          <table:table-cell table:style-name="ce1"/>
          <table:table-cell office:value-type="float" office:value="34.553948933333309" table:formula="of:=[.AG28]+[.AF$1]" table:style-name="ce1">
            <text:p>34.55394893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64.757368421052661" table:formula="of:=[.B29]+[.A$13]" table:style-name="ce1">
            <text:p>64.75736842</text:p>
          </table:table-cell>
          <table:table-cell office:value-type="float" office:value="5.0667236687046673" table:formula="of:=PI()*2100*[.B30]/[.U18]" table:style-name="ce1">
            <text:p>5.066723669</text:p>
          </table:table-cell>
          <table:table-cell office:value-type="float" office:value="67.457368421052649" table:formula="of:=[.D29]+[.D$12]" table:style-name="ce1">
            <text:p>67.45736842</text:p>
          </table:table-cell>
          <table:table-cell office:value-type="float" office:value="5.2779761367875908" table:formula="of:=2100*PI()*[.D30]/[.U18]" table:style-name="ce1">
            <text:p>5.277976137</text:p>
          </table:table-cell>
          <table:table-cell office:value-type="float" office:value="66.115452631578933" table:formula="of:=[.F29]+[.F$12]" table:style-name="ce12">
            <text:p>66.115</text:p>
          </table:table-cell>
          <table:table-cell office:value-type="float" office:value="5.1729824247558254" table:formula="of:=PI()*2100*[.F30]/[.U18]" table:style-name="ce1">
            <text:p>5.172982425</text:p>
          </table:table-cell>
          <table:table-cell table:style-name="ce1"/>
          <table:table-cell office:value-type="float" office:value="2.602229595373764" table:formula="of:=PI()*2100*[.AA18]/[.U18]" table:style-name="ce1">
            <text:p>2.602229595</text:p>
          </table:table-cell>
          <table:table-cell table:number-columns-repeated="5" table:style-name="ce1"/>
          <table:table-cell table:style-name="ce8"/>
          <table:table-cell office:value-type="float" office:value="238970.89473684196" table:formula="of:=-1*[.AC18]" table:style-name="ce8">
            <text:p>238970.8947</text:p>
          </table:table-cell>
          <table:table-cell table:number-columns-repeated="14" table:style-name="ce1"/>
          <table:table-cell office:value-type="float" office:value="-199792.69473684253" table:formula="of:=[.AE29]-[.AD$1]" table:style-name="ce1">
            <text:p>-199792.6947</text:p>
          </table:table-cell>
          <table:table-cell table:style-name="ce1"/>
          <table:table-cell office:value-type="float" office:value="35.671589966666645" table:formula="of:=[.AG29]+[.AF$1]" table:style-name="ce1">
            <text:p>35.67158997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68.233684210526349" table:formula="of:=[.B30]+[.A$13]" table:style-name="ce1">
            <text:p>68.23368421</text:p>
          </table:table-cell>
          <table:table-cell office:value-type="float" office:value="6.0824321856859278" table:formula="of:=PI()*2100*[.B31]/[.U19]" table:style-name="ce1">
            <text:p>6.082432186</text:p>
          </table:table-cell>
          <table:table-cell office:value-type="float" office:value="71.153684210526336" table:formula="of:=[.D30]+[.D$12]" table:style-name="ce1">
            <text:p>71.15368421</text:p>
          </table:table-cell>
          <table:table-cell office:value-type="float" office:value="6.3427244766225339" table:formula="of:=2100*PI()*[.D31]/[.U19]" table:style-name="ce1">
            <text:p>6.342724477</text:p>
          </table:table-cell>
          <table:table-cell office:value-type="float" office:value="69.769326315789456" table:formula="of:=[.F30]+[.F$12]" table:style-name="ce12">
            <text:p>69.769</text:p>
          </table:table-cell>
          <table:table-cell office:value-type="float" office:value="6.2193211588495059" table:formula="of:=PI()*2100*[.F31]/[.U19]" table:style-name="ce1">
            <text:p>6.219321159</text:p>
          </table:table-cell>
          <table:table-cell table:style-name="ce1"/>
          <table:table-cell office:value-type="float" office:value="3.1220432251200791" table:formula="of:=PI()*2100*[.AA19]/[.U19]" table:style-name="ce1">
            <text:p>3.122043225</text:p>
          </table:table-cell>
          <table:table-cell table:number-columns-repeated="5" table:style-name="ce1"/>
          <table:table-cell table:style-name="ce8"/>
          <table:table-cell office:value-type="float" office:value="249280.94736842089" table:formula="of:=-1*[.AC19]" table:style-name="ce8">
            <text:p>249280.9474</text:p>
          </table:table-cell>
          <table:table-cell table:number-columns-repeated="4" table:style-name="ce1"/>
          <table:table-cell office:value-type="string" table:style-name="ce1">
            <text:p>max. Betriebsgeschwindigkeit (maximum operating speed):</text:p>
          </table:table-cell>
          <table:table-cell table:number-columns-repeated="9" table:style-name="ce1"/>
          <table:table-cell office:value-type="float" office:value="-197730.68421052676" table:formula="of:=[.AE30]-[.AD$1]" table:style-name="ce1">
            <text:p>-197730.6842</text:p>
          </table:table-cell>
          <table:table-cell table:style-name="ce1"/>
          <table:table-cell office:value-type="float" office:value="36.78923099999998" table:formula="of:=[.AG30]+[.AF$1]" table:style-name="ce1">
            <text:p>36.789231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71.710000000000036" table:formula="of:=[.B31]+[.A$13]" table:style-name="ce1">
            <text:p>71.71</text:p>
          </table:table-cell>
          <table:table-cell office:value-type="float" office:value="7.4269321710634122" table:formula="of:=PI()*2100*[.B32]/[.U20]" table:style-name="ce1">
            <text:p>7.426932171</text:p>
          </table:table-cell>
          <table:table-cell office:value-type="float" office:value="74.850000000000023" table:formula="of:=[.D31]+[.D$12]" table:style-name="ce1">
            <text:p>74.85</text:p>
          </table:table-cell>
          <table:table-cell office:value-type="float" office:value="7.7521387952042433" table:formula="of:=2100*PI()*[.D32]/[.U20]" table:style-name="ce1">
            <text:p>7.752138795</text:p>
          </table:table-cell>
          <table:table-cell office:value-type="float" office:value="73.42319999999998" table:formula="of:=[.F31]+[.F$12]" table:style-name="ce12">
            <text:p>73.423</text:p>
          </table:table-cell>
          <table:table-cell office:value-type="float" office:value="7.6043665622984626" table:formula="of:=PI()*2100*[.F32]/[.U20]" table:style-name="ce1">
            <text:p>7.604366562</text:p>
          </table:table-cell>
          <table:table-cell table:style-name="ce1"/>
          <table:table-cell office:value-type="float" office:value="3.8101239155036506" table:formula="of:=PI()*2100*[.AA20]/[.U20]" table:style-name="ce1">
            <text:p>3.810123916</text:p>
          </table:table-cell>
          <table:table-cell table:number-columns-repeated="5" table:style-name="ce1"/>
          <table:table-cell office:value-type="string" table:style-name="ce8">
            <text:p>V_d</text:p>
          </table:table-cell>
          <table:table-cell office:value-type="float" office:value="259590.99999999983" table:formula="of:=-1*[.AC20]" table:style-name="ce8">
            <text:p>259591</text:p>
          </table:table-cell>
          <table:table-cell table:number-columns-repeated="16368" table:style-name="ce1"/>
        </table:table-row>
        <table:table-row table:style-name="ro1">
          <table:table-cell table:number-columns-repeated="9"/>
          <table:table-cell table:number-columns-repeated="11" table:style-name="ce1"/>
          <table:table-cell office:value-type="string" table:style-name="ce41">
            <text:p>v_MO = 127.2 m/s (EAS) ≈ 155.8 m/s (TAS)</text:p>
          </table:table-cell>
          <table:table-cell table:number-columns-repeated="8" table:style-name="ce1"/>
          <table:table-cell office:value-type="float" office:value="-773.25394736841986" table:formula="of:=([.AC20]-[.AC17])/40" table:style-name="ce1">
            <text:p>-773.2539474</text:p>
          </table:table-cell>
          <table:table-cell office:value-type="float" office:value="-228661" table:style-name="ce1">
            <text:p>-228661</text:p>
          </table:table-cell>
          <table:table-cell table:number-columns-repeated="16353"/>
        </table:table-row>
        <table:table-row table:style-name="ro1">
          <table:table-cell table:number-columns-repeated="9"/>
          <table:table-cell table:number-columns-repeated="21" table:style-name="ce1"/>
          <table:table-cell office:value-type="float" office:value="-229434.25394736842" table:formula="of:=[.AE33]+[.AD$33]" table:style-name="ce1">
            <text:p>-229434.2539</text:p>
          </table:table-cell>
          <table:table-cell table:number-columns-repeated="16353"/>
        </table:table-row>
        <table:table-row table:style-name="ro1">
          <table:table-cell table:number-columns-repeated="9"/>
          <table:table-cell table:number-columns-repeated="11" table:style-name="ce1"/>
          <table:table-cell office:value-type="string" table:style-name="ce41">
            <text:p>Dive speed:</text:p>
          </table:table-cell>
          <table:table-cell table:number-columns-repeated="9" table:style-name="ce1"/>
          <table:table-cell office:value-type="float" office:value="-230207.50789473683" table:formula="of:=[.AE34]+[.AD$33]" table:style-name="ce1">
            <text:p>-230207.5079</text:p>
          </table:table-cell>
          <table:table-cell table:number-columns-repeated="16353"/>
        </table:table-row>
        <table:table-row table:style-name="ro1">
          <table:table-cell table:number-columns-repeated="9"/>
          <table:table-cell table:number-columns-repeated="21" table:style-name="ce1"/>
          <table:table-cell office:value-type="float" office:value="-230980.76184210525" table:formula="of:=[.AE35]+[.AD$33]" table:style-name="ce1">
            <text:p>-230980.7618</text:p>
          </table:table-cell>
          <table:table-cell table:number-columns-repeated="16353"/>
        </table:table-row>
        <table:table-row table:style-name="ro1">
          <table:table-cell table:number-columns-repeated="9"/>
          <table:table-cell table:number-columns-repeated="11" table:style-name="ce1"/>
          <table:table-cell office:value-type="string" table:style-name="ce41">
            <text:p>                v_D = 159.0 m/s (EAS) ≈ 194.7 m/s (TAS)</text:p>
          </table:table-cell>
          <table:table-cell table:number-columns-repeated="9" table:style-name="ce1"/>
          <table:table-cell office:value-type="float" office:value="-231754.01578947366" table:formula="of:=[.AE36]+[.AD$33]" table:style-name="ce1">
            <text:p>-231754.0158</text:p>
          </table:table-cell>
          <table:table-cell table:number-columns-repeated="16353"/>
        </table:table-row>
        <table:table-row table:style-name="ro1">
          <table:table-cell table:number-columns-repeated="9"/>
          <table:table-cell table:number-columns-repeated="21" table:style-name="ce1"/>
          <table:table-cell office:value-type="float" office:value="-232527.26973684208" table:formula="of:=[.AE37]+[.AD$33]" table:style-name="ce1">
            <text:p>-232527.2697</text:p>
          </table:table-cell>
          <table:table-cell table:number-columns-repeated="16353"/>
        </table:table-row>
        <table:table-row table:style-name="ro1">
          <table:table-cell table:number-columns-repeated="9"/>
          <table:table-cell table:number-columns-repeated="11" table:style-name="ce1"/>
          <table:table-cell office:value-type="string" table:style-name="ce41">
            <text:p>1.5 * Dive speed:</text:p>
          </table:table-cell>
          <table:table-cell table:number-columns-repeated="9" table:style-name="ce1"/>
          <table:table-cell office:value-type="float" office:value="-233300.52368421049" table:formula="of:=[.AE38]+[.AD$33]" table:style-name="ce1">
            <text:p>-233300.5237</text:p>
          </table:table-cell>
          <table:table-cell table:number-columns-repeated="16353"/>
        </table:table-row>
        <table:table-row table:style-name="ro1">
          <table:table-cell table:number-columns-repeated="9"/>
          <table:table-cell office:value-type="float" office:value="1" table:style-name="ce42">
            <text:p>1</text:p>
          </table:table-cell>
          <table:table-cell office:value-type="string" table:style-name="ce1">
            <text:p>Mode</text:p>
          </table:table-cell>
          <table:table-cell office:value-type="string" table:style-name="ce1">
            <text:p>5,85 B 4,84 B 4,24 B 3,57 B</text:p>
          </table:table-cell>
          <table:table-cell table:number-columns-repeated="18" table:style-name="ce1"/>
          <table:table-cell office:value-type="float" office:value="-234073.77763157891" table:formula="of:=[.AE39]+[.AD$33]" table:style-name="ce1">
            <text:p>-234073.7776</text:p>
          </table:table-cell>
          <table:table-cell table:number-columns-repeated="16353"/>
        </table:table-row>
        <table:table-row table:style-name="ro1">
          <table:table-cell table:number-columns-repeated="9"/>
          <table:table-cell office:value-type="float" office:value="2" table:style-name="ce42">
            <text:p>2</text:p>
          </table:table-cell>
          <table:table-cell office:value-type="string" table:style-name="ce1">
            <text:p>Mode</text:p>
          </table:table-cell>
          <table:table-cell office:value-type="string" table:style-name="ce1">
            <text:p>13,25 B 12,74 B 12,07 B 10,75 B</text:p>
          </table:table-cell>
          <table:table-cell table:number-columns-repeated="8" table:style-name="ce1"/>
          <table:table-cell office:value-type="string" table:style-name="ce41">
            <text:p>                v_D = 238.5 m/s (EAS) ≈ 292.0 m/s (TAS)</text:p>
          </table:table-cell>
          <table:table-cell table:number-columns-repeated="9" table:style-name="ce1"/>
          <table:table-cell office:value-type="float" office:value="-234847.03157894732" table:formula="of:=[.AE40]+[.AD$33]" table:style-name="ce1">
            <text:p>-234847.0316</text:p>
          </table:table-cell>
          <table:table-cell table:number-columns-repeated="16353"/>
        </table:table-row>
        <table:table-row table:style-name="ro1">
          <table:table-cell table:number-columns-repeated="9"/>
          <table:table-cell office:value-type="float" office:value="3" table:style-name="ce42">
            <text:p>3</text:p>
          </table:table-cell>
          <table:table-cell office:value-type="string" table:style-name="ce1">
            <text:p>Mode</text:p>
          </table:table-cell>
          <table:table-cell office:value-type="string" table:style-name="ce1">
            <text:p>20,40 B 16,95 B 15,60 B 14,81 B+T</text:p>
          </table:table-cell>
          <table:table-cell table:number-columns-repeated="18" table:style-name="ce1"/>
          <table:table-cell office:value-type="float" office:value="-235620.28552631574" table:formula="of:=[.AE41]+[.AD$33]" table:style-name="ce1">
            <text:p>-235620.2855</text:p>
          </table:table-cell>
          <table:table-cell table:number-columns-repeated="16353"/>
        </table:table-row>
        <table:table-row table:style-name="ro1">
          <table:table-cell table:number-columns-repeated="9"/>
          <table:table-cell office:value-type="float" office:value="4" table:style-name="ce42">
            <text:p>4</text:p>
          </table:table-cell>
          <table:table-cell office:value-type="string" table:style-name="ce1">
            <text:p>Mode</text:p>
          </table:table-cell>
          <table:table-cell office:value-type="string" table:style-name="ce1">
            <text:p>36,29 T 33,56 B+T 29,76 B+T 24,99</text:p>
          </table:table-cell>
          <table:table-cell office:value-type="string" table:style-name="ce1">
            <text:p>B</text:p>
          </table:table-cell>
          <table:table-cell table:number-columns-repeated="17" table:style-name="ce1"/>
          <table:table-cell office:value-type="float" office:value="-236393.53947368416" table:formula="of:=[.AE42]+[.AD$33]" table:style-name="ce1">
            <text:p>-236393.5395</text:p>
          </table:table-cell>
          <table:table-cell table:number-columns-repeated="16353"/>
        </table:table-row>
        <table:table-row table:style-name="ro1">
          <table:table-cell table:number-columns-repeated="9"/>
          <table:table-cell office:value-type="float" office:value="5" table:style-name="ce42">
            <text:p>5</text:p>
          </table:table-cell>
          <table:table-cell office:value-type="string" table:style-name="ce1">
            <text:p>Mode</text:p>
          </table:table-cell>
          <table:table-cell office:value-type="string" table:style-name="ce1">
            <text:p>45,05 B+T 38,40 T 37,45 T 36,93 T</text:p>
          </table:table-cell>
          <table:table-cell table:number-columns-repeated="18" table:style-name="ce1"/>
          <table:table-cell office:value-type="float" office:value="-237166.79342105257" table:formula="of:=[.AE43]+[.AD$33]" table:style-name="ce1">
            <text:p>-237166.7934</text:p>
          </table:table-cell>
          <table:table-cell table:number-columns-repeated="16353"/>
        </table:table-row>
        <table:table-row table:style-name="ro1">
          <table:table-cell table:number-columns-repeated="9"/>
          <table:table-cell table:number-columns-repeated="21" table:style-name="ce1"/>
          <table:table-cell office:value-type="float" office:value="-237940.04736842099" table:formula="of:=[.AE44]+[.AD$33]" table:style-name="ce1">
            <text:p>-237940.0474</text:p>
          </table:table-cell>
          <table:table-cell table:number-columns-repeated="16353"/>
        </table:table-row>
        <table:table-row table:style-name="ro1">
          <table:table-cell table:number-columns-repeated="9"/>
          <table:table-cell table:number-columns-repeated="21" table:style-name="ce1"/>
          <table:table-cell office:value-type="float" office:value="-238713.3013157894" table:formula="of:=[.AE45]+[.AD$33]" table:style-name="ce1">
            <text:p>-238713.3013</text:p>
          </table:table-cell>
          <table:table-cell table:number-columns-repeated="16353"/>
        </table:table-row>
        <table:table-row table:style-name="ro1">
          <table:table-cell table:number-columns-repeated="9"/>
          <table:table-cell table:number-columns-repeated="21" table:style-name="ce1"/>
          <table:table-cell office:value-type="float" office:value="-239486.55526315782" table:formula="of:=[.AE46]+[.AD$33]" table:style-name="ce1">
            <text:p>-239486.5553</text:p>
          </table:table-cell>
          <table:table-cell table:number-columns-repeated="16353"/>
        </table:table-row>
        <table:table-row table:style-name="ro1">
          <table:table-cell table:number-columns-repeated="9"/>
          <table:table-cell table:number-columns-repeated="21" table:style-name="ce1"/>
          <table:table-cell office:value-type="float" office:value="-240259.80921052623" table:formula="of:=[.AE47]+[.AD$33]" table:style-name="ce1">
            <text:p>-240259.8092</text:p>
          </table:table-cell>
          <table:table-cell table:number-columns-repeated="16353"/>
        </table:table-row>
        <table:table-row table:style-name="ro1">
          <table:table-cell table:number-columns-repeated="30" table:style-name="ce1"/>
          <table:table-cell office:value-type="float" office:value="-241033.06315789465" table:formula="of:=[.AE48]+[.AD$33]" table:style-name="ce1">
            <text:p>-241033.0632</text:p>
          </table:table-cell>
          <table:table-cell table:number-columns-repeated="16353"/>
        </table:table-row>
        <table:table-row table:style-name="ro1">
          <table:table-cell table:number-columns-repeated="30" table:style-name="ce1"/>
          <table:table-cell office:value-type="float" office:value="-241806.31710526306" table:formula="of:=[.AE49]+[.AD$33]" table:style-name="ce1">
            <text:p>-241806.3171</text:p>
          </table:table-cell>
          <table:table-cell table:number-columns-repeated="16353"/>
        </table:table-row>
        <table:table-row table:style-name="ro1">
          <table:table-cell table:number-columns-repeated="16" table:style-name="ce1"/>
          <table:table-cell office:value-type="float" office:value="259591" table:style-name="ce1">
            <text:p>259591</text:p>
          </table:table-cell>
          <table:table-cell office:value-type="float" office:value="1025.6410256410256" table:formula="of:=(259591-219591)/39" table:style-name="ce1">
            <text:p>1025.641026</text:p>
          </table:table-cell>
          <table:table-cell office:value-type="float" office:value="0.85974358974358978" table:formula="of:=(36.79-3.26)/39" table:style-name="ce1">
            <text:p>0.85974359</text:p>
          </table:table-cell>
          <table:table-cell office:value-type="float" office:value="3.26" table:style-name="ce1">
            <text:p>3.26</text:p>
          </table:table-cell>
          <table:table-cell table:style-name="ce1"/>
          <table:table-cell office:value-type="float" office:value="-219591" table:formula="of:=-219591" table:style-name="ce1">
            <text:p>-219591</text:p>
          </table:table-cell>
          <table:table-cell office:value-type="float" office:value="0.85705384615384617" table:formula="of:=([.G8]-[.G4])/39" table:style-name="ce1">
            <text:p>0.857053846</text:p>
          </table:table-cell>
          <table:table-cell office:value-type="float" office:value="3.9994719999999999" table:style-name="ce16">
            <text:p>4.00</text:p>
          </table:table-cell>
          <table:table-cell table:number-columns-repeated="6" table:style-name="ce1"/>
          <table:table-cell office:value-type="float" office:value="-242579.57105263148" table:formula="of:=[.AE50]+[.AD$33]" table:style-name="ce1">
            <text:p>-242579.5711</text:p>
          </table:table-cell>
          <table:table-cell table:number-columns-repeated="16353"/>
        </table:table-row>
        <table:table-row table:style-name="ro1">
          <table:table-cell table:number-columns-repeated="16" table:style-name="ce1"/>
          <table:table-cell office:value-type="float" office:value="258565.35897435897" table:formula="of:=[.Q51]-[.R$51]" table:style-name="ce1">
            <text:p>258565.359</text:p>
          </table:table-cell>
          <table:table-cell table:number-columns-repeated="2" table:style-name="ce1"/>
          <table:table-cell office:value-type="float" office:value="4.1197435897435897" table:formula="of:=[.T51]+[.S$51]" table:style-name="ce1">
            <text:p>4.11974359</text:p>
          </table:table-cell>
          <table:table-cell table:style-name="ce1"/>
          <table:table-cell office:value-type="float" office:value="-220616.64102564103" table:formula="of:=[.V51]-[.R$51]" table:style-name="ce1">
            <text:p>-220616.641</text:p>
          </table:table-cell>
          <table:table-cell table:style-name="ce1"/>
          <table:table-cell office:value-type="float" office:value="4.8565258461538461" table:formula="of:=[.X51]+[.W$51]" table:style-name="ce22">
            <text:p>4.86</text:p>
          </table:table-cell>
          <table:table-cell table:number-columns-repeated="6" table:style-name="ce1"/>
          <table:table-cell office:value-type="float" office:value="-243352.8249999999" table:formula="of:=[.AE51]+[.AD$33]" table:style-name="ce1">
            <text:p>-243352.825</text:p>
          </table:table-cell>
          <table:table-cell table:number-columns-repeated="16353"/>
        </table:table-row>
        <table:table-row table:style-name="ro1">
          <table:table-cell office:value-type="float" office:value="1.6936282051282052" table:formula="of:=([.C9]-[.C4])/39" table:style-name="ce1">
            <text:p>1.693628205</text:p>
          </table:table-cell>
          <table:table-cell office:value-type="string" table:style-name="ce14">
            <text:p>red. Freq</text:p>
          </table:table-cell>
          <table:table-cell office:value-type="float" office:value="1.800564923076923" table:formula="of:=([.E10]-[.E4])/39" table:style-name="ce1">
            <text:p>1.800564923</text:p>
          </table:table-cell>
          <table:table-cell office:value-type="string" table:style-name="ce14">
            <text:p>red. Freq</text:p>
          </table:table-cell>
          <table:table-cell table:style-name="ce1"/>
          <table:table-cell office:value-type="float" office:value="1.7800923076923074" table:formula="of:=([.G10]-[.G4])/39" table:style-name="ce1">
            <text:p>1.780092308</text:p>
          </table:table-cell>
          <table:table-cell office:value-type="string" table:style-name="ce14">
            <text:p>red. Freq</text:p>
          </table:table-cell>
          <table:table-cell table:style-name="ce1"/>
          <table:table-cell office:value-type="string" table:style-name="ce14">
            <text:p>red. Freq</text:p>
          </table:table-cell>
          <table:table-cell table:number-columns-repeated="7" table:style-name="ce1"/>
          <table:table-cell office:value-type="float" office:value="257539.71794871794" table:formula="of:=[.Q52]-[.R$51]" table:style-name="ce1">
            <text:p>257539.7179</text:p>
          </table:table-cell>
          <table:table-cell table:number-columns-repeated="2" table:style-name="ce1"/>
          <table:table-cell office:value-type="float" office:value="4.9794871794871796" table:formula="of:=[.T52]+[.S$51]" table:style-name="ce1">
            <text:p>4.979487179</text:p>
          </table:table-cell>
          <table:table-cell table:style-name="ce1"/>
          <table:table-cell office:value-type="float" office:value="-221642.28205128206" table:formula="of:=[.V52]-[.R$51]" table:style-name="ce1">
            <text:p>-221642.2821</text:p>
          </table:table-cell>
          <table:table-cell table:style-name="ce1"/>
          <table:table-cell office:value-type="float" office:value="5.7135796923076922" table:formula="of:=[.X52]+[.W$51]" table:style-name="ce22">
            <text:p>5.71</text:p>
          </table:table-cell>
          <table:table-cell table:number-columns-repeated="6" table:style-name="ce1"/>
          <table:table-cell office:value-type="float" office:value="-244126.07894736831" table:formula="of:=[.AE52]+[.AD$33]" table:style-name="ce1">
            <text:p>-244126.0789</text:p>
          </table:table-cell>
          <table:table-cell table:number-columns-repeated="16353"/>
        </table:table-row>
        <table:table-row table:style-name="ro1">
          <table:table-cell office:value-type="float" office:value="5.66" table:style-name="ce16">
            <text:p>5.66</text:p>
          </table:table-cell>
          <table:table-cell office:value-type="float" office:value="0.14384539633719307" table:formula="of:=PI()*2100*[.A54]/[.Q51]" table:style-name="ce1">
            <text:p>0.143845396</text:p>
          </table:table-cell>
          <table:table-cell office:value-type="float" office:value="4.6233579999999996" table:style-name="ce16">
            <text:p>4.62</text:p>
          </table:table-cell>
          <table:table-cell office:value-type="float" office:value="0.11749978161108342" table:formula="of:=PI()*2100*[.C54]/[.Q51]" table:style-name="ce1">
            <text:p>0.117499782</text:p>
          </table:table-cell>
          <table:table-cell table:style-name="ce1"/>
          <table:table-cell office:value-type="float" office:value="3.9996" table:style-name="ce7">
            <text:p>4.000</text:p>
          </table:table-cell>
          <table:table-cell office:value-type="float" office:value="0.10164735816081931" table:formula="of:=PI()*2100*[.F54]/[.Q51]" table:style-name="ce1">
            <text:p>0.101647358</text:p>
          </table:table-cell>
          <table:table-cell table:style-name="ce1"/>
          <table:table-cell office:value-type="float" office:value="8.285088198926667E-2" table:formula="of:=PI()*2100*[.T51]/[.Q51]" table:style-name="ce32">
            <text:p>0.082850882</text:p>
          </table:table-cell>
          <table:table-cell table:style-name="ce1"/>
          <table:table-cell office:value-type="string" table:style-name="ce4">
            <text:p>#k_red_min = pi()*f_min*chord/v_max</text:p>
          </table:table-cell>
          <table:table-cell table:number-columns-repeated="5" table:style-name="ce1"/>
          <table:table-cell office:value-type="float" office:value="256514.07692307691" table:formula="of:=[.Q53]-[.R$51]" table:style-name="ce1">
            <text:p>256514.0769</text:p>
          </table:table-cell>
          <table:table-cell table:number-columns-repeated="2" table:style-name="ce1"/>
          <table:table-cell office:value-type="float" office:value="5.8392307692307694" table:formula="of:=[.T53]+[.S$51]" table:style-name="ce1">
            <text:p>5.839230769</text:p>
          </table:table-cell>
          <table:table-cell table:style-name="ce1"/>
          <table:table-cell office:value-type="float" office:value="-222667.92307692309" table:formula="of:=[.V53]-[.R$51]" table:style-name="ce1">
            <text:p>-222667.9231</text:p>
          </table:table-cell>
          <table:table-cell table:style-name="ce1"/>
          <table:table-cell office:value-type="float" office:value="6.5706335384615384" table:formula="of:=[.X53]+[.W$51]" table:style-name="ce22">
            <text:p>6.57</text:p>
          </table:table-cell>
          <table:table-cell table:number-columns-repeated="6" table:style-name="ce1"/>
          <table:table-cell office:value-type="float" office:value="-244899.33289473673" table:formula="of:=[.AE53]+[.AD$33]" table:style-name="ce1">
            <text:p>-244899.3329</text:p>
          </table:table-cell>
          <table:table-cell table:number-columns-repeated="16353"/>
        </table:table-row>
        <table:table-row table:style-name="ro1">
          <table:table-cell office:value-type="float" office:value="7.3536282051282056" table:formula="of:=[.A54]+[.A$53]" table:style-name="ce22">
            <text:p>7.35</text:p>
          </table:table-cell>
          <table:table-cell office:value-type="float" office:value="0.18762922968494047" table:formula="of:=PI()*2100*[.A55]/[.Q52]" table:style-name="ce1">
            <text:p>0.18762923</text:p>
          </table:table-cell>
          <table:table-cell office:value-type="float" office:value="6.4239229230769226" table:formula="of:=[.C54]+[.C$53]" table:style-name="ce22">
            <text:p>6.42</text:p>
          </table:table-cell>
          <table:table-cell office:value-type="float" office:value="0.16390762165155454" table:formula="of:=PI()*2100*[.C55]/[.Q52]" table:style-name="ce1">
            <text:p>0.163907622</text:p>
          </table:table-cell>
          <table:table-cell table:style-name="ce1"/>
          <table:table-cell office:value-type="float" office:value="5.7796923076923079" table:formula="of:=[.F54]+[.F$53]" table:style-name="ce12">
            <text:p>5.780</text:p>
          </table:table-cell>
          <table:table-cell office:value-type="float" office:value="0.14746995432159968" table:formula="of:=PI()*2100*[.F55]/[.Q52]" table:style-name="ce1">
            <text:p>0.147469954</text:p>
          </table:table-cell>
          <table:table-cell table:style-name="ce1"/>
          <table:table-cell office:value-type="float" office:value="0.10511604539701973" table:formula="of:=PI()*2100*[.T52]/[.Q52]" table:style-name="ce32">
            <text:p>0.105116045</text:p>
          </table:table-cell>
          <table:table-cell table:style-name="ce1"/>
          <table:table-cell office:value-type="string" table:style-name="ce4">
            <text:p>#k_red_max = pi()*f_max*chord/v_min</text:p>
          </table:table-cell>
          <table:table-cell table:number-columns-repeated="5" table:style-name="ce1"/>
          <table:table-cell office:value-type="float" office:value="255488.43589743588" table:formula="of:=[.Q54]-[.R$51]" table:style-name="ce1">
            <text:p>255488.4359</text:p>
          </table:table-cell>
          <table:table-cell table:number-columns-repeated="2" table:style-name="ce1"/>
          <table:table-cell office:value-type="float" office:value="6.6989743589743593" table:formula="of:=[.T54]+[.S$51]" table:style-name="ce1">
            <text:p>6.698974359</text:p>
          </table:table-cell>
          <table:table-cell table:style-name="ce1"/>
          <table:table-cell office:value-type="float" office:value="-223693.56410256412" table:formula="of:=[.V54]-[.R$51]" table:style-name="ce1">
            <text:p>-223693.5641</text:p>
          </table:table-cell>
          <table:table-cell table:style-name="ce1"/>
          <table:table-cell office:value-type="float" office:value="7.4276873846153846" table:formula="of:=[.X54]+[.W$51]" table:style-name="ce22">
            <text:p>7.43</text:p>
          </table:table-cell>
          <table:table-cell table:number-columns-repeated="6" table:style-name="ce1"/>
          <table:table-cell office:value-type="float" office:value="-245672.58684210514" table:formula="of:=[.AE54]+[.AD$33]" table:style-name="ce1">
            <text:p>-245672.5868</text:p>
          </table:table-cell>
          <table:table-cell table:number-columns-repeated="16353"/>
        </table:table-row>
        <table:table-row table:style-name="ro1">
          <table:table-cell office:value-type="float" office:value="9.047256410256411" table:formula="of:=[.A55]+[.A$53]" table:style-name="ce22">
            <text:p>9.05</text:p>
          </table:table-cell>
          <table:table-cell office:value-type="float" office:value="0.23176179755875595" table:formula="of:=PI()*2100*[.A56]/[.Q53]" table:style-name="ce1">
            <text:p>0.231761798</text:p>
          </table:table-cell>
          <table:table-cell office:value-type="float" office:value="8.2244878461538455" table:formula="of:=[.C55]+[.C$53]" table:style-name="ce22">
            <text:p>8.22</text:p>
          </table:table-cell>
          <table:table-cell office:value-type="float" office:value="0.21068509620926446" table:formula="of:=PI()*2100*[.C56]/[.Q53]" table:style-name="ce1">
            <text:p>0.210685096</text:p>
          </table:table-cell>
          <table:table-cell table:style-name="ce1"/>
          <table:table-cell office:value-type="float" office:value="7.5597846153846149" table:formula="of:=[.F55]+[.F$53]" table:style-name="ce12">
            <text:p>7.560</text:p>
          </table:table-cell>
          <table:table-cell office:value-type="float" office:value="0.19365752358166127" table:formula="of:=PI()*2100*[.F56]/[.Q53]" table:style-name="ce1">
            <text:p>0.193657524</text:p>
          </table:table-cell>
          <table:table-cell table:style-name="ce1"/>
          <table:table-cell office:value-type="float" office:value="0.12755854894644475" table:formula="of:=PI()*2100*[.T53]/[.Q53]" table:style-name="ce32">
            <text:p>0.127558549</text:p>
          </table:table-cell>
          <table:table-cell table:number-columns-repeated="7" table:style-name="ce1"/>
          <table:table-cell office:value-type="float" office:value="254462.79487179485" table:formula="of:=[.Q55]-[.R$51]" table:style-name="ce1">
            <text:p>254462.7949</text:p>
          </table:table-cell>
          <table:table-cell table:number-columns-repeated="2" table:style-name="ce1"/>
          <table:table-cell office:value-type="float" office:value="7.5587179487179492" table:formula="of:=[.T55]+[.S$51]" table:style-name="ce1">
            <text:p>7.558717949</text:p>
          </table:table-cell>
          <table:table-cell table:style-name="ce1"/>
          <table:table-cell office:value-type="float" office:value="-224719.20512820515" table:formula="of:=[.V55]-[.R$51]" table:style-name="ce1">
            <text:p>-224719.2051</text:p>
          </table:table-cell>
          <table:table-cell table:style-name="ce1"/>
          <table:table-cell office:value-type="float" office:value="8.2847412307692316" table:formula="of:=[.X55]+[.W$51]" table:style-name="ce22">
            <text:p>8.28</text:p>
          </table:table-cell>
          <table:table-cell table:number-columns-repeated="6" table:style-name="ce1"/>
          <table:table-cell office:value-type="float" office:value="-246445.84078947356" table:formula="of:=[.AE55]+[.AD$33]" table:style-name="ce1">
            <text:p>-246445.8408</text:p>
          </table:table-cell>
          <table:table-cell table:number-columns-repeated="16353"/>
        </table:table-row>
        <table:table-row table:style-name="ro1">
          <table:table-cell office:value-type="float" office:value="10.740884615384616" table:formula="of:=[.A56]+[.A$53]" table:style-name="ce22">
            <text:p>10.74</text:p>
          </table:table-cell>
          <table:table-cell office:value-type="float" office:value="0.27624728307920687" table:formula="of:=PI()*2100*[.A57]/[.Q54]" table:style-name="ce1">
            <text:p>0.276247283</text:p>
          </table:table-cell>
          <table:table-cell office:value-type="float" office:value="10.025052769230768" table:formula="of:=[.C56]+[.C$53]" table:style-name="ce22">
            <text:p>10.03</text:p>
          </table:table-cell>
          <table:table-cell office:value-type="float" office:value="0.25783663910316673" table:formula="of:=PI()*2100*[.C57]/[.Q54]" table:style-name="ce1">
            <text:p>0.257836639</text:p>
          </table:table-cell>
          <table:table-cell table:style-name="ce1"/>
          <table:table-cell office:value-type="float" office:value="9.3398769230769219" table:formula="of:=[.F56]+[.F$53]" table:style-name="ce12">
            <text:p>9.340</text:p>
          </table:table-cell>
          <table:table-cell office:value-type="float" office:value="0.24021444384558185" table:formula="of:=PI()*2100*[.F57]/[.Q54]" table:style-name="ce1">
            <text:p>0.240214444</text:p>
          </table:table-cell>
          <table:table-cell table:style-name="ce1"/>
          <table:table-cell office:value-type="float" office:value="0.15018051985793029" table:formula="of:=PI()*2100*[.T54]/[.Q54]" table:style-name="ce32">
            <text:p>0.15018052</text:p>
          </table:table-cell>
          <table:table-cell table:number-columns-repeated="7" table:style-name="ce1"/>
          <table:table-cell office:value-type="float" office:value="253437.15384615381" table:formula="of:=[.Q56]-[.R$51]" table:style-name="ce1">
            <text:p>253437.1538</text:p>
          </table:table-cell>
          <table:table-cell table:number-columns-repeated="2" table:style-name="ce1"/>
          <table:table-cell office:value-type="float" office:value="8.4184615384615391" table:formula="of:=[.T56]+[.S$51]" table:style-name="ce1">
            <text:p>8.418461538</text:p>
          </table:table-cell>
          <table:table-cell table:style-name="ce1"/>
          <table:table-cell office:value-type="float" office:value="-225744.84615384619" table:formula="of:=[.V56]-[.R$51]" table:style-name="ce1">
            <text:p>-225744.8462</text:p>
          </table:table-cell>
          <table:table-cell table:style-name="ce1"/>
          <table:table-cell office:value-type="float" office:value="9.1417950769230778" table:formula="of:=[.X56]+[.W$51]" table:style-name="ce22">
            <text:p>9.14</text:p>
          </table:table-cell>
          <table:table-cell table:number-columns-repeated="6" table:style-name="ce1"/>
          <table:table-cell office:value-type="float" office:value="-247219.09473684197" table:formula="of:=[.AE56]+[.AD$33]" table:style-name="ce1">
            <text:p>-247219.0947</text:p>
          </table:table-cell>
          <table:table-cell table:number-columns-repeated="16353"/>
        </table:table-row>
        <table:table-row table:style-name="ro1">
          <table:table-cell office:value-type="float" office:value="12.43451282051282" table:formula="of:=[.A57]+[.A$53]" table:style-name="ce22">
            <text:p>12.43</text:p>
          </table:table-cell>
          <table:table-cell office:value-type="float" office:value="0.3210899365382775" table:formula="of:=PI()*2100*[.A58]/[.Q55]" table:style-name="ce1">
            <text:p>0.321089937</text:p>
          </table:table-cell>
          <table:table-cell office:value-type="float" office:value="11.825617692307691" table:formula="of:=[.C57]+[.C$53]" table:style-name="ce22">
            <text:p>11.83</text:p>
          </table:table-cell>
          <table:table-cell office:value-type="float" office:value="0.30536675534927871" table:formula="of:=PI()*2100*[.C58]/[.Q55]" table:style-name="ce1">
            <text:p>0.305366755</text:p>
          </table:table-cell>
          <table:table-cell table:style-name="ce1"/>
          <table:table-cell office:value-type="float" office:value="11.119969230769229" table:formula="of:=[.F57]+[.F$53]" table:style-name="ce12">
            <text:p>11.120</text:p>
          </table:table-cell>
          <table:table-cell office:value-type="float" office:value="0.28714516331714524" table:formula="of:=PI()*2100*[.F58]/[.Q55]" table:style-name="ce1">
            <text:p>0.287145163</text:p>
          </table:table-cell>
          <table:table-cell table:style-name="ce1"/>
          <table:table-cell office:value-type="float" office:value="0.17298411951019368" table:formula="of:=PI()*2100*[.T55]/[.Q55]" table:style-name="ce32">
            <text:p>0.17298412</text:p>
          </table:table-cell>
          <table:table-cell table:number-columns-repeated="7" table:style-name="ce1"/>
          <table:table-cell office:value-type="float" office:value="252411.51282051278" table:formula="of:=[.Q57]-[.R$51]" table:style-name="ce1">
            <text:p>252411.5128</text:p>
          </table:table-cell>
          <table:table-cell table:number-columns-repeated="2" table:style-name="ce1"/>
          <table:table-cell office:value-type="float" office:value="9.2782051282051281" table:formula="of:=[.T57]+[.S$51]" table:style-name="ce1">
            <text:p>9.278205128</text:p>
          </table:table-cell>
          <table:table-cell table:style-name="ce1"/>
          <table:table-cell office:value-type="float" office:value="-226770.48717948722" table:formula="of:=[.V57]-[.R$51]" table:style-name="ce1">
            <text:p>-226770.4872</text:p>
          </table:table-cell>
          <table:table-cell table:style-name="ce1"/>
          <table:table-cell office:value-type="float" office:value="9.998848923076924" table:formula="of:=[.X57]+[.W$51]" table:style-name="ce22">
            <text:p>10.00</text:p>
          </table:table-cell>
          <table:table-cell table:number-columns-repeated="6" table:style-name="ce1"/>
          <table:table-cell office:value-type="float" office:value="-247992.34868421039" table:formula="of:=[.AE57]+[.AD$33]" table:style-name="ce1">
            <text:p>-247992.3487</text:p>
          </table:table-cell>
          <table:table-cell table:number-columns-repeated="16353"/>
        </table:table-row>
        <table:table-row table:style-name="ro1">
          <table:table-cell office:value-type="float" office:value="14.128141025641025" table:formula="of:=[.A58]+[.A$53]" table:style-name="ce22">
            <text:p>14.13</text:p>
          </table:table-cell>
          <table:table-cell office:value-type="float" office:value="0.36629407675307912" table:formula="of:=PI()*2100*[.A59]/[.Q56]" table:style-name="ce1">
            <text:p>0.366294077</text:p>
          </table:table-cell>
          <table:table-cell office:value-type="float" office:value="13.626182615384614" table:formula="of:=[.C58]+[.C$53]" table:style-name="ce22">
            <text:p>13.63</text:p>
          </table:table-cell>
          <table:table-cell office:value-type="float" office:value="0.35328002259552077" table:formula="of:=PI()*2100*[.C59]/[.Q56]" table:style-name="ce1">
            <text:p>0.353280023</text:p>
          </table:table-cell>
          <table:table-cell table:style-name="ce1"/>
          <table:table-cell office:value-type="float" office:value="12.900061538461536" table:formula="of:=[.F58]+[.F$53]" table:style-name="ce12">
            <text:p>12.900</text:p>
          </table:table-cell>
          <table:table-cell office:value-type="float" office:value="0.33445420191608544" table:formula="of:=PI()*2100*[.F59]/[.Q56]" table:style-name="ce1">
            <text:p>0.334454202</text:p>
          </table:table-cell>
          <table:table-cell table:style-name="ce1"/>
          <table:table-cell office:value-type="float" office:value="0.19597154412867612" table:formula="of:=PI()*2100*[.T56]/[.Q56]" table:style-name="ce32">
            <text:p>0.195971544</text:p>
          </table:table-cell>
          <table:table-cell table:number-columns-repeated="7" table:style-name="ce1"/>
          <table:table-cell office:value-type="float" office:value="251385.87179487175" table:formula="of:=[.Q58]-[.R$51]" table:style-name="ce1">
            <text:p>251385.8718</text:p>
          </table:table-cell>
          <table:table-cell table:number-columns-repeated="2" table:style-name="ce1"/>
          <table:table-cell office:value-type="float" office:value="10.137948717948717" table:formula="of:=[.T58]+[.S$51]" table:style-name="ce1">
            <text:p>10.13794872</text:p>
          </table:table-cell>
          <table:table-cell table:style-name="ce1"/>
          <table:table-cell office:value-type="float" office:value="-227796.12820512825" table:formula="of:=[.V58]-[.R$51]" table:style-name="ce1">
            <text:p>-227796.1282</text:p>
          </table:table-cell>
          <table:table-cell table:style-name="ce1"/>
          <table:table-cell office:value-type="float" office:value="10.85590276923077" table:formula="of:=[.X58]+[.W$51]" table:style-name="ce22">
            <text:p>10.86</text:p>
          </table:table-cell>
          <table:table-cell table:number-columns-repeated="6" table:style-name="ce1"/>
          <table:table-cell office:value-type="float" office:value="-248765.6026315788" table:formula="of:=[.AE58]+[.AD$33]" table:style-name="ce1">
            <text:p>-248765.6026</text:p>
          </table:table-cell>
          <table:table-cell table:number-columns-repeated="16353"/>
        </table:table-row>
        <table:table-row table:style-name="ro1">
          <table:table-cell office:value-type="float" office:value="15.821769230769229" table:formula="of:=[.A59]+[.A$53]" table:style-name="ce22">
            <text:p>15.82</text:p>
          </table:table-cell>
          <table:table-cell office:value-type="float" office:value="0.41186409245243011" table:formula="of:=PI()*2100*[.A60]/[.Q57]" table:style-name="ce1">
            <text:p>0.411864092</text:p>
          </table:table-cell>
          <table:table-cell office:value-type="float" office:value="15.426747538461537" table:formula="of:=[.C59]+[.C$53]" table:style-name="ce22">
            <text:p>15.43</text:p>
          </table:table-cell>
          <table:table-cell office:value-type="float" office:value="0.40158109259139491" table:formula="of:=PI()*2100*[.C60]/[.Q57]" table:style-name="ce1">
            <text:p>0.401581093</text:p>
          </table:table-cell>
          <table:table-cell table:style-name="ce1"/>
          <table:table-cell office:value-type="float" office:value="14.680153846153843" table:formula="of:=[.F59]+[.F$53]" table:style-name="ce12">
            <text:p>14.680</text:p>
          </table:table-cell>
          <table:table-cell office:value-type="float" office:value="0.38214615272923219" table:formula="of:=PI()*2100*[.F60]/[.Q57]" table:style-name="ce1">
            <text:p>0.382146153</text:p>
          </table:table-cell>
          <table:table-cell table:style-name="ce1"/>
          <table:table-cell office:value-type="float" office:value="0.2191450254906529" table:formula="of:=PI()*2100*[.T57]/[.Q57]" table:style-name="ce32">
            <text:p>0.219145025</text:p>
          </table:table-cell>
          <table:table-cell table:number-columns-repeated="7" table:style-name="ce1"/>
          <table:table-cell office:value-type="float" office:value="250360.23076923072" table:formula="of:=[.Q59]-[.R$51]" table:style-name="ce1">
            <text:p>250360.2308</text:p>
          </table:table-cell>
          <table:table-cell table:number-columns-repeated="2" table:style-name="ce1"/>
          <table:table-cell office:value-type="float" office:value="10.997692307692306" table:formula="of:=[.T59]+[.S$51]" table:style-name="ce1">
            <text:p>10.99769231</text:p>
          </table:table-cell>
          <table:table-cell table:style-name="ce1"/>
          <table:table-cell office:value-type="float" office:value="-228821.76923076928" table:formula="of:=[.V59]-[.R$51]" table:style-name="ce1">
            <text:p>-228821.7692</text:p>
          </table:table-cell>
          <table:table-cell table:style-name="ce1"/>
          <table:table-cell office:value-type="float" office:value="11.712956615384616" table:formula="of:=[.X59]+[.W$51]" table:style-name="ce22">
            <text:p>11.71</text:p>
          </table:table-cell>
          <table:table-cell table:number-columns-repeated="6" table:style-name="ce1"/>
          <table:table-cell office:value-type="float" office:value="-249538.85657894722" table:formula="of:=[.AE59]+[.AD$33]" table:style-name="ce1">
            <text:p>-249538.8566</text:p>
          </table:table-cell>
          <table:table-cell table:number-columns-repeated="16353"/>
        </table:table-row>
        <table:table-row table:style-name="ro1">
          <table:table-cell office:value-type="float" office:value="17.515397435897434" table:formula="of:=[.A60]+[.A$53]" table:style-name="ce22">
            <text:p>17.52</text:p>
          </table:table-cell>
          <table:table-cell office:value-type="float" office:value="0.45780444369724088" table:formula="of:=PI()*2100*[.A61]/[.Q58]" table:style-name="ce1">
            <text:p>0.457804444</text:p>
          </table:table-cell>
          <table:table-cell office:value-type="float" office:value="17.22731246153846" table:formula="of:=[.C60]+[.C$53]" table:style-name="ce22">
            <text:p>17.23</text:p>
          </table:table-cell>
          <table:table-cell office:value-type="float" office:value="0.45027469269349574" table:formula="of:=PI()*2100*[.C61]/[.Q58]" table:style-name="ce1">
            <text:p>0.450274693</text:p>
          </table:table-cell>
          <table:table-cell table:style-name="ce1"/>
          <table:table-cell office:value-type="float" office:value="16.46024615384615" table:formula="of:=[.F60]+[.F$53]" table:style-name="ce12">
            <text:p>16.460</text:p>
          </table:table-cell>
          <table:table-cell office:value-type="float" office:value="0.43022568349703488" table:formula="of:=PI()*2100*[.F61]/[.Q58]" table:style-name="ce1">
            <text:p>0.430225683</text:p>
          </table:table-cell>
          <table:table-cell table:style-name="ce1"/>
          <table:table-cell office:value-type="float" office:value="0.24250683164753448" table:formula="of:=PI()*2100*[.T58]/[.Q58]" table:style-name="ce32">
            <text:p>0.242506832</text:p>
          </table:table-cell>
          <table:table-cell table:number-columns-repeated="7" table:style-name="ce1"/>
          <table:table-cell office:value-type="float" office:value="249334.58974358969" table:formula="of:=[.Q60]-[.R$51]" table:style-name="ce1">
            <text:p>249334.5897</text:p>
          </table:table-cell>
          <table:table-cell table:number-columns-repeated="2" table:style-name="ce1"/>
          <table:table-cell office:value-type="float" office:value="11.857435897435895" table:formula="of:=[.T60]+[.S$51]" table:style-name="ce1">
            <text:p>11.8574359</text:p>
          </table:table-cell>
          <table:table-cell table:style-name="ce1"/>
          <table:table-cell office:value-type="float" office:value="-229847.41025641031" table:formula="of:=[.V60]-[.R$51]" table:style-name="ce1">
            <text:p>-229847.4103</text:p>
          </table:table-cell>
          <table:table-cell table:style-name="ce1"/>
          <table:table-cell office:value-type="float" office:value="12.570010461538462" table:formula="of:=[.X60]+[.W$51]" table:style-name="ce22">
            <text:p>12.57</text:p>
          </table:table-cell>
          <table:table-cell table:number-columns-repeated="6" table:style-name="ce1"/>
          <table:table-cell office:value-type="float" office:value="-250312.11052631564" table:formula="of:=[.AE60]+[.AD$33]" table:style-name="ce1">
            <text:p>-250312.1105</text:p>
          </table:table-cell>
          <table:table-cell table:number-columns-repeated="16353"/>
        </table:table-row>
        <table:table-row table:style-name="ro1">
          <table:table-cell office:value-type="float" office:value="19.20902564102564" table:formula="of:=[.A61]+[.A$53]" table:style-name="ce22">
            <text:p>19.21</text:p>
          </table:table-cell>
          <table:table-cell office:value-type="float" office:value="0.50411966333567004" table:formula="of:=PI()*2100*[.A62]/[.Q59]" table:style-name="ce1">
            <text:p>0.504119663</text:p>
          </table:table-cell>
          <table:table-cell office:value-type="float" office:value="19.027877384615383" table:formula="of:=[.C61]+[.C$53]" table:style-name="ce22">
            <text:p>19.03</text:p>
          </table:table-cell>
          <table:table-cell office:value-type="float" office:value="0.49936562740787438" table:formula="of:=PI()*2100*[.C62]/[.Q59]" table:style-name="ce1">
            <text:p>0.499365627</text:p>
          </table:table-cell>
          <table:table-cell table:style-name="ce1"/>
          <table:table-cell office:value-type="float" office:value="18.240338461538457" table:formula="of:=[.F61]+[.F$53]" table:style-name="ce12">
            <text:p>18.240</text:p>
          </table:table-cell>
          <table:table-cell office:value-type="float" office:value="0.4786975381364772" table:formula="of:=PI()*2100*[.F62]/[.Q59]" table:style-name="ce1">
            <text:p>0.478697538</text:p>
          </table:table-cell>
          <table:table-cell table:style-name="ce1"/>
          <table:table-cell office:value-type="float" office:value="0.26605926766484933" table:formula="of:=PI()*2100*[.T59]/[.Q59]" table:style-name="ce32">
            <text:p>0.266059268</text:p>
          </table:table-cell>
          <table:table-cell table:number-columns-repeated="7" table:style-name="ce1"/>
          <table:table-cell office:value-type="float" office:value="248308.94871794866" table:formula="of:=[.Q61]-[.R$51]" table:style-name="ce1">
            <text:p>248308.9487</text:p>
          </table:table-cell>
          <table:table-cell table:number-columns-repeated="2" table:style-name="ce1"/>
          <table:table-cell office:value-type="float" office:value="12.717179487179484" table:formula="of:=[.T61]+[.S$51]" table:style-name="ce1">
            <text:p>12.71717949</text:p>
          </table:table-cell>
          <table:table-cell table:style-name="ce1"/>
          <table:table-cell office:value-type="float" office:value="-230873.05128205134" table:formula="of:=[.V61]-[.R$51]" table:style-name="ce1">
            <text:p>-230873.0513</text:p>
          </table:table-cell>
          <table:table-cell table:style-name="ce1"/>
          <table:table-cell office:value-type="float" office:value="13.427064307692309" table:formula="of:=[.X61]+[.W$51]" table:style-name="ce22">
            <text:p>13.43</text:p>
          </table:table-cell>
          <table:table-cell table:number-columns-repeated="6" table:style-name="ce1"/>
          <table:table-cell office:value-type="float" office:value="-251085.36447368405" table:formula="of:=[.AE61]+[.AD$33]" table:style-name="ce1">
            <text:p>-251085.3645</text:p>
          </table:table-cell>
          <table:table-cell table:number-columns-repeated="16353"/>
        </table:table-row>
        <table:table-row table:style-name="ro1">
          <table:table-cell office:value-type="float" office:value="20.902653846153846" table:formula="of:=[.A62]+[.A$53]" table:style-name="ce22">
            <text:p>20.90</text:p>
          </table:table-cell>
          <table:table-cell office:value-type="float" office:value="0.55081435849404725" table:formula="of:=PI()*2100*[.A63]/[.Q60]" table:style-name="ce1">
            <text:p>0.550814358</text:p>
          </table:table-cell>
          <table:table-cell office:value-type="float" office:value="20.828442307692306" table:formula="of:=[.C62]+[.C$53]" table:style-name="ce22">
            <text:p>20.83</text:p>
          </table:table-cell>
          <table:table-cell office:value-type="float" office:value="0.54885877997031485" table:formula="of:=PI()*2100*[.C63]/[.Q60]" table:style-name="ce1">
            <text:p>0.54885878</text:p>
          </table:table-cell>
          <table:table-cell table:style-name="ce1"/>
          <table:table-cell office:value-type="float" office:value="20.020430769230764" table:formula="of:=[.F62]+[.F$53]" table:style-name="ce12">
            <text:p>20.020</text:p>
          </table:table-cell>
          <table:table-cell office:value-type="float" office:value="0.52756653830142386" table:formula="of:=PI()*2100*[.F63]/[.Q60]" table:style-name="ce1">
            <text:p>0.527566538</text:p>
          </table:table-cell>
          <table:table-cell table:style-name="ce1"/>
          <table:table-cell office:value-type="float" office:value="0.28980467638041513" table:formula="of:=PI()*2100*[.T60]/[.Q60]" table:style-name="ce32">
            <text:p>0.289804676</text:p>
          </table:table-cell>
          <table:table-cell table:number-columns-repeated="7" table:style-name="ce1"/>
          <table:table-cell office:value-type="float" office:value="247283.30769230763" table:formula="of:=[.Q62]-[.R$51]" table:style-name="ce1">
            <text:p>247283.3077</text:p>
          </table:table-cell>
          <table:table-cell table:number-columns-repeated="2" table:style-name="ce1"/>
          <table:table-cell office:value-type="float" office:value="13.576923076923073" table:formula="of:=[.T62]+[.S$51]" table:style-name="ce1">
            <text:p>13.57692308</text:p>
          </table:table-cell>
          <table:table-cell table:style-name="ce1"/>
          <table:table-cell office:value-type="float" office:value="-231898.69230769237" table:formula="of:=[.V62]-[.R$51]" table:style-name="ce1">
            <text:p>-231898.6923</text:p>
          </table:table-cell>
          <table:table-cell table:style-name="ce1"/>
          <table:table-cell office:value-type="float" office:value="14.284118153846155" table:formula="of:=[.X62]+[.W$51]" table:style-name="ce22">
            <text:p>14.28</text:p>
          </table:table-cell>
          <table:table-cell table:number-columns-repeated="6" table:style-name="ce1"/>
          <table:table-cell office:value-type="float" office:value="-251858.61842105247" table:formula="of:=[.AE62]+[.AD$33]" table:style-name="ce1">
            <text:p>-251858.6184</text:p>
          </table:table-cell>
          <table:table-cell table:number-columns-repeated="16353"/>
        </table:table-row>
        <table:table-row table:style-name="ro1">
          <table:table-cell office:value-type="float" office:value="22.596282051282053" table:formula="of:=[.A63]+[.A$53]" table:style-name="ce22">
            <text:p>22.60</text:p>
          </table:table-cell>
          <table:table-cell office:value-type="float" office:value="0.59789321210459501" table:formula="of:=PI()*2100*[.A64]/[.Q61]" table:style-name="ce1">
            <text:p>0.597893212</text:p>
          </table:table-cell>
          <table:table-cell office:value-type="float" office:value="22.629007230769229" table:formula="of:=[.C63]+[.C$53]" table:style-name="ce22">
            <text:p>22.63</text:p>
          </table:table-cell>
          <table:table-cell office:value-type="float" office:value="0.59875911396561277" table:formula="of:=PI()*2100*[.C64]/[.Q61]" table:style-name="ce1">
            <text:p>0.598759114</text:p>
          </table:table-cell>
          <table:table-cell table:style-name="ce1"/>
          <table:table-cell office:value-type="float" office:value="21.800523076923071" table:formula="of:=[.F63]+[.F$53]" table:style-name="ce12">
            <text:p>21.801</text:p>
          </table:table-cell>
          <table:table-cell office:value-type="float" office:value="0.57683758498147919" table:formula="of:=PI()*2100*[.F64]/[.Q61]" table:style-name="ce1">
            <text:p>0.576837585</text:p>
          </table:table-cell>
          <table:table-cell table:style-name="ce1"/>
          <table:table-cell office:value-type="float" office:value="0.31374543918122322" table:formula="of:=PI()*2100*[.T61]/[.Q61]" table:style-name="ce32">
            <text:p>0.313745439</text:p>
          </table:table-cell>
          <table:table-cell table:number-columns-repeated="7" table:style-name="ce1"/>
          <table:table-cell office:value-type="float" office:value="246257.6666666666" table:formula="of:=[.Q63]-[.R$51]" table:style-name="ce1">
            <text:p>246257.6667</text:p>
          </table:table-cell>
          <table:table-cell table:number-columns-repeated="2" table:style-name="ce1"/>
          <table:table-cell office:value-type="float" office:value="14.436666666666662" table:formula="of:=[.T63]+[.S$51]" table:style-name="ce1">
            <text:p>14.43666667</text:p>
          </table:table-cell>
          <table:table-cell table:style-name="ce1"/>
          <table:table-cell office:value-type="float" office:value="-232924.3333333334" table:formula="of:=[.V63]-[.R$51]" table:style-name="ce1">
            <text:p>-232924.3333</text:p>
          </table:table-cell>
          <table:table-cell table:style-name="ce1"/>
          <table:table-cell office:value-type="float" office:value="15.141172000000001" table:formula="of:=[.X63]+[.W$51]" table:style-name="ce22">
            <text:p>15.14</text:p>
          </table:table-cell>
          <table:table-cell table:number-columns-repeated="6" table:style-name="ce1"/>
          <table:table-cell office:value-type="float" office:value="-252631.87236842088" table:formula="of:=[.AE63]+[.AD$33]" table:style-name="ce1">
            <text:p>-252631.8724</text:p>
          </table:table-cell>
          <table:table-cell table:number-columns-repeated="16353"/>
        </table:table-row>
        <table:table-row table:style-name="ro1">
          <table:table-cell office:value-type="float" office:value="24.289910256410259" table:formula="of:=[.A64]+[.A$53]" table:style-name="ce22">
            <text:p>24.29</text:p>
          </table:table-cell>
          <table:table-cell office:value-type="float" office:value="0.64536098447101065" table:formula="of:=PI()*2100*[.A65]/[.Q62]" table:style-name="ce1">
            <text:p>0.645360984</text:p>
          </table:table-cell>
          <table:table-cell office:value-type="float" office:value="24.429572153846152" table:formula="of:=[.C64]+[.C$53]" table:style-name="ce22">
            <text:p>24.43</text:p>
          </table:table-cell>
          <table:table-cell office:value-type="float" office:value="0.64907167498698459" table:formula="of:=PI()*2100*[.C65]/[.Q62]" table:style-name="ce1">
            <text:p>0.649071675</text:p>
          </table:table-cell>
          <table:table-cell table:style-name="ce1"/>
          <table:table-cell office:value-type="float" office:value="23.580615384615378" table:formula="of:=[.F64]+[.F$53]" table:style-name="ce12">
            <text:p>23.581</text:p>
          </table:table-cell>
          <table:table-cell office:value-type="float" office:value="0.62651566014046978" table:formula="of:=PI()*2100*[.F65]/[.Q62]" table:style-name="ce1">
            <text:p>0.62651566</text:p>
          </table:table-cell>
          <table:table-cell table:style-name="ce1"/>
          <table:table-cell office:value-type="float" office:value="0.33788397679957549" table:formula="of:=PI()*2100*[.T62]/[.Q62]" table:style-name="ce32">
            <text:p>0.337883977</text:p>
          </table:table-cell>
          <table:table-cell table:number-columns-repeated="7" table:style-name="ce1"/>
          <table:table-cell office:value-type="float" office:value="245232.02564102557" table:formula="of:=[.Q64]-[.R$51]" table:style-name="ce1">
            <text:p>245232.0256</text:p>
          </table:table-cell>
          <table:table-cell table:number-columns-repeated="2" table:style-name="ce1"/>
          <table:table-cell office:value-type="float" office:value="15.296410256410251" table:formula="of:=[.T64]+[.S$51]" table:style-name="ce1">
            <text:p>15.29641026</text:p>
          </table:table-cell>
          <table:table-cell table:style-name="ce1"/>
          <table:table-cell office:value-type="float" office:value="-233949.97435897443" table:formula="of:=[.V64]-[.R$51]" table:style-name="ce1">
            <text:p>-233949.9744</text:p>
          </table:table-cell>
          <table:table-cell table:style-name="ce1"/>
          <table:table-cell office:value-type="float" office:value="15.998225846153847" table:formula="of:=[.X64]+[.W$51]" table:style-name="ce22">
            <text:p>16.00</text:p>
          </table:table-cell>
          <table:table-cell table:number-columns-repeated="6" table:style-name="ce1"/>
          <table:table-cell office:value-type="float" office:value="-253405.1263157893" table:formula="of:=[.AE64]+[.AD$33]" table:style-name="ce1">
            <text:p>-253405.1263</text:p>
          </table:table-cell>
          <table:table-cell table:number-columns-repeated="16353"/>
        </table:table-row>
        <table:table-row table:style-name="ro1">
          <table:table-cell office:value-type="float" office:value="25.983538461538465" table:formula="of:=[.A65]+[.A$53]" table:style-name="ce22">
            <text:p>25.98</text:p>
          </table:table-cell>
          <table:table-cell office:value-type="float" office:value="0.69322251487301012" table:formula="of:=PI()*2100*[.A66]/[.Q63]" table:style-name="ce1">
            <text:p>0.693222515</text:p>
          </table:table-cell>
          <table:table-cell office:value-type="float" office:value="26.230137076923075" table:formula="of:=[.C65]+[.C$53]" table:style-name="ce22">
            <text:p>26.23</text:p>
          </table:table-cell>
          <table:table-cell office:value-type="float" office:value="0.69980159233677286" table:formula="of:=PI()*2100*[.C66]/[.Q63]" table:style-name="ce1">
            <text:p>0.699801592</text:p>
          </table:table-cell>
          <table:table-cell table:style-name="ce1"/>
          <table:table-cell office:value-type="float" office:value="25.360707692307685" table:formula="of:=[.F65]+[.F$53]" table:style-name="ce12">
            <text:p>25.361</text:p>
          </table:table-cell>
          <table:table-cell office:value-type="float" office:value="0.67660582839570227" table:formula="of:=PI()*2100*[.F66]/[.Q63]" table:style-name="ce1">
            <text:p>0.676605828</text:p>
          </table:table-cell>
          <table:table-cell table:style-name="ce1"/>
          <table:table-cell office:value-type="float" office:value="0.36222275012903504" table:formula="of:=PI()*2100*[.T63]/[.Q63]" table:style-name="ce32">
            <text:p>0.36222275</text:p>
          </table:table-cell>
          <table:table-cell table:number-columns-repeated="7" table:style-name="ce1"/>
          <table:table-cell office:value-type="float" office:value="244206.38461538454" table:formula="of:=[.Q65]-[.R$51]" table:style-name="ce1">
            <text:p>244206.3846</text:p>
          </table:table-cell>
          <table:table-cell table:number-columns-repeated="2" table:style-name="ce1"/>
          <table:table-cell office:value-type="float" office:value="16.156153846153842" table:formula="of:=[.T65]+[.S$51]" table:style-name="ce1">
            <text:p>16.15615385</text:p>
          </table:table-cell>
          <table:table-cell table:style-name="ce1"/>
          <table:table-cell office:value-type="float" office:value="-234975.61538461546" table:formula="of:=[.V65]-[.R$51]" table:style-name="ce1">
            <text:p>-234975.6154</text:p>
          </table:table-cell>
          <table:table-cell table:style-name="ce1"/>
          <table:table-cell office:value-type="float" office:value="16.855279692307693" table:formula="of:=[.X65]+[.W$51]" table:style-name="ce22">
            <text:p>16.86</text:p>
          </table:table-cell>
          <table:table-cell table:number-columns-repeated="6" table:style-name="ce1"/>
          <table:table-cell office:value-type="float" office:value="-254178.38026315771" table:formula="of:=[.AE65]+[.AD$33]" table:style-name="ce1">
            <text:p>-254178.3803</text:p>
          </table:table-cell>
          <table:table-cell table:number-columns-repeated="16353"/>
        </table:table-row>
        <table:table-row table:style-name="ro1">
          <table:table-cell office:value-type="float" office:value="27.677166666666672" table:formula="of:=[.A66]+[.A$53]" table:style-name="ce22">
            <text:p>27.68</text:p>
          </table:table-cell>
          <table:table-cell office:value-type="float" office:value="0.74148272321096753" table:formula="of:=PI()*2100*[.A67]/[.Q64]" table:style-name="ce1">
            <text:p>0.741482723</text:p>
          </table:table-cell>
          <table:table-cell office:value-type="float" office:value="28.030701999999998" table:formula="of:=[.C66]+[.C$53]" table:style-name="ce22">
            <text:p>28.03</text:p>
          </table:table-cell>
          <table:table-cell office:value-type="float" office:value="0.75095408076965164" table:formula="of:=PI()*2100*[.C67]/[.Q64]" table:style-name="ce1">
            <text:p>0.750954081</text:p>
          </table:table-cell>
          <table:table-cell table:style-name="ce1"/>
          <table:table-cell office:value-type="float" office:value="27.140799999999992" table:formula="of:=[.F66]+[.F$53]" table:style-name="ce12">
            <text:p>27.141</text:p>
          </table:table-cell>
          <table:table-cell office:value-type="float" office:value="0.72711323873918521" table:formula="of:=PI()*2100*[.F67]/[.Q64]" table:style-name="ce1">
            <text:p>0.727113239</text:p>
          </table:table-cell>
          <table:table-cell table:style-name="ce1"/>
          <table:table-cell office:value-type="float" office:value="0.38676426106076595" table:formula="of:=PI()*2100*[.T64]/[.Q64]" table:style-name="ce32">
            <text:p>0.386764261</text:p>
          </table:table-cell>
          <table:table-cell table:number-columns-repeated="7" table:style-name="ce1"/>
          <table:table-cell office:value-type="float" office:value="243180.74358974351" table:formula="of:=[.Q66]-[.R$51]" table:style-name="ce1">
            <text:p>243180.7436</text:p>
          </table:table-cell>
          <table:table-cell table:number-columns-repeated="2" table:style-name="ce1"/>
          <table:table-cell office:value-type="float" office:value="17.015897435897433" table:formula="of:=[.T66]+[.S$51]" table:style-name="ce1">
            <text:p>17.01589744</text:p>
          </table:table-cell>
          <table:table-cell table:style-name="ce1"/>
          <table:table-cell office:value-type="float" office:value="-236001.25641025649" table:formula="of:=[.V66]-[.R$51]" table:style-name="ce1">
            <text:p>-236001.2564</text:p>
          </table:table-cell>
          <table:table-cell table:style-name="ce1"/>
          <table:table-cell office:value-type="float" office:value="17.712333538461539" table:formula="of:=[.X66]+[.W$51]" table:style-name="ce22">
            <text:p>17.71</text:p>
          </table:table-cell>
          <table:table-cell table:number-columns-repeated="6" table:style-name="ce1"/>
          <table:table-cell office:value-type="float" office:value="-254951.63421052613" table:formula="of:=[.AE66]+[.AD$33]" table:style-name="ce1">
            <text:p>-254951.6342</text:p>
          </table:table-cell>
          <table:table-cell table:number-columns-repeated="16353"/>
        </table:table-row>
        <table:table-row table:style-name="ro1">
          <table:table-cell office:value-type="float" office:value="29.370794871794878" table:formula="of:=[.A67]+[.A$53]" table:style-name="ce22">
            <text:p>29.37</text:p>
          </table:table-cell>
          <table:table-cell office:value-type="float" office:value="0.79014661169182654" table:formula="of:=PI()*2100*[.A68]/[.Q65]" table:style-name="ce1">
            <text:p>0.790146612</text:p>
          </table:table-cell>
          <table:table-cell office:value-type="float" office:value="29.831266923076921" table:formula="of:=[.C67]+[.C$53]" table:style-name="ce22">
            <text:p>29.83</text:p>
          </table:table-cell>
          <table:table-cell office:value-type="float" office:value="0.80253444227957449" table:formula="of:=PI()*2100*[.C68]/[.Q65]" table:style-name="ce1">
            <text:p>0.802534442</text:p>
          </table:table-cell>
          <table:table-cell table:style-name="ce1"/>
          <table:table-cell office:value-type="float" office:value="28.920892307692299" table:formula="of:=[.F67]+[.F$53]" table:style-name="ce12">
            <text:p>28.921</text:p>
          </table:table-cell>
          <table:table-cell office:value-type="float" office:value="0.77804312630204231" table:formula="of:=PI()*2100*[.F68]/[.Q65]" table:style-name="ce1">
            <text:p>0.778043126</text:p>
          </table:table-cell>
          <table:table-cell table:style-name="ce1"/>
          <table:table-cell office:value-type="float" office:value="0.4115110533408608" table:formula="of:=PI()*2100*[.T65]/[.Q65]" table:style-name="ce32">
            <text:p>0.411511053</text:p>
          </table:table-cell>
          <table:table-cell table:number-columns-repeated="7" table:style-name="ce1"/>
          <table:table-cell office:value-type="float" office:value="242155.10256410248" table:formula="of:=[.Q67]-[.R$51]" table:style-name="ce1">
            <text:p>242155.1026</text:p>
          </table:table-cell>
          <table:table-cell table:number-columns-repeated="2" table:style-name="ce1"/>
          <table:table-cell office:value-type="float" office:value="17.875641025641023" table:formula="of:=[.T67]+[.S$51]" table:style-name="ce1">
            <text:p>17.87564103</text:p>
          </table:table-cell>
          <table:table-cell table:style-name="ce1"/>
          <table:table-cell office:value-type="float" office:value="-237026.89743589752" table:formula="of:=[.V67]-[.R$51]" table:style-name="ce1">
            <text:p>-237026.8974</text:p>
          </table:table-cell>
          <table:table-cell table:style-name="ce1"/>
          <table:table-cell office:value-type="float" office:value="18.569387384615386" table:formula="of:=[.X67]+[.W$51]" table:style-name="ce22">
            <text:p>18.57</text:p>
          </table:table-cell>
          <table:table-cell table:number-columns-repeated="6" table:style-name="ce1"/>
          <table:table-cell office:value-type="float" office:value="-255724.88815789454" table:formula="of:=[.AE67]+[.AD$33]" table:style-name="ce1">
            <text:p>-255724.8882</text:p>
          </table:table-cell>
          <table:table-cell table:number-columns-repeated="16353"/>
        </table:table-row>
        <table:table-row table:style-name="ro1">
          <table:table-cell office:value-type="float" office:value="31.064423076923084" table:formula="of:=[.A68]+[.A$53]" table:style-name="ce22">
            <text:p>31.06</text:p>
          </table:table-cell>
          <table:table-cell office:value-type="float" office:value="0.8392192665574939" table:formula="of:=PI()*2100*[.A69]/[.Q66]" table:style-name="ce1">
            <text:p>0.839219267</text:p>
          </table:table-cell>
          <table:table-cell office:value-type="float" office:value="31.631831846153844" table:formula="of:=[.C68]+[.C$53]" table:style-name="ce22">
            <text:p>31.63</text:p>
          </table:table-cell>
          <table:table-cell office:value-type="float" office:value="0.85454806793175375" table:formula="of:=PI()*2100*[.C69]/[.Q66]" table:style-name="ce1">
            <text:p>0.854548068</text:p>
          </table:table-cell>
          <table:table-cell table:style-name="ce1"/>
          <table:table-cell office:value-type="float" office:value="30.700984615384606" table:formula="of:=[.F68]+[.F$53]" table:style-name="ce12">
            <text:p>30.701</text:p>
          </table:table-cell>
          <table:table-cell office:value-type="float" office:value="0.82940081416338884" table:formula="of:=PI()*2100*[.F69]/[.Q66]" table:style-name="ce1">
            <text:p>0.829400814</text:p>
          </table:table-cell>
          <table:table-cell table:style-name="ce1"/>
          <table:table-cell office:value-type="float" office:value="0.43646571344927193" table:formula="of:=PI()*2100*[.T66]/[.Q66]" table:style-name="ce32">
            <text:p>0.436465713</text:p>
          </table:table-cell>
          <table:table-cell table:number-columns-repeated="7" table:style-name="ce1"/>
          <table:table-cell office:value-type="float" office:value="241129.46153846144" table:formula="of:=[.Q68]-[.R$51]" table:style-name="ce1">
            <text:p>241129.4615</text:p>
          </table:table-cell>
          <table:table-cell table:number-columns-repeated="2" table:style-name="ce1"/>
          <table:table-cell office:value-type="float" office:value="18.735384615384614" table:formula="of:=[.T68]+[.S$51]" table:style-name="ce1">
            <text:p>18.73538462</text:p>
          </table:table-cell>
          <table:table-cell table:style-name="ce1"/>
          <table:table-cell office:value-type="float" office:value="-238052.53846153856" table:formula="of:=[.V68]-[.R$51]" table:style-name="ce1">
            <text:p>-238052.5385</text:p>
          </table:table-cell>
          <table:table-cell table:style-name="ce1"/>
          <table:table-cell office:value-type="float" office:value="19.426441230769232" table:formula="of:=[.X68]+[.W$51]" table:style-name="ce22">
            <text:p>19.43</text:p>
          </table:table-cell>
          <table:table-cell table:number-columns-repeated="6" table:style-name="ce1"/>
          <table:table-cell office:value-type="float" office:value="-256498.14210526296" table:formula="of:=[.AE68]+[.AD$33]" table:style-name="ce1">
            <text:p>-256498.1421</text:p>
          </table:table-cell>
          <table:table-cell table:number-columns-repeated="16353"/>
        </table:table-row>
        <table:table-row table:style-name="ro1">
          <table:table-cell office:value-type="float" office:value="32.758051282051291" table:formula="of:=[.A69]+[.A$53]" table:style-name="ce22">
            <text:p>32.76</text:p>
          </table:table-cell>
          <table:table-cell office:value-type="float" office:value="0.88870585985697303" table:formula="of:=PI()*2100*[.A70]/[.Q67]" table:style-name="ce1">
            <text:p>0.88870586</text:p>
          </table:table-cell>
          <table:table-cell office:value-type="float" office:value="33.432396769230763" table:formula="of:=[.C69]+[.C$53]" table:style-name="ce22">
            <text:p>33.43</text:p>
          </table:table-cell>
          <table:table-cell office:value-type="float" office:value="0.90700043974099875" table:formula="of:=PI()*2100*[.C70]/[.Q67]" table:style-name="ce1">
            <text:p>0.90700044</text:p>
          </table:table-cell>
          <table:table-cell table:style-name="ce1"/>
          <table:table-cell office:value-type="float" office:value="32.481076923076913" table:formula="of:=[.F69]+[.F$53]" table:style-name="ce12">
            <text:p>32.481</text:p>
          </table:table-cell>
          <table:table-cell office:value-type="float" office:value="0.88119171520498241" table:formula="of:=PI()*2100*[.F70]/[.Q67]" table:style-name="ce1">
            <text:p>0.881191715</text:p>
          </table:table-cell>
          <table:table-cell table:style-name="ce1"/>
          <table:table-cell office:value-type="float" office:value="0.46163087150098481" table:formula="of:=PI()*2100*[.T67]/[.Q67]" table:style-name="ce32">
            <text:p>0.461630872</text:p>
          </table:table-cell>
          <table:table-cell table:number-columns-repeated="7" table:style-name="ce1"/>
          <table:table-cell office:value-type="float" office:value="240103.82051282041" table:formula="of:=[.Q69]-[.R$51]" table:style-name="ce1">
            <text:p>240103.8205</text:p>
          </table:table-cell>
          <table:table-cell table:number-columns-repeated="2" table:style-name="ce1"/>
          <table:table-cell office:value-type="float" office:value="19.595128205128205" table:formula="of:=[.T69]+[.S$51]" table:style-name="ce1">
            <text:p>19.59512821</text:p>
          </table:table-cell>
          <table:table-cell table:style-name="ce1"/>
          <table:table-cell office:value-type="float" office:value="-239078.17948717959" table:formula="of:=[.V69]-[.R$51]" table:style-name="ce1">
            <text:p>-239078.1795</text:p>
          </table:table-cell>
          <table:table-cell table:style-name="ce1"/>
          <table:table-cell office:value-type="float" office:value="20.283495076923078" table:formula="of:=[.X69]+[.W$51]" table:style-name="ce22">
            <text:p>20.28</text:p>
          </table:table-cell>
          <table:table-cell table:number-columns-repeated="6" table:style-name="ce1"/>
          <table:table-cell office:value-type="float" office:value="-257271.39605263137" table:formula="of:=[.AE69]+[.AD$33]" table:style-name="ce1">
            <text:p>-257271.3961</text:p>
          </table:table-cell>
          <table:table-cell table:number-columns-repeated="16353"/>
        </table:table-row>
        <table:table-row table:style-name="ro1">
          <table:table-cell office:value-type="float" office:value="34.451679487179497" table:formula="of:=[.A70]+[.A$53]" table:style-name="ce22">
            <text:p>34.45</text:p>
          </table:table-cell>
          <table:table-cell office:value-type="float" office:value="0.93861165126353086" table:formula="of:=PI()*2100*[.A71]/[.Q68]" table:style-name="ce1">
            <text:p>0.938611651</text:p>
          </table:table-cell>
          <table:table-cell office:value-type="float" office:value="35.232961692307683" table:formula="of:=[.C70]+[.C$53]" table:style-name="ce22">
            <text:p>35.23</text:p>
          </table:table-cell>
          <table:table-cell office:value-type="float" office:value="0.95989713259778819" table:formula="of:=PI()*2100*[.C71]/[.Q68]" table:style-name="ce1">
            <text:p>0.959897133</text:p>
          </table:table-cell>
          <table:table-cell table:style-name="ce1"/>
          <table:table-cell office:value-type="float" office:value="34.261169230769219" table:formula="of:=[.F70]+[.F$53]" table:style-name="ce12">
            <text:p>34.261</text:p>
          </table:table-cell>
          <table:table-cell office:value-type="float" office:value="0.93342133401300509" table:formula="of:=PI()*2100*[.F71]/[.Q68]" table:style-name="ce1">
            <text:p>0.933421334</text:p>
          </table:table-cell>
          <table:table-cell table:style-name="ce1"/>
          <table:table-cell office:value-type="float" office:value="0.48700920217009275" table:formula="of:=PI()*2100*[.T68]/[.Q68]" table:style-name="ce32">
            <text:p>0.487009202</text:p>
          </table:table-cell>
          <table:table-cell table:number-columns-repeated="7" table:style-name="ce1"/>
          <table:table-cell office:value-type="float" office:value="239078.17948717938" table:formula="of:=[.Q70]-[.R$51]" table:style-name="ce1">
            <text:p>239078.1795</text:p>
          </table:table-cell>
          <table:table-cell table:number-columns-repeated="2" table:style-name="ce1"/>
          <table:table-cell office:value-type="float" office:value="20.454871794871796" table:formula="of:=[.T70]+[.S$51]" table:style-name="ce1">
            <text:p>20.45487179</text:p>
          </table:table-cell>
          <table:table-cell table:style-name="ce1"/>
          <table:table-cell office:value-type="float" office:value="-240103.82051282062" table:formula="of:=[.V70]-[.R$51]" table:style-name="ce1">
            <text:p>-240103.8205</text:p>
          </table:table-cell>
          <table:table-cell table:style-name="ce1"/>
          <table:table-cell office:value-type="float" office:value="21.140548923076924" table:formula="of:=[.X70]+[.W$51]" table:style-name="ce22">
            <text:p>21.14</text:p>
          </table:table-cell>
          <table:table-cell table:number-columns-repeated="6" table:style-name="ce1"/>
          <table:table-cell office:value-type="float" office:value="-258044.64999999979" table:formula="of:=[.AE70]+[.AD$33]" table:style-name="ce1">
            <text:p>-258044.65</text:p>
          </table:table-cell>
          <table:table-cell table:number-columns-repeated="16353"/>
        </table:table-row>
        <table:table-row table:style-name="ro1">
          <table:table-cell office:value-type="float" office:value="36.145307692307703" table:formula="of:=[.A71]+[.A$53]" table:style-name="ce22">
            <text:p>36.15</text:p>
          </table:table-cell>
          <table:table-cell office:value-type="float" office:value="0.98894198993824123" table:formula="of:=PI()*2100*[.A72]/[.Q69]" table:style-name="ce1">
            <text:p>0.98894199</text:p>
          </table:table-cell>
          <table:table-cell office:value-type="float" office:value="37.033526615384602" table:formula="of:=[.C71]+[.C$53]" table:style-name="ce22">
            <text:p>37.03</text:p>
          </table:table-cell>
          <table:table-cell office:value-type="float" office:value="1.0132438162434967" table:formula="of:=PI()*2100*[.C72]/[.Q69]" table:style-name="ce1">
            <text:p>1.013243816</text:p>
          </table:table-cell>
          <table:table-cell table:style-name="ce1"/>
          <table:table-cell office:value-type="float" office:value="36.041261538461526" table:formula="of:=[.F71]+[.F$53]" table:style-name="ce12">
            <text:p>36.041</text:p>
          </table:table-cell>
          <table:table-cell office:value-type="float" office:value="0.98609526882838183" table:formula="of:=PI()*2100*[.F72]/[.Q69]" table:style-name="ce1">
            <text:p>0.986095269</text:p>
          </table:table-cell>
          <table:table-cell table:style-name="ce1"/>
          <table:table-cell office:value-type="float" office:value="0.51260342563745476" table:formula="of:=PI()*2100*[.T69]/[.Q69]" table:style-name="ce32">
            <text:p>0.512603426</text:p>
          </table:table-cell>
          <table:table-cell table:number-columns-repeated="7" table:style-name="ce1"/>
          <table:table-cell office:value-type="float" office:value="238052.53846153835" table:formula="of:=[.Q71]-[.R$51]" table:style-name="ce1">
            <text:p>238052.5385</text:p>
          </table:table-cell>
          <table:table-cell table:number-columns-repeated="2" table:style-name="ce1"/>
          <table:table-cell office:value-type="float" office:value="21.314615384615387" table:formula="of:=[.T71]+[.S$51]" table:style-name="ce1">
            <text:p>21.31461538</text:p>
          </table:table-cell>
          <table:table-cell table:style-name="ce1"/>
          <table:table-cell office:value-type="float" office:value="-241129.46153846165" table:formula="of:=[.V71]-[.R$51]" table:style-name="ce1">
            <text:p>-241129.4615</text:p>
          </table:table-cell>
          <table:table-cell table:style-name="ce1"/>
          <table:table-cell office:value-type="float" office:value="21.99760276923077" table:formula="of:=[.X71]+[.W$51]" table:style-name="ce22">
            <text:p>22.00</text:p>
          </table:table-cell>
          <table:table-cell table:number-columns-repeated="6" table:style-name="ce1"/>
          <table:table-cell office:value-type="float" office:value="-258817.90394736821" table:formula="of:=[.AE71]+[.AD$33]" table:style-name="ce1">
            <text:p>-258817.9039</text:p>
          </table:table-cell>
          <table:table-cell table:number-columns-repeated="16353"/>
        </table:table-row>
        <table:table-row table:style-name="ro1">
          <table:table-cell office:value-type="float" office:value="37.83893589743591" table:formula="of:=[.A72]+[.A$53]" table:style-name="ce22">
            <text:p>37.84</text:p>
          </table:table-cell>
          <table:table-cell office:value-type="float" office:value="1.0397023164412915" table:formula="of:=PI()*2100*[.A73]/[.Q70]" table:style-name="ce1">
            <text:p>1.039702316</text:p>
          </table:table-cell>
          <table:table-cell office:value-type="float" office:value="38.834091538461522" table:formula="of:=[.C72]+[.C$53]" table:style-name="ce22">
            <text:p>38.83</text:p>
          </table:table-cell>
          <table:table-cell office:value-type="float" office:value="1.0670462572962474" table:formula="of:=PI()*2100*[.C73]/[.Q70]" table:style-name="ce1">
            <text:p>1.067046257</text:p>
          </table:table-cell>
          <table:table-cell table:style-name="ce1"/>
          <table:table-cell office:value-type="float" office:value="37.821353846153833" table:formula="of:=[.F72]+[.F$53]" table:style-name="ce12">
            <text:p>37.821</text:p>
          </table:table-cell>
          <table:table-cell office:value-type="float" office:value="1.0392192135470846" table:formula="of:=PI()*2100*[.F73]/[.Q70]" table:style-name="ce1">
            <text:p>1.039219214</text:p>
          </table:table-cell>
          <table:table-cell table:style-name="ce1"/>
          <table:table-cell office:value-type="float" office:value="0.538416308562642" table:formula="of:=PI()*2100*[.T70]/[.Q70]" table:style-name="ce32">
            <text:p>0.538416309</text:p>
          </table:table-cell>
          <table:table-cell table:number-columns-repeated="7" table:style-name="ce1"/>
          <table:table-cell office:value-type="float" office:value="237026.89743589732" table:formula="of:=[.Q72]-[.R$51]" table:style-name="ce1">
            <text:p>237026.8974</text:p>
          </table:table-cell>
          <table:table-cell table:number-columns-repeated="2" table:style-name="ce1"/>
          <table:table-cell office:value-type="float" office:value="22.174358974358977" table:formula="of:=[.T72]+[.S$51]" table:style-name="ce1">
            <text:p>22.17435897</text:p>
          </table:table-cell>
          <table:table-cell table:style-name="ce1"/>
          <table:table-cell office:value-type="float" office:value="-242155.10256410268" table:formula="of:=[.V72]-[.R$51]" table:style-name="ce1">
            <text:p>-242155.1026</text:p>
          </table:table-cell>
          <table:table-cell table:style-name="ce1"/>
          <table:table-cell office:value-type="float" office:value="22.854656615384616" table:formula="of:=[.X72]+[.W$51]" table:style-name="ce22">
            <text:p>22.85</text:p>
          </table:table-cell>
          <table:table-cell table:number-columns-repeated="6" table:style-name="ce1"/>
          <table:table-cell office:value-type="float" office:value="-259591.15789473662" table:formula="of:=[.AE72]+[.AD$33]" table:style-name="ce1">
            <text:p>-259591.1579</text:p>
          </table:table-cell>
          <table:table-cell table:number-columns-repeated="16353"/>
        </table:table-row>
        <table:table-row table:style-name="ro1">
          <table:table-cell office:value-type="float" office:value="39.532564102564116" table:formula="of:=[.A73]+[.A$53]" table:style-name="ce22">
            <text:p>39.53</text:p>
          </table:table-cell>
          <table:table-cell office:value-type="float" office:value="1.090898164692484" table:formula="of:=PI()*2100*[.A74]/[.Q71]" table:style-name="ce1">
            <text:p>1.090898165</text:p>
          </table:table-cell>
          <table:table-cell office:value-type="float" office:value="40.634656461538441" table:formula="of:=[.C73]+[.C$53]" table:style-name="ce22">
            <text:p>40.63</text:p>
          </table:table-cell>
          <table:table-cell office:value-type="float" office:value="1.1213103213289093" table:formula="of:=PI()*2100*[.C74]/[.Q71]" table:style-name="ce1">
            <text:p>1.121310321</text:p>
          </table:table-cell>
          <table:table-cell table:style-name="ce1"/>
          <table:table-cell office:value-type="float" office:value="39.60144615384614" table:formula="of:=[.F73]+[.F$53]" table:style-name="ce12">
            <text:p>39.601</text:p>
          </table:table-cell>
          <table:table-cell office:value-type="float" office:value="1.0927989597719243" table:formula="of:=PI()*2100*[.F74]/[.Q71]" table:style-name="ce1">
            <text:p>1.09279896</text:p>
          </table:table-cell>
          <table:table-cell table:style-name="ce1"/>
          <table:table-cell office:value-type="float" office:value="0.5644506650809018" table:formula="of:=PI()*2100*[.T71]/[.Q71]" table:style-name="ce32">
            <text:p>0.564450665</text:p>
          </table:table-cell>
          <table:table-cell table:number-columns-repeated="7" table:style-name="ce1"/>
          <table:table-cell office:value-type="float" office:value="236001.25641025629" table:formula="of:=[.Q73]-[.R$51]" table:style-name="ce1">
            <text:p>236001.2564</text:p>
          </table:table-cell>
          <table:table-cell table:number-columns-repeated="2" table:style-name="ce1"/>
          <table:table-cell office:value-type="float" office:value="23.034102564102568" table:formula="of:=[.T73]+[.S$51]" table:style-name="ce1">
            <text:p>23.03410256</text:p>
          </table:table-cell>
          <table:table-cell table:style-name="ce1"/>
          <table:table-cell office:value-type="float" office:value="-243180.74358974371" table:formula="of:=[.V73]-[.R$51]" table:style-name="ce1">
            <text:p>-243180.7436</text:p>
          </table:table-cell>
          <table:table-cell table:style-name="ce1"/>
          <table:table-cell office:value-type="float" office:value="23.711710461538463" table:formula="of:=[.X73]+[.W$51]" table:style-name="ce22">
            <text:p>23.71</text:p>
          </table:table-cell>
          <table:table-cell table:number-columns-repeated="16360" table:style-name="ce1"/>
        </table:table-row>
        <table:table-row table:style-name="ro1">
          <table:table-cell office:value-type="float" office:value="41.226192307692322" table:formula="of:=[.A74]+[.A$53]" table:style-name="ce22">
            <text:p>41.23</text:p>
          </table:table-cell>
          <table:table-cell office:value-type="float" office:value="1.1425351639824202" table:formula="of:=PI()*2100*[.A75]/[.Q72]" table:style-name="ce1">
            <text:p>1.142535164</text:p>
          </table:table-cell>
          <table:table-cell office:value-type="float" office:value="42.43522138461536" table:formula="of:=[.C74]+[.C$53]" table:style-name="ce22">
            <text:p>42.44</text:p>
          </table:table-cell>
          <table:table-cell office:value-type="float" office:value="1.1760419750008131" table:formula="of:=PI()*2100*[.C75]/[.Q72]" table:style-name="ce1">
            <text:p>1.176041975</text:p>
          </table:table-cell>
          <table:table-cell table:style-name="ce1"/>
          <table:table-cell office:value-type="float" office:value="41.381538461538447" table:formula="of:=[.F74]+[.F$53]" table:style-name="ce12">
            <text:p>41.382</text:p>
          </table:table-cell>
          <table:table-cell office:value-type="float" office:value="1.1468403989173841" table:formula="of:=PI()*2100*[.F75]/[.Q72]" table:style-name="ce1">
            <text:p>1.146840399</text:p>
          </table:table-cell>
          <table:table-cell table:style-name="ce1"/>
          <table:table-cell office:value-type="float" office:value="0.59070935782589429" table:formula="of:=PI()*2100*[.T72]/[.Q72]" table:style-name="ce32">
            <text:p>0.590709358</text:p>
          </table:table-cell>
          <table:table-cell table:number-columns-repeated="7" table:style-name="ce1"/>
          <table:table-cell office:value-type="float" office:value="234975.61538461526" table:formula="of:=[.Q74]-[.R$51]" table:style-name="ce1">
            <text:p>234975.6154</text:p>
          </table:table-cell>
          <table:table-cell table:number-columns-repeated="2" table:style-name="ce1"/>
          <table:table-cell office:value-type="float" office:value="23.893846153846159" table:formula="of:=[.T74]+[.S$51]" table:style-name="ce1">
            <text:p>23.89384615</text:p>
          </table:table-cell>
          <table:table-cell table:style-name="ce1"/>
          <table:table-cell office:value-type="float" office:value="-244206.38461538474" table:formula="of:=[.V74]-[.R$51]" table:style-name="ce1">
            <text:p>-244206.3846</text:p>
          </table:table-cell>
          <table:table-cell table:style-name="ce1"/>
          <table:table-cell office:value-type="float" office:value="24.568764307692309" table:formula="of:=[.X74]+[.W$51]" table:style-name="ce22">
            <text:p>24.57</text:p>
          </table:table-cell>
          <table:table-cell table:number-columns-repeated="16360" table:style-name="ce1"/>
        </table:table-row>
        <table:table-row table:style-name="ro1">
          <table:table-cell office:value-type="float" office:value="42.919820512820529" table:formula="of:=[.A75]+[.A$53]" table:style-name="ce22">
            <text:p>42.92</text:p>
          </table:table-cell>
          <table:table-cell office:value-type="float" office:value="1.1946190410358983" table:formula="of:=PI()*2100*[.A76]/[.Q73]" table:style-name="ce1">
            <text:p>1.194619041</text:p>
          </table:table-cell>
          <table:table-cell office:value-type="float" office:value="44.23578630769228" table:formula="of:=[.C75]+[.C$53]" table:style-name="ce22">
            <text:p>44.24</text:p>
          </table:table-cell>
          <table:table-cell office:value-type="float" office:value="1.2312472882448107" table:formula="of:=PI()*2100*[.C76]/[.Q73]" table:style-name="ce1">
            <text:p>1.231247288</text:p>
          </table:table-cell>
          <table:table-cell table:style-name="ce1"/>
          <table:table-cell office:value-type="float" office:value="43.161630769230754" table:formula="of:=[.F75]+[.F$53]" table:style-name="ce12">
            <text:p>43.162</text:p>
          </table:table-cell>
          <table:table-cell office:value-type="float" office:value="1.2013495243690973" table:formula="of:=PI()*2100*[.F76]/[.Q73]" table:style-name="ce1">
            <text:p>1.201349524</text:p>
          </table:table-cell>
          <table:table-cell table:style-name="ce1"/>
          <table:table-cell office:value-type="float" office:value="0.6171952989789814" table:formula="of:=PI()*2100*[.T73]/[.Q73]" table:style-name="ce32">
            <text:p>0.617195299</text:p>
          </table:table-cell>
          <table:table-cell table:number-columns-repeated="7" table:style-name="ce1"/>
          <table:table-cell office:value-type="float" office:value="233949.97435897423" table:formula="of:=[.Q75]-[.R$51]" table:style-name="ce1">
            <text:p>233949.9744</text:p>
          </table:table-cell>
          <table:table-cell table:number-columns-repeated="2" table:style-name="ce1"/>
          <table:table-cell office:value-type="float" office:value="24.75358974358975" table:formula="of:=[.T75]+[.S$51]" table:style-name="ce1">
            <text:p>24.75358974</text:p>
          </table:table-cell>
          <table:table-cell table:style-name="ce1"/>
          <table:table-cell office:value-type="float" office:value="-245232.02564102577" table:formula="of:=[.V75]-[.R$51]" table:style-name="ce1">
            <text:p>-245232.0256</text:p>
          </table:table-cell>
          <table:table-cell table:style-name="ce1"/>
          <table:table-cell office:value-type="float" office:value="25.425818153846155" table:formula="of:=[.X75]+[.W$51]" table:style-name="ce22">
            <text:p>25.43</text:p>
          </table:table-cell>
          <table:table-cell table:number-columns-repeated="16360" table:style-name="ce1"/>
        </table:table-row>
        <table:table-row table:style-name="ro1">
          <table:table-cell office:value-type="float" office:value="44.613448717948735" table:formula="of:=[.A76]+[.A$53]" table:style-name="ce22">
            <text:p>44.61</text:p>
          </table:table-cell>
          <table:table-cell office:value-type="float" office:value="1.2471556221291182" table:formula="of:=PI()*2100*[.A77]/[.Q74]" table:style-name="ce1">
            <text:p>1.247155622</text:p>
          </table:table-cell>
          <table:table-cell office:value-type="float" office:value="46.036351230769199" table:formula="of:=[.C76]+[.C$53]" table:style-name="ce22">
            <text:p>46.04</text:p>
          </table:table-cell>
          <table:table-cell office:value-type="float" office:value="1.2869324365113639" table:formula="of:=PI()*2100*[.C77]/[.Q74]" table:style-name="ce1">
            <text:p>1.286932437</text:p>
          </table:table-cell>
          <table:table-cell table:style-name="ce1"/>
          <table:table-cell office:value-type="float" office:value="44.941723076923061" table:formula="of:=[.F76]+[.F$53]" table:style-name="ce12">
            <text:p>44.942</text:p>
          </table:table-cell>
          <table:table-cell office:value-type="float" office:value="1.2563324336996378" table:formula="of:=PI()*2100*[.F77]/[.Q74]" table:style-name="ce1">
            <text:p>1.256332434</text:p>
          </table:table-cell>
          <table:table-cell table:style-name="ce1"/>
          <table:table-cell office:value-type="float" office:value="0.64391145134587768" table:formula="of:=PI()*2100*[.T74]/[.Q74]" table:style-name="ce32">
            <text:p>0.643911451</text:p>
          </table:table-cell>
          <table:table-cell table:number-columns-repeated="7" table:style-name="ce1"/>
          <table:table-cell office:value-type="float" office:value="232924.3333333332" table:formula="of:=[.Q76]-[.R$51]" table:style-name="ce1">
            <text:p>232924.3333</text:p>
          </table:table-cell>
          <table:table-cell table:number-columns-repeated="2" table:style-name="ce1"/>
          <table:table-cell office:value-type="float" office:value="25.61333333333334" table:formula="of:=[.T76]+[.S$51]" table:style-name="ce1">
            <text:p>25.61333333</text:p>
          </table:table-cell>
          <table:table-cell table:style-name="ce1"/>
          <table:table-cell office:value-type="float" office:value="-246257.6666666668" table:formula="of:=[.V76]-[.R$51]" table:style-name="ce1">
            <text:p>-246257.6667</text:p>
          </table:table-cell>
          <table:table-cell table:style-name="ce1"/>
          <table:table-cell office:value-type="float" office:value="26.282872000000001" table:formula="of:=[.X76]+[.W$51]" table:style-name="ce22">
            <text:p>26.28</text:p>
          </table:table-cell>
          <table:table-cell table:number-columns-repeated="16360" table:style-name="ce1"/>
        </table:table-row>
        <table:table-row table:style-name="ro1">
          <table:table-cell office:value-type="float" office:value="46.307076923076941" table:formula="of:=[.A77]+[.A$53]" table:style-name="ce22">
            <text:p>46.31</text:p>
          </table:table-cell>
          <table:table-cell office:value-type="float" office:value="1.3001508352623299" table:formula="of:=PI()*2100*[.A78]/[.Q75]" table:style-name="ce1">
            <text:p>1.300150835</text:p>
          </table:table-cell>
          <table:table-cell office:value-type="float" office:value="47.836916153846119" table:formula="of:=[.C77]+[.C$53]" table:style-name="ce22">
            <text:p>47.84</text:p>
          </table:table-cell>
          <table:table-cell office:value-type="float" office:value="1.3431037030714057" table:formula="of:=PI()*2100*[.C78]/[.Q75]" table:style-name="ce1">
            <text:p>1.343103703</text:p>
          </table:table-cell>
          <table:table-cell table:style-name="ce1"/>
          <table:table-cell office:value-type="float" office:value="46.721815384615368" table:formula="of:=[.F77]+[.F$53]" table:style-name="ce12">
            <text:p>46.722</text:p>
          </table:table-cell>
          <table:table-cell office:value-type="float" office:value="1.3117953309423385" table:formula="of:=PI()*2100*[.F78]/[.Q75]" table:style-name="ce1">
            <text:p>1.311795331</text:p>
          </table:table-cell>
          <table:table-cell table:style-name="ce1"/>
          <table:table-cell office:value-type="float" office:value="0.67086082946149594" table:formula="of:=PI()*2100*[.T75]/[.Q75]" table:style-name="ce32">
            <text:p>0.670860829</text:p>
          </table:table-cell>
          <table:table-cell table:number-columns-repeated="7" table:style-name="ce1"/>
          <table:table-cell office:value-type="float" office:value="231898.69230769217" table:formula="of:=[.Q77]-[.R$51]" table:style-name="ce1">
            <text:p>231898.6923</text:p>
          </table:table-cell>
          <table:table-cell table:number-columns-repeated="2" table:style-name="ce1"/>
          <table:table-cell office:value-type="float" office:value="26.473076923076931" table:formula="of:=[.T77]+[.S$51]" table:style-name="ce1">
            <text:p>26.47307692</text:p>
          </table:table-cell>
          <table:table-cell table:style-name="ce1"/>
          <table:table-cell office:value-type="float" office:value="-247283.30769230783" table:formula="of:=[.V77]-[.R$51]" table:style-name="ce1">
            <text:p>-247283.3077</text:p>
          </table:table-cell>
          <table:table-cell table:style-name="ce1"/>
          <table:table-cell office:value-type="float" office:value="27.139925846153847" table:formula="of:=[.X77]+[.W$51]" table:style-name="ce22">
            <text:p>27.14</text:p>
          </table:table-cell>
          <table:table-cell table:number-columns-repeated="16360" table:style-name="ce1"/>
        </table:table-row>
        <table:table-row table:style-name="ro1">
          <table:table-cell office:value-type="float" office:value="48.000705128205148" table:formula="of:=[.A78]+[.A$53]" table:style-name="ce22">
            <text:p>48.00</text:p>
          </table:table-cell>
          <table:table-cell office:value-type="float" office:value="1.3536107123896366" table:formula="of:=PI()*2100*[.A79]/[.Q76]" table:style-name="ce1">
            <text:p>1.353610712</text:p>
          </table:table-cell>
          <table:table-cell office:value-type="float" office:value="49.637481076923038" table:formula="of:=[.C78]+[.C$53]" table:style-name="ce22">
            <text:p>49.64</text:p>
          </table:table-cell>
          <table:table-cell office:value-type="float" office:value="1.3997674813797734" table:formula="of:=PI()*2100*[.C79]/[.Q76]" table:style-name="ce1">
            <text:p>1.399767481</text:p>
          </table:table-cell>
          <table:table-cell table:style-name="ce1"/>
          <table:table-cell office:value-type="float" office:value="48.501907692307675" table:formula="of:=[.F78]+[.F$53]" table:style-name="ce12">
            <text:p>48.502</text:p>
          </table:table-cell>
          <table:table-cell office:value-type="float" office:value="1.3677445289249208" table:formula="of:=PI()*2100*[.F79]/[.Q76]" table:style-name="ce1">
            <text:p>1.367744529</text:p>
          </table:table-cell>
          <table:table-cell table:style-name="ce1"/>
          <table:table-cell office:value-type="float" office:value="0.69804650072385743" table:formula="of:=PI()*2100*[.T76]/[.Q76]" table:style-name="ce32">
            <text:p>0.698046501</text:p>
          </table:table-cell>
          <table:table-cell table:number-columns-repeated="7" table:style-name="ce1"/>
          <table:table-cell office:value-type="float" office:value="230873.05128205114" table:formula="of:=[.Q78]-[.R$51]" table:style-name="ce1">
            <text:p>230873.0513</text:p>
          </table:table-cell>
          <table:table-cell table:number-columns-repeated="2" table:style-name="ce1"/>
          <table:table-cell office:value-type="float" office:value="27.332820512820522" table:formula="of:=[.T78]+[.S$51]" table:style-name="ce1">
            <text:p>27.33282051</text:p>
          </table:table-cell>
          <table:table-cell table:style-name="ce1"/>
          <table:table-cell office:value-type="float" office:value="-248308.94871794886" table:formula="of:=[.V78]-[.R$51]" table:style-name="ce1">
            <text:p>-248308.9487</text:p>
          </table:table-cell>
          <table:table-cell table:style-name="ce1"/>
          <table:table-cell office:value-type="float" office:value="27.996979692307693" table:formula="of:=[.X78]+[.W$51]" table:style-name="ce22">
            <text:p>28.00</text:p>
          </table:table-cell>
          <table:table-cell table:number-columns-repeated="16360" table:style-name="ce1"/>
        </table:table-row>
        <table:table-row table:style-name="ro1">
          <table:table-cell office:value-type="float" office:value="49.694333333333354" table:formula="of:=[.A79]+[.A$53]" table:style-name="ce22">
            <text:p>49.69</text:p>
          </table:table-cell>
          <table:table-cell office:value-type="float" office:value="1.4075413917077046" table:formula="of:=PI()*2100*[.A80]/[.Q77]" table:style-name="ce1">
            <text:p>1.407541392</text:p>
          </table:table-cell>
          <table:table-cell office:value-type="float" office:value="51.438045999999957" table:formula="of:=[.C79]+[.C$53]" table:style-name="ce22">
            <text:p>51.44</text:p>
          </table:table-cell>
          <table:table-cell office:value-type="float" office:value="1.4569302775010868" table:formula="of:=PI()*2100*[.C80]/[.Q77]" table:style-name="ce1">
            <text:p>1.456930278</text:p>
          </table:table-cell>
          <table:table-cell table:style-name="ce1"/>
          <table:table-cell office:value-type="float" office:value="50.281999999999982" table:formula="of:=[.F79]+[.F$53]" table:style-name="ce12">
            <text:p>50.282</text:p>
          </table:table-cell>
          <table:table-cell office:value-type="float" office:value="1.4241864516647791" table:formula="of:=PI()*2100*[.F80]/[.Q77]" table:style-name="ce1">
            <text:p>1.424186452</text:p>
          </table:table-cell>
          <table:table-cell table:style-name="ce1"/>
          <table:table-cell office:value-type="float" office:value="0.72547158655795774" table:formula="of:=PI()*2100*[.T77]/[.Q77]" table:style-name="ce32">
            <text:p>0.725471587</text:p>
          </table:table-cell>
          <table:table-cell table:number-columns-repeated="7" table:style-name="ce1"/>
          <table:table-cell office:value-type="float" office:value="229847.4102564101" table:formula="of:=[.Q79]-[.R$51]" table:style-name="ce1">
            <text:p>229847.4103</text:p>
          </table:table-cell>
          <table:table-cell table:number-columns-repeated="2" table:style-name="ce1"/>
          <table:table-cell office:value-type="float" office:value="28.192564102564113" table:formula="of:=[.T79]+[.S$51]" table:style-name="ce1">
            <text:p>28.1925641</text:p>
          </table:table-cell>
          <table:table-cell table:style-name="ce1"/>
          <table:table-cell office:value-type="float" office:value="-249334.5897435899" table:formula="of:=[.V79]-[.R$51]" table:style-name="ce1">
            <text:p>-249334.5897</text:p>
          </table:table-cell>
          <table:table-cell table:style-name="ce1"/>
          <table:table-cell office:value-type="float" office:value="28.85403353846154" table:formula="of:=[.X79]+[.W$51]" table:style-name="ce22">
            <text:p>28.85</text:p>
          </table:table-cell>
          <table:table-cell table:number-columns-repeated="16360" table:style-name="ce1"/>
        </table:table-row>
        <table:table-row table:style-name="ro1">
          <table:table-cell office:value-type="float" office:value="51.38796153846156" table:formula="of:=[.A80]+[.A$53]" table:style-name="ce22">
            <text:p>51.39</text:p>
          </table:table-cell>
          <table:table-cell office:value-type="float" office:value="1.4619491200052117" table:formula="of:=PI()*2100*[.A81]/[.Q78]" table:style-name="ce1">
            <text:p>1.46194912</text:p>
          </table:table-cell>
          <table:table-cell office:value-type="float" office:value="53.238610923076877" table:formula="of:=[.C80]+[.C$53]" table:style-name="ce22">
            <text:p>53.24</text:p>
          </table:table-cell>
          <table:table-cell office:value-type="float" office:value="1.514598712599998" table:formula="of:=PI()*2100*[.C81]/[.Q78]" table:style-name="ce1">
            <text:p>1.514598713</text:p>
          </table:table-cell>
          <table:table-cell table:style-name="ce1"/>
          <table:table-cell office:value-type="float" office:value="52.062092307692289" table:formula="of:=[.F80]+[.F$53]" table:style-name="ce12">
            <text:p>52.062</text:p>
          </table:table-cell>
          <table:table-cell office:value-type="float" office:value="1.481127636827827" table:formula="of:=PI()*2100*[.F81]/[.Q78]" table:style-name="ce1">
            <text:p>1.481127637</text:p>
          </table:table-cell>
          <table:table-cell table:style-name="ce1"/>
          <table:table-cell office:value-type="float" office:value="0.75313926361051864" table:formula="of:=PI()*2100*[.T78]/[.Q78]" table:style-name="ce32">
            <text:p>0.753139264</text:p>
          </table:table-cell>
          <table:table-cell table:number-columns-repeated="7" table:style-name="ce1"/>
          <table:table-cell office:value-type="float" office:value="228821.76923076907" table:formula="of:=[.Q80]-[.R$51]" table:style-name="ce1">
            <text:p>228821.7692</text:p>
          </table:table-cell>
          <table:table-cell table:number-columns-repeated="2" table:style-name="ce1"/>
          <table:table-cell office:value-type="float" office:value="29.052307692307703" table:formula="of:=[.T80]+[.S$51]" table:style-name="ce1">
            <text:p>29.05230769</text:p>
          </table:table-cell>
          <table:table-cell table:style-name="ce1"/>
          <table:table-cell office:value-type="float" office:value="-250360.23076923093" table:formula="of:=[.V80]-[.R$51]" table:style-name="ce1">
            <text:p>-250360.2308</text:p>
          </table:table-cell>
          <table:table-cell table:style-name="ce1"/>
          <table:table-cell office:value-type="float" office:value="29.711087384615386" table:formula="of:=[.X80]+[.W$51]" table:style-name="ce22">
            <text:p>29.71</text:p>
          </table:table-cell>
          <table:table-cell table:number-columns-repeated="16360"/>
        </table:table-row>
        <table:table-row table:style-name="ro1">
          <table:table-cell office:value-type="float" office:value="53.081589743589767" table:formula="of:=[.A81]+[.A$53]" table:style-name="ce22">
            <text:p>53.08</text:p>
          </table:table-cell>
          <table:table-cell office:value-type="float" office:value="1.5168402550749165" table:formula="of:=PI()*2100*[.A82]/[.Q79]" table:style-name="ce1">
            <text:p>1.516840255</text:p>
          </table:table-cell>
          <table:table-cell office:value-type="float" office:value="55.039175846153796" table:formula="of:=[.C81]+[.C$53]" table:style-name="ce22">
            <text:p>55.04</text:p>
          </table:table-cell>
          <table:table-cell office:value-type="float" office:value="1.572779525497821" table:formula="of:=PI()*2100*[.C82]/[.Q79]" table:style-name="ce1">
            <text:p>1.572779525</text:p>
          </table:table-cell>
          <table:table-cell table:style-name="ce1"/>
          <table:table-cell office:value-type="float" office:value="53.842184615384596" table:formula="of:=[.F81]+[.F$53]" table:style-name="ce12">
            <text:p>53.842</text:p>
          </table:table-cell>
          <table:table-cell office:value-type="float" office:value="1.538574738252886" table:formula="of:=PI()*2100*[.F82]/[.Q79]" table:style-name="ce1">
            <text:p>1.538574738</text:p>
          </table:table-cell>
          <table:table-cell table:style-name="ce1"/>
          <table:table-cell office:value-type="float" office:value="0.78105276497658627" table:formula="of:=PI()*2100*[.T79]/[.Q79]" table:style-name="ce32">
            <text:p>0.781052765</text:p>
          </table:table-cell>
          <table:table-cell table:number-columns-repeated="7" table:style-name="ce1"/>
          <table:table-cell office:value-type="float" office:value="227796.12820512804" table:formula="of:=[.Q81]-[.R$51]" table:style-name="ce1">
            <text:p>227796.1282</text:p>
          </table:table-cell>
          <table:table-cell table:number-columns-repeated="2" table:style-name="ce1"/>
          <table:table-cell office:value-type="float" office:value="29.912051282051294" table:formula="of:=[.T81]+[.S$51]" table:style-name="ce1">
            <text:p>29.91205128</text:p>
          </table:table-cell>
          <table:table-cell table:style-name="ce1"/>
          <table:table-cell office:value-type="float" office:value="-251385.87179487196" table:formula="of:=[.V81]-[.R$51]" table:style-name="ce1">
            <text:p>-251385.8718</text:p>
          </table:table-cell>
          <table:table-cell table:style-name="ce1"/>
          <table:table-cell office:value-type="float" office:value="30.568141230769232" table:formula="of:=[.X81]+[.W$51]" table:style-name="ce22">
            <text:p>30.57</text:p>
          </table:table-cell>
          <table:table-cell table:number-columns-repeated="16360"/>
        </table:table-row>
        <table:table-row table:style-name="ro1">
          <table:table-cell office:value-type="float" office:value="54.775217948717973" table:formula="of:=[.A82]+[.A$53]" table:style-name="ce22">
            <text:p>54.78</text:p>
          </table:table-cell>
          <table:table-cell office:value-type="float" office:value="1.5722212681903101" table:formula="of:=PI()*2100*[.A83]/[.Q80]" table:style-name="ce1">
            <text:p>1.572221268</text:p>
          </table:table-cell>
          <table:table-cell office:value-type="float" office:value="56.839740769230716" table:formula="of:=[.C82]+[.C$53]" table:style-name="ce22">
            <text:p>56.84</text:p>
          </table:table-cell>
          <table:table-cell office:value-type="float" office:value="1.631479575297609" table:formula="of:=PI()*2100*[.C83]/[.Q80]" table:style-name="ce1">
            <text:p>1.631479575</text:p>
          </table:table-cell>
          <table:table-cell table:style-name="ce1"/>
          <table:table-cell office:value-type="float" office:value="55.622276923076903" table:formula="of:=[.F82]+[.F$53]" table:style-name="ce12">
            <text:p>55.622</text:p>
          </table:table-cell>
          <table:table-cell office:value-type="float" office:value="1.5965345285436581" table:formula="of:=PI()*2100*[.F83]/[.Q80]" table:style-name="ce1">
            <text:p>1.596534529</text:p>
          </table:table-cell>
          <table:table-cell table:style-name="ce1"/>
          <table:table-cell office:value-type="float" office:value="0.80921538145896854" table:formula="of:=PI()*2100*[.T80]/[.Q80]" table:style-name="ce32">
            <text:p>0.809215381</text:p>
          </table:table-cell>
          <table:table-cell table:number-columns-repeated="7" table:style-name="ce1"/>
          <table:table-cell office:value-type="float" office:value="226770.48717948701" table:formula="of:=[.Q82]-[.R$51]" table:style-name="ce1">
            <text:p>226770.4872</text:p>
          </table:table-cell>
          <table:table-cell table:number-columns-repeated="2" table:style-name="ce1"/>
          <table:table-cell office:value-type="float" office:value="30.771794871794885" table:formula="of:=[.T82]+[.S$51]" table:style-name="ce1">
            <text:p>30.77179487</text:p>
          </table:table-cell>
          <table:table-cell table:style-name="ce1"/>
          <table:table-cell office:value-type="float" office:value="-252411.51282051299" table:formula="of:=[.V82]-[.R$51]" table:style-name="ce1">
            <text:p>-252411.5128</text:p>
          </table:table-cell>
          <table:table-cell table:style-name="ce1"/>
          <table:table-cell office:value-type="float" office:value="31.425195076923078" table:formula="of:=[.X82]+[.W$51]" table:style-name="ce22">
            <text:p>31.43</text:p>
          </table:table-cell>
          <table:table-cell table:number-columns-repeated="16360"/>
        </table:table-row>
        <table:table-row table:style-name="ro1">
          <table:table-cell office:value-type="float" office:value="56.468846153846179" table:formula="of:=[.A83]+[.A$53]" table:style-name="ce22">
            <text:p>56.47</text:p>
          </table:table-cell>
          <table:table-cell office:value-type="float" office:value="1.628098746648871" table:formula="of:=PI()*2100*[.A84]/[.Q81]" table:style-name="ce1">
            <text:p>1.628098747</text:p>
          </table:table-cell>
          <table:table-cell office:value-type="float" office:value="58.640305692307635" table:formula="of:=[.C83]+[.C$53]" table:style-name="ce22">
            <text:p>58.64</text:p>
          </table:table-cell>
          <table:table-cell office:value-type="float" office:value="1.6907058440798326" table:formula="of:=PI()*2100*[.C84]/[.Q81]" table:style-name="ce1">
            <text:p>1.690705844</text:p>
          </table:table-cell>
          <table:table-cell table:style-name="ce1"/>
          <table:table-cell office:value-type="float" office:value="57.40236923076921" table:formula="of:=[.F83]+[.F$53]" table:style-name="ce12">
            <text:p>57.402</text:p>
          </table:table-cell>
          <table:table-cell office:value-type="float" office:value="1.6550139017304075" table:formula="of:=PI()*2100*[.F84]/[.Q81]" table:style-name="ce1">
            <text:p>1.655013902</text:p>
          </table:table-cell>
          <table:table-cell table:style-name="ce1"/>
          <table:table-cell office:value-type="float" office:value="0.83763046286154463" table:formula="of:=PI()*2100*[.T81]/[.Q81]" table:style-name="ce32">
            <text:p>0.837630463</text:p>
          </table:table-cell>
          <table:table-cell table:number-columns-repeated="7" table:style-name="ce1"/>
          <table:table-cell office:value-type="float" office:value="225744.84615384598" table:formula="of:=[.Q83]-[.R$51]" table:style-name="ce1">
            <text:p>225744.8462</text:p>
          </table:table-cell>
          <table:table-cell table:number-columns-repeated="2" table:style-name="ce1"/>
          <table:table-cell office:value-type="float" office:value="31.631538461538476" table:formula="of:=[.T83]+[.S$51]" table:style-name="ce1">
            <text:p>31.63153846</text:p>
          </table:table-cell>
          <table:table-cell table:style-name="ce1"/>
          <table:table-cell office:value-type="float" office:value="-253437.15384615402" table:formula="of:=[.V83]-[.R$51]" table:style-name="ce1">
            <text:p>-253437.1538</text:p>
          </table:table-cell>
          <table:table-cell table:style-name="ce1"/>
          <table:table-cell office:value-type="float" office:value="32.282248923076921" table:formula="of:=[.X83]+[.W$51]" table:style-name="ce22">
            <text:p>32.28</text:p>
          </table:table-cell>
          <table:table-cell table:number-columns-repeated="16360"/>
        </table:table-row>
        <table:table-row table:style-name="ro1">
          <table:table-cell office:value-type="float" office:value="58.162474358974386" table:formula="of:=[.A84]+[.A$53]" table:style-name="ce22">
            <text:p>58.16</text:p>
          </table:table-cell>
          <table:table-cell office:value-type="float" office:value="1.6844793963840299" table:formula="of:=PI()*2100*[.A85]/[.Q82]" table:style-name="ce1">
            <text:p>1.684479396</text:p>
          </table:table-cell>
          <table:table-cell office:value-type="float" office:value="60.440870615384554" table:formula="of:=[.C84]+[.C$53]" table:style-name="ce22">
            <text:p>60.44</text:p>
          </table:table-cell>
          <table:table-cell office:value-type="float" office:value="1.7504654396708772" table:formula="of:=PI()*2100*[.C85]/[.Q82]" table:style-name="ce1">
            <text:p>1.75046544</text:p>
          </table:table-cell>
          <table:table-cell table:style-name="ce1"/>
          <table:table-cell office:value-type="float" office:value="59.182461538461517" table:formula="of:=[.F84]+[.F$53]" table:style-name="ce12">
            <text:p>59.182</text:p>
          </table:table-cell>
          <table:table-cell office:value-type="float" office:value="1.7140198760035463" table:formula="of:=PI()*2100*[.F85]/[.Q82]" table:style-name="ce1">
            <text:p>1.714019876</text:p>
          </table:table-cell>
          <table:table-cell table:style-name="ce1"/>
          <table:table-cell office:value-type="float" office:value="0.86630141931751192" table:formula="of:=PI()*2100*[.T82]/[.Q82]" table:style-name="ce32">
            <text:p>0.866301419</text:p>
          </table:table-cell>
          <table:table-cell table:number-columns-repeated="7" table:style-name="ce1"/>
          <table:table-cell office:value-type="float" office:value="224719.20512820495" table:formula="of:=[.Q84]-[.R$51]" table:style-name="ce1">
            <text:p>224719.2051</text:p>
          </table:table-cell>
          <table:table-cell table:number-columns-repeated="2" table:style-name="ce1"/>
          <table:table-cell office:value-type="float" office:value="32.491282051282063" table:formula="of:=[.T84]+[.S$51]" table:style-name="ce1">
            <text:p>32.49128205</text:p>
          </table:table-cell>
          <table:table-cell table:style-name="ce1"/>
          <table:table-cell office:value-type="float" office:value="-254462.79487179505" table:formula="of:=[.V84]-[.R$51]" table:style-name="ce1">
            <text:p>-254462.7949</text:p>
          </table:table-cell>
          <table:table-cell table:style-name="ce1"/>
          <table:table-cell office:value-type="float" office:value="33.139302769230767" table:formula="of:=[.X84]+[.W$51]" table:style-name="ce22">
            <text:p>33.14</text:p>
          </table:table-cell>
          <table:table-cell table:number-columns-repeated="16360"/>
        </table:table-row>
        <table:table-row table:style-name="ro1">
          <table:table-cell office:value-type="float" office:value="59.856102564102592" table:formula="of:=[.A85]+[.A$53]" table:style-name="ce22">
            <text:p>59.86</text:p>
          </table:table-cell>
          <table:table-cell office:value-type="float" office:value="1.7413700446480085" table:formula="of:=PI()*2100*[.A86]/[.Q83]" table:style-name="ce1">
            <text:p>1.741370045</text:p>
          </table:table-cell>
          <table:table-cell office:value-type="float" office:value="62.241435538461474" table:formula="of:=[.C85]+[.C$53]" table:style-name="ce22">
            <text:p>62.24</text:p>
          </table:table-cell>
          <table:table-cell office:value-type="float" office:value="1.8107655984866711" table:formula="of:=PI()*2100*[.C86]/[.Q83]" table:style-name="ce1">
            <text:p>1.810765598</text:p>
          </table:table-cell>
          <table:table-cell table:style-name="ce1"/>
          <table:table-cell office:value-type="float" office:value="60.962553846153824" table:formula="of:=[.F85]+[.F$53]" table:style-name="ce12">
            <text:p>60.963</text:p>
          </table:table-cell>
          <table:table-cell office:value-type="float" office:value="1.773559596521403" table:formula="of:=PI()*2100*[.F86]/[.Q83]" table:style-name="ce1">
            <text:p>1.773559597</text:p>
          </table:table-cell>
          <table:table-cell table:style-name="ce1"/>
          <table:table-cell office:value-type="float" office:value="0.89523172265367834" table:formula="of:=PI()*2100*[.T83]/[.Q83]" table:style-name="ce32">
            <text:p>0.895231723</text:p>
          </table:table-cell>
          <table:table-cell table:number-columns-repeated="7" table:style-name="ce1"/>
          <table:table-cell office:value-type="float" office:value="223693.56410256392" table:formula="of:=[.Q85]-[.R$51]" table:style-name="ce1">
            <text:p>223693.5641</text:p>
          </table:table-cell>
          <table:table-cell table:number-columns-repeated="2" table:style-name="ce1"/>
          <table:table-cell office:value-type="float" office:value="33.35102564102565" table:formula="of:=[.T85]+[.S$51]" table:style-name="ce1">
            <text:p>33.35102564</text:p>
          </table:table-cell>
          <table:table-cell table:style-name="ce1"/>
          <table:table-cell office:value-type="float" office:value="-255488.43589743608" table:formula="of:=[.V85]-[.R$51]" table:style-name="ce1">
            <text:p>-255488.4359</text:p>
          </table:table-cell>
          <table:table-cell table:style-name="ce1"/>
          <table:table-cell office:value-type="float" office:value="33.996356615384613" table:formula="of:=[.X85]+[.W$51]" table:style-name="ce22">
            <text:p>34.00</text:p>
          </table:table-cell>
          <table:table-cell table:number-columns-repeated="16360"/>
        </table:table-row>
        <table:table-row table:style-name="ro1">
          <table:table-cell office:value-type="float" office:value="61.549730769230798" table:formula="of:=[.A86]+[.A$53]" table:style-name="ce22">
            <text:p>61.55</text:p>
          </table:table-cell>
          <table:table-cell office:value-type="float" office:value="1.7987776427677999" table:formula="of:=PI()*2100*[.A87]/[.Q84]" table:style-name="ce1">
            <text:p>1.798777643</text:p>
          </table:table-cell>
          <table:table-cell office:value-type="float" office:value="64.042000461538393" table:formula="of:=[.C86]+[.C$53]" table:style-name="ce22">
            <text:p>64.04</text:p>
          </table:table-cell>
          <table:table-cell office:value-type="float" office:value="1.8716136884538324" table:formula="of:=PI()*2100*[.C87]/[.Q84]" table:style-name="ce1">
            <text:p>1.871613688</text:p>
          </table:table-cell>
          <table:table-cell table:style-name="ce1"/>
          <table:table-cell office:value-type="float" office:value="62.742646153846131" table:formula="of:=[.F86]+[.F$53]" table:style-name="ce12">
            <text:p>62.743</text:p>
          </table:table-cell>
          <table:table-cell office:value-type="float" office:value="1.8336403382945288" table:formula="of:=PI()*2100*[.F87]/[.Q84]" table:style-name="ce1">
            <text:p>1.833640338</text:p>
          </table:table-cell>
          <table:table-cell table:style-name="ce1"/>
          <table:table-cell office:value-type="float" office:value="0.92442490779194431" table:formula="of:=PI()*2100*[.T84]/[.Q84]" table:style-name="ce32">
            <text:p>0.924424908</text:p>
          </table:table-cell>
          <table:table-cell table:number-columns-repeated="7" table:style-name="ce1"/>
          <table:table-cell office:value-type="float" office:value="222667.92307692289" table:formula="of:=[.Q86]-[.R$51]" table:style-name="ce1">
            <text:p>222667.9231</text:p>
          </table:table-cell>
          <table:table-cell table:number-columns-repeated="2" table:style-name="ce1"/>
          <table:table-cell office:value-type="float" office:value="34.210769230769237" table:formula="of:=[.T86]+[.S$51]" table:style-name="ce1">
            <text:p>34.21076923</text:p>
          </table:table-cell>
          <table:table-cell table:style-name="ce1"/>
          <table:table-cell office:value-type="float" office:value="-256514.07692307711" table:formula="of:=[.V86]-[.R$51]" table:style-name="ce1">
            <text:p>-256514.0769</text:p>
          </table:table-cell>
          <table:table-cell table:style-name="ce1"/>
          <table:table-cell office:value-type="float" office:value="34.853410461538459" table:formula="of:=[.X86]+[.W$51]" table:style-name="ce22">
            <text:p>34.85</text:p>
          </table:table-cell>
          <table:table-cell table:number-columns-repeated="16360"/>
        </table:table-row>
        <table:table-row table:style-name="ro1">
          <table:table-cell office:value-type="float" office:value="63.243358974359005" table:formula="of:=[.A87]+[.A$53]" table:style-name="ce22">
            <text:p>63.24</text:p>
          </table:table-cell>
          <table:table-cell office:value-type="float" office:value="1.8567092689766156" table:formula="of:=PI()*2100*[.A88]/[.Q85]" table:style-name="ce1">
            <text:p>1.856709269</text:p>
          </table:table-cell>
          <table:table-cell office:value-type="float" office:value="65.842565384615312" table:formula="of:=[.C87]+[.C$53]" table:style-name="ce22">
            <text:p>65.84</text:p>
          </table:table-cell>
          <table:table-cell office:value-type="float" office:value="1.9330172120108073" table:formula="of:=PI()*2100*[.C88]/[.Q85]" table:style-name="ce1">
            <text:p>1.933017212</text:p>
          </table:table-cell>
          <table:table-cell table:style-name="ce1"/>
          <table:table-cell office:value-type="float" office:value="64.522738461538438" table:formula="of:=[.F87]+[.F$53]" table:style-name="ce12">
            <text:p>64.523</text:p>
          </table:table-cell>
          <table:table-cell office:value-type="float" office:value="1.8942695091489901" table:formula="of:=PI()*2100*[.F88]/[.Q85]" table:style-name="ce1">
            <text:p>1.894269509</text:p>
          </table:table-cell>
          <table:table-cell table:style-name="ce1"/>
          <table:table-cell office:value-type="float" office:value="0.95388457418916517" table:formula="of:=PI()*2100*[.T85]/[.Q85]" table:style-name="ce32">
            <text:p>0.953884574</text:p>
          </table:table-cell>
          <table:table-cell table:number-columns-repeated="7" table:style-name="ce1"/>
          <table:table-cell office:value-type="float" office:value="221642.28205128186" table:formula="of:=[.Q87]-[.R$51]" table:style-name="ce1">
            <text:p>221642.2821</text:p>
          </table:table-cell>
          <table:table-cell table:number-columns-repeated="2" table:style-name="ce1"/>
          <table:table-cell office:value-type="float" office:value="35.070512820512825" table:formula="of:=[.T87]+[.S$51]" table:style-name="ce1">
            <text:p>35.07051282</text:p>
          </table:table-cell>
          <table:table-cell table:style-name="ce1"/>
          <table:table-cell office:value-type="float" office:value="-257539.71794871814" table:formula="of:=[.V87]-[.R$51]" table:style-name="ce1">
            <text:p>-257539.7179</text:p>
          </table:table-cell>
          <table:table-cell table:style-name="ce1"/>
          <table:table-cell office:value-type="float" office:value="35.710464307692305" table:formula="of:=[.X87]+[.W$51]" table:style-name="ce22">
            <text:p>35.71</text:p>
          </table:table-cell>
          <table:table-cell table:number-columns-repeated="16360"/>
        </table:table-row>
        <table:table-row table:style-name="ro1">
          <table:table-cell office:value-type="float" office:value="64.936987179487204" table:formula="of:=[.A88]+[.A$53]" table:style-name="ce22">
            <text:p>64.94</text:p>
          </table:table-cell>
          <table:table-cell office:value-type="float" office:value="1.9151721313232275" table:formula="of:=PI()*2100*[.A89]/[.Q86]" table:style-name="ce1">
            <text:p>1.915172131</text:p>
          </table:table-cell>
          <table:table-cell office:value-type="float" office:value="67.643130307692232" table:formula="of:=[.C88]+[.C$53]" table:style-name="ce22">
            <text:p>67.64</text:p>
          </table:table-cell>
          <table:table-cell office:value-type="float" office:value="1.994983809191573" table:formula="of:=PI()*2100*[.C89]/[.Q86]" table:style-name="ce1">
            <text:p>1.994983809</text:p>
          </table:table-cell>
          <table:table-cell table:style-name="ce1"/>
          <table:table-cell office:value-type="float" office:value="66.302830769230752" table:formula="of:=[.F88]+[.F$53]" table:style-name="ce12">
            <text:p>66.303</text:p>
          </table:table-cell>
          <table:table-cell office:value-type="float" office:value="1.9554546527711829" table:formula="of:=PI()*2100*[.F89]/[.Q86]" table:style-name="ce1">
            <text:p>1.955454653</text:p>
          </table:table-cell>
          <table:table-cell table:style-name="ce1"/>
          <table:table-cell office:value-type="float" office:value="0.98361438731662276" table:formula="of:=PI()*2100*[.T86]/[.Q86]" table:style-name="ce32">
            <text:p>0.983614387</text:p>
          </table:table-cell>
          <table:table-cell table:number-columns-repeated="7" table:style-name="ce1"/>
          <table:table-cell office:value-type="float" office:value="220616.64102564083" table:formula="of:=[.Q88]-[.R$51]" table:style-name="ce1">
            <text:p>220616.641</text:p>
          </table:table-cell>
          <table:table-cell table:number-columns-repeated="2" table:style-name="ce1"/>
          <table:table-cell office:value-type="float" office:value="35.930256410256412" table:formula="of:=[.T88]+[.S$51]" table:style-name="ce1">
            <text:p>35.93025641</text:p>
          </table:table-cell>
          <table:table-cell table:style-name="ce1"/>
          <table:table-cell office:value-type="float" office:value="-258565.35897435917" table:formula="of:=[.V88]-[.R$51]" table:style-name="ce1">
            <text:p>-258565.359</text:p>
          </table:table-cell>
          <table:table-cell table:style-name="ce1"/>
          <table:table-cell office:value-type="float" office:value="36.567518153846152" table:formula="of:=[.X88]+[.W$51]" table:style-name="ce22">
            <text:p>36.57</text:p>
          </table:table-cell>
          <table:table-cell table:number-columns-repeated="16360"/>
        </table:table-row>
        <table:table-row table:style-name="ro1">
          <table:table-cell office:value-type="float" office:value="66.63061538461541" table:formula="of:=[.A89]+[.A$53]" table:style-name="ce22">
            <text:p>66.63</text:p>
          </table:table-cell>
          <table:table-cell office:value-type="float" office:value="1.9741735706617158" table:formula="of:=PI()*2100*[.A90]/[.Q87]" table:style-name="ce1">
            <text:p>1.974173571</text:p>
          </table:table-cell>
          <table:table-cell office:value-type="float" office:value="69.443695230769151" table:formula="of:=[.C89]+[.C$53]" table:style-name="ce22">
            <text:p>69.44</text:p>
          </table:table-cell>
          <table:table-cell office:value-type="float" office:value="2.0575212607945628" table:formula="of:=PI()*2100*[.C90]/[.Q87]" table:style-name="ce1">
            <text:p>2.057521261</text:p>
          </table:table-cell>
          <table:table-cell table:style-name="ce1"/>
          <table:table-cell office:value-type="float" office:value="68.082923076923066" table:formula="of:=[.F89]+[.F$53]" table:style-name="ce12">
            <text:p>68.083</text:p>
          </table:table-cell>
          <table:table-cell office:value-type="float" office:value="2.0172034518367958" table:formula="of:=PI()*2100*[.F90]/[.Q87]" table:style-name="ce1">
            <text:p>2.017203452</text:p>
          </table:table-cell>
          <table:table-cell table:style-name="ce1"/>
          <table:table-cell office:value-type="float" office:value="1.0136180801803876" table:formula="of:=PI()*2100*[.T87]/[.Q87]" table:style-name="ce32">
            <text:p>1.01361808</text:p>
          </table:table-cell>
          <table:table-cell table:number-columns-repeated="7" table:style-name="ce1"/>
          <table:table-cell office:value-type="float" office:value="219590.9999999998" table:formula="of:=[.Q89]-[.R$51]" table:style-name="ce1">
            <text:p>219591</text:p>
          </table:table-cell>
          <table:table-cell table:number-columns-repeated="2" table:style-name="ce1"/>
          <table:table-cell office:value-type="float" office:value="36.79" table:formula="of:=[.T89]+[.S$51]" table:style-name="ce1">
            <text:p>36.79</text:p>
          </table:table-cell>
          <table:table-cell table:style-name="ce1"/>
          <table:table-cell office:value-type="float" office:value="-259591.0000000002" table:formula="of:=[.V89]-[.R$51]" table:style-name="ce1">
            <text:p>-259591</text:p>
          </table:table-cell>
          <table:table-cell table:style-name="ce1"/>
          <table:table-cell office:value-type="float" office:value="37.424571999999998" table:formula="of:=[.X89]+[.W$51]" table:style-name="ce22">
            <text:p>37.42</text:p>
          </table:table-cell>
          <table:table-cell table:number-columns-repeated="16360"/>
        </table:table-row>
        <table:table-row table:style-name="ro1">
          <table:table-cell office:value-type="float" office:value="68.324243589743617" table:formula="of:=[.A90]+[.A$53]" table:style-name="ce22">
            <text:p>68.32</text:p>
          </table:table-cell>
          <table:table-cell office:value-type="float" office:value="2.0337210637242262" table:formula="of:=PI()*2100*[.A91]/[.Q88]" table:style-name="ce1">
            <text:p>2.033721064</text:p>
          </table:table-cell>
          <table:table-cell office:value-type="float" office:value="71.244260153846071" table:formula="of:=[.C90]+[.C$53]" table:style-name="ce22">
            <text:p>71.24</text:p>
          </table:table-cell>
          <table:table-cell office:value-type="float" office:value="2.1206374916395769" table:formula="of:=PI()*2100*[.C91]/[.Q88]" table:style-name="ce1">
            <text:p>2.120637492</text:p>
          </table:table-cell>
          <table:table-cell table:style-name="ce1"/>
          <table:table-cell office:value-type="float" office:value="69.86301538461538" table:formula="of:=[.F90]+[.F$53]" table:style-name="ce12">
            <text:p>69.863</text:p>
          </table:table-cell>
          <table:table-cell office:value-type="float" office:value="2.0795237312266472" table:formula="of:=PI()*2100*[.F91]/[.Q88]" table:style-name="ce1">
            <text:p>2.079523731</text:p>
          </table:table-cell>
          <table:table-cell table:style-name="ce1"/>
          <table:table-cell office:value-type="float" office:value="1.0438994548838898" table:formula="of:=PI()*2100*[.T88]/[.Q88]" table:style-name="ce32">
            <text:p>1.043899455</text:p>
          </table:table-cell>
          <table:table-cell table:number-columns-repeated="14" table:style-name="ce1"/>
          <table:table-cell table:style-name="ce22"/>
          <table:table-cell table:number-columns-repeated="16360"/>
        </table:table-row>
        <table:table-row table:style-name="ro1">
          <table:table-cell office:value-type="float" office:value="70.017871794871823" table:formula="of:=[.A91]+[.A$53]" table:style-name="ce22">
            <text:p>70.02</text:p>
          </table:table-cell>
          <table:table-cell office:value-type="float" office:value="2.0938222262794373" table:formula="of:=PI()*2100*[.A92]/[.Q89]" table:style-name="ce1">
            <text:p>2.093822226</text:p>
          </table:table-cell>
          <table:table-cell office:value-type="float" office:value="73.04482507692299" table:formula="of:=[.C91]+[.C$53]" table:style-name="ce22">
            <text:p>73.04</text:p>
          </table:table-cell>
          <table:table-cell office:value-type="float" office:value="2.1843405739155393" table:formula="of:=PI()*2100*[.C92]/[.Q89]" table:style-name="ce1">
            <text:p>2.184340574</text:p>
          </table:table-cell>
          <table:table-cell table:style-name="ce1"/>
          <table:table-cell office:value-type="float" office:value="71.643107692307694" table:formula="of:=[.F91]+[.F$53]" table:style-name="ce12">
            <text:p>71.643</text:p>
          </table:table-cell>
          <table:table-cell office:value-type="float" office:value="2.1424234613322239" table:formula="of:=PI()*2100*[.F92]/[.Q89]" table:style-name="ce1">
            <text:p>2.142423461</text:p>
          </table:table-cell>
          <table:table-cell table:style-name="ce1"/>
          <table:table-cell office:value-type="float" office:value="1.0744623842340797" table:formula="of:=PI()*2100*[.T89]/[.Q89]" table:style-name="ce32">
            <text:p>1.074462384</text:p>
          </table:table-cell>
          <table:table-cell table:number-columns-repeated="16375" table:style-name="ce1"/>
        </table:table-row>
        <table:table-row table:style-name="ro1">
          <table:table-cell office:value-type="float" office:value="71.711500000000029" table:formula="of:=[.A92]+[.A$53]" table:style-name="ce22">
            <text:p>71.71</text:p>
          </table:table-cell>
          <table:table-cell office:value-type="float" office:value="2.1544848163795418" table:formula="of:=PI()*2100*[.A93]/[.Q90]" table:style-name="ce1">
            <text:p>2.154484816</text:p>
          </table:table-cell>
          <table:table-cell office:value-type="float" office:value="74.845389999999909" table:formula="of:=[.C92]+[.C$53]" table:style-name="ce22">
            <text:p>74.85</text:p>
          </table:table-cell>
          <table:table-cell office:value-type="float" office:value="2.248638730622075" table:formula="of:=PI()*2100*[.C93]/[.Q90]" table:style-name="ce1">
            <text:p>2.248638731</text:p>
          </table:table-cell>
          <table:table-cell table:style-name="ce1"/>
          <table:table-cell office:value-type="float" office:value="73.423200000000008" table:formula="of:=[.F92]+[.F$53]" table:style-name="ce12">
            <text:p>73.423</text:p>
          </table:table-cell>
          <table:table-cell office:value-type="float" office:value="2.205910761453858" table:formula="of:=PI()*2100*[.F93]/[.Q90]" table:style-name="ce1">
            <text:p>2.205910761</text:p>
          </table:table-cell>
          <table:table-cell table:style-name="ce1"/>
          <table:table-cell office:value-type="float" office:value="1.1053108133925984" table:formula="of:=PI()*2100*[.T90]/[.Q90]" table:style-name="ce32">
            <text:p>1.105310813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table:style-name="ce22"/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1"/>
          <table:table-cell office:value-type="string" table:style-name="ce32">
            <text:p>1. Schritt</text:p>
          </table:table-cell>
          <table:table-cell table:number-columns-repeated="16362"/>
        </table:table-row>
        <table:table-row table:number-rows-repeated="1048478" table:style-name="ro1">
          <table:table-cell table:number-columns-repeated="16384"/>
        </table:table-row>
      </table:table>
      <table:table table:name="dp4_1" table:style-name="ta2">
        <table:table-column table:style-name="co4" table:number-columns-repeated="16384" table:default-cell-style-name="ce1"/>
        <table:table-row table:style-name="ro2">
          <table:table-cell table:style-name="ce44"/>
          <table:table-cell table:number-columns-repeated="16383" table:style-name="ce1"/>
        </table:table-row>
        <table:table-row table:style-name="ro1">
          <table:table-cell table:style-name="ce45"/>
          <table:table-cell table:number-columns-repeated="16" table:style-name="ce1"/>
          <table:table-cell office:value-type="string" table:number-columns-spanned="7" table:number-rows-spanned="1" table:style-name="ce52">
            <text:p>SOL_103_DP4 : Mode Frequency</text:p>
          </table:table-cell>
          <table:covered-table-cell table:number-columns-repeated="6"/>
          <table:table-cell table:number-columns-repeated="16360"/>
        </table:table-row>
        <table:table-row table:style-name="ro1">
          <table:table-cell table:style-name="ce45"/>
          <table:table-cell table:number-columns-repeated="9" table:style-name="ce1"/>
          <table:table-cell table:style-name="ce46"/>
          <table:table-cell table:number-columns-repeated="2" table:style-name="ce6"/>
          <table:table-cell table:number-columns-repeated="4" table:style-name="ce1"/>
          <table:table-cell office:value-type="string" table:number-columns-spanned="1" table:number-rows-spanned="2" table:style-name="ce53">
            <text:p>ID</text:p>
          </table:table-cell>
          <table:table-cell office:value-type="string" table:number-columns-spanned="2" table:number-rows-spanned="1" table:style-name="ce39">
            <text:p>m1_Kopplung</text:p>
          </table:table-cell>
          <table:covered-table-cell/>
          <table:table-cell office:value-type="string" table:number-columns-spanned="2" table:number-rows-spanned="1" table:style-name="ce39">
            <text:p>m2_Kopplung</text:p>
          </table:table-cell>
          <table:covered-table-cell/>
          <table:table-cell office:value-type="string" table:number-columns-spanned="2" table:number-rows-spanned="1" table:style-name="ce39">
            <text:p>m3_Kopplung</text:p>
          </table:table-cell>
          <table:covered-table-cell/>
          <table:table-cell table:number-columns-repeated="16360"/>
        </table:table-row>
        <table:table-row table:style-name="ro1">
          <table:table-cell table:style-name="ce45"/>
          <table:table-cell table:number-columns-repeated="9" table:style-name="ce1"/>
          <table:table-cell table:style-name="ce46"/>
          <table:table-cell table:number-columns-repeated="2" table:style-name="ce6"/>
          <table:table-cell table:number-columns-repeated="4" table:style-name="ce1"/>
          <table:covered-table-cell/>
          <table:table-cell office:value-type="string" table:style-name="ce29">
            <text:p>Mode</text:p>
          </table:table-cell>
          <table:table-cell office:value-type="string" table:style-name="ce29">
            <text:p>Freq[Hz]</text:p>
          </table:table-cell>
          <table:table-cell office:value-type="string" table:style-name="ce29">
            <text:p>Mode</text:p>
          </table:table-cell>
          <table:table-cell office:value-type="string" table:style-name="ce29">
            <text:p>Freq[Hz]</text:p>
          </table:table-cell>
          <table:table-cell office:value-type="string" table:style-name="ce29">
            <text:p>Mode</text:p>
          </table:table-cell>
          <table:table-cell office:value-type="string" table:style-name="ce29">
            <text:p>Freq[Hz]</text:p>
          </table:table-cell>
          <table:table-cell table:number-columns-repeated="16360"/>
        </table:table-row>
        <table:table-row table:style-name="ro3">
          <table:table-cell table:style-name="ce45"/>
          <table:table-cell table:number-columns-repeated="9" table:style-name="ce1"/>
          <table:table-cell table:style-name="ce46"/>
          <table:table-cell table:number-columns-repeated="2" table:style-name="ce6"/>
          <table:table-cell table:number-columns-repeated="4" table:style-name="ce1"/>
          <table:table-cell office:value-type="float" office:value="1" table:style-name="ce47">
            <text:p>1</text:p>
          </table:table-cell>
          <table:table-cell office:value-type="string" table:style-name="ce46">
            <text:p>B</text:p>
          </table:table-cell>
          <table:table-cell office:value-type="float" office:value="2.5749300000000002" table:style-name="ce48">
            <text:p>2.57</text:p>
          </table:table-cell>
          <table:table-cell office:value-type="string" table:style-name="ce46">
            <text:p>B</text:p>
          </table:table-cell>
          <table:table-cell office:value-type="float" office:value="2.12906" table:style-name="ce48">
            <text:p>2.13</text:p>
          </table:table-cell>
          <table:table-cell office:value-type="string" table:style-name="ce46">
            <text:p>B</text:p>
          </table:table-cell>
          <table:table-cell office:value-type="float" office:value="2.1180300000000001" table:style-name="ce48">
            <text:p>2.12</text:p>
          </table:table-cell>
          <table:table-cell table:number-columns-repeated="16360"/>
        </table:table-row>
        <table:table-row table:style-name="ro3">
          <table:table-cell table:style-name="ce45"/>
          <table:table-cell table:number-columns-repeated="9" table:style-name="ce1"/>
          <table:table-cell table:style-name="ce46"/>
          <table:table-cell table:number-columns-repeated="2" table:style-name="ce6"/>
          <table:table-cell table:number-columns-repeated="4" table:style-name="ce1"/>
          <table:table-cell office:value-type="float" office:value="2" table:style-name="ce47">
            <text:p>2</text:p>
          </table:table-cell>
          <table:table-cell office:value-type="string" table:style-name="ce46">
            <text:p>B</text:p>
          </table:table-cell>
          <table:table-cell office:value-type="float" office:value="12.1036" table:style-name="ce48">
            <text:p>12.10</text:p>
          </table:table-cell>
          <table:table-cell office:value-type="string" table:style-name="ce46">
            <text:p>B</text:p>
          </table:table-cell>
          <table:table-cell office:value-type="float" office:value="7.0208700000000004" table:style-name="ce48">
            <text:p>7.02</text:p>
          </table:table-cell>
          <table:table-cell office:value-type="string" table:style-name="ce46">
            <text:p>B</text:p>
          </table:table-cell>
          <table:table-cell office:value-type="float" office:value="7.0596399999999999" table:style-name="ce48">
            <text:p>7.06</text:p>
          </table:table-cell>
          <table:table-cell table:number-columns-repeated="16360"/>
        </table:table-row>
        <table:table-row table:style-name="ro3">
          <table:table-cell table:style-name="ce45"/>
          <table:table-cell table:number-columns-repeated="9" table:style-name="ce1"/>
          <table:table-cell table:style-name="ce46"/>
          <table:table-cell table:number-columns-repeated="2" table:style-name="ce6"/>
          <table:table-cell table:number-columns-repeated="4" table:style-name="ce1"/>
          <table:table-cell office:value-type="float" office:value="3" table:style-name="ce47">
            <text:p>3</text:p>
          </table:table-cell>
          <table:table-cell office:value-type="string" table:style-name="ce46">
            <text:p>T</text:p>
          </table:table-cell>
          <table:table-cell office:value-type="float" office:value="23.0991" table:style-name="ce48">
            <text:p>23.10</text:p>
          </table:table-cell>
          <table:table-cell office:value-type="string" table:style-name="ce46">
            <text:p>B+T</text:p>
          </table:table-cell>
          <table:table-cell office:value-type="float" office:value="15.921799999999999" table:style-name="ce32">
            <text:p>15.9218</text:p>
          </table:table-cell>
          <table:table-cell office:value-type="string" table:style-name="ce46">
            <text:p>T</text:p>
          </table:table-cell>
          <table:table-cell office:value-type="float" office:value="15.9679" table:style-name="ce32">
            <text:p>15.9679</text:p>
          </table:table-cell>
          <table:table-cell table:number-columns-repeated="16360"/>
        </table:table-row>
        <table:table-row table:style-name="ro3">
          <table:table-cell table:style-name="ce45"/>
          <table:table-cell table:number-columns-repeated="9" table:style-name="ce1"/>
          <table:table-cell table:style-name="ce46"/>
          <table:table-cell table:number-columns-repeated="2" table:style-name="ce6"/>
          <table:table-cell table:number-columns-repeated="4" table:style-name="ce1"/>
          <table:table-cell office:value-type="float" office:value="4" table:style-name="ce47">
            <text:p>4</text:p>
          </table:table-cell>
          <table:table-cell office:value-type="string" table:style-name="ce46">
            <text:p>T</text:p>
          </table:table-cell>
          <table:table-cell office:value-type="float" office:value="31.867000000000001" table:style-name="ce48">
            <text:p>31.87</text:p>
          </table:table-cell>
          <table:table-cell office:value-type="string" table:style-name="ce46">
            <text:p>T</text:p>
          </table:table-cell>
          <table:table-cell office:value-type="float" office:value="24.045400000000001" table:style-name="ce48">
            <text:p>24.05</text:p>
          </table:table-cell>
          <table:table-cell office:value-type="string" table:style-name="ce46">
            <text:p>T</text:p>
          </table:table-cell>
          <table:table-cell office:value-type="float" office:value="23.417300000000001" table:style-name="ce48">
            <text:p>23.42</text:p>
          </table:table-cell>
          <table:table-cell table:number-columns-repeated="16360"/>
        </table:table-row>
        <table:table-row table:style-name="ro3">
          <table:table-cell table:style-name="ce45"/>
          <table:table-cell table:number-columns-repeated="9" table:style-name="ce1"/>
          <table:table-cell table:style-name="ce46"/>
          <table:table-cell table:number-columns-repeated="2" table:style-name="ce6"/>
          <table:table-cell table:number-columns-repeated="4" table:style-name="ce1"/>
          <table:table-cell office:value-type="float" office:value="5" table:style-name="ce47">
            <text:p>5</text:p>
          </table:table-cell>
          <table:table-cell office:value-type="string" table:style-name="ce46">
            <text:p>B+T</text:p>
          </table:table-cell>
          <table:table-cell office:value-type="float" office:value="38.675899999999999" table:style-name="ce48">
            <text:p>38.68</text:p>
          </table:table-cell>
          <table:table-cell office:value-type="string" table:style-name="ce46">
            <text:p>T</text:p>
          </table:table-cell>
          <table:table-cell office:value-type="float" office:value="27.045500000000001" table:style-name="ce48">
            <text:p>27.05</text:p>
          </table:table-cell>
          <table:table-cell office:value-type="string" table:style-name="ce46">
            <text:p>B+T</text:p>
          </table:table-cell>
          <table:table-cell office:value-type="float" office:value="26.330500000000001" table:style-name="ce48">
            <text:p>26.33</text:p>
          </table:table-cell>
          <table:table-cell table:number-columns-repeated="16360"/>
        </table:table-row>
        <table:table-row table:style-name="ro3">
          <table:table-cell table:style-name="ce45"/>
          <table:table-cell table:number-columns-repeated="9" table:style-name="ce1"/>
          <table:table-cell table:style-name="ce46"/>
          <table:table-cell table:number-columns-repeated="2" table:style-name="ce6"/>
          <table:table-cell table:number-columns-repeated="4" table:style-name="ce1"/>
          <table:table-cell office:value-type="float" office:value="6" table:style-name="ce47">
            <text:p>6</text:p>
          </table:table-cell>
          <table:table-cell office:value-type="string" table:style-name="ce46">
            <text:p>T</text:p>
          </table:table-cell>
          <table:table-cell office:value-type="float" office:value="63.869300000000003" table:style-name="ce48">
            <text:p>63.87</text:p>
          </table:table-cell>
          <table:table-cell office:value-type="string" table:style-name="ce46">
            <text:p>T</text:p>
          </table:table-cell>
          <table:table-cell office:value-type="float" office:value="39.803600000000003" table:style-name="ce49">
            <text:p>39.80</text:p>
          </table:table-cell>
          <table:table-cell office:value-type="string" table:style-name="ce46">
            <text:p>T</text:p>
          </table:table-cell>
          <table:table-cell office:value-type="float" office:value="40.499400000000001" table:style-name="ce49">
            <text:p>40.50</text:p>
          </table:table-cell>
          <table:table-cell table:number-columns-repeated="16360"/>
        </table:table-row>
        <table:table-row table:style-name="ro3">
          <table:table-cell table:number-columns-repeated="17" table:style-name="ce1"/>
          <table:table-cell office:value-type="string" table:style-name="ce47">
            <text:p> 7</text:p>
          </table:table-cell>
          <table:table-cell office:value-type="string" table:style-name="ce46">
            <text:p>B+T</text:p>
          </table:table-cell>
          <table:table-cell office:value-type="float" office:value="70.992800000000003" table:style-name="ce49">
            <text:p>70.99</text:p>
          </table:table-cell>
          <table:table-cell office:value-type="string" table:style-name="ce46">
            <text:p>T</text:p>
          </table:table-cell>
          <table:table-cell office:value-type="float" office:value="50.2378" table:style-name="ce49">
            <text:p>50.24</text:p>
          </table:table-cell>
          <table:table-cell office:value-type="string" table:style-name="ce46">
            <text:p>B+T</text:p>
          </table:table-cell>
          <table:table-cell office:value-type="float" office:value="45.1873" table:style-name="ce48">
            <text:p>45.19</text:p>
          </table:table-cell>
          <table:table-cell table:number-columns-repeated="16360"/>
        </table:table-row>
        <table:table-row table:style-name="ro3">
          <table:table-cell table:number-columns-repeated="17" table:style-name="ce1"/>
          <table:table-cell office:value-type="float" office:value="8" table:style-name="ce47">
            <text:p>8</text:p>
          </table:table-cell>
          <table:table-cell office:value-type="string" table:style-name="ce46">
            <text:p>T</text:p>
          </table:table-cell>
          <table:table-cell office:value-type="float" office:value="105.148" table:style-name="ce48">
            <text:p>105.15</text:p>
          </table:table-cell>
          <table:table-cell office:value-type="string" table:style-name="ce46">
            <text:p>B+T</text:p>
          </table:table-cell>
          <table:table-cell office:value-type="float" office:value="63.2209" table:style-name="ce48">
            <text:p>63.22</text:p>
          </table:table-cell>
          <table:table-cell office:value-type="string" table:style-name="ce46">
            <text:p>T</text:p>
          </table:table-cell>
          <table:table-cell office:value-type="float" office:value="62.369500000000002" table:style-name="ce48">
            <text:p>62.37</text:p>
          </table:table-cell>
          <table:table-cell table:number-columns-repeated="16360"/>
        </table:table-row>
        <table:table-row table:style-name="ro3">
          <table:table-cell table:number-columns-repeated="17" table:style-name="ce1"/>
          <table:table-cell office:value-type="string" table:style-name="ce47">
            <text:p>[Hz]</text:p>
          </table:table-cell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repeated="16360"/>
        </table:table-row>
        <table:table-row table:number-rows-repeated="3" table:style-name="ro1">
          <table:table-cell table:number-columns-repeated="5" table:style-name="ce1"/>
          <table:table-cell table:style-name="ce50"/>
          <table:table-cell table:style-name="ce51"/>
          <table:table-cell table:number-columns-repeated="2" table:style-name="ce50"/>
          <table:table-cell table:number-columns-repeated="16375" table:style-name="ce1"/>
        </table:table-row>
        <table:table-row table:style-name="ro1">
          <table:table-cell table:number-columns-repeated="5"/>
          <table:table-cell table:style-name="ce50"/>
          <table:table-cell table:style-name="ce51"/>
          <table:table-cell table:number-columns-repeated="2" table:style-name="ce50"/>
          <table:table-cell table:number-columns-repeated="16375"/>
        </table:table-row>
        <table:table-row table:number-rows-repeated="5" table:style-name="ro1">
          <table:table-cell table:number-columns-repeated="5"/>
          <table:table-cell table:style-name="ce1"/>
          <table:table-cell table:style-name="ce8"/>
          <table:table-cell table:number-columns-repeated="16377" table:style-name="ce1"/>
        </table:table-row>
        <table:table-row table:number-rows-repeated="1048554" table:style-name="ro1">
          <table:table-cell table:number-columns-repeated="16384"/>
        </table:table-row>
      </table:table>
      <table:table table:name="dp6_1" table:style-name="ta2">
        <table:table-column table:style-name="co4" table:number-columns-repeated="16384" table:default-cell-style-name="ce1"/>
        <table:table-row table:style-name="ro1">
          <table:table-cell table:number-columns-repeated="2"/>
          <table:table-cell office:value-type="string" table:number-columns-spanned="2" table:number-rows-spanned="1" table:style-name="ce39">
            <text:p>m1_Kopplung</text:p>
          </table:table-cell>
          <table:covered-table-cell/>
          <table:table-cell office:value-type="string" table:number-columns-spanned="2" table:number-rows-spanned="1" table:style-name="ce39">
            <text:p>m2_Kopplung</text:p>
          </table:table-cell>
          <table:covered-table-cell/>
          <table:table-cell office:value-type="string" table:number-columns-spanned="2" table:number-rows-spanned="1" table:style-name="ce39">
            <text:p>m3_Kopplung</text:p>
          </table:table-cell>
          <table:covered-table-cell/>
          <table:table-cell table:number-columns-repeated="4" table:style-name="ce1"/>
          <table:table-cell office:value-type="float" office:value="10310.052631578947" table:formula="of:=(259591-63700)/19" table:style-name="ce1">
            <text:p>10310.05263</text:p>
          </table:table-cell>
          <table:table-cell office:value-type="float" office:value="259591" table:style-name="ce1">
            <text:p>259591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table:style-name="ce29">
            <text:p>Mode</text:p>
          </table:table-cell>
          <table:table-cell office:value-type="string" table:style-name="ce29">
            <text:p>Freq[Hz]</text:p>
          </table:table-cell>
          <table:table-cell office:value-type="string" table:style-name="ce29">
            <text:p>Mode</text:p>
          </table:table-cell>
          <table:table-cell office:value-type="string" table:style-name="ce29">
            <text:p>Freq[Hz]</text:p>
          </table:table-cell>
          <table:table-cell office:value-type="string" table:style-name="ce29">
            <text:p>Mode</text:p>
          </table:table-cell>
          <table:table-cell office:value-type="string" table:style-name="ce29">
            <text:p>Freq[Hz]</text:p>
          </table:table-cell>
          <table:table-cell table:number-columns-repeated="5" table:style-name="ce1"/>
          <table:table-cell office:value-type="float" office:value="249280.94736842107" table:formula="of:=[.N1]-[.M$1]" table:style-name="ce1">
            <text:p>249280.9474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table:style-name="ce6">
            <text:p>B</text:p>
          </table:table-cell>
          <table:table-cell office:value-type="float" office:value="2.93" table:style-name="ce16">
            <text:p>2.93</text:p>
          </table:table-cell>
          <table:table-cell office:value-type="string" table:style-name="ce6">
            <text:p>B</text:p>
          </table:table-cell>
          <table:table-cell office:value-type="float" office:value="2.2999999999999998" table:style-name="ce16">
            <text:p>2.30</text:p>
          </table:table-cell>
          <table:table-cell office:value-type="string" table:style-name="ce6">
            <text:p>B</text:p>
          </table:table-cell>
          <table:table-cell office:value-type="float" office:value="2.29" table:style-name="ce16">
            <text:p>2.29</text:p>
          </table:table-cell>
          <table:table-cell table:number-columns-repeated="5" table:style-name="ce1"/>
          <table:table-cell office:value-type="float" office:value="238970.89473684214" table:formula="of:=[.N2]-[.M$1]" table:style-name="ce1">
            <text:p>238970.8947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table:style-name="ce6">
            <text:p>B</text:p>
          </table:table-cell>
          <table:table-cell office:value-type="float" office:value="10.28" table:style-name="ce16">
            <text:p>10.28</text:p>
          </table:table-cell>
          <table:table-cell office:value-type="string" table:style-name="ce6">
            <text:p>B</text:p>
          </table:table-cell>
          <table:table-cell office:value-type="float" office:value="7" table:style-name="ce16">
            <text:p>7.00</text:p>
          </table:table-cell>
          <table:table-cell office:value-type="string" table:style-name="ce6">
            <text:p>B</text:p>
          </table:table-cell>
          <table:table-cell office:value-type="float" office:value="6.91" table:style-name="ce16">
            <text:p>6.91</text:p>
          </table:table-cell>
          <table:table-cell table:number-columns-repeated="5" table:style-name="ce1"/>
          <table:table-cell office:value-type="float" office:value="228660.8421052632" table:formula="of:=[.N3]-[.M$1]" table:style-name="ce1">
            <text:p>228660.8421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table:style-name="ce6">
            <text:p>T</text:p>
          </table:table-cell>
          <table:table-cell office:value-type="float" office:value="19.95" table:style-name="ce16">
            <text:p>19.95</text:p>
          </table:table-cell>
          <table:table-cell office:value-type="string" table:style-name="ce6">
            <text:p>B+T</text:p>
          </table:table-cell>
          <table:table-cell office:value-type="float" office:value="15.85" table:style-name="ce16">
            <text:p>15.85</text:p>
          </table:table-cell>
          <table:table-cell office:value-type="string" table:style-name="ce6">
            <text:p>B+T</text:p>
          </table:table-cell>
          <table:table-cell office:value-type="float" office:value="16.540400000000002" table:style-name="ce16">
            <text:p>16.54</text:p>
          </table:table-cell>
          <table:table-cell table:number-columns-repeated="5" table:style-name="ce1"/>
          <table:table-cell office:value-type="float" office:value="218350.78947368427" table:formula="of:=[.N4]-[.M$1]" table:style-name="ce1">
            <text:p>218350.7895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table:style-name="ce6">
            <text:p>B+T</text:p>
          </table:table-cell>
          <table:table-cell office:value-type="float" office:value="32.22" table:style-name="ce16">
            <text:p>32.22</text:p>
          </table:table-cell>
          <table:table-cell office:value-type="string" table:style-name="ce6">
            <text:p>B+T</text:p>
          </table:table-cell>
          <table:table-cell office:value-type="float" office:value="19.260000000000002" table:style-name="ce16">
            <text:p>19.26</text:p>
          </table:table-cell>
          <table:table-cell office:value-type="string" table:style-name="ce6">
            <text:p>T</text:p>
          </table:table-cell>
          <table:table-cell office:value-type="float" office:value="20.61" table:style-name="ce16">
            <text:p>20.61</text:p>
          </table:table-cell>
          <table:table-cell table:number-columns-repeated="5" table:style-name="ce1"/>
          <table:table-cell office:value-type="float" office:value="208040.73684210534" table:formula="of:=[.N5]-[.M$1]" table:style-name="ce1">
            <text:p>208040.7368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table:style-name="ce6">
            <text:p>T</text:p>
          </table:table-cell>
          <table:table-cell office:value-type="float" office:value="36.04" table:style-name="ce16">
            <text:p>36.04</text:p>
          </table:table-cell>
          <table:table-cell office:value-type="string" table:style-name="ce6">
            <text:p>T</text:p>
          </table:table-cell>
          <table:table-cell office:value-type="float" office:value="29.35" table:style-name="ce16">
            <text:p>29.35</text:p>
          </table:table-cell>
          <table:table-cell office:value-type="string" table:style-name="ce6">
            <text:p>B+T</text:p>
          </table:table-cell>
          <table:table-cell office:value-type="float" office:value="27.96" table:style-name="ce16">
            <text:p>27.96</text:p>
          </table:table-cell>
          <table:table-cell table:number-columns-repeated="5" table:style-name="ce1"/>
          <table:table-cell office:value-type="float" office:value="197730.68421052641" table:formula="of:=[.N6]-[.M$1]" table:style-name="ce1">
            <text:p>197730.6842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table:style-name="ce6">
            <text:p>T</text:p>
          </table:table-cell>
          <table:table-cell office:value-type="float" office:value="49.61" table:style-name="ce16">
            <text:p>49.61</text:p>
          </table:table-cell>
          <table:table-cell office:value-type="string" table:style-name="ce6">
            <text:p>T</text:p>
          </table:table-cell>
          <table:table-cell office:value-type="float" office:value="38.090000000000003" table:style-name="ce16">
            <text:p>38.09</text:p>
          </table:table-cell>
          <table:table-cell office:value-type="string" table:style-name="ce6">
            <text:p>T</text:p>
          </table:table-cell>
          <table:table-cell office:value-type="float" office:value="36.47" table:style-name="ce16">
            <text:p>36.47</text:p>
          </table:table-cell>
          <table:table-cell table:number-columns-repeated="5" table:style-name="ce1"/>
          <table:table-cell office:value-type="float" office:value="187420.63157894748" table:formula="of:=[.N7]-[.M$1]" table:style-name="ce1">
            <text:p>187420.6316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table:style-name="ce6">
            <text:p>B+T</text:p>
          </table:table-cell>
          <table:table-cell office:value-type="float" office:value="65.38" table:style-name="ce16">
            <text:p>65.38</text:p>
          </table:table-cell>
          <table:table-cell office:value-type="string" table:style-name="ce6">
            <text:p>B+T</text:p>
          </table:table-cell>
          <table:table-cell office:value-type="float" office:value="41.08" table:style-name="ce16">
            <text:p>41.08</text:p>
          </table:table-cell>
          <table:table-cell office:value-type="string" table:style-name="ce6">
            <text:p>B+T</text:p>
          </table:table-cell>
          <table:table-cell office:value-type="float" office:value="45.655000000000001" table:style-name="ce16">
            <text:p>45.66</text:p>
          </table:table-cell>
          <table:table-cell table:number-columns-repeated="5" table:style-name="ce1"/>
          <table:table-cell office:value-type="float" office:value="177110.57894736854" table:formula="of:=[.N8]-[.M$1]" table:style-name="ce1">
            <text:p>177110.5789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table:style-name="ce6">
            <text:p>T</text:p>
          </table:table-cell>
          <table:table-cell office:value-type="float" office:value="96.49" table:style-name="ce16">
            <text:p>96.49</text:p>
          </table:table-cell>
          <table:table-cell office:value-type="string" table:style-name="ce6">
            <text:p>B+T</text:p>
          </table:table-cell>
          <table:table-cell office:value-type="float" office:value="59.32" table:style-name="ce16">
            <text:p>59.32</text:p>
          </table:table-cell>
          <table:table-cell office:value-type="string" table:style-name="ce6">
            <text:p>T</text:p>
          </table:table-cell>
          <table:table-cell office:value-type="float" office:value="58.52" table:style-name="ce16">
            <text:p>58.52</text:p>
          </table:table-cell>
          <table:table-cell table:number-columns-repeated="5" table:style-name="ce1"/>
          <table:table-cell office:value-type="float" office:value="166800.52631578961" table:formula="of:=[.N9]-[.M$1]" table:style-name="ce1">
            <text:p>166800.5263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11" table:style-name="ce1"/>
          <table:table-cell office:value-type="float" office:value="156490.47368421068" table:formula="of:=[.N10]-[.M$1]" table:style-name="ce1">
            <text:p>156490.4737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1.7426315789473683" table:formula="of:=([.D7]-[.D3])/19" table:style-name="ce1">
            <text:p>1.742631579</text:p>
          </table:table-cell>
          <table:table-cell office:value-type="string" table:style-name="ce1">
            <text:p>ref</text:p>
          </table:table-cell>
          <table:table-cell office:value-type="float" office:value="1.8836842105263161" table:formula="of:=([.F8]-[.F3])/19" table:style-name="ce1">
            <text:p>1.883684211</text:p>
          </table:table-cell>
          <table:table-cell office:value-type="string" table:style-name="ce1">
            <text:p>ref</text:p>
          </table:table-cell>
          <table:table-cell office:value-type="float" office:value="1.7989473684210526" table:formula="of:=([.H8]-[.H3])/19" table:style-name="ce1">
            <text:p>1.798947368</text:p>
          </table:table-cell>
          <table:table-cell office:value-type="string" table:style-name="ce1">
            <text:p>ref</text:p>
          </table:table-cell>
          <table:table-cell table:number-columns-repeated="5" table:style-name="ce1"/>
          <table:table-cell office:value-type="float" office:value="146180.42105263175" table:formula="of:=[.N11]-[.M$1]" table:style-name="ce1">
            <text:p>146180.4211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.93" table:style-name="ce16">
            <text:p>2.93</text:p>
          </table:table-cell>
          <table:table-cell office:value-type="float" office:value="7.4464136266426798E-2" table:formula="of:=PI()*2100*[.C13]/[.N1]" table:style-name="ce1">
            <text:p>0.074464136</text:p>
          </table:table-cell>
          <table:table-cell office:value-type="float" office:value="2.2999999999999998" table:style-name="ce16">
            <text:p>2.30</text:p>
          </table:table-cell>
          <table:table-cell office:value-type="float" office:value="5.845307625009611E-2" table:formula="of:=PI()*2100*[.E13]/[.N1]" table:style-name="ce1">
            <text:p>0.058453076</text:p>
          </table:table-cell>
          <table:table-cell office:value-type="float" office:value="2.29" table:style-name="ce16">
            <text:p>2.29</text:p>
          </table:table-cell>
          <table:table-cell office:value-type="float" office:value="5.8198932440313086E-2" table:formula="of:=PI()*2100*[.G13]/[.N1]" table:style-name="ce1">
            <text:p>0.058198932</text:p>
          </table:table-cell>
          <table:table-cell table:number-columns-repeated="5" table:style-name="ce1"/>
          <table:table-cell office:value-type="float" office:value="135870.36842105282" table:formula="of:=[.N12]-[.M$1]" table:style-name="ce1">
            <text:p>135870.3684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4.6726315789473682" table:formula="of:=[.C13]+[.C$12]" table:style-name="ce22">
            <text:p>4.67</text:p>
          </table:table-cell>
          <table:table-cell office:value-type="float" office:value="0.12366352467876528" table:formula="of:=PI()*2100*[.C14]/[.N2]" table:style-name="ce1">
            <text:p>0.123663525</text:p>
          </table:table-cell>
          <table:table-cell office:value-type="float" office:value="4.1836842105263159" table:formula="of:=[.E13]+[.E$12]" table:style-name="ce22">
            <text:p>4.18</text:p>
          </table:table-cell>
          <table:table-cell office:value-type="float" office:value="0.11072328876678365" table:formula="of:=PI()*2100*[.E14]/[.N2]" table:style-name="ce1">
            <text:p>0.110723289</text:p>
          </table:table-cell>
          <table:table-cell office:value-type="float" office:value="4.0889473684210529" table:formula="of:=[.G13]+[.G$12]" table:style-name="ce22">
            <text:p>4.09</text:p>
          </table:table-cell>
          <table:table-cell office:value-type="float" office:value="0.10821603100127591" table:formula="of:=PI()*2100*[.G14]/[.N2]" table:style-name="ce1">
            <text:p>0.108216031</text:p>
          </table:table-cell>
          <table:table-cell table:number-columns-repeated="5" table:style-name="ce1"/>
          <table:table-cell office:value-type="float" office:value="125560.31578947387" table:formula="of:=[.N13]-[.M$1]" table:style-name="ce1">
            <text:p>125560.3158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6.4152631578947368" table:formula="of:=[.C14]+[.C$12]" table:style-name="ce22">
            <text:p>6.42</text:p>
          </table:table-cell>
          <table:table-cell office:value-type="float" office:value="0.17710818559201894" table:formula="of:=PI()*2100*[.C15]/[.N3]" table:style-name="ce1">
            <text:p>0.177108186</text:p>
          </table:table-cell>
          <table:table-cell office:value-type="float" office:value="6.067368421052632" table:formula="of:=[.E14]+[.E$12]" table:style-name="ce22">
            <text:p>6.07</text:p>
          </table:table-cell>
          <table:table-cell office:value-type="float" office:value="0.16750374628802975" table:formula="of:=PI()*2100*[.E15]/[.N3]" table:style-name="ce1">
            <text:p>0.167503746</text:p>
          </table:table-cell>
          <table:table-cell office:value-type="float" office:value="5.8878947368421057" table:formula="of:=[.G14]+[.G$12]" table:style-name="ce22">
            <text:p>5.89</text:p>
          </table:table-cell>
          <table:table-cell office:value-type="float" office:value="0.16254895989973878" table:formula="of:=PI()*2100*[.G15]/[.N3]" table:style-name="ce1">
            <text:p>0.16254896</text:p>
          </table:table-cell>
          <table:table-cell table:number-columns-repeated="5" table:style-name="ce1"/>
          <table:table-cell office:value-type="float" office:value="115250.26315789492" table:formula="of:=[.N14]-[.M$1]" table:style-name="ce1">
            <text:p>115250.2632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8.1578947368421044" table:formula="of:=[.C15]+[.C$12]" table:style-name="ce22">
            <text:p>8.16</text:p>
          </table:table-cell>
          <table:table-cell office:value-type="float" office:value="0.23537236227211189" table:formula="of:=PI()*2100*[.C16]/[.N4]" table:style-name="ce1">
            <text:p>0.235372362</text:p>
          </table:table-cell>
          <table:table-cell office:value-type="float" office:value="7.951052631578948" table:formula="of:=[.E15]+[.E$12]" table:style-name="ce22">
            <text:p>7.95</text:p>
          </table:table-cell>
          <table:table-cell office:value-type="float" office:value="0.22940453398998678" table:formula="of:=PI()*2100*[.E16]/[.N4]" table:style-name="ce1">
            <text:p>0.229404534</text:p>
          </table:table-cell>
          <table:table-cell office:value-type="float" office:value="7.6868421052631586" table:formula="of:=[.G15]+[.G$12]" table:style-name="ce22">
            <text:p>7.69</text:p>
          </table:table-cell>
          <table:table-cell office:value-type="float" office:value="0.22178150651510936" table:formula="of:=PI()*2100*[.G16]/[.N4]" table:style-name="ce1">
            <text:p>0.221781507</text:p>
          </table:table-cell>
          <table:table-cell table:number-columns-repeated="5" table:style-name="ce1"/>
          <table:table-cell office:value-type="float" office:value="104940.21052631598" table:formula="of:=[.N15]-[.M$1]" table:style-name="ce1">
            <text:p>104940.2105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9.9005263157894721" table:formula="of:=[.C16]+[.C$12]" table:style-name="ce22">
            <text:p>9.90</text:p>
          </table:table-cell>
          <table:table-cell office:value-type="float" office:value="0.29913875609147256" table:formula="of:=PI()*2100*[.C17]/[.N5]" table:style-name="ce1">
            <text:p>0.299138756</text:p>
          </table:table-cell>
          <table:table-cell office:value-type="float" office:value="9.834736842105265" table:formula="of:=[.E16]+[.E$12]" table:style-name="ce22">
            <text:p>9.83</text:p>
          </table:table-cell>
          <table:table-cell office:value-type="float" office:value="0.2971509646656349" table:formula="of:=PI()*2100*[.E17]/[.N5]" table:style-name="ce1">
            <text:p>0.297150965</text:p>
          </table:table-cell>
          <table:table-cell office:value-type="float" office:value="9.4857894736842105" table:formula="of:=[.G16]+[.G$12]" table:style-name="ce22">
            <text:p>9.49</text:p>
          </table:table-cell>
          <table:table-cell office:value-type="float" office:value="0.28660771894299136" table:formula="of:=PI()*2100*[.G17]/[.N5]" table:style-name="ce1">
            <text:p>0.286607719</text:p>
          </table:table-cell>
          <table:table-cell table:number-columns-repeated="5" table:style-name="ce1"/>
          <table:table-cell office:value-type="float" office:value="94630.157894737029" table:formula="of:=[.N16]-[.M$1]" table:style-name="ce1">
            <text:p>94630.15789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11.64315789473684" table:formula="of:=[.C17]+[.C$12]" table:style-name="ce22">
            <text:p>11.64</text:p>
          </table:table-cell>
          <table:table-cell office:value-type="float" office:value="0.3692254012845107" table:formula="of:=PI()*2100*[.C18]/[.N6]" table:style-name="ce1">
            <text:p>0.369225401</text:p>
          </table:table-cell>
          <table:table-cell office:value-type="float" office:value="11.71842105263158" table:formula="of:=[.E17]+[.E$12]" table:style-name="ce22">
            <text:p>11.72</text:p>
          </table:table-cell>
          <table:table-cell office:value-type="float" office:value="0.37161213089230782" table:formula="of:=PI()*2100*[.E18]/[.N6]" table:style-name="ce1">
            <text:p>0.371612131</text:p>
          </table:table-cell>
          <table:table-cell office:value-type="float" office:value="11.284736842105263" table:formula="of:=[.G17]+[.G$12]" table:style-name="ce22">
            <text:p>11.28</text:p>
          </table:table-cell>
          <table:table-cell office:value-type="float" office:value="0.35785922741800902" table:formula="of:=PI()*2100*[.G18]/[.N6]" table:style-name="ce1">
            <text:p>0.357859227</text:p>
          </table:table-cell>
          <table:table-cell table:number-columns-repeated="5" table:style-name="ce1"/>
          <table:table-cell office:value-type="float" office:value="84320.105263158082" table:formula="of:=[.N17]-[.M$1]" table:style-name="ce1">
            <text:p>84320.10526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13.385789473684207" table:formula="of:=[.C18]+[.C$12]" table:style-name="ce22">
            <text:p>13.39</text:p>
          </table:table-cell>
          <table:table-cell office:value-type="float" office:value="0.44662094750721065" table:formula="of:=PI()*2100*[.C19]/[.N7]" table:style-name="ce1">
            <text:p>0.446620948</text:p>
          </table:table-cell>
          <table:table-cell office:value-type="float" office:value="13.602105263157895" table:formula="of:=[.E18]+[.E$12]" table:style-name="ce22">
            <text:p>13.60</text:p>
          </table:table-cell>
          <table:table-cell office:value-type="float" office:value="0.45383838978399543" table:formula="of:=PI()*2100*[.E19]/[.N7]" table:style-name="ce1">
            <text:p>0.45383839</text:p>
          </table:table-cell>
          <table:table-cell office:value-type="float" office:value="13.083684210526314" table:formula="of:=[.G18]+[.G$12]" table:style-name="ce22">
            <text:p>13.08</text:p>
          </table:table-cell>
          <table:table-cell office:value-type="float" office:value="0.43654111328123901" table:formula="of:=PI()*2100*[.G19]/[.N7]" table:style-name="ce1">
            <text:p>0.436541113</text:p>
          </table:table-cell>
          <table:table-cell table:number-columns-repeated="5" table:style-name="ce1"/>
          <table:table-cell office:value-type="float" office:value="74010.052631579136" table:formula="of:=[.N18]-[.M$1]" table:style-name="ce1">
            <text:p>74010.05263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15.128421052631575" table:formula="of:=[.C19]+[.C$12]" table:style-name="ce22">
            <text:p>15.13</text:p>
          </table:table-cell>
          <table:table-cell office:value-type="float" office:value="0.53253158780769061" table:formula="of:=PI()*2100*[.C20]/[.N8]" table:style-name="ce1">
            <text:p>0.532531588</text:p>
          </table:table-cell>
          <table:table-cell office:value-type="float" office:value="15.485789473684211" table:formula="of:=[.E19]+[.E$12]" table:style-name="ce22">
            <text:p>15.49</text:p>
          </table:table-cell>
          <table:table-cell office:value-type="float" office:value="0.54511122001341783" table:formula="of:=PI()*2100*[.E20]/[.N8]" table:style-name="ce1">
            <text:p>0.54511122</text:p>
          </table:table-cell>
          <table:table-cell office:value-type="float" office:value="14.882631578947366" table:formula="of:=[.G19]+[.G$12]" table:style-name="ce22">
            <text:p>14.88</text:p>
          </table:table-cell>
          <table:table-cell office:value-type="float" office:value="0.52387961690920082" table:formula="of:=PI()*2100*[.G20]/[.N8]" table:style-name="ce1">
            <text:p>0.523879617</text:p>
          </table:table-cell>
          <table:table-cell table:number-columns-repeated="5" table:style-name="ce1"/>
          <table:table-cell office:value-type="float" office:value="63700.000000000189" table:formula="of:=[.N19]-[.M$1]" table:style-name="ce1">
            <text:p>63700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16.871052631578944" table:formula="of:=[.C20]+[.C$12]" table:style-name="ce22">
            <text:p>16.87</text:p>
          </table:table-cell>
          <table:table-cell office:value-type="float" office:value="0.6284443773685352" table:formula="of:=PI()*2100*[.C21]/[.N9]" table:style-name="ce1">
            <text:p>0.628444377</text:p>
          </table:table-cell>
          <table:table-cell office:value-type="float" office:value="17.369473684210526" table:formula="of:=[.E20]+[.E$12]" table:style-name="ce22">
            <text:p>17.37</text:p>
          </table:table-cell>
          <table:table-cell office:value-type="float" office:value="0.64701049265064425" table:formula="of:=PI()*2100*[.E21]/[.N9]" table:style-name="ce1">
            <text:p>0.647010493</text:p>
          </table:table-cell>
          <table:table-cell office:value-type="float" office:value="16.681578947368418" table:formula="of:=[.G20]+[.G$12]" table:style-name="ce22">
            <text:p>16.68</text:p>
          </table:table-cell>
          <table:table-cell office:value-type="float" office:value="0.62138650883468183" table:formula="of:=PI()*2100*[.G21]/[.N9]" table:style-name="ce1">
            <text:p>0.621386509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18.613684210526312" table:formula="of:=[.C21]+[.C$12]" table:style-name="ce22">
            <text:p>18.61</text:p>
          </table:table-cell>
          <table:table-cell office:value-type="float" office:value="0.73621403489323411" table:formula="of:=PI()*2100*[.C22]/[.N10]" table:style-name="ce1">
            <text:p>0.736214035</text:p>
          </table:table-cell>
          <table:table-cell office:value-type="float" office:value="19.253157894736841" table:formula="of:=[.E21]+[.E$12]" table:style-name="ce22">
            <text:p>19.25</text:p>
          </table:table-cell>
          <table:table-cell office:value-type="float" office:value="0.76150669033618179" table:formula="of:=PI()*2100*[.E22]/[.N10]" table:style-name="ce1">
            <text:p>0.76150669</text:p>
          </table:table-cell>
          <table:table-cell office:value-type="float" office:value="18.480526315789472" table:formula="of:=[.G21]+[.G$12]" table:style-name="ce22">
            <text:p>18.48</text:p>
          </table:table-cell>
          <table:table-cell office:value-type="float" office:value="0.73094733380099908" table:formula="of:=PI()*2100*[.G22]/[.N10]" table:style-name="ce1">
            <text:p>0.730947334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20.35631578947368" table:formula="of:=[.C22]+[.C$12]" table:style-name="ce22">
            <text:p>20.36</text:p>
          </table:table-cell>
          <table:table-cell office:value-type="float" office:value="0.85818405637630468" table:formula="of:=PI()*2100*[.C23]/[.N11]" table:style-name="ce1">
            <text:p>0.858184056</text:p>
          </table:table-cell>
          <table:table-cell office:value-type="float" office:value="21.136842105263156" table:formula="of:=[.E22]+[.E$12]" table:style-name="ce22">
            <text:p>21.14</text:p>
          </table:table-cell>
          <table:table-cell office:value-type="float" office:value="0.89108958047605569" table:formula="of:=PI()*2100*[.E23]/[.N11]" table:style-name="ce1">
            <text:p>0.89108958</text:p>
          </table:table-cell>
          <table:table-cell office:value-type="float" office:value="20.279473684210526" table:formula="of:=[.G22]+[.G$12]" table:style-name="ce22">
            <text:p>20.28</text:p>
          </table:table-cell>
          <table:table-cell office:value-type="float" office:value="0.85494453748313981" table:formula="of:=PI()*2100*[.G23]/[.N11]" table:style-name="ce1">
            <text:p>0.854944537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22.098947368421047" table:formula="of:=[.C23]+[.C$12]" table:style-name="ce22">
            <text:p>22.10</text:p>
          </table:table-cell>
          <table:table-cell office:value-type="float" office:value="0.99735908153784325" table:formula="of:=PI()*2100*[.C24]/[.N12]" table:style-name="ce1">
            <text:p>0.997359082</text:p>
          </table:table-cell>
          <table:table-cell office:value-type="float" office:value="23.020526315789471" table:formula="of:=[.E23]+[.E$12]" table:style-name="ce22">
            <text:p>23.02</text:p>
          </table:table-cell>
          <table:table-cell office:value-type="float" office:value="1.0389513400824935" table:formula="of:=PI()*2100*[.E24]/[.N12]" table:style-name="ce1">
            <text:p>1.03895134</text:p>
          </table:table-cell>
          <table:table-cell office:value-type="float" office:value="22.07842105263158" table:formula="of:=[.G23]+[.G$12]" table:style-name="ce22">
            <text:p>22.08</text:p>
          </table:table-cell>
          <table:table-cell office:value-type="float" office:value="0.99643269770960741" table:formula="of:=PI()*2100*[.G24]/[.N12]" table:style-name="ce1">
            <text:p>0.996432698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23.841578947368415" table:formula="of:=[.C24]+[.C$12]" table:style-name="ce22">
            <text:p>23.84</text:p>
          </table:table-cell>
          <table:table-cell office:value-type="float" office:value="1.157655736839813" table:formula="of:=PI()*2100*[.C25]/[.N13]" table:style-name="ce1">
            <text:p>1.157655737</text:p>
          </table:table-cell>
          <table:table-cell office:value-type="float" office:value="24.904210526315786" table:formula="of:=[.E24]+[.E$12]" table:style-name="ce22">
            <text:p>24.90</text:p>
          </table:table-cell>
          <table:table-cell office:value-type="float" office:value="1.209253055382818" table:formula="of:=PI()*2100*[.E25]/[.N13]" table:style-name="ce1">
            <text:p>1.209253055</text:p>
          </table:table-cell>
          <table:table-cell office:value-type="float" office:value="23.877368421052633" table:formula="of:=[.G24]+[.G$12]" table:style-name="ce22">
            <text:p>23.88</text:p>
          </table:table-cell>
          <table:table-cell office:value-type="float" office:value="1.1593935365728119" table:formula="of:=PI()*2100*[.G25]/[.N13]" table:style-name="ce1">
            <text:p>1.159393537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25.584210526315783" table:formula="of:=[.C25]+[.C$12]" table:style-name="ce22">
            <text:p>25.58</text:p>
          </table:table-cell>
          <table:table-cell office:value-type="float" office:value="1.3442770623600446" table:formula="of:=PI()*2100*[.C26]/[.N14]" table:style-name="ce1">
            <text:p>1.344277062</text:p>
          </table:table-cell>
          <table:table-cell office:value-type="float" office:value="26.787894736842102" table:formula="of:=[.E25]+[.E$12]" table:style-name="ce22">
            <text:p>26.79</text:p>
          </table:table-cell>
          <table:table-cell office:value-type="float" office:value="1.4075225188837523" table:formula="of:=PI()*2100*[.E26]/[.N14]" table:style-name="ce1">
            <text:p>1.407522519</text:p>
          </table:table-cell>
          <table:table-cell office:value-type="float" office:value="25.676315789473687" table:formula="of:=[.G25]+[.G$12]" table:style-name="ce22">
            <text:p>25.68</text:p>
          </table:table-cell>
          <table:table-cell office:value-type="float" office:value="1.3491165704018679" table:formula="of:=PI()*2100*[.G26]/[.N14]" table:style-name="ce1">
            <text:p>1.34911657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27.32684210526315" table:formula="of:=[.C26]+[.C$12]" table:style-name="ce22">
            <text:p>27.33</text:p>
          </table:table-cell>
          <table:table-cell office:value-type="float" office:value="1.5642879114365498" table:formula="of:=PI()*2100*[.C27]/[.N15]" table:style-name="ce1">
            <text:p>1.564287911</text:p>
          </table:table-cell>
          <table:table-cell office:value-type="float" office:value="28.671578947368417" table:formula="of:=[.E26]+[.E$12]" table:style-name="ce22">
            <text:p>28.67</text:p>
          </table:table-cell>
          <table:table-cell office:value-type="float" office:value="1.6412655431023575" table:formula="of:=PI()*2100*[.E27]/[.N15]" table:style-name="ce1">
            <text:p>1.641265543</text:p>
          </table:table-cell>
          <table:table-cell office:value-type="float" office:value="27.475263157894741" table:formula="of:=[.G26]+[.G$12]" table:style-name="ce22">
            <text:p>27.48</text:p>
          </table:table-cell>
          <table:table-cell office:value-type="float" office:value="1.5727840727397826" table:formula="of:=PI()*2100*[.G27]/[.N15]" table:style-name="ce1">
            <text:p>1.572784073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29.069473684210518" table:formula="of:=[.C27]+[.C$12]" table:style-name="ce22">
            <text:p>29.07</text:p>
          </table:table-cell>
          <table:table-cell office:value-type="float" office:value="1.8275295377741374" table:formula="of:=PI()*2100*[.C28]/[.N16]" table:style-name="ce1">
            <text:p>1.827529538</text:p>
          </table:table-cell>
          <table:table-cell office:value-type="float" office:value="30.555263157894732" table:formula="of:=[.E27]+[.E$12]" table:style-name="ce22">
            <text:p>30.56</text:p>
          </table:table-cell>
          <table:table-cell office:value-type="float" office:value="1.9209376324499849" table:formula="of:=PI()*2100*[.E28]/[.N16]" table:style-name="ce1">
            <text:p>1.920937632</text:p>
          </table:table-cell>
          <table:table-cell office:value-type="float" office:value="29.274210526315795" table:formula="of:=[.G27]+[.G$12]" table:style-name="ce22">
            <text:p>29.27</text:p>
          </table:table-cell>
          <table:table-cell office:value-type="float" office:value="1.8404008621910368" table:formula="of:=PI()*2100*[.G28]/[.N16]" table:style-name="ce1">
            <text:p>1.840400862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30.812105263157886" table:formula="of:=[.C28]+[.C$12]" table:style-name="ce22">
            <text:p>30.81</text:p>
          </table:table-cell>
          <table:table-cell office:value-type="float" office:value="2.1481320537634567" table:formula="of:=PI()*2100*[.C29]/[.N17]" table:style-name="ce1">
            <text:p>2.148132054</text:p>
          </table:table-cell>
          <table:table-cell office:value-type="float" office:value="32.438947368421047" table:formula="of:=[.E28]+[.E$12]" table:style-name="ce22">
            <text:p>32.44</text:p>
          </table:table-cell>
          <table:table-cell office:value-type="float" office:value="2.2615508429984268" table:formula="of:=PI()*2100*[.E29]/[.N17]" table:style-name="ce1">
            <text:p>2.261550843</text:p>
          </table:table-cell>
          <table:table-cell office:value-type="float" office:value="31.073157894736848" table:formula="of:=[.G28]+[.G$12]" table:style-name="ce22">
            <text:p>31.07</text:p>
          </table:table-cell>
          <table:table-cell office:value-type="float" office:value="2.1663318982993829" table:formula="of:=PI()*2100*[.G29]/[.N17]" table:style-name="ce1">
            <text:p>2.166331898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32.554736842105257" table:formula="of:=[.C29]+[.C$12]" table:style-name="ce22">
            <text:p>32.55</text:p>
          </table:table-cell>
          <table:table-cell office:value-type="float" office:value="2.547136483586979" table:formula="of:=PI()*2100*[.C30]/[.N18]" table:style-name="ce1">
            <text:p>2.547136484</text:p>
          </table:table-cell>
          <table:table-cell office:value-type="float" office:value="34.322631578947366" table:formula="of:=[.E29]+[.E$12]" table:style-name="ce22">
            <text:p>34.32</text:p>
          </table:table-cell>
          <table:table-cell office:value-type="float" office:value="2.6854594933902041" table:formula="of:=PI()*2100*[.E30]/[.N18]" table:style-name="ce1">
            <text:p>2.685459493</text:p>
          </table:table-cell>
          <table:table-cell office:value-type="float" office:value="32.872105263157898" table:formula="of:=[.G29]+[.G$12]" table:style-name="ce22">
            <text:p>32.87</text:p>
          </table:table-cell>
          <table:table-cell office:value-type="float" office:value="2.5719679140458496" table:formula="of:=PI()*2100*[.G30]/[.N18]" table:style-name="ce1">
            <text:p>2.571967914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34.297368421052624" table:formula="of:=[.C30]+[.C$12]" table:style-name="ce22">
            <text:p>34.30</text:p>
          </table:table-cell>
          <table:table-cell office:value-type="float" office:value="3.057308424456382" table:formula="of:=PI()*2100*[.C31]/[.N19]" table:style-name="ce1">
            <text:p>3.057308424</text:p>
          </table:table-cell>
          <table:table-cell office:value-type="float" office:value="36.206315789473685" table:formula="of:=[.E30]+[.E$12]" table:style-name="ce22">
            <text:p>36.21</text:p>
          </table:table-cell>
          <table:table-cell office:value-type="float" office:value="3.2274742750740959" table:formula="of:=PI()*2100*[.E31]/[.N19]" table:style-name="ce1">
            <text:p>3.227474275</text:p>
          </table:table-cell>
          <table:table-cell office:value-type="float" office:value="34.671052631578952" table:formula="of:=[.G30]+[.G$12]" table:style-name="ce22">
            <text:p>34.67</text:p>
          </table:table-cell>
          <table:table-cell office:value-type="float" office:value="3.0906190817319765" table:formula="of:=PI()*2100*[.G31]/[.N19]" table:style-name="ce1">
            <text:p>3.090619082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36.039999999999992" table:formula="of:=[.C31]+[.C$12]" table:style-name="ce22">
            <text:p>36.04</text:p>
          </table:table-cell>
          <table:table-cell office:value-type="float" office:value="3.7326263484189819" table:formula="of:=PI()*2100*[.C32]/[.N20]" table:style-name="ce1">
            <text:p>3.732626348</text:p>
          </table:table-cell>
          <table:table-cell office:value-type="float" office:value="38.090000000000003" table:formula="of:=[.E31]+[.E$12]" table:style-name="ce22">
            <text:p>38.09</text:p>
          </table:table-cell>
          <table:table-cell office:value-type="float" office:value="3.9449427750077435" table:formula="of:=PI()*2100*[.E32]/[.N20]" table:style-name="ce1">
            <text:p>3.944942775</text:p>
          </table:table-cell>
          <table:table-cell office:value-type="float" office:value="36.470000000000006" table:formula="of:=[.G31]+[.G$12]" table:style-name="ce22">
            <text:p>36.47</text:p>
          </table:table-cell>
          <table:table-cell office:value-type="float" office:value="3.7771610135083331" table:formula="of:=PI()*2100*[.G32]/[.N20]" table:style-name="ce1">
            <text:p>3.777161014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2"/>
          <table:table-cell table:style-name="ce22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float" office:value="0.84897435897435891" table:formula="of:=([.D7]-[.D3])/39" table:style-name="ce1">
            <text:p>0.848974359</text:p>
          </table:table-cell>
          <table:table-cell office:value-type="string" table:style-name="ce1">
            <text:p>ref</text:p>
          </table:table-cell>
          <table:table-cell office:value-type="float" office:value="0.91769230769230781" table:formula="of:=([.F8]-[.F3])/39" table:style-name="ce1">
            <text:p>0.917692308</text:p>
          </table:table-cell>
          <table:table-cell office:value-type="string" table:style-name="ce1">
            <text:p>ref</text:p>
          </table:table-cell>
          <table:table-cell office:value-type="float" office:value="0.87641025641025638" table:formula="of:=([.H8]-[.H3])/39" table:style-name="ce1">
            <text:p>0.876410256</text:p>
          </table:table-cell>
          <table:table-cell office:value-type="string" table:style-name="ce1">
            <text:p>ref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2.93" table:style-name="ce16">
            <text:p>2.93</text:p>
          </table:table-cell>
          <table:table-cell office:value-type="float" office:value="7.4464136266426798E-2" table:formula="of:=PI()*2100*[.C36]/[.N36]" table:style-name="ce1">
            <text:p>0.074464136</text:p>
          </table:table-cell>
          <table:table-cell office:value-type="float" office:value="2.2999999999999998" table:style-name="ce16">
            <text:p>2.30</text:p>
          </table:table-cell>
          <table:table-cell office:value-type="float" office:value="5.845307625009611E-2" table:formula="of:=PI()*2100*[.E36]/[.N36]" table:style-name="ce1">
            <text:p>0.058453076</text:p>
          </table:table-cell>
          <table:table-cell office:value-type="float" office:value="2.29" table:style-name="ce16">
            <text:p>2.29</text:p>
          </table:table-cell>
          <table:table-cell office:value-type="float" office:value="5.8198932440313086E-2" table:formula="of:=PI()*2100*[.G36]/[.N36]" table:style-name="ce1">
            <text:p>0.058198932</text:p>
          </table:table-cell>
          <table:table-cell table:number-columns-repeated="5" table:style-name="ce1"/>
          <table:table-cell office:value-type="float" office:value="259591" table:style-name="ce1">
            <text:p>259591</text:p>
          </table:table-cell>
          <table:table-cell office:value-type="float" office:value="1025.6410256410256" table:formula="of:=(259591-219591)/39" table:style-name="ce1">
            <text:p>1025.641026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float" office:value="3.778974358974359" table:formula="of:=[.C36]+[.C$35]" table:style-name="ce22">
            <text:p>3.78</text:p>
          </table:table-cell>
          <table:table-cell office:value-type="float" office:value="9.642125331806041E-2" table:formula="of:=PI()*2100*[.C37]/[.N37]" table:style-name="ce1">
            <text:p>0.096421253</text:p>
          </table:table-cell>
          <table:table-cell office:value-type="float" office:value="3.2176923076923076" table:formula="of:=[.E36]+[.E$35]" table:style-name="ce22">
            <text:p>3.22</text:p>
          </table:table-cell>
          <table:table-cell office:value-type="float" office:value="8.2100034461143986E-2" table:formula="of:=PI()*2100*[.E37]/[.N37]" table:style-name="ce1">
            <text:p>0.082100034</text:p>
          </table:table-cell>
          <table:table-cell office:value-type="float" office:value="3.1664102564102565" table:formula="of:=[.G36]+[.G$35]" table:style-name="ce22">
            <text:p>3.17</text:p>
          </table:table-cell>
          <table:table-cell office:value-type="float" office:value="8.0791563117433046E-2" table:formula="of:=PI()*2100*[.G37]/[.N37]" table:style-name="ce1">
            <text:p>0.080791563</text:p>
          </table:table-cell>
          <table:table-cell table:number-columns-repeated="5" table:style-name="ce1"/>
          <table:table-cell office:value-type="float" office:value="258565.35897435897" table:formula="of:=[.N36]-[.O$36]" table:style-name="ce1">
            <text:p>258565.359</text:p>
          </table:table-cell>
          <table:table-cell table:number-columns-repeated="16370" table:style-name="ce1"/>
        </table:table-row>
        <table:table-row table:style-name="ro1">
          <table:table-cell table:number-columns-repeated="2"/>
          <table:table-cell office:value-type="float" office:value="4.6279487179487182" table:formula="of:=[.C37]+[.C$35]" table:style-name="ce22">
            <text:p>4.63</text:p>
          </table:table-cell>
          <table:table-cell office:value-type="float" office:value="0.11855325694821738" table:formula="of:=PI()*2100*[.C38]/[.N38]" table:style-name="ce1">
            <text:p>0.118553257</text:p>
          </table:table-cell>
          <table:table-cell office:value-type="float" office:value="4.1353846153846154" table:formula="of:=[.E37]+[.E$35]" table:style-name="ce22">
            <text:p>4.14</text:p>
          </table:table-cell>
          <table:table-cell office:value-type="float" office:value="0.10593533869249543" table:formula="of:=PI()*2100*[.E38]/[.N38]" table:style-name="ce1">
            <text:p>0.105935339</text:p>
          </table:table-cell>
          <table:table-cell office:value-type="float" office:value="4.042820512820513" table:formula="of:=[.G37]+[.G$35]" table:style-name="ce22">
            <text:p>4.04</text:p>
          </table:table-cell>
          <table:table-cell office:value-type="float" office:value="0.10356414218530353" table:formula="of:=PI()*2100*[.G38]/[.N38]" table:style-name="ce1">
            <text:p>0.103564142</text:p>
          </table:table-cell>
          <table:table-cell table:number-columns-repeated="5" table:style-name="ce1"/>
          <table:table-cell office:value-type="float" office:value="257539.71794871794" table:formula="of:=[.N37]-[.O$36]" table:style-name="ce1">
            <text:p>257539.7179</text:p>
          </table:table-cell>
          <table:table-cell table:number-columns-repeated="16370" table:style-name="ce1"/>
        </table:table-row>
        <table:table-row table:style-name="ro1">
          <table:table-cell table:number-columns-repeated="2"/>
          <table:table-cell office:value-type="float" office:value="5.476923076923077" table:formula="of:=[.C38]+[.C$35]" table:style-name="ce22">
            <text:p>5.48</text:p>
          </table:table-cell>
          <table:table-cell office:value-type="float" office:value="0.14086224494644495" table:formula="of:=PI()*2100*[.C39]/[.N39]" table:style-name="ce1">
            <text:p>0.140862245</text:p>
          </table:table-cell>
          <table:table-cell office:value-type="float" office:value="5.0530769230769232" table:formula="of:=[.E38]+[.E$35]" table:style-name="ce22">
            <text:p>5.05</text:p>
          </table:table-cell>
          <table:table-cell office:value-type="float" office:value="0.1299612481816288" table:formula="of:=PI()*2100*[.E39]/[.N39]" table:style-name="ce1">
            <text:p>0.129961248</text:p>
          </table:table-cell>
          <table:table-cell office:value-type="float" office:value="4.9192307692307695" table:formula="of:=[.G38]+[.G$35]" table:style-name="ce22">
            <text:p>4.92</text:p>
          </table:table-cell>
          <table:table-cell office:value-type="float" office:value="0.1265188281506342" table:formula="of:=PI()*2100*[.G39]/[.N39]" table:style-name="ce1">
            <text:p>0.126518828</text:p>
          </table:table-cell>
          <table:table-cell table:number-columns-repeated="5" table:style-name="ce1"/>
          <table:table-cell office:value-type="float" office:value="256514.07692307691" table:formula="of:=[.N38]-[.O$36]" table:style-name="ce1">
            <text:p>256514.0769</text:p>
          </table:table-cell>
          <table:table-cell table:number-columns-repeated="16370" table:style-name="ce1"/>
        </table:table-row>
        <table:table-row table:style-name="ro1">
          <table:table-cell table:number-columns-repeated="2"/>
          <table:table-cell office:value-type="float" office:value="6.3258974358974358" table:formula="of:=[.C39]+[.C$35]" table:style-name="ce22">
            <text:p>6.33</text:p>
          </table:table-cell>
          <table:table-cell office:value-type="float" office:value="0.16335034878802679" table:formula="of:=PI()*2100*[.C40]/[.N40]" table:style-name="ce1">
            <text:p>0.163350349</text:p>
          </table:table-cell>
          <table:table-cell office:value-type="float" office:value="5.9707692307692311" table:formula="of:=[.E39]+[.E$35]" table:style-name="ce22">
            <text:p>5.97</text:p>
          </table:table-cell>
          <table:table-cell office:value-type="float" office:value="0.15418005844424598" table:formula="of:=PI()*2100*[.E40]/[.N40]" table:style-name="ce1">
            <text:p>0.154180058</text:p>
          </table:table-cell>
          <table:table-cell office:value-type="float" office:value="5.795641025641026" table:formula="of:=[.G39]+[.G$35]" table:style-name="ce22">
            <text:p>5.80</text:p>
          </table:table-cell>
          <table:table-cell office:value-type="float" office:value="0.14965781418085078" table:formula="of:=PI()*2100*[.G40]/[.N40]" table:style-name="ce1">
            <text:p>0.149657814</text:p>
          </table:table-cell>
          <table:table-cell table:number-columns-repeated="5" table:style-name="ce1"/>
          <table:table-cell office:value-type="float" office:value="255488.43589743588" table:formula="of:=[.N39]-[.O$36]" table:style-name="ce1">
            <text:p>255488.4359</text:p>
          </table:table-cell>
          <table:table-cell table:number-columns-repeated="16370" table:style-name="ce1"/>
        </table:table-row>
        <table:table-row table:style-name="ro1">
          <table:table-cell table:number-columns-repeated="2"/>
          <table:table-cell office:value-type="float" office:value="7.1748717948717946" table:formula="of:=[.C40]+[.C$35]" table:style-name="ce22">
            <text:p>7.17</text:p>
          </table:table-cell>
          <table:table-cell office:value-type="float" office:value="0.18601973431285371" table:formula="of:=PI()*2100*[.C41]/[.N41]" table:style-name="ce1">
            <text:p>0.186019734</text:p>
          </table:table-cell>
          <table:table-cell office:value-type="float" office:value="6.8884615384615389" table:formula="of:=[.E40]+[.E$35]" table:style-name="ce22">
            <text:p>6.89</text:p>
          </table:table-cell>
          <table:table-cell office:value-type="float" office:value="0.17859410200538972" table:formula="of:=PI()*2100*[.E41]/[.N41]" table:style-name="ce1">
            <text:p>0.178594102</text:p>
          </table:table-cell>
          <table:table-cell office:value-type="float" office:value="6.6720512820512825" table:formula="of:=[.G40]+[.G$35]" table:style-name="ce22">
            <text:p>6.67</text:p>
          </table:table-cell>
          <table:table-cell office:value-type="float" office:value="0.17298332880261477" table:formula="of:=PI()*2100*[.G41]/[.N41]" table:style-name="ce1">
            <text:p>0.172983329</text:p>
          </table:table-cell>
          <table:table-cell table:number-columns-repeated="5" table:style-name="ce1"/>
          <table:table-cell office:value-type="float" office:value="254462.79487179485" table:formula="of:=[.N40]-[.O$36]" table:style-name="ce1">
            <text:p>254462.7949</text:p>
          </table:table-cell>
          <table:table-cell table:number-columns-repeated="16370" table:style-name="ce1"/>
        </table:table-row>
        <table:table-row table:style-name="ro1">
          <table:table-cell table:number-columns-repeated="2"/>
          <table:table-cell office:value-type="float" office:value="8.0238461538461543" table:formula="of:=[.C41]+[.C$35]" table:style-name="ce22">
            <text:p>8.02</text:p>
          </table:table-cell>
          <table:table-cell office:value-type="float" office:value="0.20887260242077851" table:formula="of:=PI()*2100*[.C42]/[.N42]" table:style-name="ce1">
            <text:p>0.208872602</text:p>
          </table:table-cell>
          <table:table-cell office:value-type="float" office:value="7.8061538461538467" table:formula="of:=[.E41]+[.E$35]" table:style-name="ce22">
            <text:p>7.81</text:p>
          </table:table-cell>
          <table:table-cell office:value-type="float" office:value="0.20320574914831374" table:formula="of:=PI()*2100*[.E42]/[.N42]" table:style-name="ce1">
            <text:p>0.203205749</text:p>
          </table:table-cell>
          <table:table-cell office:value-type="float" office:value="7.548461538461539" table:formula="of:=[.G41]+[.G$35]" table:style-name="ce22">
            <text:p>7.55</text:p>
          </table:table-cell>
          <table:table-cell office:value-type="float" office:value="0.19649763661730418" table:formula="of:=PI()*2100*[.G42]/[.N42]" table:style-name="ce1">
            <text:p>0.196497637</text:p>
          </table:table-cell>
          <table:table-cell table:number-columns-repeated="5" table:style-name="ce1"/>
          <table:table-cell office:value-type="float" office:value="253437.15384615381" table:formula="of:=[.N41]-[.O$36]" table:style-name="ce1">
            <text:p>253437.1538</text:p>
          </table:table-cell>
          <table:table-cell table:number-columns-repeated="16370" table:style-name="ce1"/>
        </table:table-row>
        <table:table-row table:style-name="ro1">
          <table:table-cell table:number-columns-repeated="2"/>
          <table:table-cell office:value-type="float" office:value="8.872820512820514" table:formula="of:=[.C42]+[.C$35]" table:style-name="ce22">
            <text:p>8.87</text:p>
          </table:table-cell>
          <table:table-cell office:value-type="float" office:value="0.23191118978392386" table:formula="of:=PI()*2100*[.C43]/[.N43]" table:style-name="ce1">
            <text:p>0.23191119</text:p>
          </table:table-cell>
          <table:table-cell office:value-type="float" office:value="8.7238461538461536" table:formula="of:=[.E42]+[.E$35]" table:style-name="ce22">
            <text:p>8.72</text:p>
          </table:table-cell>
          <table:table-cell office:value-type="float" office:value="0.22801740868161022" table:formula="of:=PI()*2100*[.E43]/[.N43]" table:style-name="ce1">
            <text:p>0.228017409</text:p>
          </table:table-cell>
          <table:table-cell office:value-type="float" office:value="8.4248717948717946" table:formula="of:=[.G42]+[.G$35]" table:style-name="ce22">
            <text:p>8.42</text:p>
          </table:table-cell>
          <table:table-cell office:value-type="float" office:value="0.22020303903393781" table:formula="of:=PI()*2100*[.G43]/[.N43]" table:style-name="ce1">
            <text:p>0.220203039</text:p>
          </table:table-cell>
          <table:table-cell table:number-columns-repeated="5" table:style-name="ce1"/>
          <table:table-cell office:value-type="float" office:value="252411.51282051278" table:formula="of:=[.N42]-[.O$36]" table:style-name="ce1">
            <text:p>252411.5128</text:p>
          </table:table-cell>
          <table:table-cell table:number-columns-repeated="16370" table:style-name="ce1"/>
        </table:table-row>
        <table:table-row table:style-name="ro1">
          <table:table-cell table:number-columns-repeated="2"/>
          <table:table-cell office:value-type="float" office:value="9.7217948717948737" table:formula="of:=[.C43]+[.C$35]" table:style-name="ce22">
            <text:p>9.72</text:p>
          </table:table-cell>
          <table:table-cell office:value-type="float" office:value="0.25513776957642681" table:formula="of:=PI()*2100*[.C44]/[.N44]" table:style-name="ce1">
            <text:p>0.25513777</text:p>
          </table:table-cell>
          <table:table-cell office:value-type="float" office:value="9.6415384615384614" table:formula="of:=[.E43]+[.E$35]" table:style-name="ce22">
            <text:p>9.64</text:p>
          </table:table-cell>
          <table:table-cell office:value-type="float" office:value="0.25303152872511669" table:formula="of:=PI()*2100*[.E44]/[.N44]" table:style-name="ce1">
            <text:p>0.253031529</text:p>
          </table:table-cell>
          <table:table-cell office:value-type="float" office:value="9.3012820512820511" table:formula="of:=[.G43]+[.G$35]" table:style-name="ce22">
            <text:p>9.30</text:p>
          </table:table-cell>
          <table:table-cell office:value-type="float" office:value="0.24410187502004171" table:formula="of:=PI()*2100*[.G44]/[.N44]" table:style-name="ce1">
            <text:p>0.244101875</text:p>
          </table:table-cell>
          <table:table-cell table:number-columns-repeated="5" table:style-name="ce1"/>
          <table:table-cell office:value-type="float" office:value="251385.87179487175" table:formula="of:=[.N43]-[.O$36]" table:style-name="ce1">
            <text:p>251385.8718</text:p>
          </table:table-cell>
          <table:table-cell table:number-columns-repeated="16370" table:style-name="ce1"/>
        </table:table-row>
        <table:table-row table:style-name="ro1">
          <table:table-cell table:number-columns-repeated="2"/>
          <table:table-cell office:value-type="float" office:value="10.570769230769233" table:formula="of:=[.C44]+[.C$35]" table:style-name="ce22">
            <text:p>10.57</text:p>
          </table:table-cell>
          <table:table-cell office:value-type="float" office:value="0.27855465222212117" table:formula="of:=PI()*2100*[.C45]/[.N45]" table:style-name="ce1">
            <text:p>0.278554652</text:p>
          </table:table-cell>
          <table:table-cell office:value-type="float" office:value="10.559230769230769" table:formula="of:=[.E44]+[.E$35]" table:style-name="ce22">
            <text:p>10.56</text:p>
          </table:table-cell>
          <table:table-cell office:value-type="float" office:value="0.2782505975151402" table:formula="of:=PI()*2100*[.E45]/[.N45]" table:style-name="ce1">
            <text:p>0.278250598</text:p>
          </table:table-cell>
          <table:table-cell office:value-type="float" office:value="10.177692307692308" table:formula="of:=[.G44]+[.G$35]" table:style-name="ce22">
            <text:p>10.18</text:p>
          </table:table-cell>
          <table:table-cell office:value-type="float" office:value="0.26819652187097104" table:formula="of:=PI()*2100*[.G45]/[.N45]" table:style-name="ce1">
            <text:p>0.268196522</text:p>
          </table:table-cell>
          <table:table-cell table:number-columns-repeated="5" table:style-name="ce1"/>
          <table:table-cell office:value-type="float" office:value="250360.23076923072" table:formula="of:=[.N44]-[.O$36]" table:style-name="ce1">
            <text:p>250360.2308</text:p>
          </table:table-cell>
          <table:table-cell table:number-columns-repeated="16370" table:style-name="ce1"/>
        </table:table-row>
        <table:table-row table:style-name="ro1">
          <table:table-cell table:number-columns-repeated="2"/>
          <table:table-cell office:value-type="float" office:value="11.419743589743593" table:formula="of:=[.C45]+[.C$35]" table:style-name="ce22">
            <text:p>11.42</text:p>
          </table:table-cell>
          <table:table-cell office:value-type="float" office:value="0.30216418616067264" table:formula="of:=PI()*2100*[.C46]/[.N46]" table:style-name="ce1">
            <text:p>0.302164186</text:p>
          </table:table-cell>
          <table:table-cell office:value-type="float" office:value="11.476923076923077" table:formula="of:=[.E45]+[.E$35]" table:style-name="ce22">
            <text:p>11.48</text:p>
          </table:table-cell>
          <table:table-cell office:value-type="float" office:value="0.30367714422955527" table:formula="of:=PI()*2100*[.E46]/[.N46]" table:style-name="ce1">
            <text:p>0.303677144</text:p>
          </table:table-cell>
          <table:table-cell office:value-type="float" office:value="11.054102564102564" table:formula="of:=[.G45]+[.G$35]" table:style-name="ce22">
            <text:p>11.05</text:p>
          </table:table-cell>
          <table:table-cell office:value-type="float" office:value="0.2924893959982206" table:formula="of:=PI()*2100*[.G46]/[.N46]" table:style-name="ce1">
            <text:p>0.292489396</text:p>
          </table:table-cell>
          <table:table-cell table:number-columns-repeated="5" table:style-name="ce1"/>
          <table:table-cell office:value-type="float" office:value="249334.58974358969" table:formula="of:=[.N45]-[.O$36]" table:style-name="ce1">
            <text:p>249334.5897</text:p>
          </table:table-cell>
          <table:table-cell table:number-columns-repeated="16370" table:style-name="ce1"/>
        </table:table-row>
        <table:table-row table:style-name="ro1">
          <table:table-cell table:number-columns-repeated="2"/>
          <table:table-cell office:value-type="float" office:value="12.268717948717953" table:formula="of:=[.C46]+[.C$35]" table:style-name="ce22">
            <text:p>12.27</text:p>
          </table:table-cell>
          <table:table-cell office:value-type="float" office:value="0.32596875863270153" table:formula="of:=PI()*2100*[.C47]/[.N47]" table:style-name="ce1">
            <text:p>0.325968759</text:p>
          </table:table-cell>
          <table:table-cell office:value-type="float" office:value="12.394615384615385" table:formula="of:=[.E46]+[.E$35]" table:style-name="ce22">
            <text:p>12.39</text:p>
          </table:table-cell>
          <table:table-cell office:value-type="float" office:value="0.32931373983335049" table:formula="of:=PI()*2100*[.E47]/[.N47]" table:style-name="ce1">
            <text:p>0.32931374</text:p>
          </table:table-cell>
          <table:table-cell office:value-type="float" office:value="11.930512820512821" table:formula="of:=[.G46]+[.G$35]" table:style-name="ce22">
            <text:p>11.93</text:p>
          </table:table-cell>
          <table:table-cell office:value-type="float" office:value="0.31698295373727148" table:formula="of:=PI()*2100*[.G47]/[.N47]" table:style-name="ce1">
            <text:p>0.316982954</text:p>
          </table:table-cell>
          <table:table-cell table:number-columns-repeated="5" table:style-name="ce1"/>
          <table:table-cell office:value-type="float" office:value="248308.94871794866" table:formula="of:=[.N46]-[.O$36]" table:style-name="ce1">
            <text:p>248308.9487</text:p>
          </table:table-cell>
          <table:table-cell table:number-columns-repeated="16370" table:style-name="ce1"/>
        </table:table-row>
        <table:table-row table:style-name="ro1">
          <table:table-cell table:number-columns-repeated="2"/>
          <table:table-cell office:value-type="float" office:value="13.117692307692312" table:formula="of:=[.C47]+[.C$35]" table:style-name="ce22">
            <text:p>13.12</text:p>
          </table:table-cell>
          <table:table-cell office:value-type="float" office:value="0.34997079648444407" table:formula="of:=PI()*2100*[.C48]/[.N48]" table:style-name="ce1">
            <text:p>0.349970796</text:p>
          </table:table-cell>
          <table:table-cell office:value-type="float" office:value="13.312307692307693" table:formula="of:=[.E47]+[.E$35]" table:style-name="ce22">
            <text:p>13.31</text:p>
          </table:table-cell>
          <table:table-cell office:value-type="float" office:value="0.35516299794521711" table:formula="of:=PI()*2100*[.E48]/[.N48]" table:style-name="ce1">
            <text:p>0.355162998</text:p>
          </table:table-cell>
          <table:table-cell office:value-type="float" office:value="12.806923076923077" table:formula="of:=[.G47]+[.G$35]" table:style-name="ce22">
            <text:p>12.81</text:p>
          </table:table-cell>
          <table:table-cell office:value-type="float" office:value="0.34167969217554145" table:formula="of:=PI()*2100*[.G48]/[.N48]" table:style-name="ce1">
            <text:p>0.341679692</text:p>
          </table:table-cell>
          <table:table-cell table:number-columns-repeated="5" table:style-name="ce1"/>
          <table:table-cell office:value-type="float" office:value="247283.30769230763" table:formula="of:=[.N47]-[.O$36]" table:style-name="ce1">
            <text:p>247283.3077</text:p>
          </table:table-cell>
          <table:table-cell table:number-columns-repeated="16370" table:style-name="ce1"/>
        </table:table-row>
        <table:table-row table:style-name="ro1">
          <table:table-cell table:number-columns-repeated="2"/>
          <table:table-cell office:value-type="float" office:value="13.966666666666672" table:formula="of:=[.C48]+[.C$35]" table:style-name="ce22">
            <text:p>13.97</text:p>
          </table:table-cell>
          <table:table-cell office:value-type="float" office:value="0.3741727669925215" table:formula="of:=PI()*2100*[.C49]/[.N49]" table:style-name="ce1">
            <text:p>0.374172767</text:p>
          </table:table-cell>
          <table:table-cell office:value-type="float" office:value="14.23" table:formula="of:=[.E48]+[.E$35]" table:style-name="ce22">
            <text:p>14.23</text:p>
          </table:table-cell>
          <table:table-cell office:value-type="float" office:value="0.38122757572579324" table:formula="of:=PI()*2100*[.E49]/[.N49]" table:style-name="ce1">
            <text:p>0.381227576</text:p>
          </table:table-cell>
          <table:table-cell office:value-type="float" office:value="13.683333333333334" table:formula="of:=[.G48]+[.G$35]" table:style-name="ce22">
            <text:p>13.68</text:p>
          </table:table-cell>
          <table:table-cell office:value-type="float" office:value="0.36658215000102629" table:formula="of:=PI()*2100*[.G49]/[.N49]" table:style-name="ce1">
            <text:p>0.36658215</text:p>
          </table:table-cell>
          <table:table-cell table:number-columns-repeated="5" table:style-name="ce1"/>
          <table:table-cell office:value-type="float" office:value="246257.6666666666" table:formula="of:=[.N48]-[.O$36]" table:style-name="ce1">
            <text:p>246257.6667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14.815641025641032" table:formula="of:=[.C49]+[.C$35]" table:style-name="ce22">
            <text:p>14.82</text:p>
          </table:table-cell>
          <table:table-cell office:value-type="float" office:value="0.39857717870940551" table:formula="of:=PI()*2100*[.C50]/[.N50]" table:style-name="ce1">
            <text:p>0.398577179</text:p>
          </table:table-cell>
          <table:table-cell office:value-type="float" office:value="15.147692307692308" table:formula="of:=[.E49]+[.E$35]" table:style-name="ce22">
            <text:p>15.15</text:p>
          </table:table-cell>
          <table:table-cell office:value-type="float" office:value="0.40751017478819734" table:formula="of:=PI()*2100*[.E50]/[.N50]" table:style-name="ce1">
            <text:p>0.407510175</text:p>
          </table:table-cell>
          <table:table-cell office:value-type="float" office:value="14.55974358974359" table:formula="of:=[.G49]+[.G$35]" table:style-name="ce22">
            <text:p>14.56</text:p>
          </table:table-cell>
          <table:table-cell office:value-type="float" office:value="0.39169290837223592" table:formula="of:=PI()*2100*[.G50]/[.N50]" table:style-name="ce1">
            <text:p>0.391692908</text:p>
          </table:table-cell>
          <table:table-cell table:number-columns-repeated="5" table:style-name="ce1"/>
          <table:table-cell office:value-type="float" office:value="245232.02564102557" table:formula="of:=[.N49]-[.O$36]" table:style-name="ce1">
            <text:p>245232.0256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15.664615384615391" table:formula="of:=[.C50]+[.C$35]" table:style-name="ce22">
            <text:p>15.66</text:p>
          </table:table-cell>
          <table:table-cell office:value-type="float" office:value="0.42318658233018996" table:formula="of:=PI()*2100*[.C51]/[.N51]" table:style-name="ce1">
            <text:p>0.423186582</text:p>
          </table:table-cell>
          <table:table-cell office:value-type="float" office:value="16.065384615384616" table:formula="of:=[.E50]+[.E$35]" table:style-name="ce22">
            <text:p>16.07</text:p>
          </table:table-cell>
          <table:table-cell office:value-type="float" office:value="0.43401354213150728" table:formula="of:=PI()*2100*[.E51]/[.N51]" table:style-name="ce1">
            <text:p>0.434013542</text:p>
          </table:table-cell>
          <table:table-cell office:value-type="float" office:value="15.436153846153847" table:formula="of:=[.G50]+[.G$35]" table:style-name="ce22">
            <text:p>15.44</text:p>
          </table:table-cell>
          <table:table-cell office:value-type="float" office:value="0.41701459181005296" table:formula="of:=PI()*2100*[.G51]/[.N51]" table:style-name="ce1">
            <text:p>0.417014592</text:p>
          </table:table-cell>
          <table:table-cell table:number-columns-repeated="5" table:style-name="ce1"/>
          <table:table-cell office:value-type="float" office:value="244206.38461538454" table:formula="of:=[.N50]-[.O$36]" table:style-name="ce1">
            <text:p>244206.3846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16.513589743589751" table:formula="of:=[.C51]+[.C$35]" table:style-name="ce22">
            <text:p>16.51</text:p>
          </table:table-cell>
          <table:table-cell office:value-type="float" office:value="0.44800357158129572" table:formula="of:=PI()*2100*[.C52]/[.N52]" table:style-name="ce1">
            <text:p>0.448003572</text:p>
          </table:table-cell>
          <table:table-cell office:value-type="float" office:value="16.983076923076922" table:formula="of:=[.E51]+[.E$35]" table:style-name="ce22">
            <text:p>16.98</text:p>
          </table:table-cell>
          <table:table-cell office:value-type="float" office:value="0.4607404710978607" table:formula="of:=PI()*2100*[.E52]/[.N52]" table:style-name="ce1">
            <text:p>0.460740471</text:p>
          </table:table-cell>
          <table:table-cell office:value-type="float" office:value="16.312564102564103" table:formula="of:=[.G51]+[.G$35]" table:style-name="ce22">
            <text:p>16.31</text:p>
          </table:table-cell>
          <table:table-cell office:value-type="float" office:value="0.44254986911215993" table:formula="of:=PI()*2100*[.G52]/[.N52]" table:style-name="ce1">
            <text:p>0.442549869</text:p>
          </table:table-cell>
          <table:table-cell table:number-columns-repeated="5" table:style-name="ce1"/>
          <table:table-cell office:value-type="float" office:value="243180.74358974351" table:formula="of:=[.N51]-[.O$36]" table:style-name="ce1">
            <text:p>243180.7436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17.362564102564111" table:formula="of:=[.C52]+[.C$35]" table:style-name="ce22">
            <text:p>17.36</text:p>
          </table:table-cell>
          <table:table-cell office:value-type="float" office:value="0.47303078413176042" table:formula="of:=PI()*2100*[.C53]/[.N53]" table:style-name="ce1">
            <text:p>0.473030784</text:p>
          </table:table-cell>
          <table:table-cell office:value-type="float" office:value="17.900769230769228" table:formula="of:=[.E52]+[.E$35]" table:style-name="ce22">
            <text:p>17.90</text:p>
          </table:table-cell>
          <table:table-cell office:value-type="float" office:value="0.4876938023538791" table:formula="of:=PI()*2100*[.E53]/[.N53]" table:style-name="ce1">
            <text:p>0.487693802</text:p>
          </table:table-cell>
          <table:table-cell office:value-type="float" office:value="17.18897435897436" table:formula="of:=[.G52]+[.G$35]" table:style-name="ce22">
            <text:p>17.19</text:p>
          </table:table-cell>
          <table:table-cell office:value-type="float" office:value="0.46830145429070513" table:formula="of:=PI()*2100*[.G53]/[.N53]" table:style-name="ce1">
            <text:p>0.468301454</text:p>
          </table:table-cell>
          <table:table-cell table:number-columns-repeated="5" table:style-name="ce1"/>
          <table:table-cell office:value-type="float" office:value="242155.10256410248" table:formula="of:=[.N52]-[.O$36]" table:style-name="ce1">
            <text:p>242155.1026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18.211538461538471" table:formula="of:=[.C53]+[.C$35]" table:style-name="ce22">
            <text:p>18.21</text:p>
          </table:table-cell>
          <table:table-cell office:value-type="float" office:value="0.49827090252778566" table:formula="of:=PI()*2100*[.C54]/[.N54]" table:style-name="ce1">
            <text:p>0.498270903</text:p>
          </table:table-cell>
          <table:table-cell office:value-type="float" office:value="18.818461538461534" table:formula="of:=[.E53]+[.E$35]" table:style-name="ce22">
            <text:p>18.82</text:p>
          </table:table-cell>
          <table:table-cell office:value-type="float" office:value="0.51487642489713792" table:formula="of:=PI()*2100*[.E54]/[.N54]" table:style-name="ce1">
            <text:p>0.514876425</text:p>
          </table:table-cell>
          <table:table-cell office:value-type="float" office:value="18.065384615384616" table:formula="of:=[.G53]+[.G$35]" table:style-name="ce22">
            <text:p>18.07</text:p>
          </table:table-cell>
          <table:table-cell office:value-type="float" office:value="0.49427210753389828" table:formula="of:=PI()*2100*[.G54]/[.N54]" table:style-name="ce1">
            <text:p>0.494272108</text:p>
          </table:table-cell>
          <table:table-cell table:number-columns-repeated="5" table:style-name="ce1"/>
          <table:table-cell office:value-type="float" office:value="241129.46153846144" table:formula="of:=[.N53]-[.O$36]" table:style-name="ce1">
            <text:p>241129.4615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19.06051282051283" table:formula="of:=[.C54]+[.C$35]" table:style-name="ce22">
            <text:p>19.06</text:p>
          </table:table-cell>
          <table:table-cell office:value-type="float" office:value="0.52372665515123562" table:formula="of:=PI()*2100*[.C55]/[.N55]" table:style-name="ce1">
            <text:p>0.523726655</text:p>
          </table:table-cell>
          <table:table-cell office:value-type="float" office:value="19.73615384615384" table:formula="of:=[.E54]+[.E$35]" table:style-name="ce22">
            <text:p>19.74</text:p>
          </table:table-cell>
          <table:table-cell office:value-type="float" office:value="0.5422912770884325" table:formula="of:=PI()*2100*[.E55]/[.N55]" table:style-name="ce1">
            <text:p>0.542291277</text:p>
          </table:table-cell>
          <table:table-cell office:value-type="float" office:value="18.941794871794873" table:formula="of:=[.G54]+[.G$35]" table:style-name="ce22">
            <text:p>18.94</text:p>
          </table:table-cell>
          <table:table-cell office:value-type="float" office:value="0.52046463619225158" table:formula="of:=PI()*2100*[.G55]/[.N55]" table:style-name="ce1">
            <text:p>0.520464636</text:p>
          </table:table-cell>
          <table:table-cell table:number-columns-repeated="5" table:style-name="ce1"/>
          <table:table-cell office:value-type="float" office:value="240103.82051282041" table:formula="of:=[.N54]-[.O$36]" table:style-name="ce1">
            <text:p>240103.8205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19.90948717948719" table:formula="of:=[.C55]+[.C$35]" table:style-name="ce22">
            <text:p>19.91</text:p>
          </table:table-cell>
          <table:table-cell office:value-type="float" office:value="0.54940081720280798" table:formula="of:=PI()*2100*[.C56]/[.N56]" table:style-name="ce1">
            <text:p>0.549400817</text:p>
          </table:table-cell>
          <table:table-cell office:value-type="float" office:value="20.653846153846146" table:formula="of:=[.E55]+[.E$35]" table:style-name="ce22">
            <text:p>20.65</text:p>
          </table:table-cell>
          <table:table-cell office:value-type="float" office:value="0.56994134771061522" table:formula="of:=PI()*2100*[.E56]/[.N56]" table:style-name="ce1">
            <text:p>0.569941348</text:p>
          </table:table-cell>
          <table:table-cell office:value-type="float" office:value="19.818205128205129" table:formula="of:=[.G55]+[.G$35]" table:style-name="ce22">
            <text:p>19.82</text:p>
          </table:table-cell>
          <table:table-cell office:value-type="float" office:value="0.54688189579020718" table:formula="of:=PI()*2100*[.G56]/[.N56]" table:style-name="ce1">
            <text:p>0.546881896</text:p>
          </table:table-cell>
          <table:table-cell table:number-columns-repeated="5" table:style-name="ce1"/>
          <table:table-cell office:value-type="float" office:value="239078.17948717938" table:formula="of:=[.N55]-[.O$36]" table:style-name="ce1">
            <text:p>239078.1795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0.75846153846155" table:formula="of:=[.C56]+[.C$35]" table:style-name="ce22">
            <text:p>20.76</text:p>
          </table:table-cell>
          <table:table-cell office:value-type="float" office:value="0.57529621171062084" table:formula="of:=PI()*2100*[.C57]/[.N57]" table:style-name="ce1">
            <text:p>0.575296212</text:p>
          </table:table-cell>
          <table:table-cell office:value-type="float" office:value="21.571538461538452" table:formula="of:=[.E56]+[.E$35]" table:style-name="ce22">
            <text:p>21.57</text:p>
          </table:table-cell>
          <table:table-cell office:value-type="float" office:value="0.59782967705480339" table:formula="of:=PI()*2100*[.E57]/[.N57]" table:style-name="ce1">
            <text:p>0.597829677</text:p>
          </table:table-cell>
          <table:table-cell office:value-type="float" office:value="20.694615384615386" table:formula="of:=[.G56]+[.G$35]" table:style-name="ce22">
            <text:p>20.69</text:p>
          </table:table-cell>
          <table:table-cell office:value-type="float" office:value="0.57352679106391558" table:formula="of:=PI()*2100*[.G57]/[.N57]" table:style-name="ce1">
            <text:p>0.573526791</text:p>
          </table:table-cell>
          <table:table-cell table:number-columns-repeated="5" table:style-name="ce1"/>
          <table:table-cell office:value-type="float" office:value="238052.53846153835" table:formula="of:=[.N56]-[.O$36]" table:style-name="ce1">
            <text:p>238052.5385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1.607435897435909" table:formula="of:=[.C57]+[.C$35]" table:style-name="ce22">
            <text:p>21.61</text:p>
          </table:table-cell>
          <table:table-cell office:value-type="float" office:value="0.601415710564984" table:formula="of:=PI()*2100*[.C58]/[.N58]" table:style-name="ce1">
            <text:p>0.601415711</text:p>
          </table:table-cell>
          <table:table-cell office:value-type="float" office:value="22.489230769230758" table:formula="of:=[.E57]+[.E$35]" table:style-name="ce22">
            <text:p>22.49</text:p>
          </table:table-cell>
          <table:table-cell office:value-type="float" office:value="0.62595935803478808" table:formula="of:=PI()*2100*[.E58]/[.N58]" table:style-name="ce1">
            <text:p>0.625959358</text:p>
          </table:table-cell>
          <table:table-cell office:value-type="float" office:value="21.571025641025642" table:formula="of:=[.G57]+[.G$35]" table:style-name="ce22">
            <text:p>21.57</text:p>
          </table:table-cell>
          <table:table-cell office:value-type="float" office:value="0.60040227702595717" table:formula="of:=PI()*2100*[.G58]/[.N58]" table:style-name="ce1">
            <text:p>0.600402277</text:p>
          </table:table-cell>
          <table:table-cell table:number-columns-repeated="5" table:style-name="ce1"/>
          <table:table-cell office:value-type="float" office:value="237026.89743589732" table:formula="of:=[.N57]-[.O$36]" table:style-name="ce1">
            <text:p>237026.8974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2.456410256410269" table:formula="of:=[.C58]+[.C$35]" table:style-name="ce22">
            <text:p>22.46</text:p>
          </table:table-cell>
          <table:table-cell office:value-type="float" office:value="0.6277622355801542" table:formula="of:=PI()*2100*[.C59]/[.N59]" table:style-name="ce1">
            <text:p>0.627762236</text:p>
          </table:table-cell>
          <table:table-cell office:value-type="float" office:value="23.406923076923064" table:formula="of:=[.E58]+[.E$35]" table:style-name="ce22">
            <text:p>23.41</text:p>
          </table:table-cell>
          <table:table-cell office:value-type="float" office:value="0.65433353733050315" table:formula="of:=PI()*2100*[.E59]/[.N59]" table:style-name="ce1">
            <text:p>0.654333537</text:p>
          </table:table-cell>
          <table:table-cell office:value-type="float" office:value="22.447435897435899" table:formula="of:=[.G58]+[.G$35]" table:style-name="ce22">
            <text:p>22.45</text:p>
          </table:table-cell>
          <table:table-cell office:value-type="float" office:value="0.62751136005782782" table:formula="of:=PI()*2100*[.G59]/[.N59]" table:style-name="ce1">
            <text:p>0.62751136</text:p>
          </table:table-cell>
          <table:table-cell table:number-columns-repeated="5" table:style-name="ce1"/>
          <table:table-cell office:value-type="float" office:value="236001.25641025629" table:formula="of:=[.N58]-[.O$36]" table:style-name="ce1">
            <text:p>236001.2564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3.305384615384629" table:formula="of:=[.C59]+[.C$35]" table:style-name="ce22">
            <text:p>23.31</text:p>
          </table:table-cell>
          <table:table-cell office:value-type="float" office:value="0.65433875958389498" table:formula="of:=PI()*2100*[.C60]/[.N60]" table:style-name="ce1">
            <text:p>0.65433876</text:p>
          </table:table-cell>
          <table:table-cell office:value-type="float" office:value="24.32461538461537" table:formula="of:=[.E59]+[.E$35]" table:style-name="ce22">
            <text:p>24.32</text:p>
          </table:table-cell>
          <table:table-cell office:value-type="float" office:value="0.68295541656143866" table:formula="of:=PI()*2100*[.E60]/[.N60]" table:style-name="ce1">
            <text:p>0.682955417</text:p>
          </table:table-cell>
          <table:table-cell office:value-type="float" office:value="23.323846153846155" table:formula="of:=[.G59]+[.G$35]" table:style-name="ce22">
            <text:p>23.32</text:p>
          </table:table-cell>
          <table:table-cell office:value-type="float" office:value="0.65485709903103517" table:formula="of:=PI()*2100*[.G60]/[.N60]" table:style-name="ce1">
            <text:p>0.654857099</text:p>
          </table:table-cell>
          <table:table-cell table:number-columns-repeated="5" table:style-name="ce1"/>
          <table:table-cell office:value-type="float" office:value="234975.61538461526" table:formula="of:=[.N59]-[.O$36]" table:style-name="ce1">
            <text:p>234975.6154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4.154358974358988" table:formula="of:=[.C60]+[.C$35]" table:style-name="ce22">
            <text:p>24.15</text:p>
          </table:table-cell>
          <table:table-cell office:value-type="float" office:value="0.68114830753569888" table:formula="of:=PI()*2100*[.C61]/[.N61]" table:style-name="ce1">
            <text:p>0.681148308</text:p>
          </table:table-cell>
          <table:table-cell office:value-type="float" office:value="25.242307692307676" table:formula="of:=[.E60]+[.E$35]" table:style-name="ce22">
            <text:p>25.24</text:p>
          </table:table-cell>
          <table:table-cell office:value-type="float" office:value="0.7118282534909216" table:formula="of:=PI()*2100*[.E61]/[.N61]" table:style-name="ce1">
            <text:p>0.711828253</text:p>
          </table:table-cell>
          <table:table-cell office:value-type="float" office:value="24.200256410256411" table:formula="of:=[.G60]+[.G$35]" table:style-name="ce22">
            <text:p>24.20</text:p>
          </table:table-cell>
          <table:table-cell office:value-type="float" office:value="0.68244260645768418" table:formula="of:=PI()*2100*[.G61]/[.N61]" table:style-name="ce1">
            <text:p>0.682442606</text:p>
          </table:table-cell>
          <table:table-cell table:number-columns-repeated="5" table:style-name="ce1"/>
          <table:table-cell office:value-type="float" office:value="233949.97435897423" table:formula="of:=[.N60]-[.O$36]" table:style-name="ce1">
            <text:p>233949.9744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5.003333333333348" table:formula="of:=[.C61]+[.C$35]" table:style-name="ce22">
            <text:p>25.00</text:p>
          </table:table-cell>
          <table:table-cell office:value-type="float" office:value="0.70819395767455007" table:formula="of:=PI()*2100*[.C62]/[.N62]" table:style-name="ce1">
            <text:p>0.708193958</text:p>
          </table:table-cell>
          <table:table-cell office:value-type="float" office:value="26.159999999999982" table:formula="of:=[.E61]+[.E$35]" table:style-name="ce22">
            <text:p>26.16</text:p>
          </table:table-cell>
          <table:table-cell office:value-type="float" office:value="0.74095536326221334" table:formula="of:=PI()*2100*[.E62]/[.N62]" table:style-name="ce1">
            <text:p>0.740955363</text:p>
          </table:table-cell>
          <table:table-cell office:value-type="float" office:value="25.076666666666668" table:formula="of:=[.G61]+[.G$35]" table:style-name="ce22">
            <text:p>25.08</text:p>
          </table:table-cell>
          <table:table-cell office:value-type="float" office:value="0.71027104967146204" table:formula="of:=PI()*2100*[.G62]/[.N62]" table:style-name="ce1">
            <text:p>0.71027105</text:p>
          </table:table-cell>
          <table:table-cell table:number-columns-repeated="5" table:style-name="ce1"/>
          <table:table-cell office:value-type="float" office:value="232924.3333333332" table:formula="of:=[.N61]-[.O$36]" table:style-name="ce1">
            <text:p>232924.3333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5.852307692307708" table:formula="of:=[.C62]+[.C$35]" table:style-name="ce22">
            <text:p>25.85</text:p>
          </table:table-cell>
          <table:table-cell office:value-type="float" office:value="0.73547884269714714" table:formula="of:=PI()*2100*[.C63]/[.N63]" table:style-name="ce1">
            <text:p>0.735478843</text:p>
          </table:table-cell>
          <table:table-cell office:value-type="float" office:value="27.077692307692288" table:formula="of:=[.E62]+[.E$35]" table:style-name="ce22">
            <text:p>27.08</text:p>
          </table:table-cell>
          <table:table-cell office:value-type="float" office:value="0.7703401196674079" table:formula="of:=PI()*2100*[.E63]/[.N63]" table:style-name="ce1">
            <text:p>0.77034012</text:p>
          </table:table-cell>
          <table:table-cell office:value-type="float" office:value="25.953076923076924" table:formula="of:=[.G62]+[.G$35]" table:style-name="ce22">
            <text:p>25.95</text:p>
          </table:table-cell>
          <table:table-cell office:value-type="float" office:value="0.73834565203996172" table:formula="of:=PI()*2100*[.G63]/[.N63]" table:style-name="ce1">
            <text:p>0.738345652</text:p>
          </table:table-cell>
          <table:table-cell table:number-columns-repeated="5" table:style-name="ce1"/>
          <table:table-cell office:value-type="float" office:value="231898.69230769217" table:formula="of:=[.N62]-[.O$36]" table:style-name="ce1">
            <text:p>231898.6923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6.701282051282067" table:formula="of:=[.C63]+[.C$35]" table:style-name="ce22">
            <text:p>26.70</text:p>
          </table:table-cell>
          <table:table-cell office:value-type="float" office:value="0.76300615096753066" table:formula="of:=PI()*2100*[.C64]/[.N64]" table:style-name="ce1">
            <text:p>0.763006151</text:p>
          </table:table-cell>
          <table:table-cell office:value-type="float" office:value="27.995384615384594" table:formula="of:=[.E63]+[.E$35]" table:style-name="ce22">
            <text:p>28.00</text:p>
          </table:table-cell>
          <table:table-cell office:value-type="float" office:value="0.79998595645015436" table:formula="of:=PI()*2100*[.E64]/[.N64]" table:style-name="ce1">
            <text:p>0.799985956</text:p>
          </table:table-cell>
          <table:table-cell office:value-type="float" office:value="26.829487179487181" table:formula="of:=[.G63]+[.G$35]" table:style-name="ce22">
            <text:p>26.83</text:p>
          </table:table-cell>
          <table:table-cell office:value-type="float" office:value="0.76666969420931996" table:formula="of:=PI()*2100*[.G64]/[.N64]" table:style-name="ce1">
            <text:p>0.766669694</text:p>
          </table:table-cell>
          <table:table-cell table:number-columns-repeated="5" table:style-name="ce1"/>
          <table:table-cell office:value-type="float" office:value="230873.05128205114" table:formula="of:=[.N63]-[.O$36]" table:style-name="ce1">
            <text:p>230873.0513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7.550256410256427" table:formula="of:=[.C64]+[.C$35]" table:style-name="ce22">
            <text:p>27.55</text:p>
          </table:table-cell>
          <table:table-cell office:value-type="float" office:value="0.79077912775909598" table:formula="of:=PI()*2100*[.C65]/[.N65]" table:style-name="ce1">
            <text:p>0.790779128</text:p>
          </table:table-cell>
          <table:table-cell office:value-type="float" office:value="28.9130769230769" table:formula="of:=[.E64]+[.E$35]" table:style-name="ce22">
            <text:p>28.91</text:p>
          </table:table-cell>
          <table:table-cell office:value-type="float" office:value="0.82989636864325611" table:formula="of:=PI()*2100*[.E65]/[.N65]" table:style-name="ce1">
            <text:p>0.829896369</text:p>
          </table:table-cell>
          <table:table-cell office:value-type="float" office:value="27.705897435897437" table:formula="of:=[.G64]+[.G$35]" table:style-name="ce22">
            <text:p>27.71</text:p>
          </table:table-cell>
          <table:table-cell office:value-type="float" office:value="0.7952465153821785" table:formula="of:=PI()*2100*[.G65]/[.N65]" table:style-name="ce1">
            <text:p>0.795246515</text:p>
          </table:table-cell>
          <table:table-cell table:number-columns-repeated="5" table:style-name="ce1"/>
          <table:table-cell office:value-type="float" office:value="229847.4102564101" table:formula="of:=[.N64]-[.O$36]" table:style-name="ce1">
            <text:p>229847.4103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8.399230769230787" table:formula="of:=[.C65]+[.C$35]" table:style-name="ce22">
            <text:p>28.40</text:p>
          </table:table-cell>
          <table:table-cell office:value-type="float" office:value="0.81880107653000878" table:formula="of:=PI()*2100*[.C66]/[.N66]" table:style-name="ce1">
            <text:p>0.818801077</text:p>
          </table:table-cell>
          <table:table-cell office:value-type="float" office:value="29.830769230769207" table:formula="of:=[.E65]+[.E$35]" table:style-name="ce22">
            <text:p>29.83</text:p>
          </table:table-cell>
          <table:table-cell office:value-type="float" office:value="0.86007491394224367" table:formula="of:=PI()*2100*[.E66]/[.N66]" table:style-name="ce1">
            <text:p>0.860074914</text:p>
          </table:table-cell>
          <table:table-cell office:value-type="float" office:value="28.582307692307694" table:formula="of:=[.G65]+[.G$35]" table:style-name="ce22">
            <text:p>28.58</text:p>
          </table:table-cell>
          <table:table-cell office:value-type="float" office:value="0.82407951463001494" table:formula="of:=PI()*2100*[.G66]/[.N66]" table:style-name="ce1">
            <text:p>0.824079515</text:p>
          </table:table-cell>
          <table:table-cell table:number-columns-repeated="5" table:style-name="ce1"/>
          <table:table-cell office:value-type="float" office:value="228821.76923076907" table:formula="of:=[.N65]-[.O$36]" table:style-name="ce1">
            <text:p>228821.7692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9.248205128205147" table:formula="of:=[.C66]+[.C$35]" table:style-name="ce22">
            <text:p>29.25</text:p>
          </table:table-cell>
          <table:table-cell office:value-type="float" office:value="0.84707536023307628" table:formula="of:=PI()*2100*[.C67]/[.N67]" table:style-name="ce1">
            <text:p>0.84707536</text:p>
          </table:table-cell>
          <table:table-cell office:value-type="float" office:value="30.748461538461513" table:formula="of:=[.E66]+[.E$35]" table:style-name="ce22">
            <text:p>30.75</text:p>
          </table:table-cell>
          <table:table-cell office:value-type="float" office:value="0.89052521411605468" table:formula="of:=PI()*2100*[.E67]/[.N67]" table:style-name="ce1">
            <text:p>0.890525214</text:p>
          </table:table-cell>
          <table:table-cell office:value-type="float" office:value="29.45871794871795" table:formula="of:=[.G66]+[.G$35]" table:style-name="ce22">
            <text:p>29.46</text:p>
          </table:table-cell>
          <table:table-cell office:value-type="float" office:value="0.85317215224092513" table:formula="of:=PI()*2100*[.G67]/[.N67]" table:style-name="ce1">
            <text:p>0.853172152</text:p>
          </table:table-cell>
          <table:table-cell table:number-columns-repeated="5" table:style-name="ce1"/>
          <table:table-cell office:value-type="float" office:value="227796.12820512804" table:formula="of:=[.N66]-[.O$36]" table:style-name="ce1">
            <text:p>227796.1282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30.097179487179506" table:formula="of:=[.C67]+[.C$35]" table:style-name="ce22">
            <text:p>30.10</text:p>
          </table:table-cell>
          <table:table-cell office:value-type="float" office:value="0.87560540266116271" table:formula="of:=PI()*2100*[.C68]/[.N68]" table:style-name="ce1">
            <text:p>0.875605403</text:p>
          </table:table-cell>
          <table:table-cell office:value-type="float" office:value="31.666153846153819" table:formula="of:=[.E67]+[.E$35]" table:style-name="ce22">
            <text:p>31.67</text:p>
          </table:table-cell>
          <table:table-cell office:value-type="float" office:value="0.92125095645599386" table:formula="of:=PI()*2100*[.E68]/[.N68]" table:style-name="ce1">
            <text:p>0.921250956</text:p>
          </table:table-cell>
          <table:table-cell office:value-type="float" office:value="30.335128205128207" table:formula="of:=[.G67]+[.G$35]" table:style-name="ce22">
            <text:p>30.34</text:p>
          </table:table-cell>
          <table:table-cell office:value-type="float" office:value="0.88252795110398041" table:formula="of:=PI()*2100*[.G68]/[.N68]" table:style-name="ce1">
            <text:p>0.882527951</text:p>
          </table:table-cell>
          <table:table-cell table:number-columns-repeated="5" table:style-name="ce1"/>
          <table:table-cell office:value-type="float" office:value="226770.48717948701" table:formula="of:=[.N67]-[.O$36]" table:style-name="ce1">
            <text:p>226770.4872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30.946153846153866" table:formula="of:=[.C68]+[.C$35]" table:style-name="ce22">
            <text:p>30.95</text:p>
          </table:table-cell>
          <table:table-cell office:value-type="float" office:value="0.90439468982928251" table:formula="of:=PI()*2100*[.C69]/[.N69]" table:style-name="ce1">
            <text:p>0.90439469</text:p>
          </table:table-cell>
          <table:table-cell office:value-type="float" office:value="32.583846153846125" table:formula="of:=[.E68]+[.E$35]" table:style-name="ce22">
            <text:p>32.58</text:p>
          </table:table-cell>
          <table:table-cell office:value-type="float" office:value="0.95225589526419396" table:formula="of:=PI()*2100*[.E69]/[.N69]" table:style-name="ce1">
            <text:p>0.952255895</text:p>
          </table:table-cell>
          <table:table-cell office:value-type="float" office:value="31.211538461538463" table:formula="of:=[.G68]+[.G$35]" table:style-name="ce22">
            <text:p>31.21</text:p>
          </table:table-cell>
          <table:table-cell office:value-type="float" office:value="0.91215049813132287" table:formula="of:=PI()*2100*[.G69]/[.N69]" table:style-name="ce1">
            <text:p>0.912150498</text:p>
          </table:table-cell>
          <table:table-cell table:number-columns-repeated="5" table:style-name="ce1"/>
          <table:table-cell office:value-type="float" office:value="225744.84615384598" table:formula="of:=[.N68]-[.O$36]" table:style-name="ce1">
            <text:p>225744.8462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31.795128205128226" table:formula="of:=[.C69]+[.C$35]" table:style-name="ce22">
            <text:p>31.80</text:p>
          </table:table-cell>
          <table:table-cell office:value-type="float" office:value="0.93344677139454124" table:formula="of:=PI()*2100*[.C70]/[.N70]" table:style-name="ce1">
            <text:p>0.933446771</text:p>
          </table:table-cell>
          <table:table-cell office:value-type="float" office:value="33.501538461538431" table:formula="of:=[.E69]+[.E$35]" table:style-name="ce22">
            <text:p>33.50</text:p>
          </table:table-cell>
          <table:table-cell office:value-type="float" office:value="0.98354385338283556" table:formula="of:=PI()*2100*[.E70]/[.N70]" table:style-name="ce1">
            <text:p>0.983543853</text:p>
          </table:table-cell>
          <table:table-cell office:value-type="float" office:value="32.08794871794872" table:formula="of:=[.G69]+[.G$35]" table:style-name="ce22">
            <text:p>32.09</text:p>
          </table:table-cell>
          <table:table-cell office:value-type="float" office:value="0.94204344571920395" table:formula="of:=PI()*2100*[.G70]/[.N70]" table:style-name="ce1">
            <text:p>0.942043446</text:p>
          </table:table-cell>
          <table:table-cell table:number-columns-repeated="5" table:style-name="ce1"/>
          <table:table-cell office:value-type="float" office:value="224719.20512820495" table:formula="of:=[.N69]-[.O$36]" table:style-name="ce1">
            <text:p>224719.2051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32.644102564102582" table:formula="of:=[.C70]+[.C$35]" table:style-name="ce22">
            <text:p>32.64</text:p>
          </table:table-cell>
          <table:table-cell office:value-type="float" office:value="0.96276526211513824" table:formula="of:=PI()*2100*[.C71]/[.N71]" table:style-name="ce1">
            <text:p>0.962765262</text:p>
          </table:table-cell>
          <table:table-cell office:value-type="float" office:value="34.419230769230737" table:formula="of:=[.E70]+[.E$35]" table:style-name="ce22">
            <text:p>34.42</text:p>
          </table:table-cell>
          <table:table-cell office:value-type="float" office:value="1.0151187237654375" table:formula="of:=PI()*2100*[.E71]/[.N71]" table:style-name="ce1">
            <text:p>1.015118724</text:p>
          </table:table-cell>
          <table:table-cell office:value-type="float" office:value="32.964358974358973" table:formula="of:=[.G70]+[.G$35]" table:style-name="ce22">
            <text:p>32.96</text:p>
          </table:table-cell>
          <table:table-cell office:value-type="float" office:value="0.97221051324921626" table:formula="of:=PI()*2100*[.G71]/[.N71]" table:style-name="ce1">
            <text:p>0.972210513</text:p>
          </table:table-cell>
          <table:table-cell table:number-columns-repeated="5" table:style-name="ce1"/>
          <table:table-cell office:value-type="float" office:value="223693.56410256392" table:formula="of:=[.N70]-[.O$36]" table:style-name="ce1">
            <text:p>223693.5641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33.493076923076941" table:formula="of:=[.C71]+[.C$35]" table:style-name="ce22">
            <text:p>33.49</text:p>
          </table:table-cell>
          <table:table-cell office:value-type="float" office:value="0.99235384334969345" table:formula="of:=PI()*2100*[.C72]/[.N72]" table:style-name="ce1">
            <text:p>0.992353843</text:p>
          </table:table-cell>
          <table:table-cell office:value-type="float" office:value="35.336923076923043" table:formula="of:=[.E71]+[.E$35]" table:style-name="ce22">
            <text:p>35.34</text:p>
          </table:table-cell>
          <table:table-cell office:value-type="float" office:value="1.0469844710915723" table:formula="of:=PI()*2100*[.E72]/[.N72]" table:style-name="ce1">
            <text:p>1.046984471</text:p>
          </table:table-cell>
          <table:table-cell office:value-type="float" office:value="33.840769230769226" table:formula="of:=[.G71]+[.G$35]" table:style-name="ce22">
            <text:p>33.84</text:p>
          </table:table-cell>
          <table:table-cell office:value-type="float" office:value="1.0026554886310153" table:formula="of:=PI()*2100*[.G72]/[.N72]" table:style-name="ce1">
            <text:p>1.002655489</text:p>
          </table:table-cell>
          <table:table-cell table:number-columns-repeated="5" table:style-name="ce1"/>
          <table:table-cell office:value-type="float" office:value="222667.92307692289" table:formula="of:=[.N71]-[.O$36]" table:style-name="ce1">
            <text:p>222667.9231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34.342051282051301" table:formula="of:=[.C72]+[.C$35]" table:style-name="ce22">
            <text:p>34.34</text:p>
          </table:table-cell>
          <table:table-cell office:value-type="float" office:value="1.0222162645982009" table:formula="of:=PI()*2100*[.C73]/[.N73]" table:style-name="ce1">
            <text:p>1.022216265</text:p>
          </table:table-cell>
          <table:table-cell office:value-type="float" office:value="36.254615384615349" table:formula="of:=[.E72]+[.E$35]" table:style-name="ce22">
            <text:p>36.25</text:p>
          </table:table-cell>
          <table:table-cell office:value-type="float" office:value="1.0791451334264131" table:formula="of:=PI()*2100*[.E73]/[.N73]" table:style-name="ce1">
            <text:p>1.079145133</text:p>
          </table:table-cell>
          <table:table-cell office:value-type="float" office:value="34.717179487179479" table:formula="of:=[.G72]+[.G$35]" table:style-name="ce22">
            <text:p>34.72</text:p>
          </table:table-cell>
          <table:table-cell office:value-type="float" office:value="1.0333822298878739" table:formula="of:=PI()*2100*[.G73]/[.N73]" table:style-name="ce1">
            <text:p>1.03338223</text:p>
          </table:table-cell>
          <table:table-cell table:number-columns-repeated="5" table:style-name="ce1"/>
          <table:table-cell office:value-type="float" office:value="221642.28205128186" table:formula="of:=[.N72]-[.O$36]" table:style-name="ce1">
            <text:p>221642.2821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35.191025641025661" table:formula="of:=[.C73]+[.C$35]" table:style-name="ce22">
            <text:p>35.19</text:p>
          </table:table-cell>
          <table:table-cell office:value-type="float" office:value="1.0523563450859668" table:formula="of:=PI()*2100*[.C74]/[.N74]" table:style-name="ce1">
            <text:p>1.052356345</text:p>
          </table:table-cell>
          <table:table-cell office:value-type="float" office:value="37.172307692307655" table:formula="of:=[.E73]+[.E$35]" table:style-name="ce22">
            <text:p>37.17</text:p>
          </table:table-cell>
          <table:table-cell office:value-type="float" office:value="1.1116048239265732" table:formula="of:=PI()*2100*[.E74]/[.N74]" table:style-name="ce1">
            <text:p>1.111604824</text:p>
          </table:table-cell>
          <table:table-cell office:value-type="float" office:value="35.593589743589732" table:formula="of:=[.G73]+[.G$35]" table:style-name="ce22">
            <text:p>35.59</text:p>
          </table:table-cell>
          <table:table-cell office:value-type="float" office:value="1.0643946667864648" table:formula="of:=PI()*2100*[.G74]/[.N74]" table:style-name="ce1">
            <text:p>1.064394667</text:p>
          </table:table-cell>
          <table:table-cell table:number-columns-repeated="5" table:style-name="ce1"/>
          <table:table-cell office:value-type="float" office:value="220616.64102564083" table:formula="of:=[.N73]-[.O$36]" table:style-name="ce1">
            <text:p>220616.641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36.04000000000002" table:formula="of:=[.C74]+[.C$35]" table:style-name="ce22">
            <text:p>36.04</text:p>
          </table:table-cell>
          <table:table-cell office:value-type="float" office:value="1.0827779753919344" table:formula="of:=PI()*2100*[.C75]/[.N75]" table:style-name="ce1">
            <text:p>1.082777975</text:p>
          </table:table-cell>
          <table:table-cell office:value-type="float" office:value="38.089999999999961" table:formula="of:=[.E74]+[.E$35]" table:style-name="ce22">
            <text:p>38.09</text:p>
          </table:table-cell>
          <table:table-cell office:value-type="float" office:value="1.1443677325937489" table:formula="of:=PI()*2100*[.E75]/[.N75]" table:style-name="ce1">
            <text:p>1.144367733</text:p>
          </table:table-cell>
          <table:table-cell office:value-type="float" office:value="36.469999999999985" table:formula="of:=[.G74]+[.G$35]" table:style-name="ce22">
            <text:p>36.47</text:p>
          </table:table-cell>
          <table:table-cell office:value-type="float" office:value="1.0956968025123144" table:formula="of:=PI()*2100*[.G75]/[.N75]" table:style-name="ce1">
            <text:p>1.095696803</text:p>
          </table:table-cell>
          <table:table-cell table:number-columns-repeated="5" table:style-name="ce1"/>
          <table:table-cell office:value-type="float" office:value="219590.9999999998" table:formula="of:=[.N74]-[.O$36]" table:style-name="ce1">
            <text:p>219591</text:p>
          </table:table-cell>
          <table:table-cell table:number-columns-repeated="16370"/>
        </table:table-row>
        <table:table-row table:number-rows-repeated="1048501" table:style-name="ro1">
          <table:table-cell table:number-columns-repeated="16384"/>
        </table:table-row>
      </table:table>
      <table:table table:name="Sheet2" table:style-name="ta2">
        <table:table-column table:style-name="co7" table:number-columns-repeated="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54">
            <text:p>Anzahl der Chord</text:p>
          </table:table-cell>
          <table:table-cell office:value-type="string" table:style-name="ce55">
            <text:p>Speed range</text:p>
          </table:table-cell>
          <table:table-cell office:value-type="string" table:style-name="ce56">
            <text:p>Prozess Zeit [ min ]</text:p>
          </table:table-cell>
          <table:table-cell table:style-name="ce36"/>
          <table:table-cell table:style-name="ce57"/>
          <table:table-cell table:number-columns-repeated="16379" table:style-name="ce1"/>
        </table:table-row>
        <table:table-row table:style-name="ro1">
          <table:table-cell office:value-type="float" office:value="6" table:number-columns-spanned="1" table:number-rows-spanned="2" table:style-name="ce65">
            <text:p>6</text:p>
          </table:table-cell>
          <table:table-cell office:value-type="string" table:style-name="ce58">
            <text:p>Global</text:p>
          </table:table-cell>
          <table:table-cell office:value-type="float" office:value="4" table:style-name="ce59">
            <text:p>4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60">
            <text:p>Narrow</text:p>
          </table:table-cell>
          <table:table-cell office:value-type="float" office:value="8" table:style-name="ce61">
            <text:p>8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number-columns-spanned="1" table:number-rows-spanned="2" table:style-name="ce65">
            <text:p>10</text:p>
          </table:table-cell>
          <table:table-cell office:value-type="string" table:style-name="ce58">
            <text:p>Global</text:p>
          </table:table-cell>
          <table:table-cell office:value-type="float" office:value="6" table:style-name="ce59">
            <text:p>6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60">
            <text:p>Narrow</text:p>
          </table:table-cell>
          <table:table-cell office:value-type="float" office:value="11" table:style-name="ce61">
            <text:p>11</text:p>
          </table:table-cell>
          <table:table-cell table:number-columns-repeated="16381" table:style-name="ce1"/>
        </table:table-row>
        <table:table-row table:style-name="ro1">
          <table:table-cell office:value-type="float" office:value="15" table:number-columns-spanned="1" table:number-rows-spanned="2" table:style-name="ce65">
            <text:p>15</text:p>
          </table:table-cell>
          <table:table-cell office:value-type="string" table:style-name="ce58">
            <text:p>Global</text:p>
          </table:table-cell>
          <table:table-cell office:value-type="float" office:value="40" table:style-name="ce59">
            <text:p>40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60">
            <text:p>Narrow</text:p>
          </table:table-cell>
          <table:table-cell office:value-type="float" office:value="82" table:style-name="ce61">
            <text:p>82</text:p>
          </table:table-cell>
          <table:table-cell table:number-columns-repeated="16381" table:style-name="ce1"/>
        </table:table-row>
        <table:table-row table:style-name="ro1">
          <table:table-cell office:value-type="float" office:value="20" table:number-columns-spanned="1" table:number-rows-spanned="2" table:style-name="ce65">
            <text:p>20</text:p>
          </table:table-cell>
          <table:table-cell office:value-type="string" table:style-name="ce58">
            <text:p>Global</text:p>
          </table:table-cell>
          <table:table-cell office:value-type="float" office:value="121" table:style-name="ce59">
            <text:p>121</text:p>
          </table:table-cell>
          <table:table-cell table:number-columns-repeated="6" table:style-name="ce1"/>
          <table:table-cell office:value-type="string" table:style-name="ce46">
            <text:p>Glabal</text:p>
          </table:table-cell>
          <table:table-cell office:value-type="string" table:style-name="ce46">
            <text:p>Narrow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60">
            <text:p>Narrow</text:p>
          </table:table-cell>
          <table:table-cell office:value-type="float" office:value="238" table:style-name="ce61">
            <text:p>238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66">
            <text:p>TAS</text:p>
          </table:table-cell>
          <table:table-cell office:value-type="string" table:style-name="ce45">
            <text:p>Global speed [m/s]</text:p>
          </table:table-cell>
          <table:table-cell office:value-type="string" table:style-name="ce8">
            <text:p>63.7 - 259.59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0">
            <text:p>Narrow speed [m/s]</text:p>
          </table:table-cell>
          <table:table-cell office:value-type="string" table:style-name="ce8">
            <text:p>219.59 - 259.59</text:p>
          </table:table-cell>
          <table:table-cell table:number-columns-repeated="16381" table:style-name="ce1"/>
        </table:table-row>
        <table:table-row table:style-name="ro1">
          <table:table-cell table:style-name="ce30"/>
          <table:table-cell table:number-columns-repeated="16383" table:style-name="ce1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29">
            <text:p>Anzahl der Chord</text:p>
          </table:table-cell>
          <table:table-cell office:value-type="string" table:style-name="ce29">
            <text:p>Prozess Zeit [ Sec ]</text:p>
          </table:table-cell>
          <table:table-cell table:number-columns-repeated="16382" table:style-name="ce1"/>
        </table:table-row>
        <table:table-row table:style-name="ro1">
          <table:table-cell office:value-type="float" office:value="50" table:style-name="ce62">
            <text:p>50</text:p>
          </table:table-cell>
          <table:table-cell office:value-type="float" office:value="9" table:style-name="ce46">
            <text:p>9</text:p>
          </table:table-cell>
          <table:table-cell table:number-columns-repeated="16382" table:style-name="ce1"/>
        </table:table-row>
        <table:table-row table:style-name="ro1">
          <table:table-cell office:value-type="float" office:value="100" table:style-name="ce62">
            <text:p>100</text:p>
          </table:table-cell>
          <table:table-cell office:value-type="float" office:value="9" table:style-name="ce46">
            <text:p>9</text:p>
          </table:table-cell>
          <table:table-cell table:number-columns-repeated="16382" table:style-name="ce1"/>
        </table:table-row>
        <table:table-row table:style-name="ro1">
          <table:table-cell office:value-type="float" office:value="200" table:style-name="ce62">
            <text:p>200</text:p>
          </table:table-cell>
          <table:table-cell office:value-type="float" office:value="10" table:style-name="ce46">
            <text:p>10</text:p>
          </table:table-cell>
          <table:table-cell table:number-columns-repeated="16382" table:style-name="ce1"/>
        </table:table-row>
        <table:table-row table:style-name="ro1">
          <table:table-cell office:value-type="float" office:value="300" table:style-name="ce62">
            <text:p>300</text:p>
          </table:table-cell>
          <table:table-cell office:value-type="float" office:value="11" table:style-name="ce46">
            <text:p>11</text:p>
          </table:table-cell>
          <table:table-cell table:number-columns-repeated="16382" table:style-name="ce1"/>
        </table:table-row>
        <table:table-row table:style-name="ro1">
          <table:table-cell office:value-type="float" office:value="400" table:style-name="ce62">
            <text:p>400</text:p>
          </table:table-cell>
          <table:table-cell office:value-type="float" office:value="12" table:style-name="ce46">
            <text:p>12</text:p>
          </table:table-cell>
          <table:table-cell table:number-columns-repeated="16382" table:style-name="ce1"/>
        </table:table-row>
        <table:table-row table:style-name="ro1">
          <table:table-cell office:value-type="float" office:value="500" table:style-name="ce62">
            <text:p>500</text:p>
          </table:table-cell>
          <table:table-cell office:value-type="float" office:value="12" table:style-name="ce46">
            <text:p>12</text:p>
          </table:table-cell>
          <table:table-cell table:number-columns-repeated="16382" table:style-name="ce1"/>
        </table:table-row>
        <table:table-row table:number-rows-repeated="2" table:style-name="ro1">
          <table:table-cell table:style-name="ce63"/>
          <table:table-cell table:number-columns-repeated="2" table:style-name="ce64"/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67">
            <text:p>TAS</text:p>
          </table:table-cell>
          <table:table-cell office:value-type="string" table:style-name="ce45">
            <text:p>Global speed [m/s]</text:p>
          </table:table-cell>
          <table:table-cell office:value-type="string" table:style-name="ce8">
            <text:p>63.7 - 259.59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30">
            <text:p>Narrow speed [m/s]</text:p>
          </table:table-cell>
          <table:table-cell office:value-type="string" table:style-name="ce8">
            <text:p>219.59 - 259.59</text:p>
          </table:table-cell>
          <table:table-cell table:number-columns-repeated="16381"/>
        </table:table-row>
        <table:table-row table:number-rows-repeated="1048551" table:style-name="ro4">
          <table:table-cell table:number-columns-repeated="16384"/>
        </table:table-row>
      </table:table>
      <table:table table:name="ref_renew" table:style-name="ta3">
        <table:table-column table:style-name="co8" table:number-columns-repeated="9" table:default-cell-style-name="ce1"/>
        <table:table-column table:style-name="co4" table:number-columns-repeated="16375" table:default-cell-style-name="ce1"/>
        <table:table-row table:style-name="ro5">
          <table:table-cell office:value-type="string" table:number-columns-spanned="9" table:number-rows-spanned="1" table:style-name="ce84">
            <text:p>SOL 103 : Mode Frequency</text:p>
          </table:table-cell>
          <table:covered-table-cell table:number-columns-repeated="8"/>
          <table:table-cell table:style-name="ce1"/>
          <table:table-cell table:number-columns-spanned="2" table:number-rows-spanned="1" table:style-name="ce28"/>
          <table:covered-table-cell/>
          <table:table-cell table:number-columns-repeated="16372"/>
        </table:table-row>
        <table:table-row table:style-name="ro5">
          <table:table-cell office:value-type="string" table:number-columns-spanned="1" table:number-rows-spanned="2" table:style-name="ce85">
            <text:p>ID</text:p>
          </table:table-cell>
          <table:table-cell office:value-type="string" table:number-columns-spanned="2" table:number-rows-spanned="1" table:style-name="ce86">
            <text:p>00_kopplung</text:p>
          </table:table-cell>
          <table:covered-table-cell/>
          <table:table-cell office:value-type="string" table:number-columns-spanned="2" table:number-rows-spanned="1" table:style-name="ce86">
            <text:p>25_kopplung</text:p>
          </table:table-cell>
          <table:covered-table-cell/>
          <table:table-cell office:value-type="string" table:number-columns-spanned="2" table:number-rows-spanned="1" table:style-name="ce86">
            <text:p>50_kopplung</text:p>
          </table:table-cell>
          <table:covered-table-cell/>
          <table:table-cell office:value-type="string" table:number-columns-spanned="2" table:number-rows-spanned="1" table:style-name="ce86">
            <text:p>100_kopplung</text:p>
          </table:table-cell>
          <table:covered-table-cell/>
          <table:table-cell table:style-name="ce1"/>
          <table:table-cell table:number-columns-repeated="2" table:style-name="ce8"/>
          <table:table-cell table:number-columns-repeated="16372"/>
        </table:table-row>
        <table:table-row table:style-name="ro5">
          <table:covered-table-cell/>
          <table:table-cell office:value-type="string" table:style-name="ce87">
            <text:p>MODE</text:p>
          </table:table-cell>
          <table:table-cell office:value-type="string" table:style-name="ce87">
            <text:p>Freq[Hz]</text:p>
          </table:table-cell>
          <table:table-cell office:value-type="string" table:style-name="ce87">
            <text:p>MODE</text:p>
          </table:table-cell>
          <table:table-cell office:value-type="string" table:style-name="ce87">
            <text:p>Freq[Hz]</text:p>
          </table:table-cell>
          <table:table-cell office:value-type="string" table:style-name="ce87">
            <text:p>MODE</text:p>
          </table:table-cell>
          <table:table-cell office:value-type="string" table:style-name="ce87">
            <text:p>Freq[Hz]</text:p>
          </table:table-cell>
          <table:table-cell office:value-type="string" table:style-name="ce87">
            <text:p>MODE</text:p>
          </table:table-cell>
          <table:table-cell office:value-type="string" table:style-name="ce87">
            <text:p>Freq[Hz]</text:p>
          </table:table-cell>
          <table:table-cell table:style-name="ce1"/>
          <table:table-cell table:number-columns-repeated="2" table:style-name="ce8"/>
          <table:table-cell table:number-columns-repeated="16372"/>
        </table:table-row>
        <table:table-row table:style-name="ro5">
          <table:table-cell office:value-type="float" office:value="1" table:style-name="ce87">
            <text:p>1</text:p>
          </table:table-cell>
          <table:table-cell office:value-type="string" table:style-name="ce81">
            <text:p>B</text:p>
          </table:table-cell>
          <table:table-cell office:value-type="float" office:value="5.66" table:style-name="ce80">
            <text:p>5.66</text:p>
          </table:table-cell>
          <table:table-cell office:value-type="string" table:style-name="ce81">
            <text:p>B</text:p>
          </table:table-cell>
          <table:table-cell office:value-type="float" office:value="4.6233579999999996" table:style-name="ce78">
            <text:p>4.62</text:p>
          </table:table-cell>
          <table:table-cell office:value-type="string" table:style-name="ce81">
            <text:p>B</text:p>
          </table:table-cell>
          <table:table-cell office:value-type="float" office:value="3.9996" table:style-name="ce82">
            <text:p>4.00</text:p>
          </table:table-cell>
          <table:table-cell office:value-type="string" table:style-name="ce81">
            <text:p>B</text:p>
          </table:table-cell>
          <table:table-cell office:value-type="float" office:value="3.259039" table:style-name="ce78">
            <text:p>3.26</text:p>
          </table:table-cell>
          <table:table-cell table:style-name="ce1"/>
          <table:table-cell table:number-columns-repeated="2" table:style-name="ce8"/>
          <table:table-cell table:number-columns-repeated="16372"/>
        </table:table-row>
        <table:table-row table:style-name="ro5">
          <table:table-cell office:value-type="float" office:value="2" table:style-name="ce87">
            <text:p>2</text:p>
          </table:table-cell>
          <table:table-cell office:value-type="string" table:style-name="ce81">
            <text:p>B</text:p>
          </table:table-cell>
          <table:table-cell office:value-type="float" office:value="12.11" table:style-name="ce80">
            <text:p>12.11</text:p>
          </table:table-cell>
          <table:table-cell office:value-type="string" table:style-name="ce81">
            <text:p>B</text:p>
          </table:table-cell>
          <table:table-cell office:value-type="float" office:value="11.57845" table:style-name="ce78">
            <text:p>11.58</text:p>
          </table:table-cell>
          <table:table-cell office:value-type="string" table:style-name="ce81">
            <text:p>B</text:p>
          </table:table-cell>
          <table:table-cell office:value-type="float" office:value="10.928000000000001" table:style-name="ce82">
            <text:p>10.93</text:p>
          </table:table-cell>
          <table:table-cell office:value-type="string" table:style-name="ce81">
            <text:p>B</text:p>
          </table:table-cell>
          <table:table-cell office:value-type="float" office:value="9.6250549999999997" table:style-name="ce78">
            <text:p>9.63</text:p>
          </table:table-cell>
          <table:table-cell table:style-name="ce1"/>
          <table:table-cell table:number-columns-repeated="2" table:style-name="ce8"/>
          <table:table-cell table:number-columns-repeated="16372"/>
        </table:table-row>
        <table:table-row table:style-name="ro5">
          <table:table-cell office:value-type="float" office:value="3" table:style-name="ce87">
            <text:p>3</text:p>
          </table:table-cell>
          <table:table-cell office:value-type="string" table:style-name="ce81">
            <text:p>B</text:p>
          </table:table-cell>
          <table:table-cell office:value-type="float" office:value="20.37" table:style-name="ce80">
            <text:p>20.37</text:p>
          </table:table-cell>
          <table:table-cell office:value-type="string" table:style-name="ce81">
            <text:p>B</text:p>
          </table:table-cell>
          <table:table-cell office:value-type="float" office:value="16.887820000000001" table:style-name="ce78">
            <text:p>16.89</text:p>
          </table:table-cell>
          <table:table-cell office:value-type="string" table:style-name="ce81">
            <text:p>B</text:p>
          </table:table-cell>
          <table:table-cell office:value-type="float" office:value="15.4213" table:style-name="ce82">
            <text:p>15.42</text:p>
          </table:table-cell>
          <table:table-cell office:value-type="string" table:style-name="ce81">
            <text:p>B+T</text:p>
          </table:table-cell>
          <table:table-cell office:value-type="float" office:value="14.27" table:style-name="ce78">
            <text:p>14.27</text:p>
          </table:table-cell>
          <table:table-cell table:style-name="ce1"/>
          <table:table-cell table:number-columns-repeated="2" table:style-name="ce8"/>
          <table:table-cell table:number-columns-repeated="16372"/>
        </table:table-row>
        <table:table-row table:style-name="ro5">
          <table:table-cell office:value-type="float" office:value="4" table:style-name="ce87">
            <text:p>4</text:p>
          </table:table-cell>
          <table:table-cell office:value-type="string" table:style-name="ce81">
            <text:p>T</text:p>
          </table:table-cell>
          <table:table-cell office:value-type="float" office:value="36.15" table:style-name="ce80">
            <text:p>36.15</text:p>
          </table:table-cell>
          <table:table-cell office:value-type="string" table:style-name="ce81">
            <text:p>B+T</text:p>
          </table:table-cell>
          <table:table-cell office:value-type="float" office:value="33.191800000000001" table:style-name="ce79">
            <text:p>33.19</text:p>
          </table:table-cell>
          <table:table-cell office:value-type="string" table:style-name="ce81">
            <text:p>B+T</text:p>
          </table:table-cell>
          <table:table-cell office:value-type="float" office:value="29.3338" table:style-name="ce82">
            <text:p>29.33</text:p>
          </table:table-cell>
          <table:table-cell office:value-type="string" table:style-name="ce81">
            <text:p>B</text:p>
          </table:table-cell>
          <table:table-cell office:value-type="float" office:value="24.45" table:style-name="ce78">
            <text:p>24.45</text:p>
          </table:table-cell>
          <table:table-cell table:style-name="ce1"/>
          <table:table-cell table:number-columns-repeated="2" table:style-name="ce8"/>
          <table:table-cell table:number-columns-repeated="16372"/>
        </table:table-row>
        <table:table-row table:style-name="ro5">
          <table:table-cell office:value-type="float" office:value="5" table:style-name="ce87">
            <text:p>5</text:p>
          </table:table-cell>
          <table:table-cell office:value-type="string" table:style-name="ce81">
            <text:p>B+T</text:p>
          </table:table-cell>
          <table:table-cell office:value-type="float" office:value="44.81" table:style-name="ce80">
            <text:p>44.81</text:p>
          </table:table-cell>
          <table:table-cell office:value-type="string" table:style-name="ce81">
            <text:p>T</text:p>
          </table:table-cell>
          <table:table-cell office:value-type="float" office:value="38.360970000000002" table:style-name="ce78">
            <text:p>38.36</text:p>
          </table:table-cell>
          <table:table-cell office:value-type="string" table:style-name="ce81">
            <text:p>T</text:p>
          </table:table-cell>
          <table:table-cell office:value-type="float" office:value="37.424700000000001" table:style-name="ce82">
            <text:p>37.42</text:p>
          </table:table-cell>
          <table:table-cell office:value-type="string" table:style-name="ce81">
            <text:p>T</text:p>
          </table:table-cell>
          <table:table-cell office:value-type="float" office:value="36.788269999999997" table:style-name="ce78">
            <text:p>36.79</text:p>
          </table:table-cell>
          <table:table-cell table:style-name="ce1"/>
          <table:table-cell table:number-columns-repeated="2" table:style-name="ce8"/>
          <table:table-cell table:number-columns-repeated="16372"/>
        </table:table-row>
        <table:table-row table:style-name="ro5">
          <table:table-cell office:value-type="float" office:value="6" table:style-name="ce87">
            <text:p>6</text:p>
          </table:table-cell>
          <table:table-cell office:value-type="string" table:style-name="ce81">
            <text:p>T</text:p>
          </table:table-cell>
          <table:table-cell office:value-type="float" office:value="71.709999999999994" table:style-name="ce80">
            <text:p>71.71</text:p>
          </table:table-cell>
          <table:table-cell office:value-type="string" table:style-name="ce81">
            <text:p>B</text:p>
          </table:table-cell>
          <table:table-cell office:value-type="float" office:value="59.774099999999997" table:style-name="ce79">
            <text:p>59.77</text:p>
          </table:table-cell>
          <table:table-cell office:value-type="string" table:style-name="ce81">
            <text:p>B</text:p>
          </table:table-cell>
          <table:table-cell office:value-type="float" office:value="51.838200000000001" table:style-name="ce83">
            <text:p>51.84</text:p>
          </table:table-cell>
          <table:table-cell office:value-type="string" table:style-name="ce81">
            <text:p>B</text:p>
          </table:table-cell>
          <table:table-cell office:value-type="float" office:value="43.119" table:style-name="ce79">
            <text:p>43.12</text:p>
          </table:table-cell>
          <table:table-cell table:style-name="ce1"/>
          <table:table-cell table:number-columns-repeated="2" table:style-name="ce8"/>
          <table:table-cell table:number-columns-repeated="16372"/>
        </table:table-row>
        <table:table-row table:style-name="ro5">
          <table:table-cell office:value-type="string" table:style-name="ce87">
            <text:p> 7</text:p>
          </table:table-cell>
          <table:table-cell office:value-type="string" table:style-name="ce80">
            <text:p> B</text:p>
          </table:table-cell>
          <table:table-cell office:value-type="string" table:style-name="ce80">
            <text:p> 114.07</text:p>
          </table:table-cell>
          <table:table-cell office:value-type="string" table:style-name="ce81">
            <text:p>T</text:p>
          </table:table-cell>
          <table:table-cell office:value-type="float" office:value="74.845389999999995" table:style-name="ce78">
            <text:p>74.85</text:p>
          </table:table-cell>
          <table:table-cell office:value-type="string" table:style-name="ce81">
            <text:p>T</text:p>
          </table:table-cell>
          <table:table-cell office:value-type="float" office:value="73.423199999999994" table:style-name="ce82">
            <text:p>73.42</text:p>
          </table:table-cell>
          <table:table-cell office:value-type="string" table:style-name="ce81">
            <text:p>B+T</text:p>
          </table:table-cell>
          <table:table-cell office:value-type="float" office:value="64.650000000000006" table:style-name="ce78">
            <text:p>64.65</text:p>
          </table:table-cell>
          <table:table-cell table:style-name="ce1"/>
          <table:table-cell table:number-columns-repeated="2" table:style-name="ce8"/>
          <table:table-cell table:number-columns-repeated="16372"/>
        </table:table-row>
        <table:table-row table:style-name="ro5">
          <table:table-cell office:value-type="string" table:style-name="ce87">
            <text:p>[Hz]</text:p>
          </table:table-cell>
          <table:table-cell office:value-type="string" table:number-columns-spanned="2" table:number-rows-spanned="1" table:style-name="ce88">
            <text:p> 5.66 bis 71.71</text:p>
          </table:table-cell>
          <table:covered-table-cell/>
          <table:table-cell office:value-type="string" table:number-columns-spanned="2" table:number-rows-spanned="1" table:style-name="ce101">
            <text:p>4.62 bis 74.85 </text:p>
          </table:table-cell>
          <table:covered-table-cell/>
          <table:table-cell office:value-type="string" table:number-columns-spanned="2" table:number-rows-spanned="1" table:style-name="ce88">
            <text:p>4.00 bis 73.43 </text:p>
          </table:table-cell>
          <table:covered-table-cell/>
          <table:table-cell office:value-type="string" table:number-columns-spanned="2" table:number-rows-spanned="1" table:style-name="ce101">
            <text:p>3.26 bis 64.65</text:p>
          </table:table-cell>
          <table:covered-table-cell/>
          <table:table-cell table:style-name="ce1"/>
          <table:table-cell table:number-columns-repeated="2" table:style-name="ce8"/>
          <table:table-cell table:number-columns-repeated="16372"/>
        </table:table-row>
        <table:table-row table:style-name="ro1">
          <table:table-cell office:value-type="string" table:style-name="ce4">
            <text:p>#k_red_min = pi()*f_min*chord/v_max</text:p>
          </table:table-cell>
          <table:table-cell table:number-columns-repeated="9" table:style-name="ce1"/>
          <table:table-cell table:number-columns-repeated="2" table:style-name="ce8"/>
          <table:table-cell table:number-columns-repeated="16372"/>
        </table:table-row>
        <table:table-row table:style-name="ro1">
          <table:table-cell office:value-type="string" table:style-name="ce4">
            <text:p>#k_red_max = pi()*f_max*chord/v_min</text:p>
          </table:table-cell>
          <table:table-cell table:number-columns-repeated="9" table:style-name="ce1"/>
          <table:table-cell table:number-columns-repeated="2" table:style-name="ce8"/>
          <table:table-cell table:number-columns-repeated="16372"/>
        </table:table-row>
        <table:table-row table:style-name="ro1">
          <table:table-cell table:style-name="ce1"/>
          <table:table-cell office:value-type="float" office:value="3.4763157894736842" table:formula="of:=([.C9]-[.C4])/19" table:style-name="ce72">
            <text:p>3.476315789</text:p>
          </table:table-cell>
          <table:table-cell table:style-name="ce69"/>
          <table:table-cell office:value-type="float" office:value="3.6958964210526317" table:formula="of:=([.E10]-[.E4])/19" table:style-name="ce72">
            <text:p>3.695896421</text:p>
          </table:table-cell>
          <table:table-cell table:style-name="ce69"/>
          <table:table-cell office:value-type="float" office:value="3.6538736842105259" table:formula="of:=([.G10]-[.G4])/19" table:style-name="ce72">
            <text:p>3.653873684</text:p>
          </table:table-cell>
          <table:table-cell table:style-name="ce69"/>
          <table:table-cell office:value-type="float" office:value="3.231103210526316" table:formula="of:=([.I10]-[.I4])/19" table:style-name="ce72">
            <text:p>3.231103211</text:p>
          </table:table-cell>
          <table:table-cell table:number-columns-repeated="3" table:style-name="ce69"/>
          <table:table-cell table:style-name="ce70"/>
          <table:table-cell table:number-columns-repeated="16372"/>
        </table:table-row>
        <table:table-row table:style-name="ro1">
          <table:table-cell table:style-name="ce1"/>
          <table:table-cell office:value-type="float" office:value="5.66" table:style-name="ce73">
            <text:p>5.66</text:p>
          </table:table-cell>
          <table:table-cell office:value-type="float" office:value="0.14384539633719304" table:formula="of:=PI()*[.B15]*2100/[.L15]" table:style-name="ce1">
            <text:p>0.143845396</text:p>
          </table:table-cell>
          <table:table-cell office:value-type="float" office:value="4.6233579999999996" table:style-name="ce76">
            <text:p>4.623358</text:p>
          </table:table-cell>
          <table:table-cell office:value-type="float" office:value="0.11749978161108342" table:formula="of:=PI()*[.D15]*2100/[.L15]" table:style-name="ce1">
            <text:p>0.117499782</text:p>
          </table:table-cell>
          <table:table-cell office:value-type="float" office:value="3.9996" table:style-name="ce76">
            <text:p>3.9996</text:p>
          </table:table-cell>
          <table:table-cell office:value-type="float" office:value="0.10164735816081931" table:formula="of:=PI()*[.F15]*2100/[.L15]" table:style-name="ce1">
            <text:p>0.101647358</text:p>
          </table:table-cell>
          <table:table-cell office:value-type="float" office:value="3.259039" table:style-name="ce76">
            <text:p>3.259039</text:p>
          </table:table-cell>
          <table:table-cell office:value-type="float" office:value="8.282645876914653E-2" table:formula="of:=PI()*[.H15]*2100/[.L15]" table:style-name="ce1">
            <text:p>0.082826459</text:p>
          </table:table-cell>
          <table:table-cell table:style-name="ce1"/>
          <table:table-cell office:value-type="float" office:value="10310.052631578947" table:formula="of:=(259591-63700)/19" table:style-name="ce1">
            <text:p>10310.05263</text:p>
          </table:table-cell>
          <table:table-cell office:value-type="float" office:value="259591" table:style-name="ce1">
            <text:p>259591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9.1363157894736844" table:formula="of:=[.B15]+[.B$14]" table:style-name="ce74">
            <text:p>9.1363157894737</text:p>
          </table:table-cell>
          <table:table-cell office:value-type="float" office:value="0.24179715306360516" table:formula="of:=PI()*[.B16]*2100/[.L16]" table:style-name="ce1">
            <text:p>0.241797153</text:p>
          </table:table-cell>
          <table:table-cell office:value-type="float" office:value="8.3192544210526318" table:formula="of:=[.D15]+[.D$14]" table:style-name="ce74">
            <text:p>8.3192544210526</text:p>
          </table:table-cell>
          <table:table-cell office:value-type="float" office:value="0.2201732165321989" table:formula="of:=PI()*[.D16]*2100/[.L16]" table:style-name="ce1">
            <text:p>0.220173217</text:p>
          </table:table-cell>
          <table:table-cell office:value-type="float" office:value="7.6534736842105264" table:formula="of:=[.F15]+[.F$14]" table:style-name="ce74">
            <text:p>7.6534736842105</text:p>
          </table:table-cell>
          <table:table-cell office:value-type="float" office:value="0.20255299734948562" table:formula="of:=PI()*[.F16]*2100/[.L16]" table:style-name="ce1">
            <text:p>0.202552997</text:p>
          </table:table-cell>
          <table:table-cell office:value-type="float" office:value="6.490142210526316" table:formula="of:=[.H15]+[.H$14]" table:style-name="ce74">
            <text:p>6.4901422105263</text:p>
          </table:table-cell>
          <table:table-cell office:value-type="float" office:value="0.17176484981957907" table:formula="of:=PI()*[.H16]*2100/[.L16]" table:style-name="ce1">
            <text:p>0.17176485</text:p>
          </table:table-cell>
          <table:table-cell table:number-columns-repeated="2" table:style-name="ce1"/>
          <table:table-cell office:value-type="float" office:value="249280.94736842107" table:formula="of:=[.L15]-[.K$15]" table:style-name="ce1">
            <text:p>249280.947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.612631578947369" table:formula="of:=[.B16]+[.B$14]" table:style-name="ce74">
            <text:p>12.6126315789474</text:p>
          </table:table-cell>
          <table:table-cell office:value-type="float" office:value="0.34820088272435329" table:formula="of:=PI()*[.B17]*2100/[.L17]" table:style-name="ce1">
            <text:p>0.348200883</text:p>
          </table:table-cell>
          <table:table-cell office:value-type="float" office:value="12.015150842105264" table:formula="of:=[.D16]+[.D$14]" table:style-name="ce74">
            <text:p>12.0151508421053</text:p>
          </table:table-cell>
          <table:table-cell office:value-type="float" office:value="0.33170604430169787" table:formula="of:=PI()*[.D17]*2100/[.L17]" table:style-name="ce1">
            <text:p>0.331706044</text:p>
          </table:table-cell>
          <table:table-cell office:value-type="float" office:value="11.307347368421052" table:formula="of:=[.F16]+[.F$14]" table:style-name="ce74">
            <text:p>11.3073473684211</text:p>
          </table:table-cell>
          <table:table-cell office:value-type="float" office:value="0.31216549142107725" table:formula="of:=PI()*[.F17]*2100/[.L17]" table:style-name="ce1">
            <text:p>0.312165491</text:p>
          </table:table-cell>
          <table:table-cell office:value-type="float" office:value="9.7212454210526325" table:formula="of:=[.H16]+[.H$14]" table:style-name="ce74">
            <text:p>9.7212454210526</text:p>
          </table:table-cell>
          <table:table-cell office:value-type="float" office:value="0.26837747662753081" table:formula="of:=PI()*[.H17]*2100/[.L17]" table:style-name="ce1">
            <text:p>0.268377477</text:p>
          </table:table-cell>
          <table:table-cell table:number-columns-repeated="2" table:style-name="ce1"/>
          <table:table-cell office:value-type="float" office:value="238970.89473684214" table:formula="of:=[.L16]-[.K$15]" table:style-name="ce1">
            <text:p>238970.89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.088947368421053" table:formula="of:=[.B17]+[.B$14]" table:style-name="ce74">
            <text:p>16.0889473684211</text:p>
          </table:table-cell>
          <table:table-cell office:value-type="float" office:value="0.46419985434168959" table:formula="of:=PI()*[.B18]*2100/[.L18]" table:style-name="ce1">
            <text:p>0.464199854</text:p>
          </table:table-cell>
          <table:table-cell office:value-type="float" office:value="15.711047263157896" table:formula="of:=[.D17]+[.D$14]" table:style-name="ce74">
            <text:p>15.7110472631579</text:p>
          </table:table-cell>
          <table:table-cell office:value-type="float" office:value="0.45329664421849797" table:formula="of:=PI()*[.D18]*2100/[.L18]" table:style-name="ce1">
            <text:p>0.453296644</text:p>
          </table:table-cell>
          <table:table-cell office:value-type="float" office:value="14.961221052631577" table:formula="of:=[.F17]+[.F$14]" table:style-name="ce74">
            <text:p>14.9612210526316</text:p>
          </table:table-cell>
          <table:table-cell office:value-type="float" office:value="0.43166258639374061" table:formula="of:=PI()*[.F18]*2100/[.L18]" table:style-name="ce1">
            <text:p>0.431662586</text:p>
          </table:table-cell>
          <table:table-cell office:value-type="float" office:value="12.952348631578948" table:formula="of:=[.H17]+[.H$14]" table:style-name="ce74">
            <text:p>12.9523486315789</text:p>
          </table:table-cell>
          <table:table-cell office:value-type="float" office:value="0.3737024064086914" table:formula="of:=PI()*[.H18]*2100/[.L18]" table:style-name="ce1">
            <text:p>0.373702406</text:p>
          </table:table-cell>
          <table:table-cell table:number-columns-repeated="2" table:style-name="ce1"/>
          <table:table-cell office:value-type="float" office:value="228660.8421052632" table:formula="of:=[.L17]-[.K$15]" table:style-name="ce1">
            <text:p>228660.842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.565263157894737" table:formula="of:=[.B18]+[.B$14]" table:style-name="ce74">
            <text:p>19.5652631578947</text:p>
          </table:table-cell>
          <table:table-cell office:value-type="float" office:value="0.59115326771274268" table:formula="of:=PI()*[.B19]*2100/[.L19]" table:style-name="ce1">
            <text:p>0.591153268</text:p>
          </table:table-cell>
          <table:table-cell office:value-type="float" office:value="19.406943684210528" table:formula="of:=[.D18]+[.D$14]" table:style-name="ce74">
            <text:p>19.4069436842105</text:p>
          </table:table-cell>
          <table:table-cell office:value-type="float" office:value="0.58636973510928692" table:formula="of:=PI()*[.D19]*2100/[.L19]" table:style-name="ce1">
            <text:p>0.586369735</text:p>
          </table:table-cell>
          <table:table-cell office:value-type="float" office:value="18.615094736842103" table:formula="of:=[.F18]+[.F$14]" table:style-name="ce74">
            <text:p>18.6150947368421</text:p>
          </table:table-cell>
          <table:table-cell office:value-type="float" office:value="0.5624444707775953" table:formula="of:=PI()*[.F19]*2100/[.L19]" table:style-name="ce1">
            <text:p>0.562444471</text:p>
          </table:table-cell>
          <table:table-cell office:value-type="float" office:value="16.183451842105264" table:formula="of:=[.H18]+[.H$14]" table:style-name="ce74">
            <text:p>16.1834518421053</text:p>
          </table:table-cell>
          <table:table-cell office:value-type="float" office:value="0.48897376754536581" table:formula="of:=PI()*[.H19]*2100/[.L19]" table:style-name="ce1">
            <text:p>0.488973768</text:p>
          </table:table-cell>
          <table:table-cell table:number-columns-repeated="2" table:style-name="ce1"/>
          <table:table-cell office:value-type="float" office:value="218350.78947368427" table:formula="of:=[.L18]-[.K$15]" table:style-name="ce1">
            <text:p>218350.789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.041578947368421" table:formula="of:=[.B19]+[.B$14]" table:style-name="ce74">
            <text:p>23.0415789473684</text:p>
          </table:table-cell>
          <table:table-cell office:value-type="float" office:value="0.73068975873947195" table:formula="of:=PI()*[.B20]*2100/[.L20]" table:style-name="ce1">
            <text:p>0.730689759</text:p>
          </table:table-cell>
          <table:table-cell office:value-type="float" office:value="23.102840105263159" table:formula="of:=[.D19]+[.D$14]" table:style-name="ce74">
            <text:p>23.1028401052632</text:p>
          </table:table-cell>
          <table:table-cell office:value-type="float" office:value="0.73263245983580105" table:formula="of:=PI()*[.D20]*2100/[.L20]" table:style-name="ce1">
            <text:p>0.73263246</text:p>
          </table:table-cell>
          <table:table-cell office:value-type="float" office:value="22.26896842105263" table:formula="of:=[.F19]+[.F$14]" table:style-name="ce74">
            <text:p>22.2689684210526</text:p>
          </table:table-cell>
          <table:table-cell office:value-type="float" office:value="0.70618889443834132" table:formula="of:=PI()*[.F20]*2100/[.L20]" table:style-name="ce1">
            <text:p>0.706188894</text:p>
          </table:table-cell>
          <table:table-cell office:value-type="float" office:value="19.414555052631581" table:formula="of:=[.H19]+[.H$14]" table:style-name="ce74">
            <text:p>19.4145550526316</text:p>
          </table:table-cell>
          <table:table-cell office:value-type="float" office:value="0.61567033144062167" table:formula="of:=PI()*[.H20]*2100/[.L20]" table:style-name="ce1">
            <text:p>0.615670331</text:p>
          </table:table-cell>
          <table:table-cell table:number-columns-repeated="2" table:style-name="ce1"/>
          <table:table-cell office:value-type="float" office:value="208040.73684210534" table:formula="of:=[.L19]-[.K$15]" table:style-name="ce1">
            <text:p>208040.73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.517894736842106" table:formula="of:=[.B20]+[.B$14]" table:style-name="ce74">
            <text:p>26.5178947368421</text:p>
          </table:table-cell>
          <table:table-cell office:value-type="float" office:value="0.88477764397449421" table:formula="of:=PI()*[.B21]*2100/[.L21]" table:style-name="ce1">
            <text:p>0.884777644</text:p>
          </table:table-cell>
          <table:table-cell office:value-type="float" office:value="26.798736526315789" table:formula="of:=[.D20]+[.D$14]" table:style-name="ce74">
            <text:p>26.7987365263158</text:p>
          </table:table-cell>
          <table:table-cell office:value-type="float" office:value="0.89414801591713866" table:formula="of:=PI()*[.D21]*2100/[.L21]" table:style-name="ce1">
            <text:p>0.894148016</text:p>
          </table:table-cell>
          <table:table-cell office:value-type="float" office:value="25.922842105263157" table:formula="of:=[.F20]+[.F$14]" table:style-name="ce74">
            <text:p>25.9228421052632</text:p>
          </table:table-cell>
          <table:table-cell office:value-type="float" office:value="0.86492353147295464" table:formula="of:=PI()*[.F21]*2100/[.L21]" table:style-name="ce1">
            <text:p>0.864923531</text:p>
          </table:table-cell>
          <table:table-cell office:value-type="float" office:value="22.645658263157898" table:formula="of:=[.H20]+[.H$14]" table:style-name="ce74">
            <text:p>22.6456582631579</text:p>
          </table:table-cell>
          <table:table-cell office:value-type="float" office:value="0.75557929327214834" table:formula="of:=PI()*[.H21]*2100/[.L21]" table:style-name="ce1">
            <text:p>0.755579293</text:p>
          </table:table-cell>
          <table:table-cell table:number-columns-repeated="2" table:style-name="ce1"/>
          <table:table-cell office:value-type="float" office:value="197730.68421052641" table:formula="of:=[.L20]-[.K$15]" table:style-name="ce1">
            <text:p>197730.684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.99421052631579" table:formula="of:=[.B21]+[.B$14]" table:style-name="ce74">
            <text:p>29.9942105263158</text:p>
          </table:table-cell>
          <table:table-cell office:value-type="float" office:value="1.0558183501799501" table:formula="of:=PI()*[.B22]*2100/[.L22]" table:style-name="ce1">
            <text:p>1.05581835</text:p>
          </table:table-cell>
          <table:table-cell office:value-type="float" office:value="30.494632947368419" table:formula="of:=[.D21]+[.D$14]" table:style-name="ce74">
            <text:p>30.4946329473684</text:p>
          </table:table-cell>
          <table:table-cell office:value-type="float" office:value="1.0734335887782551" table:formula="of:=PI()*[.D22]*2100/[.L22]" table:style-name="ce1">
            <text:p>1.073433589</text:p>
          </table:table-cell>
          <table:table-cell office:value-type="float" office:value="29.576715789473685" table:formula="of:=[.F21]+[.F$14]" table:style-name="ce74">
            <text:p>29.5767157894737</text:p>
          </table:table-cell>
          <table:table-cell office:value-type="float" office:value="1.0411222272773419" table:formula="of:=PI()*[.F22]*2100/[.L22]" table:style-name="ce1">
            <text:p>1.041122227</text:p>
          </table:table-cell>
          <table:table-cell office:value-type="float" office:value="25.876761473684216" table:formula="of:=[.H21]+[.H$14]" table:style-name="ce74">
            <text:p>25.8767614736842</text:p>
          </table:table-cell>
          <table:table-cell office:value-type="float" office:value="0.91088110431094049" table:formula="of:=PI()*[.H22]*2100/[.L22]" table:style-name="ce1">
            <text:p>0.910881104</text:p>
          </table:table-cell>
          <table:table-cell table:number-columns-repeated="2" table:style-name="ce1"/>
          <table:table-cell office:value-type="float" office:value="187420.63157894748" table:formula="of:=[.L21]-[.K$15]" table:style-name="ce1">
            <text:p>187420.631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.470526315789471" table:formula="of:=[.B22]+[.B$14]" table:style-name="ce74">
            <text:p>33.4705263157895</text:p>
          </table:table-cell>
          <table:table-cell office:value-type="float" office:value="1.2467724765052142" table:formula="of:=PI()*[.B23]*2100/[.L23]" table:style-name="ce1">
            <text:p>1.246772477</text:p>
          </table:table-cell>
          <table:table-cell office:value-type="float" office:value="34.190529368421053" table:formula="of:=[.D22]+[.D$14]" table:style-name="ce74">
            <text:p>34.1905293684211</text:p>
          </table:table-cell>
          <table:table-cell office:value-type="float" office:value="1.2735924906439615" table:formula="of:=PI()*[.D23]*2100/[.L23]" table:style-name="ce1">
            <text:p>1.273592491</text:p>
          </table:table-cell>
          <table:table-cell office:value-type="float" office:value="33.230589473684212" table:formula="of:=[.F22]+[.F$14]" table:style-name="ce74">
            <text:p>33.2305894736842</text:p>
          </table:table-cell>
          <table:table-cell office:value-type="float" office:value="1.2378348623185111" table:formula="of:=PI()*[.F23]*2100/[.L23]" table:style-name="ce1">
            <text:p>1.237834862</text:p>
          </table:table-cell>
          <table:table-cell office:value-type="float" office:value="29.107864684210533" table:formula="of:=[.H22]+[.H$14]" table:style-name="ce74">
            <text:p>29.1078646842105</text:p>
          </table:table-cell>
          <table:table-cell office:value-type="float" office:value="1.0842639340568681" table:formula="of:=PI()*[.H23]*2100/[.L23]" table:style-name="ce1">
            <text:p>1.084263934</text:p>
          </table:table-cell>
          <table:table-cell table:number-columns-repeated="2" table:style-name="ce1"/>
          <table:table-cell office:value-type="float" office:value="177110.57894736854" table:formula="of:=[.L22]-[.K$15]" table:style-name="ce1">
            <text:p>177110.578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.946842105263158" table:formula="of:=[.B23]+[.B$14]" table:style-name="ce74">
            <text:p>36.9468421052632</text:p>
          </table:table-cell>
          <table:table-cell office:value-type="float" office:value="1.461332608592155" table:formula="of:=PI()*[.B24]*2100/[.L24]" table:style-name="ce1">
            <text:p>1.461332609</text:p>
          </table:table-cell>
          <table:table-cell office:value-type="float" office:value="37.886425789473684" table:formula="of:=[.D23]+[.D$14]" table:style-name="ce74">
            <text:p>37.8864257894737</text:p>
          </table:table-cell>
          <table:table-cell office:value-type="float" office:value="1.4984953049959813" table:formula="of:=PI()*[.D24]*2100/[.L24]" table:style-name="ce1">
            <text:p>1.498495305</text:p>
          </table:table-cell>
          <table:table-cell office:value-type="float" office:value="36.884463157894736" table:formula="of:=[.F23]+[.F$14]" table:style-name="ce74">
            <text:p>36.8844631578947</text:p>
          </table:table-cell>
          <table:table-cell office:value-type="float" office:value="1.4588653777089466" table:formula="of:=PI()*[.F24]*2100/[.L24]" table:style-name="ce1">
            <text:p>1.458865378</text:p>
          </table:table-cell>
          <table:table-cell office:value-type="float" office:value="32.338967894736847" table:formula="of:=[.H23]+[.H$14]" table:style-name="ce74">
            <text:p>32.3389678947368</text:p>
          </table:table-cell>
          <table:table-cell office:value-type="float" office:value="1.2790805822633959" table:formula="of:=PI()*[.H24]*2100/[.L24]" table:style-name="ce1">
            <text:p>1.279080582</text:p>
          </table:table-cell>
          <table:table-cell table:number-columns-repeated="2" table:style-name="ce1"/>
          <table:table-cell office:value-type="float" office:value="166800.52631578961" table:formula="of:=[.L23]-[.K$15]" table:style-name="ce1">
            <text:p>166800.52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.423157894736846" table:formula="of:=[.B24]+[.B$14]" table:style-name="ce74">
            <text:p>40.4231578947368</text:p>
          </table:table-cell>
          <table:table-cell office:value-type="float" office:value="1.7041644456893175" table:formula="of:=PI()*[.B25]*2100/[.L25]" table:style-name="ce1">
            <text:p>1.704164446</text:p>
          </table:table-cell>
          <table:table-cell office:value-type="float" office:value="41.582322210526314" table:formula="of:=[.D24]+[.D$14]" table:style-name="ce74">
            <text:p>41.5823222105263</text:p>
          </table:table-cell>
          <table:table-cell office:value-type="float" office:value="1.7530326370073788" table:formula="of:=PI()*[.D25]*2100/[.L25]" table:style-name="ce1">
            <text:p>1.753032637</text:p>
          </table:table-cell>
          <table:table-cell office:value-type="float" office:value="40.538336842105259" table:formula="of:=[.F24]+[.F$14]" table:style-name="ce74">
            <text:p>40.5383368421053</text:p>
          </table:table-cell>
          <table:table-cell office:value-type="float" office:value="1.7090201738713735" table:formula="of:=PI()*[.F25]*2100/[.L25]" table:style-name="ce1">
            <text:p>1.709020174</text:p>
          </table:table-cell>
          <table:table-cell office:value-type="float" office:value="35.57007110526316" table:formula="of:=[.H24]+[.H$14]" table:style-name="ce74">
            <text:p>35.5700711052632</text:p>
          </table:table-cell>
          <table:table-cell office:value-type="float" office:value="1.4995674179162251" table:formula="of:=PI()*[.H25]*2100/[.L25]" table:style-name="ce1">
            <text:p>1.499567418</text:p>
          </table:table-cell>
          <table:table-cell table:number-columns-repeated="2" table:style-name="ce1"/>
          <table:table-cell office:value-type="float" office:value="156490.47368421068" table:formula="of:=[.L24]-[.K$15]" table:style-name="ce1">
            <text:p>156490.473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.899473684210534" table:formula="of:=[.B25]+[.B$14]" table:style-name="ce74">
            <text:p>43.8994736842105</text:p>
          </table:table-cell>
          <table:table-cell office:value-type="float" office:value="1.9812499674190247" table:formula="of:=PI()*[.B26]*2100/[.L26]" table:style-name="ce1">
            <text:p>1.981249967</text:p>
          </table:table-cell>
          <table:table-cell office:value-type="float" office:value="45.278218631578945" table:formula="of:=[.D25]+[.D$14]" table:style-name="ce74">
            <text:p>45.2782186315789</text:p>
          </table:table-cell>
          <table:table-cell office:value-type="float" office:value="2.0434748223615409" table:formula="of:=PI()*[.D26]*2100/[.L26]" table:style-name="ce1">
            <text:p>2.043474822</text:p>
          </table:table-cell>
          <table:table-cell office:value-type="float" office:value="44.192210526315783" table:formula="of:=[.F25]+[.F$14]" table:style-name="ce74">
            <text:p>44.1922105263158</text:p>
          </table:table-cell>
          <table:table-cell office:value-type="float" office:value="1.9944616260155599" table:formula="of:=PI()*[.F26]*2100/[.L26]" table:style-name="ce1">
            <text:p>1.994461626</text:p>
          </table:table-cell>
          <table:table-cell office:value-type="float" office:value="38.801174315789474" table:formula="of:=[.H25]+[.H$14]" table:style-name="ce74">
            <text:p>38.8011743157895</text:p>
          </table:table-cell>
          <table:table-cell office:value-type="float" office:value="1.7511559683374429" table:formula="of:=PI()*[.H26]*2100/[.L26]" table:style-name="ce1">
            <text:p>1.751155968</text:p>
          </table:table-cell>
          <table:table-cell table:number-columns-repeated="2" table:style-name="ce1"/>
          <table:table-cell office:value-type="float" office:value="146180.42105263175" table:formula="of:=[.L25]-[.K$15]" table:style-name="ce1">
            <text:p>146180.421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.375789473684222" table:formula="of:=[.B26]+[.B$14]" table:style-name="ce74">
            <text:p>47.3757894736842</text:p>
          </table:table-cell>
          <table:table-cell office:value-type="float" office:value="2.3003868406785792" table:formula="of:=PI()*[.B27]*2100/[.L27]" table:style-name="ce1">
            <text:p>2.300386841</text:p>
          </table:table-cell>
          <table:table-cell office:value-type="float" office:value="48.974115052631575" table:formula="of:=[.D26]+[.D$14]" table:style-name="ce74">
            <text:p>48.9741150526316</text:p>
          </table:table-cell>
          <table:table-cell office:value-type="float" office:value="2.3779954076233643" table:formula="of:=PI()*[.D27]*2100/[.L27]" table:style-name="ce1">
            <text:p>2.377995408</text:p>
          </table:table-cell>
          <table:table-cell office:value-type="float" office:value="47.846084210526307" table:formula="of:=[.F26]+[.F$14]" table:style-name="ce74">
            <text:p>47.8460842105263</text:p>
          </table:table-cell>
          <table:table-cell office:value-type="float" office:value="2.3232225514053177" table:formula="of:=PI()*[.F27]*2100/[.L27]" table:style-name="ce1">
            <text:p>2.323222551</text:p>
          </table:table-cell>
          <table:table-cell office:value-type="float" office:value="42.032277526315788" table:formula="of:=[.H26]+[.H$14]" table:style-name="ce74">
            <text:p>42.0322775263158</text:p>
          </table:table-cell>
          <table:table-cell office:value-type="float" office:value="2.0409263714538288" table:formula="of:=PI()*[.H27]*2100/[.L27]" table:style-name="ce1">
            <text:p>2.040926371</text:p>
          </table:table-cell>
          <table:table-cell table:number-columns-repeated="2" table:style-name="ce1"/>
          <table:table-cell office:value-type="float" office:value="135870.36842105282" table:formula="of:=[.L26]-[.K$15]" table:style-name="ce1">
            <text:p>135870.368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.85210526315791" table:formula="of:=[.B27]+[.B$14]" table:style-name="ce74">
            <text:p>50.8521052631579</text:p>
          </table:table-cell>
          <table:table-cell office:value-type="float" office:value="2.6719338713878877" table:formula="of:=PI()*[.B28]*2100/[.L28]" table:style-name="ce1">
            <text:p>2.671933871</text:p>
          </table:table-cell>
          <table:table-cell office:value-type="float" office:value="52.670011473684205" table:formula="of:=[.D27]+[.D$14]" table:style-name="ce74">
            <text:p>52.6700114736842</text:p>
          </table:table-cell>
          <table:table-cell office:value-type="float" office:value="2.7674525358320663" table:formula="of:=PI()*[.D28]*2100/[.L28]" table:style-name="ce1">
            <text:p>2.767452536</text:p>
          </table:table-cell>
          <table:table-cell office:value-type="float" office:value="51.499957894736831" table:formula="of:=[.F27]+[.F$14]" table:style-name="ce74">
            <text:p>51.4999578947368</text:p>
          </table:table-cell>
          <table:table-cell office:value-type="float" office:value="2.7059741413241185" table:formula="of:=PI()*[.F28]*2100/[.L28]" table:style-name="ce1">
            <text:p>2.705974141</text:p>
          </table:table-cell>
          <table:table-cell office:value-type="float" office:value="45.263380736842102" table:formula="of:=[.H27]+[.H$14]" table:style-name="ce74">
            <text:p>45.2633807368421</text:p>
          </table:table-cell>
          <table:table-cell office:value-type="float" office:value="2.3782842322541056" table:formula="of:=PI()*[.H28]*2100/[.L28]" table:style-name="ce1">
            <text:p>2.378284232</text:p>
          </table:table-cell>
          <table:table-cell table:number-columns-repeated="2" table:style-name="ce1"/>
          <table:table-cell office:value-type="float" office:value="125560.31578947387" table:formula="of:=[.L27]-[.K$15]" table:style-name="ce1">
            <text:p>125560.31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4.328421052631597" table:formula="of:=[.B28]+[.B$14]" table:style-name="ce74">
            <text:p>54.3284210526316</text:p>
          </table:table-cell>
          <table:table-cell office:value-type="float" office:value="3.1099565757617635" table:formula="of:=PI()*[.B29]*2100/[.L29]" table:style-name="ce1">
            <text:p>3.109956576</text:p>
          </table:table-cell>
          <table:table-cell office:value-type="float" office:value="56.365907894736836" table:formula="of:=[.D28]+[.D$14]" table:style-name="ce74">
            <text:p>56.3659078947368</text:p>
          </table:table-cell>
          <table:table-cell office:value-type="float" office:value="3.2265897390280887" table:formula="of:=PI()*[.D29]*2100/[.L29]" table:style-name="ce1">
            <text:p>3.226589739</text:p>
          </table:table-cell>
          <table:table-cell office:value-type="float" office:value="55.153831578947354" table:formula="of:=[.F28]+[.F$14]" table:style-name="ce74">
            <text:p>55.1538315789474</text:p>
          </table:table-cell>
          <table:table-cell office:value-type="float" office:value="3.1572060787710976" table:formula="of:=PI()*[.F29]*2100/[.L29]" table:style-name="ce1">
            <text:p>3.157206079</text:p>
          </table:table-cell>
          <table:table-cell office:value-type="float" office:value="48.494483947368415" table:formula="of:=[.H28]+[.H$14]" table:style-name="ce74">
            <text:p>48.4944839473684</text:p>
          </table:table-cell>
          <table:table-cell office:value-type="float" office:value="2.7760007804052749" table:formula="of:=PI()*[.H29]*2100/[.L29]" table:style-name="ce1">
            <text:p>2.77600078</text:p>
          </table:table-cell>
          <table:table-cell table:number-columns-repeated="2" table:style-name="ce1"/>
          <table:table-cell office:value-type="float" office:value="115250.26315789492" table:formula="of:=[.L28]-[.K$15]" table:style-name="ce1">
            <text:p>115250.263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7.804736842105285" table:formula="of:=[.B29]+[.B$14]" table:style-name="ce74">
            <text:p>57.8047368421053</text:p>
          </table:table-cell>
          <table:table-cell office:value-type="float" office:value="3.6340480446877876" table:formula="of:=PI()*[.B30]*2100/[.L30]" table:style-name="ce1">
            <text:p>3.634048045</text:p>
          </table:table-cell>
          <table:table-cell office:value-type="float" office:value="60.061804315789466" table:formula="of:=[.D29]+[.D$14]" table:style-name="ce74">
            <text:p>60.0618043157895</text:p>
          </table:table-cell>
          <table:table-cell office:value-type="float" office:value="3.7759445757951799" table:formula="of:=PI()*[.D30]*2100/[.L30]" table:style-name="ce1">
            <text:p>3.775944576</text:p>
          </table:table-cell>
          <table:table-cell office:value-type="float" office:value="58.807705263157878" table:formula="of:=[.F29]+[.F$14]" table:style-name="ce74">
            <text:p>58.8077052631579</text:p>
          </table:table-cell>
          <table:table-cell office:value-type="float" office:value="3.6971023137413028" table:formula="of:=PI()*[.F30]*2100/[.L30]" table:style-name="ce1">
            <text:p>3.697102314</text:p>
          </table:table-cell>
          <table:table-cell office:value-type="float" office:value="51.725587157894729" table:formula="of:=[.H29]+[.H$14]" table:style-name="ce74">
            <text:p>51.7255871578947</text:p>
          </table:table-cell>
          <table:table-cell office:value-type="float" office:value="3.251866181571375" table:formula="of:=PI()*[.H30]*2100/[.L30]" table:style-name="ce1">
            <text:p>3.251866182</text:p>
          </table:table-cell>
          <table:table-cell table:number-columns-repeated="2" table:style-name="ce1"/>
          <table:table-cell office:value-type="float" office:value="104940.21052631598" table:formula="of:=[.L29]-[.K$15]" table:style-name="ce1">
            <text:p>104940.210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1.281052631578973" table:formula="of:=[.B30]+[.B$14]" table:style-name="ce74">
            <text:p>61.2810526315790</text:p>
          </table:table-cell>
          <table:table-cell office:value-type="float" office:value="4.2723401183385628" table:formula="of:=PI()*[.B31]*2100/[.L31]" table:style-name="ce1">
            <text:p>4.272340118</text:p>
          </table:table-cell>
          <table:table-cell office:value-type="float" office:value="63.757700736842096" table:formula="of:=[.D30]+[.D$14]" table:style-name="ce74">
            <text:p>63.7577007368421</text:p>
          </table:table-cell>
          <table:table-cell office:value-type="float" office:value="4.4450049568937393" table:formula="of:=PI()*[.D31]*2100/[.L31]" table:style-name="ce1">
            <text:p>4.445004957</text:p>
          </table:table-cell>
          <table:table-cell office:value-type="float" office:value="62.461578947368402" table:formula="of:=[.F30]+[.F$14]" table:style-name="ce74">
            <text:p>62.4615789473684</text:p>
          </table:table-cell>
          <table:table-cell office:value-type="float" office:value="4.35464304433469" table:formula="of:=PI()*[.F31]*2100/[.L31]" table:style-name="ce1">
            <text:p>4.354643044</text:p>
          </table:table-cell>
          <table:table-cell office:value-type="float" office:value="54.956690368421043" table:formula="of:=[.H30]+[.H$14]" table:style-name="ce74">
            <text:p>54.9566903684210</text:p>
          </table:table-cell>
          <table:table-cell office:value-type="float" office:value="3.831423628502153" table:formula="of:=PI()*[.H31]*2100/[.L31]" table:style-name="ce1">
            <text:p>3.831423629</text:p>
          </table:table-cell>
          <table:table-cell table:number-columns-repeated="2" table:style-name="ce1"/>
          <table:table-cell office:value-type="float" office:value="94630.157894737029" table:formula="of:=[.L30]-[.K$15]" table:style-name="ce1">
            <text:p>94630.1578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4.757368421052661" table:formula="of:=[.B31]+[.B$14]" table:style-name="ce74">
            <text:p>64.7573684210527</text:p>
          </table:table-cell>
          <table:table-cell office:value-type="float" office:value="5.0667236687046682" table:formula="of:=PI()*[.B32]*2100/[.L32]" table:style-name="ce1">
            <text:p>5.066723669</text:p>
          </table:table-cell>
          <table:table-cell office:value-type="float" office:value="67.453597157894734" table:formula="of:=[.D31]+[.D$14]" table:style-name="ce74">
            <text:p>67.4535971578947</text:p>
          </table:table-cell>
          <table:table-cell office:value-type="float" office:value="5.2776810669172578" table:formula="of:=PI()*[.D32]*2100/[.L32]" table:style-name="ce1">
            <text:p>5.277681067</text:p>
          </table:table-cell>
          <table:table-cell office:value-type="float" office:value="66.115452631578933" table:formula="of:=[.F31]+[.F$14]" table:style-name="ce74">
            <text:p>66.1154526315789</text:p>
          </table:table-cell>
          <table:table-cell office:value-type="float" office:value="5.1729824247558254" table:formula="of:=PI()*[.F32]*2100/[.L32]" table:style-name="ce1">
            <text:p>5.172982425</text:p>
          </table:table-cell>
          <table:table-cell office:value-type="float" office:value="58.187793578947357" table:formula="of:=[.H31]+[.H$14]" table:style-name="ce74">
            <text:p>58.1877935789474</text:p>
          </table:table-cell>
          <table:table-cell office:value-type="float" office:value="4.5527092614268039" table:formula="of:=PI()*[.H32]*2100/[.L32]" table:style-name="ce1">
            <text:p>4.552709261</text:p>
          </table:table-cell>
          <table:table-cell table:number-columns-repeated="2" table:style-name="ce1"/>
          <table:table-cell office:value-type="float" office:value="84320.105263158082" table:formula="of:=[.L31]-[.K$15]" table:style-name="ce1">
            <text:p>84320.1052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8.233684210526349" table:formula="of:=[.B32]+[.B$14]" table:style-name="ce74">
            <text:p>68.2336842105263</text:p>
          </table:table-cell>
          <table:table-cell office:value-type="float" office:value="6.0824321856859278" table:formula="of:=PI()*[.B33]*2100/[.L33]" table:style-name="ce1">
            <text:p>6.082432186</text:p>
          </table:table-cell>
          <table:table-cell office:value-type="float" office:value="71.149493578947371" table:formula="of:=[.D32]+[.D$14]" table:style-name="ce74">
            <text:p>71.1494935789474</text:p>
          </table:table-cell>
          <table:table-cell office:value-type="float" office:value="6.3423509187135751" table:formula="of:=PI()*[.D33]*2100/[.L33]" table:style-name="ce1">
            <text:p>6.342350919</text:p>
          </table:table-cell>
          <table:table-cell office:value-type="float" office:value="69.769326315789456" table:formula="of:=[.F32]+[.F$14]" table:style-name="ce74">
            <text:p>69.7693263157895</text:p>
          </table:table-cell>
          <table:table-cell office:value-type="float" office:value="6.2193211588495059" table:formula="of:=PI()*[.F33]*2100/[.L33]" table:style-name="ce1">
            <text:p>6.219321159</text:p>
          </table:table-cell>
          <table:table-cell office:value-type="float" office:value="61.418896789473671" table:formula="of:=[.H32]+[.H$14]" table:style-name="ce74">
            <text:p>61.4188967894737</text:p>
          </table:table-cell>
          <table:table-cell office:value-type="float" office:value="5.4749538877161417" table:formula="of:=PI()*[.H33]*2100/[.L33]" table:style-name="ce1">
            <text:p>5.474953888</text:p>
          </table:table-cell>
          <table:table-cell table:number-columns-repeated="2" table:style-name="ce1"/>
          <table:table-cell office:value-type="float" office:value="74010.052631579136" table:formula="of:=[.L32]-[.K$15]" table:style-name="ce1">
            <text:p>74010.052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1.710000000000036" table:formula="of:=[.B33]+[.B$14]" table:style-name="ce75">
            <text:p>71.71</text:p>
          </table:table-cell>
          <table:table-cell office:value-type="float" office:value="7.4269321710634122" table:formula="of:=PI()*[.B34]*2100/[.L34]" table:style-name="ce1">
            <text:p>7.426932171</text:p>
          </table:table-cell>
          <table:table-cell office:value-type="float" office:value="74.845390000000009" table:formula="of:=[.D33]+[.D$14]" table:style-name="ce77">
            <text:p>74.84539</text:p>
          </table:table-cell>
          <table:table-cell office:value-type="float" office:value="7.751661342166889" table:formula="of:=PI()*[.D34]*2100/[.L34]" table:style-name="ce1">
            <text:p>7.751661342</text:p>
          </table:table-cell>
          <table:table-cell office:value-type="float" office:value="73.42319999999998" table:formula="of:=[.F33]+[.F$14]" table:style-name="ce75">
            <text:p>73.42</text:p>
          </table:table-cell>
          <table:table-cell office:value-type="float" office:value="7.6043665622984618" table:formula="of:=PI()*[.F34]*2100/[.L34]" table:style-name="ce1">
            <text:p>7.604366562</text:p>
          </table:table-cell>
          <table:table-cell office:value-type="float" office:value="64.649999999999991" table:formula="of:=[.H33]+[.H$14]" table:style-name="ce77">
            <text:p>64.65</text:p>
          </table:table-cell>
          <table:table-cell office:value-type="float" office:value="6.6957351116894337" table:formula="of:=PI()*[.H34]*2100/[.L34]" table:style-name="ce1">
            <text:p>6.695735112</text:p>
          </table:table-cell>
          <table:table-cell table:number-columns-repeated="2" table:style-name="ce1"/>
          <table:table-cell office:value-type="float" office:value="63700.000000000189" table:formula="of:=[.L33]-[.K$15]" table:style-name="ce1">
            <text:p>63700</text:p>
          </table:table-cell>
          <table:table-cell table:number-columns-repeated="16372"/>
        </table:table-row>
        <table:table-row table:style-name="ro1">
          <table:table-cell/>
          <table:table-cell table:number-columns-repeated="6" table:style-name="ce1"/>
          <table:table-cell office:value-type="float" office:value="1.5741272051282051" table:formula="of:=([.I10]-[.I4])/39" table:style-name="ce89">
            <text:p>1.5741272051282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6" table:style-name="ce1"/>
          <table:table-cell office:value-type="float" office:value="3.259039" table:formula="of:=[.I4]" table:style-name="ce22">
            <text:p>3.26</text:p>
          </table:table-cell>
          <table:table-cell office:value-type="float" office:value="8.282645876914653E-2" table:formula="of:=PI()*[.H36]*2100/[.K36]" table:style-name="ce1">
            <text:p>0.082826459</text:p>
          </table:table-cell>
          <table:table-cell table:style-name="ce1"/>
          <table:table-cell office:value-type="float" office:value="259591" table:style-name="ce1">
            <text:p>259591</text:p>
          </table:table-cell>
          <table:table-cell office:value-type="float" office:value="1025.6410256410256" table:formula="of:=(259591-219591)/39" table:style-name="ce1">
            <text:p>1025.641026</text:p>
          </table:table-cell>
          <table:table-cell table:number-columns-repeated="16372"/>
        </table:table-row>
        <table:table-row table:style-name="ro1">
          <table:table-cell/>
          <table:table-cell table:number-columns-repeated="6" table:style-name="ce1"/>
          <table:table-cell office:value-type="float" office:value="4.8331662051282054" table:formula="of:=[.H36]+[.H$35]" table:style-name="ce71">
            <text:p>4.83316620512821</text:p>
          </table:table-cell>
          <table:table-cell office:value-type="float" office:value="0.12331915983664854" table:formula="of:=PI()*[.H37]*2100/[.K37]" table:style-name="ce1">
            <text:p>0.12331916</text:p>
          </table:table-cell>
          <table:table-cell table:style-name="ce1"/>
          <table:table-cell office:value-type="float" office:value="258565.35897435897" table:formula="of:=[.K36]-[.L$36]" table:style-name="ce1">
            <text:p>258565.359</text:p>
          </table:table-cell>
          <table:table-cell table:number-columns-repeated="16373" table:style-name="ce1"/>
        </table:table-row>
        <table:table-row table:style-name="ro1">
          <table:table-cell/>
          <table:table-cell table:number-columns-repeated="6" table:style-name="ce1"/>
          <table:table-cell office:value-type="float" office:value="6.4072934102564103" table:formula="of:=[.H37]+[.H$35]" table:style-name="ce71">
            <text:p>6.40729341025641</text:p>
          </table:table-cell>
          <table:table-cell office:value-type="float" office:value="0.16413438184021928" table:formula="of:=PI()*[.H38]*2100/[.K38]" table:style-name="ce1">
            <text:p>0.164134382</text:p>
          </table:table-cell>
          <table:table-cell table:style-name="ce1"/>
          <table:table-cell office:value-type="float" office:value="257539.71794871794" table:formula="of:=[.K37]-[.L$36]" table:style-name="ce1">
            <text:p>257539.7179</text:p>
          </table:table-cell>
          <table:table-cell table:number-columns-repeated="16373" table:style-name="ce1"/>
        </table:table-row>
        <table:table-row table:style-name="ro1">
          <table:table-cell/>
          <table:table-cell table:number-columns-repeated="6" table:style-name="ce1"/>
          <table:table-cell office:value-type="float" office:value="7.9814206153846152" table:formula="of:=[.H38]+[.H$35]" table:style-name="ce71">
            <text:p>7.98142061538462</text:p>
          </table:table-cell>
          <table:table-cell office:value-type="float" office:value="0.20527599346466111" table:formula="of:=PI()*[.H39]*2100/[.K39]" table:style-name="ce1">
            <text:p>0.205275993</text:p>
          </table:table-cell>
          <table:table-cell table:style-name="ce1"/>
          <table:table-cell office:value-type="float" office:value="256514.07692307691" table:formula="of:=[.K38]-[.L$36]" table:style-name="ce1">
            <text:p>256514.0769</text:p>
          </table:table-cell>
          <table:table-cell table:number-columns-repeated="16373" table:style-name="ce1"/>
        </table:table-row>
        <table:table-row table:style-name="ro1">
          <table:table-cell/>
          <table:table-cell table:number-columns-repeated="6" table:style-name="ce1"/>
          <table:table-cell office:value-type="float" office:value="9.555547820512821" table:formula="of:=[.H39]+[.H$35]" table:style-name="ce71">
            <text:p>9.55554782051282</text:p>
          </table:table-cell>
          <table:table-cell office:value-type="float" office:value="0.24674792551706906" table:formula="of:=PI()*[.H40]*2100/[.K40]" table:style-name="ce1">
            <text:p>0.246747926</text:p>
          </table:table-cell>
          <table:table-cell table:style-name="ce1"/>
          <table:table-cell office:value-type="float" office:value="255488.43589743588" table:formula="of:=[.K39]-[.L$36]" table:style-name="ce1">
            <text:p>255488.4359</text:p>
          </table:table-cell>
          <table:table-cell table:number-columns-repeated="16373" table:style-name="ce1"/>
        </table:table-row>
        <table:table-row table:style-name="ro1">
          <table:table-cell/>
          <table:table-cell table:number-columns-repeated="6" table:style-name="ce1"/>
          <table:table-cell office:value-type="float" office:value="11.129675025641026" table:formula="of:=[.H40]+[.H$35]" table:style-name="ce71">
            <text:p>11.12967502564100</text:p>
          </table:table-cell>
          <table:table-cell office:value-type="float" office:value="0.28855417217878543" table:formula="of:=PI()*[.H41]*2100/[.K41]" table:style-name="ce1">
            <text:p>0.288554172</text:p>
          </table:table-cell>
          <table:table-cell table:style-name="ce1"/>
          <table:table-cell office:value-type="float" office:value="254462.79487179485" table:formula="of:=[.K40]-[.L$36]" table:style-name="ce1">
            <text:p>254462.7949</text:p>
          </table:table-cell>
          <table:table-cell table:number-columns-repeated="16373" table:style-name="ce1"/>
        </table:table-row>
        <table:table-row table:style-name="ro1">
          <table:table-cell/>
          <table:table-cell table:number-columns-repeated="6" table:style-name="ce1"/>
          <table:table-cell office:value-type="float" office:value="12.703802230769231" table:formula="of:=[.H41]+[.H$35]" table:style-name="ce71">
            <text:p>12.70380223076920</text:p>
          </table:table-cell>
          <table:table-cell office:value-type="float" office:value="0.33069879228775373" table:formula="of:=PI()*[.H42]*2100/[.K42]" table:style-name="ce1">
            <text:p>0.330698792</text:p>
          </table:table-cell>
          <table:table-cell table:style-name="ce1"/>
          <table:table-cell office:value-type="float" office:value="253437.15384615381" table:formula="of:=[.K41]-[.L$36]" table:style-name="ce1">
            <text:p>253437.1538</text:p>
          </table:table-cell>
          <table:table-cell table:number-columns-repeated="16373" table:style-name="ce1"/>
        </table:table-row>
        <table:table-row table:style-name="ro1">
          <table:table-cell/>
          <table:table-cell table:number-columns-repeated="6" table:style-name="ce1"/>
          <table:table-cell office:value-type="float" office:value="14.277929435897436" table:formula="of:=[.H42]+[.H$35]" table:style-name="ce71">
            <text:p>14.27792943589740</text:p>
          </table:table-cell>
          <table:table-cell office:value-type="float" office:value="0.37318591065213685" table:formula="of:=PI()*[.H43]*2100/[.K43]" table:style-name="ce1">
            <text:p>0.373185911</text:p>
          </table:table-cell>
          <table:table-cell table:style-name="ce1"/>
          <table:table-cell office:value-type="float" office:value="252411.51282051278" table:formula="of:=[.K42]-[.L$36]" table:style-name="ce1">
            <text:p>252411.5128</text:p>
          </table:table-cell>
          <table:table-cell table:number-columns-repeated="16373" table:style-name="ce1"/>
        </table:table-row>
        <table:table-row table:style-name="ro1">
          <table:table-cell/>
          <table:table-cell table:number-columns-repeated="6" table:style-name="ce1"/>
          <table:table-cell office:value-type="float" office:value="15.852056641025641" table:formula="of:=[.H43]+[.H$35]" table:style-name="ce71">
            <text:p>15.85205664102560</text:p>
          </table:table-cell>
          <table:table-cell office:value-type="float" office:value="0.41601971939609178" table:formula="of:=PI()*[.H44]*2100/[.K44]" table:style-name="ce1">
            <text:p>0.416019719</text:p>
          </table:table-cell>
          <table:table-cell table:style-name="ce1"/>
          <table:table-cell office:value-type="float" office:value="251385.87179487175" table:formula="of:=[.K43]-[.L$36]" table:style-name="ce1">
            <text:p>251385.8718</text:p>
          </table:table-cell>
          <table:table-cell table:number-columns-repeated="16373" table:style-name="ce1"/>
        </table:table-row>
        <table:table-row table:style-name="ro1">
          <table:table-cell/>
          <table:table-cell table:number-columns-repeated="6" table:style-name="ce1"/>
          <table:table-cell office:value-type="float" office:value="17.426183846153847" table:formula="of:=[.H44]+[.H$35]" table:style-name="ce71">
            <text:p>17.42618384615380</text:p>
          </table:table-cell>
          <table:table-cell office:value-type="float" office:value="0.45920447933862391" table:formula="of:=PI()*[.H45]*2100/[.K45]" table:style-name="ce1">
            <text:p>0.459204479</text:p>
          </table:table-cell>
          <table:table-cell table:style-name="ce1"/>
          <table:table-cell office:value-type="float" office:value="250360.23076923072" table:formula="of:=[.K44]-[.L$36]" table:style-name="ce1">
            <text:p>250360.2308</text:p>
          </table:table-cell>
          <table:table-cell table:number-columns-repeated="16373" table:style-name="ce1"/>
        </table:table-row>
        <table:table-row table:style-name="ro1">
          <table:table-cell/>
          <table:table-cell table:number-columns-repeated="6" table:style-name="ce1"/>
          <table:table-cell office:value-type="float" office:value="19.000311051282054" table:formula="of:=[.H45]+[.H$35]" table:style-name="ce71">
            <text:p>19.00031105128210</text:p>
          </table:table-cell>
          <table:table-cell office:value-type="float" office:value="0.50274452140647263" table:formula="of:=PI()*[.H46]*2100/[.K46]" table:style-name="ce1">
            <text:p>0.502744521</text:p>
          </table:table-cell>
          <table:table-cell table:style-name="ce1"/>
          <table:table-cell office:value-type="float" office:value="249334.58974358969" table:formula="of:=[.K45]-[.L$36]" table:style-name="ce1">
            <text:p>249334.5897</text:p>
          </table:table-cell>
          <table:table-cell table:number-columns-repeated="16373" table:style-name="ce1"/>
        </table:table-row>
        <table:table-row table:style-name="ro1">
          <table:table-cell/>
          <table:table-cell table:number-columns-repeated="6" table:style-name="ce1"/>
          <table:table-cell office:value-type="float" office:value="20.574438256410261" table:formula="of:=[.H46]+[.H$35]" table:style-name="ce71">
            <text:p>20.57443825641030</text:p>
          </table:table-cell>
          <table:table-cell office:value-type="float" office:value="0.54664424808201251" table:formula="of:=PI()*[.H47]*2100/[.K47]" table:style-name="ce1">
            <text:p>0.546644248</text:p>
          </table:table-cell>
          <table:table-cell table:style-name="ce1"/>
          <table:table-cell office:value-type="float" office:value="248308.94871794866" table:formula="of:=[.K46]-[.L$36]" table:style-name="ce1">
            <text:p>248308.9487</text:p>
          </table:table-cell>
          <table:table-cell table:number-columns-repeated="16373" table:style-name="ce1"/>
        </table:table-row>
        <table:table-row table:style-name="ro1">
          <table:table-cell/>
          <table:table-cell table:number-columns-repeated="6" table:style-name="ce1"/>
          <table:table-cell office:value-type="float" office:value="22.148565461538468" table:formula="of:=[.H47]+[.H$35]" table:style-name="ce71">
            <text:p>22.14856546153850</text:p>
          </table:table-cell>
          <table:table-cell office:value-type="float" office:value="0.5909081348871873" table:formula="of:=PI()*[.H48]*2100/[.K48]" table:style-name="ce1">
            <text:p>0.590908135</text:p>
          </table:table-cell>
          <table:table-cell table:style-name="ce1"/>
          <table:table-cell office:value-type="float" office:value="247283.30769230763" table:formula="of:=[.K47]-[.L$36]" table:style-name="ce1">
            <text:p>247283.3077</text:p>
          </table:table-cell>
          <table:table-cell table:number-columns-repeated="16373" table:style-name="ce1"/>
        </table:table-row>
        <table:table-row table:style-name="ro1">
          <table:table-cell table:number-columns-repeated="7"/>
          <table:table-cell office:value-type="float" office:value="23.722692666666674" table:formula="of:=[.H48]+[.H$35]" table:style-name="ce71">
            <text:p>23.72269266666670</text:p>
          </table:table-cell>
          <table:table-cell office:value-type="float" office:value="0.63554073190452487" table:formula="of:=PI()*[.H49]*2100/[.K49]" table:style-name="ce1">
            <text:p>0.635540732</text:p>
          </table:table-cell>
          <table:table-cell table:style-name="ce1"/>
          <table:table-cell office:value-type="float" office:value="246257.6666666666" table:formula="of:=[.K48]-[.L$36]" table:style-name="ce1">
            <text:p>246257.6667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float" office:value="25.296819871794881" table:formula="of:=[.H49]+[.H$35]" table:style-name="ce71">
            <text:p>25.29681987179490</text:p>
          </table:table-cell>
          <table:table-cell office:value-type="float" office:value="0.68054666533632335" table:formula="of:=PI()*[.H50]*2100/[.K50]" table:style-name="ce1">
            <text:p>0.680546665</text:p>
          </table:table-cell>
          <table:table-cell table:style-name="ce1"/>
          <table:table-cell office:value-type="float" office:value="245232.02564102557" table:formula="of:=[.K49]-[.L$36]" table:style-name="ce1">
            <text:p>245232.0256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float" office:value="26.870947076923088" table:formula="of:=[.H50]+[.H$35]" table:style-name="ce71">
            <text:p>26.87094707692310</text:p>
          </table:table-cell>
          <table:table-cell office:value-type="float" office:value="0.72593063910312461" table:formula="of:=PI()*[.H51]*2100/[.K51]" table:style-name="ce1">
            <text:p>0.725930639</text:p>
          </table:table-cell>
          <table:table-cell table:style-name="ce1"/>
          <table:table-cell office:value-type="float" office:value="244206.38461538454" table:formula="of:=[.K50]-[.L$36]" table:style-name="ce1">
            <text:p>244206.3846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float" office:value="28.445074282051294" table:formula="of:=[.H51]+[.H$35]" table:style-name="ce71">
            <text:p>28.44507428205130</text:p>
          </table:table-cell>
          <table:table-cell office:value-type="float" office:value="0.77169743648264078" table:formula="of:=PI()*[.H52]*2100/[.K52]" table:style-name="ce1">
            <text:p>0.771697436</text:p>
          </table:table-cell>
          <table:table-cell table:style-name="ce1"/>
          <table:table-cell office:value-type="float" office:value="243180.74358974351" table:formula="of:=[.K51]-[.L$36]" table:style-name="ce1">
            <text:p>243180.7436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float" office:value="30.019201487179501" table:formula="of:=[.H52]+[.H$35]" table:style-name="ce71">
            <text:p>30.01920148717950</text:p>
          </table:table-cell>
          <table:table-cell office:value-type="float" office:value="0.81785192179032851" table:formula="of:=PI()*[.H53]*2100/[.K53]" table:style-name="ce1">
            <text:p>0.817851922</text:p>
          </table:table-cell>
          <table:table-cell table:style-name="ce1"/>
          <table:table-cell office:value-type="float" office:value="242155.10256410248" table:formula="of:=[.K52]-[.L$36]" table:style-name="ce1">
            <text:p>242155.1026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float" office:value="31.593328692307708" table:formula="of:=[.H53]+[.H$35]" table:style-name="ce71">
            <text:p>31.59332869230770</text:p>
          </table:table-cell>
          <table:table-cell office:value-type="float" office:value="0.86439904210285468" table:formula="of:=PI()*[.H54]*2100/[.K54]" table:style-name="ce1">
            <text:p>0.864399042</text:p>
          </table:table-cell>
          <table:table-cell table:style-name="ce1"/>
          <table:table-cell office:value-type="float" office:value="241129.46153846144" table:formula="of:=[.K53]-[.L$36]" table:style-name="ce1">
            <text:p>241129.4615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float" office:value="33.167455897435914" table:formula="of:=[.H54]+[.H$35]" table:style-name="ce71">
            <text:p>33.16745589743590</text:p>
          </table:table-cell>
          <table:table-cell office:value-type="float" office:value="0.91134382902573285" table:formula="of:=PI()*[.H55]*2100/[.K55]" table:style-name="ce1">
            <text:p>0.911343829</text:p>
          </table:table-cell>
          <table:table-cell table:style-name="ce1"/>
          <table:table-cell office:value-type="float" office:value="240103.82051282041" table:formula="of:=[.K54]-[.L$36]" table:style-name="ce1">
            <text:p>240103.8205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float" office:value="34.741583102564121" table:formula="of:=[.H55]+[.H$35]" table:style-name="ce71">
            <text:p>34.74158310256410</text:p>
          </table:table-cell>
          <table:table-cell office:value-type="float" office:value="0.95869140050646051" table:formula="of:=PI()*[.H56]*2100/[.K56]" table:style-name="ce1">
            <text:p>0.958691401</text:p>
          </table:table-cell>
          <table:table-cell table:style-name="ce1"/>
          <table:table-cell office:value-type="float" office:value="239078.17948717938" table:formula="of:=[.K55]-[.L$36]" table:style-name="ce1">
            <text:p>239078.1795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float" office:value="36.315710307692328" table:formula="of:=[.H56]+[.H$35]" table:style-name="ce71">
            <text:p>36.31571030769230</text:p>
          </table:table-cell>
          <table:table-cell office:value-type="float" office:value="1.0064469626945247" table:formula="of:=PI()*[.H57]*2100/[.K57]" table:style-name="ce1">
            <text:p>1.006446963</text:p>
          </table:table-cell>
          <table:table-cell table:style-name="ce1"/>
          <table:table-cell office:value-type="float" office:value="238052.53846153835" table:formula="of:=[.K56]-[.L$36]" table:style-name="ce1">
            <text:p>238052.5385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float" office:value="37.889837512820534" table:formula="of:=[.H57]+[.H$35]" table:style-name="ce71">
            <text:p>37.88983751282050</text:p>
          </table:table-cell>
          <table:table-cell office:value-type="float" office:value="1.0546158118497011" table:formula="of:=PI()*[.H58]*2100/[.K58]" table:style-name="ce1">
            <text:p>1.054615812</text:p>
          </table:table-cell>
          <table:table-cell table:style-name="ce1"/>
          <table:table-cell office:value-type="float" office:value="237026.89743589732" table:formula="of:=[.K57]-[.L$36]" table:style-name="ce1">
            <text:p>237026.8974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float" office:value="39.463964717948741" table:formula="of:=[.H58]+[.H$35]" table:style-name="ce71">
            <text:p>39.46396471794870</text:p>
          </table:table-cell>
          <table:table-cell office:value-type="float" office:value="1.1032033363001104" table:formula="of:=PI()*[.H59]*2100/[.K59]" table:style-name="ce1">
            <text:p>1.103203336</text:p>
          </table:table-cell>
          <table:table-cell table:style-name="ce1"/>
          <table:table-cell office:value-type="float" office:value="236001.25641025629" table:formula="of:=[.K58]-[.L$36]" table:style-name="ce1">
            <text:p>236001.2564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float" office:value="41.038091923076948" table:formula="of:=[.H59]+[.H$35]" table:style-name="ce71">
            <text:p>41.03809192307690</text:p>
          </table:table-cell>
          <table:table-cell office:value-type="float" office:value="1.1522150184515569" table:formula="of:=PI()*[.H60]*2100/[.K60]" table:style-name="ce1">
            <text:p>1.152215018</text:p>
          </table:table-cell>
          <table:table-cell table:style-name="ce1"/>
          <table:table-cell office:value-type="float" office:value="234975.61538461526" table:formula="of:=[.K59]-[.L$36]" table:style-name="ce1">
            <text:p>234975.6154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float" office:value="42.612219128205155" table:formula="of:=[.H60]+[.H$35]" table:style-name="ce71">
            <text:p>42.61221912820520</text:p>
          </table:table-cell>
          <table:table-cell office:value-type="float" office:value="1.20165643684972" table:formula="of:=PI()*[.H61]*2100/[.K61]" table:style-name="ce1">
            <text:p>1.201656437</text:p>
          </table:table-cell>
          <table:table-cell table:style-name="ce1"/>
          <table:table-cell office:value-type="float" office:value="233949.97435897423" table:formula="of:=[.K60]-[.L$36]" table:style-name="ce1">
            <text:p>233949.9744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float" office:value="44.186346333333361" table:formula="of:=[.H61]+[.H$35]" table:style-name="ce71">
            <text:p>44.18634633333340</text:p>
          </table:table-cell>
          <table:table-cell office:value-type="float" office:value="1.2515332682968274" table:formula="of:=PI()*[.H62]*2100/[.K62]" table:style-name="ce1">
            <text:p>1.251533268</text:p>
          </table:table-cell>
          <table:table-cell table:style-name="ce1"/>
          <table:table-cell office:value-type="float" office:value="232924.3333333332" table:formula="of:=[.K61]-[.L$36]" table:style-name="ce1">
            <text:p>232924.3333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float" office:value="45.760473538461568" table:formula="of:=[.H62]+[.H$35]" table:style-name="ce71">
            <text:p>45.76047353846160</text:p>
          </table:table-cell>
          <table:table-cell office:value-type="float" office:value="1.3018512900245018" table:formula="of:=PI()*[.H63]*2100/[.K63]" table:style-name="ce1">
            <text:p>1.30185129</text:p>
          </table:table-cell>
          <table:table-cell table:style-name="ce1"/>
          <table:table-cell office:value-type="float" office:value="231898.69230769217" table:formula="of:=[.K62]-[.L$36]" table:style-name="ce1">
            <text:p>231898.6923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float" office:value="47.334600743589775" table:formula="of:=[.H63]+[.H$35]" table:style-name="ce71">
            <text:p>47.33460074358980</text:p>
          </table:table-cell>
          <table:table-cell office:value-type="float" office:value="1.3526163819245192" table:formula="of:=PI()*[.H64]*2100/[.K64]" table:style-name="ce1">
            <text:p>1.352616382</text:p>
          </table:table-cell>
          <table:table-cell table:style-name="ce1"/>
          <table:table-cell office:value-type="float" office:value="230873.05128205114" table:formula="of:=[.K63]-[.L$36]" table:style-name="ce1">
            <text:p>230873.0513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float" office:value="48.908727948717981" table:formula="of:=[.H64]+[.H$35]" table:style-name="ce71">
            <text:p>48.90872794871800</text:p>
          </table:table-cell>
          <table:table-cell office:value-type="float" office:value="1.4038345288392959" table:formula="of:=PI()*[.H65]*2100/[.K65]" table:style-name="ce1">
            <text:p>1.403834529</text:p>
          </table:table-cell>
          <table:table-cell table:style-name="ce1"/>
          <table:table-cell office:value-type="float" office:value="229847.4102564101" table:formula="of:=[.K64]-[.L$36]" table:style-name="ce1">
            <text:p>229847.4103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float" office:value="50.482855153846188" table:formula="of:=[.H65]+[.H$35]" table:style-name="ce71">
            <text:p>50.48285515384620</text:p>
          </table:table-cell>
          <table:table-cell office:value-type="float" office:value="1.4555118229139752" table:formula="of:=PI()*[.H66]*2100/[.K66]" table:style-name="ce1">
            <text:p>1.455511823</text:p>
          </table:table-cell>
          <table:table-cell table:style-name="ce1"/>
          <table:table-cell office:value-type="float" office:value="228821.76923076907" table:formula="of:=[.K65]-[.L$36]" table:style-name="ce1">
            <text:p>228821.7692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float" office:value="52.056982358974395" table:formula="of:=[.H66]+[.H$35]" table:style-name="ce71">
            <text:p>52.05698235897440</text:p>
          </table:table-cell>
          <table:table-cell office:value-type="float" office:value="1.5076544660120534" table:formula="of:=PI()*[.H67]*2100/[.K67]" table:style-name="ce1">
            <text:p>1.507654466</text:p>
          </table:table-cell>
          <table:table-cell table:style-name="ce1"/>
          <table:table-cell office:value-type="float" office:value="227796.12820512804" table:formula="of:=[.K66]-[.L$36]" table:style-name="ce1">
            <text:p>227796.1282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float" office:value="53.631109564102601" table:formula="of:=[.H67]+[.H$35]" table:style-name="ce71">
            <text:p>53.63110956410260</text:p>
          </table:table-cell>
          <table:table-cell office:value-type="float" office:value="1.5602687721965578" table:formula="of:=PI()*[.H68]*2100/[.K68]" table:style-name="ce1">
            <text:p>1.560268772</text:p>
          </table:table-cell>
          <table:table-cell table:style-name="ce1"/>
          <table:table-cell office:value-type="float" office:value="226770.48717948701" table:formula="of:=[.K67]-[.L$36]" table:style-name="ce1">
            <text:p>226770.4872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float" office:value="55.205236769230808" table:formula="of:=[.H68]+[.H$35]" table:style-name="ce71">
            <text:p>55.20523676923080</text:p>
          </table:table-cell>
          <table:table-cell office:value-type="float" office:value="1.6133611702788653" table:formula="of:=PI()*[.H69]*2100/[.K69]" table:style-name="ce1">
            <text:p>1.61336117</text:p>
          </table:table-cell>
          <table:table-cell table:style-name="ce1"/>
          <table:table-cell office:value-type="float" office:value="225744.84615384598" table:formula="of:=[.K68]-[.L$36]" table:style-name="ce1">
            <text:p>225744.8462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float" office:value="56.779363974359015" table:formula="of:=[.H69]+[.H$35]" table:style-name="ce71">
            <text:p>56.77936397435900</text:p>
          </table:table-cell>
          <table:table-cell office:value-type="float" office:value="1.6669382064373157" table:formula="of:=PI()*[.H70]*2100/[.K70]" table:style-name="ce1">
            <text:p>1.666938206</text:p>
          </table:table-cell>
          <table:table-cell table:style-name="ce1"/>
          <table:table-cell office:value-type="float" office:value="224719.20512820495" table:formula="of:=[.K69]-[.L$36]" table:style-name="ce1">
            <text:p>224719.2051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float" office:value="58.353491179487222" table:formula="of:=[.H70]+[.H$35]" table:style-name="ce71">
            <text:p>58.35349117948720</text:p>
          </table:table-cell>
          <table:table-cell office:value-type="float" office:value="1.7210065469078666" table:formula="of:=PI()*[.H71]*2100/[.K71]" table:style-name="ce1">
            <text:p>1.721006547</text:p>
          </table:table-cell>
          <table:table-cell table:style-name="ce1"/>
          <table:table-cell office:value-type="float" office:value="223693.56410256392" table:formula="of:=[.K70]-[.L$36]" table:style-name="ce1">
            <text:p>223693.5641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float" office:value="59.927618384615428" table:formula="of:=[.H71]+[.H$35]" table:style-name="ce71">
            <text:p>59.92761838461540</text:p>
          </table:table-cell>
          <table:table-cell office:value-type="float" office:value="1.7755729807491074" table:formula="of:=PI()*[.H72]*2100/[.K72]" table:style-name="ce1">
            <text:p>1.775572981</text:p>
          </table:table-cell>
          <table:table-cell table:style-name="ce1"/>
          <table:table-cell office:value-type="float" office:value="222667.92307692289" table:formula="of:=[.K71]-[.L$36]" table:style-name="ce1">
            <text:p>222667.9231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float" office:value="61.501745589743635" table:formula="of:=[.H72]+[.H$35]" table:style-name="ce71">
            <text:p>61.50174558974360</text:p>
          </table:table-cell>
          <table:table-cell office:value-type="float" office:value="1.8306444226840437" table:formula="of:=PI()*[.H73]*2100/[.K73]" table:style-name="ce1">
            <text:p>1.830644423</text:p>
          </table:table-cell>
          <table:table-cell table:style-name="ce1"/>
          <table:table-cell office:value-type="float" office:value="221642.28205128186" table:formula="of:=[.K72]-[.L$36]" table:style-name="ce1">
            <text:p>221642.2821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float" office:value="63.075872794871842" table:formula="of:=[.H73]+[.H$35]" table:style-name="ce71">
            <text:p>63.07587279487180</text:p>
          </table:table-cell>
          <table:table-cell office:value-type="float" office:value="1.8862279160211501" table:formula="of:=PI()*[.H74]*2100/[.K74]" table:style-name="ce1">
            <text:p>1.886227916</text:p>
          </table:table-cell>
          <table:table-cell table:style-name="ce1"/>
          <table:table-cell office:value-type="float" office:value="220616.64102564083" table:formula="of:=[.K73]-[.L$36]" table:style-name="ce1">
            <text:p>220616.641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float" office:value="64.650000000000048" table:formula="of:=[.H74]+[.H$35]" table:style-name="ce71">
            <text:p>64.65000000000000</text:p>
          </table:table-cell>
          <table:table-cell office:value-type="float" office:value="1.9423306356572856" table:formula="of:=PI()*[.H75]*2100/[.K75]" table:style-name="ce1">
            <text:p>1.942330636</text:p>
          </table:table-cell>
          <table:table-cell table:style-name="ce1"/>
          <table:table-cell office:value-type="float" office:value="219590.9999999998" table:formula="of:=[.K74]-[.L$36]" table:style-name="ce1">
            <text:p>219591</text:p>
          </table:table-cell>
          <table:table-cell table:number-columns-repeated="16373"/>
        </table:table-row>
        <table:table-row table:number-rows-repeated="1048501" table:style-name="ro1">
          <table:table-cell table:number-columns-repeated="16384"/>
        </table:table-row>
      </table:table>
      <table:table table:name="dp4_renew" table:style-name="ta3">
        <table:table-column table:style-name="co4" table:number-columns-repeated="16384" table:default-cell-style-name="ce1"/>
        <table:table-row table:style-name="ro1">
          <table:table-cell office:value-type="string" table:number-columns-spanned="1" table:number-rows-spanned="2" table:style-name="ce53">
            <text:p>ID</text:p>
          </table:table-cell>
          <table:table-cell office:value-type="string" table:number-columns-spanned="2" table:number-rows-spanned="1" table:style-name="ce39">
            <text:p>m1_Kopplung</text:p>
          </table:table-cell>
          <table:covered-table-cell/>
          <table:table-cell office:value-type="string" table:number-columns-spanned="2" table:number-rows-spanned="1" table:style-name="ce39">
            <text:p>m2_Kopplung</text:p>
          </table:table-cell>
          <table:covered-table-cell/>
          <table:table-cell office:value-type="string" table:number-columns-spanned="2" table:number-rows-spanned="1" table:style-name="ce39">
            <text:p>m3_Kopplung</text:p>
          </table:table-cell>
          <table:covered-table-cell/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29">
            <text:p>Mode</text:p>
          </table:table-cell>
          <table:table-cell office:value-type="string" table:style-name="ce29">
            <text:p>Freq[Hz]</text:p>
          </table:table-cell>
          <table:table-cell office:value-type="string" table:style-name="ce29">
            <text:p>Mode</text:p>
          </table:table-cell>
          <table:table-cell office:value-type="string" table:style-name="ce29">
            <text:p>Freq[Hz]</text:p>
          </table:table-cell>
          <table:table-cell office:value-type="string" table:style-name="ce29">
            <text:p>Mode</text:p>
          </table:table-cell>
          <table:table-cell office:value-type="string" table:style-name="ce29">
            <text:p>Freq[Hz]</text:p>
          </table:table-cell>
          <table:table-cell table:number-columns-repeated="16377" table:style-name="ce1"/>
        </table:table-row>
        <table:table-row table:style-name="ro3">
          <table:table-cell office:value-type="float" office:value="1" table:style-name="ce47">
            <text:p>1</text:p>
          </table:table-cell>
          <table:table-cell office:value-type="string" table:style-name="ce46">
            <text:p>B</text:p>
          </table:table-cell>
          <table:table-cell office:value-type="float" office:value="2.5749300000000002" table:style-name="ce48">
            <text:p>2.57</text:p>
          </table:table-cell>
          <table:table-cell office:value-type="string" table:style-name="ce46">
            <text:p>B</text:p>
          </table:table-cell>
          <table:table-cell office:value-type="float" office:value="2.12906" table:style-name="ce48">
            <text:p>2.13</text:p>
          </table:table-cell>
          <table:table-cell office:value-type="string" table:style-name="ce46">
            <text:p>B</text:p>
          </table:table-cell>
          <table:table-cell office:value-type="float" office:value="2.1180300000000001" table:style-name="ce48">
            <text:p>2.12</text:p>
          </table:table-cell>
          <table:table-cell table:number-columns-repeated="16377" table:style-name="ce1"/>
        </table:table-row>
        <table:table-row table:style-name="ro3">
          <table:table-cell office:value-type="float" office:value="2" table:style-name="ce47">
            <text:p>2</text:p>
          </table:table-cell>
          <table:table-cell office:value-type="string" table:style-name="ce46">
            <text:p>B</text:p>
          </table:table-cell>
          <table:table-cell office:value-type="float" office:value="12.1036" table:style-name="ce48">
            <text:p>12.10</text:p>
          </table:table-cell>
          <table:table-cell office:value-type="string" table:style-name="ce46">
            <text:p>B</text:p>
          </table:table-cell>
          <table:table-cell office:value-type="float" office:value="7.0208700000000004" table:style-name="ce48">
            <text:p>7.02</text:p>
          </table:table-cell>
          <table:table-cell office:value-type="string" table:style-name="ce46">
            <text:p>B</text:p>
          </table:table-cell>
          <table:table-cell office:value-type="float" office:value="7.0596399999999999" table:style-name="ce48">
            <text:p>7.06</text:p>
          </table:table-cell>
          <table:table-cell table:number-columns-repeated="16377" table:style-name="ce1"/>
        </table:table-row>
        <table:table-row table:style-name="ro3">
          <table:table-cell office:value-type="float" office:value="3" table:style-name="ce47">
            <text:p>3</text:p>
          </table:table-cell>
          <table:table-cell office:value-type="string" table:style-name="ce46">
            <text:p>T</text:p>
          </table:table-cell>
          <table:table-cell office:value-type="float" office:value="23.0991" table:style-name="ce48">
            <text:p>23.10</text:p>
          </table:table-cell>
          <table:table-cell office:value-type="string" table:style-name="ce46">
            <text:p>B+T</text:p>
          </table:table-cell>
          <table:table-cell office:value-type="float" office:value="15.921799999999999" table:style-name="ce32">
            <text:p>15.9218</text:p>
          </table:table-cell>
          <table:table-cell office:value-type="string" table:style-name="ce46">
            <text:p>T</text:p>
          </table:table-cell>
          <table:table-cell office:value-type="float" office:value="15.9679" table:style-name="ce32">
            <text:p>15.9679</text:p>
          </table:table-cell>
          <table:table-cell table:number-columns-repeated="16377" table:style-name="ce1"/>
        </table:table-row>
        <table:table-row table:style-name="ro3">
          <table:table-cell office:value-type="float" office:value="4" table:style-name="ce47">
            <text:p>4</text:p>
          </table:table-cell>
          <table:table-cell office:value-type="string" table:style-name="ce46">
            <text:p>T</text:p>
          </table:table-cell>
          <table:table-cell office:value-type="float" office:value="31.867000000000001" table:style-name="ce48">
            <text:p>31.87</text:p>
          </table:table-cell>
          <table:table-cell office:value-type="string" table:style-name="ce46">
            <text:p>T</text:p>
          </table:table-cell>
          <table:table-cell office:value-type="float" office:value="24.045400000000001" table:style-name="ce48">
            <text:p>24.05</text:p>
          </table:table-cell>
          <table:table-cell office:value-type="string" table:style-name="ce46">
            <text:p>T</text:p>
          </table:table-cell>
          <table:table-cell office:value-type="float" office:value="23.417300000000001" table:style-name="ce48">
            <text:p>23.42</text:p>
          </table:table-cell>
          <table:table-cell table:number-columns-repeated="16377" table:style-name="ce1"/>
        </table:table-row>
        <table:table-row table:style-name="ro3">
          <table:table-cell office:value-type="float" office:value="5" table:style-name="ce47">
            <text:p>5</text:p>
          </table:table-cell>
          <table:table-cell office:value-type="string" table:style-name="ce46">
            <text:p>B+T</text:p>
          </table:table-cell>
          <table:table-cell office:value-type="float" office:value="38.675899999999999" table:style-name="ce48">
            <text:p>38.68</text:p>
          </table:table-cell>
          <table:table-cell office:value-type="string" table:style-name="ce46">
            <text:p>T</text:p>
          </table:table-cell>
          <table:table-cell office:value-type="float" office:value="27.045500000000001" table:style-name="ce48">
            <text:p>27.05</text:p>
          </table:table-cell>
          <table:table-cell office:value-type="string" table:style-name="ce46">
            <text:p>B+T</text:p>
          </table:table-cell>
          <table:table-cell office:value-type="float" office:value="26.330500000000001" table:style-name="ce48">
            <text:p>26.33</text:p>
          </table:table-cell>
          <table:table-cell table:number-columns-repeated="16377" table:style-name="ce1"/>
        </table:table-row>
        <table:table-row table:style-name="ro3">
          <table:table-cell office:value-type="float" office:value="6" table:style-name="ce47">
            <text:p>6</text:p>
          </table:table-cell>
          <table:table-cell office:value-type="string" table:style-name="ce46">
            <text:p>T</text:p>
          </table:table-cell>
          <table:table-cell office:value-type="float" office:value="63.869300000000003" table:style-name="ce48">
            <text:p>63.87</text:p>
          </table:table-cell>
          <table:table-cell office:value-type="string" table:style-name="ce46">
            <text:p>T</text:p>
          </table:table-cell>
          <table:table-cell office:value-type="float" office:value="39.803600000000003" table:style-name="ce49">
            <text:p>39.80</text:p>
          </table:table-cell>
          <table:table-cell office:value-type="string" table:style-name="ce46">
            <text:p>T</text:p>
          </table:table-cell>
          <table:table-cell office:value-type="float" office:value="40.499400000000001" table:style-name="ce49">
            <text:p>40.50</text:p>
          </table:table-cell>
          <table:table-cell table:number-columns-repeated="16377" table:style-name="ce1"/>
        </table:table-row>
        <table:table-row table:style-name="ro3">
          <table:table-cell table:style-name="ce47"/>
          <table:table-cell table:style-name="ce46"/>
          <table:table-cell table:style-name="ce49"/>
          <table:table-cell table:style-name="ce46"/>
          <table:table-cell table:style-name="ce49"/>
          <table:table-cell table:style-name="ce46"/>
          <table:table-cell table:style-name="ce48"/>
          <table:table-cell table:number-columns-repeated="16377" table:style-name="ce1"/>
        </table:table-row>
        <table:table-row table:style-name="ro3">
          <table:table-cell table:style-name="ce47"/>
          <table:table-cell table:style-name="ce46"/>
          <table:table-cell table:style-name="ce48"/>
          <table:table-cell table:style-name="ce46"/>
          <table:table-cell table:style-name="ce48"/>
          <table:table-cell table:style-name="ce46"/>
          <table:table-cell table:style-name="ce48"/>
          <table:table-cell table:number-columns-repeated="16377" table:style-name="ce1"/>
        </table:table-row>
        <table:table-row table:style-name="ro3">
          <table:table-cell office:value-type="string" table:style-name="ce47">
            <text:p>[Hz]</text:p>
          </table:table-cell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4">
            <text:p>#k_red_min = pi()*f_min*chord/v_max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#k_red_max = pi()*f_max*chord/v_min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3.2260194736842105" table:formula="of:=([.C8]-[.C3])/19" table:style-name="ce72">
            <text:p>3.226019474</text:p>
          </table:table-cell>
          <table:table-cell table:style-name="ce69"/>
          <table:table-cell office:value-type="float" office:value="1.9828705263157895" table:formula="of:=([.E8]-[.E3])/19" table:style-name="ce72">
            <text:p>1.982870526</text:p>
          </table:table-cell>
          <table:table-cell table:style-name="ce69"/>
          <table:table-cell office:value-type="float" office:value="2.0200721052631581" table:formula="of:=([.G8]-[.G3])/19" table:style-name="ce72">
            <text:p>2.020072105</text:p>
          </table:table-cell>
          <table:table-cell table:style-name="ce70"/>
          <table:table-cell table:number-columns-repeated="2" table:style-name="ce72"/>
          <table:table-cell table:style-name="ce68"/>
          <table:table-cell table:style-name="ce72"/>
          <table:table-cell table:number-columns-repeated="16373"/>
        </table:table-row>
        <table:table-row table:style-name="ro1">
          <table:table-cell table:style-name="ce1"/>
          <table:table-cell office:value-type="float" office:value="2.5749300000000002" table:formula="of:=[.C3]" table:style-name="ce90">
            <text:p>2.57</text:p>
          </table:table-cell>
          <table:table-cell office:value-type="float" office:value="6.544025201246087E-2" table:formula="of:=PI()*[.B15]*2100/[.K15]" table:style-name="ce1">
            <text:p>0.065440252</text:p>
          </table:table-cell>
          <table:table-cell office:value-type="float" office:value="2.12906" table:formula="of:=[.E3]" table:style-name="ce90">
            <text:p>2.13</text:p>
          </table:table-cell>
          <table:table-cell office:value-type="float" office:value="5.4108741965665057E-2" table:formula="of:=PI()*2100*[.D15]/[.K15]" table:style-name="ce1">
            <text:p>0.054108742</text:p>
          </table:table-cell>
          <table:table-cell office:value-type="float" office:value="2.1180300000000001" table:formula="of:=[.G3]" table:style-name="ce90">
            <text:p>2.12</text:p>
          </table:table-cell>
          <table:table-cell office:value-type="float" office:value="5.3828421343474382E-2" table:formula="of:=[.F15]*PI()*2100/[.K15]" table:style-name="ce1">
            <text:p>0.053828421</text:p>
          </table:table-cell>
          <table:table-cell table:number-columns-repeated="2" table:style-name="ce1"/>
          <table:table-cell office:value-type="float" office:value="10310.052631578947" table:formula="of:=(259591-63700)/19" table:style-name="ce1">
            <text:p>10310.05263</text:p>
          </table:table-cell>
          <table:table-cell office:value-type="float" office:value="259591" table:style-name="ce72">
            <text:p>259591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5.8009494736842111" table:formula="of:=[.B15]+[.B$14]" table:style-name="ce90">
            <text:p>5.80</text:p>
          </table:table-cell>
          <table:table-cell office:value-type="float" office:value="0.15352502038280175" table:formula="of:=PI()*[.B16]*2100/[.K16]" table:style-name="ce1">
            <text:p>0.15352502</text:p>
          </table:table-cell>
          <table:table-cell office:value-type="float" office:value="4.1119305263157893" table:formula="of:=[.D15]+[.D$14]" table:style-name="ce90">
            <text:p>4.11</text:p>
          </table:table-cell>
          <table:table-cell office:value-type="float" office:value="0.10882429173518808" table:formula="of:=PI()*2100*[.D16]/[.K16]" table:style-name="ce1">
            <text:p>0.108824292</text:p>
          </table:table-cell>
          <table:table-cell office:value-type="float" office:value="4.1381021052631581" table:formula="of:=[.F15]+[.F$14]" table:style-name="ce90">
            <text:p>4.14</text:p>
          </table:table-cell>
          <table:table-cell office:value-type="float" office:value="0.10951693562211942" table:formula="of:=[.F16]*PI()*2100/[.K16]" table:style-name="ce1">
            <text:p>0.109516936</text:p>
          </table:table-cell>
          <table:table-cell table:number-columns-repeated="3" table:style-name="ce1"/>
          <table:table-cell office:value-type="float" office:value="249280.94736842107" table:formula="of:=[.K15]-[.J$15]" table:style-name="ce72">
            <text:p>249280.94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9.026968947368422" table:formula="of:=[.B16]+[.B$14]" table:style-name="ce90">
            <text:p>9.03</text:p>
          </table:table-cell>
          <table:table-cell office:value-type="float" office:value="0.24921036788591724" table:formula="of:=PI()*[.B17]*2100/[.K17]" table:style-name="ce1">
            <text:p>0.249210368</text:p>
          </table:table-cell>
          <table:table-cell office:value-type="float" office:value="6.0948010526315786" table:formula="of:=[.D16]+[.D$14]" table:style-name="ce90">
            <text:p>6.09</text:p>
          </table:table-cell>
          <table:table-cell office:value-type="float" office:value="0.16826108756700481" table:formula="of:=PI()*2100*[.D17]/[.K17]" table:style-name="ce1">
            <text:p>0.168261088</text:p>
          </table:table-cell>
          <table:table-cell office:value-type="float" office:value="6.1581742105263162" table:formula="of:=[.F16]+[.F$14]" table:style-name="ce90">
            <text:p>6.16</text:p>
          </table:table-cell>
          <table:table-cell office:value-type="float" office:value="0.17001065024802453" table:formula="of:=[.F17]*PI()*2100/[.K17]" table:style-name="ce1">
            <text:p>0.17001065</text:p>
          </table:table-cell>
          <table:table-cell table:number-columns-repeated="3" table:style-name="ce1"/>
          <table:table-cell office:value-type="float" office:value="238970.89473684214" table:formula="of:=[.K16]-[.J$15]" table:style-name="ce72">
            <text:p>238970.894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2.252988421052633" table:formula="of:=[.B17]+[.B$14]" table:style-name="ce90">
            <text:p>12.25</text:p>
          </table:table-cell>
          <table:table-cell office:value-type="float" office:value="0.35352439846170242" table:formula="of:=PI()*[.B18]*2100/[.K18]" table:style-name="ce1">
            <text:p>0.353524398</text:p>
          </table:table-cell>
          <table:table-cell office:value-type="float" office:value="8.0776715789473688" table:formula="of:=[.D17]+[.D$14]" table:style-name="ce90">
            <text:p>8.08</text:p>
          </table:table-cell>
          <table:table-cell office:value-type="float" office:value="0.23305775601746906" table:formula="of:=PI()*2100*[.D18]/[.K18]" table:style-name="ce1">
            <text:p>0.233057756</text:p>
          </table:table-cell>
          <table:table-cell office:value-type="float" office:value="8.1782463157894743" table:formula="of:=[.F17]+[.F$14]" table:style-name="ce90">
            <text:p>8.18</text:p>
          </table:table-cell>
          <table:table-cell office:value-type="float" office:value="0.2359595479820692" table:formula="of:=[.F18]*PI()*2100/[.K18]" table:style-name="ce1">
            <text:p>0.235959548</text:p>
          </table:table-cell>
          <table:table-cell table:number-columns-repeated="3" table:style-name="ce1"/>
          <table:table-cell office:value-type="float" office:value="228660.8421052632" table:formula="of:=[.K17]-[.J$15]" table:style-name="ce72">
            <text:p>228660.842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5.479007894736844" table:formula="of:=[.B18]+[.B$14]" table:style-name="ce90">
            <text:p>15.48</text:p>
          </table:table-cell>
          <table:table-cell office:value-type="float" office:value="0.46768939543921961" table:formula="of:=PI()*[.B19]*2100/[.K19]" table:style-name="ce1">
            <text:p>0.467689395</text:p>
          </table:table-cell>
          <table:table-cell office:value-type="float" office:value="10.060542105263158" table:formula="of:=[.D18]+[.D$14]" table:style-name="ce90">
            <text:p>10.06</text:p>
          </table:table-cell>
          <table:table-cell office:value-type="float" office:value="0.30397354190905224" table:formula="of:=PI()*2100*[.D19]/[.K19]" table:style-name="ce1">
            <text:p>0.303973542</text:p>
          </table:table-cell>
          <table:table-cell office:value-type="float" office:value="10.198318421052633" table:formula="of:=[.F18]+[.F$14]" table:style-name="ce90">
            <text:p>10.20</text:p>
          </table:table-cell>
          <table:table-cell office:value-type="float" office:value="0.30813637471304173" table:formula="of:=[.F19]*PI()*2100/[.K19]" table:style-name="ce1">
            <text:p>0.308136375</text:p>
          </table:table-cell>
          <table:table-cell table:number-columns-repeated="3" table:style-name="ce1"/>
          <table:table-cell office:value-type="float" office:value="218350.78947368427" table:formula="of:=[.K18]-[.J$15]" table:style-name="ce72">
            <text:p>218350.78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8.705027368421053" table:formula="of:=[.B19]+[.B$14]" table:style-name="ce90">
            <text:p>18.71</text:p>
          </table:table-cell>
          <table:table-cell office:value-type="float" office:value="0.59316993710657884" table:formula="of:=PI()*[.B20]*2100/[.K20]" table:style-name="ce1">
            <text:p>0.593169937</text:p>
          </table:table-cell>
          <table:table-cell office:value-type="float" office:value="12.043412631578947" table:formula="of:=[.D19]+[.D$14]" table:style-name="ce90">
            <text:p>12.04</text:p>
          </table:table-cell>
          <table:table-cell office:value-type="float" office:value="0.3819181962429436" table:formula="of:=PI()*2100*[.D20]/[.K20]" table:style-name="ce1">
            <text:p>0.381918196</text:p>
          </table:table-cell>
          <table:table-cell office:value-type="float" office:value="12.21839052631579" table:formula="of:=[.F19]+[.F$14]" table:style-name="ce90">
            <text:p>12.22</text:p>
          </table:table-cell>
          <table:table-cell office:value-type="float" office:value="0.38746705884398541" table:formula="of:=[.F20]*PI()*2100/[.K20]" table:style-name="ce1">
            <text:p>0.387467059</text:p>
          </table:table-cell>
          <table:table-cell table:number-columns-repeated="3" table:style-name="ce1"/>
          <table:table-cell office:value-type="float" office:value="208040.73684210534" table:formula="of:=[.K19]-[.J$15]" table:style-name="ce72">
            <text:p>208040.73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1.931046842105264" table:formula="of:=[.B20]+[.B$14]" table:style-name="ce90">
            <text:p>21.93</text:p>
          </table:table-cell>
          <table:table-cell office:value-type="float" office:value="0.73173606530285629" table:formula="of:=PI()*[.B21]*2100/[.K21]" table:style-name="ce1">
            <text:p>0.731736065</text:p>
          </table:table-cell>
          <table:table-cell office:value-type="float" office:value="14.026283157894737" table:formula="of:=[.D20]+[.D$14]" table:style-name="ce90">
            <text:p>14.03</text:p>
          </table:table-cell>
          <table:table-cell office:value-type="float" office:value="0.46799121458610549" table:formula="of:=PI()*2100*[.D21]/[.K21]" table:style-name="ce1">
            <text:p>0.467991215</text:p>
          </table:table-cell>
          <table:table-cell office:value-type="float" office:value="14.238462631578948" table:formula="of:=[.F20]+[.F$14]" table:style-name="ce90">
            <text:p>14.24</text:p>
          </table:table-cell>
          <table:table-cell office:value-type="float" office:value="0.47507064742529098" table:formula="of:=[.F21]*PI()*2100/[.K21]" table:style-name="ce1">
            <text:p>0.475070647</text:p>
          </table:table-cell>
          <table:table-cell table:number-columns-repeated="3" table:style-name="ce1"/>
          <table:table-cell office:value-type="float" office:value="197730.68421052641" table:formula="of:=[.K20]-[.J$15]" table:style-name="ce72">
            <text:p>197730.684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5.157066315789475" table:formula="of:=[.B21]+[.B$14]" table:style-name="ce90">
            <text:p>25.16</text:p>
          </table:table-cell>
          <table:table-cell office:value-type="float" office:value="0.8855473035238105" table:formula="of:=PI()*[.B22]*2100/[.K22]" table:style-name="ce1">
            <text:p>0.885547304</text:p>
          </table:table-cell>
          <table:table-cell office:value-type="float" office:value="16.009153684210528" table:formula="of:=[.D21]+[.D$14]" table:style-name="ce90">
            <text:p>16.01</text:p>
          </table:table-cell>
          <table:table-cell office:value-type="float" office:value="0.56353402653524043" table:formula="of:=PI()*2100*[.D22]/[.K22]" table:style-name="ce1">
            <text:p>0.563534027</text:p>
          </table:table-cell>
          <table:table-cell office:value-type="float" office:value="16.258534736842105" table:formula="of:=[.F21]+[.F$14]" table:style-name="ce90">
            <text:p>16.26</text:p>
          </table:table-cell>
          <table:table-cell office:value-type="float" office:value="0.57231242366373292" table:formula="of:=[.F22]*PI()*2100/[.K22]" table:style-name="ce1">
            <text:p>0.572312424</text:p>
          </table:table-cell>
          <table:table-cell table:number-columns-repeated="3" table:style-name="ce1"/>
          <table:table-cell office:value-type="float" office:value="187420.63157894748" table:formula="of:=[.K21]-[.J$15]" table:style-name="ce72">
            <text:p>187420.631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8.383085789473686" table:formula="of:=[.B22]+[.B$14]" table:style-name="ce90">
            <text:p>28.38</text:p>
          </table:table-cell>
          <table:table-cell office:value-type="float" office:value="1.0572660204601676" table:formula="of:=PI()*[.B23]*2100/[.K23]" table:style-name="ce1">
            <text:p>1.05726602</text:p>
          </table:table-cell>
          <table:table-cell office:value-type="float" office:value="17.992024210526317" table:formula="of:=[.D22]+[.D$14]" table:style-name="ce90">
            <text:p>17.99</text:p>
          </table:table-cell>
          <table:table-cell office:value-type="float" office:value="0.67020041366118444" table:formula="of:=PI()*2100*[.D23]/[.K23]" table:style-name="ce1">
            <text:p>0.670200414</text:p>
          </table:table-cell>
          <table:table-cell office:value-type="float" office:value="18.278606842105262" table:formula="of:=[.F22]+[.F$14]" table:style-name="ce90">
            <text:p>18.28</text:p>
          </table:table-cell>
          <table:table-cell office:value-type="float" office:value="0.68087557705497026" table:formula="of:=[.F23]*PI()*2100/[.K23]" table:style-name="ce1">
            <text:p>0.680875577</text:p>
          </table:table-cell>
          <table:table-cell table:number-columns-repeated="3" table:style-name="ce1"/>
          <table:table-cell office:value-type="float" office:value="177110.57894736854" table:formula="of:=[.K22]-[.J$15]" table:style-name="ce72">
            <text:p>177110.57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1.609105263157897" table:formula="of:=[.B23]+[.B$14]" table:style-name="ce90">
            <text:p>31.61</text:p>
          </table:table-cell>
          <table:table-cell office:value-type="float" office:value="1.2502128359948381" table:formula="of:=PI()*[.B24]*2100/[.K24]" table:style-name="ce1">
            <text:p>1.250212836</text:p>
          </table:table-cell>
          <table:table-cell office:value-type="float" office:value="19.974894736842106" table:formula="of:=[.D23]+[.D$14]" table:style-name="ce90">
            <text:p>19.97</text:p>
          </table:table-cell>
          <table:table-cell office:value-type="float" office:value="0.79005304293611078" table:formula="of:=PI()*2100*[.D24]/[.K24]" table:style-name="ce1">
            <text:p>0.790053043</text:p>
          </table:table-cell>
          <table:table-cell office:value-type="float" office:value="20.298678947368419" table:formula="of:=[.F23]+[.F$14]" table:style-name="ce90">
            <text:p>20.30</text:p>
          </table:table-cell>
          <table:table-cell office:value-type="float" office:value="0.80285945339038811" table:formula="of:=[.F24]*PI()*2100/[.K24]" table:style-name="ce1">
            <text:p>0.802859453</text:p>
          </table:table-cell>
          <table:table-cell table:number-columns-repeated="3" table:style-name="ce1"/>
          <table:table-cell office:value-type="float" office:value="166800.52631578961" table:formula="of:=[.K23]-[.J$15]" table:style-name="ce72">
            <text:p>166800.526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4.835124736842104" table:formula="of:=[.B24]+[.B$14]" table:style-name="ce90">
            <text:p>34.84</text:p>
          </table:table-cell>
          <table:table-cell office:value-type="float" office:value="1.468583458824926" table:formula="of:=PI()*[.B25]*2100/[.K25]" table:style-name="ce1">
            <text:p>1.468583459</text:p>
          </table:table-cell>
          <table:table-cell office:value-type="float" office:value="21.957765263157896" table:formula="of:=[.D24]+[.D$14]" table:style-name="ce90">
            <text:p>21.96</text:p>
          </table:table-cell>
          <table:table-cell office:value-type="float" office:value="0.92569815959721735" table:formula="of:=PI()*2100*[.D25]/[.K25]" table:style-name="ce1">
            <text:p>0.92569816</text:p>
          </table:table-cell>
          <table:table-cell office:value-type="float" office:value="22.318751052631576" table:formula="of:=[.F24]+[.F$14]" table:style-name="ce90">
            <text:p>22.32</text:p>
          </table:table-cell>
          <table:table-cell office:value-type="float" office:value="0.94091664276031106" table:formula="of:=[.F25]*PI()*2100/[.K25]" table:style-name="ce1">
            <text:p>0.940916643</text:p>
          </table:table-cell>
          <table:table-cell table:number-columns-repeated="3" table:style-name="ce1"/>
          <table:table-cell office:value-type="float" office:value="156490.47368421068" table:formula="of:=[.K24]-[.J$15]" table:style-name="ce72">
            <text:p>156490.473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8.061144210526315" table:formula="of:=[.B25]+[.B$14]" table:style-name="ce90">
            <text:p>38.06</text:p>
          </table:table-cell>
          <table:table-cell office:value-type="float" office:value="1.7177572849616769" table:formula="of:=PI()*[.B26]*2100/[.K26]" table:style-name="ce1">
            <text:p>1.717757285</text:p>
          </table:table-cell>
          <table:table-cell office:value-type="float" office:value="23.940635789473685" table:formula="of:=[.D25]+[.D$14]" table:style-name="ce90">
            <text:p>23.94</text:p>
          </table:table-cell>
          <table:table-cell office:value-type="float" office:value="1.0804772790464143" table:formula="of:=PI()*2100*[.D26]/[.K26]" table:style-name="ce1">
            <text:p>1.080477279</text:p>
          </table:table-cell>
          <table:table-cell office:value-type="float" office:value="24.338823157894733" table:formula="of:=[.F25]+[.F$14]" table:style-name="ce90">
            <text:p>24.34</text:p>
          </table:table-cell>
          <table:table-cell office:value-type="float" office:value="1.0984480801632084" table:formula="of:=[.F26]*PI()*2100/[.K26]" table:style-name="ce1">
            <text:p>1.09844808</text:p>
          </table:table-cell>
          <table:table-cell table:number-columns-repeated="3" table:style-name="ce1"/>
          <table:table-cell office:value-type="float" office:value="146180.42105263175" table:formula="of:=[.K25]-[.J$15]" table:style-name="ce72">
            <text:p>146180.42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1.287163684210526" table:formula="of:=[.B26]+[.B$14]" table:style-name="ce90">
            <text:p>41.29</text:p>
          </table:table-cell>
          <table:table-cell office:value-type="float" office:value="2.0047464978046836" table:formula="of:=PI()*[.B27]*2100/[.K27]" table:style-name="ce1">
            <text:p>2.004746498</text:p>
          </table:table-cell>
          <table:table-cell office:value-type="float" office:value="25.923506315789474" table:formula="of:=[.D26]+[.D$14]" table:style-name="ce90">
            <text:p>25.92</text:p>
          </table:table-cell>
          <table:table-cell office:value-type="float" office:value="1.2587461540079459" table:formula="of:=PI()*2100*[.D27]/[.K27]" table:style-name="ce1">
            <text:p>1.258746154</text:p>
          </table:table-cell>
          <table:table-cell office:value-type="float" office:value="26.358895263157891" table:formula="of:=[.F26]+[.F$14]" table:style-name="ce90">
            <text:p>26.36</text:p>
          </table:table-cell>
          <table:table-cell office:value-type="float" office:value="1.2798869733215648" table:formula="of:=[.F27]*PI()*2100/[.K27]" table:style-name="ce1">
            <text:p>1.279886973</text:p>
          </table:table-cell>
          <table:table-cell table:number-columns-repeated="3" table:style-name="ce1"/>
          <table:table-cell office:value-type="float" office:value="135870.36842105282" table:formula="of:=[.K26]-[.J$15]" table:style-name="ce72">
            <text:p>135870.3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4.513183157894737" table:formula="of:=[.B27]+[.B$14]" table:style-name="ce90">
            <text:p>44.51</text:p>
          </table:table-cell>
          <table:table-cell office:value-type="float" office:value="2.3388664281917264" table:formula="of:=PI()*[.B28]*2100/[.K28]" table:style-name="ce1">
            <text:p>2.338866428</text:p>
          </table:table-cell>
          <table:table-cell office:value-type="float" office:value="27.906376842105264" table:formula="of:=[.D27]+[.D$14]" table:style-name="ce90">
            <text:p>27.91</text:p>
          </table:table-cell>
          <table:table-cell office:value-type="float" office:value="1.466291181579789" table:formula="of:=PI()*2100*[.D28]/[.K28]" table:style-name="ce1">
            <text:p>1.466291182</text:p>
          </table:table-cell>
          <table:table-cell office:value-type="float" office:value="28.378967368421048" table:formula="of:=[.F27]+[.F$14]" table:style-name="ce90">
            <text:p>28.38</text:p>
          </table:table-cell>
          <table:table-cell office:value-type="float" office:value="1.4911226143793865" table:formula="of:=[.F28]*PI()*2100/[.K28]" table:style-name="ce1">
            <text:p>1.491122614</text:p>
          </table:table-cell>
          <table:table-cell table:number-columns-repeated="3" table:style-name="ce1"/>
          <table:table-cell office:value-type="float" office:value="125560.31578947387" table:formula="of:=[.K27]-[.J$15]" table:style-name="ce72">
            <text:p>125560.31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7.739202631578948" table:formula="of:=[.B28]+[.B$14]" table:style-name="ce90">
            <text:p>47.74</text:p>
          </table:table-cell>
          <table:table-cell office:value-type="float" office:value="2.7327657286758327" table:formula="of:=PI()*[.B29]*2100/[.K29]" table:style-name="ce1">
            <text:p>2.732765729</text:p>
          </table:table-cell>
          <table:table-cell office:value-type="float" office:value="29.889247368421053" table:formula="of:=[.D28]+[.D$14]" table:style-name="ce90">
            <text:p>29.89</text:p>
          </table:table-cell>
          <table:table-cell office:value-type="float" office:value="1.7109693158197987" table:formula="of:=PI()*2100*[.D29]/[.K29]" table:style-name="ce1">
            <text:p>1.710969316</text:p>
          </table:table-cell>
          <table:table-cell office:value-type="float" office:value="30.399039473684205" table:formula="of:=[.F28]+[.F$14]" table:style-name="ce90">
            <text:p>30.40</text:p>
          </table:table-cell>
          <table:table-cell office:value-type="float" office:value="1.7401516715613479" table:formula="of:=[.F29]*PI()*2100/[.K29]" table:style-name="ce1">
            <text:p>1.740151672</text:p>
          </table:table-cell>
          <table:table-cell table:number-columns-repeated="3" table:style-name="ce1"/>
          <table:table-cell office:value-type="float" office:value="115250.26315789492" table:formula="of:=[.K28]-[.J$15]" table:style-name="ce72">
            <text:p>115250.263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50.965222105263159" table:formula="of:=[.B29]+[.B$14]" table:style-name="ce90">
            <text:p>50.97</text:p>
          </table:table-cell>
          <table:table-cell office:value-type="float" office:value="3.2040638165106627" table:formula="of:=PI()*[.B30]*2100/[.K30]" table:style-name="ce1">
            <text:p>3.204063817</text:p>
          </table:table-cell>
          <table:table-cell office:value-type="float" office:value="31.872117894736842" table:formula="of:=[.D29]+[.D$14]" table:style-name="ce90">
            <text:p>31.87</text:p>
          </table:table-cell>
          <table:table-cell office:value-type="float" office:value="2.0037251969817746" table:formula="of:=PI()*2100*[.D30]/[.K30]" table:style-name="ce1">
            <text:p>2.003725197</text:p>
          </table:table-cell>
          <table:table-cell office:value-type="float" office:value="32.419111578947366" table:formula="of:=[.F29]+[.F$14]" table:style-name="ce90">
            <text:p>32.42</text:p>
          </table:table-cell>
          <table:table-cell office:value-type="float" office:value="2.0381134052352183" table:formula="of:=[.F30]*PI()*2100/[.K30]" table:style-name="ce1">
            <text:p>2.038113405</text:p>
          </table:table-cell>
          <table:table-cell table:number-columns-repeated="3" table:style-name="ce1"/>
          <table:table-cell office:value-type="float" office:value="104940.21052631598" table:formula="of:=[.K29]-[.J$15]" table:style-name="ce72">
            <text:p>104940.210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54.19124157894737" table:formula="of:=[.B30]+[.B$14]" table:style-name="ce90">
            <text:p>54.19</text:p>
          </table:table-cell>
          <table:table-cell office:value-type="float" office:value="3.7780587231787601" table:formula="of:=PI()*[.B31]*2100/[.K31]" table:style-name="ce1">
            <text:p>3.778058723</text:p>
          </table:table-cell>
          <table:table-cell office:value-type="float" office:value="33.854988421052632" table:formula="of:=[.D30]+[.D$14]" table:style-name="ce90">
            <text:p>33.85</text:p>
          </table:table-cell>
          <table:table-cell office:value-type="float" office:value="2.3602731843841678" table:formula="of:=PI()*2100*[.D31]/[.K31]" table:style-name="ce1">
            <text:p>2.360273184</text:p>
          </table:table-cell>
          <table:table-cell office:value-type="float" office:value="34.439183684210526" table:formula="of:=[.F30]+[.F$14]" table:style-name="ce90">
            <text:p>34.44</text:p>
          </table:table-cell>
          <table:table-cell office:value-type="float" office:value="2.4010016110764774" table:formula="of:=[.F31]*PI()*2100/[.K31]" table:style-name="ce1">
            <text:p>2.401001611</text:p>
          </table:table-cell>
          <table:table-cell table:number-columns-repeated="3" table:style-name="ce1"/>
          <table:table-cell office:value-type="float" office:value="94630.157894737029" table:formula="of:=[.K30]-[.J$15]" table:style-name="ce72">
            <text:p>94630.157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57.417261052631581" table:formula="of:=[.B31]+[.B$14]" table:style-name="ce90">
            <text:p>57.42</text:p>
          </table:table-cell>
          <table:table-cell office:value-type="float" office:value="4.4924215214555518" table:formula="of:=PI()*[.B32]*2100/[.K32]" table:style-name="ce1">
            <text:p>4.492421521</text:p>
          </table:table-cell>
          <table:table-cell office:value-type="float" office:value="35.837858947368424" table:formula="of:=[.D31]+[.D$14]" table:style-name="ce90">
            <text:p>35.84</text:p>
          </table:table-cell>
          <table:table-cell office:value-type="float" office:value="2.8040133901627016" table:formula="of:=PI()*2100*[.D32]/[.K32]" table:style-name="ce1">
            <text:p>2.80401339</text:p>
          </table:table-cell>
          <table:table-cell office:value-type="float" office:value="36.459255789473687" table:formula="of:=[.F31]+[.F$14]" table:style-name="ce90">
            <text:p>36.46</text:p>
          </table:table-cell>
          <table:table-cell office:value-type="float" office:value="2.852632507404802" table:formula="of:=[.F32]*PI()*2100/[.K32]" table:style-name="ce1">
            <text:p>2.852632507</text:p>
          </table:table-cell>
          <table:table-cell table:number-columns-repeated="3" table:style-name="ce1"/>
          <table:table-cell office:value-type="float" office:value="84320.105263158082" table:formula="of:=[.K31]-[.J$15]" table:style-name="ce72">
            <text:p>84320.1052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60.643280526315792" table:formula="of:=[.B32]+[.B$14]" table:style-name="ce90">
            <text:p>60.64</text:p>
          </table:table-cell>
          <table:table-cell office:value-type="float" office:value="5.4058145267486575" table:formula="of:=PI()*[.B33]*2100/[.K33]" table:style-name="ce1">
            <text:p>5.405814527</text:p>
          </table:table-cell>
          <table:table-cell office:value-type="float" office:value="37.820729473684217" table:formula="of:=[.D32]+[.D$14]" table:style-name="ce90">
            <text:p>37.82</text:p>
          </table:table-cell>
          <table:table-cell office:value-type="float" office:value="3.3713850409585375" table:formula="of:=PI()*2100*[.D33]/[.K33]" table:style-name="ce1">
            <text:p>3.371385041</text:p>
          </table:table-cell>
          <table:table-cell office:value-type="float" office:value="38.479327894736848" table:formula="of:=[.F32]+[.F$14]" table:style-name="ce90">
            <text:p>38.48</text:p>
          </table:table-cell>
          <table:table-cell office:value-type="float" office:value="3.4300932915828599" table:formula="of:=[.F33]*PI()*2100/[.K33]" table:style-name="ce1">
            <text:p>3.430093292</text:p>
          </table:table-cell>
          <table:table-cell table:number-columns-repeated="3" table:style-name="ce1"/>
          <table:table-cell office:value-type="float" office:value="74010.052631579136" table:formula="of:=[.K32]-[.J$15]" table:style-name="ce72">
            <text:p>74010.0526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63.869300000000003" table:formula="of:=[.B33]+[.B$14]" table:style-name="ce91">
            <text:p>63.87</text:p>
          </table:table-cell>
          <table:table-cell office:value-type="float" office:value="6.614878802305121" table:formula="of:=PI()*[.B34]*2100/[.K34]" table:style-name="ce1">
            <text:p>6.614878802</text:p>
          </table:table-cell>
          <table:table-cell office:value-type="float" office:value="39.80360000000001" table:formula="of:=[.D33]+[.D$14]" table:style-name="ce91">
            <text:p>39.80</text:p>
          </table:table-cell>
          <table:table-cell office:value-type="float" office:value="4.1224185938382316" table:formula="of:=PI()*2100*[.D34]/[.K34]" table:style-name="ce1">
            <text:p>4.122418594</text:p>
          </table:table-cell>
          <table:table-cell office:value-type="float" office:value="40.499400000000009" table:formula="of:=[.F33]+[.F$14]" table:style-name="ce91">
            <text:p>40.50</text:p>
          </table:table-cell>
          <table:table-cell office:value-type="float" office:value="4.194481896092114" table:formula="of:=[.F34]*PI()*2100/[.K34]" table:style-name="ce1">
            <text:p>4.194481896</text:p>
          </table:table-cell>
          <table:table-cell table:number-columns-repeated="3" table:style-name="ce1"/>
          <table:table-cell office:value-type="float" office:value="63700.000000000189" table:formula="of:=[.K33]-[.J$15]" table:style-name="ce92">
            <text:p>6370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.5716505128205129" table:formula="of:=([.C8]-[.C3])/39" table:style-name="ce90">
            <text:p>1.57</text:p>
          </table:table-cell>
          <table:table-cell table:style-name="ce72"/>
          <table:table-cell office:value-type="float" office:value="0.96601384615384611" table:formula="of:=([.E8]-[.E3])/39" table:style-name="ce93">
            <text:p>0.97</text:p>
          </table:table-cell>
          <table:table-cell table:style-name="ce72"/>
          <table:table-cell office:value-type="float" office:value="0.98413769230769244" table:formula="of:=([.G8]-[.G3])/39" table:style-name="ce93">
            <text:p>0.98</text:p>
          </table:table-cell>
          <table:table-cell table:number-columns-repeated="5" table:style-name="ce72"/>
          <table:table-cell table:number-columns-repeated="16373"/>
        </table:table-row>
        <table:table-row table:style-name="ro1">
          <table:table-cell/>
          <table:table-cell office:value-type="float" office:value="2.5749300000000002" table:formula="of:=[.C3]" table:style-name="ce22">
            <text:p>2.57</text:p>
          </table:table-cell>
          <table:table-cell office:value-type="float" office:value="6.544025201246087E-2" table:formula="of:=PI()*2100*[.B36]/[.J36]" table:style-name="ce94">
            <text:p>0.065440252</text:p>
          </table:table-cell>
          <table:table-cell office:value-type="float" office:value="2.12906" table:formula="of:=[.E3]" table:style-name="ce22">
            <text:p>2.13</text:p>
          </table:table-cell>
          <table:table-cell office:value-type="float" office:value="5.4108741965665057E-2" table:formula="of:=PI()*2100*[.D36]/[.J36]" table:style-name="ce94">
            <text:p>0.054108742</text:p>
          </table:table-cell>
          <table:table-cell office:value-type="float" office:value="2.1180300000000001" table:formula="of:=[.G3]" table:style-name="ce22">
            <text:p>2.12</text:p>
          </table:table-cell>
          <table:table-cell office:value-type="float" office:value="5.3828421343474382E-2" table:formula="of:=PI()*2100*[.F36]/[.J36]" table:style-name="ce94">
            <text:p>0.053828421</text:p>
          </table:table-cell>
          <table:table-cell table:number-columns-repeated="2" table:style-name="ce1"/>
          <table:table-cell office:value-type="float" office:value="259591" table:style-name="ce1">
            <text:p>259591</text:p>
          </table:table-cell>
          <table:table-cell office:value-type="float" office:value="1025.6410256410256" table:formula="of:=(259591-219591)/39" table:style-name="ce1">
            <text:p>1025.64102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.1465805128205133" table:formula="of:=[.B36]+[.B$35]" table:style-name="ce22">
            <text:p>4.15</text:p>
          </table:table-cell>
          <table:table-cell office:value-type="float" office:value="0.10580079462061055" table:formula="of:=PI()*2100*[.B37]/[.J37]" table:style-name="ce94">
            <text:p>0.105800795</text:p>
          </table:table-cell>
          <table:table-cell office:value-type="float" office:value="3.0950738461538458" table:formula="of:=[.D36]+[.D$35]" table:style-name="ce22">
            <text:p>3.10</text:p>
          </table:table-cell>
          <table:table-cell office:value-type="float" office:value="7.8971400970050468E-2" table:formula="of:=PI()*2100*[.D37]/[.J37]" table:style-name="ce94">
            <text:p>0.078971401</text:p>
          </table:table-cell>
          <table:table-cell office:value-type="float" office:value="3.1021676923076926" table:formula="of:=[.F36]+[.F$35]" table:style-name="ce22">
            <text:p>3.10</text:p>
          </table:table-cell>
          <table:table-cell office:value-type="float" office:value="7.9152401811026007E-2" table:formula="of:=PI()*2100*[.F37]/[.J37]" table:style-name="ce94">
            <text:p>0.079152402</text:p>
          </table:table-cell>
          <table:table-cell table:number-columns-repeated="2" table:style-name="ce1"/>
          <table:table-cell office:value-type="float" office:value="258565.35897435897" table:formula="of:=[.J36]-[.K$36]" table:style-name="ce1">
            <text:p>258565.359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5.7182310256410265" table:formula="of:=[.B37]+[.B$35]" table:style-name="ce22">
            <text:p>5.72</text:p>
          </table:table-cell>
          <table:table-cell office:value-type="float" office:value="0.14648280553388818" table:formula="of:=PI()*2100*[.B38]/[.J38]" table:style-name="ce94">
            <text:p>0.146482806</text:p>
          </table:table-cell>
          <table:table-cell office:value-type="float" office:value="4.0610876923076917" table:formula="of:=[.D37]+[.D$35]" table:style-name="ce22">
            <text:p>4.06</text:p>
          </table:table-cell>
          <table:table-cell office:value-type="float" office:value="0.10403208894864246" table:formula="of:=PI()*2100*[.D38]/[.J38]" table:style-name="ce94">
            <text:p>0.104032089</text:p>
          </table:table-cell>
          <table:table-cell office:value-type="float" office:value="4.0863053846153852" table:formula="of:=[.F37]+[.F$35]" table:style-name="ce22">
            <text:p>4.09</text:p>
          </table:table-cell>
          <table:table-cell office:value-type="float" office:value="0.10467808563918493" table:formula="of:=PI()*2100*[.F38]/[.J38]" table:style-name="ce94">
            <text:p>0.104678086</text:p>
          </table:table-cell>
          <table:table-cell table:number-columns-repeated="2" table:style-name="ce1"/>
          <table:table-cell office:value-type="float" office:value="257539.71794871794" table:formula="of:=[.J37]-[.K$36]" table:style-name="ce1">
            <text:p>257539.7179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7.2898815384615396" table:formula="of:=[.B38]+[.B$35]" table:style-name="ce22">
            <text:p>7.29</text:p>
          </table:table-cell>
          <table:table-cell office:value-type="float" office:value="0.18749014081063725" table:formula="of:=PI()*2100*[.B39]/[.J39]" table:style-name="ce94">
            <text:p>0.187490141</text:p>
          </table:table-cell>
          <table:table-cell office:value-type="float" office:value="5.0271015384615376" table:formula="of:=[.D38]+[.D$35]" table:style-name="ce22">
            <text:p>5.03</text:p>
          </table:table-cell>
          <table:table-cell office:value-type="float" office:value="0.1292931812873378" table:formula="of:=PI()*2100*[.D39]/[.J39]" table:style-name="ce94">
            <text:p>0.129293181</text:p>
          </table:table-cell>
          <table:table-cell office:value-type="float" office:value="5.0704430769230777" table:formula="of:=[.F38]+[.F$35]" table:style-name="ce22">
            <text:p>5.07</text:p>
          </table:table-cell>
          <table:table-cell office:value-type="float" office:value="0.13040789228863878" table:formula="of:=PI()*2100*[.F39]/[.J39]" table:style-name="ce94">
            <text:p>0.130407892</text:p>
          </table:table-cell>
          <table:table-cell table:number-columns-repeated="2" table:style-name="ce1"/>
          <table:table-cell office:value-type="float" office:value="256514.07692307691" table:formula="of:=[.J38]-[.K$36]" table:style-name="ce1">
            <text:p>256514.0769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8.8615320512820528" table:formula="of:=[.B39]+[.B$35]" table:style-name="ce22">
            <text:p>8.86</text:p>
          </table:table-cell>
          <table:table-cell office:value-type="float" office:value="0.22882671842874172" table:formula="of:=PI()*2100*[.B40]/[.J40]" table:style-name="ce94">
            <text:p>0.228826718</text:p>
          </table:table-cell>
          <table:table-cell office:value-type="float" office:value="5.9931153846153835" table:formula="of:=[.D39]+[.D$35]" table:style-name="ce22">
            <text:p>5.99</text:p>
          </table:table-cell>
          <table:table-cell office:value-type="float" office:value="0.15475709151533656" table:formula="of:=PI()*2100*[.D40]/[.J40]" table:style-name="ce94">
            <text:p>0.154757092</text:p>
          </table:table-cell>
          <table:table-cell office:value-type="float" office:value="6.0545807692307703" table:formula="of:=[.F39]+[.F$35]" table:style-name="ce22">
            <text:p>6.05</text:p>
          </table:table-cell>
          <table:table-cell office:value-type="float" office:value="0.15634428007111956" table:formula="of:=PI()*2100*[.F40]/[.J40]" table:style-name="ce94">
            <text:p>0.15634428</text:p>
          </table:table-cell>
          <table:table-cell table:number-columns-repeated="2" table:style-name="ce1"/>
          <table:table-cell office:value-type="float" office:value="255488.43589743588" table:formula="of:=[.J39]-[.K$36]" table:style-name="ce1">
            <text:p>255488.4359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10.433182564102566" table:formula="of:=[.B40]+[.B$35]" table:style-name="ce22">
            <text:p>10.43</text:p>
          </table:table-cell>
          <table:table-cell office:value-type="float" office:value="0.27049651953349446" table:formula="of:=PI()*2100*[.B41]/[.J41]" table:style-name="ce94">
            <text:p>0.27049652</text:p>
          </table:table-cell>
          <table:table-cell office:value-type="float" office:value="6.9591292307692294" table:formula="of:=[.D40]+[.D$35]" table:style-name="ce22">
            <text:p>6.96</text:p>
          </table:table-cell>
          <table:table-cell office:value-type="float" office:value="0.18042627207384654" table:formula="of:=PI()*2100*[.D41]/[.J41]" table:style-name="ce94">
            <text:p>0.180426272</text:p>
          </table:table-cell>
          <table:table-cell office:value-type="float" office:value="7.0387184615384628" table:formula="of:=[.F40]+[.F$35]" table:style-name="ce22">
            <text:p>7.04</text:p>
          </table:table-cell>
          <table:table-cell office:value-type="float" office:value="0.18248974693237141" table:formula="of:=PI()*2100*[.F41]/[.J41]" table:style-name="ce94">
            <text:p>0.182489747</text:p>
          </table:table-cell>
          <table:table-cell table:number-columns-repeated="2" table:style-name="ce1"/>
          <table:table-cell office:value-type="float" office:value="254462.79487179485" table:formula="of:=[.J40]-[.K$36]" table:style-name="ce1">
            <text:p>254462.7949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12.004833076923079" table:formula="of:=[.B41]+[.B$35]" table:style-name="ce22">
            <text:p>12.00</text:p>
          </table:table-cell>
          <table:table-cell office:value-type="float" office:value="0.31250358971576603" table:formula="of:=PI()*2100*[.B42]/[.J42]" table:style-name="ce94">
            <text:p>0.31250359</text:p>
          </table:table-cell>
          <table:table-cell office:value-type="float" office:value="7.9251430769230753" table:formula="of:=[.D41]+[.D$35]" table:style-name="ce22">
            <text:p>7.93</text:p>
          </table:table-cell>
          <table:table-cell office:value-type="float" office:value="0.20630321510345323" table:formula="of:=PI()*2100*[.D42]/[.J42]" table:style-name="ce94">
            <text:p>0.206303215</text:p>
          </table:table-cell>
          <table:table-cell office:value-type="float" office:value="8.0228561538461545" table:formula="of:=[.F41]+[.F$35]" table:style-name="ce22">
            <text:p>8.02</text:p>
          </table:table-cell>
          <table:table-cell office:value-type="float" office:value="0.20884683125412956" table:formula="of:=PI()*2100*[.F42]/[.J42]" table:style-name="ce94">
            <text:p>0.208846831</text:p>
          </table:table-cell>
          <table:table-cell table:number-columns-repeated="2" table:style-name="ce1"/>
          <table:table-cell office:value-type="float" office:value="253437.15384615381" table:formula="of:=[.J41]-[.K$36]" table:style-name="ce1">
            <text:p>253437.1538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13.576483589743592" table:formula="of:=[.B42]+[.B$35]" table:style-name="ce22">
            <text:p>13.58</text:p>
          </table:table-cell>
          <table:table-cell office:value-type="float" office:value="0.3548520403213351" table:formula="of:=PI()*2100*[.B43]/[.J43]" table:style-name="ce94">
            <text:p>0.35485204</text:p>
          </table:table-cell>
          <table:table-cell office:value-type="float" office:value="8.8911569230769221" table:formula="of:=[.D42]+[.D$35]" table:style-name="ce22">
            <text:p>8.89</text:p>
          </table:table-cell>
          <table:table-cell office:value-type="float" office:value="0.23239045325068566" table:formula="of:=PI()*2100*[.D43]/[.J43]" table:style-name="ce94">
            <text:p>0.232390453</text:p>
          </table:table-cell>
          <table:table-cell office:value-type="float" office:value="9.006993846153847" table:formula="of:=[.F42]+[.F$35]" table:style-name="ce22">
            <text:p>9.01</text:p>
          </table:table-cell>
          <table:table-cell office:value-type="float" office:value="0.23541811267565232" table:formula="of:=PI()*2100*[.F43]/[.J43]" table:style-name="ce94">
            <text:p>0.235418113</text:p>
          </table:table-cell>
          <table:table-cell table:number-columns-repeated="2" table:style-name="ce1"/>
          <table:table-cell office:value-type="float" office:value="252411.51282051278" table:formula="of:=[.J42]-[.K$36]" table:style-name="ce1">
            <text:p>252411.5128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15.148134102564105" table:formula="of:=[.B43]+[.B$35]" table:style-name="ce22">
            <text:p>15.15</text:p>
          </table:table-cell>
          <table:table-cell office:value-type="float" office:value="0.39754604979227143" table:formula="of:=PI()*2100*[.B44]/[.J44]" table:style-name="ce94">
            <text:p>0.39754605</text:p>
          </table:table-cell>
          <table:table-cell office:value-type="float" office:value="9.857170769230768" table:formula="of:=[.D43]+[.D$35]" table:style-name="ce22">
            <text:p>9.86</text:p>
          </table:table-cell>
          <table:table-cell office:value-type="float" office:value="0.25869056049432698" table:formula="of:=PI()*2100*[.D44]/[.J44]" table:style-name="ce94">
            <text:p>0.25869056</text:p>
          </table:table-cell>
          <table:table-cell office:value-type="float" office:value="9.9911315384615396" table:formula="of:=[.F43]+[.F$35]" table:style-name="ce22">
            <text:p>9.99</text:p>
          </table:table-cell>
          <table:table-cell office:value-type="float" office:value="0.26220621293536345" table:formula="of:=PI()*2100*[.F44]/[.J44]" table:style-name="ce94">
            <text:p>0.262206213</text:p>
          </table:table-cell>
          <table:table-cell table:number-columns-repeated="2" table:style-name="ce1"/>
          <table:table-cell office:value-type="float" office:value="251385.87179487175" table:formula="of:=[.J43]-[.K$36]" table:style-name="ce1">
            <text:p>251385.8718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16.719784615384619" table:formula="of:=[.B44]+[.B$35]" table:style-name="ce22">
            <text:p>16.72</text:p>
          </table:table-cell>
          <table:table-cell office:value-type="float" office:value="0.44058986504128972" table:formula="of:=PI()*2100*[.B45]/[.J45]" table:style-name="ce94">
            <text:p>0.440589865</text:p>
          </table:table-cell>
          <table:table-cell office:value-type="float" office:value="10.823184615384614" table:formula="of:=[.D44]+[.D$35]" table:style-name="ce22">
            <text:p>10.82</text:p>
          </table:table-cell>
          <table:table-cell office:value-type="float" office:value="0.28520615299203572" table:formula="of:=PI()*2100*[.D45]/[.J45]" table:style-name="ce94">
            <text:p>0.285206153</text:p>
          </table:table-cell>
          <table:table-cell office:value-type="float" office:value="10.975269230769232" table:formula="of:=[.F44]+[.F$35]" table:style-name="ce22">
            <text:p>10.98</text:p>
          </table:table-cell>
          <table:table-cell office:value-type="float" office:value="0.28921379673318232" table:formula="of:=PI()*2100*[.F45]/[.J45]" table:style-name="ce94">
            <text:p>0.289213797</text:p>
          </table:table-cell>
          <table:table-cell table:number-columns-repeated="2" table:style-name="ce1"/>
          <table:table-cell office:value-type="float" office:value="250360.23076923072" table:formula="of:=[.J44]-[.K$36]" table:style-name="ce1">
            <text:p>250360.2308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18.29143512820513" table:formula="of:=[.B45]+[.B$35]" table:style-name="ce22">
            <text:p>18.29</text:p>
          </table:table-cell>
          <table:table-cell office:value-type="float" office:value="0.48398780286002369" table:formula="of:=PI()*2100*[.B46]/[.J46]" table:style-name="ce94">
            <text:p>0.483987803</text:p>
          </table:table-cell>
          <table:table-cell office:value-type="float" office:value="11.78919846153846" table:formula="of:=[.D45]+[.D$35]" table:style-name="ce22">
            <text:p>11.79</text:p>
          </table:table-cell>
          <table:table-cell office:value-type="float" office:value="0.31193988994786226" table:formula="of:=PI()*2100*[.D46]/[.J46]" table:style-name="ce94">
            <text:p>0.31193989</text:p>
          </table:table-cell>
          <table:table-cell office:value-type="float" office:value="11.959406923076925" table:formula="of:=[.F45]+[.F$35]" table:style-name="ce22">
            <text:p>11.96</text:p>
          </table:table-cell>
          <table:table-cell office:value-type="float" office:value="0.31644357261413703" table:formula="of:=PI()*2100*[.F46]/[.J46]" table:style-name="ce94">
            <text:p>0.316443573</text:p>
          </table:table-cell>
          <table:table-cell table:number-columns-repeated="2" table:style-name="ce1"/>
          <table:table-cell office:value-type="float" office:value="249334.58974358969" table:formula="of:=[.J45]-[.K$36]" table:style-name="ce1">
            <text:p>249334.5897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19.863085641025641" table:formula="of:=[.B46]+[.B$35]" table:style-name="ce22">
            <text:p>19.86</text:p>
          </table:table-cell>
          <table:table-cell office:value-type="float" office:value="0.52774425136220204" table:formula="of:=PI()*2100*[.B47]/[.J47]" table:style-name="ce94">
            <text:p>0.527744251</text:p>
          </table:table-cell>
          <table:table-cell office:value-type="float" office:value="12.755212307692306" table:formula="of:=[.D46]+[.D$35]" table:style-name="ce22">
            <text:p>12.76</text:p>
          </table:table-cell>
          <table:table-cell office:value-type="float" office:value="0.3388944745012657" table:formula="of:=PI()*2100*[.D47]/[.J47]" table:style-name="ce94">
            <text:p>0.338894475</text:p>
          </table:table-cell>
          <table:table-cell office:value-type="float" office:value="12.943544615384617" table:formula="of:=[.F46]+[.F$35]" table:style-name="ce22">
            <text:p>12.94</text:p>
          </table:table-cell>
          <table:table-cell office:value-type="float" office:value="0.34389829387387666" table:formula="of:=PI()*2100*[.F47]/[.J47]" table:style-name="ce94">
            <text:p>0.343898294</text:p>
          </table:table-cell>
          <table:table-cell table:number-columns-repeated="2" table:style-name="ce1"/>
          <table:table-cell office:value-type="float" office:value="248308.94871794866" table:formula="of:=[.J46]-[.K$36]" table:style-name="ce1">
            <text:p>248308.9487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21.434736153846153" table:formula="of:=[.B47]+[.B$35]" table:style-name="ce22">
            <text:p>21.43</text:p>
          </table:table-cell>
          <table:table-cell office:value-type="float" office:value="0.57186367146273842" table:formula="of:=PI()*2100*[.B48]/[.J48]" table:style-name="ce94">
            <text:p>0.571863671</text:p>
          </table:table-cell>
          <table:table-cell office:value-type="float" office:value="13.721226153846152" table:formula="of:=[.D47]+[.D$35]" table:style-name="ce22">
            <text:p>13.72</text:p>
          </table:table-cell>
          <table:table-cell office:value-type="float" office:value="0.36607265463825356" table:formula="of:=PI()*2100*[.D48]/[.J48]" table:style-name="ce94">
            <text:p>0.366072655</text:p>
          </table:table-cell>
          <table:table-cell office:value-type="float" office:value="13.92768230769231" table:formula="of:=[.F47]+[.F$35]" table:style-name="ce22">
            <text:p>13.93</text:p>
          </table:table-cell>
          <table:table-cell office:value-type="float" office:value="0.37158075948671726" table:formula="of:=PI()*2100*[.F48]/[.J48]" table:style-name="ce94">
            <text:p>0.371580759</text:p>
          </table:table-cell>
          <table:table-cell table:number-columns-repeated="2" table:style-name="ce1"/>
          <table:table-cell office:value-type="float" office:value="247283.30769230763" table:formula="of:=[.J47]-[.K$36]" table:style-name="ce1">
            <text:p>247283.3077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23.006386666666664" table:formula="of:=[.B48]+[.B$35]" table:style-name="ce22">
            <text:p>23.01</text:p>
          </table:table-cell>
          <table:table-cell office:value-type="float" office:value="0.61635059839378392" table:formula="of:=PI()*2100*[.B49]/[.J49]" table:style-name="ce94">
            <text:p>0.616350598</text:p>
          </table:table-cell>
          <table:table-cell office:value-type="float" office:value="14.687239999999997" table:formula="of:=[.D48]+[.D$35]" table:style-name="ce22">
            <text:p>14.69</text:p>
          </table:table-cell>
          <table:table-cell office:value-type="float" office:value="0.39347722412529151" table:formula="of:=PI()*2100*[.D49]/[.J49]" table:style-name="ce94">
            <text:p>0.393477224</text:p>
          </table:table-cell>
          <table:table-cell office:value-type="float" office:value="14.911820000000002" table:formula="of:=[.F48]+[.F$35]" table:style-name="ce22">
            <text:p>14.91</text:p>
          </table:table-cell>
          <table:table-cell office:value-type="float" office:value="0.39949381505687975" table:formula="of:=PI()*2100*[.F49]/[.J49]" table:style-name="ce94">
            <text:p>0.399493815</text:p>
          </table:table-cell>
          <table:table-cell table:number-columns-repeated="2" table:style-name="ce1"/>
          <table:table-cell office:value-type="float" office:value="246257.6666666666" table:formula="of:=[.J48]-[.K$36]" table:style-name="ce1">
            <text:p>246257.666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4.578037179487175" table:formula="of:=[.B49]+[.B$35]" table:style-name="ce22">
            <text:p>24.58</text:p>
          </table:table-cell>
          <table:table-cell office:value-type="float" office:value="0.66120964325882192" table:formula="of:=PI()*2100*[.B50]/[.J50]" table:style-name="ce94">
            <text:p>0.661209643</text:p>
          </table:table-cell>
          <table:table-cell office:value-type="float" office:value="15.653253846153843" table:formula="of:=[.D49]+[.D$35]" table:style-name="ce22">
            <text:p>15.65</text:p>
          </table:table-cell>
          <table:table-cell office:value-type="float" office:value="0.42111102346664775" table:formula="of:=PI()*2100*[.D50]/[.J50]" table:style-name="ce94">
            <text:p>0.421111023</text:p>
          </table:table-cell>
          <table:table-cell office:value-type="float" office:value="15.895957692307695" table:formula="of:=[.F49]+[.F$35]" table:style-name="ce22">
            <text:p>15.90</text:p>
          </table:table-cell>
          <table:table-cell office:value-type="float" office:value="0.42764035379359783" table:formula="of:=PI()*2100*[.F50]/[.J50]" table:style-name="ce94">
            <text:p>0.427640354</text:p>
          </table:table-cell>
          <table:table-cell table:number-columns-repeated="2" table:style-name="ce1"/>
          <table:table-cell office:value-type="float" office:value="245232.02564102557" table:formula="of:=[.J49]-[.K$36]" table:style-name="ce1">
            <text:p>245232.025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6.149687692307687" table:formula="of:=[.B50]+[.B$35]" table:style-name="ce22">
            <text:p>26.15</text:p>
          </table:table-cell>
          <table:table-cell office:value-type="float" office:value="0.70644549462592676" table:formula="of:=PI()*2100*[.B51]/[.J51]" table:style-name="ce94">
            <text:p>0.706445495</text:p>
          </table:table-cell>
          <table:table-cell office:value-type="float" office:value="16.619267692307691" table:formula="of:=[.D50]+[.D$35]" table:style-name="ce22">
            <text:p>16.62</text:p>
          </table:table-cell>
          <table:table-cell office:value-type="float" office:value="0.44897694088586237" table:formula="of:=PI()*2100*[.D51]/[.J51]" table:style-name="ce94">
            <text:p>0.448976941</text:p>
          </table:table-cell>
          <table:table-cell office:value-type="float" office:value="16.880095384615387" table:formula="of:=[.F50]+[.F$35]" table:style-name="ce22">
            <text:p>16.88</text:p>
          </table:table-cell>
          <table:table-cell office:value-type="float" office:value="0.45602331751079822" table:formula="of:=PI()*2100*[.F51]/[.J51]" table:style-name="ce94">
            <text:p>0.456023318</text:p>
          </table:table-cell>
          <table:table-cell table:number-columns-repeated="2" table:style-name="ce1"/>
          <table:table-cell office:value-type="float" office:value="244206.38461538454" table:formula="of:=[.J50]-[.K$36]" table:style-name="ce1">
            <text:p>244206.384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7.721338205128198" table:formula="of:=[.B51]+[.B$35]" table:style-name="ce22">
            <text:p>27.72</text:p>
          </table:table-cell>
          <table:table-cell office:value-type="float" office:value="0.75206292016133969" table:formula="of:=PI()*2100*[.B52]/[.J52]" table:style-name="ce94">
            <text:p>0.75206292</text:p>
          </table:table-cell>
          <table:table-cell office:value-type="float" office:value="17.585281538461537" table:formula="of:=[.D51]+[.D$35]" table:style-name="ce22">
            <text:p>17.59</text:p>
          </table:table-cell>
          <table:table-cell office:value-type="float" office:value="0.47707791333205302" table:formula="of:=PI()*2100*[.D52]/[.J52]" table:style-name="ce94">
            <text:p>0.477077913</text:p>
          </table:table-cell>
          <table:table-cell office:value-type="float" office:value="17.864233076923078" table:formula="of:=[.F51]+[.F$35]" table:style-name="ce22">
            <text:p>17.86</text:p>
          </table:table-cell>
          <table:table-cell office:value-type="float" office:value="0.48464569765207821" table:formula="of:=PI()*2100*[.F52]/[.J52]" table:style-name="ce94">
            <text:p>0.484645698</text:p>
          </table:table-cell>
          <table:table-cell table:number-columns-repeated="2" table:style-name="ce1"/>
          <table:table-cell office:value-type="float" office:value="243180.74358974351" table:formula="of:=[.J51]-[.K$36]" table:style-name="ce1">
            <text:p>243180.743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9.29298871794871" table:formula="of:=[.B52]+[.B$35]" table:style-name="ce22">
            <text:p>29.29</text:p>
          </table:table-cell>
          <table:table-cell office:value-type="float" office:value="0.79806676830455925" table:formula="of:=PI()*2100*[.B53]/[.J53]" table:style-name="ce94">
            <text:p>0.798066768</text:p>
          </table:table-cell>
          <table:table-cell office:value-type="float" office:value="18.551295384615383" table:formula="of:=[.D52]+[.D$35]" table:style-name="ce22">
            <text:p>18.55</text:p>
          </table:table-cell>
          <table:table-cell office:value-type="float" office:value="0.50541692751179401" table:formula="of:=PI()*2100*[.D53]/[.J53]" table:style-name="ce94">
            <text:p>0.505416928</text:p>
          </table:table-cell>
          <table:table-cell office:value-type="float" office:value="18.848370769230769" table:formula="of:=[.F52]+[.F$35]" table:style-name="ce22">
            <text:p>18.85</text:p>
          </table:table-cell>
          <table:table-cell office:value-type="float" office:value="0.51351053634173105" table:formula="of:=PI()*2100*[.F53]/[.J53]" table:style-name="ce94">
            <text:p>0.513510536</text:p>
          </table:table-cell>
          <table:table-cell table:number-columns-repeated="2" table:style-name="ce1"/>
          <table:table-cell office:value-type="float" office:value="242155.10256410248" table:formula="of:=[.J52]-[.K$36]" table:style-name="ce1">
            <text:p>242155.102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0.864639230769221" table:formula="of:=[.B53]+[.B$35]" table:style-name="ce22">
            <text:p>30.86</text:p>
          </table:table-cell>
          <table:table-cell office:value-type="float" office:value="0.84446196998618095" table:formula="of:=PI()*2100*[.B54]/[.J54]" table:style-name="ce94">
            <text:p>0.84446197</text:p>
          </table:table-cell>
          <table:table-cell office:value-type="float" office:value="19.517309230769229" table:formula="of:=[.D53]+[.D$35]" table:style-name="ce22">
            <text:p>19.52</text:p>
          </table:table-cell>
          <table:table-cell office:value-type="float" office:value="0.53399702094733004" table:formula="of:=PI()*2100*[.D54]/[.J54]" table:style-name="ce94">
            <text:p>0.533997021</text:p>
          </table:table-cell>
          <table:table-cell office:value-type="float" office:value="19.83250846153846" table:formula="of:=[.F53]+[.F$35]" table:style-name="ce22">
            <text:p>19.83</text:p>
          </table:table-cell>
          <table:table-cell office:value-type="float" office:value="0.54262092746259438" table:formula="of:=PI()*2100*[.F54]/[.J54]" table:style-name="ce94">
            <text:p>0.542620927</text:p>
          </table:table-cell>
          <table:table-cell table:number-columns-repeated="2" table:style-name="ce1"/>
          <table:table-cell office:value-type="float" office:value="241129.46153846144" table:formula="of:=[.J53]-[.K$36]" table:style-name="ce1">
            <text:p>241129.4615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2.436289743589732" table:formula="of:=[.B54]+[.B$35]" table:style-name="ce22">
            <text:p>32.44</text:p>
          </table:table-cell>
          <table:table-cell office:value-type="float" office:value="0.89125354038976579" table:formula="of:=PI()*2100*[.B55]/[.J55]" table:style-name="ce94">
            <text:p>0.89125354</text:p>
          </table:table-cell>
          <table:table-cell office:value-type="float" office:value="20.483323076923075" table:formula="of:=[.D54]+[.D$35]" table:style-name="ce22">
            <text:p>20.48</text:p>
          </table:table-cell>
          <table:table-cell office:value-type="float" office:value="0.56282128306191104" table:formula="of:=PI()*2100*[.D55]/[.J55]" table:style-name="ce94">
            <text:p>0.562821283</text:p>
          </table:table-cell>
          <table:table-cell office:value-type="float" office:value="20.81664615384615" table:formula="of:=[.F54]+[.F$35]" table:style-name="ce22">
            <text:p>20.82</text:p>
          </table:table-cell>
          <table:table-cell office:value-type="float" office:value="0.57198001776152363" table:formula="of:=PI()*2100*[.F55]/[.J55]" table:style-name="ce94">
            <text:p>0.571980018</text:p>
          </table:table-cell>
          <table:table-cell table:number-columns-repeated="2" table:style-name="ce1"/>
          <table:table-cell office:value-type="float" office:value="240103.82051282041" table:formula="of:=[.J54]-[.K$36]" table:style-name="ce1">
            <text:p>240103.8205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4.007940256410244" table:formula="of:=[.B55]+[.B$35]" table:style-name="ce22">
            <text:p>34.01</text:p>
          </table:table-cell>
          <table:table-cell office:value-type="float" office:value="0.93844658075905818" table:formula="of:=PI()*2100*[.B56]/[.J56]" table:style-name="ce94">
            <text:p>0.938446581</text:p>
          </table:table-cell>
          <table:table-cell office:value-type="float" office:value="21.44933692307692" table:formula="of:=[.D55]+[.D$35]" table:style-name="ce22">
            <text:p>21.45</text:p>
          </table:table-cell>
          <table:table-cell office:value-type="float" office:value="0.59189285629306454" table:formula="of:=PI()*2100*[.D56]/[.J56]" table:style-name="ce94">
            <text:p>0.591892856</text:p>
          </table:table-cell>
          <table:table-cell office:value-type="float" office:value="21.800783846153841" table:formula="of:=[.F55]+[.F$35]" table:style-name="ce22">
            <text:p>21.80</text:p>
          </table:table-cell>
          <table:table-cell office:value-type="float" office:value="0.60159100798332055" table:formula="of:=PI()*2100*[.F56]/[.J56]" table:style-name="ce94">
            <text:p>0.601591008</text:p>
          </table:table-cell>
          <table:table-cell table:number-columns-repeated="2" table:style-name="ce1"/>
          <table:table-cell office:value-type="float" office:value="239078.17948717938" table:formula="of:=[.J55]-[.K$36]" table:style-name="ce1">
            <text:p>239078.1795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5.579590769230755" table:formula="of:=[.B56]+[.B$35]" table:style-name="ce22">
            <text:p>35.58</text:p>
          </table:table-cell>
          <table:table-cell office:value-type="float" office:value="0.9860462802519232" table:formula="of:=PI()*2100*[.B57]/[.J57]" table:style-name="ce94">
            <text:p>0.98604628</text:p>
          </table:table-cell>
          <table:table-cell office:value-type="float" office:value="22.415350769230766" table:formula="of:=[.D56]+[.D$35]" table:style-name="ce22">
            <text:p>22.42</text:p>
          </table:table-cell>
          <table:table-cell office:value-type="float" office:value="0.62121493723464627" table:formula="of:=PI()*2100*[.D57]/[.J57]" table:style-name="ce94">
            <text:p>0.621214937</text:p>
          </table:table-cell>
          <table:table-cell office:value-type="float" office:value="22.784921538461532" table:formula="of:=[.F56]+[.F$35]" table:style-name="ce22">
            <text:p>22.78</text:p>
          </table:table-cell>
          <table:table-cell office:value-type="float" office:value="0.6314571540339744" table:formula="of:=PI()*2100*[.F57]/[.J57]" table:style-name="ce94">
            <text:p>0.631457154</text:p>
          </table:table-cell>
          <table:table-cell table:number-columns-repeated="2" table:style-name="ce1"/>
          <table:table-cell office:value-type="float" office:value="238052.53846153835" table:formula="of:=[.J56]-[.K$36]" table:style-name="ce1">
            <text:p>238052.5385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7.151241282051267" table:formula="of:=[.B57]+[.B$35]" table:style-name="ce22">
            <text:p>37.15</text:p>
          </table:table-cell>
          <table:table-cell office:value-type="float" office:value="1.034057917842415" table:formula="of:=PI()*2100*[.B58]/[.J58]" table:style-name="ce94">
            <text:p>1.034057918</text:p>
          </table:table-cell>
          <table:table-cell office:value-type="float" office:value="23.381364615384612" table:formula="of:=[.D57]+[.D$35]" table:style-name="ce22">
            <text:p>23.38</text:p>
          </table:table-cell>
          <table:table-cell office:value-type="float" office:value="0.65079077780854122" table:formula="of:=PI()*2100*[.D58]/[.J58]" table:style-name="ce94">
            <text:p>0.650790778</text:p>
          </table:table-cell>
          <table:table-cell office:value-type="float" office:value="23.769059230769223" table:formula="of:=[.F57]+[.F$35]" table:style-name="ce22">
            <text:p>23.77</text:p>
          </table:table-cell>
          <table:table-cell office:value-type="float" office:value="0.6615817681741043" table:formula="of:=PI()*2100*[.F58]/[.J58]" table:style-name="ce94">
            <text:p>0.661581768</text:p>
          </table:table-cell>
          <table:table-cell table:number-columns-repeated="2" table:style-name="ce1"/>
          <table:table-cell office:value-type="float" office:value="237026.89743589732" table:formula="of:=[.J57]-[.K$36]" table:style-name="ce1">
            <text:p>237026.897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8.722891794871778" table:formula="of:=[.B58]+[.B$35]" table:style-name="ce22">
            <text:p>38.72</text:p>
          </table:table-cell>
          <table:table-cell office:value-type="float" office:value="1.0824868642724446" table:formula="of:=PI()*2100*[.B59]/[.J59]" table:style-name="ce94">
            <text:p>1.082486864</text:p>
          </table:table-cell>
          <table:table-cell office:value-type="float" office:value="24.347378461538458" table:formula="of:=[.D58]+[.D$35]" table:style-name="ce22">
            <text:p>24.35</text:p>
          </table:table-cell>
          <table:table-cell office:value-type="float" office:value="0.68062368646691851" table:formula="of:=PI()*2100*[.D59]/[.J59]" table:style-name="ce94">
            <text:p>0.680623686</text:p>
          </table:table-cell>
          <table:table-cell office:value-type="float" office:value="24.753196923076914" table:formula="of:=[.F58]+[.F$35]" table:style-name="ce22">
            <text:p>24.75</text:p>
          </table:table-cell>
          <table:table-cell office:value-type="float" office:value="0.69196822024352056" table:formula="of:=PI()*2100*[.F59]/[.J59]" table:style-name="ce94">
            <text:p>0.69196822</text:p>
          </table:table-cell>
          <table:table-cell table:number-columns-repeated="2" table:style-name="ce1"/>
          <table:table-cell office:value-type="float" office:value="236001.25641025629" table:formula="of:=[.J58]-[.K$36]" table:style-name="ce1">
            <text:p>236001.256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40.294542307692289" table:formula="of:=[.B59]+[.B$35]" table:style-name="ce22">
            <text:p>40.29</text:p>
          </table:table-cell>
          <table:table-cell office:value-type="float" office:value="1.1313385840545593" table:formula="of:=PI()*2100*[.B60]/[.J60]" table:style-name="ce94">
            <text:p>1.131338584</text:p>
          </table:table-cell>
          <table:table-cell office:value-type="float" office:value="25.313392307692304" table:formula="of:=[.D59]+[.D$35]" table:style-name="ce22">
            <text:p>25.31</text:p>
          </table:table-cell>
          <table:table-cell office:value-type="float" office:value="0.71071702942597115" table:formula="of:=PI()*2100*[.D60]/[.J60]" table:style-name="ce94">
            <text:p>0.710717029</text:p>
          </table:table-cell>
          <table:table-cell office:value-type="float" office:value="25.737334615384604" table:formula="of:=[.F59]+[.F$35]" table:style-name="ce22">
            <text:p>25.74</text:p>
          </table:table-cell>
          <table:table-cell office:value-type="float" office:value="0.72261993891785714" table:formula="of:=PI()*2100*[.F60]/[.J60]" table:style-name="ce94">
            <text:p>0.722619939</text:p>
          </table:table-cell>
          <table:table-cell table:number-columns-repeated="2" table:style-name="ce1"/>
          <table:table-cell office:value-type="float" office:value="234975.61538461526" table:formula="of:=[.J59]-[.K$36]" table:style-name="ce1">
            <text:p>234975.615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41.866192820512801" table:formula="of:=[.B60]+[.B$35]" table:style-name="ce22">
            <text:p>41.87</text:p>
          </table:table-cell>
          <table:table-cell office:value-type="float" office:value="1.1806186375274037" table:formula="of:=PI()*2100*[.B61]/[.J61]" table:style-name="ce94">
            <text:p>1.180618638</text:p>
          </table:table-cell>
          <table:table-cell office:value-type="float" office:value="26.27940615384615" table:formula="of:=[.D60]+[.D$35]" table:style-name="ce22">
            <text:p>26.28</text:p>
          </table:table-cell>
          <table:table-cell office:value-type="float" office:value="0.7410742319321092" table:formula="of:=PI()*2100*[.D61]/[.J61]" table:style-name="ce94">
            <text:p>0.741074232</text:p>
          </table:table-cell>
          <table:table-cell office:value-type="float" office:value="26.721472307692295" table:formula="of:=[.F60]+[.F$35]" table:style-name="ce22">
            <text:p>26.72</text:p>
          </table:table-cell>
          <table:table-cell office:value-type="float" office:value="0.75354041299825802" table:formula="of:=PI()*2100*[.F61]/[.J61]" table:style-name="ce94">
            <text:p>0.753540413</text:p>
          </table:table-cell>
          <table:table-cell table:number-columns-repeated="2" table:style-name="ce1"/>
          <table:table-cell office:value-type="float" office:value="233949.97435897423" table:formula="of:=[.J60]-[.K$36]" table:style-name="ce1">
            <text:p>233949.974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43.437843333333312" table:formula="of:=[.B61]+[.B$35]" table:style-name="ce22">
            <text:p>43.44</text:p>
          </table:table-cell>
          <table:table-cell office:value-type="float" office:value="1.2303326829654861" table:formula="of:=PI()*2100*[.B62]/[.J62]" table:style-name="ce94">
            <text:p>1.230332683</text:p>
          </table:table-cell>
          <table:table-cell office:value-type="float" office:value="27.245419999999996" table:formula="of:=[.D61]+[.D$35]" table:style-name="ce22">
            <text:p>27.25</text:p>
          </table:table-cell>
          <table:table-cell office:value-type="float" office:value="0.77169877956160482" table:formula="of:=PI()*2100*[.D62]/[.J62]" table:style-name="ce94">
            <text:p>0.77169878</text:p>
          </table:table-cell>
          <table:table-cell office:value-type="float" office:value="27.705609999999986" table:formula="of:=[.F61]+[.F$35]" table:style-name="ce22">
            <text:p>27.71</text:p>
          </table:table-cell>
          <table:table-cell office:value-type="float" office:value="0.78473319273513809" table:formula="of:=PI()*2100*[.F62]/[.J62]" table:style-name="ce94">
            <text:p>0.784733193</text:p>
          </table:table-cell>
          <table:table-cell table:number-columns-repeated="2" table:style-name="ce1"/>
          <table:table-cell office:value-type="float" office:value="232924.3333333332" table:formula="of:=[.J61]-[.K$36]" table:style-name="ce1">
            <text:p>232924.333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45.009493846153823" table:formula="of:=[.B62]+[.B$35]" table:style-name="ce22">
            <text:p>45.01</text:p>
          </table:table-cell>
          <table:table-cell office:value-type="float" office:value="1.2804864787449306" table:formula="of:=PI()*2100*[.B63]/[.J63]" table:style-name="ce94">
            <text:p>1.280486479</text:p>
          </table:table-cell>
          <table:table-cell office:value-type="float" office:value="28.211433846153842" table:formula="of:=[.D62]+[.D$35]" table:style-name="ce22">
            <text:p>28.21</text:p>
          </table:table-cell>
          <table:table-cell office:value-type="float" office:value="0.80259421955472632" table:formula="of:=PI()*2100*[.D63]/[.J63]" table:style-name="ce94">
            <text:p>0.80259422</text:p>
          </table:table-cell>
          <table:table-cell office:value-type="float" office:value="28.689747692307677" table:formula="of:=[.F62]+[.F$35]" table:style-name="ce22">
            <text:p>28.69</text:p>
          </table:table-cell>
          <table:table-cell office:value-type="float" office:value="0.81620189118707043" table:formula="of:=PI()*2100*[.F63]/[.J63]" table:style-name="ce94">
            <text:p>0.816201891</text:p>
          </table:table-cell>
          <table:table-cell table:number-columns-repeated="2" table:style-name="ce1"/>
          <table:table-cell office:value-type="float" office:value="231898.69230769217" table:formula="of:=[.J62]-[.K$36]" table:style-name="ce1">
            <text:p>231898.692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46.581144358974335" table:formula="of:=[.B63]+[.B$35]" table:style-name="ce22">
            <text:p>46.58</text:p>
          </table:table-cell>
          <table:table-cell office:value-type="float" office:value="1.3310858855669581" table:formula="of:=PI()*2100*[.B64]/[.J64]" table:style-name="ce94">
            <text:p>1.331085886</text:p>
          </table:table-cell>
          <table:table-cell office:value-type="float" office:value="29.177447692307688" table:formula="of:=[.D63]+[.D$35]" table:style-name="ce22">
            <text:p>29.18</text:p>
          </table:table-cell>
          <table:table-cell office:value-type="float" office:value="0.8337641621854337" table:formula="of:=PI()*2100*[.D64]/[.J64]" table:style-name="ce94">
            <text:p>0.833764162</text:p>
          </table:table-cell>
          <table:table-cell office:value-type="float" office:value="29.673885384615367" table:formula="of:=[.F63]+[.F$35]" table:style-name="ce22">
            <text:p>29.67</text:p>
          </table:table-cell>
          <table:table-cell office:value-type="float" office:value="0.84795018561589652" table:formula="of:=PI()*2100*[.F64]/[.J64]" table:style-name="ce94">
            <text:p>0.847950186</text:p>
          </table:table-cell>
          <table:table-cell table:number-columns-repeated="2" table:style-name="ce1"/>
          <table:table-cell office:value-type="float" office:value="230873.05128205114" table:formula="of:=[.J63]-[.K$36]" table:style-name="ce1">
            <text:p>230873.051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48.152794871794846" table:formula="of:=[.B64]+[.B$35]" table:style-name="ce22">
            <text:p>48.15</text:p>
          </table:table-cell>
          <table:table-cell office:value-type="float" office:value="1.3821368687408953" table:formula="of:=PI()*2100*[.B65]/[.J65]" table:style-name="ce94">
            <text:p>1.382136869</text:p>
          </table:table-cell>
          <table:table-cell office:value-type="float" office:value="30.143461538461533" table:formula="of:=[.D64]+[.D$35]" table:style-name="ce22">
            <text:p>30.14</text:p>
          </table:table-cell>
          <table:table-cell office:value-type="float" office:value="0.86521228216774348" table:formula="of:=PI()*2100*[.D65]/[.J65]" table:style-name="ce94">
            <text:p>0.865212282</text:p>
          </table:table-cell>
          <table:table-cell office:value-type="float" office:value="30.658023076923058" table:formula="of:=[.F64]+[.F$35]" table:style-name="ce22">
            <text:p>30.66</text:p>
          </table:table-cell>
          <table:table-cell office:value-type="float" office:value="0.87998181891918736" table:formula="of:=PI()*2100*[.F65]/[.J65]" table:style-name="ce94">
            <text:p>0.879981819</text:p>
          </table:table-cell>
          <table:table-cell table:number-columns-repeated="2" table:style-name="ce1"/>
          <table:table-cell office:value-type="float" office:value="229847.4102564101" table:formula="of:=[.J64]-[.K$36]" table:style-name="ce1">
            <text:p>229847.410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49.724445384615358" table:formula="of:=[.B65]+[.B$35]" table:style-name="ce22">
            <text:p>49.72</text:p>
          </table:table-cell>
          <table:table-cell office:value-type="float" office:value="1.4336455005285855" table:formula="of:=PI()*2100*[.B66]/[.J66]" table:style-name="ce94">
            <text:p>1.433645501</text:p>
          </table:table-cell>
          <table:table-cell office:value-type="float" office:value="31.109475384615379" table:formula="of:=[.D65]+[.D$35]" table:style-name="ce22">
            <text:p>31.11</text:p>
          </table:table-cell>
          <table:table-cell office:value-type="float" office:value="0.89694232009991948" table:formula="of:=PI()*2100*[.D66]/[.J66]" table:style-name="ce94">
            <text:p>0.89694232</text:p>
          </table:table-cell>
          <table:table-cell office:value-type="float" office:value="31.642160769230749" table:formula="of:=[.F65]+[.F$35]" table:style-name="ce22">
            <text:p>31.64</text:p>
          </table:table-cell>
          <table:table-cell office:value-type="float" office:value="0.91230060110122846" table:formula="of:=PI()*2100*[.F66]/[.J66]" table:style-name="ce94">
            <text:p>0.912300601</text:p>
          </table:table-cell>
          <table:table-cell table:number-columns-repeated="2" table:style-name="ce1"/>
          <table:table-cell office:value-type="float" office:value="228821.76923076907" table:formula="of:=[.J65]-[.K$36]" table:style-name="ce1">
            <text:p>228821.7692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1.296095897435869" table:formula="of:=[.B66]+[.B$35]" table:style-name="ce22">
            <text:p>51.30</text:p>
          </table:table-cell>
          <table:table-cell office:value-type="float" office:value="1.4856179625521309" table:formula="of:=PI()*2100*[.B67]/[.J67]" table:style-name="ce94">
            <text:p>1.485617963</text:p>
          </table:table-cell>
          <table:table-cell office:value-type="float" office:value="32.075489230769229" table:formula="of:=[.D66]+[.D$35]" table:style-name="ce22">
            <text:p>32.08</text:p>
          </table:table-cell>
          <table:table-cell office:value-type="float" office:value="0.92895808394767465" table:formula="of:=PI()*2100*[.D67]/[.J67]" table:style-name="ce94">
            <text:p>0.928958084</text:p>
          </table:table-cell>
          <table:table-cell office:value-type="float" office:value="32.62629846153844" table:formula="of:=[.F66]+[.F$35]" table:style-name="ce22">
            <text:p>32.63</text:p>
          </table:table-cell>
          <table:table-cell office:value-type="float" office:value="0.94491041078374416" table:formula="of:=PI()*2100*[.F67]/[.J67]" table:style-name="ce94">
            <text:p>0.944910411</text:p>
          </table:table-cell>
          <table:table-cell table:number-columns-repeated="2" table:style-name="ce1"/>
          <table:table-cell office:value-type="float" office:value="227796.12820512804" table:formula="of:=[.J66]-[.K$36]" table:style-name="ce1">
            <text:p>227796.1282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2.86774641025638" table:formula="of:=[.B67]+[.B$35]" table:style-name="ce22">
            <text:p>52.87</text:p>
          </table:table-cell>
          <table:table-cell office:value-type="float" office:value="1.5380605482669722" table:formula="of:=PI()*2100*[.B68]/[.J68]" table:style-name="ce94">
            <text:p>1.538060548</text:p>
          </table:table-cell>
          <table:table-cell office:value-type="float" office:value="33.041503076923078" table:formula="of:=[.D67]+[.D$35]" table:style-name="ce22">
            <text:p>33.04</text:p>
          </table:table-cell>
          <table:table-cell office:value-type="float" office:value="0.96126345056762386" table:formula="of:=PI()*2100*[.D68]/[.J68]" table:style-name="ce94">
            <text:p>0.961263451</text:p>
          </table:table-cell>
          <table:table-cell office:value-type="float" office:value="33.61043615384613" table:formula="of:=[.F67]+[.F$35]" table:style-name="ce22">
            <text:p>33.61</text:p>
          </table:table-cell>
          <table:table-cell office:value-type="float" office:value="0.97781519675761697" table:formula="of:=PI()*2100*[.F68]/[.J68]" table:style-name="ce94">
            <text:p>0.977815197</text:p>
          </table:table-cell>
          <table:table-cell table:number-columns-repeated="2" table:style-name="ce1"/>
          <table:table-cell office:value-type="float" office:value="226770.48717948701" table:formula="of:=[.J67]-[.K$36]" table:style-name="ce1">
            <text:p>226770.4872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4.439396923076892" table:formula="of:=[.B68]+[.B$35]" table:style-name="ce22">
            <text:p>54.44</text:p>
          </table:table-cell>
          <table:table-cell office:value-type="float" office:value="1.5909796655023885" table:formula="of:=PI()*2100*[.B69]/[.J69]" table:style-name="ce94">
            <text:p>1.590979666</text:p>
          </table:table-cell>
          <table:table-cell office:value-type="float" office:value="34.007516923076928" table:formula="of:=[.D68]+[.D$35]" table:style-name="ce22">
            <text:p>34.01</text:p>
          </table:table-cell>
          <table:table-cell office:value-type="float" office:value="0.99386236727226662" table:formula="of:=PI()*2100*[.D69]/[.J69]" table:style-name="ce94">
            <text:p>0.993862367</text:p>
          </table:table-cell>
          <table:table-cell office:value-type="float" office:value="34.594573846153821" table:formula="of:=[.F68]+[.F$35]" table:style-name="ce22">
            <text:p>34.59</text:p>
          </table:table-cell>
          <table:table-cell office:value-type="float" office:value="1.0110189795769084" table:formula="of:=PI()*2100*[.F69]/[.J69]" table:style-name="ce94">
            <text:p>1.01101898</text:p>
          </table:table-cell>
          <table:table-cell table:number-columns-repeated="2" table:style-name="ce1"/>
          <table:table-cell office:value-type="float" office:value="225744.84615384598" table:formula="of:=[.J68]-[.K$36]" table:style-name="ce1">
            <text:p>225744.8462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6.011047435897403" table:formula="of:=[.B69]+[.B$35]" table:style-name="ce22">
            <text:p>56.01</text:p>
          </table:table-cell>
          <table:table-cell office:value-type="float" office:value="1.6443818390715648" table:formula="of:=PI()*2100*[.B70]/[.J70]" table:style-name="ce94">
            <text:p>1.644381839</text:p>
          </table:table-cell>
          <table:table-cell office:value-type="float" office:value="34.973530769230777" table:formula="of:=[.D69]+[.D$35]" table:style-name="ce22">
            <text:p>34.97</text:p>
          </table:table-cell>
          <table:table-cell office:value-type="float" office:value="1.0267588534378254" table:formula="of:=PI()*2100*[.D70]/[.J70]" table:style-name="ce94">
            <text:p>1.026758853</text:p>
          </table:table-cell>
          <table:table-cell office:value-type="float" office:value="35.578711538461512" table:formula="of:=[.F69]+[.F$35]" table:style-name="ce22">
            <text:p>35.58</text:p>
          </table:table-cell>
          <table:table-cell office:value-type="float" office:value="1.0445258531965298" table:formula="of:=PI()*2100*[.F70]/[.J70]" table:style-name="ce94">
            <text:p>1.044525853</text:p>
          </table:table-cell>
          <table:table-cell table:number-columns-repeated="2" table:style-name="ce1"/>
          <table:table-cell office:value-type="float" office:value="224719.20512820495" table:formula="of:=[.J69]-[.K$36]" table:style-name="ce1">
            <text:p>224719.205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7.582697948717914" table:formula="of:=[.B70]+[.B$35]" table:style-name="ce22">
            <text:p>57.58</text:p>
          </table:table-cell>
          <table:table-cell office:value-type="float" office:value="1.698273713453464" table:formula="of:=PI()*2100*[.B71]/[.J71]" table:style-name="ce94">
            <text:p>1.698273713</text:p>
          </table:table-cell>
          <table:table-cell office:value-type="float" office:value="35.939544615384627" table:formula="of:=[.D70]+[.D$35]" table:style-name="ce22">
            <text:p>35.94</text:p>
          </table:table-cell>
          <table:table-cell office:value-type="float" office:value="1.0599570021563161" table:formula="of:=PI()*2100*[.D71]/[.J71]" table:style-name="ce94">
            <text:p>1.059957002</text:p>
          </table:table-cell>
          <table:table-cell office:value-type="float" office:value="36.562849230769203" table:formula="of:=[.F70]+[.F$35]" table:style-name="ce22">
            <text:p>36.56</text:p>
          </table:table-cell>
          <table:table-cell office:value-type="float" office:value="1.0783399866549683" table:formula="of:=PI()*2100*[.F71]/[.J71]" table:style-name="ce94">
            <text:p>1.078339987</text:p>
          </table:table-cell>
          <table:table-cell table:number-columns-repeated="2" table:style-name="ce1"/>
          <table:table-cell office:value-type="float" office:value="223693.56410256392" table:formula="of:=[.J70]-[.K$36]" table:style-name="ce1">
            <text:p>223693.564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9.154348461538426" table:formula="of:=[.B71]+[.B$35]" table:style-name="ce22">
            <text:p>59.15</text:p>
          </table:table-cell>
          <table:table-cell office:value-type="float" office:value="1.7526620555488173" table:formula="of:=PI()*2100*[.B72]/[.J72]" table:style-name="ce94">
            <text:p>1.752662056</text:p>
          </table:table-cell>
          <table:table-cell office:value-type="float" office:value="36.905558461538476" table:formula="of:=[.D71]+[.D$35]" table:style-name="ce22">
            <text:p>36.91</text:p>
          </table:table-cell>
          <table:table-cell office:value-type="float" office:value="1.0934609819332775" table:formula="of:=PI()*2100*[.D72]/[.J72]" table:style-name="ce94">
            <text:p>1.093460982</text:p>
          </table:table-cell>
          <table:table-cell office:value-type="float" office:value="37.546986923076894" table:formula="of:=[.F71]+[.F$35]" table:style-name="ce22">
            <text:p>37.55</text:p>
          </table:table-cell>
          <table:table-cell office:value-type="float" office:value="1.1124656258035144" table:formula="of:=PI()*2100*[.F72]/[.J72]" table:style-name="ce94">
            <text:p>1.112465626</text:p>
          </table:table-cell>
          <table:table-cell table:number-columns-repeated="2" table:style-name="ce1"/>
          <table:table-cell office:value-type="float" office:value="222667.92307692289" table:formula="of:=[.J71]-[.K$36]" table:style-name="ce1">
            <text:p>222667.923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60.725998974358937" table:formula="of:=[.B72]+[.B$35]" table:style-name="ce22">
            <text:p>60.73</text:p>
          </table:table-cell>
          <table:table-cell office:value-type="float" office:value="1.8075537575126335" table:formula="of:=PI()*2100*[.B73]/[.J73]" table:style-name="ce94">
            <text:p>1.807553758</text:p>
          </table:table-cell>
          <table:table-cell office:value-type="float" office:value="37.871572307692325" table:formula="of:=[.D72]+[.D$35]" table:style-name="ce22">
            <text:p>37.87</text:p>
          </table:table-cell>
          <table:table-cell office:value-type="float" office:value="1.1272750384326355" table:formula="of:=PI()*2100*[.D73]/[.J73]" table:style-name="ce94">
            <text:p>1.127275038</text:p>
          </table:table-cell>
          <table:table-cell office:value-type="float" office:value="38.531124615384584" table:formula="of:=[.F72]+[.F$35]" table:style-name="ce22">
            <text:p>38.53</text:p>
          </table:table-cell>
          <table:table-cell office:value-type="float" office:value="1.1469070950835052" table:formula="of:=PI()*2100*[.F73]/[.J73]" table:style-name="ce94">
            <text:p>1.146907095</text:p>
          </table:table-cell>
          <table:table-cell table:number-columns-repeated="2" table:style-name="ce1"/>
          <table:table-cell office:value-type="float" office:value="221642.28205128186" table:formula="of:=[.J72]-[.K$36]" table:style-name="ce1">
            <text:p>221642.282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62.297649487179449" table:formula="of:=[.B73]+[.B$35]" table:style-name="ce22">
            <text:p>62.30</text:p>
          </table:table-cell>
          <table:table-cell office:value-type="float" office:value="1.8629558396657193" table:formula="of:=PI()*2100*[.B74]/[.J74]" table:style-name="ce94">
            <text:p>1.86295584</text:p>
          </table:table-cell>
          <table:table-cell office:value-type="float" office:value="38.837586153846175" table:formula="of:=[.D73]+[.D$35]" table:style-name="ce22">
            <text:p>38.84</text:p>
          </table:table-cell>
          <table:table-cell office:value-type="float" office:value="1.1614034962702413" table:formula="of:=PI()*2100*[.D74]/[.J74]" table:style-name="ce94">
            <text:p>1.161403496</text:p>
          </table:table-cell>
          <table:table-cell office:value-type="float" office:value="39.515262307692275" table:formula="of:=[.F73]+[.F$35]" table:style-name="ce22">
            <text:p>39.52</text:p>
          </table:table-cell>
          <table:table-cell office:value-type="float" office:value="1.1816687993531385" table:formula="of:=PI()*2100*[.F74]/[.J74]" table:style-name="ce94">
            <text:p>1.181668799</text:p>
          </table:table-cell>
          <table:table-cell table:number-columns-repeated="2" table:style-name="ce1"/>
          <table:table-cell office:value-type="float" office:value="220616.64102564083" table:formula="of:=[.J73]-[.K$36]" table:style-name="ce1">
            <text:p>220616.64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63.86929999999996" table:formula="of:=[.B74]+[.B$35]" table:style-name="ce22">
            <text:p>63.87</text:p>
          </table:table-cell>
          <table:table-cell office:value-type="float" office:value="1.9188754534877912" table:formula="of:=PI()*2100*[.B75]/[.J75]" table:style-name="ce94">
            <text:p>1.918875453</text:p>
          </table:table-cell>
          <table:table-cell office:value-type="float" office:value="39.803600000000024" table:formula="of:=[.D74]+[.D$35]" table:style-name="ce22">
            <text:p>39.80</text:p>
          </table:table-cell>
          <table:table-cell office:value-type="float" office:value="1.1958507608576694" table:formula="of:=PI()*2100*[.D75]/[.J75]" table:style-name="ce94">
            <text:p>1.195850761</text:p>
          </table:table-cell>
          <table:table-cell office:value-type="float" office:value="40.499399999999966" table:formula="of:=[.F74]+[.F$35]" table:style-name="ce22">
            <text:p>40.50</text:p>
          </table:table-cell>
          <table:table-cell office:value-type="float" office:value="1.2167552257654841" table:formula="of:=PI()*2100*[.F75]/[.J75]" table:style-name="ce94">
            <text:p>1.216755226</text:p>
          </table:table-cell>
          <table:table-cell table:number-columns-repeated="2" table:style-name="ce1"/>
          <table:table-cell office:value-type="float" office:value="219590.9999999998" table:formula="of:=[.J74]-[.K$36]" table:style-name="ce1">
            <text:p>219591</text:p>
          </table:table-cell>
          <table:table-cell table:number-columns-repeated="16374"/>
        </table:table-row>
        <table:table-row table:number-rows-repeated="4" table:style-name="ro1">
          <table:table-cell/>
          <table:table-cell table:style-name="ce1"/>
          <table:table-cell table:style-name="ce94"/>
          <table:table-cell table:number-columns-repeated="16381" table:style-name="ce1"/>
        </table:table-row>
        <table:table-row table:number-rows-repeated="1048497" table:style-name="ro1">
          <table:table-cell table:number-columns-repeated="16384"/>
        </table:table-row>
      </table:table>
      <table:table table:name="dp6_renew" table:style-name="ta3">
        <table:table-column table:style-name="co4" table:number-columns-repeated="16384" table:default-cell-style-name="ce1"/>
        <table:table-row table:style-name="ro1">
          <table:table-cell office:value-type="string" table:number-columns-spanned="2" table:number-rows-spanned="1" table:style-name="ce97">
            <text:p>m1_Kopplung</text:p>
          </table:table-cell>
          <table:covered-table-cell/>
          <table:table-cell office:value-type="string" table:number-columns-spanned="2" table:number-rows-spanned="1" table:style-name="ce97">
            <text:p>m2_Kopplung</text:p>
          </table:table-cell>
          <table:covered-table-cell/>
          <table:table-cell office:value-type="string" table:number-columns-spanned="2" table:number-rows-spanned="1" table:style-name="ce97">
            <text:p>m3_Kopplung</text:p>
          </table:table-cell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98">
            <text:p>Mode</text:p>
          </table:table-cell>
          <table:table-cell office:value-type="string" table:style-name="ce98">
            <text:p>Freq[Hz]</text:p>
          </table:table-cell>
          <table:table-cell office:value-type="string" table:style-name="ce98">
            <text:p>Mode</text:p>
          </table:table-cell>
          <table:table-cell office:value-type="string" table:style-name="ce98">
            <text:p>Freq[Hz]</text:p>
          </table:table-cell>
          <table:table-cell office:value-type="string" table:style-name="ce98">
            <text:p>Mode</text:p>
          </table:table-cell>
          <table:table-cell office:value-type="string" table:style-name="ce98">
            <text:p>Freq[Hz]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9">
            <text:p>B</text:p>
          </table:table-cell>
          <table:table-cell office:value-type="float" office:value="2.93" table:style-name="ce100">
            <text:p>2.93</text:p>
          </table:table-cell>
          <table:table-cell office:value-type="string" table:style-name="ce99">
            <text:p>B</text:p>
          </table:table-cell>
          <table:table-cell office:value-type="float" office:value="2.2999999999999998" table:style-name="ce100">
            <text:p>2.30</text:p>
          </table:table-cell>
          <table:table-cell office:value-type="string" table:style-name="ce99">
            <text:p>B</text:p>
          </table:table-cell>
          <table:table-cell office:value-type="float" office:value="2.29" table:style-name="ce100">
            <text:p>2.2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9">
            <text:p>B</text:p>
          </table:table-cell>
          <table:table-cell office:value-type="float" office:value="10.28" table:style-name="ce100">
            <text:p>10.28</text:p>
          </table:table-cell>
          <table:table-cell office:value-type="string" table:style-name="ce99">
            <text:p>B</text:p>
          </table:table-cell>
          <table:table-cell office:value-type="float" office:value="7" table:style-name="ce100">
            <text:p>7.00</text:p>
          </table:table-cell>
          <table:table-cell office:value-type="string" table:style-name="ce99">
            <text:p>B</text:p>
          </table:table-cell>
          <table:table-cell office:value-type="float" office:value="6.91" table:style-name="ce100">
            <text:p>6.9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9">
            <text:p>T</text:p>
          </table:table-cell>
          <table:table-cell office:value-type="float" office:value="19.95" table:style-name="ce100">
            <text:p>19.95</text:p>
          </table:table-cell>
          <table:table-cell office:value-type="string" table:style-name="ce99">
            <text:p>B+T</text:p>
          </table:table-cell>
          <table:table-cell office:value-type="float" office:value="15.85" table:style-name="ce100">
            <text:p>15.85</text:p>
          </table:table-cell>
          <table:table-cell office:value-type="string" table:style-name="ce99">
            <text:p>B+T</text:p>
          </table:table-cell>
          <table:table-cell office:value-type="float" office:value="16.540400000000002" table:style-name="ce100">
            <text:p>16.5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9">
            <text:p>B+T</text:p>
          </table:table-cell>
          <table:table-cell office:value-type="float" office:value="32.22" table:style-name="ce100">
            <text:p>32.22</text:p>
          </table:table-cell>
          <table:table-cell office:value-type="string" table:style-name="ce99">
            <text:p>B+T</text:p>
          </table:table-cell>
          <table:table-cell office:value-type="float" office:value="19.260000000000002" table:style-name="ce100">
            <text:p>19.26</text:p>
          </table:table-cell>
          <table:table-cell office:value-type="string" table:style-name="ce99">
            <text:p>T</text:p>
          </table:table-cell>
          <table:table-cell office:value-type="float" office:value="20.61" table:style-name="ce100">
            <text:p>20.6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9">
            <text:p>T</text:p>
          </table:table-cell>
          <table:table-cell office:value-type="float" office:value="36.04" table:style-name="ce100">
            <text:p>36.04</text:p>
          </table:table-cell>
          <table:table-cell office:value-type="string" table:style-name="ce99">
            <text:p>T</text:p>
          </table:table-cell>
          <table:table-cell office:value-type="float" office:value="29.35" table:style-name="ce100">
            <text:p>29.35</text:p>
          </table:table-cell>
          <table:table-cell office:value-type="string" table:style-name="ce99">
            <text:p>B+T</text:p>
          </table:table-cell>
          <table:table-cell office:value-type="float" office:value="27.96" table:style-name="ce100">
            <text:p>27.96</text:p>
          </table:table-cell>
          <table:table-cell table:number-columns-repeated="16378" table:style-name="ce1"/>
        </table:table-row>
        <table:table-row table:style-name="ro1">
          <table:table-cell table:style-name="ce99"/>
          <table:table-cell table:style-name="ce100"/>
          <table:table-cell office:value-type="string" table:style-name="ce99">
            <text:p>T</text:p>
          </table:table-cell>
          <table:table-cell office:value-type="float" office:value="38.090000000000003" table:style-name="ce100">
            <text:p>38.09</text:p>
          </table:table-cell>
          <table:table-cell office:value-type="string" table:style-name="ce99">
            <text:p>T</text:p>
          </table:table-cell>
          <table:table-cell office:value-type="float" office:value="36.47" table:style-name="ce100">
            <text:p>36.4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#k_red_min = pi()*f_min*chord/v_max</text:p>
          </table:table-cell>
          <table:table-cell table:style-name="ce96"/>
          <table:table-cell table:style-name="ce95"/>
          <table:table-cell table:style-name="ce96"/>
          <table:table-cell table:style-name="ce95"/>
          <table:table-cell table:style-name="ce96"/>
          <table:table-cell table:number-columns-repeated="16378" table:style-name="ce1"/>
        </table:table-row>
        <table:table-row table:style-name="ro1">
          <table:table-cell office:value-type="string" table:style-name="ce4">
            <text:p>#k_red_max = pi()*f_max*chord/v_min</text:p>
          </table:table-cell>
          <table:table-cell table:style-name="ce96"/>
          <table:table-cell table:style-name="ce95"/>
          <table:table-cell table:style-name="ce96"/>
          <table:table-cell table:style-name="ce95"/>
          <table:table-cell table:style-name="ce96"/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1.7426315789473683" table:formula="of:=([.B7]-[.B3])/19" table:style-name="ce1">
            <text:p>1.742631579</text:p>
          </table:table-cell>
          <table:table-cell table:style-name="ce1"/>
          <table:table-cell office:value-type="float" office:value="1.8836842105263161" table:formula="of:=([.D8]-[.D3])/19" table:style-name="ce1">
            <text:p>1.883684211</text:p>
          </table:table-cell>
          <table:table-cell table:style-name="ce1"/>
          <table:table-cell office:value-type="float" office:value="1.7989473684210526" table:formula="of:=([.F8]-[.F3])/19" table:style-name="ce1">
            <text:p>1.798947368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.93" table:formula="of:=[.B3]" table:style-name="ce22">
            <text:p>2.93</text:p>
          </table:table-cell>
          <table:table-cell office:value-type="float" office:value="7.4464136266426798E-2" table:formula="of:=[.B12]*2100*PI()/[.I12]" table:style-name="ce1">
            <text:p>0.074464136</text:p>
          </table:table-cell>
          <table:table-cell office:value-type="float" office:value="2.2999999999999998" table:formula="of:=[.D3]" table:style-name="ce22">
            <text:p>2.30</text:p>
          </table:table-cell>
          <table:table-cell office:value-type="float" office:value="5.8453076250096117E-2" table:formula="of:=[.D12]*2100*PI()/[.I12]" table:style-name="ce1">
            <text:p>0.058453076</text:p>
          </table:table-cell>
          <table:table-cell office:value-type="float" office:value="2.29" table:formula="of:=[.F3]" table:style-name="ce22">
            <text:p>2.29</text:p>
          </table:table-cell>
          <table:table-cell office:value-type="float" office:value="5.8198932440313086E-2" table:formula="of:=[.F12]*2100*PI()/[.I12]" table:style-name="ce1">
            <text:p>0.058198932</text:p>
          </table:table-cell>
          <table:table-cell office:value-type="float" office:value="10310.052631578947" table:formula="of:=(259591-63700)/19" table:style-name="ce1">
            <text:p>10310.05263</text:p>
          </table:table-cell>
          <table:table-cell office:value-type="float" office:value="259591" table:style-name="ce72">
            <text:p>259591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4.6726315789473682" table:formula="of:=[.B12]+[.B$11]" table:style-name="ce22">
            <text:p>4.67</text:p>
          </table:table-cell>
          <table:table-cell office:value-type="float" office:value="0.12366352467876528" table:formula="of:=[.B13]*2100*PI()/[.I13]" table:style-name="ce1">
            <text:p>0.123663525</text:p>
          </table:table-cell>
          <table:table-cell office:value-type="float" office:value="4.1836842105263159" table:formula="of:=[.D12]+[.D$11]" table:style-name="ce22">
            <text:p>4.18</text:p>
          </table:table-cell>
          <table:table-cell office:value-type="float" office:value="0.11072328876678365" table:formula="of:=[.D13]*2100*PI()/[.I13]" table:style-name="ce1">
            <text:p>0.110723289</text:p>
          </table:table-cell>
          <table:table-cell office:value-type="float" office:value="4.0889473684210529" table:formula="of:=[.F12]+[.F$11]" table:style-name="ce22">
            <text:p>4.09</text:p>
          </table:table-cell>
          <table:table-cell office:value-type="float" office:value="0.10821603100127591" table:formula="of:=[.F13]*2100*PI()/[.I13]" table:style-name="ce1">
            <text:p>0.108216031</text:p>
          </table:table-cell>
          <table:table-cell table:style-name="ce1"/>
          <table:table-cell office:value-type="float" office:value="249280.94736842107" table:formula="of:=[.I12]-[.H$12]" table:style-name="ce72">
            <text:p>249280.9474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6.4152631578947368" table:formula="of:=[.B13]+[.B$11]" table:style-name="ce22">
            <text:p>6.42</text:p>
          </table:table-cell>
          <table:table-cell office:value-type="float" office:value="0.17710818559201894" table:formula="of:=[.B14]*2100*PI()/[.I14]" table:style-name="ce1">
            <text:p>0.177108186</text:p>
          </table:table-cell>
          <table:table-cell office:value-type="float" office:value="6.067368421052632" table:formula="of:=[.D13]+[.D$11]" table:style-name="ce22">
            <text:p>6.07</text:p>
          </table:table-cell>
          <table:table-cell office:value-type="float" office:value="0.16750374628802975" table:formula="of:=[.D14]*2100*PI()/[.I14]" table:style-name="ce1">
            <text:p>0.167503746</text:p>
          </table:table-cell>
          <table:table-cell office:value-type="float" office:value="5.8878947368421057" table:formula="of:=[.F13]+[.F$11]" table:style-name="ce22">
            <text:p>5.89</text:p>
          </table:table-cell>
          <table:table-cell office:value-type="float" office:value="0.16254895989973878" table:formula="of:=[.F14]*2100*PI()/[.I14]" table:style-name="ce1">
            <text:p>0.16254896</text:p>
          </table:table-cell>
          <table:table-cell table:style-name="ce1"/>
          <table:table-cell office:value-type="float" office:value="238970.89473684214" table:formula="of:=[.I13]-[.H$12]" table:style-name="ce72">
            <text:p>238970.8947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8.1578947368421044" table:formula="of:=[.B14]+[.B$11]" table:style-name="ce22">
            <text:p>8.16</text:p>
          </table:table-cell>
          <table:table-cell office:value-type="float" office:value="0.23537236227211189" table:formula="of:=[.B15]*2100*PI()/[.I15]" table:style-name="ce1">
            <text:p>0.235372362</text:p>
          </table:table-cell>
          <table:table-cell office:value-type="float" office:value="7.951052631578948" table:formula="of:=[.D14]+[.D$11]" table:style-name="ce22">
            <text:p>7.95</text:p>
          </table:table-cell>
          <table:table-cell office:value-type="float" office:value="0.22940453398998678" table:formula="of:=[.D15]*2100*PI()/[.I15]" table:style-name="ce1">
            <text:p>0.229404534</text:p>
          </table:table-cell>
          <table:table-cell office:value-type="float" office:value="7.6868421052631586" table:formula="of:=[.F14]+[.F$11]" table:style-name="ce22">
            <text:p>7.69</text:p>
          </table:table-cell>
          <table:table-cell office:value-type="float" office:value="0.22178150651510936" table:formula="of:=[.F15]*2100*PI()/[.I15]" table:style-name="ce1">
            <text:p>0.221781507</text:p>
          </table:table-cell>
          <table:table-cell table:style-name="ce1"/>
          <table:table-cell office:value-type="float" office:value="228660.8421052632" table:formula="of:=[.I14]-[.H$12]" table:style-name="ce72">
            <text:p>228660.8421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9.9005263157894721" table:formula="of:=[.B15]+[.B$11]" table:style-name="ce22">
            <text:p>9.90</text:p>
          </table:table-cell>
          <table:table-cell office:value-type="float" office:value="0.29913875609147256" table:formula="of:=[.B16]*2100*PI()/[.I16]" table:style-name="ce1">
            <text:p>0.299138756</text:p>
          </table:table-cell>
          <table:table-cell office:value-type="float" office:value="9.834736842105265" table:formula="of:=[.D15]+[.D$11]" table:style-name="ce22">
            <text:p>9.83</text:p>
          </table:table-cell>
          <table:table-cell office:value-type="float" office:value="0.2971509646656349" table:formula="of:=[.D16]*2100*PI()/[.I16]" table:style-name="ce1">
            <text:p>0.297150965</text:p>
          </table:table-cell>
          <table:table-cell office:value-type="float" office:value="9.4857894736842105" table:formula="of:=[.F15]+[.F$11]" table:style-name="ce22">
            <text:p>9.49</text:p>
          </table:table-cell>
          <table:table-cell office:value-type="float" office:value="0.28660771894299142" table:formula="of:=[.F16]*2100*PI()/[.I16]" table:style-name="ce1">
            <text:p>0.286607719</text:p>
          </table:table-cell>
          <table:table-cell table:style-name="ce1"/>
          <table:table-cell office:value-type="float" office:value="218350.78947368427" table:formula="of:=[.I15]-[.H$12]" table:style-name="ce72">
            <text:p>218350.789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1.64315789473684" table:formula="of:=[.B16]+[.B$11]" table:style-name="ce22">
            <text:p>11.64</text:p>
          </table:table-cell>
          <table:table-cell office:value-type="float" office:value="0.3692254012845107" table:formula="of:=[.B17]*2100*PI()/[.I17]" table:style-name="ce1">
            <text:p>0.369225401</text:p>
          </table:table-cell>
          <table:table-cell office:value-type="float" office:value="11.71842105263158" table:formula="of:=[.D16]+[.D$11]" table:style-name="ce22">
            <text:p>11.72</text:p>
          </table:table-cell>
          <table:table-cell office:value-type="float" office:value="0.37161213089230782" table:formula="of:=[.D17]*2100*PI()/[.I17]" table:style-name="ce1">
            <text:p>0.371612131</text:p>
          </table:table-cell>
          <table:table-cell office:value-type="float" office:value="11.284736842105263" table:formula="of:=[.F16]+[.F$11]" table:style-name="ce22">
            <text:p>11.28</text:p>
          </table:table-cell>
          <table:table-cell office:value-type="float" office:value="0.35785922741800902" table:formula="of:=[.F17]*2100*PI()/[.I17]" table:style-name="ce1">
            <text:p>0.357859227</text:p>
          </table:table-cell>
          <table:table-cell table:style-name="ce1"/>
          <table:table-cell office:value-type="float" office:value="208040.73684210534" table:formula="of:=[.I16]-[.H$12]" table:style-name="ce72">
            <text:p>208040.736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3.385789473684207" table:formula="of:=[.B17]+[.B$11]" table:style-name="ce22">
            <text:p>13.39</text:p>
          </table:table-cell>
          <table:table-cell office:value-type="float" office:value="0.44662094750721071" table:formula="of:=[.B18]*2100*PI()/[.I18]" table:style-name="ce1">
            <text:p>0.446620948</text:p>
          </table:table-cell>
          <table:table-cell office:value-type="float" office:value="13.602105263157895" table:formula="of:=[.D17]+[.D$11]" table:style-name="ce22">
            <text:p>13.60</text:p>
          </table:table-cell>
          <table:table-cell office:value-type="float" office:value="0.45383838978399543" table:formula="of:=[.D18]*2100*PI()/[.I18]" table:style-name="ce1">
            <text:p>0.45383839</text:p>
          </table:table-cell>
          <table:table-cell office:value-type="float" office:value="13.083684210526314" table:formula="of:=[.F17]+[.F$11]" table:style-name="ce22">
            <text:p>13.08</text:p>
          </table:table-cell>
          <table:table-cell office:value-type="float" office:value="0.43654111328123901" table:formula="of:=[.F18]*2100*PI()/[.I18]" table:style-name="ce1">
            <text:p>0.436541113</text:p>
          </table:table-cell>
          <table:table-cell table:style-name="ce1"/>
          <table:table-cell office:value-type="float" office:value="197730.68421052641" table:formula="of:=[.I17]-[.H$12]" table:style-name="ce72">
            <text:p>197730.684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5.128421052631575" table:formula="of:=[.B18]+[.B$11]" table:style-name="ce22">
            <text:p>15.13</text:p>
          </table:table-cell>
          <table:table-cell office:value-type="float" office:value="0.5325315878076905" table:formula="of:=[.B19]*2100*PI()/[.I19]" table:style-name="ce1">
            <text:p>0.532531588</text:p>
          </table:table-cell>
          <table:table-cell office:value-type="float" office:value="15.485789473684211" table:formula="of:=[.D18]+[.D$11]" table:style-name="ce22">
            <text:p>15.49</text:p>
          </table:table-cell>
          <table:table-cell office:value-type="float" office:value="0.54511122001341794" table:formula="of:=[.D19]*2100*PI()/[.I19]" table:style-name="ce1">
            <text:p>0.54511122</text:p>
          </table:table-cell>
          <table:table-cell office:value-type="float" office:value="14.882631578947366" table:formula="of:=[.F18]+[.F$11]" table:style-name="ce22">
            <text:p>14.88</text:p>
          </table:table-cell>
          <table:table-cell office:value-type="float" office:value="0.52387961690920082" table:formula="of:=[.F19]*2100*PI()/[.I19]" table:style-name="ce1">
            <text:p>0.523879617</text:p>
          </table:table-cell>
          <table:table-cell table:style-name="ce1"/>
          <table:table-cell office:value-type="float" office:value="187420.63157894748" table:formula="of:=[.I18]-[.H$12]" table:style-name="ce72">
            <text:p>187420.6316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6.871052631578944" table:formula="of:=[.B19]+[.B$11]" table:style-name="ce22">
            <text:p>16.87</text:p>
          </table:table-cell>
          <table:table-cell office:value-type="float" office:value="0.62844437736853531" table:formula="of:=[.B20]*2100*PI()/[.I20]" table:style-name="ce1">
            <text:p>0.628444377</text:p>
          </table:table-cell>
          <table:table-cell office:value-type="float" office:value="17.369473684210526" table:formula="of:=[.D19]+[.D$11]" table:style-name="ce22">
            <text:p>17.37</text:p>
          </table:table-cell>
          <table:table-cell office:value-type="float" office:value="0.64701049265064436" table:formula="of:=[.D20]*2100*PI()/[.I20]" table:style-name="ce1">
            <text:p>0.647010493</text:p>
          </table:table-cell>
          <table:table-cell office:value-type="float" office:value="16.681578947368418" table:formula="of:=[.F19]+[.F$11]" table:style-name="ce22">
            <text:p>16.68</text:p>
          </table:table-cell>
          <table:table-cell office:value-type="float" office:value="0.62138650883468183" table:formula="of:=[.F20]*2100*PI()/[.I20]" table:style-name="ce1">
            <text:p>0.621386509</text:p>
          </table:table-cell>
          <table:table-cell table:style-name="ce1"/>
          <table:table-cell office:value-type="float" office:value="177110.57894736854" table:formula="of:=[.I19]-[.H$12]" table:style-name="ce72">
            <text:p>177110.5789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8.613684210526312" table:formula="of:=[.B20]+[.B$11]" table:style-name="ce22">
            <text:p>18.61</text:p>
          </table:table-cell>
          <table:table-cell office:value-type="float" office:value="0.73621403489323411" table:formula="of:=[.B21]*2100*PI()/[.I21]" table:style-name="ce1">
            <text:p>0.736214035</text:p>
          </table:table-cell>
          <table:table-cell office:value-type="float" office:value="19.253157894736841" table:formula="of:=[.D20]+[.D$11]" table:style-name="ce22">
            <text:p>19.25</text:p>
          </table:table-cell>
          <table:table-cell office:value-type="float" office:value="0.76150669033618179" table:formula="of:=[.D21]*2100*PI()/[.I21]" table:style-name="ce1">
            <text:p>0.76150669</text:p>
          </table:table-cell>
          <table:table-cell office:value-type="float" office:value="18.480526315789472" table:formula="of:=[.F20]+[.F$11]" table:style-name="ce22">
            <text:p>18.48</text:p>
          </table:table-cell>
          <table:table-cell office:value-type="float" office:value="0.73094733380099919" table:formula="of:=[.F21]*2100*PI()/[.I21]" table:style-name="ce1">
            <text:p>0.730947334</text:p>
          </table:table-cell>
          <table:table-cell table:style-name="ce1"/>
          <table:table-cell office:value-type="float" office:value="166800.52631578961" table:formula="of:=[.I20]-[.H$12]" table:style-name="ce72">
            <text:p>166800.526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0.35631578947368" table:formula="of:=[.B21]+[.B$11]" table:style-name="ce22">
            <text:p>20.36</text:p>
          </table:table-cell>
          <table:table-cell office:value-type="float" office:value="0.85818405637630468" table:formula="of:=[.B22]*2100*PI()/[.I22]" table:style-name="ce1">
            <text:p>0.858184056</text:p>
          </table:table-cell>
          <table:table-cell office:value-type="float" office:value="21.136842105263156" table:formula="of:=[.D21]+[.D$11]" table:style-name="ce22">
            <text:p>21.14</text:p>
          </table:table-cell>
          <table:table-cell office:value-type="float" office:value="0.89108958047605547" table:formula="of:=[.D22]*2100*PI()/[.I22]" table:style-name="ce1">
            <text:p>0.89108958</text:p>
          </table:table-cell>
          <table:table-cell office:value-type="float" office:value="20.279473684210526" table:formula="of:=[.F21]+[.F$11]" table:style-name="ce22">
            <text:p>20.28</text:p>
          </table:table-cell>
          <table:table-cell office:value-type="float" office:value="0.85494453748314003" table:formula="of:=[.F22]*2100*PI()/[.I22]" table:style-name="ce1">
            <text:p>0.854944537</text:p>
          </table:table-cell>
          <table:table-cell table:style-name="ce1"/>
          <table:table-cell office:value-type="float" office:value="156490.47368421068" table:formula="of:=[.I21]-[.H$12]" table:style-name="ce72">
            <text:p>156490.473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2.098947368421047" table:formula="of:=[.B22]+[.B$11]" table:style-name="ce22">
            <text:p>22.10</text:p>
          </table:table-cell>
          <table:table-cell office:value-type="float" office:value="0.99735908153784325" table:formula="of:=[.B23]*2100*PI()/[.I23]" table:style-name="ce1">
            <text:p>0.997359082</text:p>
          </table:table-cell>
          <table:table-cell office:value-type="float" office:value="23.020526315789471" table:formula="of:=[.D22]+[.D$11]" table:style-name="ce22">
            <text:p>23.02</text:p>
          </table:table-cell>
          <table:table-cell office:value-type="float" office:value="1.0389513400824935" table:formula="of:=[.D23]*2100*PI()/[.I23]" table:style-name="ce1">
            <text:p>1.03895134</text:p>
          </table:table-cell>
          <table:table-cell office:value-type="float" office:value="22.07842105263158" table:formula="of:=[.F22]+[.F$11]" table:style-name="ce22">
            <text:p>22.08</text:p>
          </table:table-cell>
          <table:table-cell office:value-type="float" office:value="0.99643269770960763" table:formula="of:=[.F23]*2100*PI()/[.I23]" table:style-name="ce1">
            <text:p>0.996432698</text:p>
          </table:table-cell>
          <table:table-cell table:style-name="ce1"/>
          <table:table-cell office:value-type="float" office:value="146180.42105263175" table:formula="of:=[.I22]-[.H$12]" table:style-name="ce72">
            <text:p>146180.421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3.841578947368415" table:formula="of:=[.B23]+[.B$11]" table:style-name="ce22">
            <text:p>23.84</text:p>
          </table:table-cell>
          <table:table-cell office:value-type="float" office:value="1.157655736839813" table:formula="of:=[.B24]*2100*PI()/[.I24]" table:style-name="ce1">
            <text:p>1.157655737</text:p>
          </table:table-cell>
          <table:table-cell office:value-type="float" office:value="24.904210526315786" table:formula="of:=[.D23]+[.D$11]" table:style-name="ce22">
            <text:p>24.90</text:p>
          </table:table-cell>
          <table:table-cell office:value-type="float" office:value="1.209253055382818" table:formula="of:=[.D24]*2100*PI()/[.I24]" table:style-name="ce1">
            <text:p>1.209253055</text:p>
          </table:table-cell>
          <table:table-cell office:value-type="float" office:value="23.877368421052633" table:formula="of:=[.F23]+[.F$11]" table:style-name="ce22">
            <text:p>23.88</text:p>
          </table:table-cell>
          <table:table-cell office:value-type="float" office:value="1.1593935365728119" table:formula="of:=[.F24]*2100*PI()/[.I24]" table:style-name="ce1">
            <text:p>1.159393537</text:p>
          </table:table-cell>
          <table:table-cell table:style-name="ce1"/>
          <table:table-cell office:value-type="float" office:value="135870.36842105282" table:formula="of:=[.I23]-[.H$12]" table:style-name="ce72">
            <text:p>135870.368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5.584210526315783" table:formula="of:=[.B24]+[.B$11]" table:style-name="ce22">
            <text:p>25.58</text:p>
          </table:table-cell>
          <table:table-cell office:value-type="float" office:value="1.3442770623600446" table:formula="of:=[.B25]*2100*PI()/[.I25]" table:style-name="ce1">
            <text:p>1.344277062</text:p>
          </table:table-cell>
          <table:table-cell office:value-type="float" office:value="26.787894736842102" table:formula="of:=[.D24]+[.D$11]" table:style-name="ce22">
            <text:p>26.79</text:p>
          </table:table-cell>
          <table:table-cell office:value-type="float" office:value="1.4075225188837523" table:formula="of:=[.D25]*2100*PI()/[.I25]" table:style-name="ce1">
            <text:p>1.407522519</text:p>
          </table:table-cell>
          <table:table-cell office:value-type="float" office:value="25.676315789473687" table:formula="of:=[.F24]+[.F$11]" table:style-name="ce22">
            <text:p>25.68</text:p>
          </table:table-cell>
          <table:table-cell office:value-type="float" office:value="1.3491165704018679" table:formula="of:=[.F25]*2100*PI()/[.I25]" table:style-name="ce1">
            <text:p>1.34911657</text:p>
          </table:table-cell>
          <table:table-cell table:style-name="ce1"/>
          <table:table-cell office:value-type="float" office:value="125560.31578947387" table:formula="of:=[.I24]-[.H$12]" table:style-name="ce72">
            <text:p>125560.315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7.32684210526315" table:formula="of:=[.B25]+[.B$11]" table:style-name="ce22">
            <text:p>27.33</text:p>
          </table:table-cell>
          <table:table-cell office:value-type="float" office:value="1.5642879114365498" table:formula="of:=[.B26]*2100*PI()/[.I26]" table:style-name="ce1">
            <text:p>1.564287911</text:p>
          </table:table-cell>
          <table:table-cell office:value-type="float" office:value="28.671578947368417" table:formula="of:=[.D25]+[.D$11]" table:style-name="ce22">
            <text:p>28.67</text:p>
          </table:table-cell>
          <table:table-cell office:value-type="float" office:value="1.6412655431023573" table:formula="of:=[.D26]*2100*PI()/[.I26]" table:style-name="ce1">
            <text:p>1.641265543</text:p>
          </table:table-cell>
          <table:table-cell office:value-type="float" office:value="27.475263157894741" table:formula="of:=[.F25]+[.F$11]" table:style-name="ce22">
            <text:p>27.48</text:p>
          </table:table-cell>
          <table:table-cell office:value-type="float" office:value="1.5727840727397826" table:formula="of:=[.F26]*2100*PI()/[.I26]" table:style-name="ce1">
            <text:p>1.572784073</text:p>
          </table:table-cell>
          <table:table-cell table:style-name="ce1"/>
          <table:table-cell office:value-type="float" office:value="115250.26315789492" table:formula="of:=[.I25]-[.H$12]" table:style-name="ce72">
            <text:p>115250.263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9.069473684210518" table:formula="of:=[.B26]+[.B$11]" table:style-name="ce22">
            <text:p>29.07</text:p>
          </table:table-cell>
          <table:table-cell office:value-type="float" office:value="1.8275295377741374" table:formula="of:=[.B27]*2100*PI()/[.I27]" table:style-name="ce1">
            <text:p>1.827529538</text:p>
          </table:table-cell>
          <table:table-cell office:value-type="float" office:value="30.555263157894732" table:formula="of:=[.D26]+[.D$11]" table:style-name="ce22">
            <text:p>30.56</text:p>
          </table:table-cell>
          <table:table-cell office:value-type="float" office:value="1.9209376324499849" table:formula="of:=[.D27]*2100*PI()/[.I27]" table:style-name="ce1">
            <text:p>1.920937632</text:p>
          </table:table-cell>
          <table:table-cell office:value-type="float" office:value="29.274210526315795" table:formula="of:=[.F26]+[.F$11]" table:style-name="ce22">
            <text:p>29.27</text:p>
          </table:table-cell>
          <table:table-cell office:value-type="float" office:value="1.8404008621910368" table:formula="of:=[.F27]*2100*PI()/[.I27]" table:style-name="ce1">
            <text:p>1.840400862</text:p>
          </table:table-cell>
          <table:table-cell table:style-name="ce1"/>
          <table:table-cell office:value-type="float" office:value="104940.21052631598" table:formula="of:=[.I26]-[.H$12]" table:style-name="ce72">
            <text:p>104940.210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0.812105263157886" table:formula="of:=[.B27]+[.B$11]" table:style-name="ce22">
            <text:p>30.81</text:p>
          </table:table-cell>
          <table:table-cell office:value-type="float" office:value="2.1481320537634567" table:formula="of:=[.B28]*2100*PI()/[.I28]" table:style-name="ce1">
            <text:p>2.148132054</text:p>
          </table:table-cell>
          <table:table-cell office:value-type="float" office:value="32.438947368421047" table:formula="of:=[.D27]+[.D$11]" table:style-name="ce22">
            <text:p>32.44</text:p>
          </table:table-cell>
          <table:table-cell office:value-type="float" office:value="2.2615508429984268" table:formula="of:=[.D28]*2100*PI()/[.I28]" table:style-name="ce1">
            <text:p>2.261550843</text:p>
          </table:table-cell>
          <table:table-cell office:value-type="float" office:value="31.073157894736848" table:formula="of:=[.F27]+[.F$11]" table:style-name="ce22">
            <text:p>31.07</text:p>
          </table:table-cell>
          <table:table-cell office:value-type="float" office:value="2.1663318982993829" table:formula="of:=[.F28]*2100*PI()/[.I28]" table:style-name="ce1">
            <text:p>2.166331898</text:p>
          </table:table-cell>
          <table:table-cell table:style-name="ce1"/>
          <table:table-cell office:value-type="float" office:value="94630.157894737029" table:formula="of:=[.I27]-[.H$12]" table:style-name="ce72">
            <text:p>94630.15789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2.554736842105257" table:formula="of:=[.B28]+[.B$11]" table:style-name="ce22">
            <text:p>32.55</text:p>
          </table:table-cell>
          <table:table-cell office:value-type="float" office:value="2.547136483586979" table:formula="of:=[.B29]*2100*PI()/[.I29]" table:style-name="ce1">
            <text:p>2.547136484</text:p>
          </table:table-cell>
          <table:table-cell office:value-type="float" office:value="34.322631578947366" table:formula="of:=[.D28]+[.D$11]" table:style-name="ce22">
            <text:p>34.32</text:p>
          </table:table-cell>
          <table:table-cell office:value-type="float" office:value="2.6854594933902041" table:formula="of:=[.D29]*2100*PI()/[.I29]" table:style-name="ce1">
            <text:p>2.685459493</text:p>
          </table:table-cell>
          <table:table-cell office:value-type="float" office:value="32.872105263157898" table:formula="of:=[.F28]+[.F$11]" table:style-name="ce22">
            <text:p>32.87</text:p>
          </table:table-cell>
          <table:table-cell office:value-type="float" office:value="2.5719679140458496" table:formula="of:=[.F29]*2100*PI()/[.I29]" table:style-name="ce1">
            <text:p>2.571967914</text:p>
          </table:table-cell>
          <table:table-cell table:style-name="ce1"/>
          <table:table-cell office:value-type="float" office:value="84320.105263158082" table:formula="of:=[.I28]-[.H$12]" table:style-name="ce72">
            <text:p>84320.10526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4.297368421052624" table:formula="of:=[.B29]+[.B$11]" table:style-name="ce22">
            <text:p>34.30</text:p>
          </table:table-cell>
          <table:table-cell office:value-type="float" office:value="3.057308424456382" table:formula="of:=[.B30]*2100*PI()/[.I30]" table:style-name="ce1">
            <text:p>3.057308424</text:p>
          </table:table-cell>
          <table:table-cell office:value-type="float" office:value="36.206315789473685" table:formula="of:=[.D29]+[.D$11]" table:style-name="ce22">
            <text:p>36.21</text:p>
          </table:table-cell>
          <table:table-cell office:value-type="float" office:value="3.2274742750740959" table:formula="of:=[.D30]*2100*PI()/[.I30]" table:style-name="ce1">
            <text:p>3.227474275</text:p>
          </table:table-cell>
          <table:table-cell office:value-type="float" office:value="34.671052631578952" table:formula="of:=[.F29]+[.F$11]" table:style-name="ce22">
            <text:p>34.67</text:p>
          </table:table-cell>
          <table:table-cell office:value-type="float" office:value="3.0906190817319765" table:formula="of:=[.F30]*2100*PI()/[.I30]" table:style-name="ce1">
            <text:p>3.090619082</text:p>
          </table:table-cell>
          <table:table-cell table:style-name="ce1"/>
          <table:table-cell office:value-type="float" office:value="74010.052631579136" table:formula="of:=[.I29]-[.H$12]" table:style-name="ce72">
            <text:p>74010.0526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6.039999999999992" table:formula="of:=[.B30]+[.B$11]" table:style-name="ce22">
            <text:p>36.04</text:p>
          </table:table-cell>
          <table:table-cell office:value-type="float" office:value="3.7326263484189819" table:formula="of:=[.B31]*2100*PI()/[.I31]" table:style-name="ce1">
            <text:p>3.732626348</text:p>
          </table:table-cell>
          <table:table-cell office:value-type="float" office:value="38.090000000000003" table:formula="of:=[.D30]+[.D$11]" table:style-name="ce22">
            <text:p>38.09</text:p>
          </table:table-cell>
          <table:table-cell office:value-type="float" office:value="3.944942775007743" table:formula="of:=[.D31]*2100*PI()/[.I31]" table:style-name="ce1">
            <text:p>3.944942775</text:p>
          </table:table-cell>
          <table:table-cell office:value-type="float" office:value="36.470000000000006" table:formula="of:=[.F30]+[.F$11]" table:style-name="ce22">
            <text:p>36.47</text:p>
          </table:table-cell>
          <table:table-cell office:value-type="float" office:value="3.7771610135083331" table:formula="of:=[.F31]*2100*PI()/[.I31]" table:style-name="ce1">
            <text:p>3.777161014</text:p>
          </table:table-cell>
          <table:table-cell table:style-name="ce1"/>
          <table:table-cell office:value-type="float" office:value="63700.000000000189" table:formula="of:=[.I30]-[.H$12]" table:style-name="ce72">
            <text:p>6370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0.84897435897435891" table:formula="of:=([.B7]-[.B3])/39" table:style-name="ce1">
            <text:p>0.848974359</text:p>
          </table:table-cell>
          <table:table-cell table:style-name="ce1"/>
          <table:table-cell office:value-type="float" office:value="0.91769230769230781" table:formula="of:=([.D8]-[.D3])/39" table:style-name="ce1">
            <text:p>0.917692308</text:p>
          </table:table-cell>
          <table:table-cell table:style-name="ce1"/>
          <table:table-cell office:value-type="float" office:value="0.87641025641025638" table:formula="of:=([.F8]-[.F3])/39" table:style-name="ce1">
            <text:p>0.876410256</text:p>
          </table:table-cell>
          <table:table-cell table:style-name="ce1"/>
          <table:table-cell table:number-columns-repeated="2" table:style-name="ce72"/>
          <table:table-cell table:number-columns-repeated="16375"/>
        </table:table-row>
        <table:table-row table:style-name="ro1">
          <table:table-cell/>
          <table:table-cell office:value-type="float" office:value="2.93" table:formula="of:=[.B3]" table:style-name="ce22">
            <text:p>2.93</text:p>
          </table:table-cell>
          <table:table-cell office:value-type="float" office:value="7.4464136266426798E-2" table:formula="of:=PI()*2100*[.B33]/[.H33]" table:style-name="ce1">
            <text:p>0.074464136</text:p>
          </table:table-cell>
          <table:table-cell office:value-type="float" office:value="2.2999999999999998" table:formula="of:=[.D3]" table:style-name="ce22">
            <text:p>2.30</text:p>
          </table:table-cell>
          <table:table-cell office:value-type="float" office:value="5.845307625009611E-2" table:formula="of:=PI()*2100*[.D33]/[.H33]" table:style-name="ce1">
            <text:p>0.058453076</text:p>
          </table:table-cell>
          <table:table-cell office:value-type="float" office:value="2.29" table:formula="of:=[.F3]" table:style-name="ce22">
            <text:p>2.29</text:p>
          </table:table-cell>
          <table:table-cell office:value-type="float" office:value="5.8198932440313086E-2" table:formula="of:=PI()*2100*[.F33]/[.H33]" table:style-name="ce1">
            <text:p>0.058198932</text:p>
          </table:table-cell>
          <table:table-cell office:value-type="float" office:value="259591" table:style-name="ce1">
            <text:p>259591</text:p>
          </table:table-cell>
          <table:table-cell office:value-type="float" office:value="1025.6410256410256" table:formula="of:=(259591-219591)/39" table:style-name="ce1">
            <text:p>1025.641026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.778974358974359" table:formula="of:=[.B33]+[.B$32]" table:style-name="ce22">
            <text:p>3.78</text:p>
          </table:table-cell>
          <table:table-cell office:value-type="float" office:value="9.642125331806041E-2" table:formula="of:=PI()*2100*[.B34]/[.H34]" table:style-name="ce1">
            <text:p>0.096421253</text:p>
          </table:table-cell>
          <table:table-cell office:value-type="float" office:value="3.2176923076923076" table:formula="of:=[.D33]+[.D$32]" table:style-name="ce22">
            <text:p>3.22</text:p>
          </table:table-cell>
          <table:table-cell office:value-type="float" office:value="8.2100034461143986E-2" table:formula="of:=PI()*2100*[.D34]/[.H34]" table:style-name="ce1">
            <text:p>0.082100034</text:p>
          </table:table-cell>
          <table:table-cell office:value-type="float" office:value="3.1664102564102565" table:formula="of:=[.F33]+[.F$32]" table:style-name="ce22">
            <text:p>3.17</text:p>
          </table:table-cell>
          <table:table-cell office:value-type="float" office:value="8.0791563117433046E-2" table:formula="of:=PI()*2100*[.F34]/[.H34]" table:style-name="ce1">
            <text:p>0.080791563</text:p>
          </table:table-cell>
          <table:table-cell office:value-type="float" office:value="258565.35897435897" table:formula="of:=[.H33]-[.I$33]" table:style-name="ce1">
            <text:p>258565.359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4.6279487179487182" table:formula="of:=[.B34]+[.B$32]" table:style-name="ce22">
            <text:p>4.63</text:p>
          </table:table-cell>
          <table:table-cell office:value-type="float" office:value="0.11855325694821738" table:formula="of:=PI()*2100*[.B35]/[.H35]" table:style-name="ce1">
            <text:p>0.118553257</text:p>
          </table:table-cell>
          <table:table-cell office:value-type="float" office:value="4.1353846153846154" table:formula="of:=[.D34]+[.D$32]" table:style-name="ce22">
            <text:p>4.14</text:p>
          </table:table-cell>
          <table:table-cell office:value-type="float" office:value="0.10593533869249543" table:formula="of:=PI()*2100*[.D35]/[.H35]" table:style-name="ce1">
            <text:p>0.105935339</text:p>
          </table:table-cell>
          <table:table-cell office:value-type="float" office:value="4.042820512820513" table:formula="of:=[.F34]+[.F$32]" table:style-name="ce22">
            <text:p>4.04</text:p>
          </table:table-cell>
          <table:table-cell office:value-type="float" office:value="0.10356414218530353" table:formula="of:=PI()*2100*[.F35]/[.H35]" table:style-name="ce1">
            <text:p>0.103564142</text:p>
          </table:table-cell>
          <table:table-cell office:value-type="float" office:value="257539.71794871794" table:formula="of:=[.H34]-[.I$33]" table:style-name="ce1">
            <text:p>257539.7179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5.476923076923077" table:formula="of:=[.B35]+[.B$32]" table:style-name="ce22">
            <text:p>5.48</text:p>
          </table:table-cell>
          <table:table-cell office:value-type="float" office:value="0.14086224494644495" table:formula="of:=PI()*2100*[.B36]/[.H36]" table:style-name="ce1">
            <text:p>0.140862245</text:p>
          </table:table-cell>
          <table:table-cell office:value-type="float" office:value="5.0530769230769232" table:formula="of:=[.D35]+[.D$32]" table:style-name="ce22">
            <text:p>5.05</text:p>
          </table:table-cell>
          <table:table-cell office:value-type="float" office:value="0.1299612481816288" table:formula="of:=PI()*2100*[.D36]/[.H36]" table:style-name="ce1">
            <text:p>0.129961248</text:p>
          </table:table-cell>
          <table:table-cell office:value-type="float" office:value="4.9192307692307695" table:formula="of:=[.F35]+[.F$32]" table:style-name="ce22">
            <text:p>4.92</text:p>
          </table:table-cell>
          <table:table-cell office:value-type="float" office:value="0.1265188281506342" table:formula="of:=PI()*2100*[.F36]/[.H36]" table:style-name="ce1">
            <text:p>0.126518828</text:p>
          </table:table-cell>
          <table:table-cell office:value-type="float" office:value="256514.07692307691" table:formula="of:=[.H35]-[.I$33]" table:style-name="ce1">
            <text:p>256514.0769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6.3258974358974358" table:formula="of:=[.B36]+[.B$32]" table:style-name="ce22">
            <text:p>6.33</text:p>
          </table:table-cell>
          <table:table-cell office:value-type="float" office:value="0.16335034878802679" table:formula="of:=PI()*2100*[.B37]/[.H37]" table:style-name="ce1">
            <text:p>0.163350349</text:p>
          </table:table-cell>
          <table:table-cell office:value-type="float" office:value="5.9707692307692311" table:formula="of:=[.D36]+[.D$32]" table:style-name="ce22">
            <text:p>5.97</text:p>
          </table:table-cell>
          <table:table-cell office:value-type="float" office:value="0.15418005844424598" table:formula="of:=PI()*2100*[.D37]/[.H37]" table:style-name="ce1">
            <text:p>0.154180058</text:p>
          </table:table-cell>
          <table:table-cell office:value-type="float" office:value="5.795641025641026" table:formula="of:=[.F36]+[.F$32]" table:style-name="ce22">
            <text:p>5.80</text:p>
          </table:table-cell>
          <table:table-cell office:value-type="float" office:value="0.14965781418085078" table:formula="of:=PI()*2100*[.F37]/[.H37]" table:style-name="ce1">
            <text:p>0.149657814</text:p>
          </table:table-cell>
          <table:table-cell office:value-type="float" office:value="255488.43589743588" table:formula="of:=[.H36]-[.I$33]" table:style-name="ce1">
            <text:p>255488.4359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7.1748717948717946" table:formula="of:=[.B37]+[.B$32]" table:style-name="ce22">
            <text:p>7.17</text:p>
          </table:table-cell>
          <table:table-cell office:value-type="float" office:value="0.18601973431285371" table:formula="of:=PI()*2100*[.B38]/[.H38]" table:style-name="ce1">
            <text:p>0.186019734</text:p>
          </table:table-cell>
          <table:table-cell office:value-type="float" office:value="6.8884615384615389" table:formula="of:=[.D37]+[.D$32]" table:style-name="ce22">
            <text:p>6.89</text:p>
          </table:table-cell>
          <table:table-cell office:value-type="float" office:value="0.17859410200538972" table:formula="of:=PI()*2100*[.D38]/[.H38]" table:style-name="ce1">
            <text:p>0.178594102</text:p>
          </table:table-cell>
          <table:table-cell office:value-type="float" office:value="6.6720512820512825" table:formula="of:=[.F37]+[.F$32]" table:style-name="ce22">
            <text:p>6.67</text:p>
          </table:table-cell>
          <table:table-cell office:value-type="float" office:value="0.17298332880261477" table:formula="of:=PI()*2100*[.F38]/[.H38]" table:style-name="ce1">
            <text:p>0.172983329</text:p>
          </table:table-cell>
          <table:table-cell office:value-type="float" office:value="254462.79487179485" table:formula="of:=[.H37]-[.I$33]" table:style-name="ce1">
            <text:p>254462.7949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8.0238461538461543" table:formula="of:=[.B38]+[.B$32]" table:style-name="ce22">
            <text:p>8.02</text:p>
          </table:table-cell>
          <table:table-cell office:value-type="float" office:value="0.20887260242077851" table:formula="of:=PI()*2100*[.B39]/[.H39]" table:style-name="ce1">
            <text:p>0.208872602</text:p>
          </table:table-cell>
          <table:table-cell office:value-type="float" office:value="7.8061538461538467" table:formula="of:=[.D38]+[.D$32]" table:style-name="ce22">
            <text:p>7.81</text:p>
          </table:table-cell>
          <table:table-cell office:value-type="float" office:value="0.20320574914831374" table:formula="of:=PI()*2100*[.D39]/[.H39]" table:style-name="ce1">
            <text:p>0.203205749</text:p>
          </table:table-cell>
          <table:table-cell office:value-type="float" office:value="7.548461538461539" table:formula="of:=[.F38]+[.F$32]" table:style-name="ce22">
            <text:p>7.55</text:p>
          </table:table-cell>
          <table:table-cell office:value-type="float" office:value="0.19649763661730418" table:formula="of:=PI()*2100*[.F39]/[.H39]" table:style-name="ce1">
            <text:p>0.196497637</text:p>
          </table:table-cell>
          <table:table-cell office:value-type="float" office:value="253437.15384615381" table:formula="of:=[.H38]-[.I$33]" table:style-name="ce1">
            <text:p>253437.1538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8.872820512820514" table:formula="of:=[.B39]+[.B$32]" table:style-name="ce22">
            <text:p>8.87</text:p>
          </table:table-cell>
          <table:table-cell office:value-type="float" office:value="0.23191118978392386" table:formula="of:=PI()*2100*[.B40]/[.H40]" table:style-name="ce1">
            <text:p>0.23191119</text:p>
          </table:table-cell>
          <table:table-cell office:value-type="float" office:value="8.7238461538461536" table:formula="of:=[.D39]+[.D$32]" table:style-name="ce22">
            <text:p>8.72</text:p>
          </table:table-cell>
          <table:table-cell office:value-type="float" office:value="0.22801740868161022" table:formula="of:=PI()*2100*[.D40]/[.H40]" table:style-name="ce1">
            <text:p>0.228017409</text:p>
          </table:table-cell>
          <table:table-cell office:value-type="float" office:value="8.4248717948717946" table:formula="of:=[.F39]+[.F$32]" table:style-name="ce22">
            <text:p>8.42</text:p>
          </table:table-cell>
          <table:table-cell office:value-type="float" office:value="0.22020303903393781" table:formula="of:=PI()*2100*[.F40]/[.H40]" table:style-name="ce1">
            <text:p>0.220203039</text:p>
          </table:table-cell>
          <table:table-cell office:value-type="float" office:value="252411.51282051278" table:formula="of:=[.H39]-[.I$33]" table:style-name="ce1">
            <text:p>252411.5128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9.7217948717948737" table:formula="of:=[.B40]+[.B$32]" table:style-name="ce22">
            <text:p>9.72</text:p>
          </table:table-cell>
          <table:table-cell office:value-type="float" office:value="0.25513776957642681" table:formula="of:=PI()*2100*[.B41]/[.H41]" table:style-name="ce1">
            <text:p>0.25513777</text:p>
          </table:table-cell>
          <table:table-cell office:value-type="float" office:value="9.6415384615384614" table:formula="of:=[.D40]+[.D$32]" table:style-name="ce22">
            <text:p>9.64</text:p>
          </table:table-cell>
          <table:table-cell office:value-type="float" office:value="0.25303152872511669" table:formula="of:=PI()*2100*[.D41]/[.H41]" table:style-name="ce1">
            <text:p>0.253031529</text:p>
          </table:table-cell>
          <table:table-cell office:value-type="float" office:value="9.3012820512820511" table:formula="of:=[.F40]+[.F$32]" table:style-name="ce22">
            <text:p>9.30</text:p>
          </table:table-cell>
          <table:table-cell office:value-type="float" office:value="0.24410187502004171" table:formula="of:=PI()*2100*[.F41]/[.H41]" table:style-name="ce1">
            <text:p>0.244101875</text:p>
          </table:table-cell>
          <table:table-cell office:value-type="float" office:value="251385.87179487175" table:formula="of:=[.H40]-[.I$33]" table:style-name="ce1">
            <text:p>251385.8718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10.570769230769233" table:formula="of:=[.B41]+[.B$32]" table:style-name="ce22">
            <text:p>10.57</text:p>
          </table:table-cell>
          <table:table-cell office:value-type="float" office:value="0.27855465222212117" table:formula="of:=PI()*2100*[.B42]/[.H42]" table:style-name="ce1">
            <text:p>0.278554652</text:p>
          </table:table-cell>
          <table:table-cell office:value-type="float" office:value="10.559230769230769" table:formula="of:=[.D41]+[.D$32]" table:style-name="ce22">
            <text:p>10.56</text:p>
          </table:table-cell>
          <table:table-cell office:value-type="float" office:value="0.2782505975151402" table:formula="of:=PI()*2100*[.D42]/[.H42]" table:style-name="ce1">
            <text:p>0.278250598</text:p>
          </table:table-cell>
          <table:table-cell office:value-type="float" office:value="10.177692307692308" table:formula="of:=[.F41]+[.F$32]" table:style-name="ce22">
            <text:p>10.18</text:p>
          </table:table-cell>
          <table:table-cell office:value-type="float" office:value="0.26819652187097104" table:formula="of:=PI()*2100*[.F42]/[.H42]" table:style-name="ce1">
            <text:p>0.268196522</text:p>
          </table:table-cell>
          <table:table-cell office:value-type="float" office:value="250360.23076923072" table:formula="of:=[.H41]-[.I$33]" table:style-name="ce1">
            <text:p>250360.2308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11.419743589743593" table:formula="of:=[.B42]+[.B$32]" table:style-name="ce22">
            <text:p>11.42</text:p>
          </table:table-cell>
          <table:table-cell office:value-type="float" office:value="0.30216418616067264" table:formula="of:=PI()*2100*[.B43]/[.H43]" table:style-name="ce1">
            <text:p>0.302164186</text:p>
          </table:table-cell>
          <table:table-cell office:value-type="float" office:value="11.476923076923077" table:formula="of:=[.D42]+[.D$32]" table:style-name="ce22">
            <text:p>11.48</text:p>
          </table:table-cell>
          <table:table-cell office:value-type="float" office:value="0.30367714422955527" table:formula="of:=PI()*2100*[.D43]/[.H43]" table:style-name="ce1">
            <text:p>0.303677144</text:p>
          </table:table-cell>
          <table:table-cell office:value-type="float" office:value="11.054102564102564" table:formula="of:=[.F42]+[.F$32]" table:style-name="ce22">
            <text:p>11.05</text:p>
          </table:table-cell>
          <table:table-cell office:value-type="float" office:value="0.2924893959982206" table:formula="of:=PI()*2100*[.F43]/[.H43]" table:style-name="ce1">
            <text:p>0.292489396</text:p>
          </table:table-cell>
          <table:table-cell office:value-type="float" office:value="249334.58974358969" table:formula="of:=[.H42]-[.I$33]" table:style-name="ce1">
            <text:p>249334.5897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12.268717948717953" table:formula="of:=[.B43]+[.B$32]" table:style-name="ce22">
            <text:p>12.27</text:p>
          </table:table-cell>
          <table:table-cell office:value-type="float" office:value="0.32596875863270153" table:formula="of:=PI()*2100*[.B44]/[.H44]" table:style-name="ce1">
            <text:p>0.325968759</text:p>
          </table:table-cell>
          <table:table-cell office:value-type="float" office:value="12.394615384615385" table:formula="of:=[.D43]+[.D$32]" table:style-name="ce22">
            <text:p>12.39</text:p>
          </table:table-cell>
          <table:table-cell office:value-type="float" office:value="0.32931373983335049" table:formula="of:=PI()*2100*[.D44]/[.H44]" table:style-name="ce1">
            <text:p>0.32931374</text:p>
          </table:table-cell>
          <table:table-cell office:value-type="float" office:value="11.930512820512821" table:formula="of:=[.F43]+[.F$32]" table:style-name="ce22">
            <text:p>11.93</text:p>
          </table:table-cell>
          <table:table-cell office:value-type="float" office:value="0.31698295373727148" table:formula="of:=PI()*2100*[.F44]/[.H44]" table:style-name="ce1">
            <text:p>0.316982954</text:p>
          </table:table-cell>
          <table:table-cell office:value-type="float" office:value="248308.94871794866" table:formula="of:=[.H43]-[.I$33]" table:style-name="ce1">
            <text:p>248308.9487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13.117692307692312" table:formula="of:=[.B44]+[.B$32]" table:style-name="ce22">
            <text:p>13.12</text:p>
          </table:table-cell>
          <table:table-cell office:value-type="float" office:value="0.34997079648444407" table:formula="of:=PI()*2100*[.B45]/[.H45]" table:style-name="ce1">
            <text:p>0.349970796</text:p>
          </table:table-cell>
          <table:table-cell office:value-type="float" office:value="13.312307692307693" table:formula="of:=[.D44]+[.D$32]" table:style-name="ce22">
            <text:p>13.31</text:p>
          </table:table-cell>
          <table:table-cell office:value-type="float" office:value="0.35516299794521711" table:formula="of:=PI()*2100*[.D45]/[.H45]" table:style-name="ce1">
            <text:p>0.355162998</text:p>
          </table:table-cell>
          <table:table-cell office:value-type="float" office:value="12.806923076923077" table:formula="of:=[.F44]+[.F$32]" table:style-name="ce22">
            <text:p>12.81</text:p>
          </table:table-cell>
          <table:table-cell office:value-type="float" office:value="0.34167969217554145" table:formula="of:=PI()*2100*[.F45]/[.H45]" table:style-name="ce1">
            <text:p>0.341679692</text:p>
          </table:table-cell>
          <table:table-cell office:value-type="float" office:value="247283.30769230763" table:formula="of:=[.H44]-[.I$33]" table:style-name="ce1">
            <text:p>247283.3077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13.966666666666672" table:formula="of:=[.B45]+[.B$32]" table:style-name="ce22">
            <text:p>13.97</text:p>
          </table:table-cell>
          <table:table-cell office:value-type="float" office:value="0.3741727669925215" table:formula="of:=PI()*2100*[.B46]/[.H46]" table:style-name="ce1">
            <text:p>0.374172767</text:p>
          </table:table-cell>
          <table:table-cell office:value-type="float" office:value="14.23" table:formula="of:=[.D45]+[.D$32]" table:style-name="ce22">
            <text:p>14.23</text:p>
          </table:table-cell>
          <table:table-cell office:value-type="float" office:value="0.38122757572579324" table:formula="of:=PI()*2100*[.D46]/[.H46]" table:style-name="ce1">
            <text:p>0.381227576</text:p>
          </table:table-cell>
          <table:table-cell office:value-type="float" office:value="13.683333333333334" table:formula="of:=[.F45]+[.F$32]" table:style-name="ce22">
            <text:p>13.68</text:p>
          </table:table-cell>
          <table:table-cell office:value-type="float" office:value="0.36658215000102629" table:formula="of:=PI()*2100*[.F46]/[.H46]" table:style-name="ce1">
            <text:p>0.36658215</text:p>
          </table:table-cell>
          <table:table-cell office:value-type="float" office:value="246257.6666666666" table:formula="of:=[.H45]-[.I$33]" table:style-name="ce1">
            <text:p>246257.6667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14.815641025641032" table:formula="of:=[.B46]+[.B$32]" table:style-name="ce22">
            <text:p>14.82</text:p>
          </table:table-cell>
          <table:table-cell office:value-type="float" office:value="0.39857717870940551" table:formula="of:=PI()*2100*[.B47]/[.H47]" table:style-name="ce1">
            <text:p>0.398577179</text:p>
          </table:table-cell>
          <table:table-cell office:value-type="float" office:value="15.147692307692308" table:formula="of:=[.D46]+[.D$32]" table:style-name="ce22">
            <text:p>15.15</text:p>
          </table:table-cell>
          <table:table-cell office:value-type="float" office:value="0.40751017478819734" table:formula="of:=PI()*2100*[.D47]/[.H47]" table:style-name="ce1">
            <text:p>0.407510175</text:p>
          </table:table-cell>
          <table:table-cell office:value-type="float" office:value="14.55974358974359" table:formula="of:=[.F46]+[.F$32]" table:style-name="ce22">
            <text:p>14.56</text:p>
          </table:table-cell>
          <table:table-cell office:value-type="float" office:value="0.39169290837223592" table:formula="of:=PI()*2100*[.F47]/[.H47]" table:style-name="ce1">
            <text:p>0.391692908</text:p>
          </table:table-cell>
          <table:table-cell office:value-type="float" office:value="245232.02564102557" table:formula="of:=[.H46]-[.I$33]" table:style-name="ce1">
            <text:p>245232.0256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15.664615384615391" table:formula="of:=[.B47]+[.B$32]" table:style-name="ce22">
            <text:p>15.66</text:p>
          </table:table-cell>
          <table:table-cell office:value-type="float" office:value="0.42318658233018996" table:formula="of:=PI()*2100*[.B48]/[.H48]" table:style-name="ce1">
            <text:p>0.423186582</text:p>
          </table:table-cell>
          <table:table-cell office:value-type="float" office:value="16.065384615384616" table:formula="of:=[.D47]+[.D$32]" table:style-name="ce22">
            <text:p>16.07</text:p>
          </table:table-cell>
          <table:table-cell office:value-type="float" office:value="0.43401354213150728" table:formula="of:=PI()*2100*[.D48]/[.H48]" table:style-name="ce1">
            <text:p>0.434013542</text:p>
          </table:table-cell>
          <table:table-cell office:value-type="float" office:value="15.436153846153847" table:formula="of:=[.F47]+[.F$32]" table:style-name="ce22">
            <text:p>15.44</text:p>
          </table:table-cell>
          <table:table-cell office:value-type="float" office:value="0.41701459181005296" table:formula="of:=PI()*2100*[.F48]/[.H48]" table:style-name="ce1">
            <text:p>0.417014592</text:p>
          </table:table-cell>
          <table:table-cell office:value-type="float" office:value="244206.38461538454" table:formula="of:=[.H47]-[.I$33]" table:style-name="ce1">
            <text:p>244206.3846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16.513589743589751" table:formula="of:=[.B48]+[.B$32]" table:style-name="ce22">
            <text:p>16.51</text:p>
          </table:table-cell>
          <table:table-cell office:value-type="float" office:value="0.44800357158129572" table:formula="of:=PI()*2100*[.B49]/[.H49]" table:style-name="ce1">
            <text:p>0.448003572</text:p>
          </table:table-cell>
          <table:table-cell office:value-type="float" office:value="16.983076923076922" table:formula="of:=[.D48]+[.D$32]" table:style-name="ce22">
            <text:p>16.98</text:p>
          </table:table-cell>
          <table:table-cell office:value-type="float" office:value="0.4607404710978607" table:formula="of:=PI()*2100*[.D49]/[.H49]" table:style-name="ce1">
            <text:p>0.460740471</text:p>
          </table:table-cell>
          <table:table-cell office:value-type="float" office:value="16.312564102564103" table:formula="of:=[.F48]+[.F$32]" table:style-name="ce22">
            <text:p>16.31</text:p>
          </table:table-cell>
          <table:table-cell office:value-type="float" office:value="0.44254986911215993" table:formula="of:=PI()*2100*[.F49]/[.H49]" table:style-name="ce1">
            <text:p>0.442549869</text:p>
          </table:table-cell>
          <table:table-cell office:value-type="float" office:value="243180.74358974351" table:formula="of:=[.H48]-[.I$33]" table:style-name="ce1">
            <text:p>243180.743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7.362564102564111" table:formula="of:=[.B49]+[.B$32]" table:style-name="ce22">
            <text:p>17.36</text:p>
          </table:table-cell>
          <table:table-cell office:value-type="float" office:value="0.47303078413176042" table:formula="of:=PI()*2100*[.B50]/[.H50]" table:style-name="ce1">
            <text:p>0.473030784</text:p>
          </table:table-cell>
          <table:table-cell office:value-type="float" office:value="17.900769230769228" table:formula="of:=[.D49]+[.D$32]" table:style-name="ce22">
            <text:p>17.90</text:p>
          </table:table-cell>
          <table:table-cell office:value-type="float" office:value="0.4876938023538791" table:formula="of:=PI()*2100*[.D50]/[.H50]" table:style-name="ce1">
            <text:p>0.487693802</text:p>
          </table:table-cell>
          <table:table-cell office:value-type="float" office:value="17.18897435897436" table:formula="of:=[.F49]+[.F$32]" table:style-name="ce22">
            <text:p>17.19</text:p>
          </table:table-cell>
          <table:table-cell office:value-type="float" office:value="0.46830145429070513" table:formula="of:=PI()*2100*[.F50]/[.H50]" table:style-name="ce1">
            <text:p>0.468301454</text:p>
          </table:table-cell>
          <table:table-cell office:value-type="float" office:value="242155.10256410248" table:formula="of:=[.H49]-[.I$33]" table:style-name="ce1">
            <text:p>242155.102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8.211538461538471" table:formula="of:=[.B50]+[.B$32]" table:style-name="ce22">
            <text:p>18.21</text:p>
          </table:table-cell>
          <table:table-cell office:value-type="float" office:value="0.49827090252778566" table:formula="of:=PI()*2100*[.B51]/[.H51]" table:style-name="ce1">
            <text:p>0.498270903</text:p>
          </table:table-cell>
          <table:table-cell office:value-type="float" office:value="18.818461538461534" table:formula="of:=[.D50]+[.D$32]" table:style-name="ce22">
            <text:p>18.82</text:p>
          </table:table-cell>
          <table:table-cell office:value-type="float" office:value="0.51487642489713792" table:formula="of:=PI()*2100*[.D51]/[.H51]" table:style-name="ce1">
            <text:p>0.514876425</text:p>
          </table:table-cell>
          <table:table-cell office:value-type="float" office:value="18.065384615384616" table:formula="of:=[.F50]+[.F$32]" table:style-name="ce22">
            <text:p>18.07</text:p>
          </table:table-cell>
          <table:table-cell office:value-type="float" office:value="0.49427210753389828" table:formula="of:=PI()*2100*[.F51]/[.H51]" table:style-name="ce1">
            <text:p>0.494272108</text:p>
          </table:table-cell>
          <table:table-cell office:value-type="float" office:value="241129.46153846144" table:formula="of:=[.H50]-[.I$33]" table:style-name="ce1">
            <text:p>241129.4615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9.06051282051283" table:formula="of:=[.B51]+[.B$32]" table:style-name="ce22">
            <text:p>19.06</text:p>
          </table:table-cell>
          <table:table-cell office:value-type="float" office:value="0.52372665515123562" table:formula="of:=PI()*2100*[.B52]/[.H52]" table:style-name="ce1">
            <text:p>0.523726655</text:p>
          </table:table-cell>
          <table:table-cell office:value-type="float" office:value="19.73615384615384" table:formula="of:=[.D51]+[.D$32]" table:style-name="ce22">
            <text:p>19.74</text:p>
          </table:table-cell>
          <table:table-cell office:value-type="float" office:value="0.5422912770884325" table:formula="of:=PI()*2100*[.D52]/[.H52]" table:style-name="ce1">
            <text:p>0.542291277</text:p>
          </table:table-cell>
          <table:table-cell office:value-type="float" office:value="18.941794871794873" table:formula="of:=[.F51]+[.F$32]" table:style-name="ce22">
            <text:p>18.94</text:p>
          </table:table-cell>
          <table:table-cell office:value-type="float" office:value="0.52046463619225158" table:formula="of:=PI()*2100*[.F52]/[.H52]" table:style-name="ce1">
            <text:p>0.520464636</text:p>
          </table:table-cell>
          <table:table-cell office:value-type="float" office:value="240103.82051282041" table:formula="of:=[.H51]-[.I$33]" table:style-name="ce1">
            <text:p>240103.8205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9.90948717948719" table:formula="of:=[.B52]+[.B$32]" table:style-name="ce22">
            <text:p>19.91</text:p>
          </table:table-cell>
          <table:table-cell office:value-type="float" office:value="0.54940081720280798" table:formula="of:=PI()*2100*[.B53]/[.H53]" table:style-name="ce1">
            <text:p>0.549400817</text:p>
          </table:table-cell>
          <table:table-cell office:value-type="float" office:value="20.653846153846146" table:formula="of:=[.D52]+[.D$32]" table:style-name="ce22">
            <text:p>20.65</text:p>
          </table:table-cell>
          <table:table-cell office:value-type="float" office:value="0.56994134771061522" table:formula="of:=PI()*2100*[.D53]/[.H53]" table:style-name="ce1">
            <text:p>0.569941348</text:p>
          </table:table-cell>
          <table:table-cell office:value-type="float" office:value="19.818205128205129" table:formula="of:=[.F52]+[.F$32]" table:style-name="ce22">
            <text:p>19.82</text:p>
          </table:table-cell>
          <table:table-cell office:value-type="float" office:value="0.54688189579020718" table:formula="of:=PI()*2100*[.F53]/[.H53]" table:style-name="ce1">
            <text:p>0.546881896</text:p>
          </table:table-cell>
          <table:table-cell office:value-type="float" office:value="239078.17948717938" table:formula="of:=[.H52]-[.I$33]" table:style-name="ce1">
            <text:p>239078.1795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.75846153846155" table:formula="of:=[.B53]+[.B$32]" table:style-name="ce22">
            <text:p>20.76</text:p>
          </table:table-cell>
          <table:table-cell office:value-type="float" office:value="0.57529621171062084" table:formula="of:=PI()*2100*[.B54]/[.H54]" table:style-name="ce1">
            <text:p>0.575296212</text:p>
          </table:table-cell>
          <table:table-cell office:value-type="float" office:value="21.571538461538452" table:formula="of:=[.D53]+[.D$32]" table:style-name="ce22">
            <text:p>21.57</text:p>
          </table:table-cell>
          <table:table-cell office:value-type="float" office:value="0.59782967705480339" table:formula="of:=PI()*2100*[.D54]/[.H54]" table:style-name="ce1">
            <text:p>0.597829677</text:p>
          </table:table-cell>
          <table:table-cell office:value-type="float" office:value="20.694615384615386" table:formula="of:=[.F53]+[.F$32]" table:style-name="ce22">
            <text:p>20.69</text:p>
          </table:table-cell>
          <table:table-cell office:value-type="float" office:value="0.57352679106391558" table:formula="of:=PI()*2100*[.F54]/[.H54]" table:style-name="ce1">
            <text:p>0.573526791</text:p>
          </table:table-cell>
          <table:table-cell office:value-type="float" office:value="238052.53846153835" table:formula="of:=[.H53]-[.I$33]" table:style-name="ce1">
            <text:p>238052.5385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1.607435897435909" table:formula="of:=[.B54]+[.B$32]" table:style-name="ce22">
            <text:p>21.61</text:p>
          </table:table-cell>
          <table:table-cell office:value-type="float" office:value="0.601415710564984" table:formula="of:=PI()*2100*[.B55]/[.H55]" table:style-name="ce1">
            <text:p>0.601415711</text:p>
          </table:table-cell>
          <table:table-cell office:value-type="float" office:value="22.489230769230758" table:formula="of:=[.D54]+[.D$32]" table:style-name="ce22">
            <text:p>22.49</text:p>
          </table:table-cell>
          <table:table-cell office:value-type="float" office:value="0.62595935803478808" table:formula="of:=PI()*2100*[.D55]/[.H55]" table:style-name="ce1">
            <text:p>0.625959358</text:p>
          </table:table-cell>
          <table:table-cell office:value-type="float" office:value="21.571025641025642" table:formula="of:=[.F54]+[.F$32]" table:style-name="ce22">
            <text:p>21.57</text:p>
          </table:table-cell>
          <table:table-cell office:value-type="float" office:value="0.60040227702595717" table:formula="of:=PI()*2100*[.F55]/[.H55]" table:style-name="ce1">
            <text:p>0.600402277</text:p>
          </table:table-cell>
          <table:table-cell office:value-type="float" office:value="237026.89743589732" table:formula="of:=[.H54]-[.I$33]" table:style-name="ce1">
            <text:p>237026.897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2.456410256410269" table:formula="of:=[.B55]+[.B$32]" table:style-name="ce22">
            <text:p>22.46</text:p>
          </table:table-cell>
          <table:table-cell office:value-type="float" office:value="0.6277622355801542" table:formula="of:=PI()*2100*[.B56]/[.H56]" table:style-name="ce1">
            <text:p>0.627762236</text:p>
          </table:table-cell>
          <table:table-cell office:value-type="float" office:value="23.406923076923064" table:formula="of:=[.D55]+[.D$32]" table:style-name="ce22">
            <text:p>23.41</text:p>
          </table:table-cell>
          <table:table-cell office:value-type="float" office:value="0.65433353733050315" table:formula="of:=PI()*2100*[.D56]/[.H56]" table:style-name="ce1">
            <text:p>0.654333537</text:p>
          </table:table-cell>
          <table:table-cell office:value-type="float" office:value="22.447435897435899" table:formula="of:=[.F55]+[.F$32]" table:style-name="ce22">
            <text:p>22.45</text:p>
          </table:table-cell>
          <table:table-cell office:value-type="float" office:value="0.62751136005782782" table:formula="of:=PI()*2100*[.F56]/[.H56]" table:style-name="ce1">
            <text:p>0.62751136</text:p>
          </table:table-cell>
          <table:table-cell office:value-type="float" office:value="236001.25641025629" table:formula="of:=[.H55]-[.I$33]" table:style-name="ce1">
            <text:p>236001.256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3.305384615384629" table:formula="of:=[.B56]+[.B$32]" table:style-name="ce22">
            <text:p>23.31</text:p>
          </table:table-cell>
          <table:table-cell office:value-type="float" office:value="0.65433875958389498" table:formula="of:=PI()*2100*[.B57]/[.H57]" table:style-name="ce1">
            <text:p>0.65433876</text:p>
          </table:table-cell>
          <table:table-cell office:value-type="float" office:value="24.32461538461537" table:formula="of:=[.D56]+[.D$32]" table:style-name="ce22">
            <text:p>24.32</text:p>
          </table:table-cell>
          <table:table-cell office:value-type="float" office:value="0.68295541656143866" table:formula="of:=PI()*2100*[.D57]/[.H57]" table:style-name="ce1">
            <text:p>0.682955417</text:p>
          </table:table-cell>
          <table:table-cell office:value-type="float" office:value="23.323846153846155" table:formula="of:=[.F56]+[.F$32]" table:style-name="ce22">
            <text:p>23.32</text:p>
          </table:table-cell>
          <table:table-cell office:value-type="float" office:value="0.65485709903103517" table:formula="of:=PI()*2100*[.F57]/[.H57]" table:style-name="ce1">
            <text:p>0.654857099</text:p>
          </table:table-cell>
          <table:table-cell office:value-type="float" office:value="234975.61538461526" table:formula="of:=[.H56]-[.I$33]" table:style-name="ce1">
            <text:p>234975.615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4.154358974358988" table:formula="of:=[.B57]+[.B$32]" table:style-name="ce22">
            <text:p>24.15</text:p>
          </table:table-cell>
          <table:table-cell office:value-type="float" office:value="0.68114830753569888" table:formula="of:=PI()*2100*[.B58]/[.H58]" table:style-name="ce1">
            <text:p>0.681148308</text:p>
          </table:table-cell>
          <table:table-cell office:value-type="float" office:value="25.242307692307676" table:formula="of:=[.D57]+[.D$32]" table:style-name="ce22">
            <text:p>25.24</text:p>
          </table:table-cell>
          <table:table-cell office:value-type="float" office:value="0.7118282534909216" table:formula="of:=PI()*2100*[.D58]/[.H58]" table:style-name="ce1">
            <text:p>0.711828253</text:p>
          </table:table-cell>
          <table:table-cell office:value-type="float" office:value="24.200256410256411" table:formula="of:=[.F57]+[.F$32]" table:style-name="ce22">
            <text:p>24.20</text:p>
          </table:table-cell>
          <table:table-cell office:value-type="float" office:value="0.68244260645768418" table:formula="of:=PI()*2100*[.F58]/[.H58]" table:style-name="ce1">
            <text:p>0.682442606</text:p>
          </table:table-cell>
          <table:table-cell office:value-type="float" office:value="233949.97435897423" table:formula="of:=[.H57]-[.I$33]" table:style-name="ce1">
            <text:p>233949.974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5.003333333333348" table:formula="of:=[.B58]+[.B$32]" table:style-name="ce22">
            <text:p>25.00</text:p>
          </table:table-cell>
          <table:table-cell office:value-type="float" office:value="0.70819395767455007" table:formula="of:=PI()*2100*[.B59]/[.H59]" table:style-name="ce1">
            <text:p>0.708193958</text:p>
          </table:table-cell>
          <table:table-cell office:value-type="float" office:value="26.159999999999982" table:formula="of:=[.D58]+[.D$32]" table:style-name="ce22">
            <text:p>26.16</text:p>
          </table:table-cell>
          <table:table-cell office:value-type="float" office:value="0.74095536326221334" table:formula="of:=PI()*2100*[.D59]/[.H59]" table:style-name="ce1">
            <text:p>0.740955363</text:p>
          </table:table-cell>
          <table:table-cell office:value-type="float" office:value="25.076666666666668" table:formula="of:=[.F58]+[.F$32]" table:style-name="ce22">
            <text:p>25.08</text:p>
          </table:table-cell>
          <table:table-cell office:value-type="float" office:value="0.71027104967146204" table:formula="of:=PI()*2100*[.F59]/[.H59]" table:style-name="ce1">
            <text:p>0.71027105</text:p>
          </table:table-cell>
          <table:table-cell office:value-type="float" office:value="232924.3333333332" table:formula="of:=[.H58]-[.I$33]" table:style-name="ce1">
            <text:p>232924.3333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5.852307692307708" table:formula="of:=[.B59]+[.B$32]" table:style-name="ce22">
            <text:p>25.85</text:p>
          </table:table-cell>
          <table:table-cell office:value-type="float" office:value="0.73547884269714714" table:formula="of:=PI()*2100*[.B60]/[.H60]" table:style-name="ce1">
            <text:p>0.735478843</text:p>
          </table:table-cell>
          <table:table-cell office:value-type="float" office:value="27.077692307692288" table:formula="of:=[.D59]+[.D$32]" table:style-name="ce22">
            <text:p>27.08</text:p>
          </table:table-cell>
          <table:table-cell office:value-type="float" office:value="0.7703401196674079" table:formula="of:=PI()*2100*[.D60]/[.H60]" table:style-name="ce1">
            <text:p>0.77034012</text:p>
          </table:table-cell>
          <table:table-cell office:value-type="float" office:value="25.953076923076924" table:formula="of:=[.F59]+[.F$32]" table:style-name="ce22">
            <text:p>25.95</text:p>
          </table:table-cell>
          <table:table-cell office:value-type="float" office:value="0.73834565203996172" table:formula="of:=PI()*2100*[.F60]/[.H60]" table:style-name="ce1">
            <text:p>0.738345652</text:p>
          </table:table-cell>
          <table:table-cell office:value-type="float" office:value="231898.69230769217" table:formula="of:=[.H59]-[.I$33]" table:style-name="ce1">
            <text:p>231898.6923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6.701282051282067" table:formula="of:=[.B60]+[.B$32]" table:style-name="ce22">
            <text:p>26.70</text:p>
          </table:table-cell>
          <table:table-cell office:value-type="float" office:value="0.76300615096753066" table:formula="of:=PI()*2100*[.B61]/[.H61]" table:style-name="ce1">
            <text:p>0.763006151</text:p>
          </table:table-cell>
          <table:table-cell office:value-type="float" office:value="27.995384615384594" table:formula="of:=[.D60]+[.D$32]" table:style-name="ce22">
            <text:p>28.00</text:p>
          </table:table-cell>
          <table:table-cell office:value-type="float" office:value="0.79998595645015436" table:formula="of:=PI()*2100*[.D61]/[.H61]" table:style-name="ce1">
            <text:p>0.799985956</text:p>
          </table:table-cell>
          <table:table-cell office:value-type="float" office:value="26.829487179487181" table:formula="of:=[.F60]+[.F$32]" table:style-name="ce22">
            <text:p>26.83</text:p>
          </table:table-cell>
          <table:table-cell office:value-type="float" office:value="0.76666969420931996" table:formula="of:=PI()*2100*[.F61]/[.H61]" table:style-name="ce1">
            <text:p>0.766669694</text:p>
          </table:table-cell>
          <table:table-cell office:value-type="float" office:value="230873.05128205114" table:formula="of:=[.H60]-[.I$33]" table:style-name="ce1">
            <text:p>230873.0513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7.550256410256427" table:formula="of:=[.B61]+[.B$32]" table:style-name="ce22">
            <text:p>27.55</text:p>
          </table:table-cell>
          <table:table-cell office:value-type="float" office:value="0.79077912775909598" table:formula="of:=PI()*2100*[.B62]/[.H62]" table:style-name="ce1">
            <text:p>0.790779128</text:p>
          </table:table-cell>
          <table:table-cell office:value-type="float" office:value="28.9130769230769" table:formula="of:=[.D61]+[.D$32]" table:style-name="ce22">
            <text:p>28.91</text:p>
          </table:table-cell>
          <table:table-cell office:value-type="float" office:value="0.82989636864325611" table:formula="of:=PI()*2100*[.D62]/[.H62]" table:style-name="ce1">
            <text:p>0.829896369</text:p>
          </table:table-cell>
          <table:table-cell office:value-type="float" office:value="27.705897435897437" table:formula="of:=[.F61]+[.F$32]" table:style-name="ce22">
            <text:p>27.71</text:p>
          </table:table-cell>
          <table:table-cell office:value-type="float" office:value="0.7952465153821785" table:formula="of:=PI()*2100*[.F62]/[.H62]" table:style-name="ce1">
            <text:p>0.795246515</text:p>
          </table:table-cell>
          <table:table-cell office:value-type="float" office:value="229847.4102564101" table:formula="of:=[.H61]-[.I$33]" table:style-name="ce1">
            <text:p>229847.4103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8.399230769230787" table:formula="of:=[.B62]+[.B$32]" table:style-name="ce22">
            <text:p>28.40</text:p>
          </table:table-cell>
          <table:table-cell office:value-type="float" office:value="0.81880107653000878" table:formula="of:=PI()*2100*[.B63]/[.H63]" table:style-name="ce1">
            <text:p>0.818801077</text:p>
          </table:table-cell>
          <table:table-cell office:value-type="float" office:value="29.830769230769207" table:formula="of:=[.D62]+[.D$32]" table:style-name="ce22">
            <text:p>29.83</text:p>
          </table:table-cell>
          <table:table-cell office:value-type="float" office:value="0.86007491394224367" table:formula="of:=PI()*2100*[.D63]/[.H63]" table:style-name="ce1">
            <text:p>0.860074914</text:p>
          </table:table-cell>
          <table:table-cell office:value-type="float" office:value="28.582307692307694" table:formula="of:=[.F62]+[.F$32]" table:style-name="ce22">
            <text:p>28.58</text:p>
          </table:table-cell>
          <table:table-cell office:value-type="float" office:value="0.82407951463001494" table:formula="of:=PI()*2100*[.F63]/[.H63]" table:style-name="ce1">
            <text:p>0.824079515</text:p>
          </table:table-cell>
          <table:table-cell office:value-type="float" office:value="228821.76923076907" table:formula="of:=[.H62]-[.I$33]" table:style-name="ce1">
            <text:p>228821.7692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9.248205128205147" table:formula="of:=[.B63]+[.B$32]" table:style-name="ce22">
            <text:p>29.25</text:p>
          </table:table-cell>
          <table:table-cell office:value-type="float" office:value="0.84707536023307628" table:formula="of:=PI()*2100*[.B64]/[.H64]" table:style-name="ce1">
            <text:p>0.84707536</text:p>
          </table:table-cell>
          <table:table-cell office:value-type="float" office:value="30.748461538461513" table:formula="of:=[.D63]+[.D$32]" table:style-name="ce22">
            <text:p>30.75</text:p>
          </table:table-cell>
          <table:table-cell office:value-type="float" office:value="0.89052521411605468" table:formula="of:=PI()*2100*[.D64]/[.H64]" table:style-name="ce1">
            <text:p>0.890525214</text:p>
          </table:table-cell>
          <table:table-cell office:value-type="float" office:value="29.45871794871795" table:formula="of:=[.F63]+[.F$32]" table:style-name="ce22">
            <text:p>29.46</text:p>
          </table:table-cell>
          <table:table-cell office:value-type="float" office:value="0.85317215224092513" table:formula="of:=PI()*2100*[.F64]/[.H64]" table:style-name="ce1">
            <text:p>0.853172152</text:p>
          </table:table-cell>
          <table:table-cell office:value-type="float" office:value="227796.12820512804" table:formula="of:=[.H63]-[.I$33]" table:style-name="ce1">
            <text:p>227796.1282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0.097179487179506" table:formula="of:=[.B64]+[.B$32]" table:style-name="ce22">
            <text:p>30.10</text:p>
          </table:table-cell>
          <table:table-cell office:value-type="float" office:value="0.87560540266116271" table:formula="of:=PI()*2100*[.B65]/[.H65]" table:style-name="ce1">
            <text:p>0.875605403</text:p>
          </table:table-cell>
          <table:table-cell office:value-type="float" office:value="31.666153846153819" table:formula="of:=[.D64]+[.D$32]" table:style-name="ce22">
            <text:p>31.67</text:p>
          </table:table-cell>
          <table:table-cell office:value-type="float" office:value="0.92125095645599386" table:formula="of:=PI()*2100*[.D65]/[.H65]" table:style-name="ce1">
            <text:p>0.921250956</text:p>
          </table:table-cell>
          <table:table-cell office:value-type="float" office:value="30.335128205128207" table:formula="of:=[.F64]+[.F$32]" table:style-name="ce22">
            <text:p>30.34</text:p>
          </table:table-cell>
          <table:table-cell office:value-type="float" office:value="0.88252795110398041" table:formula="of:=PI()*2100*[.F65]/[.H65]" table:style-name="ce1">
            <text:p>0.882527951</text:p>
          </table:table-cell>
          <table:table-cell office:value-type="float" office:value="226770.48717948701" table:formula="of:=[.H64]-[.I$33]" table:style-name="ce1">
            <text:p>226770.4872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0.946153846153866" table:formula="of:=[.B65]+[.B$32]" table:style-name="ce22">
            <text:p>30.95</text:p>
          </table:table-cell>
          <table:table-cell office:value-type="float" office:value="0.90439468982928251" table:formula="of:=PI()*2100*[.B66]/[.H66]" table:style-name="ce1">
            <text:p>0.90439469</text:p>
          </table:table-cell>
          <table:table-cell office:value-type="float" office:value="32.583846153846125" table:formula="of:=[.D65]+[.D$32]" table:style-name="ce22">
            <text:p>32.58</text:p>
          </table:table-cell>
          <table:table-cell office:value-type="float" office:value="0.95225589526419396" table:formula="of:=PI()*2100*[.D66]/[.H66]" table:style-name="ce1">
            <text:p>0.952255895</text:p>
          </table:table-cell>
          <table:table-cell office:value-type="float" office:value="31.211538461538463" table:formula="of:=[.F65]+[.F$32]" table:style-name="ce22">
            <text:p>31.21</text:p>
          </table:table-cell>
          <table:table-cell office:value-type="float" office:value="0.91215049813132287" table:formula="of:=PI()*2100*[.F66]/[.H66]" table:style-name="ce1">
            <text:p>0.912150498</text:p>
          </table:table-cell>
          <table:table-cell office:value-type="float" office:value="225744.84615384598" table:formula="of:=[.H65]-[.I$33]" table:style-name="ce1">
            <text:p>225744.8462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1.795128205128226" table:formula="of:=[.B66]+[.B$32]" table:style-name="ce22">
            <text:p>31.80</text:p>
          </table:table-cell>
          <table:table-cell office:value-type="float" office:value="0.93344677139454124" table:formula="of:=PI()*2100*[.B67]/[.H67]" table:style-name="ce1">
            <text:p>0.933446771</text:p>
          </table:table-cell>
          <table:table-cell office:value-type="float" office:value="33.501538461538431" table:formula="of:=[.D66]+[.D$32]" table:style-name="ce22">
            <text:p>33.50</text:p>
          </table:table-cell>
          <table:table-cell office:value-type="float" office:value="0.98354385338283556" table:formula="of:=PI()*2100*[.D67]/[.H67]" table:style-name="ce1">
            <text:p>0.983543853</text:p>
          </table:table-cell>
          <table:table-cell office:value-type="float" office:value="32.08794871794872" table:formula="of:=[.F66]+[.F$32]" table:style-name="ce22">
            <text:p>32.09</text:p>
          </table:table-cell>
          <table:table-cell office:value-type="float" office:value="0.94204344571920395" table:formula="of:=PI()*2100*[.F67]/[.H67]" table:style-name="ce1">
            <text:p>0.942043446</text:p>
          </table:table-cell>
          <table:table-cell office:value-type="float" office:value="224719.20512820495" table:formula="of:=[.H66]-[.I$33]" table:style-name="ce1">
            <text:p>224719.205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2.644102564102582" table:formula="of:=[.B67]+[.B$32]" table:style-name="ce22">
            <text:p>32.64</text:p>
          </table:table-cell>
          <table:table-cell office:value-type="float" office:value="0.96276526211513824" table:formula="of:=PI()*2100*[.B68]/[.H68]" table:style-name="ce1">
            <text:p>0.962765262</text:p>
          </table:table-cell>
          <table:table-cell office:value-type="float" office:value="34.419230769230737" table:formula="of:=[.D67]+[.D$32]" table:style-name="ce22">
            <text:p>34.42</text:p>
          </table:table-cell>
          <table:table-cell office:value-type="float" office:value="1.0151187237654375" table:formula="of:=PI()*2100*[.D68]/[.H68]" table:style-name="ce1">
            <text:p>1.015118724</text:p>
          </table:table-cell>
          <table:table-cell office:value-type="float" office:value="32.964358974358973" table:formula="of:=[.F67]+[.F$32]" table:style-name="ce22">
            <text:p>32.96</text:p>
          </table:table-cell>
          <table:table-cell office:value-type="float" office:value="0.97221051324921626" table:formula="of:=PI()*2100*[.F68]/[.H68]" table:style-name="ce1">
            <text:p>0.972210513</text:p>
          </table:table-cell>
          <table:table-cell office:value-type="float" office:value="223693.56410256392" table:formula="of:=[.H67]-[.I$33]" table:style-name="ce1">
            <text:p>223693.564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3.493076923076941" table:formula="of:=[.B68]+[.B$32]" table:style-name="ce22">
            <text:p>33.49</text:p>
          </table:table-cell>
          <table:table-cell office:value-type="float" office:value="0.99235384334969345" table:formula="of:=PI()*2100*[.B69]/[.H69]" table:style-name="ce1">
            <text:p>0.992353843</text:p>
          </table:table-cell>
          <table:table-cell office:value-type="float" office:value="35.336923076923043" table:formula="of:=[.D68]+[.D$32]" table:style-name="ce22">
            <text:p>35.34</text:p>
          </table:table-cell>
          <table:table-cell office:value-type="float" office:value="1.0469844710915723" table:formula="of:=PI()*2100*[.D69]/[.H69]" table:style-name="ce1">
            <text:p>1.046984471</text:p>
          </table:table-cell>
          <table:table-cell office:value-type="float" office:value="33.840769230769226" table:formula="of:=[.F68]+[.F$32]" table:style-name="ce22">
            <text:p>33.84</text:p>
          </table:table-cell>
          <table:table-cell office:value-type="float" office:value="1.0026554886310153" table:formula="of:=PI()*2100*[.F69]/[.H69]" table:style-name="ce1">
            <text:p>1.002655489</text:p>
          </table:table-cell>
          <table:table-cell office:value-type="float" office:value="222667.92307692289" table:formula="of:=[.H68]-[.I$33]" table:style-name="ce1">
            <text:p>222667.923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4.342051282051301" table:formula="of:=[.B69]+[.B$32]" table:style-name="ce22">
            <text:p>34.34</text:p>
          </table:table-cell>
          <table:table-cell office:value-type="float" office:value="1.0222162645982009" table:formula="of:=PI()*2100*[.B70]/[.H70]" table:style-name="ce1">
            <text:p>1.022216265</text:p>
          </table:table-cell>
          <table:table-cell office:value-type="float" office:value="36.254615384615349" table:formula="of:=[.D69]+[.D$32]" table:style-name="ce22">
            <text:p>36.25</text:p>
          </table:table-cell>
          <table:table-cell office:value-type="float" office:value="1.0791451334264131" table:formula="of:=PI()*2100*[.D70]/[.H70]" table:style-name="ce1">
            <text:p>1.079145133</text:p>
          </table:table-cell>
          <table:table-cell office:value-type="float" office:value="34.717179487179479" table:formula="of:=[.F69]+[.F$32]" table:style-name="ce22">
            <text:p>34.72</text:p>
          </table:table-cell>
          <table:table-cell office:value-type="float" office:value="1.0333822298878739" table:formula="of:=PI()*2100*[.F70]/[.H70]" table:style-name="ce1">
            <text:p>1.03338223</text:p>
          </table:table-cell>
          <table:table-cell office:value-type="float" office:value="221642.28205128186" table:formula="of:=[.H69]-[.I$33]" table:style-name="ce1">
            <text:p>221642.282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5.191025641025661" table:formula="of:=[.B70]+[.B$32]" table:style-name="ce22">
            <text:p>35.19</text:p>
          </table:table-cell>
          <table:table-cell office:value-type="float" office:value="1.0523563450859668" table:formula="of:=PI()*2100*[.B71]/[.H71]" table:style-name="ce1">
            <text:p>1.052356345</text:p>
          </table:table-cell>
          <table:table-cell office:value-type="float" office:value="37.172307692307655" table:formula="of:=[.D70]+[.D$32]" table:style-name="ce22">
            <text:p>37.17</text:p>
          </table:table-cell>
          <table:table-cell office:value-type="float" office:value="1.1116048239265732" table:formula="of:=PI()*2100*[.D71]/[.H71]" table:style-name="ce1">
            <text:p>1.111604824</text:p>
          </table:table-cell>
          <table:table-cell office:value-type="float" office:value="35.593589743589732" table:formula="of:=[.F70]+[.F$32]" table:style-name="ce22">
            <text:p>35.59</text:p>
          </table:table-cell>
          <table:table-cell office:value-type="float" office:value="1.0643946667864648" table:formula="of:=PI()*2100*[.F71]/[.H71]" table:style-name="ce1">
            <text:p>1.064394667</text:p>
          </table:table-cell>
          <table:table-cell office:value-type="float" office:value="220616.64102564083" table:formula="of:=[.H70]-[.I$33]" table:style-name="ce1">
            <text:p>220616.64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6.04000000000002" table:formula="of:=[.B71]+[.B$32]" table:style-name="ce22">
            <text:p>36.04</text:p>
          </table:table-cell>
          <table:table-cell office:value-type="float" office:value="1.0827779753919344" table:formula="of:=PI()*2100*[.B72]/[.H72]" table:style-name="ce1">
            <text:p>1.082777975</text:p>
          </table:table-cell>
          <table:table-cell office:value-type="float" office:value="38.089999999999961" table:formula="of:=[.D71]+[.D$32]" table:style-name="ce22">
            <text:p>38.09</text:p>
          </table:table-cell>
          <table:table-cell office:value-type="float" office:value="1.1443677325937489" table:formula="of:=PI()*2100*[.D72]/[.H72]" table:style-name="ce1">
            <text:p>1.144367733</text:p>
          </table:table-cell>
          <table:table-cell office:value-type="float" office:value="36.469999999999985" table:formula="of:=[.F71]+[.F$32]" table:style-name="ce22">
            <text:p>36.47</text:p>
          </table:table-cell>
          <table:table-cell office:value-type="float" office:value="1.0956968025123144" table:formula="of:=PI()*2100*[.F72]/[.H72]" table:style-name="ce1">
            <text:p>1.095696803</text:p>
          </table:table-cell>
          <table:table-cell office:value-type="float" office:value="219590.9999999998" table:formula="of:=[.H71]-[.I$33]" table:style-name="ce1">
            <text:p>219591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/>
          <table:table-cell table:style-name="ce22"/>
          <table:table-cell table:number-columns-repeated="16382" table:style-name="ce1"/>
        </table:table-row>
        <table:table-row table:number-rows-repeated="104850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JetBrains Mono" svg:font-family="&quot;JetBrains Mono&quot;"/>
    <style:font-face style:name="Times New Roman" svg:font-family="&quot;Times New Roman&quot;"/>
    <style:font-face style:name="Arial" svg:font-family="Arial"/>
    <style:font-face style:name="맑은 고딕" svg:font-family="&quot;맑은 고딕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3" number:min-decimal-places="3" number:min-integer-digits="1"/>
    </number:number-style>
    <number:number-style style:name="N37">
      <number:number number:decimal-places="1" number:min-decimal-places="1" number:min-integer-digits="1"/>
    </number:number-style>
    <number:number-style style:name="N38">
      <number:number number:decimal-places="5" number:min-decimal-places="5" number:min-integer-digits="1"/>
    </number:number-style>
    <number:number-style style:name="N51">
      <number:number number:decimal-places="13" number:min-decimal-places="13" number:min-integer-digits="1"/>
    </number:number-style>
    <number:number-style style:name="N52">
      <number:number number:decimal-places="14" number:min-decimal-places="14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KUHOON Kwon</meta:initial-creator>
    <dc:creator>KUHOON Kwon</dc:creator>
    <meta:creation-date>2023-02-20T01:55:27Z</meta:creation-date>
    <dc:date>2023-03-12T13:42:39Z</dc:date>
    <meta:editing-duration>PT0S</meta:editing-duration>
  </office:meta>
</office:document-meta>
</file>